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0000"/>
    </style:style>
    <style:style style:name="P1" style:family="paragraph">
      <loext:graphic-properties draw:fill="solid" draw:fill-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path draw:style-name="gr1" draw:text-style-name="P1" draw:layer="layout" svg:width="0.141cm" svg:height="0.134cm" svg:x="11.667cm" svg:y="10.707cm" svg:viewBox="0 0 142 135" svg:d="M115 119c-3-2-6-4-9-6-9-7-19-15-27-23-8-9-15-19-24-26-18-13-32-36-45-54-3-4-5-7-9-10-2 6 0 12 2 18 12 38 36 66 65 90 16 13 36 23 56 26 6 1 12 1 18-1-9-4-19-9-27-14z">
          <text:p/>
        </draw:path>
        <draw:path draw:style-name="gr1" draw:text-style-name="P1" draw:layer="layout" svg:width="6.246cm" svg:height="7.947cm" svg:x="7.714cm" svg:y="3.052cm" svg:viewBox="0 0 6247 7948" svg:d="M6223 5097c-5-12-10-24-18-34-12-15-26-28-35-45-2-3-5-5-8-8-34-27-71-50-114-58-25-6-52-9-78-11-27-2-54 0-80 4-31 4-63 8-93 16-3 1-7 1-11 1 1-3 1-5 2-7 2-5 4-9 6-14 31-57 68-111 116-156 44-41 89-81 141-111 26-16 48-38 69-60 22-24 34-54 31-87-3-46-23-83-63-109s-84-37-131-38c-34-1-67 7-98 19-56 22-105 54-150 93-16 14-30 28-37 49 0 3-3 5-4 7-17 24-28 50-37 77-2 4-4 8-8 16-5-71-22-133-58-188 11-17 22-31 29-47 16-36 20-74 17-113-3-44-15-85-31-125-11-30-29-56-46-82-51-82-123-135-215-164-34-10-69-18-104-24-20-4-42-9-63-3-9 2-17 0-25-5-31-21-64-37-99-52-27-12-55-21-85-25-4-1-8-3-14-5 0-12 0-23 0-35 0-3 1-6 3-8 12-19 26-36 49-42 18-5 37-7 56-6 25 1 49 5 73 12 90 24 178 54 258 102 46 28 96 37 149 31 33-3 58-19 71-51 7-19 6-37 2-56-1-6-3-13-3-19 0-10 6-15 16-13 16 3 31 7 47 11 12 3 23 8 35 10 30 6 59 11 88 17 34 6 68 6 100-1 53-11 100-33 138-73 10-10 21-20 32-30 26-23 46-50 53-85 10-44 0-83-24-119-13-19-26-36-51-36-31-11-63-9-95-5-22 3-44 2-66 2-7 0-14-2-18-9 1-8 7-13 13-17 9-6 18-12 27-18 34-22 68-43 101-66 35-23 66-51 89-86 26-39 45-80 59-125 13-44 19-90 21-136 2-41 3-82-3-123-7-43-17-84-43-120-3-4-4-8-6-12-9-16-17-32-26-48-16-26-36-45-67-52-20-4-39-6-59-1-36 8-65 28-88 57-26 35-41 74-50 116-7 32-10 65-9 98 1 29-1 59-6 87-11 59-35 111-72 158-14 18-28 34-47 46-66 42-138 63-215 67-10 0-20 2-30 3-10-6-20-13-30-19 19-22 33-32 64-45 11-4 24-8 33-16 7-7 8-20 11-30 1-2 1-3 2-4 13-38 26-75 39-112 8-22 14-44 21-67 10-32 20-64 30-96 4-11 2-20-4-28-16-20-31-40-47-59-7-9-16-17-25-24-16-12-34-23-50-35-12-8-23-15-33-25 5-11 9-21 14-31 16-40 32-80 48-120 19-49 46-95 71-141 14-26 30-52 40-80 1-4 2-8 5-10 20-15 27-37 34-59 8-23 9-45 4-69-15-74-53-136-106-188-28-28-59-52-91-75-66-48-140-79-216-107-48-18-96-39-143-61-4-1-7-4-12-7 15-11 28-20 42-28 18-11 36-22 55-31s34-26 54-34c11-4 19-14 23-25 5-11 9-22 11-33 4-22 7-45 7-67 1-66 1-131 6-195 3-47 6-92 14-136 3-14 2-29 6-41 8-23 2-42-10-61-10-14-20-29-32-41-33-35-72-62-113-86-50-29-98-59-140-98-20-18-35-39-47-63-10-20-12-40-9-62 1-8 3-15 4-23 5-33 24-56 49-75 12-9 26-15 41-16 4 0 9 0 13-2 2-1 4-4 7-9-11-2-19-5-28-5-25 1-50 4-75 14-15 7-28 16-34 31-15 35-27 71-31 107-5 47-6 95 4 142 3 18 5 35 10 52 5 18 9 37 19 53 15 24 32 46 50 66 15 17 27 33 35 53 1 4 1 8 3 13-5 1-8 1-10 2-23 3-29 9-29 33 0 10 1 20 3 30 7 35 15 70 22 106 2 10 4 20 1 31-46 28-84 66-117 108-20 26-37 54-48 85-4 11-8 23-9 34-2 23-3 47-2 70 1 45 4 91 5 136 2 47 3 95 6 142 3 65 8 129 13 193 1 16 4 32 7 48 2 17 11 31 22 44 13 16 29 28 48 37 6 2 11 5 17 8-26 41-48 82-46 131 0 5 0 9 0 13 1 62 7 124 15 186 4 33 8 65 10 98 3 48 4 96 6 145 0 3-1 7-1 9-34 17-68 34-101 51-37-25-78-39-123-53 10-4 16-5 22-8 15-6 31-13 46-20 39-20 66-51 77-93 4-16 9-31 12-47 3-18 5-36 3-54-3-26-12-50-18-75-14-50-40-94-70-136-9-13-17-26-22-42-14-40-34-77-61-111-52-65-119-106-202-120-26-5-52-9-78-12-13-2-26-4-39-5-40-3-80 3-118 17-6 2-12 3-18 5-2-3-3-4-3-5-9-31-24-58-42-84-3-4-6-9-6-14 0-15-6-28-11-42-6-14-11-27-17-41-6-18-12-36-10-55 1-17 2-34 5-50 8-48 27-91 44-136 2-4 5-9 8-13 26-33 44-70 64-107 5-10 10-21 12-32 10-53 12-106-3-159-2-6-4-13-3-19 2-17 4-34 9-50 11-42 22-82 40-121 39-86 43-174 10-262-3-9-2-16 1-23 9-20 13-40 17-61 6-41 5-82 0-123-4-22-13-42-20-62-9-24-22-45-39-63-7-8-15-16-22-25-28-35-52-72-64-116-10-33-20-66-27-99-12-50-37-94-64-137-15-24-36-44-63-55-19-8-34 1-35 22-1 14 4 27 8 40 3 9 5 18 7 28 5 24 3 49 3 74 0 11-3 22-5 34-3-1-5-2-6-2-16-30-33-59-45-90-15-39-36-74-64-104-46-48-104-78-164-103-1 0-2 0-2 0-15-7-28-1-40 6-11 7-12 19-12 31 0 20 4 39 11 58 7 18 14 36 21 53 18 39 27 80 28 123 1 13 2 26-4 40-4-3-9-6-12-9-59-50-118-100-176-151-63-55-124-110-171-179-8-12-19-20-33-25-14-6-28-3-37 10-6 8-11 18-13 27-3 18-5 36-5 55 1 40 15 77 30 113 8 19 18 36 31 50 6 7 12 15 18 21-10 20-15 25-42 45-5-4-10-7-15-11-4-3-8-5-13-8-9-4-18-9-28-12-55-19-112-31-171-29-30 0-60 2-90 4-16 1-32 4-48 7-33 6-65 16-96 28-18 6-20 9-35-10-3-4-5-9-7-14 4-5 8-11 13-16 19-20 32-44 42-71 6-15 11-32 15-48 8-27 10-54 7-82-2-12-4-25-9-36-11-27-32-33-57-17-10 6-19 16-26 26-24 34-50 66-81 95-36 33-72 66-109 99-49 42-98 84-148 126-5 4-10 8-17 14-2-11-3-19-3-26 1-42 5-83 22-123 9-22 18-46 27-69 8-20 13-40 11-62-1-19-7-26-26-33-10-4-19-3-29 1-35 12-67 30-98 49-61 38-103 92-130 158-12 31-29 59-44 88-1 1-2 2-5 3-9-32-7-63-4-95 1-16 3-32 10-47 4-8 5-18 6-28 3-21-13-41-40-26-25 14-45 33-61 57-35 54-58 114-72 177-11 53-29 103-61 147-12 16-26 32-39 47-15 17-28 35-37 57-13 31-24 62-26 96-4 54-1 107 19 158 4 9 3 17 0 27-7 21-14 43-17 65-11 69 1 134 30 197 19 41 31 85 41 130 6 24 11 49-1 73-1 1-1 3-1 4-8 40-7 80-1 120 2 14 5 29 12 42 19 38 38 77 65 112 4 6 9 13 12 20 20 53 42 104 46 162 2 26 0 51-9 75-5 14-11 27-16 41-4 12-9 25-11 37-1 10-5 17-10 24-16 23-29 47-37 74-1 4-3 6-5 10-6-2-12-4-17-6-35-12-71-18-108-16-20 1-39 4-59 7-13 1-25 5-38 6-66 5-124 28-175 68-55 44-93 100-116 165-6 17-14 32-24 46-24 32-44 66-58 103-10 27-17 56-25 84-5 21-7 44-2 65 5 25 12 50 19 74 9 27 27 48 51 65 21 14 44 25 69 33 5 2 11 4 21 8-50 13-93 31-131 55-37-18-72-36-109-54 0-4 0-9 0-14 1-17 2-33 3-50 1-25-1-50 2-75 5-56 11-113 18-170 7-56 8-112 7-168 0-12-3-23-8-34-11-25-21-49-37-72 4-2 7-3 11-5 53-21 79-61 82-118 2-24 4-48 5-72 4-57 9-115 12-173 3-54 4-108 5-162 1-17 3-35 3-52 0-27 1-54 0-81 0-18-5-35-12-51-26-66-72-118-126-163-13-11-27-20-40-30 3-30 8-60 15-88 4-21 9-41 13-62 1-8 1-18-1-26-1-12-9-20-21-21-5 0-10-2-16-3 4-23 15-41 30-56 16-17 30-36 44-54 16-21 26-45 32-70 11-52 21-104 17-158-1-20-3-41-7-61-3-20-10-39-16-59-2-9-6-18-10-26-7-16-19-25-35-32-24-10-49-13-75-14-8 0-18 1-27 7 3 9 10 9 16 9 47 5 73 35 89 75 6 14 7 31 8 47 3 23-2 45-14 65-11 19-24 35-40 50-42 40-91 71-141 99-42 25-82 54-116 89-19 19-34 40-41 66-2 6-3 12-3 18 3 19 6 39 10 58 6 35 13 70 12 106 0 7 1 13 2 19 2 37 5 74 6 111 1 33 0 65 0 97 0 25 3 50 9 74 6 25 19 46 45 54 3 1 6 3 8 5 14 13 31 21 47 31 25 14 49 29 74 44 3 2 5 6 8 9-48 22-93 44-141 61-37 13-74 28-109 44-77 35-147 82-208 140-54 52-91 113-108 185-4 18-6 37-2 55 5 27 15 53 33 75 2 3 4 6 6 9 27 50 53 99 79 149 8 13 14 27 21 41 26 52 45 106 66 160 4 9 8 18 12 28-13 10-26 19-39 29-22 16-46 29-64 49s-34 42-51 63c-7 9-8 19-5 29 4 15 8 29 13 44 11 35 23 69 34 104 6 21 19 34 39 41 4 1 8 4 15 6-6 5-11 8-14 12-7 13-12 26-7 41 14 41 26 81 39 121 1 4 1 7 2 12-8 0-14 1-20-1-55-9-106-27-153-56-18-10-35-23-47-39-15-20-30-40-42-62-29-49-45-103-45-161 0-17-1-35-1-52-1-41-7-82-21-121-11-31-25-60-48-85-30-32-66-51-112-50-14 0-25 6-38 9-15 4-27 11-36 23-6 8-13 16-18 25-18 30-35 61-51 92-17 33-22 69-27 105-3 32-1 63 0 95 1 51 7 101 22 151 27 87 74 160 152 211 32 21 65 41 98 62 9 7 19 13 28 20 6 4 10 9 9 18-5 2-11 5-18 5-22 0-44 0-65-2-19-2-38-4-57-3-16 1-30 7-45 9-15 1-26 9-34 21-9 12-17 25-24 39-17 30-17 63-10 96 7 36 29 63 56 86 8 7 17 15 24 23 20 21 42 37 68 51 40 21 83 31 128 31 6 1 11 0 16 0 17-3 35-5 53-8 32-6 66-11 98-22 15-5 32-8 48-12 13-3 19 4 18 17-1 8-3 16-4 24-9 43 14 82 55 94 32 10 64 7 96 2 27-5 52-18 76-31 87-49 179-82 276-105 25-6 51-9 78-6 22 2 44 6 60 23 3 4 6 8 7 13 1 19 2 38 0 55-2 2-2 3-3 3-3 1-6 1-8 2-62 15-119 42-172 75-10 6-20 8-31 7s-22-3-33-3c-17 2-34 5-52 8-13 2-27 6-40 8-52 10-100 29-144 56-76 46-125 115-163 194-11 23-18 49-25 74-13 49-15 98-2 148 7 26 19 49 38 68 3 3 5 6 8 9-1 3-2 6-3 7-27 48-42 100-47 154-1 5-3 10-5 20-13-38-27-70-47-99-1-1-2-2-2-4-3-11-11-20-19-29-22-24-48-42-75-60-38-24-76-45-119-57-59-16-116-13-171 12-24 10-46 23-62 44-42 54-44 119 1 170 21 24 45 44 72 61 37 21 71 47 102 76 17 16 33 32 50 49 45 43 77 95 105 150 2 3 4 6-1 10-34-8-70-13-106-18-52-7-102-3-152 8-35 7-65 25-95 44-25 15-36 42-56 60-8 7-13 18-18 28-6 13-11 27-15 41-9 31-15 64-15 97 0 14 3 27 4 41 2 32 11 62 23 91 4 12 11 24 19 34 19 24 41 43 68 59 46 27 94 29 143 10 46-18 84-47 116-84 9-10 18-20 30-25 16-8 33-17 50-22 23-6 45-9 68-2 28 9 54 22 77 41 3 2 6 5 9 9-10 1-18 0-26 3-25 9-51 17-75 30-32 16-62 39-88 66s-47 57-64 91c-6 14-13 29-11 44s0 30 0 46c-1 23 3 45 11 66 5 18 11 37 18 54 6 17 11 34 20 49 29 55 72 95 135 111 19 5 37 5 56 1 27-5 51-19 73-35 14-10 23-24 27-41 9-40 2-77-23-110-4-6-9-11-13-17-20-28-16-70 9-90 15-12 33-21 53-25 22-5 43-3 65 0 42 6 81 18 118 39 24 14 49 27 74 41 12 7 25 14 35 23 35 28 71 54 102 86 5 5 9 10 13 14-1 3-2 4-2 5-3 4-6 7-8 11-44 56-81 116-105 184-14 38-21 77-27 117-6 36-3 71 6 106 4 15 11 29 17 43 4 6 10 12 16 18 9 8 20 9 31 4 6-3 12-8 17-12 4-2 7-5 12-9 3 7 6 13 8 19 24 59 62 107 114 144 12 9 24 16 39 19 3 1 6 3 9 5-5 16-10 31-16 46-21 64-35 130-41 197-5 59-2 119 9 177 11 54 28 106 56 154 23 40 53 75 89 105 18 15 40 24 63 28 27 5 44-13 37-40-1-7-6-14-8-22-6-16-11-32-15-48-3-9-2-17 6-26 3 7 5 13 7 19 8 27 22 51 38 74 48 68 110 117 187 151 65 29 134 43 202 60 31 8 62 14 92 23 22 6 43 15 70 13-3 5-5 7-6 9-11 12-24 20-38 26-32 12-65 22-100 22-7 0-15 0-22 0-26 1-50 10-72 22-26 15-35 41-23 68 3 6 6 12 10 18 1 3 3 7 6 13-23-5-41-11-59-18-29-11-58-17-88-15-38 2-65 23-74 61-3 14-4 29-2 43 7 47 28 88 62 121 36 37 80 63 130 78 52 16 105 16 158 15 43-1 85-7 127-14 2-1 5 1 8 1-1 8-3 15-4 22-2 24 7 39 29 48 18 8 36 9 54 5 21-5 42-14 61-25 52-30 93-72 130-119 12-16 21-34 27-53 4-13 8-26 12-39 11-33 12-68 12-102 0-22 1-44 3-66 1-3 3-6 4-10 5 1 9 1 13 3 25 10 50 20 75 32 32 15 63 33 90 58 33 29 51 67 54 111 2 26-4 51-12 75-6 19-13 37-18 56-8 30-6 59 16 83 28 28 63 42 102 30 74-22 126-69 148-145 2-9 5-18 8-27 8-26 11-51 8-78-1-11-2-22-3-34 15 13 17 15 23 30 10 21 19 42 29 64 8 16 16 32 28 46 20 23 55 23 73-6 9-15 13-32 14-50 0-26-4-51-11-75-1-4-1-7-1-13 6 4 9 7 13 9 22 14 43 29 66 42 17 10 36 13 54 2 12-7 25-14 38-18 17-4 29-16 40-28 14-14 28-28 42-41 3-3 6-7 11-5-2 6-4 11-6 17-10 31-19 63-21 96-1 24 1 48 17 69 18 23 46 25 66 3 10-10 18-21 24-34 12-24 23-49 34-73 6-15 14-27 26-38-1 15-2 30-4 44-2 23 1 45 7 67 3 9 6 18 8 27 21 77 72 125 146 148 37 12 71 1 99-24 23-19 31-45 25-75-2-13-6-26-10-38-5-17-11-33-16-50-8-28-10-56-2-84 11-44 37-77 74-103 42-28 87-50 134-68 3-1 6 0 9 0 7 79 12 155 45 229 28 62 73 118 134 148 49 25 107 32 160 20 4-1 8-2 11-4 11-8 4-27-7-35-10-9-25-15-30-28-2-3-2-6 0-9 2-4 9-3 14-2 35 10 66 26 105 26 40 5 80 1 120 0 14-1 28-4 41-6 47-10 89-31 128-60 34-26 58-59 76-98 9-20 14-41 14-63 1-53-29-90-86-89-27 0-53 5-79 15-15 6-30 10-46 15-3 1-7 1-13 2 6-10 10-18 14-25 15-31 6-58-24-74-23-13-48-21-75-21-26 1-52-3-78-9-35-9-66-25-90-54-15-18-27-39-38-59-4-6-6-13-5-21 2-15 3-30 7-45 2-10 7-20 14-27 14-17 30-34 47-49 34-32 75-53 116-73 23-10 46-18 71-23 51-11 100-25 149-43 65-25 125-57 174-108 26-28 54-55 71-91 34-68 52-139 44-216-3-35-8-69-21-102-5-12-12-23-12-35-1-12 6-24 9-36 1-3 3-6 4-10 2 2 3 2 4 4s2 5 3 8c16 56 24 114 24 173 0 53-2 106-9 160-1 6 0 13 0 20 4 0 5-2 6-4 23-52 38-106 41-162 2-51-2-101-13-151-8-36-18-72-42-103 1-4 2-8 4-13 2 4 4 5 5 7 14 36 30 71 43 108 20 56 32 114 33 173 1 33 1 66 2 99 0 10-1 20 4 30 9-4 10-12 13-20 19-52 25-106 19-162-5-42-14-83-27-123-1-5-1-10-2-15 8 2 14 3 21 5 2 4 4 8 5 12 5 18 11 36 16 54 16 54 26 108 31 164 5 52 4 105-4 157-8 53-22 104-47 152-20 39-46 73-81 99-9 7-19 12-29 16-3 2-8 0-13 0 3-10 5-17 7-25 3-15 7-30 8-45 0-11-1-22-5-32-8-21-29-24-44-8-4 4-7 10-10 15-4 6-7 13-10 19-32 70-81 125-147 164-23 13-48 25-73 35-35 14-71 25-107 39-33 13-68 20-104 23-34 3-67 13-99 24-14 4-27 13-35 25-8 10-5 19 8 21 7 1 16 0 23 0 6-1 12-4 17-5 57-15 114-30 171-45 1 0 2 0 3 0 44-6 86-21 127-38 67-26 125-63 172-117 32-37 61-75 74-123 1-4 3-7 5-12 2 4 5 7 5 9 0 10 0 21-2 31-4 13-9 26-14 39-3 8-7 16-9 24-3 16 5 28 20 33 7 2 14 3 21 1 25-6 47-15 66-32 42-36 75-78 99-128 43-92 57-191 51-292-5-77-22-152-47-225-4-11-9-23-12-33 13-7 25-13 36-21 16-11 30-24 44-37 17-16 32-34 43-55 11-20 20-40 30-60 2-4 4-7 8-14 5 6 8 11 11 14 19 18 41 17 56-4 7-10 12-20 17-31 14-32 17-67 15-101-3-45-12-90-26-133-22-67-58-126-99-182-5-6-9-12-14-18 4-5 8-10 12-14 51-50 105-97 169-131 17-9 34-20 52-29 13-7 27-13 41-19 31-14 65-18 98-22 25-3 50 2 73 13 35 17 48 41 43 78-2 14-9 26-19 36-21 24-32 53-32 84-1 35 10 65 43 83 9 5 17 11 26 15 27 13 54 19 83 13 37-8 68-26 95-51 30-28 49-62 63-99 8-22 15-44 22-67 6-18 10-38 10-58-1-12-3-25-1-37 4-28-5-53-19-77-24-43-55-79-94-109-25-19-50-37-81-46-8-2-15-6-22-9s-14-5-21-7c-8-1-15-1-26-3 30-25 60-42 94-50 7-2 15-3 22-3 47 4 89 19 122 56 32 37 71 65 117 83 35 13 72 15 107 2 29-10 54-26 76-47 18-18 34-36 43-60 18-45 26-91 26-139 0-41-9-80-24-118zM5040 4082c-20 7-39 12-53 30-5 5-12 9-21 11 4-3 7-7 10-10 42-39 89-68 143-87 6-2 13-4 19-6 20-7 39-8 60-7 27 2 54 7 80 11 24 3 46 9 67 21 23 14 48 24 70 40 2 1 4 0 8 1 0-4 0-8-1-11-7-12-17-22-29-29-14-8-29-17-43-26-22-13-47-18-71-22-26-4-52-7-78-9-41-3-81 1-119 16-30 12-58 27-84 47-8 6-16 12-24 19 14-22 35-37 56-51 6-5 13-9 19-14 2-1 3-3 4-5 0-1-1-3-2-5-27 4-47 21-72 33 2-1 3-3 5-5 51-45 111-66 178-68 70-3 136 10 201 35 35 14 65 33 90 60 13 14 25 27 37 41 6 7 12 15 16 24 14 38 30 76 38 116 10 45 12 90 2 135-4 17-11 33-17 49-1 4-4 8-7 11-7 8-21 7-26-2-7-13-9-26-10-40-1-27-2-53-9-79-6-24-15-47-27-69-2-4-5-9-8-12s-8-2-11-3c-5 8-2 15-2 23 1 14 0 29-6 42-5 11-11 14-23 13-15-2-29-7-38-22-7-14-16-27-22-41-16-37-45-64-76-89-6-5-13-8-22-7-10 2-15 9-12 19 3 13 6 26 5 39-1 17-15 26-30 19-12-5-22-11-33-17-32-17-66-23-102-19-8 1-17 5-24 9-20 11-39 23-58 35-6 3-11 6-17 9 10-20 22-38 40-51 13-8 26-16 38-25 7-4 16-6 19-15-3-8-9-7-14-5-14 6-29 12-42 20-17 10-33 22-52 34 23-51 61-83 107-108-12-5-17-6-27-3zM5438 4388c-9-12-15-19-21-28 6-3 12-5 19-9 1 12 1 22 2 37zM5059 4382c-19 14-32 1-50-5 19-3 33 2 50 5zM4949 4483c0 4 0 8 0 11-8 36 2 68 18 99 28 52 73 83 127 103 5 2 11 4 16 5 0 1 1 1 1 2-12 4-24-8-36-1-11 5-22 12-35 19-22-8-44-21-60-42-26-33-39-70-41-111-1-24-5-48-7-72-1-6-1-11-1-19 7 2 12 4 18 6zM5087 5252c7-17 17-28 32-35 10-5 19-13 28-20 4-2 7-5 14-10-12 25-46 54-74 65zM5104 5267c-6 7-12 12-21 12 7-4 14-8 21-12zM5132 5251c14-14 29-26 40-41 12-15 20-32 31-50-2 33-37 76-71 91zM5139 5271c-1 8-6 11-13 9 4-3 9-6 13-9zM5123 5187c-2 1-4 2-6 4 0 0-1 0-3 0-1-17 5-35-4-51-8-15-17-29-27-46 3-154-74-207-167-236v-15c2 0 4-1 5 0 19 11 38 22 57 33 15 8 31 15 47 23 9 5 17 10 27 14 13 7 23 16 25 33 2 9 9 15 16 20 14 9 27 17 41 25 17 10 35 19 46 36 4 6 6 11 6 18-2 56-21 104-63 142zM5082 5303c-27 20-61 23-91 39 26-23 58-32 91-39zM5032 5296c7-9 15-8 23-8-5 6-13 7-23 8zM5056 5288c8-5 16-8 26-9-8 6-16 10-26 9zM4951 4940c-4-3-7-5-11-8 6 0 10 1 11 8zM4927 4749c-8 1-14-2-16-14 7 6 12 10 16 14zM4915 4683c13 26 34 45 52 67-18-12-36-24-50-40-8-8-5-17-2-27zM4913 4766c12 6 21 15 29 24-11-3-22-7-30-17-1-1 1-4 1-7zM4932 5013c-5-3-15 0-17-11 9 0 12 7 17 11zM4942 4675c3 6 7 12 11 17 7 9 15 17 23 26-1 1-3 2-4 3-5-5-12-9-17-15-12-15-23-30-34-46-10-14-8-30-4-46 6 1 5 6 7 10 6 17 12 34 18 51zM5401 3516c3-7 6-12 10-19 18 4 35 9 53 12 39 6 78 13 118 11 6 0 13-1 19-3 5-1 10-5 8-11-2-4-6-6-10-8-2-1-5 0-8-1-59-2-116-15-171-35-1-1-2-2-5-3 1-5 1-10 2-17 11 3 21 6 31 8 30 6 60 5 91 1 45-7 89-16 132-32 8-3 17-8 25-12 4-2 7-6 9-9 1-4 1-9 0-12-1-2-7-3-10-2-9 2-17 6-25 8-35 9-70 16-106 19-21 1-42 3-63 3-20 0-49-7-70-15-2-5-1-9 5-10s13 0 19 0c85 1 159-26 225-78 17-13 31-29 45-44 8-8 13-18 15-29 1-8 2-15-8-20-53 57-118 95-192 115-31 9-61 13-96 9 7-21 12-41 18-61 13-2 25-5 37-6 64-6 124-26 180-58 26-15 49-34 68-58 39-51 67-106 80-169 4-24 5-49 6-74 2-32 2-64 4-96 3-37 13-72 30-105 17-31 41-55 72-71 7-3 13-6 21-3 10 4 22 4 32 6 12 2 22 8 31 17 15 16 25 35 32 56 18 56 26 114 22 173-3 39-5 79-13 118-4 23-8 47-15 70-13 44-38 82-70 116-29 30-61 56-96 79-13 10-27 18-39 28-11 8-21 16-30 26-20 23-25 51-13 80 11 27 34 41 63 44 15 1 30-1 45-2 26-2 51-9 77-7 16 2 31 7 45 14 9 4 15 11 17 21 8 33 7 64-10 94-28 49-67 85-119 108-37 16-75 25-115 20-40-4-80-12-118-23-19-6-39-9-58-13-21-3-39 4-55 17-10 8-15 20-15 32 0 15 2 30 3 44 1 3 2 6 3 8 5 26-5 42-30 52-19 7-39 7-60 6-34-3-65-15-94-34-29-18-57-37-85-57-42-29-83-58-127-83-59-32-123-47-190-39-12 1-23 4-34 6-4 1-9 1-15 2 2-5 2-9 4-10 19-12 38-23 56-35 7-4 14-7 23-6 5 0 10 0 15-1 50-11 99-2 146 15 56 21 109 50 159 84 9 6 20 11 30 17 5 4 11 8 16 11 14 10 27 20 41 29 6 4 13 6 20 8 5 1 9-4 8-8 0-3-1-7-3-10s-4-6-7-8c-56-50-111-100-176-138-32-20-66-36-107-47 13 0 22-1 30 0 29 5 57 11 86 17 60 11 116 35 168 65 17 10 33 20 49 30 8 4 16 7 24 10 8 2 14-5 10-12-4-6-8-12-14-17-27-19-54-39-83-57-26-17-52-32-81-43-2-1-5-3-10-7 25 2 46 9 68 9zM5486 2769c-4-4-8-7-13-11 8 1 13 3 13 11zM5476 2789c-11-1-18-2-24-3-15-20-36-31-55-45-8-6-16-13-25-19 2 0 4 0 6 1 33 18 64 40 98 66zM5552 2312c-5 5-8 13-16 14-15 2-30 6-45 8-9 2-17 4-25 11 3 3 5 6 8 7 12 4 24 7 36 4 6-2 13-2 20-3-1 8-5 11-10 12-26 5-51 7-76 2-20-3-39-7-59-9-6-1-12-3-20 2 4 4 7 8 11 10 17 10 36 15 54 18 26 3 52 8 79 2-2 14-33 91-50 122-25 12-53 11-79 15-8 1-16-1-24-2-21-3-30-2-49 5 4 3 6 6 10 8 9 3 18 6 27 8 17 4 34 7 51 9 13 2 25 4 38 6-22 16-46 23-76 14 3 7 3 11 5 13 8 8 19 10 30 11 9 0 17 0 28 0-6 17-15 29-24 43-5-2-10-3-14-6-26-15-51-30-78-44-26-14-52-26-79-38-71-30-139-64-201-110-13-10-26-19-35-34 9-12 20-14 30-17 18-4 36-6 54-9 5-1 9-4 14-6-13-12-31-17-57-12-19 4-39 8-54 21-6-3-8-7-6-13 13-29 34-50 65-61 36-13 72-16 110-9 25 4 49 11 74 19 6 2 13 7 20 1 1-8-5-12-11-15-13-6-27-13-42-17-44-13-90-18-136-14-26 2-48 12-68 28-5 4-10 9-15 14 4-24 21-49 40-60 33-17 68-26 106-22 19 2 39 4 59 5 27 2 53 8 79 17 30 9 59 20 89 30 27 8 54 17 81 25 17 5 34 5 50 1 29-7 59-8 87-25 3 10-2 16-6 21zM5356 2714c-77-43-154-85-235-121-47-21-91-49-131-82-3-2-6-6-8-9 4 2 9 4 12 7 32 22 66 39 101 56 75 36 150 72 219 118 15 9 30 18 45 27 4 3 8 7 12 11-5-2-10-4-15-7zM5370 2832c-7 3-14 3-20 0zM5028 2682c-13-9-26-18-39-27-3-2-5-5-7-7 1-1 2-2 2-3 3 2 6 3 9 5 9 6 19 13 29 19 26 18 53 32 83 43 26 10 51 21 76 33-11 2-21 3-32-2-41-19-83-35-121-61zM5126 2761c-16-3-25-10-41-15 16 0 21 2 41 15zM4993 2728c-2-2-2-6-3-12 31 20 60 37 90 55-8 4-13 3-19 0-22-15-45-29-68-43zM5027 2773c0 2-1 3-2 5-12-7-23-14-34-21 15 0 24 12 36 16zM4979 2608c11 6 21 14 29 23-11-6-23-11-29-23zM5041 2655c1-1 2-3 3-2 4 2 9 5 13 8l1 1c-1 1-2 1-3 2-4-3-9-6-14-9zM5098 2656c-39-19-76-41-109-68-4-4-8-8-11-14 6 4 12 7 18 11 31 22 64 40 98 57 75 35 148 72 222 108 7 4 14 8 21 12l-1 2c-6-2-13-3-18-6-71-39-147-68-220-102zM4973 2526c41 37 87 67 136 91 4 2 8 5 12 8-12-1-21-8-32-13-38-17-72-40-106-64-5-3-9-7-13-12-2-2-1-6-2-10 3 0 5 0 5 0zM4962 2485c7 5 15 8 19 17-9-3-15-9-19-17zM5122 2625c4 1 8 1 12 3 35 17 71 35 106 52 1 1 3 3 6 5-4-1-6 0-8-1-36-17-71-34-107-52-3-1-6-4-9-7zM4963 1769c-2-1-5-2-7-3-2-2-3-4-3-8 3 4 7 7 10 11zM4960 1731c9 3 14 6 17 11 23 13 46 25 69 38 9 5 19 11 30 18-4 0-6 1-7 0-29-16-59-33-88-50-2-1-3-3-4-5-7-1-11-5-17-12zM4958 1886c-8-1-13-3-12-11 4 4 7 7 12 11zM5053 1986c-45-4-98-28-126-63 40 25 82 44 126 63zM5135 1924c25 7 51 11 76 17 10 2 21 3 30 5 26 8 52 15 78 23 24 8 47 17 61 40-11-6-22-12-32-18-30-16-61-27-94-34-41-8-82-16-122-26-27-7-53-17-78-26-29-11-53-28-77-46-1-1-1-3-2-4 6 0 11 4 16 7 45 26 93 47 144 62zM4991 1830c19 7 32 18 48 24 16 7 32 14 48 20 17 6 33 12 50 17s34 7 51 11 34 9 50 15c-4 0-9 1-13 0-31-7-62-14-93-21-50-11-96-31-137-60-1-1-2-2-4-6zM5545 2232c2 9 4 18-1 29-7-9-5-18-7-25-2-9-3-18-5-26s-4-16-6-23c-3-9-6-17-9-25s-7-16-10-24c-4-8-8-16-12-24s-8-15-12-23c-4-7-9-15-14-22-4-7-9-13-14-20-5-6-11-13-17-20-6-6-12-12-21-22 29 12 43 32 55 53 33 53 59 110 73 172zM5525 2089c15 13 20 24 25 48-9-18-17-33-25-48zM5498 2237c0 3 0 6 0 9-10-33-19-64-34-94-14-29-31-57-47-86 12 6 25 16 33 29 24 41 43 85 48 133 1 3 0 6 0 9zM5462 2227c-15-47-32-87-54-125 27 22 53 81 54 125zM5435 2248c-12-48-30-91-55-134 31 22 59 91 55 134zM5402 2229c0 1-1 3-1 7-10-21-17-41-27-60s-23-37-36-54-29-32-46-51c16 5 27 8 36 17 14 13 27 27 37 44 16 31 28 63 37 97zM5245 2177c-11-8-22-14-34-20-11-7-23-14-38-22 34 5 89 41 107 69-14-11-24-20-35-27zM5254 2215c-24-7-41-24-60-39 24 8 45 20 60 39zM5220 2004c38 6 74 15 108 40-5 0-8 0-9-1-30-14-59-29-91-35-3-1-6-3-8-4zM5260 2118c1-1 2-1 2-1 19 7 38 15 51 31 25 28 40 61 48 97 1 1-1 2-1 4-41-82-62-95-100-131zM5148 2038c-44-3-87-12-127-30 43 10 85 20 127 30zM5156 2184c-16 5-23-3-29-14 9 5 18 9 29 14zM5058 2189c-6 0-9 2-11 1-17-6-33-12-49-18 21 1 39 7 60 17zM5350 1883c42 21 83 43 118 75 12 11 23 22 33 35 15 18 30 38 44 56 16 21 29 42 35 68 3 12 10 22 8 35-3-6-6-12-8-19-36-86-94-154-171-206-23-15-46-30-69-46 3 0 7 1 10 2zM5145 1855c31 9 63 16 95 25 55 16 109 35 159 66 9 6 18 13 29 21-8 3-9-2-12-4-39-27-82-45-127-59-45-13-91-23-137-34-62-15-118-43-169-81-7-6-13-13-19-19 6 3 13 5 19 9 52 30 104 59 162 76zM4935 842c-4-6-6-13-8-20-1-2 1-5 3-10 8 14 14 26 22 38 5 8 12 16 19 24 28 29 63 52 97 74 7 5 14 11 20 17 13 15 30 26 47 35 21 12 42 24 62 37 21 15 37 33 42 60 0 1 0 2-1 6-3-4-5-7-8-10-25-33-55-60-91-81-61-36-121-75-169-128-12-14-24-28-35-42zM5162 1083c21 7 49 36 58 62-20-21-39-42-58-62zM5197 1175c-3 0-4 0-5 0-3-5-7-8-7-19 5 9 8 13 12 19zM5103 1202c-10-10-22-18-32-26 26 12 50 28 69 50-2 3-4 5-6 7-11-11-21-22-31-31zM5113 1236c-7-8-16-18-20-22 9 4 12 7 20 22zM5092 1267c-2-1-4-1-6-3-6-6-11-12-17-18 10 4 19 9 23 21zM5124 1188c15 7 20 11 31 28-3-1-5-2-6-3-9-8-17-17-25-25zM5075 1135c37 6 82 39 95 71-28-33-61-52-95-71zM5150 1156c-12-10-26-19-39-28-13-8-28-10-43-23 52 14 89 40 113 84-11-11-20-23-31-33zM5041 1069c15 1 27 9 38 17-14-2-26-9-38-17zM5059 1214c-9-8-19-15-28-23-2-1-4-4-7-7 13 3 16 6 35 30zM5220 1106c-3-3-7-6-10-8 1-2 2-3 3-4l9 10c-1 1-1 2-2 2zM4942 889c-2-2-2-4-4-6 6-2 7 2 9 4 35 38 73 74 118 100 30 17 59 36 87 54 18 11 33 24 46 41-38-28-78-50-117-74-48-32-93-68-133-111-2-2-4-5-6-8zM4949 919c36 42 79 72 124 105-41-12-122-71-124-105zM4992 1010c-7-5-14-11-17-23 8 6 15 11 22 16 30 18 60 37 90 55 17 11 35 20 52 31 12 7 22 17 33 25-1 1-2 2-3 4-34-30-75-47-114-68-22-12-42-26-63-40zM4899 1508c8-38 26-71 59-94 14-10 28-20 41-33 9-9 21-16 31-23 7-4 15-8 21-12 48-37 96-75 144-113 14-11 26-25 40-37 5-4 9-12 18-13-2 18-5 35-6 53-7 68-16 134-18 202-1 31-4 62-7 93-1 9-3 18-6 26-6 21-15 41-37 52-4 2-8 6-12 9-19 16-39 30-63 39-15 5-26 16-35 29-5 7-10 15-16 24-15-7-31-12-42-27-4-5-11-9-17-13-12-10-25-20-37-31-23-20-25-45-7-70 14-18 30-34 48-48 23-18 46-36 69-55 5-4 10-10 15-15 2-3 1-7 3-14-9 2-14 2-18 4-9 5-19 10-27 16-32 25-64 50-96 76-1 0-3 1-6 3 2-13 8-23 15-31 9-8 18-16 27-23 7-7 14-12 21-19 2-2 3-6 4-9-7-4-12 0-17 3-29 18-57 38-79 65-2 3-6 6-9 9-5-9-2-16-1-23zM4918 1884c0 1 0 1-1 1-5-5-11-11-16-16 0-1 1-1 2-1 5 5 10 11 15 16zM4928 2046c-22-12-22-12-30-24 35 18 67 35 100 53-13 1-23-7-34-12-12-5-24-10-36-17zM4951 2422c15 16 29 32 43 46 15 14 31 26 47 40-32-14-58-32-81-56-7-9-9-18-9-30zM4778 2885c2 1 3 3 7 5-24 11-47 22-70 32-6 2-13 1-20 0-10-1-20-3-30-4-58-8-115-6-172 3-13 3-26 4-41 6 10-9 18-15 30-17 27-5 54-11 81-17 8-2 16-3 23-5 3-1 4-4 6-6-4-7-10-7-15-7-17 0-33 1-49 2-10 1-21 2-32 1-2-8 0-14 8-15 13-3 26-4 39-7 81-15 160-3 235 29zM4407 3017c-15 6-30 13-50 21 4-5 5-7 6-8 47-30 96-56 148-74 13-4 26-6 39-8 37-8 76-9 114-4-24 12-45 31-75 28-63 6-124 19-182 45zM4540 3008c-4 3-6 5-8 6-29 14-56 29-85 40-16 7-33 12-48 20-9 5-18 10-27 15-3 2-6 3-10 4 65-48 118-74 178-85zM4355 2971c-5 3-8 1-10-7 26-15 49-36 83-31-25 13-49 25-73 38zM4376 2695c-10-3-21-5-32-7-5-1-11-2-17-2-16 2-31 5-47 8-7 1-14 2-22-2 8-30 24-55 51-71 3-2 8-3 12-4 28-2 54 4 79 14 9 3 16 9 22 17 13 15 25 30 37 46 19 25 40 49 64 69 17 14 35 26 53 39-24 5-48 9-74 14-2-7-3-15-7-21-25-50-65-83-119-100zM4252 2148c3-1 7-4 11-5 38-8 76-16 115-13 44 4 89 3 132 17 21 8 42 16 62 26 39 19 69 49 93 85 6 9 11 19 13 32-5-1-8-1-11-2-29-10-58-19-87-28-35-11-71-10-106-3-13 3-26 6-43 10 11 3 17 5 23 6 19 2 38 4 57 6 34 3 67 11 99 26 40 19 77 43 112 71 16 13 30 29 39 47 17 36 32 72 48 108 2 5 4 10 4 15 4 29 9 58 6 87-2 24-10 46-21 66-5 9-12 17-20 23-52 35-108 53-172 47-7 0-14-2-20-7-9-8-18-15-26-23-28-32-55-64-84-97 16 2 32 11 47 25 6 6 12 13 18 19 3 4 7 6 14 3 4-9-2-15-6-22-13-18-28-33-48-44-7-4-13-8-20-14 4 1 7 1 10 3 35 14 62 38 80 72 1 2 2 4 3 5 5 9 9 12 13 9 6-4 5-10 3-16-6-19-13-38-29-51s-33-25-50-38c-5-3-9-6-17-12 17 3 28 8 38 15 21 13 38 30 52 49 10 13 15 29 19 45 1 5 1 11 10 13 8-6 7-16 6-25-4-29-17-53-37-73-30-27-63-50-101-65-18-8-37-12-57-12s-39 0-59 3c-44 7-80 27-112 56-25 23-39 53-47 85-4 16-2 31 3 46 7 18 16 26 36 25 29-2 57-4 86-6 35-4 68 5 96 27 26 20 36 49 31 82 0 6-4 14-8 17-10 8-21 14-32 20-7 3-15 3-23 2-40-4-79-5-117 7-7 2-15 3-21 6-29 14-58 29-82 50-20 17-36 37-37 65-1 5-1 10 1 15 5 14 20 19 32 10 7-6 14-13 20-20 31-33 70-37 111-32 7 1 14 4 21 8 12 7 16 16 12 29-4 12-10 23-17 33-15 20-33 38-56 49-8 4-15 8-23 12-20 11-35 25-40 47-4 17-14 26-30 32-25 11-50 23-75 35-3 1-6 2-8 3-10-5-13-14-17-23-10-24-14-50-17-76-1-6 1-12-5-16-12 14-13 20-14 79-3-9-6-14-7-19-9-39-9-78-3-117 2-10 3-19 4-29 0-3-2-7-4-14-19 30-31 59-34 92-3 25-2 49 1 74 0 6 0 12 1 22-5-6-7-8-8-11-18-50-21-101-7-153 13-48 35-92 65-133 3-4 6-8 8-12 1-1 0-1 0-2-4-4-7 0-9 1-21 15-38 33-52 54-29 42-48 88-53 139 0 7-1 13-4 19-3-16-3-32-1-48 3-18 7-37 11-55 1-5 2-10 3-15 2-13 1-26 6-37s12-21 17-33c3-8 9-16 15-23 37-42 84-68 136-84 41-13 82-21 124-25 17-2 34 0 51 0 3 0 7 0 10 0 1-8-3-9-7-11-29-8-59-10-89-7-20 2-41 4-62 6-2-4-4-9-5-14-4-44-3-87 11-130 15-49 41-90 80-123 11-10 24-19 36-29 4-3 7-7 10-10 1-1 1-4 0-4-1-2-3-4-5-4-4 1-8 3-12 5-61 27-103 73-133 132-24 49-36 101-33 156 1 10 0 19 0 31-7 2-15 4-23 6-8-21-8-42-9-63-5-73 10-142 48-205 16-26 36-47 59-65 15-12 31-22 46-34 6-4 12-8 10-19-19 3-35 8-50 17-60 36-106 86-134 150-14 33-27 66-31 102-5 36-6 72 0 107 1 6 1 12-2 18-3-15-8-30-8-45-3-45-3-91 7-135 12-54 36-102 72-144 7-10 16-19 25-27 6-6 13-12 21-16 13-5 22-14 30-25 30-38 52-81 61-129 6-31 4-61 1-92-1-2-1-5-1-8 28-2 26-4 36-32zM4324 2930c-12 10-23 20-40 13 7-16 11-17 40-13zM3618 2747c24 18 52 29 82 36 14 3 28 4 43 5 67 5 117 37 153 93 15 26 20 55 18 85 0 5-3 9-5 17-6-15-11-28-16-40-19-46-54-76-98-95-39-17-79-28-119-38-34-9-61-28-84-53-10-12-19-26-31-38 2 4 2 8 4 12 19 41 51 68 92 88 29 13 59 24 89 34 27 9 51 22 74 38 16 11 28 26 36 44 4 9 8 19 12 28 12 29 14 59 9 91-1-5-3-9-4-13-8-72-49-120-109-156-25-15-52-25-82-28-13-2-23-7-31-18-8-10-18-18-29-27-10-9-21-17-32-25-20-15-34-35-44-57-2-6-2-14-11-17-1 3-4 6-3 9 2 32 14 60 41 79 17 12 32 25 49 37 16 13 27 31 32 51 2 5 1 10 0 15-3-6-5-13-8-19-11-21-26-38-50-46-14-5-27-10-41-16-16-6-29-17-40-30-9-11-11-25-16-38-3-6-4-14-6-23-3 3-6 5-7 8-5 10-3 20 0 30 8 27 25 48 49 61 12 7 25 11 37 15 17 5 33 13 46 24 24 21 30 49 19 77-9 23-43 35-65 20-8-6-13-13-13-24 1-8 0-15 0-27-6 5-10 7-11 10-13 26-2 56 26 67 11 4 22 6 34 1 14-7 27-14 36-28 2-2 3-5 8-11-10 30-27 44-52 46-13 1-26-1-38-6-7-2-13-7-17-13-12-15-16-33-14-51 2-32 44-52 72-36 16 8 24 40 2 50-5 2-8 6-14 10 4 3 7 7 10 8 19 3 32-9 34-28 5-38-21-67-59-65-41 3-68-19-88-51-9-14-14-30-22-45-1-3-3-6-5-9-7 1-7 6-6 10 8 48 27 89 75 108 2 0 3 1 6 3-7 9-15 18-21 26-40 8-69-9-96-39-1 6-1 9-1 12 3 12 11 21 21 28 16 11 34 20 54 19 4 0 8 1 12 1v13c-15 4-30 4-45 1-16-2-31-7-42-17s-21-22-33-35c-1 6-3 10-2 14 5 28 14 55 31 78 12 16 24 32 34 49 26 43 32 88 16 136-9 27-28 44-54 54-6 2-11 3-17 3-14 1-28 2-42 1-41 0-70-29-72-70-2-29 8-53 26-74 17-20 50-28 74-20 13 5 20 15 27 25 3 6 6 11 10 18 7-37-7-61-40-69-5-1-10-3-15-3-15-2-30-6-43-14-3-2-6-3-10-5-3 12 9 17 11 26-17 2-17 2-43-6 1 11 11 16 15 24-4 6-9 11-14 17-20-8-33-27-53-36 6 21 15 35 41 60-7 2-10-2-13-5-3-2-7-4-14-10 4 11 7 18 10 25-11-3-16-6-26-17-7-8-13-17-21-28-1 5-1 8-1 10 4 15 9 28 18 40 6 8 11 15 17 23 13 16 26 31 30 53 1 8 6 15 11 27-41-27-73-59-104-91-6 2-7 6-4 11 12 20 24 40 41 56 14 13 28 25 42 38 20 18 44 30 68 40 34 13 66 32 97 52 30 20 47 48 50 85 2 17-1 33-11 48-2 3-6 4-13 9 2-9 2-14 4-18 5-17 4-33-3-49-11-26-27-47-50-62-25-17-51-28-77-41-23-11-44-23-66-36-21-13-39-30-54-50-6-7-10-14-21-19 0 4-2 8-1 10 4 11 9 20 13 30 8 6 14 12 16 22-5-7-11-14-16-21-15-11-23-27-30-42-4-7-6-14-10-20-1-3-3-4-7-7-6 15 2 27 5 41-8 7-8 16-6 26 6 22 16 41 31 58 19 20 41 37 67 49 4 2 7 3 11 7-4-1-9-1-13-2-32-11-60-30-83-55-12-14-20-29-22-47 0-5 1-11-6-12-7 3-6 9-7 15-1 12-6 22-13 32-27 36-62 58-106 68 4-2 8-4 12-6 25-12 47-29 66-49 16-17 27-37 31-60 2-8 3-17-5-23 1-14 11-26 4-41-9 3-9 10-12 16-6 15-14 30-25 43-3 3-6 6-9 9-6 7-12 14-17 21 2-10 9-16 16-22 3-5 6-11 8-17 3-7 8-13 4-23-3 2-7 4-9 5-2 2-4 4-6 7-30 43-73 69-119 90-18 8-36 16-53 26-14 7-27 15-39 24-37 29-54 65-42 112 1 1 1 3 1 4s-1 1-2 4c-2-2-6-3-7-5-5-8-10-17-11-26-7-46 9-83 48-109 30-21 62-39 96-52 32-12 58-31 83-53 23-20 45-42 61-68 2-5 5-9 7-14 1-2 0-5 0-11-15 10-23 23-35 32-12 10-22 21-34 31s-24 19-39 27c3-6 6-12 8-18 2-4 4-8 5-12 1-17 12-29 24-40 9-13 19-27 28-41 8-12 11-25 12-39-14 17-27 36-47 48-5-10 6-15 5-23-5-2-8 2-11 4-3 3-7 6-10 8-5-5 0-6 2-8 18-17 27-30 36-54-21 9-33 28-54 36-4-5-9-10-14-16 6-8 11-15 16-23 0-1-1-2-2-2-6 2-12 5-19 7-7 1-14 1-24 1 5-9 10-17 14-25-5-4-7 0-10 1-14 8-29 13-46 15-8 1-16 3-23 5-14 4-24 13-28 26-4 12-7 25-5 42 4-5 6-7 8-10 16-34 34-43 79-32 6 1 11 4 16 8 31 28 43 63 34 102-7 28-33 50-62 52-18 1-37 2-55-1-30-6-52-25-65-53-12-28-11-57-6-87 4-23 12-44 27-63 10-13 19-27 28-40 18-23 27-50 31-78 1-3 0-7-1-12-4 2-8 3-9 5-18 36-50 46-87 48-5 0-11 0-17-1-8-1-8-2-8-15 30 1 58-8 78-32 6-6 12-14 9-25-42 36-59 41-96 36-3-3-7-8-10-12-4-4-8-9-12-14 28-12 51-28 64-55 12-24 18-48 15-67-3 3-6 5-8 7-7 15-14 31-21 46-10 21-28 35-48 46-11 6-23 10-36 7-2 0-4 0-7 0-37-1-63 29-58 66 3 19 17 30 35 27 3-1 5-4 10-8-6-4-11-7-15-10-18-13-18-38 1-49 10-6 21-8 32-7 26 4 46 32 41 58 0 1 0 1-1 2-5 39-25 53-67 52-24 0-40-13-52-41 5-1 5 4 7 5 10 16 24 25 42 30 17 5 40-4 51-20 12-16 12-38 1-53-1-2-4-2-7-3-4 6-3 13-2 19 3 21-12 32-28 35-20 5-42-7-50-26-11-30-4-57 20-77 14-12 30-20 48-25 28-7 52-21 69-45 9-12 15-26 17-42 1-9 0-19-9-26-4 14-8 26-12 39-6 23-23 38-44 49-10 5-21 10-32 13-35 11-54 21-75 71 0-5 0-11 1-16 6-20 17-37 33-50 17-13 34-26 51-39 26-19 37-46 39-78 0-2-1-4-2-6 0 0-1-1-3-2-2 2-5 5-6 7-4 8-6 15-10 22-9 16-19 30-33 41-12 9-25 18-36 28-11 9-22 18-30 29-8 10-18 15-30 16-22 3-42 10-63 19-39 18-71 44-97 79-17 24-27 50-31 79-1 7-2 14-5 21-4-27-4-54 6-80 6-15 12-31 19-46 6-14 17-26 29-35 24-17 50-31 78-40 30-10 61-21 90-35 36-17 66-42 86-78 3-6 5-12 8-18 0-1-1-3-1-5-8 11-16 21-24 32-17 24-40 40-66 53-5 3-12 5-18 6-42 11-83 22-123 39-12 5-24 12-35 19-37 23-59 58-74 98-2 5-3 11-6 19-9-18-7-35-5-51 6-46 34-78 68-107 30-25 66-34 103-36 34-3 65-10 95-24 28-13 51-32 68-58 10-16 21-33 28-52-5-2-7 2-9 4-7 11-15 22-22 33-9 14-20 27-33 38-14 12-30 19-49 22-35 5-71 10-106 17-37 8-72 22-102 47-18 15-32 33-45 51-4 6-7 11-11 16-7-1-5-6-5-10 1-33 15-60 44-79 6-4 13-8 21-11 39-17 78-32 120-39 15-3 30-5 44-13-17-1-33-5-50-2-32 5-65 8-97 15-19 3-36 11-55 17-2-4 2-7 4-10 15-22 36-38 62-47 27-10 55-14 83-17 29-4 57-10 86-16 14-2 27-6 40-10 14-5 25-12 34-24 2-3 4-6 4-10 1-1-1-4-2-5-2-1-5-2-6-1-3 1-5 3-7 5-17 19-40 27-64 29-26 2-52 2-77 4-22 2-44 5-65 10-15 3-29 10-44 15-3-3 2-5 4-8 25-29 58-44 97-46 32-1 63-5 94-10 28-5 53-15 70-40 8 9 14 18 22 25 7 8 16 13 24 19 28 24 56 47 85 70 1 1 4 2 7 3 6-20-12-32-15-50 4 1 7 1 11 2 35 13 69 26 105 35 31 8 54 30 74 53 11 12 21 26 26 45-5 3-10 6-16 9-18 10-35 22-49 36-5 5-9 10-13 15-1 3-1 8 1 10 1 2 6 3 9 2 5-2 9-5 13-8 35-24 73-41 113-51 18-5 36-8 55-7 20 1 41 1 61 2 47 5 89 22 129 46 7 4 14 9 22 14 3 2 6 4 10 5 2 1 6 0 7-2 2-2 3-6 2-8-3-5-6-10-11-14-13-11-27-21-41-32-9-5-18-10-28-16 2-5 3-10 5-14 9-20 23-37 40-52 20-18 43-30 71-37 33-9 66-22 101-33-4 17-21 30-19 50 4-1 6-1 8-2 34-28 68-55 102-83 11-9 21-18 26-31 2 1 4 1 5 2 19 25 48 34 78 38 32 4 64 7 96 10 38 3 67 22 93 54-6-1-9-2-12-3-20-11-42-16-65-18-35-4-71-6-107-9-28-2-53-9-72-31-1-1-2-3-3-3-3 0-6 0-8 2-2 0-2 4-2 5 2 4 4 8 6 12 11 13 25 20 41 24 28 7 56 13 84 18 22 4 45 5 67 9 33 6 64 14 90 36 12 11 20 21 25 36-8-4-16-9-24-11-18-5-37-9-55-13-20-3-39-5-59-9-21-4-42-1-63 2 2 1 5 3 8 4 12 3 25 6 38 8 46 9 90 25 132 46 28 15 43 39 49 69 2 8 0 16 0 24-7 1-8-6-10-9-21-32-46-59-79-78-22-13-47-21-72-26-27-6-54-10-82-14-10-2-21-4-32-5-27-5-46-22-62-42-10-13-19-27-28-40-4-5-7-12-14-15-1 1-1 2-1 2 16 35 34 68 66 91zM3884 3187c-18-26-22-58-12-91 1 15 2 30 4 45s5 30 8 46zM3809 2986c-15-21-33-39-54-54-15-11-31-21-47-32-5-2-10-5-14-5-14-1-19-9-21-21 4-4 7 0 10 1 12 4 24 8 35 12 44 15 79 41 104 80 15 24 17 52 17 80-8-21-18-42-30-61zM3829 3192c-9-13-9-13-8-27 3 10 5 16 8 27zM3650 3030c-5-3-10-6-19-10 10-9 17-15 24-21 25 17 50 33 75 49 19 13 34 30 48 48 11 14 16 31 18 49 1 12-6 22-14 31-8-8-8-18-11-26-5-16-10-31-19-44-14-22-32-40-55-52-16-8-31-16-47-24zM3668 3096c-3-4-4-7-5-10s-2-6-4-13c12 8 12 8 9 23zM3429 3251c4-8 10-11 17-7 33 20 62 43 77 80 8 20 7 40-5 66 2-67-33-109-89-139zM3492 3402c-7 0-6-5-7-8-8-41-32-71-68-92-24-14-48-28-76-45 19 0 33 0 48 0 3 1 7 1 10 3 28 15 56 32 78 56 21 25 26 54 15 86zM3456 3227c6-6 11-11 16-17 27 16 52 32 69 57 14 21 21 44 18 69-1 4-3 9-5 15-21-78-37-82-98-124zM3541 3236c-9-9-19-17-28-25-9-7-21-10-30-18 5-10 10-19 15-30 33 25 51 59 64 97-7-8-14-17-21-24zM3549 3187c-14-15-30-28-45-43v-34c4 3 8 3 10 6 21 20 42 42 56 69 9 16 13 33 15 53-13-18-23-36-36-51zM3513 3092c-14-12-20-27-28-46 5 1 8 2 11 3 36 18 65 44 88 76 15 22 22 54 18 79-1-1-3-2-3-3-19-45-51-79-86-109zM3567 3063c-12-12-27-20-43-27-24-11-48-25-70-39-16-10-26-23-37-42 17 7 31 11 42 22 10 10 22 18 33 25 23 15 46 29 69 43 33 19 57 46 66 83 3 12 3 23-3 35-2-7-5-14-7-22-10-31-28-56-50-78zM3486 2974c23-2 23-2 25 14-8-4-16-8-25-14zM3622 3070c-5-7-11-14-17-20-5-6-11-12-16-18 12-5 21-2 28 7 17 21 30 43 31 73-9-6-9-15-14-22-4-6-8-14-12-20zM3778 3044c-22-19-46-34-72-45-9-4-17-9-25-13-3-2-5-4-8-6 3-7 5-13 7-19 2 1 4 1 5 1 16 10 32 20 48 30 12 7 24 15 34 24 17 13 30 30 39 55-12-11-20-19-28-27zM3684 2941v-29c36 10 100 64 110 101-33-31-74-45-110-72zM3264 3533c-3-2-5-6-8-11 24-5 44-5 62 0-4 3-8 6-12 8 3 8 9 8 15 6 6-3 15-2 16-12 1-9-5-15-12-19-14-8-29-8-44-10-14-2-28-4-41-6-5-1-9-3-13-5-2-1-4-3-8-6 32 4 62 8 92 12 21 3 38 14 55 27 5 4 11 10 9 18-2 9-9 14-17 15-12 2-23 5-35 3-21-2-42-5-59-20zM3282 3831c-2 27-14 49-42 59-14 5-30 4-45 0-18-4-28-17-33-34-2-8-4-16-4-24-1-18-1-36-1-55 22-5 42-2 62-3s41-2 64-3c0 22 1 41-1 60zM2910 3526c2 8 10 8 16 10 5 2 11 2 14-6-4-2-8-5-14-9 23-4 42-3 64-1-3 5-4 10-7 12-8 8-18 13-30 16-21 5-42 8-63 2-2 0-4 0-6-1-10-4-19-18-6-30 13-11 28-21 45-25 14-4 28-6 43-9 19-2 38-4 59-7-3 3-5 6-8 7-11 3-23 6-34 8-13 2-26 3-39 5-7 1-14 3-21 6-6 2-11 7-13 14-1 2-1 6 0 8zM2716 3819c11-3 22-6 32-8 30-9 50-28 59-57 7-21 11-42 16-63 5-22 9-45 14-67 1-7 5-13 8-20 3-5 8-6 13-3 5 4 9 8 13 12 28 37 45 79 43 126-3 54-28 94-79 117-18 8-37 8-55 5-23-4-44-11-66-16-8-2-15-5-21-14 6-9 15-10 23-12zM2654 3774c-8-14-8-29-8-44 0-29 8-55 19-81 9-24 27-33 50-36 8-1 17-1 26-1 10 1 14 5 15 15 0 7 0 14-1 20-4 27-8 55-12 82-4 29-22 47-47 59-17 9-33 3-42-14zM2851 3478c-1 1-3 1-5 2 3-13 10-23 20-31 14-11 29-20 48-21-5 3-9 6-14 9-19 10-37 22-49 41zM2967 3461c-32 3-63 10-94 29 3-13 10-17 16-21 19-12 39-16 60-18 24-3 48-6 72-10 5-1 11-3 18-2-3 2-6 5-9 6-19 11-41 15-63 16zM2916 3427c6-1 11-2 16-4 1 1 1 2 1 3zM2952 3420h16v2c-5 0-10 0-15 0-1 0-1-1-1-2zM3016 3411c5-3 10-6 15-8 24-10 44-25 62-41 13-11 21-25 26-43-4 1-6 2-8 4-11 9-23 18-34 27-26 22-57 33-89 41-4 1-9 0-13 0-25 0-50 2-73 11-26 8-48 22-65 44-1 1-3 2-5 4-2-11 3-19 10-26 9-7 18-15 28-20 21-11 44-17 67-20 15-1 29-3 44-6 40-7 74-28 106-54 15-13 26-29 36-49 2 4 4 7 6 10 10 21 27 37 46 51 39 30 83 44 132 48 23 2 44 9 65 18 4 2 8 5 14 8-9 6-15 3-21 0-26-13-53-18-81-19-46 0-86-17-121-46-10-8-20-16-30-24-1-1-3-1-7-2 7 26 24 42 42 55 19 13 38 24 58 37-10 3-18-4-27-8s-18-8-27-14c-8-6-16-13-24-19-7-7-15-14-23-21-17 14-33 28-50 41-11 8-42 20-59 21zM3093 3225c-2 10-6 18-11 26-19 30-43 54-75 68s-65 26-98 39c-25 9-51 15-74 29 3-10 11-16 19-22 13-9 27-17 41-24 21-11 42-21 63-31 27-13 51-28 73-47 3-2 7-4 11-5-3 3-5 6-7 10 16 0 16 0 58-43zM3373 3484c-4 5-7 1-10 0-24-13-51-20-79-22-21-2-42-4-60-17 31 3 61 6 92 9 17 1 32 9 46 18 4 3 8 8 11 12zM3373 3451c5 1 8 0 10 2 9 7 14 15 15 27-8-9-15-18-25-29zM3337 3358c-33-13-65-25-97-39-33-14-57-38-76-68-5-8-8-16-12-28 43 45 43 45 59 45-2-4-4-7-6-10 3 1 7 2 10 5 27 23 58 41 91 56 23 11 46 22 68 34 12 7 22 17 33 25 2 2 4 6 5 9-24-14-50-20-75-29zM3415 3450c-15-20-15-20-17-29 17 12 19 16 17 29zM2729 3390c-15-27-14-52 1-79 16-30 42-49 71-66 6-5 12-2 17 6-27 13-50 31-67 56s-23 53-22 83zM2545 3057c-34 19-55 48-67 84-4 11-5 24-12 35-12-11-18-23-14-39 4-20 12-37 25-52 21-23 45-42 72-58 13-8 26-18 41-28 9 3 14 12 21 18-1 8-7 9-12 12-18 9-37 18-54 28zM2588 3071c-4 11-6 17-8 24-1 0-2-1-2-1-1-4-2-9-2-14 1-2 5-4 12-9zM2563 2940c-35 27-78 42-110 71 22-47 62-77 108-101 5 11 1 21 2 30zM2555 2895c-5 1-11 2-16 5-16 10-32 21-48 32-40 29-67 68-83 115-2-50 14-92 56-123 24-19 48-35 79-41 9-2 19-7 28-11 0 17-3 20-16 23zM2484 3012c12-9 25-17 38-26 14-9 29-17 44-26 2 7 5 13 7 19-9 10-21 15-32 20-27 11-51 26-72 45-9 8-17 16-28 26 9-26 24-44 43-58zM2601 3088c6-18 16-34 28-49 8-9 16-12 29-7-8 8-16 16-23 24-6 8-13 17-19 27-5 9-10 19-16 31-2-11-1-18 1-26zM2619 3130c8-33 26-59 53-77 15-10 30-18 45-28 27-17 55-33 79-55 7-7 19-9 29-14-7 18-18 33-35 42-21 11-40 25-62 35-46 21-76 56-95 101-4 10-8 20-13 29-4-11-4-22-1-33zM2734 2990c2-20 13-17 25-18-6 10-16 11-25 18zM2660 3131c24-38 57-65 98-85-2 19-9 32-22 43-28 24-54 50-73 82-5 8-9 18-14 27-1 2-2 4-4 7-1-27 1-52 15-74zM2741 3109c1 13 2 23 3 34-15 14-32 27-46 43-13 16-24 34-36 51-1-39 29-86 79-128zM2749 3163c5 11 9 20 14 30-15 10-31 18-44 30-13 11-23 25-38 40 15-40 34-74 68-100zM2703 3271c11-17 26-31 43-43 8-6 17-11 27-18 6 6 11 11 17 17-5 4-10 7-14 11-11 8-23 15-34 24-23 18-38 42-44 71-1 6-3 11-5 20-3-8-5-12-6-17-3-24 3-45 16-65zM2772 3314c21-23 47-39 74-53 5-3 10-3 15-3 13-1 26 0 42 0-4 3-6 5-8 7-24 13-49 27-73 41-31 19-51 47-60 83-1 4-2 8-3 12-1 1-2 1-3 1-2-3-4-7-5-11-6-29 0-55 21-77zM2364 3191c5-31 9-62 14-94 13 21 3 66-14 94zM2546 2489c-44-8-87-2-126 22-6 3-13 5-22 5 2-2 3-5 5-7 23-25 53-36 86-41 21-3 42-4 63-5 20-1 39 3 58 7 40 9 79 16 119 24 1 0 2 0 6 1-14 8-27 8-40 8-50 0-100-5-149-14zM2690 2522c-10 10-23 12-36 14-32 6-65 5-98 2-34-3-69-6-102 3-36 9-71 20-97 47-4 4-8 7-12 10-2 1-4 2-6 3 10-23 28-38 48-50 25-15 51-29 81-32 26-3 51-8 78-6 20 2 39 2 59 3 27 1 54 2 81 4 1 0 2 1 4 2zM2405 2438c-1 2-4 4-6 5-24 12-42 29-60 47-1 2-3 3-5 4 9-21 46-60 85-88-5 12-9 22-14 32zM2391 2474c4 11 0 19-8 28-10 11-18 24-27 36-6 7-12 13-17 20-12 14-24 27-37 42 5-37 55-107 89-126zM2319 2657c28-32 58-60 98-77 27-12 55-17 85-17 46 0 92 1 139 2-2 4-3 7-5 10-8 9-18 15-30 19-28 9-58 11-88 13-37 1-73 5-109 13s-68 24-90 56c-1 1-2 2-6 5-3-11 1-18 6-24zM2821 2514c17-10 36-14 55-10 27 5 55 9 80 21 15 7 29 15 43 23 16 8 31 18 47 26 33 17 69 20 105 16 27-4 54-11 77-29 24-19 50-35 80-43 22-6 43-11 64-14 19-4 37 1 56 10-2 20-7 38-13 56s-13 34-19 51c-4 11-12 16-22 19-19 7-37 14-55 22-45 23-82 56-107 102-29-6-58-12-88-13-30 0-59 6-87 13-2-2-3-2-4-4-26-48-66-81-115-103-15-6-30-12-45-17-10-3-16-8-20-18-14-32-26-65-32-100 0-2 0-5 0-8zM3630 2472c50-13 100-11 149 1 28 6 52 19 70 44-9 3-15-3-21-5-17-8-35-15-53-22-12-4-25-5-38-4-35 5-70 10-105 13-28 2-57 4-85 4-12 0-24 0-36-8 42-8 81-14 119-23zM3605 2442c6 0 12-1 19-1 0 1 0 1 0 2h-19zM3687 2564c15 0 30 0 46-1 63-3 117 18 163 62 10 9 19 19 29 29 5 6 9 12 10 19 0 2-2 4-3 6-2-1-4-2-5-4-22-30-52-46-87-55-36-8-72-11-109-13-26-2-52-5-78-10-16-2-32-9-43-23-2-2-4-4-7-10 30 0 57 0 84 0zM3576 2532c-7-1-13-5-20-8 3-6 8-4 12-4 46-3 92-6 138-7 34-1 68 1 101 13 29 10 56 25 79 45 9 8 18 17 25 32-11-4-17-10-22-15-14-15-31-24-49-32-39-18-79-23-120-20-30 2-60 4-90 4-18 0-36-4-54-8zM3896 2545c-14-16-25-33-38-49-5-7-4-14-2-24 5 4 10 7 14 11 22 23 42 47 59 74 8 13 14 26 16 43-18-19-34-37-49-55zM3842 2440c-5-11-9-21-14-32 28 17 73 62 87 89-24-23-45-44-73-57zM3970 2509c11 6 13 17 19 27-6 13-12 26-21 40-10-24-9-41 2-67zM4061 2394c2-16 4-32 6-48 1-10 1-21 3-36 9 37 9 70 0 104-10-5-10-12-9-20zM4176 2148c-1-4-1-9-2-13 2 4 5 8 6 12 7 26 11 51 10 78-2 34-9 67-27 96-13 21-28 40-44 60 3-18 12-33 20-48 2-3 4-6 6-9 37-54 47-112 31-176zM4165 2112c7 8 9 14 9 21-6-5-8-11-9-21zM4251 1503c-2 12-5 24-8 37-4 21-13 41-24 60-19 33-36 67-48 103-1 4-2 7-3 11-8 33-16 65-23 98-2 10-3 21-4 32-7 1-6-4-7-7-7-23-8-47-7-71 1-6 5-12 8-18 12-18 18-37 14-58-5-28 4-52 13-77 3-8 8-15 12-23 14-29 24-60 23-93-1-3-1-7 1-10 9-17 7-34 9-51 1 10 1 21 2 33 9 0 13-6 14-12 3-11 4-21 6-34 2 9 4 16 5 24 3-1 5-2 5-2 5-26 0-50-16-71-18-24-45-27-68-18-28 12-47 32-57 60-3 6-2 15-11 18-18-7-21-12-18-28 1-8 5-15 8-23s7-16 1-25c-7-9-17-7-26-6-7 2-14 5-19 10-13 12-21 28-21 46-1 22-2 43 0 64 1 14 6 28 9 43 2 7 4 15 5 23 0 12-6 18-17 19-15 2-26-5-35-14-12-12-19-26-23-42-8-31-6-61 3-91 6-16 14-32 22-48 4-8 8-15 6-24-1-10-9-16-18-13-7 1-12 5-20 8 0-4-1-7 0-10 5-13 15-23 26-32 19-17 39-32 62-41 33-14 65-15 97 0 1 0 1 1 2 3-17 2-33 5-48 13-1 1-4 1-6 1-21-3-33 11-46 27 4 0 8-1 12-1 0 1 0 3-1 3-25 21-39 49-54 77-12 25-13 52-15 79 0 5 1 5 9 13 5-1 4-5 4-8 1-8 1-16 2-24 2-35 17-66 38-92 24-30 56-52 95-59 29-6 57-1 79 21 5 4 9 8 14 11 13 10 21 23 26 38 14 49 20 100 11 151zM4095 1533c15 4 28-1 35-14 3-5 4-11 7-18 8 14 10 27 2 39-9 13-21 17-37 14-29-5-51-30-55-60-1-15-1-29 11-47 2 7 4 10 4 14-1 9-4 17-3 26 0 23 15 40 36 46zM4104 1510c4-1 7-1 8-2 5-5 9-11 14-17 0 1 1 2 1 2-3 20-11 27-26 26-17-2-31-18-29-35 0-8 3-15 5-23 11-3 23-3 28-13 5-9 8-18 12-28 26 11 35 28 33 58-12-5-21-17-35-16-8 22-8 22-21 32 3 6 7 11 10 16zM4050 1400c-1 8 0 17-1 26 0 4-2 8-3 11-3 6-6 12-9 18-11-39-4-70 21-82-3 9-6 18-8 27zM4058 1555c10 14 10 27 4 38-5 11-12 22-21 30-17 16-24 36-29 58-2 12-1 24 8 35 3 2 4 2 11-1 0-1 1-2 0-2-5-8-12-17-9-28 3-15 7-30 19-41 3-3 8-6 12-10 15-13 25-29 28-50 1-3 2-7 2-11 8 2 14 4 19 6 4 10 2 18-6 24-18 16-30 35-36 58-30 14-34 23-20 42 1-3 2-4 3-5 0-6-1-13 6-15 5-2 16 4 18 10 3 9 5 18 2 28-2 6-5 10-11 13-20 7-31 6-42-14-8-15-14-32-16-49-2-14 0-28 6-41 3-5 5-11 7-16 3-10 8-18 18-22 14-6 22-19 27-37zM4021 1781c7 13 13 29 28 37 10 5 19 13 32 13 2 0 4-1 10-3-5-4-8-6-11-7-20-5-34-17-43-37 7-3 14-5 22-8 10 19 21 37 46 36 5 22 10 42 15 65-23-14-43-27-64-39-22-13-40-31-56-52-3-4-5-8-9-16 12 4 20 8 30 11zM4084 1776c6-2 11-3 17-5 1 3 2 5 2 7 0 6 0 12 0 21-5-4-7-5-9-8-3-4-6-9-10-15zM4089 1740c1-27 9-57-18-78 4-5 8-10 12-15 25 8 36 22 38 45 0 3 0 6 0 9 1 24-6 32-32 39zM4103 1630c5-8 11-15 15-24 4-8 6-17 10-29 0 0 3-3 6-5s6-4 11-7c-8 26-15 50-23 74-5-2-12-5-19-9zM4167 1472c9 21 8 40-6 63 2-21 4-42 6-63zM4165 1378c5 1 8 1 9 2 4 6 8 12 8 23-6-9-11-16-17-25zM4175 1049c-2-32-10-61-28-88-1-1-1-4-2-6 28 18 43 74 34 117-1-7-3-15-4-23zM4203 1011c-1-5-1-9-2-13 0-1 1-1 3-3 26 59 18 114-13 167-6-1-5-6-5-9 2-9 3-19 7-27 17-37 17-76 10-115zM4227 1120c9-29 16-59 17-90 2 9 5 19 7 29 5 40 0 77-23 111-14 20-26 42-40 63-3-10 2-17 6-25 14-28 24-57 33-88zM4271 1147c-2 9-4 17-8 25-5 12-12 23-20 34-12 18-21 36-29 56-1 3-2 5-4 11-2-15 1-24 6-34 5-11 11-23 19-34 19-25 31-52 37-83 3 13 3 13-1 25zM4069 189c5 3 10 6 14 10 14 12 25 27 34 43 24 42 39 86 47 133 6 33 12 66 19 99 2 10 6 20 10 29 1 6 4 11 7 18-14-1-20-13-32-17 0 5-1 9 0 11 8 11 17 21 26 32 5 6 12 10 18 15-1 2-2 3-4 4-8-5-17-10-25-16-8-5-15-12-24-20 0 6-2 9-1 10 7 10 14 21 23 30 10 10 23 18 34 26 7 5 14 9 20 15-16-5-30-13-43-21-14-9-27-20-41-29-6 7-1 11 2 14 19 24 42 43 69 56 16 8 31 18 43 30 4 3 6 8 10 13-4 0-6 0-7-1-31-19-62-38-93-57-9-5-17-11-22-20-6-9-12-18-18-28-10-17-15-34-10-54 3-12 4-25 5-37 1-23 2-47 2-70 0-15-1-31-2-46 0-24-5-47-13-68-7-18-16-35-24-52-2-5-5-11-14-10-3 16 12 26 14 40-2 3-7 7-7 10-1 9 1 18 2 27 0 11 1 21 2 33-11-5-13-13-14-23-3-29-7-57-11-85-2-14-6-29-9-45 5 1 9 0 13 1zM4106 371c0-22-4-44-7-69 8 17 13 44 13 69 0 23 3 46-7 68 0-23 2-45 1-68zM3737 113c-6-10-7-19 3-29 3 1 8 1 12 3 42 18 81 42 114 75 40 39 72 82 93 134 19 44 41 85 71 123 13 16 27 31 40 47 3 3 6 6 10 11-20 2-31-15-49-17 1 13 9 20 16 25 8 6 17 12 26 18-15 2-29 3-39-1-12-4-23-11-34-16-5 5-3 8 0 10 9 8 17 17 27 22 21 10 42 17 65 19-16 7-33 7-50 6-22-1-40-9-56-26-5-5-9-13-19-15 0 4-1 8 1 11 5 8 11 18 18 24 26 23 56 37 91 39 7 1 14 1 22 4-3 1-5 2-8 2-14 1-29 2-43 1-40-3-69-22-88-57-5-9-10-19-15-28-8 0-10 5-8 10 11 45 38 89 91 98 13 3 26 6 39 7 8 1 16 0 24 0 6-1 13-2 19-3 7-1 13 1 18 7 3 4 8 8 12 12 13 13 27 24 44 32 31 14 55 36 77 60 18 20 26 44 31 70 2 12 7 24 1 38-3-2-6-3-9-5-4-3-8-6-12-9-29-24-29-24-39-60-13-43-42-67-86-75-38-7-77-5-115-3-11 0-22-2-33-4-14-3-28-7-42-11-21-5-34-18-41-39-18-51-21-103-15-157 5-49 10-98 1-147-8-45-22-89-49-128-10-16-23-30-35-44-6-6-13-10-20-14s-13 0-14 8c-1 4-1 8-2 12 8 9 15 17 22 24-5 14-6 14 2 25 19 26 34 55 45 85 5 12 9 25 13 37 1 6 2 11 0 18-4-12-9-24-14-36-9-20-18-40-27-60-2-6-5-12-13-14-4 8 1 13 3 19 9 22 19 44 27 67 7 18 11 38 16 57 2 6 2 12 2 19-1 0-2 0-3 0-5-15-9-29-14-44-5-17-11-34-17-52-2-5-4-11-11-13-4 5-2 11-1 16 6 24 12 48 18 72 3 17 8 34 5 52-7 1-7-4-7-8 0-21-3-41-9-61-1-3-3-6-5-9-5 9-5 9-4 29 1 10 0 20 0 30-8 0-8-6-8-11 0-18 0-36 0-55 1-40-8-79-20-118-12-38-26-74-45-109zM3363 389c4-18 14-34 33-41 12-5 22-14 32-22 10-9 15-20 11-33s-9-27-16-39c-8-14-17-28-27-42-18-26-29-56-36-87-3-14-2-30-1-45 1-10 5-20 14-25 2 0 3 0 3 1 37 57 86 103 136 148 59 53 118 104 177 156 12 11 24 20 36 30 7 6 14 12 24 20-11-1-18-2-28-3 10 21 31 23 44 39-6-1-9-2-13-4-17-6-35-13-53-20-3-1-7 0-13-1 3 6 4 10 7 12 10 7 21 13 32 20 13 8 25 16 37 28-4-2-8-3-12-5-41-21-83-39-128-48-25-5-50-4-74 2-2 1-4 2-6 4 0 0 0 1-1 3 10 4 21 5 31 6 61 5 117 24 169 56 21 12 40 27 55 46-18-10-34-23-57-32 1 6 1 10 3 12 3 4 8 7 13 11 9 9 18 17 30 29-21-3-31-21-51-22 11 18 29 28 36 48-12-4-16-17-30-18 1 5 2 9 3 12 8 14 18 27 22 43-4 2-5-2-6-3-2-3-3-5-5-8-21-34-45-66-77-91-38-30-79-54-126-63-11-3-22-3-33-3-26 2-42 16-47 41-4 17-2 33 3 51-26-1-48-5-65-26-20-25-39-50-44-82-4-19-5-37-2-55zM3357 580c29-2 58 0 88 2 27 2 54 3 81 2 21-1 34-18 30-39-1-3-2-6-3-8-3-4-6-7-11-6-5 0-8 3-7 9 1 9-6 10-13 12-3-4-6-8-9-12-10-20-1-37 21-39 6-1 12 0 18 1 67 19 124 55 163 114 20 30 37 61 56 92 5 9 11 19 19 26 13 12 22 10 34-2 2-2 3-5 6-6 8-5 9-13 8-21-3-15-2-29 3-44 2-6 4-12 8-17 8-10 22-10 30 0 1 2 2 3 2 4 25 46 67 68 113 85 5 2 10 3 15 4 1 1 2 2 5 3-24 11-47 21-71 31-26-9-35-37-53-56-5 18 4 35 37 71-6-3-9-3-12-5-5-3-10-6-15-9-8 12 5 18 5 28-2 4-6 8-9 13-4 5-10 10-12 16-8 30-22 29-41 38-23 12-46 23-71 36-11-6-26-12-39-19-15-10-26-22-34-39-8-16-18-32-27-48-11-18-26-33-43-46-7-5-13-11-19-18-19-20-38-40-57-60-14-14-31-23-48-30-24-11-48-24-74-26-18-2-35-3-53-2-6 0-12 3-20 6 4 5 6 9 9 10 12 3 23 7 34 9 29 4 55 13 81 26 31 15 55 39 81 61-8 8-22 6-25 20 3 2 6 5 10 6 5 2 10 2 15 3 28 7 52 18 68 44 12 19 24 38 36 58 2 3 3 7 5 13-10 0-19-2-27 0-23 4-43 14-58 32-19 24-34 50-36 81 0 8-1 16 6 23 2-2 4-4 5-6 3-9 8-16 15-23 4-5 7-11 10-17 20-38 52-55 95-53 14 1 28 3 41 8 9 5 20 9 31 13-5 16-10 32-15 48-2 7-3 14-4 21-1 3 1 7 2 11 9-4 12-11 14-18 3-10 9-17 15-25 18-24 39-41 67-51 12-3 21-12 33-19 2 29 6 56 20 84 2-12 3-20 4-28 2-8 3-16 4-24 2-42 21-77 50-104 16-16 35-32 59-36 4-1 7-2 10-4 23-14 48-13 73-10 79 9 145 45 199 104 19 20 31 44 36 71 6 30 11 61 9 92 0 18-2 36-4 54-1 6-3 12-5 17-5 15-11 31-20 45 1-10 1-20 2-30 7-51-2-99-24-145-18-36-44-65-80-85-2-1-5-2-8-4-31-21-66-21-101-11-19 5-38 13-58 20-19 7-35 20-49 35-23 24-39 52-50 82-9 21-22 39-38 55-2 2-3 3-5 5-14 12-32 8-39-10-2-6-3-14-5-21-2-5-4-11-7-16-7-10-17-12-26-4-14 12-28 24-40 38-28 30-64 48-101 63-7 3-13 5-19 0-2-8 4-14 7-20 6-15 14-29 18-44 3-9 2-19 1-28-1-14-10-23-23-27-12-3-21 4-28 13-5 5-8 12-12 18-15 29-36 53-61 73-20 17-41 31-62 45-23 15-48 22-74 28-7 2-14 1-21 0-8 0-10-5-8-12 5-12 9-23 15-34 15-31 14-62 6-94-4-15-7-30-10-45-5-22-5-44-1-66 5-35 26-59 56-76 3-2 6-4 10-5 18-10 22-18 18-38-3-19-12-35-27-48-31-27-66-48-106-59-10-3-20-6-29-10-24-9-49-16-74-20-5-1-10-2-16-4-2-20 6-33 17-46 29-32 66-48 108-50zM2698 430c-32-8-63-7-93 2-36 10-70 23-102 40-6 3-12 6-18 10-2-5 2-7 4-8 19-13 38-25 58-37 5-3 12-6 12-14-15-3-27 4-40 8-12 5-24 10-39 17 14-17 34-21 44-37-8-9-16 1-26-1 7-6 13-12 19-17 80-66 158-134 234-205 17-15 34-32 51-49 25-25 49-53 69-85 7 2 10 7 12 12 8 20 8 40 3 60-8 32-19 62-38 88-8 13-17 26-24 39s-12 27-17 41c-3 12 1 23 10 31 11 9 21 18 35 23 17 8 28 23 31 42 5 39-1 76-25 108-10 13-20 25-31 37-7 8-15 13-27 14-8 0-17 2-28 4 2-7 3-11 4-16 2-12 2-25-1-37-5-24-21-38-46-40-18-1-36 1-53 7-69 24-126 65-167 126-9 12-17 24-26 37 2-22 19-36 24-57-15 0-18 14-28 18-4-4-1-7 1-10 6-7 13-14 19-21 4-5 7-9 14-16-7 0-10-1-13 1-11 6-21 13-33 19 5-12 14-19 24-27 5-4 10-8 14-13 2-2 1-5 2-10-13 2-21 9-30 15-9 5-18 12-27 17 11-17 27-29 43-40 54-35 113-57 177-63 9 0 18-2 27-3 2-1 5-2 10-3-4-3-7-6-9-7zM1978 665c13-14 27-24 44-32 24-13 46-28 64-49 5-6 11-12 13-19-6-5-9-2-12 1-22 20-48 34-76 45 5-4 9-8 14-11 14-10 28-19 41-30 8-8 15-19 22-30 1-1 0-4-1-10-17 14-31 30-55 36 18-21 42-32 48-60-14 0-19 13-30 15-1-2-2-4-1-5 14-29 18-62 24-93 8-43 14-87 31-128 11-27 23-55 43-78 6-8 14-15 21-22 5-5 12-9 20-7 1 2 2 4 2 6-12 41-16 84-20 126 0 10-5 15-14 21 1-12 2-24 3-35 1-9 2-18 1-27 0-2-4-4-6-7 0-14 16-25 12-43-4 3-9 5-11 8-21 38-37 77-39 122 0 14-1 27-2 41-2 30-1 60 5 90 2 12 3 24 4 37 0 8-1 16-4 23-7 20-19 38-32 55-2 2-5 5-8 7-21 13-43 26-64 38-10 6-20 13-30 19-3 2-7 4-12 4 1-3 3-6 5-8zM2140 406c0 11 3 22 1 36-6-8-6-16-6-23-2-38-2-77 10-117 5 14-2 24-3 34 0 12-2 23-2 35-1 12 0 23 0 35zM1951 816c3-17 6-34 11-51 6-23 19-42 37-59 21-19 43-37 70-49 18-8 33-21 45-36 9-10 18-13 29-10 26 7 51 0 76-5 34-6 58-26 74-56 7-12 11-25 16-38 2-6 2-12-7-15-2 3-4 7-6 10-5 9-9 19-15 27-15 25-37 40-66 47-22 4-44 2-67 1 1-7 4-5 7-5 2-1 4 0 6 0 35-1 66-14 93-35 11-8 19-18 25-30 1-2 1-5 1-8-1-1-3-1-4-2-4 3-8 6-11 10-26 32-61 36-99 29-4-1-9-2-14-3 23-3 44-10 64-18 13-5 23-14 31-24 1-2 2-5 3-10-15 2-24 14-37 16-12 3-25 4-42 3 17-15 39-20 45-43-11-3-17 5-25 8-7 3-13 9-25 8 9-11 17-19 24-27 32-36 58-76 79-118 9-19 18-37 27-56 16-37 38-68 66-97 26-27 53-53 86-70 16-9 32-16 47-24 4-1 7-1 10-2 11 9 11 17 5 28-19 35-33 71-45 109-13 39-22 79-21 120 1 18 0 35 0 53 0 5 0 10-8 12-4-19 4-39-1-63-4 7-7 9-8 12-3 19-6 39-9 58-1 5 2 11-7 13-2-12 0-24 2-36 6-27 13-53 19-79 1-8 6-16 3-25-8-1-9 5-11 9-7 18-13 36-19 54-5 15-9 30-15 45-2-7-1-15 1-22 8-40 23-77 39-114 3-8 9-15 8-27-4 3-8 4-10 6-5 9-10 18-14 27-11 26-22 51-34 77 1-5 1-11 2-16 13-42 29-82 55-118 3-4 6-9 8-13 2-3 3-7 0-10-4-4-2-7 0-10 4-4 7-9 12-13 8-6 7-13 6-21-2-7-8-11-14-7-8 4-16 10-22 16-27 25-46 56-58 90-10 24-19 49-24 75-5 31-7 64-4 96 3 26 5 52 7 78 2 31 0 62-5 92-4 18-11 35-17 52-5 15-17 24-31 28-18 6-37 11-55 15-11 2-22 1-33 1-36-1-73-3-109 4-43 9-73 32-85 76-10 35-10 35-38 58-7 5-14 10-22 17-1-7-3-11-2-15zM1942 1091c-1 21 2 43 3 65-2 0-3 0-4 0-8-27-20-52-23-81-4-41-1-81 6-120 4-25 13-49 29-68 38-45 84-79 140-98 31-11 62-17 95-17 6 0 12 0 17 1 21 8 44 14 63 25 30 17 54 42 70 74 8 17 13 35 15 55 1 16 4 33 6 53 16-28 18-55 22-85 20 16 40 26 61 33 2 1 4 2 6 3 17 18 36 34 46 57 4 7 5 16 14 20 5-4 4-10 3-15-4-16-9-32-14-48-1-5-3-10-5-16 15-6 30-13 45-17 27-7 54-5 80 5 13 5 22 16 31 27 11 14 17 32 31 44 4 4 5 12 8 19 8-4 8-10 8-15 1-24-7-46-20-66-10-18-22-34-41-44-18-9-37-16-60-9 2-7 3-11 5-14 11-19 23-37 34-56 17-29 44-42 75-48 8-1 15-1 19-9-5-10-5-10-22-17 0-1 0-2 0-2 44-45 94-76 157-87 11-2 23-4 34-8 4-1 7-5 12-9-8-7-17-9-25-9-29-3-57 2-84 12-15 6-30 12-44 20-13 7-26 14-37 24-23 19-44 41-62 64-4 5-8 11-14 14-31 20-51 48-66 80-15 33-36 56-69 69-5 1-10 4-13 5-29-14-56-28-84-40-11-6-18-12-24-24-6-14-16-26-25-40 1-3 4-7 6-12 1-3 1-8 3-15-11 6-19 10-26 14 15-21 34-39 36-70-11 5-14 14-19 20-5 7-10 15-16 21s-14 11-20 16c-25-11-48-21-74-32 6-2 10-4 14-5 20-5 38-14 56-24 26-14 47-32 61-58 1-2 2-4 4-6 9-15 26-15 34 1 5 9 7 20 9 29 1 6 2 13 0 18-6 19 5 30 17 41 6 7 14 7 22 4 11-6 18-15 24-25 12-22 24-44 37-65 24-42 54-79 95-107 28-19 59-32 92-41 14-4 27-1 38 11 4 5 6 11 3 18s-7 14-11 21c-9-1-15-3-14-13 0-3-4-7-7-8-4-2-8 1-11 5-11 16-1 42 19 47 6 1 13 1 19 1 41-1 81-3 121-5 38-2 74 3 108 21 18 10 31 24 43 40 9 12 10 19 10 36-6 2-12 3-19 5-19 5-39 9-59 15-18 6-36 13-54 18-37 12-68 33-97 58-15 14-22 31-24 51-1 14 4 23 16 30 11 6 22 13 32 20 25 19 37 46 39 77 3 32-4 63-11 94-2 8-5 17-6 25-3 19-3 38 4 56 7 17 14 33 20 49 1 2 2 5 2 8-5 8-13 7-20 6-24-3-48-9-69-20-36-20-69-45-99-73-16-16-28-34-39-53-4-7-8-15-14-22-16-18-40-12-48 11-4 11-4 22-1 33 5 17 12 33 21 48 3 5 8 10 4 18-5 4-11 2-16 0-38-15-73-33-102-64-11-12-25-24-38-36-12-11-24-9-31 7-3 6-5 14-7 21-2 5-3 11-6 16-7 13-22 16-33 7-17-15-33-31-42-53-12-30-25-59-47-84-16-19-35-35-59-43-21-8-41-16-62-21-31-7-62-5-91 11-80 43-113 113-116 200zM2100 955c-1 9-7 15-10 22-3 8-7 15-9 23-3 8-5 16-7 25-1 8-2 16-3 24s-2 16-6 24c-4-44 2-85 35-118zM2042 1186c4 9 9 18 13 28 3 6 6 12 2 20-2-5-4-8-6-12-11-17-21-35-32-52-24-34-29-71-23-110 1-11 1-22 9-32-2 57 17 108 37 158zM2058 1163c-36-47-41-127-13-167-2 15-4 29-5 44-3 29 1 56 13 83 4 10 7 20 7 31 0 3-1 5-2 9zM1971 1122c9 31 23 60 42 86 13 18 24 37 25 65-4-7-6-11-7-14-7-19-17-36-28-52-13-19-25-39-29-63-1-7-2-14-3-22zM2081 1726c-4-16-9-33-15-48-13-27-26-54-40-80-14-24-21-49-27-74-12-53-9-106 3-159 6-23 16-42 36-55 3-2 6-5 9-7 31-28 66-28 103-14 24 9 46 24 63 43 22 24 38 53 43 86 2 13 3 27 4 40 0 2 1 5 2 8 9-2 11-9 11-15-1-33-6-66-23-95-14-22-26-46-52-63 9 1 12 1 20 1-14-17-27-27-46-27-4-1-8-1-12-2-15-5-29-9-46-14 35-16 68-16 101-1 28 12 52 30 73 53 6 6 10 14 15 21 1 2 0 5 0 10-8-4-13-7-19-9-11-4-20 3-20 14 0 7 3 15 6 22 7 16 16 32 21 48 11 31 13 62 4 93-4 16-11 30-23 41-10 10-21 17-36 14-10-2-15-7-15-18 0-7 1-14 3-21 9-25 13-50 11-76-1-11 0-21 0-32 0-19-8-34-21-47-10-11-22-13-36-11-8 1-14 9-12 18 1 7 4 14 7 20 3 8 6 17 5 26 0 7-3 12-10 15-8 5-14 4-16-6-6-22-18-41-37-55-15-12-31-20-50-19-12 1-22 4-30 12-25 22-35 50-27 83 0 0 1 0 3 1 1-4 3-8 3-11 1-4 2-8 4-13 2 17-1 35 16 47 9-11 1-24 6-36 1 19 0 37 9 54 1 3 1 7 1 10-1 32 7 61 21 89 10 19 19 39 24 61 3 11 5 21 3 32-4 27 0 51 16 73 3 3 5 8 5 12 1 27 0 54-10 83-2-6-4-8-4-11-2-23-7-45-14-67-4-14-6-30-10-44zM2184 1460c0-3 2-6 5-13 3 7 5 10 7 14 7 23 4 44-9 65-10 15-25 25-42 28-27 6-45-11-42-38 1-5 4-9 6-16 3 7 4 13 7 18 7 14 21 20 37 15 20-6 34-24 35-45 0-10-3-19-4-28zM2213 1684c-2-14-14-17-25-23-1-1-2-3-3-5-6-19-17-37-33-50-7-7-12-15-8-26 5-2 11-5 16-7 2 2 4 3 4 4 2 27 15 48 37 63 9 7 15 16 19 27 5 16 9 33-6 46 4 7 8 6 12 2 7-8 10-17 9-27-3-22-9-44-26-61-8-7-15-16-21-25-9-15-9-26-1-44 2 3 4 5 4 7 5 13 14 23 27 28 7 3 12 8 13 16 2 5 4 9 6 14 18 36 9 70-10 102-9 15-32 17-45 5-12-12-6-40 10-47 5-2 9 0 10 5 2 5 2 10 3 15 10-4 9-12 8-19zM2211 1458c-4-9-8-14-10-20-2-5-4-9-4-14-1-9 0-18-1-26s-5-16-7-25c23 11 29 33 22 85zM2149 1518c-14 4-24-2-28-16-1-3-1-7 0-11 5 7 6 16 17 18 7 0 10-7 14-14-13-11-13-11-20-33-15-1-23 11-35 16-3-29 4-42 30-59 2 3 4 6 6 9 9 26 9 26 36 34 2 6 4 13 5 20 3 16-8 32-25 36zM2120 1577c1 20 10 36 25 52-9 5-14 8-21 11-7-25-15-48-23-74 8 2 12 8 19 11zM2127 1683c3-17 14-28 35-36 4 4 8 9 12 13 0 2 0 4-1 5-15 11-17 28-18 45 0 9 2 19 3 29-23-3-33-12-33-33 0-7 0-16 2-23zM2162 1776c-4 9-9 16-20 23 1-11 1-19 2-28 7 2 12 3 18 5zM2141 1814c26-6 31-10 46-38 7 2 14 5 23 8-11 23-29 35-56 41 16 8 24 6 45-8 13-8 19-21 26-36 8-3 18-6 30-11-4 8-7 13-10 18-16 20-34 38-56 51-21 12-41 24-63 38 5-23 10-43 15-63zM2079 1470c-2 22 10 43 4 68-12-23-12-46-4-68zM2066 1400c0-9 2-17 9-23 1 1 3 2 4 3-4 7-8 13-13 20zM2035 2091c14-35 34-64 64-87 19-14 38-27 59-38 6-3 13-7 18-12 3-2 4-7 7-11-19-6-32 11-52 9 9-7 15-12 22-18 13-10 26-21 39-32 6-5 10-10 9-18-17 2-41 14-77 39 1-7 4-10 7-13 10-7 20-15 30-22 12-8 25-15 38-22 29-18 53-42 71-70 13-20 20-41 15-65-1-6-1-13 1-19 10-37 7-73-1-109-1-4-1-8-2-12 2-2 3-4 5-6 22-17 33-40 38-67 8-35 7-70-1-104-4-16-12-31-19-49 2-1 5-3 8-6 14-9 18-22 15-38-3-18-10-34-23-48-23-22-48-42-78-56-36-16-72-15-109-2-4 2-8 3-13 5-2-8-5-16-6-24-5-43-5-86 8-128 11-35 32-64 57-90 11-11 25-17 40-20 8-1 15-2 24-4 8 8 17 18 25 28 18 21 33 44 43 71 6 15 14 31 22 45 21 33 74 35 93-1 2-4 5-7 8-12 14 11 25 22 38 32 35 28 74 49 118 61 9 2 18 3 28 2 19-2 30-15 28-35-1-10-5-20-8-29-3-10-9-18-12-32 5 4 7 6 9 8 10 13 19 26 29 39 16 19 35 34 58 46 31 15 62 30 95 41 11 3 22 7 33 10 20 4 38 0 54-13 7-7 11-14 9-23-2-10-4-19-8-27-13-24-17-50-15-77 2-30 4-61 7-91 2-26 3-51-2-77-6-24-17-45-37-61-9-8-19-15-28-23-7-5-14-11-21-17 9-18 21-31 36-43 30-23 66-36 104-42 28-5 56-12 84-18 41-8 49-45 38-74-14-36-38-63-74-80-27-13-55-20-85-24 2-5 4-9 6-14 7-16 15-32 21-48 13-37 12-73-4-109-1-3-2-5-4-9 4-3 9-5 13-7 3-2 7-3 10-4 42-23 88-24 135-23 10 0 22-5 30 7 0 0 2 0 3 0 5-9 13-5 20-6 10 0 20 0 30 0 5 0 5 0 11-8 47-1 101 17 155 50-4 18-12 36-11 57 0 20 3 40 11 59 7 19 16 36 24 55-9 1-17 4-26 5-24 3-45 12-66 23-33 16-54 44-67 78-11 29-2 65 40 73 34 6 67 14 101 21 32 6 61 19 87 39 14 11 26 24 34 41-4 4-7 7-11 11-11 8-21 17-33 26-32 23-44 57-45 95-1 16 1 32 2 48 2 33 5 66 7 98 1 23-4 45-14 66-5 10-8 20-10 31-1 8 2 15 9 21 17 15 36 18 57 13 33-9 65-20 95-35 10-5 19-11 29-15 24-11 44-27 60-47 9-12 18-25 28-37 2-3 4-5 9-10-2 14-7 21-10 30s-7 18-9 27c-4 25 8 39 33 41 14 1 28-3 41-8 39-15 76-34 107-63 9-8 19-16 30-25 3 6 7 10 10 15 19 30 64 32 88 2 11-14 19-31 25-48 10-29 26-53 45-75 8-9 16-17 23-25 8 1 14 3 21 4 20 3 37 12 51 27 34 39 56 84 59 136 2 33 2 66-7 98-12-3-23-7-34-10-30-7-60-5-88 8-30 13-55 33-78 56-12 12-19 27-23 43-5 21-1 33 17 45 2 1 3 2 6 4-2 5-5 10-7 16-4 10-9 20-12 30-9 38-10 75-1 113 6 24 17 45 37 61 2 1 3 3 5 5-1 8-3 17-5 25-5 33-7 66 3 98 2 5 2 12 0 17-5 26 3 48 17 69 20 28 44 52 75 69 12 8 25 15 37 23 13 8 25 16 34 32-9-4-13-9-19-12-6-4-12-7-19-11-6-3-13-7-19-10-7-3-12-9-21-7-2 9 3 15 9 20 14 11 28 22 41 33 6 5 11 10 19 16-19 1-33-13-49-11-3 9 2 12 7 16 10 6 20 11 30 18 16 10 32 20 47 31 30 22 49 52 62 86 6 15 7 30 5 46-11 0-16-7-21-16-8-17-16-34-25-51-19-34-43-63-74-86-5-4-11-7-17-10-1-1-4-1-6-1-4 11 1 19 9 26 7 6 15 10 13 21-1 4 6 9 9 14 10 14 20 27 30 41 11 16 13 35 18 53 6 27 13 53 10 83-5-10-4-19-6-28-7-49-23-95-57-133-3-4-7-7-13-13 0 6 0 9 1 11 0 2 1 4 3 6 22 31 33 68 40 105 6 34 12 69 4 105-4 17-11 34-21 54-1-5-1-7-1-10 0-2 0-4 0-6 2-13 4-26 5-39 2-42-3-83-20-121-19-46-48-87-96-109-5-2-11-4-17-5-1-1-5 1-5 2-1 2-1 7 0 8 6 5 12 10 19 14 26 13 44 33 61 56 20 28 30 59 35 93 3 23 3 45 3 68 0 4-1 9-3 18-8-16-16-27-10-42 1-5-1-12-2-18-7-66-39-116-94-153-9-6-18-12-28-17-22-11-42-23-61-39-2-2-4-3-6-4-7 4-5 8-2 12 9 17 23 30 40 39 12 7 24 14 37 20 42 20 71 53 88 96 7 18 15 36 18 56-3-5-6-10-9-16-32-50-72-92-122-124-13-9-25-17-38-25-8-5-16-10-27-16 0 6-1 10 0 12 5 6 10 13 16 18 10 9 21 18 33 25 46 28 77 69 96 118 6 14 12 27 12 43-5-10-9-20-14-30-6-10-12-20-19-29-7-10-14-19-22-28-8-8-16-16-25-24s-18-15-27-22-16-16-28-20c-2 6 1 9 4 12 13 11 26 21 39 32 25 19 40 44 56 73-9-2-12-7-16-10-5-4-9-8-13-12-5-4-9-7-14-11-4-4-9-7-14-10-5-4-10-8-15-13-5-3-9-7-14-11-4-4-8-8-12-12s-9-9-13-12c-4-4-9-7-17-12 3 11 8 16 13 21 20 19 39 38 59 56 18 17 36 34 54 51 15 15 25 34 29 57-3-3-5-5-8-8-29-28-56-58-89-81-20-13-33-33-46-52-4-7-8-14-16-19 1 3 1 6 2 9 13 32 31 62 60 84 9 7 18 15 27 22 32 26 54 60 70 97 7 13 9 28 6 45-3-4-5-6-6-9-12-32-32-57-57-79-22-18-43-36-64-54-12-12-24-26-36-38-4-5-8-11-14-15 1 4 1 8 2 11 9 15 17 31 26 46 13 21 32 38 52 52 22 15 41 33 56 55 15 19 21 41 22 65-3-4-5-8-7-12-13-28-31-51-55-70-16-12-31-25-47-36s-29-25-41-39c-22-27-41-55-56-86-6 1-4 6-3 8 3 14 6 29 12 42 19 45 47 83 87 111 14 10 28 20 43 30 22 14 34 33 41 57 1 1 0 3-1 4 0 0-1 0-2-1-24-35-59-58-96-78-22-13-45-23-64-42 1 3 2 7 4 10 15 22 34 39 56 55 11 7 22 16 36 26-13 2-21 0-28-5-17-13-34-26-51-37-22-15-36-35-48-57-11-20-24-38-43-52-7-5-14-8-25-2 10 10 24 14 29 29-5-1-9-2-13-3-24-7-48-9-73-4-15 3-31 2-46 2-5 0-10 0-18 0 4 4 6 7 9 8 18 7 36 11 55 8 25-4 48-2 72 6 3 1 6 3 9 7-3 0-6 0-9-1-24-7-48-10-73-8-22 2-44 5-65 10-23 4-46 6-70 9-5 1-9 2-14 3-1 6 3 7 6 8 13 5 27 3 41 2 34-4 67-12 102-12 28 0 54 6 78 19 15 8 29 19 42 30 10 7 15 18 19 29-1 0-3 1-4 0-18-17-39-27-63-34-7-2-13-5-19-9-26-18-55-23-86-19-22 2-45 6-67 9-12 1-25 2-37 2-20-1-40-2-59-2-3 0-6 1-10 2 4 10 12 10 18 11 17 4 36 7 54 6 22-2 43-5 65-8 15-1 29-2 44 0-2 0-4 1-6 2-28 0-55 7-82 13-21 4-42 7-63 9-28 2-55-1-82-11-2 0-4 0-7 0 1 9 7 13 13 16 27 13 55 23 85 16 36-7 73-15 109-21 40-7 79-4 118 3 22 4 47 20 71 45-7-3-11-4-15-6-51-25-105-30-160-21-35 5-70 9-104 14-10 2-19 4-28 6-28 6-55 4-81-8-9-4-19-8-32-13 3 6 4 8 5 10 15 15 34 25 55 29 31 7 61 3 91-3 20-4 39-9 59-8-40 10-80 22-121 30-38 8-72-6-103-26-6-4-12-9-20-15 0 6-2 9-1 12 2 3 4 7 7 12-46 1-87 18-130 40 4-8 5-11 7-14 17-27 34-54 56-78 9-9 10-14 6-18-7-6-12 0-18 2-20 10-35 24-48 41-15 18-29 37-43 56-10 13-21 26-36 35-15 8-28 9-43 0s-26-21-36-35c-15-18-29-37-43-55-13-16-28-31-46-40-3-2-5-3-8-4-5-3-10-4-14 1-2 5 0 8 3 12 8 9 17 18 24 28 17 20 28 42 44 68-18-8-30-14-44-20-13-5-27-10-41-13s-29-5-43-7c3-6 5-11 10-21-9 4-14 5-17 8-21 15-44 24-68 30-13 3-26 4-39 1-35-8-70-17-104-29 11 2 23 4 34 6 24 6 47 9 72 7 29-2 55-11 76-33 2-1 2-3 5-7-5 1-7 1-10 2-9 3-19 7-28 12-22 10-45 11-69 6-48-10-97-17-147-23-51-6-100-1-147 21-5 2-10 4-14 6 14-21 46-40 73-44 48-8 96-8 144 4 25 6 51 10 77 15 30 7 58-3 84-16 6-2 10-8 18-16-8 1-11 1-14 1-31 9-61 12-93 9-34-4-67-14-101-19-12-2-24-2-36-5 16 0 32 0 48 2 35 6 71 11 106 3 9-2 19-2 27-12-5-2-8-3-11-3-19 0-39 1-59 2-24 1-48-5-72-8-29-5-59-8-88 2-7 2-15 5-20 9-13 8-27 14-42 19-20 6-37 16-55 34 5-17 12-27 22-36 25-22 53-38 86-45 6-1 13-2 19-2 27 0 54 0 81 7 18 4 38 4 56 6 10 1 19-1 28-9-4-2-6-3-9-3-16-3-32-5-48-7-9-1-19-1-28-4-27-8-54-9-82-11-18-2-36 3-54 8-4 1-8 2-16 4 8-9 16-11 23-12 21-4 41-7 61-3 20 3 38-1 56-8 2-1 4-3 11-7-9-1-13-1-17-1-19 1-37 1-56-3-21-4-43-2-63 4-5 1-10 2-15 4 5-12 5-12 25-27-8-7-12-8-20-2-10 8-19 17-28 27-6 7-12 15-16 24-15 33-41 56-71 75-9 6-18 13-27 19-7 7-16 10-28 9 4-4 6-7 9-9 9-8 19-14 28-21 20-14 37-31 51-51 2-2 4-4 5-7 1-1 0-3 0-6-4 4-8 6-12 10-9 10-21 17-33 24-19 10-37 21-55 32-22 13-40 30-55 50-2 3-4 5-8 7 5-19 10-37 27-49 15-11 30-22 46-33 38-25 67-58 89-97 12-21 20-43 25-66 0-3 0-6 0-14-10 16-16 28-23 40-16 27-36 51-57 75-5 5-11 9-17 13-15 12-31 23-46 34-28 20-48 46-62 78-2 4-4 9-7 15-2-20 4-45 16-63 14-21 30-40 50-55 11-7 22-15 32-23 17-15 31-31 40-52 2-6 6-11 10-17 4-7 9-14 10-27-4 4-7 6-8 9-16 22-35 41-56 58-20 16-39 33-59 50-21 19-36 42-47 68-1 3-3 7-4 10-1 0-2 1-4 2-2-13-2-25 3-36 15-40 38-75 72-103 13-12 27-22 40-34 22-19 43-55 50-86-4 4-6 6-8 9-5 7-9 15-14 22-14 20-29 37-50 51-29 20-52 47-77 71-3 3-6 7-12 13 2-8 2-12 4-15 7-19 17-36 32-49 16-16 33-31 50-47 19-18 39-37 58-56 5-5 10-10 13-20-26 15-41 37-62 52-21 16-41 33-64 51 2-6 3-10 5-13 14-26 31-49 56-67 9-6 17-13 25-20 5-4 9-9 12-17-3 1-6 1-8 2-10 8-19 16-29 24-39 29-70 66-92 110 0 1-1 2-2 4 0-1-1-2-1-2 18-58 46-109 99-143 14-8 26-18 39-28 6-5 11-11 16-17 2-3 2-7 4-13-7 2-11 3-14 5-34 23-70 42-101 70-39 38-60 61-88 109 2-9 3-13 4-17 7-18 13-36 21-53 16-37 42-64 78-83 14-7 29-14 43-22 16-9 30-21 40-37 3-4 6-8 1-15-3 1-7 2-9 4-17 15-37 26-57 37-18 10-36 22-53 35-49 37-69 88-76 147 0 2 0 5 0 7 2 20 2 20-9 40-2-3-3-6-3-8-3-40-1-81 12-119 16-44 42-80 84-103 7-5 14-10 21-16 2-1 2-5 1-7s-5-4-8-3c-18 5-35 14-49 27-41 38-68 83-77 139-5 35-6 70-1 105 1 5 1 10 2 16-10-12-18-28-21-46-3-14-5-28-5-42 1-35 5-71 16-105 8-23 17-45 30-66 3-4 4-9 7-13-5-4-8-1-10 1-13 14-24 30-33 47-15 31-26 63-30 98 0 7-2 14-4 20-4-27 3-54 9-80 5-17 6-36 17-51 9-14 19-26 28-40 5-8 17-13 12-26 4-4 8-8 12-12 10-10 10-9 10-28-4 1-8 2-11 4-13 10-26 19-37 30-32 30-52 67-70 106-2 4-4 8-6 12-4 8-4 8-19 13-3-16 0-32 6-47zM2285 2545c-1 9-2 17-3 28-3-2-6-3-7-5-5-11-11-22-16-33 4-10 8-20 18-27 8 11 11 23 8 37zM2177 2413c-10-33-10-55-1-100 3 29 6 56 9 82 1 8 0 15-8 18zM2101 2324c10 16 18 33 27 50 0 2 0 4 0 10-21-29-44-53-56-85-14-36-19-73-13-111 1-12 3-23 5-35 2-6 5-12 8-18-1 4-1 9-2 13-15 64-5 122 31 176zM2080 2112c1 10-2 16-7 21-1-7 1-13 7-21zM1469 2721c-8-6-15-14-19-23-18-34-23-70-21-108 3-52 27-97 47-143 4-9 9-18 14-27 10-19 25-35 43-49 31-25 64-46 99-63 35-18 71-27 110-29 24-2 47-6 71-12-4-2-8-3-12-4-23-4-46-9-69-11-31-2-61 5-90 15-23 7-45 15-68 23 0-4-2-9-1-12 3-7 6-14 10-20 24-36 54-65 92-85 47-24 96-38 149-39 21 0 41-4 61-4 35-1 69 6 102 14 3 1 5 3 7 4 10 30 11 30 36 31-1 13-2 26-3 39-4 32 2 64 11 95 12 36 32 69 56 99 8 10 17 19 31 23 4 2 9 5 12 9 22 25 48 47 65 76 17 31 32 63 39 97 10 51 14 102 6 153-1 7-3 14-6 21-3-9-1-18 0-26 9-111-25-208-101-289-19-22-44-38-69-53-6-4-12-6-18-9-9-3-18-5-26-7-6 4-5 8-2 11 4 5 9 8 14 11 16 13 33 25 48 38 46 38 73 88 89 145 15 57 14 115 4 172 0 2-1 4-3 7-9 1-17 0-24-7 10-87-12-166-65-236-34-45-76-75-115-84 0 3-2 7 0 9 3 5 8 8 13 12 29 22 57 45 77 76 39 60 54 124 46 194-1 8-3 15-4 22-12-1-23-2-33-3-11-1-21-2-31-3-29-3-58-1-87 7-3 1-6 4-11 8 4 2 6 4 8 3 47-5 93 4 139 14 27 6 53 14 79 25 38 15 69 39 97 69 7 8 12 17 15 27 2 6 4 13 8 18 9 10 10 23 12 36 2 14 6 28 10 43 8 32 11 65 5 98-2-61-20-116-54-166-16-24-34-45-60-59-4 4-2 7 1 10 5 8 11 17 17 25 33 46 53 98 60 154 4 26 2 54-5 80-3 14-8 27-12 40-1 2-3 3-6 8 0-11 0-18 1-25 6-32 4-64-2-96-4-23-15-45-27-66-1-1-3 0-5-1-5 6-3 12-2 18 2 16 5 31 6 46 5 36 0 71-10 106 0 2-2 4-3 7 0-15 1-29-1-43-1-14-2-28-12-39-7 8-6 17-7 25-2 25-8 48-17 70-4 11-10 21-21 29-5-2-12-4-17-7-23-11-46-22-69-33-9-4-14-10-16-20 0-4-2-8-3-12-7-25-22-43-45-54-26-12-51-27-69-50-8-11-16-22-22-35-9-22-2-36 21-42 42-10 82-7 116 25 7 7 13 14 20 20 8 7 16 11 26 6 9-5 14-13 13-24-1-9-2-19-7-27-9-16-19-33-35-44-24-18-50-33-77-46-21-9-43-14-66-15-25-1-51 1-76 2-9 0-18-1-26-5-8-5-16-10-24-15-10-7-13-18-13-29 2-32 12-61 41-78 28-18 59-27 94-22 26 4 54 5 81 6 20 1 28-6 35-26 7-18 7-37 1-56-13-38-34-70-69-93-40-27-83-41-132-40-42 0-80 11-115 34-18 12-36 25-53 39-20 18-34 40-40 67-2 8-2 17-1 26 0 3 4 6 6 10 9-4 9-11 11-17 14-54 51-87 102-105 0 0 1 0 3 1-7 5-14 9-21 14-13 10-27 20-40 31-16 12-24 30-31 49-2 6-1 10 2 23 3-2 7-3 9-5 3-4 5-9 7-13 20-35 49-59 87-74 2 6-3 5-5 7s-5 3-8 5c-19 10-35 25-49 42-6 8-11 15-11 25 5 6 10 4 14 0 6-6 12-13 18-19 14-13 26-20 49-28-34 38-63 78-98 112-13 12-28 18-45 18-60 3-112-16-161-49zM1890 3037c-3-1-7-2-10-3-48-22-96-42-148-52-31-5-61-11-93-11-12 1-23-2-33-8-11-6-23-11-34-17 1-3 1-4 2-4 18 0 36-1 54-1 40 0 79 5 116 18 52 18 101 44 146 78zM1819 2933c35-5 59 16 86 32-2 3-3 5-5 8-27-13-53-26-81-40zM1795 3036c37 17 71 39 103 62 17 11 33 24 49 36 0 1-1 2-2 3-2 0-4-1-6-2-80-46-164-85-246-127-2-1-2-3-4-5 37 7 73 17 106 33zM1924 2929c31-2 31-2 43 14-17 7-29-1-43-14zM1755 2792c-4 7-6 16-9 24-25-5-49-9-74-14 2-2 3-4 4-5 46-25 81-61 112-102 13-17 27-34 40-50 5-5 11-10 17-13 27-12 54-17 83-15 3 0 6 1 9 2 28 17 45 41 54 75-7 0-12 1-17 0-15-2-30-4-45-6-6-1-12-2-17-2-69 11-124 43-157 106zM1750 2865c2 3 4 7 5 11-2 1-3 3-4 3-11-1-22-2-33-3-16 0-32-1-48-1-5 0-9 3-17 6 6 4 10 7 13 7 22 5 43 9 64 14 10 2 20 3 30 6 18 4 18 4 37 18-15 2-27-3-39-5-32-5-64-8-96-7-6 0-13 0-19-1-35-1-69 4-102 12-6 1-11 2-17-1-20-9-40-18-60-27-1-1-3-3-6-6 95-46 192-51 292-26zM1282 2425c2 11 0 19-7 26-24 26-52 46-83 62-1 1-1 0-3-1 16-14 33-26 48-41 15-14 29-30 45-46zM1243 2727c-23 15-46 30-70 44-4 3-11 2-16 3 0-1 0-2 0-4 29-17 58-35 91-55-3 6-3 11-5 12zM1244 2754c-7 9-17 15-28 18 8-8 17-15 28-18zM1129 2752c-4 5-9 9-17 8 3-8 11-7 17-8 16-8 31-17 51-27-15 14-30 22-51 27zM1236 2663c-37 27-76 48-118 66-7 3-14 6-20 9-13 7-27 11-44 8 4-3 7-6 10-7 22-9 45-18 67-27 32-12 61-28 89-47 9-6 19-13 29-19 0 10-7 13-13 17zM956 2731c68-32 136-64 203-98 27-13 51-30 77-46 6-3 11-6 18-7-4 3-7 7-10 10-33 26-68 48-106 65-49 22-98 44-146 66-23 10-44 22-67 33-7 4-15 9-25 6 18-9 37-19 56-29zM893 2707c-6 3-13 6-20 7 3-2 6-5 9-7 72-49 150-89 228-128 9-5 19-9 28-13 32-13 61-31 91-48 10-9 22-15 33-23-9 11-19 20-31 26-20 17-41 33-64 45-33 16-66 31-98 48-59 31-117 62-176 93zM1187 2656c-10 11-22 16-35 19 5-4 11-7 16-10 6-3 13-6 19-9zM1231 2631c10-15 10-15 25-18-7 5-14 10-25 18zM1243 2555c-34 23-69 45-107 62s-74 36-111 53c-5 3-10 5-15 7-1-1-1-2-1-3 4-3 9-6 13-8 22-11 44-21 65-32 21-10 42-20 63-30 42-20 78-47 111-78 2-1 4-2 6-4 4 7 1 12-3 16-7 6-14 12-21 17zM1335 2028c-4 4-9 7-14 10-29 18-60 31-92 41-1 1-4 0-10 0 44-16 82-34 119-57-1 2-1 5-3 6zM953 2208c16-30 79-71 116-77-40 24-84 42-116 77zM1046 2170c-14 18-46 40-73 50 22-25 48-35 73-50zM712 2162c17-43 36-84 64-121 9-12 19-22 34-28-64 70-103 152-116 252-4-8-7-10-6-13 4-31 13-61 24-90zM694 2109c3-6 7-12 10-18-1 14-9 26-15 39 0-12 0-12 5-21zM798 1982c8-13 8-13 18-19-6 6-12 13-18 19zM757 2152c14-36 31-70 67-94-10 21-24 37-34 56s-20 39-28 59-14 41-21 61c-4-29 6-56 16-82zM826 2104c-11 22-22 42-31 63s-16 42-24 65c3-47 28-107 55-128zM847 2123c-20 42-37 84-49 129 3-48 16-93 49-129zM834 2227c7-30 18-59 32-86 9-19 22-36 38-50 10-10 23-15 37-17-51 46-88 102-110 167 1-4 2-9 3-14zM907 2049c16-21 70-44 108-45-38 10-74 26-108 45zM983 2114c-49 35-82 81-106 133 7-56 43-119 106-133zM1059 1940c-34 6-67 14-101 22-24 6-46 16-68 28-10 6-19 11-29 16-4-5 1-7 3-9 15-16 35-22 55-29 20-6 41-13 61-18 26-6 53-11 79-16 73-14 139-44 202-82 1-1 2-1 3-2-18 19-40 35-64 46-45 22-92 36-141 44zM998 1915c24-6 47-12 70-17 56-12 109-32 159-60 6-4 13-7 19-10 1 0 2 0 4 1-4 3-7 5-10 7-35 24-73 43-114 54-27 8-55 13-83 19-10 2-20 5-30 7-5 1-10 1-14 2zM1306 1925c-33 38-76 54-124 62 42-19 84-38 124-62zM1285 1880l13-12c0 1 1 2 2 2-4 4-9 8-13 12-1-1-1-1-2-2zM1082 2039c43-10 82-19 121-28-21 13-91 30-121 28zM1102 2173c-4 16-18 12-30 14 10-5 20-9 30-14zM1241 2171c-21 7-38 18-61 19 15-11 42-20 61-19zM1239 1014c-21 15-42 29-66 40-18 8-36 18-54 28-27 14-50 32-72 53-3 3-7 7-11 9 19-22 40-44 66-59 19-11 39-22 58-34 33-19 65-39 100-61-5 12-13 18-21 24zM1105 1233c-4-2-7-3-11-5 22-26 48-42 75-58-20 22-48 35-64 63zM1160 1249c-4 7-8 14-18 19 3-12 11-15 18-19zM1128 1230c-1-1-2-2-3-3 4-4 8-7 12-11 3 3 3 3-9 14zM1118 1183c-11 11-22 21-34 32 4-13 9-19 34-32zM1067 1201c11-27 47-53 99-71-16 15-37 21-52 33-17 12-32 26-47 38zM1148 1118c-36 14-66 36-89 67-1 2-3 3-5 5 6-31 63-73 116-86-6 8-14 10-22 14zM1042 1176c-1 0-2-1-3-2 2-5 5-9 8-14 2-2 5-4 10-5-5 7-10 14-15 21zM1154 1084c15-7 30-14 47-23-13 15-21 19-47 23zM1210 1177c2 12-6 14-10 17-4 5-9 8-14 12 5-12 15-18 24-29zM1018 1142c9-25 28-42 49-57 1 1 2 1 2 2v1c-17 18-34 36-51 54zM1283 933c-10 15-21 29-36 41-23 18-48 35-75 46 38-32 79-59 114-96-1 3-1 6-3 9zM1285 899c-47 50-101 92-161 127-11 7-23 14-35 22-25 16-50 32-71 54 19-26 43-47 70-64 38-24 77-48 114-73 17-11 32-25 47-39 15-13 29-28 47-45-2 10-7 14-11 18zM1037 1038c19-13 39-25 60-36 20-11 38-22 53-39 6-7 14-12 22-17 34-24 70-46 97-78 11-12 19-27 28-42 3-4 6-9 9-15 5 12 1 21-4 28-9 13-18 25-29 36-31 32-62 64-100 88-30 18-59 38-89 56-31 20-58 45-80 75-2 3-5 7-9 13 3-33 20-53 42-69zM1117 1650c-12-4-22-11-32-19-13-11-26-20-40-30-8-5-13-12-17-20-10-21-15-44-17-67-2-28-3-56-5-84-4-51-8-101-13-153-3-32-7-64-11-97 3 2 6 4 8 6 28 29 59 54 92 78 32 26 64 52 96 77 8 6 17 11 26 17 11 7 23 13 32 22 13 14 28 24 42 35 39 28 57 68 61 114 0 1-1 2-3 5-26-34-59-61-96-81-3-1-6-1-11-1 2 5 3 9 5 11 6 6 12 12 20 17 22 15 39 35 48 61-5 1-7-4-9-7-12-10-23-20-35-30-19-15-38-30-58-43-12-9-25-15-38-22-2-1-8 0-9 2-2 2-1 7 1 10 3 5 8 10 13 14 21 16 41 33 62 49 20 15 37 33 54 52 12 14 15 31 12 49-1 6-5 13-9 17-12 11-25 22-38 33-10 8-19 17-30 25s-22 14-35 22c-4-6-6-9-7-12-14-24-33-41-59-50zM1277 1726c0 9-6 10-11 12 3-4 7-8 11-12zM1265 1739c-2 2-3 5-6 6-30 18-61 35-92 53-1 1-3 0-6-1 4-2 6-4 9-6 29-17 58-33 87-50 2-1 5-2 8-2zM1051 1866c51-12 99-30 145-56 26-14 52-29 79-44 0 5-4 7-7 10-59 49-126 82-201 98-59 12-117 28-174 49-20 8-39 20-58 30-6 3-11 6-17 9 2-8 9-10 15-14 24-16 50-27 76-38 46-20 94-33 142-44zM640 2172c-1-1-1-1-2-1 2-7 3-14 5-21 6-17 11-35 18-52 6-14 14-28 24-41 17-24 36-48 55-71 16-20 36-37 56-51 35-25 74-45 114-61-4 3-9 6-13 8-40 25-80 49-116 79-59 50-102 111-130 184-4 9-7 18-11 27zM776 2513c-17-40-35-81-53-124 36 6 68 2 100-5 12-3 23-9 35-13 4-2 7-6 11-10-11-4-13-5-21-3-17 3-36 5-53 9-27 5-53 3-79-2-5-1-9-3-10-10 11-4 21 3 32 2s22-2 31-11c-3-2-5-6-8-7-11-3-24-5-36-8-1 0-2 0-4 0-24-1-39-13-47-40 7 3 11 4 15 6 31 13 64 18 97 21 14 1 26-2 39-6 55-18 109-37 164-54 36-12 74-17 112-19 19 0 39-4 59 0 23 3 45 10 66 20 20 11 38 36 42 60-6-5-10-9-15-13-22-18-46-27-74-29-48-2-94 3-138 18-14 4-26 11-38 17-5 3-8 6-6 13 6 4 12 0 18-2 26-9 53-16 81-20 38-7 75-3 111 12 28 12 47 33 58 60 1 3-1 7-2 13-28-18-56-25-87-23-9 1-18 2-25 9 0 8 5 9 10 10 19 3 37 5 56 10 10 2 21 5 29 16-2 3-5 8-8 11-8 7-16 15-25 21-35 26-72 50-112 69-36 18-72 35-109 51-29 12-57 28-86 44-21 11-43 24-65 37-11-13-19-27-26-43 21-3 42 2 58-12 2-2 3-6 6-9-16-1-29 0-43-2-13-2-24-9-35-15 18-4 36-7 54-10 11-2 23-3 34-6 14-2 27-4 39-15-7-5-14-7-21-7-6 0-12-1-18 0-24 6-48 1-72-1-13-1-27-6-41-10zM855 2729c-11 8-22 15-33 23-11 9-23 18-33 28-7 7-13 8-22 6 18-19 64-50 88-57zM773 2750c-5 4-9 7-13 10 4-8 4-8 13-10zM719 2794c-1-4 4-5 7-8 3-4 7-7 11-11 3-3 6-5 10-8 0 0 0 1 1 1-10 9-20 17-29 26zM750 2982c-9-27-19-54-28-81 5-3 9-6 13-8 22-8 42-20 66-25 18-3 37-7 56-10 13-2 27-3 41-5 12-3 24-5 33-17-4-2-7-5-11-5-9-1-17-1-26-3 19-2 38-4 57-6 34-2 68-5 103-6 19 0 39 3 58 8 49 14 98 29 147 43 3 1 6 3 10 4 33 15 67 29 100 44 10 4 19 12 28 14 12 2 22 8 33 12 10 4 20 9 30 13 10 5 20 10 30 14 58 26 113 57 168 89 53 31 106 59 158 90 54 31 111 53 169 71 6 2 12 5 18 8 37 20 74 39 111 58 26 13 51 28 77 40 60 28 120 53 184 68 75 17 149 38 223 56 22 6 45 10 69 11 16 1 31 5 47 6 13 2 27 2 40 3 4 0 8 1 13 1 13 20 29 35 54 35 16 14 18 34 26 50-34 17-92 29-124 25 10-17 33-20 38-41-3-2-6-5-9-5-5 0-11 0-17 1-52 15-96 42-127 88-48 68-41 150 16 210 18 20 39 36 62 48 13 8 26 13 41 15 17 3 30 12 40 25 7 8 13 18 20 26 16 18 35 29 59 27 14-1 26-6 35-16 8-7 6-17-5-19-6-2-12-1-18-2-6 0-13 1-19 0-8-1-15-5-21-12-4-5-6-12-3-19 10-9 24-13 37-16 78-16 140-89 138-182 0-17-4-33-11-49-8-18-18-35-28-52-3-6-8-12-13-19 5-2 9-3 13-4 8-2 16-4 24-6 21-8 35-23 42-45 1-5 3-11 4-17 14-6 25-15 33-27 6-9 12-28 12-28l114-7c0 0 18 47 42 60 1 1 2 2 3 3 10 39 12 41 56 67-1 1-2 4-3 5-11 11-17 22-6 36 2 2 2 5 2 8 6 28 6 55 4 83 0 12-7 21-18 25-29 12-58 11-87-3-8-4-12-11-13-21 0-23-1-47-3-70-1-10-3-20-5-30-12-42-42-62-86-57-8 1-16 3-24 6-18 5-29 18-34 36-3 10 0 19 6 27 8 11 15 13 28 5 6-3 13-7 19-11 13 7 17 18 19 30s2 24 1 35c0 14-8 23-22 27-5 1-10 2-15 3-16 4-27 20-25 36 0 7 3 13 9 17 6 6 11 6 19 1 4-3 7-7 12-5 4 3 9 6 11 10 3 7 6 15 7 23 1 14 1 29 1 43 0 38 5 48 38 68 37 22 77 24 118 12 13-4 26-9 39-15 15-6 29-6 44 3 6 4 14 7 21 11 16 7 30 7 42-7 13-15 27-29 40-44 5-5 10-11 8-20-17-10-37-3-57-8-1-3-3-7-3-11-4-49-7-97-10-146-1-13-1-25-1-38 0-8 0-16 2-24 1-7 5-14 8-23-3-5-7-10-12-16 4-2 8-4 12-5 21-8 32-24 40-44 2-5 3-10 5-14 4-6 8-11 12-17 25 0 42-14 55-35 6 0 13-1 19-1 26 0 51-5 76-8 26-2 52-6 78-12 55-15 111-30 167-44 41-10 84-18 124-32 16-6 31-11 45-17 34-15 67-30 99-47 17-9 35-17 52-27 17-9 34-17 51-26s35-18 52-27c6-3 12-6 18-8 45-14 89-29 131-50 12-6 23-12 34-19 3-1 6-2 7-5 6-13 19-16 29-22 35-20 70-39 105-60 78-48 161-88 245-126 8-4 16-7 24-10 4-1 8-1 13 0 2 0 6 2 6-2 2-9 10-10 17-13 68-30 137-60 211-78 29-7 57-16 87-18 4-1 7-2 11-1 23 0 45 1 68 3 32 2 64 6 96 9 1 0 3 2 4 3-14 0-29-4-44 4 5 9 13 13 21 14 15 3 30 7 46 8 26 3 52 7 77 15 22 7 43 17 65 27-2 6-3 11-5 16-8 25-18 49-26 74-11 37-22 75-32 112-2 4-3 8-4 13-1 8-6 14-13 19-13 8-27 17-40 26-23 14-46 28-69 43-5 3-10 8-14 13-10 14-8 27 7 35 21 12 42 27 67 32 2 0 4 2 7 3-3 13-6 26-11 39-3 10-7 19-10 29-4 12-8 23-11 35-2 10-3 20-4 30-1 8-1 16-2 25-10 4-20 2-30 1-18-2-36-5-55-7-90-7-177 6-262 38-43 16-86 33-128 52s-83 40-124 60c-32 17-63 34-94 51-2 1-4 3-6 3-23 2-40 17-60 26-19 9-37 20-55 31-24 13-47 27-70 41-111 62-228 110-351 141-1 1-2 1-4 2-57 19-116 33-175 48-12 4-24 6-36 9-28 5-56 12-84 17-19 3-39 6-58 9-24 4-47 8-71 12-23 3-47 5-70 7-50 6-101 11-152 17-33 4-66 10-100 13-27 3-55 5-83 5-56 2-112 4-168 4-60 0-120-1-180-4-43-3-87-6-130-16-28-6-58-7-87-10-22-2-45-4-67-7-19-2-38-4-57-6-27-3-54-6-80-10-46-7-91-14-136-22-35-5-70-10-103-20-21-6-42-10-62-15-9-2-19-4-28-7-47-14-95-28-142-42-60-18-117-42-174-67-20-8-40-18-60-27-9-5-16-14-25-17-10-3-19-7-27-12-28-16-56-32-84-48-14-8-28-16-42-24-22-12-43-24-65-36-53-27-105-55-158-82-24-12-49-22-73-34-3-1-6-2-8-3-59-22-116-50-178-63-66-14-132-20-200-12-14 2-28 4-41 5-10 1-19 0-29 0 2-17-4-32-8-48-7-26-14-53-20-80 7-7 16-8 24-11 15-6 30-11 45-18 10-4 19-10 23-22-11-10-24-9-37-8-23 4-46 7-71 11-5-14-9-26-14-40 19-10 43-11 52-34-8-9-19-9-30-7-10 3-20 5-31 8-15-39-23-80-36-120 5-5 9-10 14-15 9-9 12-21 14-34 1-11-3-18-13-22-9-3-17-5-26-7-8-2-14-6-17-15zM4427 5213c-18 11-17 34-32 47 0-4-1-6 0-8 7-26 9-52 10-78 0-14 5-23 16-28 13-7 26-12 39-16 9-3 18-3 29 3-4 33-12 65-18 102-4-8-7-12-10-17-3 4-6 9-8 13-3-3-6-5-9-8-13 17-15 38-30 52 6-19 20-38 13-62zM4454 6065c9-10 18-20 28-28 52-46 101-95 145-149 3-4 6-7 9-10 1-1 2-2 3-3 1 1 3 2 4 2-4 7-7 14-11 21-15 21-30 43-47 63-30 36-63 69-99 100-10 8-21 15-32 22-3 2-6 2-12 4 2-11 7-17 12-22zM4614 5804c4-6 6-13 16-16 1 3 3 7 2 9-5 11-10 23-17 33-17 26-36 51-54 77-3 4-7 10-15 6-1-11 3-18 8-25 10-13 20-26 29-39 10-15 20-30 31-45zM4583 5206c1-7 1-10 1-14 4-22 8-44 11-66 0-2 0-3 1-5 3-23 3-23 29-27 1 3 3 6 4 9 1 16 3 31 9 47 2 6 1 6-5 15-3-7-3-16-14-10-2 0-6-4-10-7-11 17-12 39-26 58zM4562 5194c-3-3-6-4-8-6-3 2-7 5-10 7-1-1-3-2-6-5-4 5-7 10-12 16-1-8-2-15-3-25-5 4-9 6-10 9-5 12-10 24-17 36 1-11 1-22 2-33 3-19 6-39 11-58 4-14 13-24 27-30 12-5 25-8 42-5-3 32-6 63-16 94zM4630 4402c-2 2-4 2-8 4 1-5 1-7 2-10 5-6 8-13 14-19 21-26 44-51 66-76 4-4 8-10 17-8 0 3 1 6 0 8-1 4-3 8-6 12-26 32-52 64-85 89zM4644 3810c0-18 6-27 31-42-9 20-16 33-31 42zM4687 4250c7-11 12-24 27-35 1 33-30 81-65 106 1-13 1-14 15-36 7-12 15-24 23-35zM4664 5072c11-19 26-32 47-38 17-5 33 0 46 11 23 21 35 65 20 100-3 5-8 10-14 13-10 7-27 10-51 10-14 0-34-5-45-26-12-22-18-46-3-70zM4334 5246c-10 6-11 17-16 26-4 9-6 19-17 28 2-13 3-22 5-32 2-21 5-42 7-63 2-18 11-28 27-35 14-5 28-13 43-7 6 8 4 16 3 24-2 14-4 28-6 43-2 12-5 23-20 25 0-2-2-5-4-10-17 14-12 38-28 53 4-18 14-33 6-52zM4159 6750c10-16 23-28 45-33-3 24-16 39-42 52-7-6-6-13-3-19zM4096 6771c-10 7-18 15-32 13-2-10 5-15 11-20 13-12 28-23 42-35 15-13 30-27 46-41 10-9 20-18 37-22-5 14-12 24-20 32-27 26-55 51-84 73zM4181 6086c-36 1-71-4-106-13-48-13-96-27-142-45-22-8-43-17-65-25-23-8-46-15-69-23-122-43-245-87-367-131-56-21-111-43-167-65-22-8-44-15-67-22-3-1-6-3-11-6 23-8 43-16 64-23 5-1 11 1 16 3 27 9 53 18 79 27 69 25 137 49 206 75 97 36 194 73 291 110 72 29 145 52 219 77 10 4 20 7 31 11 22 9 45 16 69 18 8 1 16 2 24 3 7 2 14 4 23 8-12-13-32-25-50-31-45-16-91-31-137-47-99-36-199-72-298-109-67-24-135-48-202-72-73-27-147-53-220-79-5-2-10-4-17-7 24-9 46-17 67-26 7-3 13 1 19 3 43 15 85 31 128 46 111 39 221 79 332 118 51 18 102 36 153 54 46 18 92 34 136 55 52 24 103 53 146 93 4 4 8 8 12 12 2 2 3 5 4 8-3 5-9 5-14 5-9 1-18 0-28 0-20 0-39-2-59-2zM2035 5605c1 8 1 16 2 30-14-9-24-16-35-23s-16-18-14-32c2-8 2-16 3-23 2-11 5-22 5-33 2-35 13-69 23-102 23-74 47-148 71-221 9-27 22-53 31-80 13-37 35-69 52-104 7-15 18-21 35-20 11 1 22 2 36 6-11 13-20 24-30 35-20 25-40 50-55 79-29 56-54 113-68 175-1 6-3 12-6 19-17 43-33 87-39 134-2 13-7 27-9 40-6 40-6 80-2 120zM1984 5294c-7-17-16-80-14-100 4-1 9-2 14-2 2 0 5 1 8 2 31 9 40 21 40 54v26c-22 8-22 8-27 28-5-10-9-18-13-27-12 4-5 14-8 19zM2129 5238c4 2 10 2 15 4 49 21 97 42 145 62 42 17 84 35 127 47 18 5 34 13 51 20 40 15 79 31 119 45 158 57 316 113 474 170 6 2 11 4 22 9-26 9-46 16-67 24-8 3-14 0-21-2-49-18-99-36-148-53-150-54-301-108-451-163-55-20-111-41-164-66-24-11-49-20-73-29-27-10-35-22-33-51 0-4 0-7 1-11 0-1 1-3 3-6zM2113 5334c12-4 24-3 37 1 41 16 84 30 125 45 204 73 408 146 612 219 30 11 59 22 89 32 0 2 0 3 0 4-17 6-33 12-50 17-4 2-10 1-14-1-18-6-36-12-54-19-26-10-53-22-79-31-54-18-106-39-160-52-79-19-154-50-229-80-54-22-108-44-163-65-13-5-26-8-39-12-31-10-61-20-91-30-3-15 4-23 16-28zM3108 5620c179-64 359-128 538-193 33-11 66-23 99-35 20-8 40-17 61-25 31-11 63-22 95-34 36-14 72-30 109-45 24-10 48-20 73-30 10-4 21-9 32-14 6-2 13-7 21-4 4 9 4 19 3 29-2 15-8 29-24 34-49 16-96 39-144 59-56 23-113 44-170 64-305 110-610 219-915 328-38 13-76 26-114 39-64 24-128 48-193 71-117 43-234 85-352 128-40 14-81 28-122 41-18 6-33 16-48 27-1 0-1 2-2 5 23-10 46-10 69-14 8-1 15-4 23-7 66-22 132-43 197-67 63-23 125-48 188-72 49-18 99-36 148-54 93-34 185-68 278-102 310-111 620-222 930-333 75-27 150-53 224-80 12-5 23-6 35-3 13 4 22 11 21 28-26 9-52 18-79 26-47 15-94 30-141 46-87 29-173 61-258 96-32 14-65 25-99 36-55 18-109 37-163 57-33 12-65 25-98 38-18 7-36 14-55 22-70 29-141 57-213 81s-143 53-215 80c-65 25-132 48-198 72-70 25-140 50-210 74-42 15-85 27-127 40-33 11-65 22-98 32-32 9-64 16-95 23-5 1-9 1-13 1-30 2-60 3-90 4-12 0-24 1-37-5 5-6 9-12 13-16 18-14 35-30 53-42 51-35 106-62 164-83 63-23 126-48 189-70 96-34 191-68 287-102 141-50 282-100 423-151zM3080 4772c-9 3-20 1-28 10 5 1 9 2 12 2 18 2 18 2 25 20-11 7-24 8-37 14-8-10-15-20-23-30-8-11-17-18-33-15-9 1-20-1-31-2v-54c33-12 43-13 77-9 15 1 30 4 46-1 8-2 19 2 29 3 5 11 6 21 2 32-7 0-13 0-20 0-12-1-17 2-19 15-1 5 0 10 0 15zM3069 5118c-1-4-3-7-3-10-1-8-1-16-1-24 0-61-1-121 0-182 0-17 2-33 3-50 1-2 2-3 5-8 5 13 5 24 5 34 0 73 0 146 0 219 0 7 2 16-9 21zM2946 5019c5-1 10-2 14-2 5-1 11 0 18 0v23c-11 1-22 2-33-2 0-7 1-13 1-19zM2941 4994c-8-2-12-7-12-16 0-11 2-22 4-35 18-2 34-2 51 5-2 17-4 32-5 48-14 5-26 0-38-2zM2969 5076c3 1 6 1 12 2 1 13 2 24 4 37-17 6-32 2-46-3-1-2-2-3-2-4-4-22-1-28 24-31 3-1 5-1 8-1zM2944 4915c-13-6-20-3-25 10-2 8-4 16-4 24-1 12-1 24-2 37 0 16 3 29 22 32v18c-12 9-27 2-39 8-1 7 3 7 7 7 17 1 33 0 50 3-3 0-5 0-8 0-16 1-23 6-26 21-2 11-2 22-3 33 0 3 0 6 0 10-12 4-24 1-36 2-1-1-2-2-2-2-1-1-1-2-1-2-2-73-3-146-5-219 8-6 16-4 24-4 15 0 31 1 46 0 3 0 6-3 12-7-16-5-29-1-42-3-13-1-26-2-39-4v-14c7-3 14-6 21-9 9-4 12-10 11-20-2-29-12-55-33-76-17-16-27-35-27-60 1-12-2-24-3-37-1-8-2-17-2-26 16-4 31-2 47 1 7 17 5 35 5 54-7 3-13 5-20 7 4 9 11 11 19 11 14 0 27 0 41 0 5 0 10 0 16 0 3 22 5 41 5 62-17 5-35-3-50 5-1 7 4 7 8 8 22 1 43 6 68-2-6 10-10 18-15 24-6 9-7 18-6 28 1 9 6 16 14 21 11 6 21 13 33 20-4 9-7 18-10 27-3 8-6 16-8 25-16-2-29-8-43-13zM2473 5097c11 4 21 7 31 10-1 16-1 31-2 49-7-3-12-4-16-7-8-3-13-9-13-18 0-11 0-22 0-34zM2475 5076c-5-18-5-44-1-64 26 13 57 8 84 19v61c-17 0-69-11-83-16zM2504 4331c-23 0-46 1-70 0-3-12-2-22-1-32 4-3 8-6 13-10-4-3-7-6-12-10 1-12 2-27 3-41 1-7 7-10 12-10 10-2 19-2 30-2 4 29-1 58 1 85 8 5 12 2 13-4 1-7 1-14 2-22 2-12 5-14 17-15 3-1 6 0 9 0 8-2 15-6 17-15 2-7 3-15 5-22 1-6 5-10 12-11 16-2 33-2 48 3 7 8 4 16 5 24 3 16 5 20 21 24 9 1 18 2 26 1 9 0 14-5 15-14 1-8 2-17 4-26 15-10 30-5 44-2 7 8 6 16 7 24 1 9 6 15 14 18 9 2 17 5 26 5 17 1 23-4 26-22 2-7 2-15 3-24 18-5 34-4 51-1 4 16 4 76 1 100-8 4-17 3-26 3-38 0-77 0-116 1-8 0-17 2-26 4-1 0-4 4-4 6 0 3 2 6 4 7 8 2 16 4 24 5 11 1 23 0 35 0 6 1 11 2 18 2-1 9-2 16-2 23 1 1 2 1 3 2 6-7 11-15 18-22 15-1 31-1 47-2 2 0 4 2 8 3-3 4-5 7-7 11-7 11-13 23-19 34-3 4-3 9-6 12-12 14-11 29-9 45 1 5 2 9 2 13 0 41 8 80 14 120 1 7 1 14 2 22-8 3-15 5-21 8-3 1-6 5-5 8 0 2 4 5 7 6 7 1 13 0 21 0 7 13 5 29 9 44 4 14 5 30 8 47-2 1-5 4-9 6-16 6-32 12-49 18-2 1-4 2-6 2-24 2-48 4-72 6-12 1-24 3-37 3-7 1-14-1-21-1-5-30 3-58-7-89-3 6-6 9-6 13-1 12-2 25-2 37-1 12 0 25-4 38-31 0-60-5-90-11-2-15-1-30 0-44 2-23 4-45 6-68 1-10 0-11-5-24-3 3-7 6-7 9-3 12-3 24-8 35-10-2-20-3-31-6-3-16 0-31 1-47 2-29 6-57 8-85 2-26 3-51 5-77 0-2 1-4 2-7 5 0 10-1 15-1 4 0 8 1 13 2 4 12 0 22-1 33 0 11 0 22 0 33 0 10-2 21 2 34 10-8 8-18 10-25 2-9 2-18 3-28 13 0 24 1 36 0 5 0 10 0 15-1 5-2 6-11 2-13-6-2-11-4-17-4-11-1-23-1-36-2v-28c11 0 21 0 31 0 37 0 74 0 110 0 8 0 16 0 24 0 8-1 16-3 24-8-5-3-9-6-13-6-12-2-25-3-37-3-21-1-42 0-64 0-7 0-14 0-22 0-9-19-10-41-21-59-8 7-4 13-3 19 0 6 2 12 4 17 1 7 3 13 5 20-15 8-31 4-46 5s-30 0-45 0c-12-23-24-46-37-70 5-1 9-3 13-3 18-1 37-2 55-4 5 0 10-1 15-2 15-3 31-6 50-10-27-8-50-6-74-7zM2783 4930c-10 3-19 5-28 6-15 2-30 5-45 7-11 1-22 1-33 0-19-1-39-4-58-6-18-3-36-5-54-7-4-16-2-30 1-46 37 3 72 11 109 11 35-1 70-4 106-10 4 15 2 30 2 45zM2503 4967c0-9-3-18-4-29 11 3 21 6 30 8 10 3 20 4 30 5 13 2 27 2 40 3 5 0 11 1 17 0 28-6 56-3 85-2 0 0 1 1 1 2 3 18 3 55 0 71-20 4-71 0-90-6-1-8-2-16-4-25-12 5-7 16-12 24-3 0-7 1-11 0-16-4-31-9-46-12-12-3-23-5-35-8 0-11 0-21-1-31zM2514 4777c16 3 32 6 49 9-3 21-5 41-7 63-24-4-47-7-72-15 10-19 19-37 30-57zM2501 4751c-10-2-19-5-27-7-4-18-3-42 2-64 10-3 20-2 31 3 1 23-5 45-6 68zM2569 4851c4-21 7-41 10-62h40c2 23 1 44 1 66-18 3-33-3-51-4zM2635 4788c21 2 40 4 61 6 7 20 15 41 17 64-20 6-56 5-78-2-1-21 0-44 0-68zM2769 4852c-14 2-27 8-41 5-6-23-12-44-18-66 18-4 35-8 52-11 4-1 8 0 12 0 12 21 24 40 36 60-12 12-28 9-41 12zM2497 4772c0 13-8 21-13 31-4 9-8 18-13 28-17-5-33-8-47-19 13-15 25-30 39-46 11 2 22 4 34 6zM2471 4858c27 8 51 16 77 24v43c-31 0-49-5-76-18-1-7-1-15-1-23 0-7 0-15 0-26zM2487 4934c0 18-1 34-2 51 0 2-1 5-2 7-7 2-11-1-12-7 0-18 0-36 0-56 7 2 11 4 16 5zM2541 5106c44 18 90 22 137 21 8 0 16-1 24-1 2 0 4 1 6 1v58c-26 2-49 8-75 3-34-6-68-12-102-23-3-1-6-3-11-4-1-18-1-35-2-52 7-6 15-6 23-3zM2708 5108c-37 1-75 0-112-5-7-1-14-4-22-6-3-22 0-43-1-67 34 11 67 17 100 17 6 8-5 19 9 24 2-4 4-8 5-12 1-3 1-6 2-9 21-4 41-8 61-11s40-5 63-7v62c-9 6-19 8-29 9-25 2-51 4-76 5zM2725 5128c6-4 14-5 21-5 32-1 62-8 92-20 2-1 5-1 9-2v46c-38 18-78 28-122 36zM2834 5088c-1-1-2-2-3-3-1-19-3-37-4-58 8-1 14-3 20-4 0 3 2 4 2 6 0 15-1 29-1 44 0 10-5 14-14 15zM2847 5004c-9 2-19 5-29 7-12 2-24 7-36 10-19 4-39 12-59 4-5-17-8-46-5-71 45-1 89-4 131-16 5 18 4 42-2 66zM2852 4916c-17 6-34 10-53 11-3-15-2-29-2-44 19-4 35-7 53-10 5 14 2 28 2 43zM2837 4833c-14-19-24-39-34-60 14-7 24-13 36-20 11 10 27 37 39 63-2 1-4 3-6 4-11 4-23 8-35 13zM2855 4528c0-10 0-21 0-32h49c1 17 2 34 1 52-5-1-10-2-14-1-2 0-6 3-6 4-1 2 2 7 3 7 12 3 25 7 37 6 20 0 40-3 61-5 2 0 4-3 7-5-8-11-20-4-30-10-6-15-3-31-2-49 14-4 28-1 42 0 7 20-6 42 6 63 26 5 53 1 80 2-8-12-22-5-31-12 1-16 2-31 3-48 13-3 26-3 39-4 5 11 2 21 2 31-1 6-1 12-1 17 0 11 4 20 16 24v52c-9 5-22-3-31 7 19 10 56 10 80 2-9-7-9-7-31-7-1-18-1-36 0-53 16-11 19-18 16-38-1-10-2-20-3-28 7-8 15-5 22-5s13 1 21 2c6 16 0 32 4 48-11 7-23 2-35 11 16 5 30 0 43 2 12 1 26-1 40-2 11-21 0-42 6-63 13-3 26-4 41-1 3 17 3 33 0 50-11 2-20 4-34 6 7 5 9 8 13 9 12 2 24 2 37 4 19 3 37-2 56-5 4 0 7-3 6-7-1-5-5-5-9-5s-8 1-13 2v-52c16-6 32-2 49 1 6 20-4 41 8 61 6 0 12-1 19-1 3 6 0 35-8 61-8 1-17 2-25 1-26 0-51 1-77-2-20-3-42 0-65 9 6 3 9 5 12 5 3 1 7 0 11 0 32-3 43-2 79 9 0 1 1 3 1 4 0 16-1 32-2 47-17 3-97 4-124 2-5-10-2-22-2-32-1-10 1-20-2-34-4 5-7 7-7 9-1 15-1 29-2 44 0 4-2 8-2 13-20 4-38 0-56-1s-36-2-54-1-36 6-55 1c-6-21 1-43-8-68-9 15-3 26-5 36-1 11 0 21-1 32-19 3-110 2-126-1-1-2-1-5-1-8 0-14 0-29 0-44 25-7 49-12 75-9 5 1 10 2 15 2 3 0 6-3 10-5-3-2-5-4-6-4-21-5-42-10-63-7-32 5-64 3-97 2-2-10-4-19-5-29-2-10-3-21-5-34 9 1 15 2 21 3 10-9 6-21 7-31zM3820 4329c-5 1-10 2-14 2-29 1-57 1-86 1-12 0-25 2-37 3-2 0-4 2-8 4 16 3 31 6 45 8s27 3 41 6c14 2 29-2 44 4-3 14-12 24-17 35-6 12-11 23-17 36-30 0-60-1-92-2 2-20 13-38 9-59-10 12-14 22-22 58-6 1-12 1-19 1-31 1-63 1-94 1-8 0-16-1-22 8 6 5 14 6 22 7 14 1 28 2 41 2 31 0 62-1 92-2 10 0 19 0 30 0 2 10 2 18 0 28-9 1-19 1-28 2-8 1-15 3-23 5-2 0-3 3-3 5s2 6 4 7c5 1 11 2 17 2 11-1 22-2 32 0 9 16 1 35 15 53 5-36-1-67 1-99 10-5 19-4 28-3 6 73 12 144 18 216-12 1-22 8-35 5-5-13-1-29-10-41-7 1-7 6-7 10 1 21 2 42 4 63 1 20 1 39 2 60-30 10-60 10-89 14-12-29-1-59-11-88-7 11-7 11-7 27 0 10 0 21 0 31 0 9 0 18 0 29-18 2-35 2-51 0-25-3-49-5-74-7-5-1-10-1-15-2-18-7-35-14-53-21-2-1-3-3-4-4 5-30 10-59 15-90 8 0 16 0 24-1 2 0 6-3 6-5 0-3-2-7-5-8-5-3-12-5-19-7-4-6-1-13 0-20 2-18 5-35 7-52 4-35 8-70 11-105 0-4-2-9-5-14-3-6-7-12-10-19-7-15-14-30-25-43-1-2-2-4-3-7h55c6 8 12 15 18 22 8-8-1-14 0-23 7-1 15-3 23-3 11-1 22 0 33-1 7 0 14-2 21-4 3-1 4-7 6-11-12-7-24-7-36-7-37-1-74-1-111-1-8 0-16 0-26 0 0-6-1-11-1-16-1-24-1-48-2-72 0-5 2-10 4-15h50c1 10 3 20 5 29 3 15 8 18 23 18 6 0 11 0 17-1 15-3 25-11 26-27 1-3 1-6 1-9 1-7 5-11 12-11 12-1 24-3 38 2 1 5 1 11 2 16 1 22 6 27 28 26 7 0 15-3 22-4 8-2 11-8 12-16 1-6 0-12 1-18 1-9 4-13 13-14 14-1 27-1 40 0 7 0 11 4 12 10 1 7 3 13 4 20 2 10 10 16 20 17 3 1 6 0 9 0 11 2 13 4 15 15 1 8 1 16 3 24 1 5 6 6 11 3v-83c15-5 28-2 42 4 6 15 3 31 6 46-5 4-8 7-13 11 18 8 15 23 14 39zM3777 5075c-14 7-48 15-83 18-2-20-3-40-2-62 29-11 60-5 86-19 5 17 5 30-1 63zM3777 5144c-9 4-17 8-28 13v-50c9-3 18-6 29-9 2 15 0 29-1 46zM3542 5128c9-3 18-2 26-1 43 4 84-3 125-13 6-2 11-4 17-7 7-4 15-3 23 2v52c-22 10-46 15-69 20-17 4-34 7-52 9-22 3-44-1-68-5-4-19 0-38-2-57zM3338 4894c13 0 26-2 40 0 5 75-6 148-3 222-13 6-25 2-38 1 0-7 0-12-1-18-1-9-2-17-4-26-3-10-9-18-21-21 8 0 15 1 23 1 7 0 15 0 26-5-5-3-8-5-11-6-11-1-22-1-33-2v-19c3-2 7-4 10-5 8-4 12-11 12-19-1-20-1-40-2-60-1-10-4-21-17-26-18 6-34 16-54 17-6-17-11-34-17-50 9-9 20-14 30-20 18-11 22-28 12-47-5-8-11-16-16-25 14 1 27 3 40 1 12-1 26 4 38-9-18-9-36 0-53-6 1-20 2-40 3-61 14-4 28 1 40-1 13-1 27 4 37-8-3-9-13-4-19-10-4-16 2-33 3-51 16-7 33-6 50-7-2 16-3 30-5 45-1 9-3 19-2 28 1 22-9 38-24 52-22 21-32 47-35 77-1 9 1 15 8 18 7 4 15 7 23 11 0 2 1 5 2 8 0 2-1 4-2 6-2 1-3 3-5 3-19 1-37 1-55 2-6 0-11 1-20 2 14 12 28 7 40 8zM3274 4998c-5-16-2-32-7-50 19-3 35-7 52-5 5 14 4 28 3 42-1 3-5 7-9 9-12 4-25 5-39 4zM3309 5039c-13 4-23 1-36 3v-24c11-3 21-1 33 2 1 6 2 12 3 19zM3271 5079c16-5 30-2 46 7v24c-15 10-31 8-50 6 2-13 3-24 4-37zM3213 5092c-1-39-1-78-1-116-1-22 0-44 1-65 0-5 0-10 7-9 4 20 4 177-1 217-2-3-5-5-6-8 0-6 0-13 0-19zM3179 5117c-1-2-4-4-4-7-1-5-1-10-1-15 0-72 0-145 0-217 0-8 0-16 1-24 1-2 3-4 7-10 2 15 4 27 4 38 0 73 0 146 0 219 0 6 2 12-7 16zM3162 4807c3-8 5-14 8-21 10-1 20-2 31-3-8-9-18-7-26-11 0-2-1-4-1-6-3-23-4-24-28-23-3 0-5 0-8 0-2 0-3-1-6-2-3-10-3-20 4-31 13 0 25-4 38 0 11 2 22-1 33-2 10 0 20-2 30-2 7 0 13 2 19 3 10 2 19 4 30 7v57c-11 0-22 1-33 0-12-1-21 4-28 13-8 11-16 21-24 32-13-4-25-7-39-11zM3216 4829c7-14 17-25 30-34 13 11 23 23 30 37-9 14-23 20-37 27-8-10-16-20-23-30zM3376 4818c4-17 19-42 36-64 12 6 24 12 38 19-11 20-22 40-33 60-3-1-6-1-9-2-10-4-21-8-32-13zM3631 4824c0-11 0-22 0-35h41c4 21 7 41 11 62-14 2-27 4-40 6-2 0-5-1-8-1-7-10-3-21-4-32zM3687 4885c4 15 3 29 2 45-16 2-30 4-44 6-25 3-49 6-74 8-5 1-10 2-15 1-29-4-57-9-88-13v-46c26-1 49 9 74 8 24 0 48 0 72-1 24 0 48-9 73-8zM3768 4834c-10 8-23 6-35 10-11 3-23 3-36 5-3-22-5-41-8-62 17-3 32-7 50-8 9 18 19 36 29 55zM3743 4685c12-7 21-7 32-6 4 14 7 49 5 66-9 2-19 4-29 7-3-23-5-44-8-67zM3748 4969c1 10 0 20 0 31-33 2-61 17-94 19-2-18-2-18-10-24-1 8-2 16-3 23-17 9-63 12-93 8-2-24 0-48-1-73 6-1 11-2 15-2 18 0 35 0 53-1 2 0 4 0 6 0 27 10 54 0 80 1 10 0 20-4 30-6 6-2 13-4 19-6 6 11-3 20-2 30zM3614 4858c-16 5-51 6-76 1 4-23 11-44 19-65 20-2 38-4 57-6 3 14 4 49 0 70zM3525 4858c-28-3-56-6-84-15 13-22 25-41 38-63 20-1 40 8 63 10-6 23-11 45-17 68zM3453 4927c-19 2-35-7-53-9v-45c18 3 35 6 54 9 3 16 1 30-1 45zM3537 4954c-2 25-3 48-5 73-8 0-16 2-22 1-17-3-33-3-49-10-14-6-30-7-45-11-4-1-8-2-14-4-1-22-2-44-4-66 46 14 91 16 139 17zM3403 5024c9 0 16 0 23 7-2 19-4 38-6 58-10-1-17-5-17-16 0-16 0-32 0-49zM3407 5105c0-1 0-2 1-2 19 5 39 11 58 16 20 6 41 1 61 9v53c-23 0-44-7-64-13-20-5-40-13-60-21 2-15 3-29 4-42zM3522 5107c-25-3-51-1-76-8-2-1-4-2-8-4-2-20-2-40 2-60 15 0 30 0 44 1 9 0 17 2 26 4 17 3 34 6 52 10 2 6 5 13 8 23 4-4 7-6 7-9 1-5 0-10 0-16 34 0 67-5 100-17 3 23 1 44 2 65-18 9-37 9-54 10-34 2-69 6-103 1zM3768 4993c-3-17-2-34-3-51 0-8 1-8 15-11 3 18 2 36 2 54 0 7-6 9-14 8zM3781 4908c-23 12-48 17-76 19-1-15-2-29-3-45 22-7 42-13 61-19 6-1 12-2 18-3 3 16 1 32 0 48zM3781 4831c-9-18-18-36-28-55 12-8 24-7 37-9 6 8 12 16 19 23 6 7 12 14 20 23-15 10-31 15-48 18zM2976 4834c6-16 17-27 28-38 17 9 20 12 32 32-7 9-14 19-22 30-15-5-27-14-38-24zM3032 4900c3 2 5 4 7 7 1 1 1 4 1 6 0 64 0 128 0 193 0 5 0 10-8 12-1-7-2-13-2-20-3-42-1-177 2-198zM3155 4763c-4 14-8 26-12 39-12 4-22 4-34 0-4-14-8-27-12-42 20-2 38-1 58 3zM3120 5062c2-24 2-48 1-72 0-47 0-95-1-142 0-3 2-7 2-10 8-3 10 2 10 7 0 11-1 21-1 31 0 33 0 66 0 98 0 33 2 66 2 99 0 17-3 36-4 54-1-1-3-1-4-1-1-1-3-3-3-5 0-20-3-39-2-59zM4176 4690c-2 4-6 7-12 13-5-21 3-36 9-50 6-15 8-31 24-40 5 7 4 14 2 20-7 19-15 38-23 57zM4195 4709c-2 15-4 29-17 44-7-20-3-35 5-50 1-2 4-2 6-2 2 1 3 3 5 4 0 1 1 3 1 4zM4191 5254c11 39 24 77 37 115 12 39 26 79 34 120 3 12 3 24 5 37 3 17 5 34 8 51s-3 29-17 38c-9 5-18 11-29 18-3-11-1-20-1-29 1-17 2-34 3-51 1-34-4-68-11-102-7-35-14-71-28-105s-22-69-34-104c-9-29-19-58-35-85-7-13-12-27-18-40-18-37-46-67-72-99-4-4-7-9-13-15 19-6 35-6 51-4 4 0 8 4 13 7 1 1 2 2 2 3 16 31 35 59 48 91 6 16 12 32 19 47 16 35 26 71 38 107zM4279 5626c0 38-24 53-48 70-9-22-5-35 11-45 12-8 23-16 37-25zM4066 4979c-17 2-30 4-44 5-12 2-22-2-30-12 24-12 51-10 74 7zM3992 4177c-5-4-4-8 0-11s9-6 14-8c18-7 36-14 54-21 7-2 14-3 21-5-3 14-13 19-22 24-28 15-50 21-67 21zM4077 4088c-30 11-60 22-91 31-11 3-23 4-36-1 3-4 4-9 7-10 5-4 12-6 18-8 32-6 63-18 94-29 11-3 23-5 34-7 2 0 4 1 7 2-10 11-21 18-33 22zM4281 5292c-2-5-3-11-5-19-11 9-11 19-16 27-1 0-3-1-3-1 1-18-13-20-25-25 0-10 0-19 0-28 0-31 8-42 37-51 8-3 15-5 24-1 6 16-1 32-3 48-1 17-4 33-9 50zM1152 5097c-22 26-39 54-29 93-7-3-10-3-12-5-42-38-61-87-61-143 0-5 3-11 6-15 8-12 18-21 31-28 15-8 30-17 45-26s27-20 29-39c1-6 5-10 10-13 16-10 32-18 48-26 19-9 38-19 56-29 15-8 29-17 47-28-1 9-2 15-2 21-24 5-45 16-65 26-43 23-71 58-87 103-13 35-20 72-16 109zM1240 5337c-21-3-73-23-93-37 32 10 65 15 93 37zM1182 5291c10-3 10-3 19 6-6-2-12-4-19-6zM1146 5279c7-5 10 0 14 4-4-1-9-3-14-4zM1090 5268c6 4 13 8 19 11-1 2-2 3-3 4-6-4-12-8-18-12zM1033 5165c12 17 21 33 33 48s27 27 41 41c-42-24-71-59-74-89zM1072 5183c7 6 10 9 14 12 9 7 19 15 29 22 20 11 21 11 34 36-30-12-65-43-77-70zM1316 4713c-13 13-27 24-43 33 3-8 10-13 15-19 6-7 12-13 17-20s9-15 15-23c4 12 4 21-4 29zM1324 4737c-4 11-4 11-23 19 8-9 14-15 23-19zM1320 4999c-1 10-1 10-21 15 9-6 14-10 21-15zM1311 5036c3-1 5-5 11-1-4 1-7 3-10 4-1 1-2 0-4 0 1-1 2-2 3-3zM1294 4790c8-11 18-19 30-25-2 13-2 13-30 25zM1287 3615c-75-14-144 2-209 38-52 29-100 64-148 98-26 18-53 34-80 50-31 19-65 25-101 24-12 0-25-4-38-8-9-2-17-8-22-17s-8-18-5-29c5-17 8-34 7-52-1-21-10-36-29-45-14-6-28-10-44-8-24 4-46 10-69 16-34 10-69 16-106 20-39 5-76-4-113-19-51-22-91-58-119-106-18-31-20-63-12-97 2-9 7-16 15-20 15-8 30-14 46-14 17-1 33 0 50 3 22 3 45 4 68 5 18 1 33-6 48-17 30-22 32-66 19-89-9-18-24-31-40-43-13-10-27-19-41-29-43-30-85-62-117-105-27-35-46-74-55-118-14-61-21-123-22-186-1-52 7-102 24-151 6-19 16-36 29-51 9-10 20-16 32-18 10-1 21-2 30-5 10-4 17-1 25 3 28 14 49 34 65 61 17 28 27 59 33 92 4 25 5 51 5 76 0 27 2 54 3 81 3 44 16 85 35 124 16 32 35 61 58 88 11 14 25 26 40 37 45 29 92 50 144 62 26 5 52 9 80 14 6 21 12 41 18 63-55 1-104-12-151-35-46-23-90-49-122-89-9 2-10 7-10 13 1 13 6 25 15 34 14 16 28 32 45 45 49 40 106 65 170 74 21 3 42 4 65 5 1 3 3 6 4 10-1 2-2 3-3 4-36 11-73 13-110 7-17-2-34-3-50-5-28-3-55-11-81-19-1 0-3-1-4-1-6-3-11-5-16 0-4 4-1 13 7 18 8 6 17 11 27 15 42 15 86 26 131 32 9 1 17 2 26 3 25 2 49 1 74-6 2-1 5-1 8-1 1 0 2 0 4 1 0 5 1 10 1 16-29 10-57 20-87 24-27 4-54 6-80 10-3 0-7 0-9 1-3 2-5 5-6 8-1 2 2 6 4 7 5 3 11 6 16 6 20-1 41-1 61-3 25-2 49-6 74-10 10-1 20-4 31-7 3 5 6 9 10 15 34 0 66-11 100-15-6 3-12 6-19 9-57 24-110 57-160 94-9 6-17 14-25 21-6 6-6 13-3 16 4 4 9 4 14 2 7-3 14-6 20-10 14-8 29-17 43-26 55-32 113-58 176-69 29-5 57-11 86-16 8-2 16 0 24 0-61 16-112 50-162 86-41 29-78 64-116 97-5 5-9 12-12 18-3 5 2 11 7 10s10-2 15-4c9-5 18-10 26-16 30-25 64-43 97-64 43-28 90-50 139-68 37-13 75-19 114-16 16 1 32 3 48 5 3 1 6 3 9 5 16 10 31 19 46 30 2 1 3 6 4 8-7 7-13 4-19 3zM1316 4613c8 15 8 29 2 41-15 27-33 53-60 71-4-5 0-6 2-8 2-3 5-6 8-8 14-15 26-31 31-51 4-15 11-29 17-45zM1288 4504c-2-14-1-14 15-21 0 4 1 8 1 12-3 27-5 55-9 82-7 63-33 115-95 142-2 1-4 1-5 2-12-7-22-13-33-19-12-6-24 4-39 1 6-3 10-4 13-6 16-7 33-13 48-21 40-20 67-51 87-89 14-26 20-53 17-83zM1254 4430c3-2 5-4 7-5 3-1 6 0 9 0-5 5-8 9-16 5zM704 4186c8-21 15-43 23-64 5-11 12-22 20-32 15-18 32-35 49-52 19-19 41-33 66-43 29-11 58-22 89-29 43-8 87-13 131-10 69 4 129 29 181 79-10-2-14-7-20-11-7-4-13-9-20-13-7-3-13-7-20-9-6-3-13-8-22-4 2 3 3 7 6 9 6 5 13 9 19 13 18 12 35 24 49 40-6 5-8-1-11-3-29-22-60-40-93-53s-68-16-104-15c-38 1-77 6-115 14-20 5-39 11-56 23-10 7-21 13-32 19-12 7-22 15-29 27-2 3-2 7-5 14 6-1 10-1 12-3 26-14 52-29 79-43 16-9 35-13 54-16 11-2 22-4 32-6 11-1 21-2 31-3 7-1 15 0 22-1 18-4 36-1 53 5 39 11 76 28 109 50 12 7 22 17 33 25 13 6 22 17 30 28-13-6-23-15-31-27-12-4-23-8-35-12-10-3-20-4-32-1 12 13 29 16 41 27s25 22 36 35c11 11 22 23 24 41-14-3-23-11-33-18-14-10-29-20-46-25-3-1-7-3-10-3-4 0-7 2-10 3 1 3 1 7 4 9 6 5 13 8 20 12 26 15 50 33 66 60 2 3 3 6 7 14-11-7-18-11-24-15-19-11-37-22-55-32-10-6-21-9-33-9-37-2-70 6-100 26-7 5-16 8-24 11-14 6-28-1-29-15-1-10 0-19 1-29 1-3 2-7 3-10 4-17-7-27-23-22-5 2-9 5-13 8-16 15-33 29-47 46-11 12-18 27-26 40-9 15-17 31-26 46-10 16-26 17-42 18-8 0-12-5-15-12-6-14-9-29-8-44 1-5 3-9 3-13 0-3-2-8-4-9-3-1-8 1-10 3-4 3-6 8-9 12-19 38-33 78-34 121 0 15-2 29-4 44-1 8-4 16-8 22-5 10-18 12-26 3-3-4-6-9-9-15-14-31-21-63-21-97 0-45 6-88 21-129zM1239 4377c-14 6-23 12-33 14-7 2-16-2-23-3 0-1 0-3 0-4 17-3 33-10 56-7zM945 4249c3-9 8-17 15-25 7 17-7 19-15 25zM829 4361c-13 21-25 42-40 64 4-25 8-48 11-72 10 3 18 5 29 8zM985 5662c8 6 17 12 27 18 33 22 62 48 88 78 2 2 4 5 6 7 0 1-1 1-1 3-12-10-23-20-35-29-32-27-66-51-102-72-29-18-59-36-88-53-5-3-11-5-16-7-20-8-40-15-59-22-18-7-35-11-54-8-13 2-27 0-41 0-39 0-71 15-95 46-23 29-26 63-20 97 2 9 8 18 14 25 18 24 25 52 25 82 0 18-7 32-23 40-48 24-84 33-135-1-18-12-35-25-49-42-13-14-23-30-29-48-7-19-13-39-19-59-7-23-4-46-3-69 1-46 15-88 36-128 4-7 8-14 14-20 44-45 95-80 157-95 5-1 10-2 15-2 27-2 53-4 79-6 1 0 1 0 3-1 0-4 0-8-2-11-6-10-12-21-20-28-39-35-82-62-134-72-64-11-122 0-174 40-23 18-45 37-66 58-21 22-47 34-77 36-11 1-21 5-33 3-22-4-41-14-57-30-32-33-51-73-58-118-4-28-7-57-1-85 4-22 8-43 18-63 9-19 19-38 30-56 21-36 53-59 93-72 24-7 48-12 73-13 4 0 7 0 11 0 36-6 71 1 106 7 22 5 44 10 66 17 43 14 82 33 117 60 18 15 38 28 57 42 3 2 5 5 9 6 3 1 7 2 9 0 2-1 3-7 2-9-3-8-6-15-11-21-13-14-26-29-40-41-18-15-38-28-57-41-9-5-14-12-18-21-18-36-36-73-56-109-34-59-80-107-132-149-46-37-97-65-146-97-13-9-26-18-38-29-20-17-25-40-20-66 7-28 21-51 45-68 31-22 65-35 103-38 45-5 86 5 126 21 16 6 32 14 47 23 14 8 27 17 38 27 34 35 64 72 86 116 15 30 28 62 37 95 11 41 24 82 35 122 6 20 10 40 15 60 2 5 4 9 9 13 0-5 1-9 1-14 0-39 0-79-1-118 0-49-1-98 6-147 6-49 15-98 36-143 11-2 23-3 32-7 10-4 17-12 27-19 0 14-12 26-5 43 3-4 6-6 8-9 3-6 5-12 7-18 8-17 15-33 28-46 10-9 16-21 24-32 32-40 71-71 114-98 14-9 29-17 43-25 5 5 0 6-1 7-35 24-66 51-97 80-28 26-52 55-70 89-6 11-11 22-10 37 13-10 16-25 25-35 10-11 19-23 29-33 10-11 21-21 32-30 11-10 23-19 35-27 12-9 24-16 37-24 12-7 25-14 38-21 1 7-4 7-7 9-32 20-62 43-91 68-11 9-21 20-29 33-6 10-14 20-21 30-5 7-9 15-6 27 5-5 9-8 12-11 25-35 57-60 93-83 37-23 74-46 114-64 17-8 35-15 53-22 2-1 4 0 7 0-5 7-13 8-20 11-40 19-79 38-115 63-33 23-62 52-88 82-7 8-14 15-22 21-13 10-26 20-38 30-26 22-46 49-61 80-5 9-10 19-16 28-24 35-37 75-40 117-4 38-3 76 7 113 1 7 2 13 5 19 5 10 4 20 0 30-11 27-13 54-10 83 2 18 0 37 0 57-17-7-30-18-42-30-10-10-19-20-28-31-16-22-31-44-47-66s-25-48-34-73c-15-42-31-82-52-121-18-32-39-62-65-88-28-27-59-49-97-57-20-4-39-9-62-5 5 2 8 3 11 4 26 6 53 12 75 28 18 14 35 29 50 45 16 17 31 37 44 56 15 22 25 46 34 71 13 36 26 71 41 106 33 76 76 145 137 202 17 16 31 35 51 47 7 4 7 11 9 17 8 34 22 65 41 94 16 27 34 51 56 73 14 14 28 29 44 46-16-7-31-12-44-23-23-19-46-38-69-57-37-29-74-57-110-86-7-5-15-10-23-14-48-24-97-47-150-59-16-3-32-5-48-7-14-2-28-3-42-6-58-9-111 1-161 32-25 16-50 31-70 53-19 20-28 44-26 71 1 13 4 26 7 39 1 4 4 7 8 14 2-13 4-23 6-33 3-12 4-23 9-34 7-14 15-27 23-39 9-14 22-24 37-30 27-11 52-23 79-33 32-12 66-9 100-5 24 3 49 11 72 21 26 11 53 20 79 30 30 12 57 27 82 47 27 22 55 44 82 65 6 4 10 9 16 12 31 19 59 44 87 67 50 43 108 71 171 90 41 12 80 29 113 55 29 22 55 49 82 73 1 1 1 3 1 4-1 0-3 1-4 0-32-22-64-45-97-67-31-21-65-36-99-52-9-4-19-7-29-9-2 0-6 2-9 4 2 3 3 6 5 8s5 4 8 5c55 23 102 59 149 95 36 28 69 58 100 92 2 2 5 5 8 8-4 4-8 7-11 11-19-18-36-36-55-52-51-45-104-88-161-124-40-26-85-42-130-58-52-18-106-20-160-16-20 2-40 5-61 9-23 4-46 12-67 23-12 7-26 11-38 18-56 32-94 78-106 143-5 28-7 55 0 83 3 12 5 25 19 38 7-19 7-34 9-50 2-26 4-51 8-76 6-39 27-69 58-93 15-11 31-21 47-31 25-16 52-23 80-28 39-7 79-7 118-4 35 2 69 11 102 23 42 15 83 34 122 56 21 12 41 27 61 42 17 13 34 27 52 40 22 17 45 33 63 55 4 5 10 8 15 12 2 3 3 6 3 11-3-1-5-2-7-4-27-22-54-44-82-66-7-6-15-11-24-15-3-2-7-1-15-2 5 7 7 11 11 14 9 8 20 16 29 23 25 21 48 44 69 68-1 2-2 4-3 6-1 1-2 1-5 3-6-6-12-12-18-18-21-21-41-41-66-58-15-10-30-20-46-28-7-4-14-9-24-3 1 2 2 6 5 8 2 3 5 5 8 6 50 28 83 74 122 112-1 3-1 4-1 5-2 2-4 4-7 6-13-12-26-23-38-34-37-37-81-62-127-85-5-3-10-6-17-1 2 2 4 6 7 8zM1145 4355c-17 9-34 19-52 29-4 2-8 4-12 5-40 11-80 26-117 44 33-26 147-74 181-78zM1221 6425c-39-22-69-53-93-91-12-19-21-40-25-63-1-5-2-11-4-17-3-9-9-14-18-17s-18 0-23 8c-1 3-2 7-4 10-1 3-3 5-5 10-4-4-6-7-9-10-10-15-14-33-15-52-2-24-2-49-2-74 0-43 12-84 29-123 30-70 71-132 124-187 35-36 70-73 109-105 14-11 24-25 36-38 9-12 18-23 26-36 13-22 26-44 36-67 14-34 25-69 30-105 1-12 1-23 2-35-7-4-14-8-22-12-2 5-5 9-6 13 0 11 0 22 0 33 0 31-10 58-27 82-1 2-3 4-4 5-1 0-2 0-2 1-13-16-25-32-38-48s-29-29-49-36c-32-13-64-26-95-38-9-4-18-8-26-12-10-4-19-9-28-12-22-5-40-16-58-26-4-3-7-6-11-7-41-16-76-43-114-65-28-17-52-39-70-65-37-52-64-110-76-173-9-51-14-102-6-153 1-8 2-16 4-24 14-56 34-109 69-155 17-22 33-45 50-67 6-8 13-16 19-24 4-4 7-9 9-14 1-2 0-7-2-8s-6-2-8-1c-4 3-8 7-12 10-15 14-30 29-45 43-17 15-32 33-43 53s-23 41-34 62c-3 4-6 7-9 12 4-101 45-186 108-261 31-37 70-64 112-87 24-14 49-26 76-32 19-3 38-6 57-7 15-2 30 3 44 11 11 8 23 16 33 25 30 27 37 66 18 101-12 23-30 40-47 58-4 3-9 5-14 7-25 11-51 22-76 34-11 5-21 13-26 25-7 17-4 30 12 40 11 7 23 12 37 10 11-2 22 2 32 5 14 5 19 17 14 31-8 20-21 37-41 47-17 8-35 15-52 21-14 5-27 12-38 22-18 16-21 36-18 58 1 8 6 13 15 13 7 0 14 0 21-3 19-7 39-4 58-5 11-1 14 5 11 16-2 8-6 15-13 19-16 11-30 24-50 27-10 2-17 7-23 15-24 31-39 66-37 106 1 28 6 56 9 85 3 22 16 40 28 59 4 5 9 10 12 15 15 22 36 37 61 44 6 2 11 4 16 7 25 15 52 24 79 33 18 7 36 13 52 22s31 21 40 37c11 22 31 34 50 51 4-10 3-19 2-27-1-16-4-32-3-48 1-10-3-19-9-26-9-12-19-23-29-34-2-3-6-6-9-8-17-9-33-20-50-28-18-8-33-19-47-31-11-9-19-19-24-31-6-12-10-23-15-35-4-12-3-25 1-42 4 6 6 9 8 11 3 8 7 16 11 24 19 42 52 70 93 88 2 0 3 0 7 0-3-3-5-6-7-8-43-28-67-70-88-115-2-4-3-8-4-13-4-51-4-102 18-150 5-12 11-24 23-36-3 18-12 33-8 50 9-6 10-16 14-23 5-7 8-16 13-23 4-7 9-13 15-19s13-11 21-15c-1 6-6 8-10 12-4 5-9 10-13 15-4 4-8 9-11 14s-6 11-8 18c-2 5-3 10-5 20 6-4 9-5 11-8 8-10 16-21 24-31 7-9 15-17 26-24-1 3 0 4-1 5-30 24-39 57-43 93-3 17 0 33 7 49 11 27 26 50 47 71 22 22 43 47 65 70 31 33 57 69 80 107 37 61 55 126 55 198 0 40-9 76-24 112-11 25-28 45-46 64-20 21-39 42-60 61-36 31-73 61-113 86-17 10-32 21-49 31-42 26-71 66-97 108-20 33-30 69-34 107-4 40 4 77 17 114 18 52 52 93 92 129 12 10 23 22 41 29-1-5-1-9-2-11-3-3-7-6-10-9-15-13-26-29-38-45-10-13-20-26-29-40-6-10-13-20-17-31-1-1 1-2 1-1 7 11 15 22 25 29 2 2 5-1 4-3-2-5-5-10-8-14-7-13-13-25-20-38-1-3-3-6-3-10 4 2 6 6 8 9 2 5 5 9 9 13 1 0 11 8 12 7 1-3 2-5 2-7-6-9-13-17-19-27-3-5-5-10-7-16-1-2-2-5-3-8 0-1-1-7-2-7 3 1 4 4 6 7 4 9 10 17 16 25 5 6 13 12 22 10-1-4-5-9-7-13-3-4-6-9-8-14-4-10-8-20-9-31 3 5 6 10 9 14 6 10 14 27 27 27 3 0 6 0 5-4 0-3-1-6-3-8-3-4-7-8-10-13-5-8-10-16-14-24s-7-16-9-25c-3-9-6-18-8-27s-3-19-3-28c5 7 7 15 8 23 5 30 19 56 41 78 19 18 37 37 59 52 19 12 26 31 22 54-5 1-9 3-13 2-7-1-14-4-21-7-5-1-9-5-14-6-10-4-20-4-28 4-9 9-7 20-1 29 15 24 30 49 54 65 12 9 20 21 27 34 7 10 7 21 2 31-2 4-5 8-9 10-15 6-31 11-48 2zM1259 5943c-4-6-11-11-5-21 2 3 5 5 6 8 12 20 25 39 36 60 20 38 38 77 36 122-2-8-4-17-6-25-14-52-38-100-67-144zM1299 6215c-14-16-32-25-47-38-19-16-36-34-52-53-14-16-19-36-22-56 0-4 1-7 1-11 11 2 20 4 29 6 20 4 34-5 40-24 2-10 4-20 5-30 13 13 34 62 42 98 10 46 12 85 4 108zM1281 5884c16 16 24 37 35 56 2 3 1 7 2 14-4-5-6-7-8-9-11-17-22-34-33-51-3-5-3-8 4-10zM1315 6353c5-21 9-43 19-64-3 26-7 52-3 80 4-2 8-3 9-5 6-12 12-24 17-35 3-6 5-13 8-22 2 5 4 7 4 10 1 4 1 9-1 13-12 25-25 50-37 76-5-13-9-25-14-36-2-6-4-11-2-17zM1344 6194c9 23 1 45-2 71-1-7-2-9-2-11 1-20 3-40 4-60zM1341 6177v-13c1 0 1 0 1 0v13zM1277 6299c-1 8-2 15-3 24-15-5-24-13-37-24zM1984 7336c-41-14-84-22-128-26-11-1-22-2-32-6-49-16-98-33-146-51-45-17-87-40-123-71-41-35-75-76-97-126-3-8-7-16-11-24-4-5-8-11-12-15-14-13-32-10-41 7-6 13-8 27-6 41 3 15 7 30 10 45 2 6 4 12 6 19-6 4-12 2-16-1-12-6-25-13-35-22-36-30-62-67-82-110-22-50-34-104-41-158-12-104 4-204 32-303 5-16 10-31 14-47 2-10 7-18 19-21 3 0 6-2 13-5-16 44-26 86-33 129-8 59-4 118 16 175 2 5 4 11 6 16 2 3 3 5 6 9 3-4 6-7 6-9 0-11 1-22 0-33 0-43 0-87 5-129 4-35 11-70 21-103 11-38 26-75 42-111 1-3 1-9 9-10-42 96-55 195-38 298 7 38 19 76 38 115 4-16 1-29 2-46 4 8 5 11 7 14 1 2 1 4 2 7 15 49 42 90 77 128 48 52 104 91 170 118 56 22 114 40 173 52 25 5 48 14 70 24 42 19 83 41 117 73 15 15 30 30 44 45 12 13 16 28 19 44 6 39 6 39-14 74-6 11-13 21-21 33-5-6-8-11-11-15-10-11-23-19-37-24zM1403 6462c4 11 7 19 9 26-9 24-18 47-26 69-3-17 6-67 17-95zM2316 7529c-5 71-18 146-63 203-28 36-67 62-103 91-12 9-26 15-41 20-7 2-15 4-23 2-3-9 3-15 5-21 5-15 4-22-8-31-10-8-18-19-31-20-15-1-30-3-44 0-65 13-132 14-198 11-33-2-65-8-96-19-35-13-64-37-88-64-17-18-31-37-39-60-6-15-6-30-1-45 6-14 15-24 29-29 18-7 36-8 54-4 25 5 49 13 74 19 16 4 31 9 47 12 14 3 27 0 41-3 3-1 5-2 8-4 11-6 14-15 7-25-4-6-10-11-15-16s-11-10-15-16c-11-16-7-34 12-41 9-4 19-5 30-6 11-2 23-1 35-1 37 0 70-10 101-30 14-9 26-19 39-28 33-24 54-58 71-94 27-58 32-120 21-184-4-25-15-49-29-71-11-19-25-37-40-54-22-24-50-38-81-44-14-3-27-7-41-10-18-4-35-8-53-11-4-1-9 0-15 0 4 12 12 12 19 15 34 13 66 31 96 51 4 3 7 6 14 11-17-2-28-9-41-12-12-3-23-7-35-10-13-2-24-11-40-6 2 3 4 7 6 8 20 11 41 21 61 31 9 6 18 11 26 20-3-2-7-3-10-4-21-12-43-18-66-24-5-2-10-2-14 2 2 9 10 10 16 13 7 4 14 8 21 12 6 3 12 7 18 13-11-3-22-6-32-10-37-14-75-24-113-33-22-5-44-11-66-17s-45-13-67-20c-39-12-73-32-105-57-37-29-69-63-96-102-23-30-35-65-42-102-10-58-8-115 7-172 11-39 29-75 60-103 11-11 24-21 39-25 8 1 10 7 11 13 2 13-2 26-6 38-3 10-6 20-7 30-1 3 1 7 4 9 2 1 7 0 10-2 7-5 14-10 21-15 36-25 75-35 118-34 13 0 24 4 35 11 5 5 6 10 2 16-1 3-4 6-7 8-5 4-10 9-15 12-44 27-83 60-117 98-2 2-4 3-8 6 9-27 25-47 38-68s32-37 52-52c-1-1-2-3-2-4-4-1-8-3-11-2-8 3-15 7-21 12-31 22-55 51-73 83-4 7-7 13-12 19 4-21 13-41 25-59 7-9 14-17 20-26 3-4 4-9 8-16-7 1-11 1-13 3-17 12-30 28-40 46-7 13-13 28-19 42-3 4-4 9-7 16-3-17 2-31 4-44 1-5 3-9 4-13 2-12 0-18-5-19-9-2-12 5-15 10-5 8-10 17-13 26-4 14-7 28-9 42-12 68 8 127 47 182 2 4 5 7 9 10 12 10 24 21 37 30 18 14 38 21 60 25 13 3 26 6 38 10 23 7 45 11 69 12 42 1 84 2 127 5 22 1 44 6 66 13 44 15 87 34 127 58 16 9 30 22 43 34 17 16 33 31 48 48 27 32 53 65 79 97 15 18 27 38 33 61 2 7 5 14 8 21 42 96 59 197 51 302zM2976 7735c-1 8-3 17-7 25-2 7-12 9-18 4-28-26-38-64-52-98-16-36-35-71-63-100-23-25-87-41-60 13 44 87 35 198-22 276-15 20-32 38-55 49-22 10-50 12-71-1-39-22-28-66-13-99 1-3 2-6 4-8 8-20 11-44 12-65 3-43-5-86-22-125-12-28-28-60-52-78-29-23-63-37-99-47-7-2-14-4-21-6-11-4-23-9-35-12s-24-4-38-7c-4-10-1-22-3-33-1-11-1-22-3-33-1-11-2-23-4-35-1-10-2-21-4-32-2-12-4-23-7-35-2-10-4-21-7-34 6 3 10 4 14 5 71 33 143 65 215 98 63 29 122 66 178 106 26 18 51 35 76 53 27 20 54 40 81 60 15 12 31 25 46 37 7 5 12 10 15 18 9 34 17 68 15 104zM3102 6725c-3 43-5 85-8 127-6 62-5 124-4 186 1 49 4 98 6 147 1 19 2 38 2 57 1 75 2 149 2 224 0 27-1 54-2 81 0 4 0 9-1 13-4 24-10 47-7 73-19 0-34-6-48-15-8-6-16-12-24-19-41-34-82-68-123-102-73-59-150-109-232-153-72-39-145-74-220-105-40-17-78-39-117-59-14-7-27-15-40-23-8-4-14-11-18-19-22-42-51-80-80-117-26-34-60-59-96-79-52-28-105-52-161-69-27-8-54-13-81-16-34-3-67-9-100-14-15-2-30-4-46-6-6-1-12-3-17-8-35-37-68-76-99-117-6-9-7-17-3-27 13-33 30-62 59-85 28-22 55-45 83-68 8-8 14-17 18-27 9-21 4-41-13-56-22-19-48-24-76-19-31 4-61 11-92 25 1-9 2-16 2-23 2-21-8-31-29-31-27 0-52 8-73 26-3 2-7 5-12 8-10-23-15-45-19-68-7-39-12-78-18-117-5-40-10-80-15-120-7-53-14-106-21-158-6-47-8-93-9-140 0-8 0-16-1-25 7-11 17-19 29-26 20-12 37-27 52-46 5-7 11-14 17-20 17-18 31-39 44-60 23-37 36-78 40-122 6-54 0-106-19-157-12-36-32-69-56-99-19-24-40-46-61-68-5-6-11-10-17-14-4-4-9-7-13-11-11-9-16-20-15-34 1-63 3-126 1-189-1-53-1-107-4-160-4-73-5-146-6-219-1-85-1-170 0-254 0-36-2-71 2-106 6-52 4-105 4-157 0-33-3-66-3-99-1-34-3-69-2-103 1-31 3-63 6-94 1-16 5-33 8-49 2-11 4-22 4-33 1-17 0-35 0-52 0-5 1-10 1-17 6 3 11 5 15 7 40 23 80 46 120 69 55 33 114 59 172 86 36 17 71 35 107 50 69 29 138 57 206 85 47 20 94 37 143 49 39 10 78 18 118 25 44 9 88 16 133 24 39 7 77 14 117 17 13 1 26 4 38 7 38 11 77 18 116 23 31 4 62 9 93 12 23 3 45 4 68 6 28 2 56 4 85 7 4 0 9 1 13 1 46 0 92 4 138 1 17-1 33 0 50 0 8 9 7 19 8 29 3 79-1 158-2 237 0 32-1 63-2 94 0 8-1 15-1 21-21 2-39 3-58 4-11 1-15 5-16 15s-1 21-1 31c0 6 2 12-2 18-5-1-5-4-5-7 0-11 0-23 0-35-1-16-7-23-22-25-17-2-35-2-53-2-9 0-16 9-18 19-1 10 0 19-1 29 0 7 2 15-2 26-2-6-4-8-4-11 0-12 1-24 2-37 0-14-1-18-15-22-12-3-25-4-37-5s-24 0-35 1c-11 0-15 3-16 14-2 8-2 17-2 26-1 5-2 9-4 18-4-7-7-10-8-14-2-13-3-26-7-39-3-11-1-21 6-31 13-19 26-38 38-58 24-37 25-38 26-82 1-19 1-39 1-59 0-4 0-7-1-11-1-15-9-24-24-27-20-2-40-5-61-7-18-2-31 7-38 27-3-14-12-17-21-19-17-4-34-7-52-5-17 0-28 7-32 24-1 6-3 11-5 18h-13c-1-4-2-9-3-14-4-19-14-30-34-32-17-2-35-1-52 1-19 2-24 9-26 29 0 5 0 11-2 15-1 3-6 4-11 7-2-11-2-20-4-28-2-21-13-30-34-29-4 0-8 1-13 2-16 3-33 0-50 10-1 3-2 8-3 13-6 35-9 71-10 107-1 21 4 38 19 53 10 10 18 22 26 33 8 12 15 24 22 36-5 55-10 110-15 165-3 42-7 83-10 125-1 9-3 16-9 23-13 17-25 34-37 51-7 10-5 18 6 24 12 7 25 13 39 20 0 13 0 25 0 38-3 40-6 81-8 122-3 36-4 73-5 109-1 12 0 24 1 35 0 7 3 13 10 17 16 7 31 14 48 20 26 12 53 19 82 23 6 1 13 3 19 5 41 13 83 19 127 15 25-3 49-8 70-22 4-3 10-4 14-6 12-3 24-6 36-10 21-6 40-16 45-41 20 1 40 2 59 3s38 3 57 4c20 1 40 1 59 1s38 0 57 0c2 8 4 15 5 21 6 60 7 120 5 180-1 11-3 22-4 32-6 47-4 94-5 141 0 8 0 17 0 27-29-9-57-17-84-26-20-7-39-14-57-24s-37-16-57-22c-59-22-118-43-177-64-14-5-27-11-41-16-69-31-140-57-212-83-47-17-94-35-141-52-26-10-52-18-77-27-23-8-46-18-70-26-7-3-15-4-23-7-8-2-16-6-25-9 1-5 2-9 3-13 23-61 57-115 100-164 15-17 29-33 47-46 4-3 8-6 11-10 8-11 3-23-10-27-23-7-45-14-67-20-5-2-10-3-15-3-9-1-18 1-24 9-9 13-20 25-28 39-18 37-36 75-53 113-15 34-30 69-45 105-5 2-12 4-19 7-22-26-46-44-82-28-24-28-54-42-93-34-14-14-32-24-51-31-12-4-25-7-37-4-10 3-18 0-26-7-6-6-13-11-21-16-18-12-37-17-56-6-15-3-28-6-44-9-7-19-24-33-39-50-19-21-61-23-81-10-27 17-48 41-61 70-7 18-6 36 2 54 7 15 16 29 26 43 20 28 66 36 92 20 6-4 12-6 17-9 2 0 2 0 3 1 18 21 40 37 66 49 15 7 29 14 47 10 12 13 25 26 42 30s35 5 55 8c24 27 58 37 100 34 2 3 5 8 9 12 14 14 31 23 51 22 19-1 34 5 48 18-1 4-2 8-3 12-12 36-23 71-34 107-15 46-23 95-27 144-2 21 9 35 26 44 23 11 47 19 71 28 4 2 10 2 15 0 8-2 11-6 10-14 0-4 0-9-1-13-9-25-9-52-9-78 1-36 3-72 6-107 3-33 13-64 22-96 0-1 1-2 3-5 6 2 12 3 18 5 101 37 202 73 303 109 30 11 59 24 89 36 46 18 92 34 139 47 26 7 50 17 75 25 45 17 91 33 136 49 6 2 12 5 21 8-6 4-10 6-13 7-13 5-26 10-39 14-56 19-109 43-163 65-28 12-57 20-85 28-21 6-41 13-60 20-42 16-84 31-126 46-46 17-92 32-138 49-26 9-51 21-77 32-47 21-92 43-135 72-36 25-71 50-101 81-8 8-16 17-20 29 9 6 18 9 26 9 23 2 46 5 68 4 34-1 69-4 103-7 15-2 30-5 45-8 22-3 43-7 65-10 26-4 51-11 76-20 47-17 94-35 142-52 61-23 123-46 184-69 36-14 71-27 107-41 6-2 12-5 18-6 62-14 120-38 178-60 45-16 88-36 132-53 15-6 29-13 46-17 1 15 3 28 4 41 3 59 5 119 8 179 1 5 1 10 1 16-2 52 3 105 7 157 1 21 2 41 0 63-16 1-30 3-47 5 9-9 16-17 24-25 7-9 13-18 13-29 2-28-22-53-50-52-9 0-19 3-28 6-19 6-37 12-55 20-24 11-47 9-69-3-26-14-52-28-78-40-14-7-29-11-44-15-27-9-60 15-61 41 0 9 0 19 1 28 1 8 3 16 5 23-5 9-15 7-23 11 1-11 3-20 4-30s-2-20-6-29c-8-23-37-28-53-18-21 13-42 26-60 44-7 6-14 12-21 19-26 26-58 42-92 52-18 5-36 7-54 11-31 7-63 13-95 15-17 1-22 7-26 25-5 26-4 52-1 78 2 18 5 35 6 52 1 31 0 62 0 92 0 13 1 25 11 37 6 0 12 1 19 1 27-1 54 0 81-1 19-1 39-3 59-4 30-2 60-1 89 7 15 4 31 1 45-4 6-1 12-7 15-12 7-11 14-22 19-34 7-18 17-34 32-47 19-16 41-25 66-24 18 1 32 8 39 26 9 22 19 43 22 67 1 16 7 21 24 21 31 2 62 2 92 3 50 0 100 0 150 0 8 0 15 1 24 1 1 5 3 10 3 14 1 28 3 57 3 85 0 24-3 47-4 70zM1931 5291c-12-14-9-34-23-46-2 4-3 7-6 11-3-5-12-4-14-11-7-26-13-53-11-81 6-1 11-3 15-3 17 2 31 8 45 17 8 6 12 14 13 24 2 21 5 42 8 63 1 11 3 21 5 32-17-14-18-36-33-52-8 16 0 30 1 46zM1836 5239c2 8 5 16 5 25-7-13-13-27-21-43-4 5-6 7-8 10-3-4-6-8-9-13-3 5-6 8-8 12-1 0-3-1-3-2-4-22-9-44-13-66-2-9-3-19-5-31 10-1 17-3 24-2 18 2 35 10 50 21 7 5 10 11 10 20 1 29 4 57 11 85 1 1 0 2-1 5-12-14-15-34-30-48-6 10-4 19-2 27zM1741 5219c-5-10-9-19-14-28-3 1-5 2-8 4-2-2-5-4-8-7-3 1-6 3-10 5-9-30-12-61-15-93 18-3 32 0 45 7s22 18 25 32c4 22 10 43 10 65 0 7 2 14 3 25-13-15-12-35-25-48-10 13-2 25-3 38zM1680 5206c-13-19-15-40-25-58-2 1-4 2-6 4-1 1-3 3-4 4-9-4-9-4-13 8-9-2-9-2-22 4 19-23 23-48 26-75 7 1 12 2 18 3 7 1 11 6 12 13 2 13 4 25 6 37 3 17 6 34 9 51 0 2-1 5-1 9zM1585 5151c-14 10-28 21-46 18-21 1-35-7-45-23-2-3-4-7-6-9-28-29-4-91 41-106 4-1 9-1 13 0 30 5 51 24 63 51 8 17 1 56-20 69zM2867 6512c-8 0-16 0-25-4 3-1 5-4 8-4 33-2 67-4 100-6 5-1 9 0 13 1 44 3 86-1 129-8 2 0 4-2 7-4-18-5-36-5-53-5-19-1-38-3-57-4-9-1-19-1-28 0-18 3-36 4-55 0-9-2-18 0-28 0-13 1-26 3-40 4-3-9-7-17-10-24 21-10 44-6 70-16-6-2-8-4-10-4-21 2-42-6-63-2-4 1-11-1-14-4-18-17-40-26-63-34h1c-41 0-77 13-108 39-19 0-38 0-57 0-18 1-36 1-55 2-18 2-37 1-59 5 5 4 6 6 9 7 9 2 18 4 27 4 31 1 62 0 93 1 9 0 18 1 27 2 5 9 0 15-4 23-13 0-27 0-41 0-12 0-12 1-22 10 7 10 17 4 26 5 9 2 18 3 30 4-2 5-3 10-5 15-2 1-5 2-8 2-44-1-88-2-131-2-29 0-57 2-86 3-10 0-20 1-31 2v-32c7-1 12-1 18-1 47-1 93-1 140-1 4-1 9 0 13-2 3 0 5-3 10-7-6-2-9-4-12-5-38 0-75-4-112-8-13-2-26-1-39-1-5 0-10 0-15-1-5-16-6-21-3-48 5-7 18-3 20-15-3-2-7-4-10-5-4-1-7-2-13-2 3-5 5-9 7-9 3-1 7 1 11 1 15 0 30 1 46 1 4 0 9-1 10-6 0-7-6-7-11-8-5 0-9 0-13-1-6 0-12-1-17-3-10-2-20-5-30-7-1-7 4-9 9-9 13 0 25 0 37 2 11 2 21 1 30-4 4-2 6-5 11-10-16-6-30-3-44-7-14-3-29-3-45-5 0-3-1-8-1-14 4-1 7-2 11-2 43 3 84-7 124-21 21-7 42-10 65-10 24-1 48-3 72-5 5 0 9-4 8-11-22-8-46-7-73-8 5-4 8-7 11-9 25-20 52-39 77-58 10-8 18-17 27-26 7 2 9 6 8 13-1 14-5 27-13 40-10 0-20 0-30 0-6 0-13 1-19 2-2 1-5 4-5 6s2 6 4 6c9 3 17 4 26 6 3 0 6 1 9 1 1 3 2 6 2 8 3 9 8 13 16 13 6 0 11-1 16-2 21-5 42-10 63-15 24-6 33-17 29-39 0-2 0-4 1-6 10-3 21-5 31-8 1 0 1-3 2-5-12-11-28-2-42-7-1-3-3-7-3-10 0-8 2-15 9-19 8-5 15-5 22 1 26 20 56 31 85 45 24 12 50 15 77 17 18 1 35-7 52-15 14-8 29-16 47-20 4 5 8 10 11 15-7 16-22 21-35 29-2 1-5 0-8 0-62-4-125-2-187 2-4 0-8 1-12 3-2 0-3 3-3 5s2 5 4 5c8 1 17 2 26 2 31 0 63 0 94 0 7 0 13 1 20 1 10 2 21 4 34 6-3 6-5 10-7 14-2 5-6 9-8 13-4 9-2 15 5 22 9 9 20 12 32 10 6-1 12-3 17-5 24-11 49-13 74-17 5-1 9-1 13 0 26 4 51 5 75 16 6 2 11 4 17 5s13 2 19 1c22-4 29-20 18-38-3-6-7-11-11-18 5-2 10-4 14-5 40-8 80-3 120-5 11 0 22 0 33-1 4 0 7-1 10-2 3-7-1-9-5-11-3-1-6-1-9-1-55-3-111-5-166-3-3 0-5 0-7 1-18 6-31-3-44-13-15-11-15-15 1-31 14 6 30 13 45 20 20 10 40 18 63 15 26-4 53-7 77-21 24-13 51-23 73-40 16-11 30-3 31 17 0 3-1 6-1 9-14 8-31-3-46 9 5 3 7 7 11 8 8 1 17 2 27 3-1 5-1 9-2 13-1 15 5 25 19 31 4 2 8 2 12 4 20 4 39 9 58 13 3 1 5 2 8 2 20 2 24-1 29-20 13-3 26-5 39-8v-12c-18 0-36-1-54-2-8-10-12-22-15-33-1-5-1-11 0-16 0-5 9-8 11-4 14 23 40 33 58 53 1 0 1 1 1 1 20 9 35 24 54 37-6 4-11 3-16 3-4 0-8 0-13 0-5 1-10 1-15 1-4 1-9 2-13 3-5 1-10 2-17 3 4 5 6 10 8 10 18 3 35 4 52 6 9 1 18 0 27 0 20 0 39 4 57 11 35 12 71 19 107 22 5 1 9 1 13 2 6 1 6 5 4 11-23 8-49 8-76 12 7 12 16 15 26 16 8 0 16-1 24-2 8 0 16-1 24-1 3 0 6 3 11 7-18 6-32 14-48 13-5-1-11 0-15 2-3 0-5 4-5 6s3 5 6 5c12 1 24 1 37 1 8 0 16-1 25-2 1 3 1 6 2 9-3 1-4 2-5 2-6 0-13-1-14 7-1 6 5 7 10 9 3 1 7 2 10 3 3 26 2 33-4 49-4 0-9 1-14 1-31 0-61 1-92 7-10 2-22 1-32 1-11 0-21 1-31 2-2 0-5 4-5 6s3 4 5 5c2 2 6 2 9 2 24 0 48 0 72 0 26 0 52 0 79 1 3 0 7 1 11 1 1 11 2 21 2 32-15 0-30 0-44-2-32-4-63-4-94-1-39 4-78 2-118 3-2-7-4-12-6-18 19-7 38-5 58-7-5-12-13-13-21-14-10 0-20 0-30 0-5-1-10-1-16-1-2-6-4-12-6-17 2-1 3-3 4-3 10-2 20-4 30-4 30-1 60 0 90 0 12-1 23-1 35-9-4-2-6-4-9-5-4-1-8 0-11-1-33-1-66-2-99-3-6-1-12-1-17 0-11 0-21 4-31 1-8-2-14-12-22-16-33-17-67-32-105-17-12 5-24 10-34 19-12 9-23 12-38 11-18 0-36 3-54 4-1 0-1 1-2 2 4 8 12 6 19 7s16 1 23 3c8 1 14 3 23 6-3 8-6 16-10 26-15-3-30-5-45-6-7-1-14-2-20 0-20 5-41 3-61 1-8 0-16 0-24 0-19 1-38 2-57 3-17 1-34 3-52 6 2 1 5 3 7 3 40 8 80 11 120 8 6 0 13-1 20-1 34 2 68 4 102 7 2 0 3 1 6 2-3 3-6 5-8 6-4 0-9 0-13 0-174 0-348-1-522-1zM3461 7013c1 0 1 1 2 2-18 32-56 64-84 70-5-6-4-12 0-17 23-25 48-46 82-55zM3407 6979c15-10 27-25 48-23-7 21-24 30-40 40-8 6-8 6-21 6-1-11 5-18 13-23zM3361 7418c-4 16-10 32-23 44-8-7-3-14-1-19 4-16 10-26 20-35 6 1 5 6 4 10zM3314 7429c-5 14-11 30-24 43-3-18 6-30 11-42 6-13 8-27 20-41 4 17-2 28-7 40zM3909 7229c-16 43-24 88-29 134-3 23-4 47-6 70 0 8-1 16-2 22-91 29-178 48-229 138-32 54-41 121-25 182 6 22 15 44 16 67 1 47-30 64-72 54-39-9-73-39-92-73-24-41-31-89-27-136 3-37 9-78 24-112 10-23 30-48-13-33-52 17-76 77-101 121-17 31-28 70-51 97-10 11-22 8-26-7-3-11-5-24-4-36 2-33 8-65 19-97 4-11 7-23 10-38 41-29 82-61 128-88 75-45 151-91 227-136 32-19 66-35 99-52 37-20 74-40 111-61 14-7 28-16 44-25 0 4 0 7-1 9zM4826 6655c0 52-6 103-29 149-9 19-21 36-33 52-42 53-91 97-153 126-15 8-32 14-49 18-19 4-37 11-56 16-41 11-82 21-123 32-23 7-46 16-68 23-4 1-7 1-13 2 17-15 37-19 52-32-3-8-9-7-14-6-21 6-43 12-63 23-7 3-13 7-20 9 14-14 31-21 48-31 17-9 35-16 51-26-2-8-6-7-9-7-7 1-13 3-19 5-28 8-56 17-88 26 6-5 10-8 13-11 32-21 65-39 100-53 6-3 13-4 15-11-5-6-11-4-16-3-12 2-23 4-35 7-22 5-45 11-67 16-25 7-47 18-65 36-36 37-63 79-75 130-6 25-9 51-4 78 3 21 5 42 9 62 10 43 32 79 58 112 18 22 41 36 63 52 24 17 51 27 81 31 16 2 32 1 48 2 11 1 22 2 33 4s22 7 26 20c3 13-2 24-12 33-7 7-15 13-21 20-10 12-7 23 8 29 14 6 29 9 45 6 13-2 26-5 38-9 27-8 54-18 83-22 16-2 33-3 50 2 24 8 38 25 37 50 0 11-3 22-7 32-7 21-21 39-36 55-27 29-57 55-96 65-33 9-67 17-101 17-35 0-71 1-106-1-16 0-33-3-49-6-23-4-45-7-68-5-7 1-15 5-22 9-4 2-8 6-11 10-16 13-17 19-10 38 2 4 3 9 5 14-9 5-17 3-24 0-36-14-73-25-104-49-33-26-52-62-71-99-19-41-31-85-35-130-4-36-3-71 0-107 3-33 6-66 12-99 9-46 23-91 42-134 2-5 5-11 6-16 8-28 23-51 41-72 19-25 39-49 59-73 21-26 45-49 69-71 31-29 69-47 107-63 26-12 52-22 80-28 20-4 39-8 59-8 42-1 84-2 127-5 17-1 34-7 51-11 11-3 22-7 34-9 28-5 54-15 76-35 1-1 2-2 3-3 50-32 85-120 81-174-2-25-2-50-11-74-4-11-10-22-16-33-4-8-9-9-14-6-6 3-6 9-4 15 1 7 4 14 5 21 2 9 3 19 1 29-4-7-7-14-10-21-11-25-25-48-45-66-5-4-9-10-19-8 1 4 1 8 3 11 5 7 10 13 15 19 14 18 23 38 30 58 1 2 0 4 0 10-14-28-30-50-48-71-14-15-30-29-48-38-5-4-11-7-19-1 8 15 24 21 34 33 10 13 20 27 29 41 9 13 18 27 23 42-6 3-8-1-10-4-23-26-50-48-78-70-8-6-17-11-25-17-8-5-16-11-23-16-6-5-11-10-12-19 9-14 24-18 40-18 43-2 82 9 118 33 7 6 15 12 23 17 6 5 14 1 13-7-1-10-4-19-6-28s-6-18-8-27c-2-11-1-21 10-28 15 4 26 13 37 22 33 30 53 68 64 110 8 29 12 59 13 89zM4600 6819c19-23 38-46 58-68 1-1 3-1 5-2 2 11-2 20-8 29-14 21-34 37-55 44l-1-1c0-1 0-2 1-2zM4908 6386c-12-25-25-49-37-73-2-5-2-10-1-15 0-7 2-14 4-25 3 5 5 8 6 10 3 15 6 29 10 43 5 15 10 29 21 41 6 6 3 12-3 19zM4922 6359c-3-27-7-52-10-78 1 0 1 0 2-1 6 21 12 41 17 62 2 7 2 7-9 17zM4910 6153c-4 31-4 62-4 93-6-19-10-37-5-58 4-15 4-33 6-49 4-40 13-78 29-114 13-30 31-56 46-85 5 8 1 12-2 17-10 19-20 37-30 56-22 44-33 91-40 140zM4927 5945c8-8 12-19 19-29 6-10 13-21 20-31 1-2 5-1 8-2 0 2 1 3 2 5-27 30-43 67-63 101 0-3 1-7 1-10 0-13 4-24 13-34zM4922 5899c0-19 0-19 11-21-4 7-7 13-11 21zM4984 6028c2 6 3 12 6 17 6 14 19 21 35 19 10-2 20-5 31-7 2 17-2 33-9 48-4 8-9 17-15 24-20 22-39 45-66 60-6 3-12 8-18 12-11-43 10-134 36-173zM5202 6059c7 24 11 48 11 73-1 29-2 59-5 88-2 19-6 26-21 44-2-4-5-8-7-12-4-10-10-17-21-16s-19 7-23 18c-1 3-1 7-2 11-15 72-59 123-122 161-14 8-26 2-40 0 0 0-1-1-2-1-7-6-15-38-10-46 7-9 12-20 22-27 24-16 39-41 56-64 2-4 4-9 6-14 3-16-5-26-21-26-7 0-14 3-21 6-9 3-17 7-26 9-8 2-13-2-13-10-1-20 6-36 23-47 22-14 40-33 59-52 20-20 33-44 39-72 3-14 6-28 9-44 4 19 0 36-5 52-4 17-11 33-17 49-5 16-21 26-27 42 11 1 11 1 28-10-3 10-6 19-9 29 20 3 23-16 36-23-2 18-21 26-22 46 5-2 8-2 11-3s5-3 8-4c0 2 1 4 1 5-4 5-7 11-11 16s-9 9-14 15c3 4 6 6 8 8 0 2 0 3 0 4-9 16-16 32-25 46-10 16-22 30-37 41-5 3-10 6-6 15 8-1 13-6 19-11 49-39 90-85 112-145 18-49 24-99 12-150-12-54-42-96-76-137-18-22-41-37-64-53-21-14-45-24-62-43-22-8-36-25-54-37-24-17-44-39-65-60-18-18-35-38-52-58-24-30-36-66-41-103-15-102 15-193 74-276 38-53 82-101 127-147 22-23 38-49 47-79 5-18 4-36 0-54-3-15-10-29-15-44-1-3-3-7-7-16 18 13 23 31 39 43 1-18-6-31-14-42s-17-21-25-32c16 8 27 21 35 36 5 10 9 20 14 30 2 3 4 5 8 9 5-17-5-30-6-46 9 6 13 13 16 21 14 27 23 57 25 88 2 19 1 39 0 59-1 9-2 18-5 26-18 40-40 78-75 106-7 6-14 11-20 18 29-7 51-26 72-46 22-21 29-50 45-77 7 14 7 27 3 39-5 14-11 28-17 41-4 7-9 15-15 21-16 14-31 27-50 36s-37 19-55 31-32 30-43 49c-4 8-7 17-4 28 2 4 0 10 0 15-3 15-3 31-2 48 9 0 12-8 18-12 15-11 26-24 36-40 12-18 30-31 51-40 40-17 83-27 121-51 7-4 15-6 22-9 18-6 33-16 44-31 9-13 18-25 27-37 12-18 20-38 22-59 2-26 8-51 7-77-1-38-14-72-38-103-6-7-14-12-24-14-20-4-35-17-51-29-9-7-13-17-9-29 3-1 6-3 8-3 21 0 41-1 61 5 7 3 14 3 21 3 9 0 13-5 14-14 3-25-1-47-23-62-10-6-20-12-31-16-12-6-25-9-37-14-21-8-38-21-50-40-17-26-10-43 20-50 6-1 13-1 19-1 15 2 28-4 39-12s16-17 11-30c-2-8-7-16-13-23-4-4-10-8-16-11-25-11-51-22-76-34-6-3-13-6-18-11-10-11-20-23-30-35-4-6-8-12-12-19-23-40-5-78 17-99 6-7 14-11 21-17 22-18 48-23 76-20 36 5 71 14 102 32 24 14 48 29 70 44 43 30 74 69 100 113 22 36 39 73 51 114 4 15 11 66 10 84-4-6-6-10-9-15-10-19-21-38-32-57-9-17-20-32-34-45-19-19-39-38-58-56-2-2-4-3-6-5-3-2-8-5-11-1-2 3-1 9 0 12 1 4 4 6 6 9 27 35 55 69 79 105 49 75 72 157 67 248-5 81-29 156-71 225-22 35-51 64-87 86-21 13-41 26-62 40-5 3-9 6-14 7-23 8-44 22-66 34-7 4-14 9-21 10-19 5-36 13-53 22-12 6-24 9-37 14-27 11-54 21-81 33-12 6-24 14-34 23-17 19-34 38-48 62-19-25-31-52-32-83 0-11 0-22 0-33 0-7 0-15-8-20-6 3-13 6-20 10 0 8-1 16 0 24 10 70 34 135 75 194 23 33 48 62 79 87 20 15 37 33 54 51 24 26 49 51 71 78 46 58 80 122 102 193zM4973 6302c9-3 17-5 28-8-8 12-16 17-27 22-1-5-1-9-1-14zM5102 4354c5 1 8 1 11 2 50 16 98 35 144 58 18 10 35 21 48 38-17-8-33-18-50-25-24-11-49-20-73-30-6-2-12-5-18-8-20-11-40-23-62-35zM6192 5243c-3 43-14 84-38 120-10 13-20 25-32 36-21 18-46 27-75 21-6-1-12-1-17-2-22-4-42-12-59-27-8-8-16-15-23-23-26-25-54-48-86-65-24-13-49-20-77-21-55-4-105 10-151 41-13 9-26 19-38 29-12 8-20 20-26 32-1 3-1 7-2 10 2 2 3 3 4 3 27 2 53 4 79 6 9 1 19 3 28 6 56 17 102 49 142 90 4 5 8 9 11 14 21 41 37 83 39 129 1 16 1 32 2 48 0 4-1 8-1 11-8 35-17 70-36 101-9 17-21 31-37 43-11 9-23 18-35 26-19 13-41 19-64 17-24-3-47-11-68-24-12-9-18-21-18-36 0-29 5-57 24-80 18-22 20-46 17-72-6-58-61-101-117-100-19 1-38-1-57-1-6 0-12 1-17 3-46 15-91 30-133 56-41 27-85 52-124 82-13 10-26 21-40 31-3 3-7 6-11 9-4-6 1-8 3-10 23-25 48-46 77-65 9-6 18-12 27-18 3-3 5-6 11-13-9 2-15 2-19 4-44 22-87 46-124 81-16 15-32 30-49 46-3-3-6-5-10-9 3-3 5-6 7-9 19-19 38-38 56-58 20-21 42-37 65-52 6-4 13-7 15-16-3-5-9-4-13-2-16 9-32 17-48 27-27 17-50 40-73 62-9 9-18 17-29 26-2-2-5-5-8-8 0-2 0-4 1-4 7-6 15-11 20-17 26-27 54-52 84-74 5-4 11-7 11-15-8-5-15 0-20 4-16 10-31 21-46 33-21 17-41 34-61 51-1 1-3 2-9 4 6-8 10-13 14-17 49-51 108-90 163-133 33-25 71-40 109-57 32-14 64-26 99-32 19-4 39-7 58-8 33-1 66-2 99 4 30 6 60 13 86 30 16 10 32 21 47 32 31 23 51 54 57 93 3 15 4 30 6 45 1 20 3 40 5 59 0 6 3 11 5 19 4-5 8-7 9-11 8-13 11-28 12-44 3-32 0-64-10-95-3-12-8-23-15-34-25-39-56-71-101-87-5-1-9-4-14-7-33-19-70-28-108-31-18-2-36-4-54-5-52-4-102 6-150 24-29 11-57 23-85 36-22 12-43 26-63 40-56 40-110 82-158 131-9 9-17 18-27 28-4-4-7-7-12-11 12-16 27-29 41-43s28-27 43-40c16-13 31-25 47-37 15-12 30-24 45-34 17-11 34-20 51-31 16-10 36-15 54-30-7-3-11-6-14-5-12 3-23 7-35 12-46 20-90 45-131 74-24 17-47 34-73 50 3-3 5-6 8-9 17-16 35-31 51-48 31-31 68-51 106-69 13-6 28-10 41-14 64-19 123-47 173-91 38-33 79-61 118-91 18-14 36-28 54-43 40-34 88-56 138-74 17-6 34-12 51-19 19-8 39-13 59-15 45-5 89-3 130 19 15 8 31 14 46 21 13 5 24 14 33 25 17 25 33 50 35 81 1 8 0 18 6 25 2-1 3-1 3-1 12-24 14-50 9-77-3-16-11-31-24-43-15-13-30-25-46-37-12-9-25-16-37-23-30-17-62-25-96-27-25-2-48 2-72 5-17 2-33 5-50 7-30 5-58 14-86 25-10 4-20 9-30 13-41 16-77 38-111 66-32 26-64 53-96 79-17 14-34 29-52 40-21 13-43 22-67 29 5-4 9-8 13-12 41-37 80-75 107-124 16-28 29-58 36-88 2-2 2-3 4-4 26-13 46-35 67-56 26-25 48-52 70-81 31-40 53-86 72-132 15-36 28-73 42-109 12-30 27-57 47-83 18-24 38-46 61-66 16-13 33-23 53-30 15-4 31-8 48-12-11-4-22-4-31-2-29 4-58 10-83 27-19 13-37 27-53 45-39 43-67 94-89 148-9 24-18 49-27 73-6 18-14 34-25 49-21 32-43 63-68 92-16 18-36 31-57 43-2 2-5 2-9 3 1-22 1-42 2-62 3-29 2-57-9-84-5-12-4-22 0-34 12-39 16-79 13-119-3-21-6-42-11-62-4-16-11-31-18-45-13-24-27-47-40-70-19-31-43-56-71-77-8-6-14-12-19-21-4-10-12-18-19-26-48-55-107-92-173-122-16-7-32-15-47-24 19 4 37 11 55 19 55 25 106 56 156 89 23 16 43 35 60 57 4 7 9 14 18 18 0-4 1-7 0-10 0-3-2-7-4-10-17-26-31-54-57-74-27-19-53-39-79-58-4-3-7-5-12-9 20 5 43 19 75 42 23 16 44 34 64 54s36 43 52 72c1-8 3-12 2-15-4-10-7-20-12-30-15-27-34-51-56-73-33-32-67-62-106-88-4-3-7-6-12-10 3-1 5-1 6-1 64 34 123 76 167 135 8 10 18 19 25 31 8 13 15 28 22 42 3 7 4 14 11 19 8-6 1-15 4-22 8 2 15 4 23 4s16-3 25-5c2 4 4 9 6 13 22 53 31 109 36 166 7 71 3 142 2 213 0 12-2 24 2 38 7-5 8-12 10-18 6-22 10-45 17-68 12-44 25-88 39-132 13-47 37-89 63-129 1-2 2-3 3-4 17-19 34-38 52-57 24-24 55-38 86-50 28-11 58-20 89-21 52-1 100 12 141 45 27 21 41 49 41 83 0 17-6 32-19 44-10 9-21 18-32 26-24 15-48 30-73 45-72 45-138 98-188 168-12 16-22 33-31 50-18 33-34 67-50 100-4 8-9 13-16 18-18 11-35 23-52 36-14 12-27 25-40 38-7 7-12 16-16 25-2 4-1 10-1 14 9 2 13-2 18-6 21-15 43-30 63-46 49-38 105-58 164-71 27-6 56-8 84-12 2-1 3-1 4-1 39 3 78 4 115 16 40 13 72 35 93 72 12 20 24 40 33 62 16 35 20 73 18 111z">
          <text:p/>
        </draw:path>
        <draw:path draw:style-name="gr1" draw:text-style-name="P1" draw:layer="layout" svg:width="0.131cm" svg:height="0.116cm" svg:x="9.867cm" svg:y="10.71cm" svg:viewBox="0 0 132 117" svg:d="M20 97c-5 3-10 6-15 10-2 1-3 4-5 8 5 1 9 3 11 2 9-3 18-7 26-11 25-15 47-31 66-51 10-18 22-36 29-55-3 0-5 0-7 1-1 0-3 2-4 4-26 39-64 66-101 92z">
          <text:p/>
        </draw:path>
        <draw:path draw:style-name="gr1" draw:text-style-name="P1" draw:layer="layout" svg:width="0.28cm" svg:height="0.186cm" svg:x="12.005cm" svg:y="10.141cm" svg:viewBox="0 0 281 187" svg:d="M278 0c2 7 4 11 3 14-3 6-6 13-10 19-9 11-19 23-30 32-52 45-110 80-174 109-21 8-41 15-67 13 4-4 6-6 9-8 30-19 60-38 91-55 56-31 109-66 158-109 5-5 11-8 20-15z">
          <text:p/>
        </draw:path>
        <draw:path draw:style-name="gr1" draw:text-style-name="P1" draw:layer="layout" svg:width="0.172cm" svg:height="0.172cm" svg:x="12.186cm" svg:y="10.111cm" svg:viewBox="0 0 173 173" svg:d="M169 0c5 9 4 18 1 26-6 15-12 30-20 44-18 32-43 57-73 78-15 11-32 18-50 23-11 2-11 2-27 0 2-4 3-9 6-11 8-7 16-15 26-21 48-31 86-73 117-120 3-5 6-10 10-14 3-3 6-3 10-5z">
          <text:p/>
        </draw:path>
        <draw:path draw:style-name="gr1" draw:text-style-name="P1" draw:layer="layout" svg:width="0.043cm" svg:height="0.154cm" svg:x="12.629cm" svg:y="9.9cm" svg:viewBox="0 0 44 155" svg:d="M21 155c-2-10-3-17-3-25 0-13-1-27 0-41 0-20-4-38-13-55-3-6-5-14-5-20 0-4 3-10 8-13 4-3 10 0 13 4 5 6 10 12 12 19 17 43 14 85-6 126 0 1-2 1-6 5z">
          <text:p/>
        </draw:path>
        <draw:path draw:style-name="gr1" draw:text-style-name="P1" draw:layer="layout" svg:width="0.025cm" svg:height="0.081cm" svg:x="12.613cm" svg:y="9.998cm" svg:viewBox="0 0 26 82" svg:d="M9 82c-6-5-6-12-7-19-1-14-2-30-2-44-1-7-1-15 7-19 6-2 11 4 14 15 4 17 7 35 1 52-3 7-5 13-13 15z">
          <text:p/>
        </draw:path>
        <draw:path draw:style-name="gr1" draw:text-style-name="P1" draw:layer="layout" svg:width="0.053cm" svg:height="0.075cm" svg:x="10.716cm" svg:y="6.146cm" svg:viewBox="0 0 54 76" svg:d="M5 54c4-2 8-5 11-8 9-12 17-25 26-37 2-3 4-5 8-9 7 10 3 19-1 27-11 22-24 39-49 49 2-9 3-15 5-22z">
          <text:p/>
        </draw:path>
        <draw:path draw:style-name="gr1" draw:text-style-name="P1" draw:layer="layout" svg:width="0.067cm" svg:height="0.307cm" svg:x="9.127cm" svg:y="8.914cm" svg:viewBox="0 0 68 308" svg:d="M65 308c-8-2-10-9-12-16-14-32-25-65-33-101-13-55-20-112-20-169 0-6 0-12 1-17 0-2 2-5 4-5 3 0 7 1 9 2 2 5 5 9 5 14 3 15 6 29 7 44 6 76 25 152 39 227 2 7 5 14 0 21z">
          <text:p/>
        </draw:path>
        <draw:path draw:style-name="gr1" draw:text-style-name="P1" draw:layer="layout" svg:width="0.108cm" svg:height="0.177cm" svg:x="9.938cm" svg:y="8.626cm" svg:viewBox="0 0 109 178" svg:d="M3 178c-4-13-4-24-1-34 2-6 4-13 7-19 14-35 32-66 54-96 8-12 18-21 31-28 9-4 17 1 15 11-1 6-3 12-7 18-18 31-36 62-55 94-7 12-15 25-23 37-4 7-10 14-21 17z">
          <text:p/>
        </draw:path>
        <draw:path draw:style-name="gr1" draw:text-style-name="P1" draw:layer="layout" svg:width="0.222cm" svg:height="0.104cm" svg:x="10.01cm" svg:y="10.166cm" svg:viewBox="0 0 223 105" svg:d="M223 103c-8 3-14 1-22-1-35-8-69-19-102-33-26-12-51-25-77-39-7-3-13-9-19-14-2-3-4-8-3-12 2-4 7-5 11-4 5 2 10 3 15 5 62 23 123 52 182 83 9 5 9 5 15 15z">
          <text:p/>
        </draw:path>
        <draw:path draw:style-name="gr1" draw:text-style-name="P1" draw:layer="layout" svg:width="0.194cm" svg:height="0.103cm" svg:x="9.638cm" svg:y="7.176cm" svg:viewBox="0 0 195 104" svg:d="M195 0c-8 13-17 20-27 26-21 13-43 26-65 37-25 15-50 27-78 36-4 1-8 3-12 4-5 1-11 2-13-4-1-4 0-9 3-12 3-4 7-7 11-10 43-25 86-48 132-66 10-4 20-7 30-9 5-2 11-1 19-2z">
          <text:p/>
        </draw:path>
        <draw:path draw:style-name="gr1" draw:text-style-name="P1" draw:layer="layout" svg:width="0.043cm" svg:height="0.193cm" svg:x="9.144cm" svg:y="6.909cm" svg:viewBox="0 0 44 194" svg:d="M41 194c-6-6-8-8-9-11-20-36-30-75-31-116-1-16-1-33-1-50 0-7 2-14 10-17 7-2 15 3 19 13 2 5 3 10 4 15 3 35 7 69 10 105 2 19 0 38-2 61z">
          <text:p/>
        </draw:path>
        <draw:path draw:style-name="gr1" draw:text-style-name="P1" draw:layer="layout" svg:width="0.06cm" svg:height="0.136cm" svg:x="10.504cm" svg:y="9.758cm" svg:viewBox="0 0 61 137" svg:d="M58 136c-7 1-12-1-14-6-4-9-10-17-13-25-9-23-18-46-27-69-3-9-5-18-3-28 0-3 3-7 6-8s8 0 10 3c4 4 7 9 9 14 11 28 22 56 32 84 3 11 5 23 0 35z">
          <text:p/>
        </draw:path>
        <draw:path draw:style-name="gr1" draw:text-style-name="P1" draw:layer="layout" svg:width="0.109cm" svg:height="0.078cm" svg:x="9.753cm" svg:y="7.22cm" svg:viewBox="0 0 110 79" svg:d="M110 3c-2 5-3 10-5 12-6 7-12 14-19 19-19 13-38 25-57 37-4 2-8 4-13 5-5 2-10 5-14-1-3-5-2-10 1-14 4-5 7-10 12-13 23-15 45-29 68-42 7-5 15-10 27-3z">
          <text:p/>
        </draw:path>
        <draw:path draw:style-name="gr1" draw:text-style-name="P1" draw:layer="layout" svg:width="0.044cm" svg:height="0.136cm" svg:x="9.194cm" svg:y="9.066cm" svg:viewBox="0 0 45 137" svg:d="M44 137c-3-2-5-3-6-5-5-10-11-19-16-29-12-26-17-56-22-85-1-6-1-13 8-18 2 2 6 3 8 6 3 7 6 13 8 20 6 25 12 51 18 75 3 12 3 23 2 36z">
          <text:p/>
        </draw:path>
        <draw:path draw:style-name="gr1" draw:text-style-name="P1" draw:layer="layout" svg:width="0.074cm" svg:height="0.104cm" svg:x="10.448cm" svg:y="9.808cm" svg:viewBox="0 0 75 105" svg:d="M75 105c-11 1-16-4-20-10-15-22-30-45-44-66-5-6-8-13-11-20 0-2 1-6 3-7 2-2 7-2 9-2 4 2 8 5 10 8 19 20 34 42 47 67 5 9 5 19 6 30z">
          <text:p/>
        </draw:path>
        <draw:path draw:style-name="gr1" draw:text-style-name="P1" draw:layer="layout" svg:width="0.037cm" svg:height="0.092cm" svg:x="9.184cm" svg:y="6.874cm" svg:viewBox="0 0 38 93" svg:d="M30 93c-10-4-14-12-17-19-8-17-12-35-13-54 0-3 0-7 1-10 2-10 13-13 19-5 5 4 8 10 10 16 3 15 6 30 8 46 1 8 1 17-8 26z">
          <text:p/>
        </draw:path>
        <draw:path draw:style-name="gr1" draw:text-style-name="P1" draw:layer="layout" svg:width="0.108cm" svg:height="0.057cm" svg:x="10.075cm" svg:y="10.147cm" svg:viewBox="0 0 109 58" svg:d="M109 57c-6 0-10 2-14 1-15-5-30-10-45-17-10-4-20-9-31-13-5-3-9-5-13-8-6-5-8-12-5-16 4-4 9-4 14-3 1 1 3 1 4 2 31 10 59 24 84 45 2 2 3 5 6 9z">
          <text:p/>
        </draw:path>
        <draw:path draw:style-name="gr1" draw:text-style-name="P1" draw:layer="layout" svg:width="0.058cm" svg:height="0.081cm" svg:x="10.018cm" svg:y="8.672cm" svg:viewBox="0 0 59 82" svg:d="M56 2c5 7 3 15 0 22-9 19-22 36-35 52-2 2-4 4-7 5s-8 1-10 0c-2-2-4-7-4-10 2-7 3-14 7-21 10-15 21-30 32-44 4-5 9-8 17-4z">
          <text:p/>
        </draw:path>
        <draw:path draw:style-name="gr1" draw:text-style-name="P1" draw:layer="layout" svg:width="0.032cm" svg:height="0.096cm" svg:x="9.688cm" svg:y="9.55cm" svg:viewBox="0 0 33 97" svg:d="M9 0c7 1 11 5 12 10 4 22 9 43 12 65 1 9 1 17-8 21-7 3-13-4-16-18-3-18-6-35-8-53-2-9-1-19 8-25z">
          <text:p/>
        </draw:path>
        <draw:path draw:style-name="gr1" draw:text-style-name="P1" draw:layer="layout" svg:width="0.032cm" svg:height="0.084cm" svg:x="10.615cm" svg:y="10.283cm" svg:viewBox="0 0 33 85" svg:d="M33 27c-3 17-4 29-6 41s-7 17-14 17c-6 1-14-6-13-17 3-20 6-40 9-59 1-2 2-4 4-6 3-5 11-4 13 2 3 8 4 17 7 22z">
          <text:p/>
        </draw:path>
        <draw:path draw:style-name="gr1" draw:text-style-name="P1" draw:layer="layout" svg:width="0.032cm" svg:height="0.076cm" svg:x="9.735cm" svg:y="9.606cm" svg:viewBox="0 0 33 77" svg:d="M0 27c2-9 2-16 5-22 3-7 12-7 16 0 1 2 3 5 4 7 3 15 6 28 8 42 1 6-1 12-4 18-2 6-10 6-14 1-2-3-4-6-5-10-3-12-7-25-10-36z">
          <text:p/>
        </draw:path>
        <draw:path draw:style-name="gr1" draw:text-style-name="P1" draw:layer="layout" svg:width="0.053cm" svg:height="0.066cm" svg:x="9.188cm" svg:y="7.593cm" svg:viewBox="0 0 54 67" svg:d="M54 2c-1 5-1 9-2 13-8 19-22 34-36 48-3 3-7 5-11 3-6-3-6-8-5-13 1-3 2-6 3-8 11-13 21-26 32-40 5-4 10-7 19-3z">
          <text:p/>
        </draw:path>
        <draw:path draw:style-name="gr1" draw:text-style-name="P1" draw:layer="layout" svg:width="0.038cm" svg:height="0.07cm" svg:x="10.542cm" svg:y="9.73cm" svg:viewBox="0 0 39 71" svg:d="M36 71c-2-1-5 0-6-1-12-9-30-45-30-60 0-1 0-2 0-2 2-3 3-7 5-7 3-1 8-1 10 1 11 10 15 23 20 36 4 10 6 22 1 33z">
          <text:p/>
        </draw:path>
        <draw:path draw:style-name="gr1" draw:text-style-name="P1" draw:layer="layout" svg:width="0.023cm" svg:height="0.074cm" svg:x="10.65cm" svg:y="10.389cm" svg:viewBox="0 0 24 75" svg:d="M13 75c-11-2-12-9-13-15 0-15 0-30 1-45 0-3 1-6 3-8 2-3 6-7 9-7 2 0 6 5 7 8 4 20 6 41-2 61-1 3-4 4-5 6z">
          <text:p/>
        </draw:path>
        <draw:path draw:style-name="gr1" draw:text-style-name="P1" draw:layer="layout" svg:width="0.04cm" svg:height="0.04cm" svg:x="9.837cm" svg:y="7.295cm" svg:viewBox="0 0 41 41" svg:d="M41 2c-2 19-15 35-32 39-4 1-9-2-9-6 0-3 0-6 1-8 1-8 6-13 12-17 8-5 14-13 28-8z">
          <text:p/>
        </draw:path>
        <draw:path draw:style-name="gr1" draw:text-style-name="P1" draw:layer="layout" svg:width="0.032cm" svg:height="0.044cm" svg:x="9.218cm" svg:y="7.65cm" svg:viewBox="0 0 33 45" svg:d="M33 0c0 18-9 35-19 43-6 4-12 2-13-5-3-10 2-18 9-26 6-7 12-14 23-12z">
          <text:p/>
        </draw:path>
        <draw:path draw:style-name="gr1" draw:text-style-name="P1" draw:layer="layout" svg:width="0.031cm" svg:height="0.047cm" svg:x="10.062cm" svg:y="8.749cm" svg:viewBox="0 0 32 48" svg:d="M1 48c-4-16 4-26 10-36 4-7 9-13 18-12 6 8 3 17-1 25-8 16-12 18-27 23z">
          <text:p/>
        </draw:path>
        <draw:path draw:style-name="gr1" draw:text-style-name="P1" draw:layer="layout" svg:width="0.019cm" svg:height="0.012cm" svg:x="10.37cm" svg:y="10.296cm" svg:viewBox="0 0 20 13" svg:d="M20 13c-12 0-17-5-20-13 11-2 15 3 20 13z">
          <text:p/>
        </draw:path>
        <draw:path draw:style-name="gr1" draw:text-style-name="P1" draw:layer="layout" svg:width="0.591cm" svg:height="0.642cm" svg:x="10.154cm" svg:y="4.343cm" svg:viewBox="0 0 592 643" svg:d="M121 162c6-4 8-6 12-8 9-5 18-4 26 4 6 7 11 15 16 23 8 11 15 24 22 35 4 6 7 12 16 15 4-5 2-10 2-14 1-29 11-53 28-74 19-25 55-28 77-9 14 12 18 27 11 44-3 6-7 12-11 20-5 8-10 16-11 27 20-1 30 9 35 26 2 6 6 11 10 19 3-13 4-23 7-33 3-12 9-23 19-31 16-12 31-12 45 2 7 7 12 15 16 24 5 13 9 27 12 41 8 30 15 60 23 89 1 5 4 9 7 16 5-6 8-11 12-14 5-5 10-11 16-14 14-7 27-1 30 15 1 7 1 14 1 21-2 21-4 43-5 64-4 38 8 71 33 101 7 9 13 19 17 30 10 21 4 42-7 62-10-5-13-14-16-21-9-16-21-25-39-30-32-8-58-25-77-53-12-19-24-38-32-60-4-12-10-24-15-36-10-24-27-42-45-59-3-2-6-5-9-6-33-15-66-31-103-38-7-1-16-1-24-1-22-1-44 0-66-1s-42-5-62-15c-30-16-47-42-48-76-1-16-6-30-14-44-20-33-32-67-30-105 1-18 4-36 8-54 3-14 12-26 22-37 7-7 15-10 26-5s21 11 25 22c5 11 9 22 11 33 6 29 11 59 22 87 2 6 4 11 7 18zM74 209c8 16 19 28 35 36 3 3 6 5 9 8 5 7 10 13 16 21-15 5-28 2-46-2 20 15 37 26 56 29 23 5 46 9 69 9 25 1 51 4 75 10 35 8 67 22 91 51 4 5 9 9 14 13 4 5 9 10 16 18-6-26-12-47-23-66-5-8-10-16-19-20-23-12-40-30-47-55-3-7-8-7-14-4 9 24 31 39 43 62-12-1-22-3-33-6-26-9-44-26-55-50-7-17-10-35-8-54 1-5 1-10 1-15-3 2-5 5-6 8-6 18-5 37 1 55 1 5 5 10-2 15-45-12-75-45-102-83-6 8-11 12-16 17-14-5-22-17-29-28-17-30-30-62-31-97 0-12-1-25-6-36-11 1-16 7-19 15s-7 17-8 27c-4 31 3 61 16 89 2 5 7 9 11 13 4 7 7 13 11 20zM406 227c-20 8-20 23-22 37-2 13 2 26 7 38 1 3 4 4 8 8 2-12-8-21 0-31 2 3 4 5 6 8 6 15 11 30 17 45 4 9 17 26 27 35-13-24-20-47-26-70-3-16-6-31-10-47-2-7-4-14-7-23zM501 536c-5-29-9-57-14-86-2-10-6-19-10-29-4-8-8-16-19-21 2 6 3 11 4 15 6 27 11 55 18 83 3 14 8 27 21 38zM295 160c-16-5-17-4-29 10 10 10 10 10 9 25-2 15-2 30 6 47-4-31 6-57 14-82zM459 507c-11-44-12-92-35-137 0 5-1 8 0 10 4 20 9 41 14 61 5 23 9 46 21 66zM516 436c0-19 6-36 5-58-20 21-13 39-5 58zM559 575c1 0 1-1 2-1-12-15-24-29-38-47 3 16 6 27 17 33 7 4 13 10 19 15zM293 268c1-1 1-2 1-2 0-3-1-6-2-9 0-1-3 0-4 0 1 3 1 6 2 9 0 1 1 1 3 2z">
          <text:p/>
        </draw:path>
        <draw:path draw:style-name="gr1" draw:text-style-name="P1" draw:layer="layout" svg:width="0.587cm" svg:height="0.641cm" svg:x="10.932cm" svg:y="4.343cm" svg:viewBox="0 0 588 642" svg:d="M26 641c-7 0-12 1-18 1-1-1-3-2-3-3 0-14-1-27-4-40-3-10 1-21 6-30 5-8 11-16 17-23 23-29 32-62 29-98-2-19-4-38-6-57 0-8 0-18 1-26 4-16 19-21 33-13 5 3 9 7 13 11 3 4 6 8 10 12 0 1 1 1 3 1 1-2 3-4 4-7 8-29 15-59 23-88 4-15 7-30 13-45 3-8 8-17 14-24 17-19 37-17 53 0 11 11 15 25 17 39 1 5 1 10 1 17 8-6 9-13 12-20 6-15 15-25 34-23-1-9-5-17-9-24-3-6-7-11-10-18-15-30 5-62 38-61 21 0 39 7 51 25 14 21 24 45 24 71 0 4 1 8 1 15 5-4 9-6 11-9 9-12 16-25 24-38 5-8 10-16 16-24 9-12 22-15 34-5 2 2 4 2 6 3 7-6 9-15 11-23 8-27 14-54 20-81 3-11 7-22 11-33 5-10 14-16 24-21 12-5 20-2 28 6 13 13 21 29 25 48 11 54 2 104-28 152-8 11-11 22-11 36-2 44-28 76-72 87-14 4-30 6-45 7-17 1-35 1-52 0-24 0-47 4-69 12-20 7-39 16-59 25-4 1-7 4-11 7-22 21-42 44-54 73-9 24-19 47-32 70-22 36-52 60-93 70-4 1-8 2-11 3-9 5-15 11-16 22-1 7-2 14-4 21zM476 246c17-9 29-21 37-37 4-7 8-13 13-20 2-1 4-4 6-6 16-32 23-65 19-100-1-8-5-17-9-25-3-7-8-13-18-13-6 15-6 31-7 46-2 34-16 65-35 93-7 10-14 19-26 22-4-5-9-10-14-16-6 7-11 14-16 21-21 26-46 47-78 59-3 1-7 0-13 0 7-27 14-52-2-76 3 20 3 40-3 60-7 20-17 38-35 49-18 10-36 17-58 16 14-23 36-37 44-62-9-4-12 0-14 6-7 22-22 38-41 50-4 2-8 4-11 7-18 22-27 48-33 80 12-13 22-21 30-31 17-19 38-32 62-40 30-11 60-17 92-18 21-1 42-4 63-7 20-2 38-10 56-21 3-3 6-6 9-9-13 4-27 4-42 0 6-8 11-14 17-21 2-2 5-5 7-7zM186 228c-3 3-5 6-6 9-3 7-4 14-6 21-8 36-15 73-33 106 0 1 2 2 4 4 8-14 17-27 24-41 7-15 13-30 20-47 8 11-2 20 2 32 15-16 15-34 14-51-1-13-5-25-19-33zM86 543c4-5 6-6 8-9 9-13 14-28 18-44 6-27 12-54 17-81 1-2 0-4-1-7-8 5-13 13-16 21-5 13-9 26-12 39-4 19-6 38-9 57-1 7-3 14-5 24zM306 242c9-18 9-33 6-48 0-4-1-10 1-14 1-4 6-7 9-10-7-11-16-15-30-12 9 26 17 53 14 84zM164 378c-21 40-24 83-32 125 20-39 20-83 32-125zM69 383c1 17-1 35 6 53 10-30 9-37-6-53zM64 530c-10 13-18 22-25 31 0 0-1 1 0 2 0 1 1 1 2 2 13-5 22-14 23-35zM296 255c-1 3-3 6-3 9-1 1 0 2 1 4 2-3 4-6 6-10 0 0-2-1-4-3z">
          <text:p/>
        </draw:path>
        <draw:path draw:style-name="gr1" draw:text-style-name="P1" draw:layer="layout" svg:width="0.424cm" svg:height="0.246cm" svg:x="10.179cm" svg:y="4.735cm" svg:viewBox="0 0 425 247" svg:d="M31 75c-21 6-21 6-31-3 4-3 6-8 10-11 27-20 56-39 87-53 8-4 16-6 23-7 35-2 70-3 105 4 28 6 54 17 76 33 40 29 75 62 101 103 7 12 17 23 20 37 0 2 1 4 2 7 4 21-7 41-29 46-27 6-54 13-82 14-15 0-30 0-46 1-56 3-103-18-144-55-35-32-65-67-88-109-1-3-3-5-4-7zM236 228c-6-2-11-5-18-7-29-12-56-29-77-52-21-25-43-47-59-75-2-3-4-6-6-8-4-5-9-6-15-3 18 42 47 75 80 105 26 25 59 37 95 40z">
          <text:p/>
        </draw:path>
        <draw:path draw:style-name="gr1" draw:text-style-name="P1" draw:layer="layout" svg:width="0.424cm" svg:height="0.245cm" svg:x="11.069cm" svg:y="4.735cm" svg:viewBox="0 0 425 246" svg:d="M425 71c-10 18-20 4-31 4-2 4-4 7-6 11-24 42-55 80-92 111-40 33-86 51-138 49-40-1-80-4-120-12-17-4-26-14-36-26-1-2-2-5-2-8 1-16 4-31 13-45 10-13 19-27 30-40 26-35 59-63 95-86 26-17 55-25 86-27 24-2 48-2 72-2 10 1 21 3 30 7 33 14 63 34 91 56 3 2 5 5 8 8zM364 83c-10-4-15 2-19 8-13 25-34 46-52 67-24 29-52 50-88 63-6 2-12 5-20 8 5 0 7 1 9 1 33-6 64-18 89-40 33-31 63-65 81-107z">
          <text:p/>
        </draw:path>
        <draw:path draw:style-name="gr1" draw:text-style-name="P1" draw:layer="layout" svg:width="0.137cm" svg:height="0.196cm" svg:x="10.584cm" svg:y="5.281cm" svg:viewBox="0 0 138 197" svg:d="M136 74c-4-2-8-4-10-8-12-23-32-31-57-33-15 7-24 20-29 37-7 19-7 39-3 58 4 21 10 41 21 60 2 2 3 4 4 7-5 4-7-1-9-3-21-21-38-45-48-73-11-33-4-66 14-95 11-16 30-20 48-24 3-1 7 2 10 3 31 10 47 34 61 62 0 1 0 4 0 6 0 1-1 1-2 3z">
          <text:p/>
        </draw:path>
        <draw:path draw:style-name="gr1" draw:text-style-name="P1" draw:layer="layout" svg:width="0.135cm" svg:height="0.197cm" svg:x="10.953cm" svg:y="5.282cm" svg:viewBox="0 0 136 198" svg:d="M73 198c6-9 8-14 11-19 16-29 21-60 16-94-2-19-10-35-25-48-5-4-10-6-17-4-18 3-32 10-41 26-4 5-9 9-14 15-2-4-4-6-3-7 12-27 25-52 55-64 9-4 17-4 28-1 26 7 41 24 47 49 9 33 8 66-11 96-10 16-21 31-35 44-2 2-4 3-11 7z">
          <text:p/>
        </draw:path>
        <draw:path draw:style-name="gr1" draw:text-style-name="P1" draw:layer="layout" svg:width="0.134cm" svg:height="0.197cm" svg:x="10.162cm" svg:y="4.846cm" svg:viewBox="0 0 135 198" svg:d="M135 198c-18-5-32-13-43-22-38-34-69-74-81-126-1-6-5-12-8-17-4-5-4-9-2-14 1-3 2-5 4-7 5-6 9-12 18-12 8 1 11 9 13 16 7 18 13 37 21 55 5 14 10 28 18 40 17 27 33 55 54 78 2 2 3 4 6 9z">
          <text:p/>
        </draw:path>
        <draw:path draw:style-name="gr1" draw:text-style-name="P1" draw:layer="layout" svg:width="0.132cm" svg:height="0.196cm" svg:x="11.379cm" svg:y="4.846cm" svg:viewBox="0 0 133 197" svg:d="M0 197c1-5 1-6 2-7 18-19 30-42 44-62 16-23 27-48 36-74 4-14 9-27 14-41 1-3 2-6 3-8 3-2 6-5 9-5 9-2 14 4 18 10s10 13 4 20c-7 8-8 19-11 28-9 32-24 61-49 86-11 11-22 23-33 34-10 8-22 14-37 19z">
          <text:p/>
        </draw:path>
        <draw:path draw:style-name="gr1" draw:text-style-name="P1" draw:layer="layout" svg:width="0.108cm" svg:height="0.268cm" svg:x="10.702cm" svg:y="5.14cm" svg:viewBox="0 0 109 269" svg:d="M9 0c2 7 5 12 6 18 5 26 18 49 36 69 12 14 23 28 35 42 17 21 25 46 23 72-1 18-1 37-2 55-1 4-3 9-8 13 0-5-1-9-2-14 0-10-1-20-1-31-2-33-19-59-39-85-8-10-19-21-27-32-20-25-29-55-30-87 0-7-1-13 9-20z">
          <text:p/>
        </draw:path>
        <draw:path draw:style-name="gr1" draw:text-style-name="P1" draw:layer="layout" svg:width="0.107cm" svg:height="0.268cm" svg:x="10.864cm" svg:y="5.143cm" svg:viewBox="0 0 108 269" svg:d="M8 269c-5-9-6-17-6-25-1-20-1-40-2-60 0-14 3-27 11-38 11-16 23-31 35-47 7-9 14-17 21-26 13-16 22-34 27-55 1-6 1-14 8-18 6 2 6 7 6 11 2 35-8 66-30 94-9 12-19 24-29 36-21 25-36 54-36 88 0 12 0 26-5 40z">
          <text:p/>
        </draw:path>
        <draw:path draw:style-name="gr1" draw:text-style-name="P1" draw:layer="layout" svg:width="0.21cm" svg:height="0.106cm" svg:x="11.034cm" svg:y="4.999cm" svg:viewBox="0 0 211 107" svg:d="M211 107c-21 2-38-7-57-12-19-6-38-16-54-28s-31-25-48-38c-7 4-16 9-25 14-8 4-14 11-26 11-1-4-1-6-1-7 10-18 22-33 41-43 13-6 24-6 36 4 17 15 35 28 52 43 22 18 46 35 71 47 4 1 7 3 10 5 0 1 0 2 1 4z">
          <text:p/>
        </draw:path>
        <draw:path draw:style-name="gr1" draw:text-style-name="P1" draw:layer="layout" svg:width="0.212cm" svg:height="0.105cm" svg:x="10.43cm" svg:y="4.997cm" svg:viewBox="0 0 213 106" svg:d="M0 106c6-3 11-7 17-10 21-10 40-22 58-37 21-17 41-34 61-50 16-12 21-12 39-2 14 9 26 21 34 37 2 3 2 7 4 12-23-2-36-20-55-26-43 45-95 72-158 76z">
          <text:p/>
        </draw:path>
        <draw:path draw:style-name="gr1" draw:text-style-name="P1" draw:layer="layout" svg:width="0.088cm" svg:height="0.234cm" svg:x="10.678cm" svg:y="4.554cm" svg:viewBox="0 0 89 235" svg:d="M74 210c-5 6-10 11-15 16-3 3-6 5-12 9 0-6-1-9 0-12 1-11 3-22 6-32 8-23 10-46 9-70 0-28-8-52-22-75-5-8-13-15-21-22-6-7-15-12-19-24 5 0 7 0 11 1 39 17 61 48 72 88 8 32 9 65-1 96-2 6-3 11-4 17-2 3-3 5-4 8z">
          <text:p/>
        </draw:path>
        <draw:path draw:style-name="gr1" draw:text-style-name="P1" draw:layer="layout" svg:width="0.087cm" svg:height="0.234cm" svg:x="10.908cm" svg:y="4.554cm" svg:viewBox="0 0 88 235" svg:d="M14 206c-2-7-5-14-7-21-12-44-8-88 13-128 14-28 39-48 66-57 4 4 2 7-1 9-6 7-13 14-20 20-23 23-35 51-38 82-1 27-1 53 8 79 6 13 8 28 11 45-7-2-10-3-12-5-6-5-11-10-16-15z">
          <text:p/>
        </draw:path>
        <draw:path draw:style-name="gr1" draw:text-style-name="P1" draw:layer="layout" svg:width="0.133cm" svg:height="0.102cm" svg:x="10.592cm" svg:y="5.213cm" svg:viewBox="0 0 134 103" svg:d="M134 103c-7-2-10-2-13-4-3-3-6-7-9-11-13-18-29-31-48-42-10-6-15-5-23 4-8 8-15 16-23 24-6 6-14 4-17-4-1-3-2-6-1-8 1-22 8-40 24-53 14-11 29-10 44-5 15 6 26 16 34 30 4 7 9 13 12 22 6 14 12 28 20 47z">
          <text:p/>
        </draw:path>
        <draw:path draw:style-name="gr1" draw:text-style-name="P1" draw:layer="layout" svg:width="0.131cm" svg:height="0.1cm" svg:x="10.949cm" svg:y="5.213cm" svg:viewBox="0 0 132 101" svg:d="M0 101c8-25 16-48 30-69 8-12 19-22 33-27 19-9 38-5 53 11 9 11 15 25 16 41 1 5 0 10-2 15-3 7-10 8-16 2-8-8-15-16-23-25-9-9-14-9-25-3-20 12-36 26-49 45-3 5-6 11-17 10z">
          <text:p/>
        </draw:path>
        <draw:path draw:style-name="gr1" draw:text-style-name="P1" draw:layer="layout" svg:width="0.099cm" svg:height="0.168cm" svg:x="10.885cm" svg:y="4.955cm" svg:viewBox="0 0 100 169" svg:d="M6 0c2 3 4 5 5 8 8 24 24 43 43 58 25 20 40 46 45 78 1 8 3 17-6 25-2-5-5-8-6-12-6-11-11-22-16-33-9-19-23-32-38-45-22-17-31-39-33-66 0-4 1-8 2-12 1 0 3-1 4-1z">
          <text:p/>
        </draw:path>
        <draw:path draw:style-name="gr1" draw:text-style-name="P1" draw:layer="layout" svg:width="0.099cm" svg:height="0.169cm" svg:x="10.691cm" svg:y="4.954cm" svg:viewBox="0 0 100 170" svg:d="M97 0c1 4 3 8 3 11-2 23-8 44-24 61-2 1-2 2-4 3-29 21-46 51-59 83-2 4-4 7-7 12-6-5-6-11-6-16 1-26 9-48 25-67 8-8 16-16 24-23 18-15 31-32 38-54 1-3 3-5 4-7 1-1 3-2 6-3z">
          <text:p/>
        </draw:path>
        <draw:path draw:style-name="gr1" draw:text-style-name="P1" draw:layer="layout" svg:width="0.084cm" svg:height="0.082cm" svg:x="10.662cm" svg:y="4.505cm" svg:viewBox="0 0 85 83" svg:d="M72 43c3 7 6 14 10 21 3 5 5 11 1 19-3-1-6-3-9-5s-6-6-9-9c-15-21-33-38-53-52-5-3-12-7-12-16 4 0 9-2 12-1 16 5 29 14 40 26 6 6 14 11 20 17z">
          <text:p/>
        </draw:path>
        <draw:path draw:style-name="gr1" draw:text-style-name="P1" draw:layer="layout" svg:width="0.088cm" svg:height="0.085cm" svg:x="10.928cm" svg:y="4.505cm" svg:viewBox="0 0 89 86" svg:d="M89 1c-14 19-33 27-46 40-13 14-25 29-39 45-2-5-3-8-4-11-1-1 0-3 1-4 15-34 38-58 74-71 3-1 7 1 14 1z">
          <text:p/>
        </draw:path>
        <draw:path draw:style-name="gr1" draw:text-style-name="P1" draw:layer="layout" svg:width="0.093cm" svg:height="0.05cm" svg:x="9.906cm" svg:y="4.996cm" svg:viewBox="0 0 94 51" svg:d="M94 8c-7 11-18 12-27 13-21 3-39 13-57 25-2 3-5 4-8 5 0 0-1-1-2-1 5-21 25-40 48-46 8-2 17-3 26-4 4 0 8 1 13 3 3 1 4 4 7 5z">
          <text:p/>
        </draw:path>
        <draw:path draw:style-name="gr1" draw:text-style-name="P1" draw:layer="layout" svg:width="0.094cm" svg:height="0.053cm" svg:x="11.676cm" svg:y="4.997cm" svg:viewBox="0 0 95 54" svg:d="M95 54c-10-6-15-10-21-13-16-9-31-17-49-20-8-2-19-3-25-13 5-7 12-9 19-8 18 1 35 4 50 16 11 9 22 18 26 38z">
          <text:p/>
        </draw:path>
        <draw:path draw:style-name="gr1" draw:text-style-name="P1" draw:layer="layout" svg:width="0.101cm" svg:height="0.06cm" svg:x="10.483cm" svg:y="5.057cm" svg:viewBox="0 0 102 61" svg:d="M102 4c-2 12-12 21-22 29-21 16-56 29-80 28 4-3 7-6 10-8 22-12 43-24 65-36 8-5 15-12 24-17 1 1 2 3 3 4z">
          <text:p/>
        </draw:path>
        <draw:path draw:style-name="gr1" draw:text-style-name="P1" draw:layer="layout" svg:width="0.101cm" svg:height="0.059cm" svg:x="11.089cm" svg:y="5.058cm" svg:viewBox="0 0 102 60" svg:d="M102 60c-26 1-61-12-82-29-14-11-17-15-20-31 9 1 14 8 20 12 6 3 12 8 18 11 7 4 14 8 21 13 7 3 13 6 20 10s14 6 23 14z">
          <text:p/>
        </draw:path>
        <draw:path draw:style-name="gr1" draw:text-style-name="P1" draw:layer="layout" svg:width="0.069cm" svg:height="0.051cm" svg:x="11.706cm" svg:y="5.032cm" svg:viewBox="0 0 70 52" svg:d="M70 52c-12-8-23-16-34-25-11-8-25-11-36-20 3-4 4-7 6-7 24 1 56 25 64 52z">
          <text:p/>
        </draw:path>
        <draw:path draw:style-name="gr1" draw:text-style-name="P1" draw:layer="layout" svg:width="0.069cm" svg:height="0.049cm" svg:x="9.896cm" svg:y="5.033cm" svg:viewBox="0 0 70 50" svg:d="M0 50c2-15 10-24 30-37 19-13 26-15 40-11-1 3-2 6-4 7-22 10-41 24-60 39-1 1-3 1-6 2z">
          <text:p/>
        </draw:path>
        <draw:path draw:style-name="gr1" draw:text-style-name="P1" draw:layer="layout" svg:width="0.055cm" svg:height="0.027cm" svg:x="9.912cm" svg:y="4.968cm" svg:viewBox="0 0 56 28" svg:d="M1 28c-3-11 3-14 9-17 14-9 29-14 46-8 1 8-3 12-10 12-16 0-29 7-45 13z">
          <text:p/>
        </draw:path>
        <draw:path draw:style-name="gr1" draw:text-style-name="P1" draw:layer="layout" svg:width="0.058cm" svg:height="0.029cm" svg:x="11.705cm" svg:y="4.969cm" svg:viewBox="0 0 59 30" svg:d="M59 30c-17-9-32-16-49-16-3 0-6-5-10-9 18-10 32-3 46 4 6 3 13 7 13 21z">
          <text:p/>
        </draw:path>
        <draw:path draw:style-name="gr1" draw:text-style-name="P1" draw:layer="layout" svg:width="0.036cm" svg:height="0.05cm" svg:x="10.124cm" svg:y="5.319cm" svg:viewBox="0 0 37 51" svg:d="M37 0c-4 23-11 42-34 51-1-2-3-4-3-4 8-18 23-33 37-47z">
          <text:p/>
        </draw:path>
        <draw:path draw:style-name="gr1" draw:text-style-name="P1" draw:layer="layout" svg:width="0.035cm" svg:height="0.052cm" svg:x="11.513cm" svg:y="5.316cm" svg:viewBox="0 0 36 53" svg:d="M34 53c-23-10-36-29-34-53 13 17 27 32 36 50 0 0-1 2-2 3z">
          <text:p/>
        </draw:path>
        <draw:path draw:style-name="gr1" draw:text-style-name="P1" draw:layer="layout" svg:width="0.025cm" svg:height="0.047cm" svg:x="10.743cm" svg:y="4.751cm" svg:viewBox="0 0 26 48" svg:d="M9 13c1-3 2-5 4-9 3-1 6-3 9-4 7 6 4 13 1 19-5 10-7 23-22 29-4-14 5-24 8-35z">
          <text:p/>
        </draw:path>
        <draw:path draw:style-name="gr1" draw:text-style-name="P1" draw:layer="layout" svg:width="0.023cm" svg:height="0.047cm" svg:x="10.907cm" svg:y="4.75cm" svg:viewBox="0 0 24 48" svg:d="M16 10c1 3 3 6 4 9-1 10 9 18 2 29-12-5-15-17-20-27-3-6-2-8 1-21 4 3 8 7 13 10z">
          <text:p/>
        </draw:path>
        <draw:path draw:style-name="gr1" draw:text-style-name="P1" draw:layer="layout" svg:width="0.024cm" svg:height="0.036cm" svg:x="10.73cm" svg:y="4.527cm" svg:viewBox="0 0 25 37" svg:d="M3 22c-1-6-2-12-3-22 4 2 9-1 11 2 7 5 12 13 14 22 0 3-2 6-5 13-7-7-12-11-17-15z">
          <text:p/>
        </draw:path>
        <draw:path draw:style-name="gr1" draw:text-style-name="P1" draw:layer="layout" svg:width="0.023cm" svg:height="0.033cm" svg:x="10.92cm" svg:y="4.527cm" svg:viewBox="0 0 24 34" svg:d="M3 33c-6-7-2-14 2-21s8-14 17-12c6 10-3 19-7 27-2 4-5 8-12 6z">
          <text:p/>
        </draw:path>
        <draw:path draw:style-name="gr1" draw:text-style-name="P1" draw:layer="layout" svg:width="0.46cm" svg:height="0.412cm" svg:x="11.634cm" svg:y="6.457cm" svg:viewBox="0 0 461 413" svg:d="M0 80c4-3 8-6 13-7 68-23 136-45 204-66 18-6 37-8 56-6s33 10 46 22c16 15 29 34 39 54 12 23 22 46 33 69 12 25 25 50 37 75 6 12 14 22 26 29 8 3 10 12 3 18-6 6-14 12-23 17-8 4-17 7-26 11-7 4-16 8-22 14-16 13-34 22-53 30-54 23-110 39-165 56-15 5-30 9-46 14-3 1-6 2-12 3 2-6 2-9 4-12 6-10 13-21 19-31 11-17 14-34 9-53-5-18-12-36-19-54-4-11-7-12-19-9-8 2-17 5-25 6-18 3-28-9-25-26 2-13 10-23 22-28 15-6 19-16 19-31-1-17-6-33-14-48-5-10-12-15-23-18-14-4-29-10-43-16-6-2-12-5-15-13zM233 329c62-17 116-36 130-46 0-2 0-4-1-7-25-57-49-113-74-170-5-9-10-17-15-25-7-10-17-15-30-15-26-1-50 8-73 19-11 6-15 15-12 28 3 12 6 25 10 38 20 56 40 112 61 169 0 3 2 5 4 9z">
          <text:p/>
        </draw:path>
        <draw:path draw:style-name="gr1" draw:text-style-name="P1" draw:layer="layout" svg:width="0.523cm" svg:height="0.385cm" svg:x="8.729cm" svg:y="6.078cm" svg:viewBox="0 0 524 386" svg:d="M208 386c-8-3-14-6-21-9-38-21-74-44-109-70-6-5-13-11-19-17-11-12-24-19-39-23-4-2-9-2-12-5-4-2-7-6-8-10-2-17 12-33 29-31 8 0 16 2 23 6 12 6 22 15 33 23s22 16 33 25c1 0 2 0 2 0 14-13 43-59 53-83-1-7-6-11-11-15-4-3-9-6-13-9-6-6-7-12-4-20 9-20 25-28 46-20s35 2 48-14c7-9 15-18 21-28 5-6 7-13 2-20-6-8-17-11-26-9-3 1-7 2-10 4-11-14-13-22-5-34 9-15 22-24 41-26 22-3 40 5 57 17s27 30 32 50c2 8 3 16 5 24 6 1 12 2 18 3 19 1 39 2 59 2 13 0 24 5 33 15 4 5 8 10 12 15 11 14 22 26 37 35 2 1 4 3 6 5 5 5 4 13-2 15-33 9-45 37-59 65-5 9-8 20-3 31 3 7-1 13-9 14-10 1-21 1-31-1-43-9-85-21-121-47-12-10-24-11-38-2-20 13-38 29-49 52-10 19-14 39-6 61 3 7 5 15 7 23 0 1-1 3-2 8zM287 201c2 1 5 2 8 2 17-1 32 4 47 10 5 2 10 5 16 6 9 3 18 3 24-5 9-11 19-22 27-34 5-7 6-15 4-23-5-19-20-31-39-32-8-1-16 0-24-1-11 0-21 4-27 12-12 15-23 31-34 46-3 5-6 12-2 19z">
          <text:p/>
        </draw:path>
        <draw:path draw:style-name="gr1" draw:text-style-name="P1" draw:layer="layout" svg:width="0.481cm" svg:height="0.454cm" svg:x="11.985cm" svg:y="6.286cm" svg:viewBox="0 0 482 455" svg:d="M271 349c10-4 17-7 23-10 46-20 91-40 136-60 12-5 23-10 35-14 10-3 17 3 17 14 0 24-10 40-32 50-12 4-23 8-35 12-58 21-113 48-169 74-24 11-48 23-73 34-4 2-8 3-15 6 3-7 4-10 6-14 7-14 14-28 21-43 7-14 7-28 1-42-8-17-17-34-26-51-4-7-9-15-20-16-2 6-5 12-7 18-6 5-14 2-21 1-26-4-28-17-24-37 2-11 9-20 19-25 11-6 13-14 11-24-5-26-14-49-25-71-4-7-9-10-17-8-17 5-36 9-45 29-4 10-14 10-21 3-14-14-15-39 4-49 7-3 13-7 20-10 90-38 180-78 272-110 7-2 14-4 21-6 2 16-6 43-17 65-15 0-30 0-45 0-13 0-25 0-38 1-15 0-28 7-37 19-5 6-8 13-12 19-6 11-8 22-2 33 11 22 22 43 34 64 6 13 12 13 22 2 28-26 64-38 100-47 2 0 4 0 7 1 6 8 3 16 1 24-3 10-8 18-17 22-9 5-19 9-28 13-10 4-20 7-29 11-17 9-23 21-19 40 4 18 10 37 15 55 2 8 6 16 9 27z">
          <text:p/>
        </draw:path>
        <draw:path draw:style-name="gr1" draw:text-style-name="P1" draw:layer="layout" svg:width="0.427cm" svg:height="0.374cm" svg:x="9.582cm" svg:y="6.433cm" svg:viewBox="0 0 428 375" svg:d="M112 287c1 9 8 12 13 16 35 24 73 39 117 37 14-1 29-2 44-3 14-1 29-1 43-1 4 0 7 2 12 4-3 4-5 7-8 9-10 5-21 11-32 14-45 11-90 16-136 8-17-3-33-9-48-17-61-33-100-82-114-150-10-46 2-87 35-122 30-32 68-53 110-68 19-7 38-12 59-14 12-1 12-1 23 9-7 20-29 20-44 31 10 7 21 10 33 10 25 0 50 1 74-3 15-3 30-2 44-2 6 0 12 2 17 4 24 10 47 24 68 40 2 1 3 4 6 7-3 2-5 6-7 7-22 6-44 12-66 6-10-3-19-9-28-13-11-5-20-13-33-12-7 4-10 12-13 20-8 19-16 38-24 57-12 28-24 56-36 84-8 19-23 28-42 30-16 2-31 3-46 5-7 0-16-1-21 7zM201 81c-3-3-4-3-4-3-4-1-8-2-11-3-28-5-52 2-71 24-20 26-35 53-40 85-3 13-2 26-1 39 1 7 5 14 12 18 15 8 40 5 52-8 8-10 16-21 21-32 14-33 26-67 38-101 2-6 3-13 4-19z">
          <text:p/>
        </draw:path>
        <draw:path draw:style-name="gr1" draw:text-style-name="P1" draw:layer="layout" svg:width="0.428cm" svg:height="0.421cm" svg:x="9.098cm" svg:y="6.288cm" svg:viewBox="0 0 429 422" svg:d="M201 82c14-17 30-17 48-13 7 2 14 6 20 8 16 6 22 3 27-12s2-20-12-28c-7-3-13-6-20-9-6-3-12-5-15-14 1-2 3-5 5-6 27-9 56-12 83-1 22 7 35 23 37 47 1 17 3 34 3 50 2 55 3 110 5 164 1 24 6 49 8 74 1 9 6 16 14 21 9 6 19 11 25 22-2 4-5 9-9 11-9 8-20 15-30 21-11 6-23 6-34 0-24-13-44-29-47-59-2-25-5-51-7-76 0-9 0-18 0-27-5-3-10-5-14-7-29-13-58-25-87-37-18-8-33-7-48 4-8 6-17 12-25 18-3 3-6 8-8 11 3 11 11 13 18 17 12 7 25 12 37 19 7 4 16 6 20 15-13 16-33 23-53 19-7-2-15-4-22-8-33-15-66-31-99-47-8-4-16-8-21-17 4-3 8-6 11-6 35-1 65-16 94-34 37-22 73-46 110-70 9-5 17-11 21-21-6-16-26-15-35-29zM296 122c-21 8-37 23-53 40-4 5-3 10 2 14 10 9 22 14 35 17 13 2 18-1 20-14 3-18 5-35 0-53 0-1-2-2-4-4z">
          <text:p/>
        </draw:path>
        <draw:path draw:style-name="gr1" draw:text-style-name="P1" draw:layer="layout" svg:width="0.194cm" svg:height="0.362cm" svg:x="11.135cm" svg:y="6.587cm" svg:viewBox="0 0 195 363" svg:d="M110 297c3-23 0-44-6-64-5-18-13-23-32-24-4 0-7 0-11 1-15 0-26-18-17-34 6-11 16-16 27-20 7-2 14-4 22-6 1-8 2-15 2-22-1-22-2-43 1-65 2-13-2-18-15-16-22 2-45 3-60 22-2 2-5 3-7 4-16-16-18-31-6-46 7-8 15-13 24-16 8-3 17-5 26-5 35-3 70-4 105-6 10-1 20 1 30 1 5 9 1 15-3 19-16 18-19 38-17 60 3 43 7 85 11 128 3 35 7 71 10 106 1 5 1 9 0 14-1 20-12 32-33 34-15 1-29 0-44-1-5-1-11-3-17-5-16-4-33-5-49 3-7 4-15 7-22-2-8-9-9-24-1-32 5-6 13-11 21-14 9-4 20-5 30-6s20-2 31-8z">
          <text:p/>
        </draw:path>
        <draw:path draw:style-name="gr1" draw:text-style-name="P1" draw:layer="layout" svg:width="0.164cm" svg:height="0.045cm" svg:x="8.478cm" svg:y="5.921cm" svg:viewBox="0 0 165 46" svg:d="M165 7c-2 10-8 12-15 12-20 0-39 6-58 10-28 6-54 11-80 16-2 1-4 1-5 0-2-1-6-2-7-4 0-2 0-6 2-8 3-4 7-7 12-9 31-12 62-27 98-24 11 1 23 0 35 0 6 0 13 0 18 7z">
          <text:p/>
        </draw:path>
        <draw:path draw:style-name="gr1" draw:text-style-name="P1" draw:layer="layout" svg:width="0.165cm" svg:height="0.045cm" svg:x="13.019cm" svg:y="5.92cm" svg:viewBox="0 0 166 46" svg:d="M0 10c4-9 11-9 18-9 43-2 87 1 126 21 7 3 13 7 19 11 2 2 4 7 3 8-2 2-6 5-9 5-11-1-21-3-32-5-23-5-47-11-71-16-12-2-23-4-35-5-7-1-15-1-19-10z">
          <text:p/>
        </draw:path>
        <draw:path draw:style-name="gr1" draw:text-style-name="P1" draw:layer="layout" svg:width="0.091cm" svg:height="0.032cm" svg:x="8.773cm" svg:y="5.964cm" svg:viewBox="0 0 92 33" svg:d="M30 0c14 2 28 4 41 6 8 2 15 5 19 13 3 6 2 12-5 13-4 1-9 2-14 1-19-4-38-8-58-8-2 0-3 0-4-1-4-3-8-6-9-10 0-3 4-8 7-10 2-2 6-3 10-3s9 0 13 0c0-1 0-1 0-1z">
          <text:p/>
        </draw:path>
        <draw:path draw:style-name="gr1" draw:text-style-name="P1" draw:layer="layout" svg:width="0.029cm" svg:height="0.019cm" svg:x="8.787cm" svg:y="6.004cm" svg:viewBox="0 0 30 20" svg:d="M14 0c2 1 4 1 6 1 5 3 10 5 10 12 0 4-5 7-11 7-5 0-9 0-14-2-3-1-5-6-5-8 0-3 4-6 7-9 2-1 5 0 7-1z">
          <text:p/>
        </draw:path>
        <draw:path draw:style-name="gr1" draw:text-style-name="P1" draw:layer="layout" svg:width="0.15cm" svg:height="0.277cm" svg:x="10.503cm" svg:y="5.974cm" svg:viewBox="0 0 151 278" svg:d="M84 196c-7-9-4-14 0-20 4-5 9-8 15-7 31 0 50 17 52 47 2 31-19 58-47 61-18 2-35 2-53-3-22-6-36-20-44-42-8-18-8-37-4-56 7-29 18-56 39-77 12-12 23-25 36-36 16-17 29-33 37-55 1-3 4-5 6-8 6 2 6 6 5 9-6 23-14 45-32 62-16 16-32 32-46 50-19 23-27 51-27 81 0 18 8 31 23 40 16 12 35 14 54 12 4 0 9-2 12-5 13-9 19-30 14-45-3-8-8-15-16-17-9-3-17 0-24 9z">
          <text:p/>
        </draw:path>
        <draw:path draw:style-name="gr1" draw:text-style-name="P1" draw:layer="layout" svg:width="0.149cm" svg:height="0.279cm" svg:x="11.019cm" svg:y="5.972cm" svg:viewBox="0 0 150 280" svg:d="M29 0c4 6 7 10 9 14 6 17 17 31 29 43 16 16 33 31 47 48 25 29 36 63 36 101 0 2 0 3 0 5-2 39-26 64-67 68-11 1-22 2-33 0-22-2-38-14-46-35-8-22-5-43 11-61 12-13 28-12 43-11 4 0 8 6 11 9s2 4 0 15c-1 0-3 0-4-1-6-6-13-9-21-6-10 2-15 10-17 19-4 16 0 30 12 42 4 3 9 6 14 6 21 2 42-1 59-14 12-9 18-20 19-35 1-31-7-60-27-84-13-19-30-35-47-50-18-17-25-39-32-61 0-2 0-3 0-5 1-1 1-2 4-7z">
          <text:p/>
        </draw:path>
        <draw:path draw:style-name="gr1" draw:text-style-name="P1" draw:layer="layout" svg:width="0.212cm" svg:height="0.047cm" svg:x="10.732cm" svg:y="5.92cm" svg:viewBox="0 0 213 48" svg:d="M213 48c-72-24-141-26-212-2 0-4-2-8 0-10 5-10 14-16 24-21 21-8 43-15 65-15 31 0 63 2 92 14 11 5 21 10 28 20 2 3 2 7 3 14z">
          <text:p/>
        </draw:path>
        <draw:path draw:style-name="gr1" draw:text-style-name="P1" draw:layer="layout" svg:width="0.201cm" svg:height="0.064cm" svg:x="10.179cm" svg:y="5.7cm" svg:viewBox="0 0 202 65" svg:d="M0 58c10-3 17-5 24-6 20-2 39-3 59-5 16-2 33-4 51-7 19-4 36-14 52-27 4-3 8-7 16-13-2 16-8 24-16 30-23 19-51 32-82 34-32 2-64 0-96-1-1 0-2-1-8-5z">
          <text:p/>
        </draw:path>
        <draw:path draw:style-name="gr1" draw:text-style-name="P1" draw:layer="layout" svg:width="0.198cm" svg:height="0.064cm" svg:x="11.292cm" svg:y="5.7cm" svg:viewBox="0 0 199 65" svg:d="M198 62c-3 0-6 2-10 2-26 0-52 1-78 1-34 0-63-13-90-33-10-7-17-16-20-32 6 4 9 5 11 8 23 19 48 31 78 33 29 3 58 6 86 11 8 1 16 3 24 5-1 1-1 3-1 5z">
          <text:p/>
        </draw:path>
        <draw:path draw:style-name="gr1" draw:text-style-name="P1" draw:layer="layout" svg:width="0.074cm" svg:height="0.086cm" svg:x="11.15cm" svg:y="5.869cm" svg:viewBox="0 0 75 87" svg:d="M75 87c-18-1-32-7-45-16-11-8-20-19-24-33-3-12-10-22-4-38 7 13 12 24 19 34 7 11 15 20 24 28s22 13 30 25z">
          <text:p/>
        </draw:path>
        <draw:path draw:style-name="gr1" draw:text-style-name="P1" draw:layer="layout" svg:width="0.075cm" svg:height="0.087cm" svg:x="10.448cm" svg:y="5.868cm" svg:viewBox="0 0 76 88" svg:d="M0 88c9-12 22-17 30-25 9-8 18-17 25-28 7-10 12-21 19-35 5 19-3 32-8 46-4 13-14 22-25 29-12 7-25 13-41 13z">
          <text:p/>
        </draw:path>
        <draw:path draw:style-name="gr1" draw:text-style-name="P1" draw:layer="layout" svg:width="0.057cm" svg:height="0.071cm" svg:x="10.904cm" svg:y="6.147cm" svg:viewBox="0 0 58 72" svg:d="M0 0c11 2 11 12 16 17 4 7 9 13 13 20 6 6 10 11 15 17 4 5 9 11 14 18-15-1-25-6-37-20-11-15-21-30-21-52z">
          <text:p/>
        </draw:path>
        <draw:path draw:style-name="gr1" draw:text-style-name="P1" draw:layer="layout" svg:width="0.045cm" svg:height="0.043cm" svg:x="10.601cm" svg:y="6.022cm" svg:viewBox="0 0 46 44" svg:d="M46 0c-2 7-2 11-4 14-8 12-25 24-42 30 2-4 3-9 5-11 12-11 22-24 41-33z">
          <text:p/>
        </draw:path>
        <draw:path draw:style-name="gr1" draw:text-style-name="P1" draw:layer="layout" svg:width="0.041cm" svg:height="0.042cm" svg:x="11.028cm" svg:y="6.023cm" svg:viewBox="0 0 42 43" svg:d="M1 0c19 12 35 28 41 43-12-4-24-10-35-23-4-5-10-9-6-20z">
          <text:p/>
        </draw:path>
        <draw:path draw:style-name="gr1" draw:text-style-name="P1" draw:layer="layout" svg:width="0.04cm" svg:height="0.031cm" svg:x="10.547cm" svg:y="6.18cm" svg:viewBox="0 0 41 32" svg:d="M1 0c14 9 27 19 40 28-1 1-3 4-5 4-6-1-14-1-20-4-14-6-17-13-15-28z">
          <text:p/>
        </draw:path>
        <draw:path draw:style-name="gr1" draw:text-style-name="P1" draw:layer="layout" svg:width="0.043cm" svg:height="0.033cm" svg:x="11.083cm" svg:y="6.179cm" svg:viewBox="0 0 44 34" svg:d="M41 0c5 11 3 17-5 23-6 6-14 11-23 11-3-1-6-3-13-5 10-6 17-9 24-13 6-4 10-10 17-16z">
          <text:p/>
        </draw:path>
        <draw:path draw:style-name="gr1" draw:text-style-name="P1" draw:layer="layout" svg:width="0.023cm" svg:height="0.015cm" svg:x="11.28cm" svg:y="5.976cm" svg:viewBox="0 0 24 16" svg:d="M0 7c10-9 13-9 21-4 3 5 5 9-2 13-6-2-12-6-19-9z">
          <text:p/>
        </draw:path>
        <draw:path draw:style-name="gr1" draw:text-style-name="P1" draw:layer="layout" svg:width="0.021cm" svg:height="0.016cm" svg:x="10.37cm" svg:y="5.975cm" svg:viewBox="0 0 22 17" svg:d="M2 17c-5-9-1-12 4-15 6-3 12-4 16 4-4 7-12 9-20 11z">
          <text:p/>
        </draw:path>
        <draw:path draw:style-name="gr1" draw:text-style-name="P1" draw:layer="layout" svg:width="0.053cm" svg:height="0.214cm" svg:x="9.174cm" svg:y="5.538cm" svg:viewBox="0 0 54 215" svg:d="M54 0c-5 10-7 17-10 23-21 41-24 85-15 129 2 11 6 21 9 32 2 7 4 15 5 23 0 6-5 10-11 7-5-2-10-5-14-9-11-11-16-26-17-41-4-53 4-104 32-150 6-9 6-9 21-14z">
          <text:p/>
        </draw:path>
        <draw:path draw:style-name="gr1" draw:text-style-name="P1" draw:layer="layout" svg:width="0.068cm" svg:height="0.173cm" svg:x="9.217cm" svg:y="5.63cm" svg:viewBox="0 0 69 174" svg:d="M8 0c1 10 3 14 3 19 0 50 17 94 51 133 7 9 9 14 4 19-6 6-12 1-18-1-12-6-20-15-27-27-14-22-20-47-21-73-1-19 1-39 2-58 0-3 2-5 6-12z">
          <text:p/>
        </draw:path>
        <draw:path draw:style-name="gr1" draw:text-style-name="P1" draw:layer="layout" svg:width="0.099cm" svg:height="0.04cm" svg:x="9.436cm" svg:y="5.214cm" svg:viewBox="0 0 100 41" svg:d="M100 11c-4 2-7 4-10 5-21 2-41 9-60 18-5 3-11 6-16 7-4 1-9 0-14-1 2-12 11-17 19-21 18-11 37-20 58-19 7 1 16-1 23 11z">
          <text:p/>
        </draw:path>
        <draw:path draw:style-name="gr1" draw:text-style-name="P1" draw:layer="layout" svg:width="0.056cm" svg:height="0.061cm" svg:x="9.381cm" svg:y="5.229cm" svg:viewBox="0 0 57 62" svg:d="M57 0c-1 5-1 8-3 10-16 13-29 30-42 48-1 2-5 3-8 4-7-10-3-19 1-28 11-18 26-31 52-34z">
          <text:p/>
        </draw:path>
        <draw:path draw:style-name="gr1" draw:text-style-name="P1" draw:layer="layout" svg:width="0.015cm" svg:height="0.024cm" svg:x="9.351cm" svg:y="5.264cm" svg:viewBox="0 0 16 25" svg:d="M12 0c1 4 4 8 4 12s-3 9-5 13c-2 1-7 0-8-1-2-2-3-5-3-8 1-5 4-11 6-16 1 0 4 0 6 0z">
          <text:p/>
        </draw:path>
        <draw:path draw:style-name="gr1" draw:text-style-name="P1" draw:layer="layout" svg:width="0.052cm" svg:height="0.213cm" svg:x="12.449cm" svg:y="5.539cm" svg:viewBox="0 0 53 214" svg:d="M0 3c7-6 11-2 15 3 11 18 20 36 26 56 8 27 10 54 12 82 1 15-2 30-8 44-5 11-11 20-21 25-9 4-17-1-16-10 1-8 3-16 7-23 14-35 14-71 10-108-1-11-6-22-10-33-5-11-10-24-15-36z">
          <text:p/>
        </draw:path>
        <draw:path draw:style-name="gr1" draw:text-style-name="P1" draw:layer="layout" svg:width="0.067cm" svg:height="0.166cm" svg:x="12.391cm" svg:y="5.636cm" svg:viewBox="0 0 68 167" svg:d="M63 0c1 4 4 9 4 13 1 28 3 56-4 83-5 19-13 37-25 52-7 9-16 15-26 19-3 0-8 0-10-2-2-3-3-7-2-10 1-4 4-7 6-9 33-41 48-83 51-136 0-3 1-7 2-10 1 0 2 0 4 0z">
          <text:p/>
        </draw:path>
        <draw:path draw:style-name="gr1" draw:text-style-name="P1" draw:layer="layout" svg:width="0.099cm" svg:height="0.041cm" svg:x="12.139cm" svg:y="5.214cm" svg:viewBox="0 0 100 42" svg:d="M0 10c14-14 29-10 43-8 27 4 48 19 57 38-4 1-7 2-10 1-5-1-10-2-15-5-21-11-44-18-67-21-2 0-3-2-8-5z">
          <text:p/>
        </draw:path>
        <draw:path draw:style-name="gr1" draw:text-style-name="P1" draw:layer="layout" svg:width="0.055cm" svg:height="0.06cm" svg:x="12.239cm" svg:y="5.229cm" svg:viewBox="0 0 56 61" svg:d="M1 0c24 3 39 17 50 38 4 7 8 16 0 23-10 0-11-7-15-12-4-6-8-12-13-17-4-5-9-10-14-15-4-4-12-7-8-17z">
          <text:p/>
        </draw:path>
        <draw:path draw:style-name="gr1" draw:text-style-name="P1" draw:layer="layout" svg:width="0.017cm" svg:height="0.025cm" svg:x="12.308cm" svg:y="5.265cm" svg:viewBox="0 0 18 26" svg:d="M18 15c-1 4-3 6-4 8-1 3-6 4-8 1-1-2-3-4-3-6-2-5-5-11 1-17 1-1 5-1 6-1 3 5 5 11 8 15z">
          <text:p/>
        </draw:path>
        <draw:path draw:style-name="gr1" draw:text-style-name="P1" draw:layer="layout" svg:width="0.122cm" svg:height="0.451cm" svg:x="8.511cm" svg:y="7.769cm" svg:viewBox="0 0 123 452" svg:d="M121 0c0 4 3 8 2 10-7 12-13 24-20 36-23 38-44 77-58 120-22 63-33 127-24 194 2 22 8 44 15 65 3 8 8 16 4 27-4-1-8-2-10-4-4-7-9-15-12-23-10-29-15-59-17-90-5-63 9-123 29-182 17-50 43-95 74-138 3-4 6-8 10-11 1-2 3-2 7-4z">
          <text:p/>
        </draw:path>
        <draw:path draw:style-name="gr1" draw:text-style-name="P1" draw:layer="layout" svg:width="0.056cm" svg:height="0.316cm" svg:x="8.546cm" svg:y="7.923cm" svg:viewBox="0 0 57 317" svg:d="M37 317c-5-2-8-2-10-4-4-6-7-12-9-18-20-71-25-143-8-215 5-22 13-44 25-64 4-7 8-15 19-16 4 9 3 16 0 24-3 11-7 22-11 33-20 51-26 105-21 159 3 29 9 57 13 86 1 4 1 8 2 15z">
          <text:p/>
        </draw:path>
        <draw:path draw:style-name="gr1" draw:text-style-name="P1" draw:layer="layout" svg:width="0.091cm" svg:height="0.167cm" svg:x="8.835cm" svg:y="7.483cm" svg:viewBox="0 0 92 168" svg:d="M29 167c-2-10 6-12 12-15 14-8 24-21 29-36 14-38-2-72-40-86-7-3-15-5-22-9-4-2-7-5-8-9-1-2 0-8 3-9 3-2 8-3 12-3 47 2 77 41 77 73 0 13-2 26-4 40-6 26-24 43-47 54-3 2-8 0-12 0z">
          <text:p/>
        </draw:path>
        <draw:path draw:style-name="gr1" draw:text-style-name="P1" draw:layer="layout" svg:width="0.079cm" svg:height="0.141cm" svg:x="8.803cm" svg:y="7.523cm" svg:viewBox="0 0 80 142" svg:d="M26 2c9-1 13-3 16-2 35 13 50 63 28 93-15 21-36 34-58 45-3 2-6 2-12 4 1-6 0-11 2-13 3-5 8-8 13-12 9-9 20-18 29-28 5-5 9-11 13-17 13-25 9-40-14-57-3-3-7-6-17-13z">
          <text:p/>
        </draw:path>
        <draw:path draw:style-name="gr1" draw:text-style-name="P1" draw:layer="layout" svg:width="0.029cm" svg:height="0.183cm" svg:x="8.585cm" svg:y="8.042cm" svg:viewBox="0 0 30 184" svg:d="M27 0c4 10 2 19 1 27-2 16-4 32-7 48-5 28-4 55 0 81 1 8 0 16 1 28-6-5-11-7-12-10-4-15-7-30-9-45-4-39 1-75 14-111 2-6 3-13 12-18z">
          <text:p/>
        </draw:path>
        <draw:path draw:style-name="gr1" draw:text-style-name="P1" draw:layer="layout" svg:width="0.042cm" svg:height="0.075cm" svg:x="8.799cm" svg:y="7.552cm" svg:viewBox="0 0 43 76" svg:d="M28 0c4 2 7 3 9 6 6 10 8 22 4 33-5 18-18 29-32 37-2 1-7 0-8-1-1-3-2-7-1-10 3-5 7-9 11-13 12-12 20-25 15-42-1-2 0-5 0-7 0 0 1-1 2-3z">
          <text:p/>
        </draw:path>
        <draw:path draw:style-name="gr1" draw:text-style-name="P1" draw:layer="layout" svg:width="0.02cm" svg:height="0.085cm" svg:x="8.615cm" svg:y="8.122cm" svg:viewBox="0 0 21 86" svg:d="M12 86c-12-7-12-18-12-28-1-18 0-37 12-58 4 4 6 6 8 9 1 1 1 5 1 7-2 22-3 44-5 65 0 2-2 3-4 5z">
          <text:p/>
        </draw:path>
        <draw:path draw:style-name="gr1" draw:text-style-name="P1" draw:layer="layout" svg:width="0.015cm" svg:height="0.02cm" svg:x="8.642cm" svg:y="8.169cm" svg:viewBox="0 0 16 21" svg:d="M0 6c3-3 6-7 7-6 2 1 6 2 7 5 3 5 2 11-1 15-1 1-6 1-6 0-2-4-5-9-7-14z">
          <text:p/>
        </draw:path>
        <draw:path draw:style-name="gr1" draw:text-style-name="P1" draw:layer="layout" svg:width="0.123cm" svg:height="0.451cm" svg:x="13.028cm" svg:y="7.77cm" svg:viewBox="0 0 124 452" svg:d="M0 0c10 1 14 8 18 14 40 54 69 112 86 177 12 44 22 89 19 136-2 33-8 65-18 96-5 16-8 19-21 29-1-4-3-7-3-9 1-6 2-10 4-15 14-39 20-79 20-121-1-46-11-91-25-135-14-45-37-87-61-128-7-10-12-21-18-34-1-2 0-6-1-10z">
          <text:p/>
        </draw:path>
        <draw:path draw:style-name="gr1" draw:text-style-name="P1" draw:layer="layout" svg:width="0.057cm" svg:height="0.315cm" svg:x="13.059cm" svg:y="7.922cm" svg:viewBox="0 0 58 316" svg:d="M23 316c-5-7-1-14 0-21 6-27 10-54 12-82 3-58-3-115-26-168-4-10-7-20-9-30-1-4 1-9 2-15 14 4 19 13 22 22 9 22 18 43 24 66 13 52 12 104 2 156-4 20-10 41-15 61-2 5-4 12-12 11z">
          <text:p/>
        </draw:path>
        <draw:path draw:style-name="gr1" draw:text-style-name="P1" draw:layer="layout" svg:width="0.094cm" svg:height="0.168cm" svg:x="12.733cm" svg:y="7.483cm" svg:viewBox="0 0 95 169" svg:d="M66 169c-6-1-11 0-14-2-44-19-65-78-44-121 13-27 35-41 63-46 6 0 12 0 17 1 6 1 9 9 4 14-3 3-7 6-12 9-8 3-16 5-23 8-28 11-45 44-37 74 5 18 14 35 32 46 4 2 8 4 11 7 1 2 1 5 3 10z">
          <text:p/>
        </draw:path>
        <draw:path draw:style-name="gr1" draw:text-style-name="P1" draw:layer="layout" svg:width="0.08cm" svg:height="0.14cm" svg:x="12.779cm" svg:y="7.523cm" svg:viewBox="0 0 81 141" svg:d="M47 1c-1 4-2 6-3 8-3 3-6 5-9 7-21 16-25 31-13 55 8 16 21 28 35 39 7 6 15 12 22 19 1 1 2 5 1 7-2 5-6 6-9 4-23-12-43-24-59-43-24-31-12-80 24-96 2-2 6 0 11 0z">
          <text:p/>
        </draw:path>
        <draw:path draw:style-name="gr1" draw:text-style-name="P1" draw:layer="layout" svg:width="0.028cm" svg:height="0.181cm" svg:x="13.049cm" svg:y="8.043cm" svg:viewBox="0 0 29 182" svg:d="M6 0c3 5 6 10 8 16 15 47 20 94 9 143-2 5-3 11-6 16-1 3-5 4-9 7-1-5-1-8-1-11 7-46 4-91-5-137-3-11-4-22 4-34z">
          <text:p/>
        </draw:path>
        <draw:path draw:style-name="gr1" draw:text-style-name="P1" draw:layer="layout" svg:width="0.044cm" svg:height="0.075cm" svg:x="12.82cm" svg:y="7.553cm" svg:viewBox="0 0 45 76" svg:d="M17 0c0 3 0 7 0 10-3 15 2 27 12 37 6 7 11 13 16 20 1 1 0 4-1 6-1 1-3 3-5 3-17-5-28-18-35-35-6-14-6-29 7-40 1-1 3-1 6-1z">
          <text:p/>
        </draw:path>
        <draw:path draw:style-name="gr1" draw:text-style-name="P1" draw:layer="layout" svg:width="0.019cm" svg:height="0.087cm" svg:x="13.027cm" svg:y="8.121cm" svg:viewBox="0 0 20 88" svg:d="M3 0c18 14 16 31 17 46 1 14 3 29-10 42-2-3-6-6-6-8 1-25-8-50-1-80z">
          <text:p/>
        </draw:path>
        <draw:path draw:style-name="gr1" draw:text-style-name="P1" draw:layer="layout" svg:width="0.013cm" svg:height="0.023cm" svg:x="13.005cm" svg:y="8.166cm" svg:viewBox="0 0 14 24" svg:d="M7 0c9 11 9 14 4 22-1 1-4 2-6 2-1 0-3-2-3-3-3-8-3-15 5-21z">
          <text:p/>
        </draw:path>
        <draw:path draw:style-name="gr1" draw:text-style-name="P1" draw:layer="layout" svg:width="0.105cm" svg:height="0.237cm" svg:x="10.413cm" svg:y="3.966cm" svg:viewBox="0 0 106 238" svg:d="M106 236c-14 5-24 0-32-7s-16-15-22-24c-16-22-25-46-31-72-4-20-8-40-9-61-1-17-6-34-9-50-1-7-5-13-1-22 4 3 8 6 10 9 7 13 14 26 19 39 6 15 10 32 12 48 7 41 23 78 49 111 4 6 9 12 12 19 2 2 1 6 2 10z">
          <text:p/>
        </draw:path>
        <draw:path draw:style-name="gr1" draw:text-style-name="P1" draw:layer="layout" svg:width="0.113cm" svg:height="0.23cm" svg:x="10.224cm" svg:y="3.622cm" svg:viewBox="0 0 114 231" svg:d="M6 231c-7-6-6-12-6-18-1-22 3-43 9-64 11-42 28-80 55-114 10-11 21-20 31-29 5-5 11-8 18-3 3 7-2 12-6 16-29 29-49 66-67 103-14 27-25 54-24 85 0 9 0 18-10 24z">
          <text:p/>
        </draw:path>
        <draw:path draw:style-name="gr1" draw:text-style-name="P1" draw:layer="layout" svg:width="0.035cm" svg:height="0.158cm" svg:x="10.513cm" svg:y="3.991cm" svg:viewBox="0 0 36 159" svg:d="M9 159c-11-20-9-39-7-57 0-7 2-13 5-21 5-21 9-42 8-64 0-7-2-14 6-17 5-2 10 4 13 15 1 6 3 13 2 19-2 16-4 32-7 48-3 19-7 38-10 57-2 8-1 8-10 20z">
          <text:p/>
        </draw:path>
        <draw:path draw:style-name="gr1" draw:text-style-name="P1" draw:layer="layout" svg:width="0.128cm" svg:height="0.041cm" svg:x="10.51cm" svg:y="3.692cm" svg:viewBox="0 0 129 42" svg:d="M129 9c-4 5-7 9-11 10-7 2-15 4-23 5-23 5-47 10-70 15-8 2-16 6-25 1 2-4 3-7 5-9 9-5 17-10 26-13 23-10 47-15 72-17 8-1 18-2 26 8z">
          <text:p/>
        </draw:path>
        <draw:path draw:style-name="gr1" draw:text-style-name="P1" draw:layer="layout" svg:width="0.028cm" svg:height="0.106cm" svg:x="10.258cm" svg:y="3.74cm" svg:viewBox="0 0 29 107" svg:d="M28 0c0 7 2 12 1 16-7 24-7 48-9 72 0 6-2 11-4 16-2 2-6 3-9 3-1 0-4-2-4-4-2-3-2-7-2-10-3-27 2-53 12-78 3-5 3-5 15-15z">
          <text:p/>
        </draw:path>
        <draw:path draw:style-name="gr1" draw:text-style-name="P1" draw:layer="layout" svg:width="0.048cm" svg:height="0.047cm" svg:x="10.302cm" svg:y="3.972cm" svg:viewBox="0 0 49 48" svg:d="M0 0c8 0 11-1 14 0 17 7 28 20 34 38 2 2-1 8-3 9s-6 0-9-2c-3-1-4-4-6-6-9-13-17-24-30-39z">
          <text:p/>
        </draw:path>
        <draw:path draw:style-name="gr1" draw:text-style-name="P1" draw:layer="layout" svg:width="0.104cm" svg:height="0.236cm" svg:x="11.155cm" svg:y="3.967cm" svg:viewBox="0 0 105 237" svg:d="M105 0c0 6 0 11-1 15-7 23-10 48-12 72-4 40-14 80-37 114-6 8-13 16-20 23s-15 12-25 13c-3 0-8-1-9-3-2-2-1-7 0-10 3-6 7-11 11-17 25-33 42-71 49-113 5-26 11-54 26-77 4-7 7-15 18-17z">
          <text:p/>
        </draw:path>
        <draw:path draw:style-name="gr1" draw:text-style-name="P1" draw:layer="layout" svg:width="0.114cm" svg:height="0.229cm" svg:x="11.335cm" svg:y="3.622cm" svg:viewBox="0 0 115 230" svg:d="M0 3c7-5 13-3 17 0 9 8 19 15 26 24 43 52 67 110 71 177 1 8 3 17-5 26-3-3-6-4-7-7-2-5-4-11-4-17 1-25-6-49-17-71-12-25-25-49-39-72-8-15-20-27-30-40-5-6-11-11-12-20z">
          <text:p/>
        </draw:path>
        <draw:path draw:style-name="gr1" draw:text-style-name="P1" draw:layer="layout" svg:width="0.036cm" svg:height="0.159cm" svg:x="11.124cm" svg:y="3.991cm" svg:viewBox="0 0 37 160" svg:d="M17 0c1 3 4 7 4 11-2 30 7 59 13 88 3 17 4 33-1 49-1 3-2 6-5 12-4-6-8-9-9-13-6-33-12-67-18-100-2-12-2-25 2-37 3-6 5-10 14-10z">
          <text:p/>
        </draw:path>
        <draw:path draw:style-name="gr1" draw:text-style-name="P1" draw:layer="layout" svg:width="0.127cm" svg:height="0.042cm" svg:x="11.035cm" svg:y="3.692cm" svg:viewBox="0 0 128 43" svg:d="M128 41c-9 4-16 0-23-2-25-5-50-10-76-15-15-3-18-4-29-16 3-2 6-5 10-6 4-2 8-2 13-2 31 4 61 9 89 24 7 3 14 6 16 17z">
          <text:p/>
        </draw:path>
        <draw:path draw:style-name="gr1" draw:text-style-name="P1" draw:layer="layout" svg:width="0.027cm" svg:height="0.104cm" svg:x="11.387cm" svg:y="3.742cm" svg:viewBox="0 0 28 105" svg:d="M4 0c2 3 7 6 8 9 14 28 19 57 15 87 0 2 0 3-1 4-2 2-4 5-7 5-2 0-6-2-7-4-2-4-3-9-4-14-1-11-1-22-3-33-1-12-3-24-5-36 0-4 0-9 0-13 0-1 2-2 4-5z">
          <text:p/>
        </draw:path>
        <draw:path draw:style-name="gr1" draw:text-style-name="P1" draw:layer="layout" svg:width="0.046cm" svg:height="0.048cm" svg:x="11.322cm" svg:y="3.972cm" svg:viewBox="0 0 47 49" svg:d="M47 3c-10 13-19 25-29 38-2 3-6 6-10 8-2 0-5-3-7-5-1-1-1-3 0-5 7-18 18-32 37-39 1 0 3 0 4 0s2 1 5 3z">
          <text:p/>
        </draw:path>
        <draw:path draw:style-name="gr1" draw:text-style-name="P1" draw:layer="layout" svg:width="0.529cm" svg:height="0.486cm" svg:x="11.638cm" svg:y="10.335cm" svg:viewBox="0 0 530 487" svg:d="M530 442c-5 9-13 9-20 11-26 6-52 6-78 2-36-4-73-9-108-17-37-10-68-29-102-44-1-1-3-2-5-1 15 15 32 24 50 34 18 11 38 20 58 28 10 5 21 9 30 16-18 2-39-2-56-8-33-11-63-26-93-44-14-9-29-18-44-26 8 15 21 28 36 38 10 7 21 12 32 18 5 2 22 5 20 15-1 2-4 4-7 4-18-1-34-8-50-19-9-5-16-11-24-16-6-4-20-9-24-14 22 29 53 52 88 61 0 4-4 6-8 7-29 3-65-10-88-27-27-20-57-41-76-66-19-28-38-52-51-84-6-15-10-31-10-47 0-2 0-5 2-6 7 8 10 18 14 27 9 20 20 39 34 56 2 2 5 4 6 1 1-2-8-15-9-18-4-7-7-14-11-21-6-14-12-28-17-43-6-16-9-33-10-51-1-14-5-35 4-47 12 36 15 77 35 109 2 4 5 7 9 6-3-8-5-17-8-26-7-24-14-47-19-72-5-22-15-55-3-76 5 6 7 14 9 21 7 28 17 56 29 83 3 7 7 14 13 19-1-10-5-19-9-28-12-32-20-66-24-100-2-18-2-35-2-53 1-18 1-32 15-44 5 10 3 19 3 27-1 26 0 51 4 77 10 58 34 109 68 157 40 54 87 98 147 127 37 18 77 29 118 37 35 7 70 10 105 10 9-1 19-3 27 7z">
          <text:p/>
        </draw:path>
        <draw:path draw:style-name="gr1" draw:text-style-name="P1" draw:layer="layout" svg:width="0.34cm" svg:height="0.497cm" svg:x="11.737cm" svg:y="10.146cm" svg:viewBox="0 0 341 498" svg:d="M303 439c-21 12-45 12-69 12-13 0-22-2-34-8s-24-13-36-20c-3-1-6-3-10-3 29 25 61 43 98 50 14 3 29 6 43 9 3 1 7 4 7 7 0 2-3 6-6 8-5 2-10 3-15 4-30 1-60-1-89-7-39-8-71-31-99-59-26-27-46-57-58-92-6-18-13-36-18-54-4-14-4-28-7-41-2-13-3-25-6-37-8-41-3-82 8-121 8-28 22-54 37-79 4-7 20-14 18 0-1 3-4 5-6 8-4 4-6 9-8 14-10 23-19 46-24 71-7 31-8 64-1 95 0 3 2 6 4 6 3-1 4-4 4-7 0-19 0-38 3-57 2-17 6-39 22-48 5 13 1 24 0 35-1 16-2 31-2 46 0 22 3 44 8 66 5 18 9 43 24 55-4-3-6-21-7-26-2-9-4-18-5-27-3-13-5-30 0-43 11 51 39 103 79 139 35 32 74 54 121 60 12 2 24 2 36 4 8 2 18 1 26 3-6 9-17 14-26 16-7 2-14 2-21 2-18 0-34 2-51-3s-33-13-48-22c-4-3-9-5-13-7-1 0-1 1-3 2 7 8 16 12 25 17 28 13 62 28 93 24 3 0 5-1 7 0 1 1 3 3 3 5-1 1-2 2-3 3-1 0-1 0-1 0z">
          <text:p/>
        </draw:path>
        <draw:path draw:style-name="gr1" draw:text-style-name="P1" draw:layer="layout" svg:width="0.523cm" svg:height="0.488cm" svg:x="9.495cm" svg:y="10.334cm" svg:viewBox="0 0 524 489" svg:d="M501 109c1-4 2-7 3-11 3 7 3 14 3 20 0 13 0 25-1 38-1 11-1 21-3 32 0 5-1 10-2 15-1 3-1 12-4 15 7-6 9-19 11-27 3-10 6-20 8-30 0-1 0-2 1-2s2 1 2 2c2 5 2 10 2 15 1 12 2 27-1 39-3 13-5 27-8 40-4 16-7 33-14 49 1 1 3 0 4 0 7-7 10-18 14-27 3-6 7-2 8 2 1 7 0 13-2 19-13 49-37 91-77 122-14 11-28 23-43 35-10 8-21 15-34 18s-25 9-38 14c-5 1-10 3-15 1-1 0-2-1-2-1-2-3 1-5 4-6 22-11 44-23 65-36 4-2 8-6 6-10-16 9-33 16-51 21-15 5-36 12-52 9-1 0-10-4-11-3 34-18 73-24 102-49 4-4 8-9 7-14-54 32-112 52-172 71-8 3-17 4-26-4 4-3 7-7 11-8 22-4 44-16 65-25 22-10 43-21 63-34 6-3 12-8 13-14-29 20-61 34-94 44-33 9-65 17-99 22-28 4-56 9-85 8-14-1-28-3-42-5-6-1-13-2-17-11 4-2 7-5 10-6 7-1 15-1 22-1 46 1 90-6 133-16 101-24 179-80 237-165 39-57 61-118 67-186 2-23-5-46 4-69 11 27 15 56 17 84 0 13 2 29-1 41-2 13-4 26-7 39 0 1-1 1-1 2 0 2 0 5 2 5 1 0 2-1 3-3 3-7 5-15 6-23 2-13 5-24 9-36z">
          <text:p/>
        </draw:path>
        <draw:path draw:style-name="gr1" draw:text-style-name="P1" draw:layer="layout" svg:width="0.34cm" svg:height="0.498cm" svg:x="9.583cm" svg:y="10.145cm" svg:viewBox="0 0 341 499" svg:d="M338 122c-4-30-16-57-28-83-6-12-13-23-20-34-1-3-6-5-8-5-7 1-7 7-6 11 4 10 7 20 11 29 17 37 18 76 20 114-3-16-7-32-12-49-2-6-4-13-12-13-9 4-4 10-4 16 1 20 3 41 4 61 1 27-10 61-21 85-2 3-5 5-6 3-1-1 0-2 0-3 2-10 4-19 4-29 0-3 0-5-1-7s-4-3-6-2c-1 1-1 4-2 5-2 19-12 36-22 51-9 15-16 31-26 44-31 40-81 74-131 84-22 5-44 5-65 8-2 0-5 0-6 1-2 3-1 6 1 8 2 3 5 3 8 4 14 3 27 5 41 5 13 0 26-3 39-5 7-3 15-6 22-9 6-3 13-6 19-7 4-2 8-5 12-7 8-4 16-9 24-13-33 34-76 51-122 60-1 0-3 0-5 1-1 1-2 4-1 5s2 1 3 2c12 4 27 2 41 2 33 0 63-9 90-27 7-5 13-9 24-13-32 29-69 48-106 56-15 3-30 6-45 10-3 0-5 3-5 5-1 3 1 6 3 7 6 3 11 5 17 6 31 1 61-1 91-8 37-8 67-29 93-55 52-50 75-112 85-180 3-14 4-29 7-43 6-30 5-61 1-91z">
          <text:p/>
        </draw:path>
        <draw:path draw:style-name="gr1" draw:text-style-name="P1" draw:layer="layout" svg:width="0.429cm" svg:height="0.097cm" svg:x="10.626cm" svg:y="9.422cm" svg:viewBox="0 0 430 98" svg:d="M403 61c8 3 16 6 27 10-5 4-7 8-10 9-5 1-10 1-16 1-8 0-16 2-26 5-9 5-21 6-31 7-15 1-29 1-44 1-15 1-31 3-46 4-15 0-31 1-46 0-43-6-87-4-131-2-6 1-13 2-19 1-7-1-16-3-20-7-7-8-15-9-24-9-1 0-3 0-4 0-9-1-14-5-13-9 2-7 8-6 13-7 5-2 11-3 18-4-1-7-2-13-3-19-2-16 7-33 23-36 13-4 26-6 39-6 87 0 173 0 260 0 39 0 52 13 53 52 0 3 0 6 0 9zM62 47c6 5 13 6 20 6 39 1 77 2 116-1 0-5 1-9 1-13-4-1-8-2-11-2-19 0-38-1-57-1-20 0-40 1-59 2-6 0-11 1-10 9z">
          <text:p/>
        </draw:path>
        <draw:path draw:style-name="gr1" draw:text-style-name="P1" draw:layer="layout" svg:width="0.415cm" svg:height="0.03cm" svg:x="10.207cm" svg:y="9.352cm" svg:viewBox="0 0 416 31" svg:d="M416 20c-10 6-20 8-29 9-34 3-68 2-102-4-3-1-6-1-9-1-41 0-83 0-125 0-4 0-8 0-13 1-17 5-34 4-52 1-11-2-23-1-34-1-14 0-28-1-41-5-3-1-5-1-7-2-2-3-4-6-4-8s4-5 6-5c16-1 32-2 48-2 51 0 102 1 153 0 17 0 35-2 52-3 5 0 11-1 15 1 28 12 58 7 86 9 16 1 31 3 47 5 3 0 5 3 9 5z">
          <text:p/>
        </draw:path>
        <draw:path draw:style-name="gr1" draw:text-style-name="P1" draw:layer="layout" svg:width="0.417cm" svg:height="0.031cm" svg:x="11.054cm" svg:y="9.352cm" svg:viewBox="0 0 418 32" svg:d="M0 21c10-3 14-7 19-7 9-1 20-2 29-2 24-1 47-2 70-4 5 0 9 0 13-2 16-8 33-6 50-5 19 1 37 3 56 3 41 0 82 0 123 0 17 0 34 0 50 0 5 0 8 2 8 6 0 3-4 8-6 9-13 2-26 5-39 5-19 1-38 0-57 4-9 2-18 0-28 0-14-1-29-3-43-4-21 0-41 1-62 0-32-1-64 3-96 7-6 1-11 2-17 1-15-1-29-2-45-4-7-1-13-4-25-7z">
          <text:p/>
        </draw:path>
        <draw:path draw:style-name="gr1" draw:text-style-name="P1" draw:layer="layout" svg:width="0.277cm" svg:height="0.028cm" svg:x="10.1cm" svg:y="9.446cm" svg:viewBox="0 0 278 29" svg:d="M0 13c3 0 6-2 10-2 32-2 65-4 98-5 36-2 72-5 108-6 14 0 28 2 42 2 7 2 13 3 18 8 3 4 2 10-2 11-2 1-4 2-7 2-17 1-34 3-52 3-42 1-86 2-128 3-7 0-15-1-22-1-19-2-38-5-56-7-3-1-6-2-8-3 0-2-1-3-1-5z">
          <text:p/>
        </draw:path>
        <draw:path draw:style-name="gr1" draw:text-style-name="P1" draw:layer="layout" svg:width="0.26cm" svg:height="0.034cm" svg:x="10.385cm" svg:y="9.421cm" svg:viewBox="0 0 261 35" svg:d="M77 29c-14-8-30-5-45-5-8 0-16 1-24 0-3 0-5-3-8-5 2-3 4-7 6-8 15-3 30-8 45-9 32-2 64-4 95 3 18 4 37 5 55 5 21 0 39 7 60 12-3 3-4 6-7 7-19 8-39 7-59 3-22-2-43-6-65-8-3-1-6-2-9-1-14 7-30 4-45 6z">
          <text:p/>
        </draw:path>
        <draw:path draw:style-name="gr1" draw:text-style-name="P1" draw:layer="layout" svg:width="0.278cm" svg:height="0.026cm" svg:x="11.302cm" svg:y="9.447cm" svg:viewBox="0 0 279 27" svg:d="M279 13c-5 3-9 6-12 6-19 3-38 5-57 7-9 1-18 1-28 1-40-1-78-2-117-3-17 0-35-1-52-2-3 0-6-1-9-2-2-2-4-4-4-7-1-1 1-5 3-5 6-3 13-7 20-7 22-1 44-2 66-1 43 1 87 4 130 6 17 1 35 2 52 4 2 0 4 1 8 3z">
          <text:p/>
        </draw:path>
        <draw:path draw:style-name="gr1" draw:text-style-name="P1" draw:layer="layout" svg:width="0.263cm" svg:height="0.032cm" svg:x="11.033cm" svg:y="9.422cm" svg:viewBox="0 0 264 33" svg:d="M264 20c-11 7-20 5-28 4-19-1-36 0-54 3-9 1-19 3-28 0-16-4-32-3-48-1-13 1-25 5-38 6-17 1-34 1-50 1-6-1-14-2-18-11 18-4 35-9 52-11 28-4 55-8 83-9 26-2 53-2 79-1 14 1 28 6 41 11 3 0 5 4 9 8z">
          <text:p/>
        </draw:path>
        <draw:path draw:style-name="gr1" draw:text-style-name="P1" draw:layer="layout" svg:width="0.236cm" svg:height="0.032cm" svg:x="10.991cm" svg:y="9.313cm" svg:viewBox="0 0 237 33" svg:d="M0 15c8-9 17-9 25-9 17 0 34-1 51 1 19 2 37-4 56-5 31-3 61-4 93 2 4 0 4 1 12 9-3 2-6 4-9 4-37 1-72 7-108 15-7 1-14 0-21-1-23-2-45-5-68-8-10-1-20-2-31-8z">
          <text:p/>
        </draw:path>
        <draw:path draw:style-name="gr1" draw:text-style-name="P1" draw:layer="layout" svg:width="0.237cm" svg:height="0.031cm" svg:x="10.45cm" svg:y="9.313cm" svg:viewBox="0 0 238 32" svg:d="M0 9c3-1 5-3 8-4 5-2 11-4 17-4 29-1 59-3 90 1 18 3 37 7 56 3 14-2 29-1 44 0 8 1 17 1 23 10-10 6-20 7-31 7-24 0-47 2-70 9-6 1-13 1-19 0-35-7-69-13-103-14-4 0-8-1-12-2-1-2-2-4-3-6z">
          <text:p/>
        </draw:path>
        <draw:path draw:style-name="gr1" draw:text-style-name="P1" draw:layer="layout" svg:width="0.257cm" svg:height="0.021cm" svg:x="10.71cm" svg:y="9.363cm" svg:viewBox="0 0 258 22" svg:d="M0 15c12-7 20-8 29-8 39-2 77-4 115-6 4-1 9-1 13 0 21 7 43 5 65 6 11 0 23 1 36 8-5 3-8 6-11 6-6 1-13 1-19 1-32 0-63-1-94-1-34 0-68 1-102 1-7 0-13 0-20-1-3 0-6-3-12-6z">
          <text:p/>
        </draw:path>
        <draw:path draw:style-name="gr1" draw:text-style-name="P1" draw:layer="layout" svg:width="0.076cm" svg:height="0.016cm" svg:x="10.801cm" svg:y="9.399cm" svg:viewBox="0 0 77 17" svg:d="M0 11c11-13 23-11 33-10 14 2 30-5 44 9-5 2-8 5-12 5-21 2-42 5-65-4z">
          <text:p/>
        </draw:path>
        <draw:path draw:style-name="gr1" draw:text-style-name="P1" draw:layer="layout" svg:width="0.278cm" svg:height="0.182cm" svg:x="9.39cm" svg:y="10.145cm" svg:viewBox="0 0 279 183" svg:d="M1 0c11-2 15 5 20 9 35 30 72 58 112 82 30 18 61 35 91 53 19 11 38 22 55 36-11 3-20 4-31 0-19-6-38-12-55-21-49-24-96-53-139-86-17-14-34-29-47-48-4-8-10-15-6-25z">
          <text:p/>
        </draw:path>
        <draw:path draw:style-name="gr1" draw:text-style-name="P1" draw:layer="layout" svg:width="0.173cm" svg:height="0.172cm" svg:x="9.317cm" svg:y="10.112cm" svg:viewBox="0 0 174 173" svg:d="M174 169c-10 5-19 4-27 1-15-6-31-10-43-18-41-25-72-59-93-104-5-11-7-23-11-35-1-4 0-4 5-13 7-1 10 5 13 9 12 18 25 35 37 52 20 28 45 48 72 68 13 8 24 17 36 27 4 3 7 8 11 13z">
          <text:p/>
        </draw:path>
        <draw:path draw:style-name="gr1" draw:text-style-name="P1" draw:layer="layout" svg:width="0.043cm" svg:height="0.151cm" svg:x="9.003cm" svg:y="9.901cm" svg:viewBox="0 0 44 152" svg:d="M19 152c-3-4-6-8-8-13-13-35-15-70-5-106 3-11 8-22 18-30 3-2 8-4 12-3 3 2 7 7 7 10 1 6 0 12-3 17-11 20-13 42-14 64-1 20-2 39-3 60-1 0-3 0-4 1z">
          <text:p/>
        </draw:path>
        <draw:path draw:style-name="gr1" draw:text-style-name="P1" draw:layer="layout" svg:width="0.024cm" svg:height="0.081cm" svg:x="9.038cm" svg:y="9.998cm" svg:viewBox="0 0 25 82" svg:d="M14 82c-8-4-10-10-12-16-4-20-3-39 4-58 1-2 2-5 4-6 3-3 7-3 9 0 4 5 6 9 6 13-2 21-4 42-7 63 0 1-2 2-4 4z">
          <text:p/>
        </draw:path>
        <draw:path draw:style-name="gr1" draw:text-style-name="P1" draw:layer="layout" svg:width="0.064cm" svg:height="0.146cm" svg:x="11.29cm" svg:y="7.544cm" svg:viewBox="0 0 65 147" svg:d="M64 137c-19 15-36 8-55 7-7-9-5-20-7-30-3-27-4-54 2-81 2-9 6-18 11-25 8-11 23-11 31 0 5 8 9 17 12 25s4 16 5 24c2 27 1 54 1 80z">
          <text:p/>
        </draw:path>
        <draw:path draw:style-name="gr1" draw:text-style-name="P1" draw:layer="layout" svg:width="0.048cm" svg:height="0.221cm" svg:x="11.181cm" svg:y="7.508cm" svg:viewBox="0 0 49 222" svg:d="M0 96c7-2 14-3 23-4 0-5 2-9 2-14 3-22 6-44 9-66 0-3 2-7 4-12 9 8 12 17 11 26 0 16 0 30-1 45-4 43-9 87-7 131 0 9-2 17-13 20-8-3-7-11-7-17 0-26 0-52 0-79 0-5 0-10 0-14-8-6-22 0-21-16z">
          <text:p/>
        </draw:path>
        <draw:path draw:style-name="gr1" draw:text-style-name="P1" draw:layer="layout" svg:width="0.015cm" svg:height="0.14cm" svg:x="11.376cm" svg:y="7.603cm" svg:viewBox="0 0 16 141" svg:d="M3 0c9 8 8 17 8 25 2 34 3 67 5 99 0 4 1 8 0 11-2 2-5 5-7 6-2 0-5-3-6-5-1-4-2-9-2-13 0-35 0-71-1-106 0-6 2-11 3-17z">
          <text:p/>
        </draw:path>
        <draw:path draw:style-name="gr1" draw:text-style-name="P1" draw:layer="layout" svg:width="0.102cm" svg:height="0.033cm" svg:x="11.26cm" svg:y="7.347cm" svg:viewBox="0 0 103 34" svg:d="M103 6c-9 8-17 7-24 7-6 0-13 1-20 1-2 5-4 11-7 20-3-9-4-14-7-20-9 0-18 0-29 0-4 0-8-1-12-2-2 0-4-3-4-5 0-1 2-4 3-5 2-1 4-2 6-2 28 0 55 1 82 2 3 0 6 2 12 4z">
          <text:p/>
        </draw:path>
        <draw:path draw:style-name="gr1" draw:text-style-name="P1" draw:layer="layout" svg:width="0.011cm" svg:height="0.072cm" svg:x="11.265cm" svg:y="7.704cm" svg:viewBox="0 0 12 73" svg:d="M7 0c8 5 5 13 5 19-1 17 3 36-4 54-10-22-10-57-1-73z">
          <text:p/>
        </draw:path>
        <draw:path draw:style-name="gr1" draw:text-style-name="P1" draw:layer="layout" svg:width="0.026cm" svg:height="0.015cm" svg:x="11.395cm" svg:y="7.637cm" svg:viewBox="0 0 27 16" svg:d="M26 12c-6 5-13 4-20 3-3 0-5-2-6-4 0-3 0-6 2-7 8-7 18-5 25 3 0 1 0 4-1 5z">
          <text:p/>
        </draw:path>
        <draw:path draw:style-name="gr1" draw:text-style-name="P1" draw:layer="layout" svg:width="0.064cm" svg:height="0.146cm" svg:x="10.324cm" svg:y="7.543cm" svg:viewBox="0 0 65 147" svg:d="M57 142c-8 2-16 3-22 4-3 1-6 1-9 1-20 0-26-6-26-26 0-27-2-53 5-79 2-10 6-21 11-30 10-17 28-16 38 1 5 9 8 19 9 29 2 31 4 61-3 91-1 3-2 6-3 9z">
          <text:p/>
        </draw:path>
        <draw:path draw:style-name="gr1" draw:text-style-name="P1" draw:layer="layout" svg:width="0.051cm" svg:height="0.22cm" svg:x="10.448cm" svg:y="7.509cm" svg:viewBox="0 0 52 221" svg:d="M25 221c-10-2-13-7-15-14 0-3 0-6 0-9 1-44-4-87-6-131-1-11-2-23-4-35-1-11 2-21 11-32 8 9 7 19 9 29 1 9 2 19 3 28 1 10 2 20 3 31 8 2 14 2 20 4 2 1 6 4 6 6 0 3-3 6-5 7-6 2-11 3-18 5 0 5 0 10 0 15 0 24 0 49 0 74 0 7 0 15-4 22z">
          <text:p/>
        </draw:path>
        <draw:path draw:style-name="gr1" draw:text-style-name="P1" draw:layer="layout" svg:width="0.018cm" svg:height="0.145cm" svg:x="10.286cm" svg:y="7.598cm" svg:viewBox="0 0 19 146" svg:d="M10 146c-11-5-10-12-10-19 2-28 3-57 4-84 0-9 1-18 2-27 0-4 1-8 4-16 4 7 6 10 7 13 5 28 0 114-7 133z">
          <text:p/>
        </draw:path>
        <draw:path draw:style-name="gr1" draw:text-style-name="P1" draw:layer="layout" svg:width="0.101cm" svg:height="0.03cm" svg:x="10.316cm" svg:y="7.347cm" svg:viewBox="0 0 102 31" svg:d="M44 15c-14-5-29 1-44-8 5-2 9-6 12-6 27-1 55-1 82-1 0 0 1 0 2 0 4 1 7 3 6 7 0 2-3 5-5 6-4 1-9 1-13 1-8 0-16 0-25 0-2 6-4 12-6 17-9-2-5-11-9-16z">
          <text:p/>
        </draw:path>
        <draw:path draw:style-name="gr1" draw:text-style-name="P1" draw:layer="layout" svg:width="0.011cm" svg:height="0.071cm" svg:x="10.402cm" svg:y="7.702cm" svg:viewBox="0 0 12 72" svg:d="M6 72c-8-21-7-55 0-72 3 5 5 8 5 13 0 20 5 40-5 59z">
          <text:p/>
        </draw:path>
        <draw:path draw:style-name="gr1" draw:text-style-name="P1" draw:layer="layout" svg:width="0.027cm" svg:height="0.015cm" svg:x="10.257cm" svg:y="7.638cm" svg:viewBox="0 0 28 16" svg:d="M15 15c-2 0-6 0-10-1-2-1-5-5-5-7s3-6 5-6c6-1 12-2 18-1 2 1 5 5 5 8 0 2-4 5-7 7-1 1-3 0-6 0z">
          <text:p/>
        </draw:path>
        <draw:path draw:style-name="gr1" draw:text-style-name="P1" draw:layer="layout" svg:width="0.207cm" svg:height="0.229cm" svg:x="11.311cm" svg:y="10.387cm" svg:viewBox="0 0 208 230" svg:d="M0 214c0-4 1-9 3-14 4-10 7-20 13-29 26-43 56-84 91-119 22-21 46-39 75-48 5-2 10-4 15-4 3 0 9 2 11 5 1 3 0 8-1 12-1 2-4 5-6 7s-5 4-8 6c-60 39-102 94-140 153-8 12-17 24-26 35-2 4-6 7-10 10-3 1-7 2-10 2-5-1-6-6-7-10 0-2 0-3 0-6z">
          <text:p/>
        </draw:path>
        <draw:path draw:style-name="gr1" draw:text-style-name="P1" draw:layer="layout" svg:width="0.04cm" svg:height="0.08cm" svg:x="11.252cm" svg:y="10.519cm" svg:viewBox="0 0 41 81" svg:d="M8 81c-8-7-8-15-8-22 1-20 8-37 18-52 3-2 5-4 8-6 4-3 11-1 13 4 1 4 3 10 2 15-4 19-11 38-24 55-2 2-5 4-9 6z">
          <text:p/>
        </draw:path>
        <draw:path draw:style-name="gr1" draw:text-style-name="P1" draw:layer="layout" svg:width="0.209cm" svg:height="0.231cm" svg:x="10.155cm" svg:y="10.386cm" svg:viewBox="0 0 210 232" svg:d="M10 0c6 2 11 3 16 4 24 8 45 21 63 38 43 38 76 83 104 132 7 10 10 21 14 32 2 3 3 9 2 12-1 4-3 10-7 12-5 4-11 1-14-3-9-11-18-23-26-34-16-23-31-46-47-68-25-34-55-62-88-85-7-5-13-10-19-15-3-2-5-5-7-9-1-3-2-7-1-10 2-3 7-4 10-6z">
          <text:p/>
        </draw:path>
        <draw:path draw:style-name="gr1" draw:text-style-name="P1" draw:layer="layout" svg:width="0.04cm" svg:height="0.082cm" svg:x="10.382cm" svg:y="10.519cm" svg:viewBox="0 0 41 83" svg:d="M33 83c-7-6-12-10-14-15-7-13-13-29-18-43-2-5-1-12 0-17 2-9 12-11 17-5 18 20 27 43 21 70 0 3-3 5-6 10z">
          <text:p/>
        </draw:path>
        <draw:path draw:style-name="gr1" draw:text-style-name="P1" draw:layer="layout" svg:width="0.146cm" svg:height="0.032cm" svg:x="8.762cm" svg:y="5.359cm" svg:viewBox="0 0 147 33" svg:d="M147 26c-2 6-7 6-12 5-13-2-25-6-38-7-27-3-53-2-79 7-6 1-11 4-18-1 2-2 3-6 5-7 11-9 23-18 38-20 27-4 54-5 81 2 14 3 16 6 23 21z">
          <text:p/>
        </draw:path>
        <draw:path draw:style-name="gr1" draw:text-style-name="P1" draw:layer="layout" svg:width="0.173cm" svg:height="0.045cm" svg:x="8.58cm" svg:y="5.521cm" svg:viewBox="0 0 174 46" svg:d="M0 30c4-2 6-3 8-3 44 1 86-10 130-21 11-4 23-9 36-4 0 8-7 10-12 12-18 6-35 13-55 18-23 5-47 9-71 13-10 2-20 1-30-4-2-2-3-7-6-11z">
          <text:p/>
        </draw:path>
        <draw:path draw:style-name="gr1" draw:text-style-name="P1" draw:layer="layout" svg:width="0.149cm" svg:height="0.032cm" svg:x="12.752cm" svg:y="5.359cm" svg:viewBox="0 0 150 33" svg:d="M150 30c-8 5-14 2-20 1-35-10-70-12-106-2-4 1-9 2-14 3-4 0-7-3-10-4 3-12 11-19 21-23 4-1 9-3 14-3 26-3 51-4 76 3 14 4 27 12 39 25z">
          <text:p/>
        </draw:path>
        <draw:path draw:style-name="gr1" draw:text-style-name="P1" draw:layer="layout" svg:width="0.176cm" svg:height="0.045cm" svg:x="12.905cm" svg:y="5.521cm" svg:viewBox="0 0 177 46" svg:d="M0 2c13-3 22-1 31 1 21 6 42 12 65 17 22 5 45 9 69 8 3 0 6 1 12 2-2 4-3 9-6 11-8 5-18 6-27 5-36-5-73-11-107-23-13-4-25-7-37-21z">
          <text:p/>
        </draw:path>
        <draw:path draw:style-name="gr1" draw:text-style-name="P1" draw:layer="layout" svg:width="0.159cm" svg:height="0.036cm" svg:x="10.324cm" svg:y="3.421cm" svg:viewBox="0 0 160 37" svg:d="M158 21c-3 0-7 0-10 0-39-6-77-3-114 9-11 3-21 8-33 6-3-8 3-10 7-12 20-9 41-16 63-20 14-3 30-5 44-4 12 0 24 6 36 9 3 1 6 5 9 8-1 1-1 3-2 4z">
          <text:p/>
        </draw:path>
        <draw:path draw:style-name="gr1" draw:text-style-name="P1" draw:layer="layout" svg:width="0.064cm" svg:height="0.017cm" svg:x="10.417cm" svg:y="3.377cm" svg:viewBox="0 0 65 18" svg:d="M0 16c6-15 15-16 23-16 15-1 30 0 42 12-1 2-2 4-3 4-19 6-38-4-62 0z">
          <text:p/>
        </draw:path>
        <draw:path draw:style-name="gr1" draw:text-style-name="P1" draw:layer="layout" svg:width="0.16cm" svg:height="0.035cm" svg:x="11.189cm" svg:y="3.42cm" svg:viewBox="0 0 161 36" svg:d="M0 20c4-10 11-11 18-15 13-4 27-6 41-4 31 2 61 10 90 23 5 2 11 3 12 12-5 0-10 1-14 0-10-2-20-5-30-8-34-10-68-11-103-6-3 0-5 0-8 0-2 0-3-1-6-2z">
          <text:p/>
        </draw:path>
        <draw:path draw:style-name="gr1" draw:text-style-name="P1" draw:layer="layout" svg:width="0.064cm" svg:height="0.017cm" svg:x="11.188cm" svg:y="3.377cm" svg:viewBox="0 0 65 18" svg:d="M0 15c18-17 35-16 52-14 6 0 14 2 13 13-17 1-34 3-51 4-3 0-6-1-14-3z">
          <text:p/>
        </draw:path>
        <draw:path draw:style-name="gr1" draw:text-style-name="P1" draw:layer="layout" svg:width="0.201cm" svg:height="0.158cm" svg:x="8.737cm" svg:y="4.32cm" svg:viewBox="0 0 202 159" svg:d="M202 159c-6-1-10-1-13-2-31-9-57-23-81-43-35-29-69-59-99-94-7-7-7-6-9-20 5 0 9 0 13 1 5 3 10 7 15 12 19 16 38 32 57 49 22 19 45 37 68 55 13 11 27 21 40 31 3 2 5 6 9 11z">
          <text:p/>
        </draw:path>
        <draw:path draw:style-name="gr1" draw:text-style-name="P1" draw:layer="layout" svg:width="0.11cm" svg:height="0.089cm" svg:x="8.763cm" svg:y="4.581cm" svg:viewBox="0 0 111 90" svg:d="M0 0c8 5 14 7 18 10 31 26 66 47 93 79-10 4-17-1-23-5-27-16-52-35-75-59-5-6-11-11-13-25z">
          <text:p/>
        </draw:path>
        <draw:path draw:style-name="gr1" draw:text-style-name="P1" draw:layer="layout" svg:width="0.089cm" svg:height="0.075cm" svg:x="8.757cm" svg:y="4.377cm" svg:viewBox="0 0 90 76" svg:d="M3 0c4 2 7 3 10 5 24 21 49 41 73 61 2 2 2 5 4 10-5-1-9-1-12-2-28-12-52-30-72-53-4-5-9-11-3-21z">
          <text:p/>
        </draw:path>
        <draw:path draw:style-name="gr1" draw:text-style-name="P1" draw:layer="layout" svg:width="0.053cm" svg:height="0.037cm" svg:x="8.762cm" svg:y="4.631cm" svg:viewBox="0 0 54 38" svg:d="M54 37c-3 1-6 2-9 1-16-4-29-14-42-24-1-1-2-3-2-5-2-5 1-9 5-9 1 0 1 0 2 0 17 8 36 15 46 32 1 1 0 2 0 5z">
          <text:p/>
        </draw:path>
        <draw:path draw:style-name="gr1" draw:text-style-name="P1" draw:layer="layout" svg:width="0.2cm" svg:height="0.158cm" svg:x="12.725cm" svg:y="4.319cm" svg:viewBox="0 0 201 159" svg:d="M201 2c0 8-4 13-9 18-36 38-74 74-115 105-20 15-43 25-67 32-2 1-5 1-10 2 3-5 5-8 7-11 10-8 20-17 31-24 34-23 64-50 94-78 16-15 32-28 49-41 5-4 11-8 20-3z">
          <text:p/>
        </draw:path>
        <draw:path draw:style-name="gr1" draw:text-style-name="P1" draw:layer="layout" svg:width="0.109cm" svg:height="0.087cm" svg:x="12.79cm" svg:y="4.583cm" svg:viewBox="0 0 110 88" svg:d="M110 0c-8 22-24 34-38 46-32 28-53 39-72 42 1-10 8-13 12-18 20-18 81-63 98-70z">
          <text:p/>
        </draw:path>
        <draw:path draw:style-name="gr1" draw:text-style-name="P1" draw:layer="layout" svg:width="0.089cm" svg:height="0.073cm" svg:x="12.815cm" svg:y="4.379cm" svg:viewBox="0 0 90 74" svg:d="M89 0c1 3 2 6 1 8-2 5-4 9-8 13-20 21-43 40-71 52-2 1-5 0-11 1 2-5 3-8 5-10 6-6 13-13 19-18 16-12 32-25 47-38 5-4 10-10 18-8z">
          <text:p/>
        </draw:path>
        <draw:path draw:style-name="gr1" draw:text-style-name="P1" draw:layer="layout" svg:width="0.057cm" svg:height="0.038cm" svg:x="12.845cm" svg:y="4.631cm" svg:viewBox="0 0 58 39" svg:d="M0 39c2-6 2-10 4-12 13-9 26-17 40-26 2-2 8 0 14 1-4 7-5 12-10 15-13 9-26 21-48 22z">
          <text:p/>
        </draw:path>
        <draw:path draw:style-name="gr1" draw:text-style-name="P1" draw:layer="layout" svg:width="0.113cm" svg:height="0.044cm" svg:x="9.743cm" svg:y="4.369cm" svg:viewBox="0 0 114 45" svg:d="M0 19c2-2 3-6 5-8 30-20 86-14 109 26 1 2 0 6 0 6-3 1-6 2-8 1-5-3-11-7-15-11-25-21-52-27-82-13-2 1-4 0-6 1-1 0-1-1-3-2z">
          <text:p/>
        </draw:path>
        <draw:path draw:style-name="gr1" draw:text-style-name="P1" draw:layer="layout" svg:width="0.089cm" svg:height="0.042cm" svg:x="9.857cm" svg:y="4.297cm" svg:viewBox="0 0 90 43" svg:d="M90 43c-16-9-30-17-44-26-13-9-30-6-46-12 10-6 14-6 27-5 17 2 33 7 48 19 7 5 8 8 15 24z">
          <text:p/>
        </draw:path>
        <draw:path draw:style-name="gr1" draw:text-style-name="P1" draw:layer="layout" svg:width="0.077cm" svg:height="0.022cm" svg:x="9.778cm" svg:y="4.349cm" svg:viewBox="0 0 78 23" svg:d="M0 11c15-11 17-12 38-10 19 1 26 3 40 17-3 2-6 6-8 5-11-3-22-8-33-10-10-2-21-1-37-2z">
          <text:p/>
        </draw:path>
        <draw:path draw:style-name="gr1" draw:text-style-name="P1" draw:layer="layout" svg:width="0.119cm" svg:height="0.044cm" svg:x="11.813cm" svg:y="4.369cm" svg:viewBox="0 0 120 45" svg:d="M0 45c14-32 38-42 66-45 19-1 37 2 54 21-7-2-11-2-14-3-27-11-53-6-77 12-6 5-11 10-17 14-2 1-5 0-12 1z">
          <text:p/>
        </draw:path>
        <draw:path draw:style-name="gr1" draw:text-style-name="P1" draw:layer="layout" svg:width="0.091cm" svg:height="0.044cm" svg:x="11.726cm" svg:y="4.298cm" svg:viewBox="0 0 92 45" svg:d="M0 45c3-17 13-25 25-32 20-12 42-16 67-10-4 3-6 5-8 5-30 1-55 14-77 33-2 1-4 2-7 4z">
          <text:p/>
        </draw:path>
        <draw:path draw:style-name="gr1" draw:text-style-name="P1" draw:layer="layout" svg:width="0.074cm" svg:height="0.023cm" svg:x="11.818cm" svg:y="4.349cm" svg:viewBox="0 0 75 24" svg:d="M0 17c13-16 31-17 49-17 9 0 20-2 26 11-4 0-8 1-11 1-19-1-36 2-52 10-5 3-10 2-12-5z">
          <text:p/>
        </draw:path>
        <draw:path draw:style-name="gr1" draw:text-style-name="P1" draw:layer="layout" svg:width="0.106cm" svg:height="0.114cm" svg:x="9.203cm" svg:y="8.098cm" svg:viewBox="0 0 107 115" svg:d="M10 54c1 3 3 6 4 9 1-7 2-15 4-23 2-4 1-7-2-11-4-6-1-11 3-16 25-23 68-15 84 16 4 7 5 14 3 21-2 11-5 22-8 34-9 29-38 37-63 26-18-8-29-22-34-40-2-8 0-13 9-16zM23 82c18 19 28 15 50 3 14-8 18-30 10-45-12-24-20-27-47-21 1 1 3 1 4 2s3 2 4 3c-17 21-17 21-16 47 0 3-3 6-5 11z">
          <text:p/>
        </draw:path>
        <draw:path draw:style-name="gr1" draw:text-style-name="P1" draw:layer="layout" svg:width="0.106cm" svg:height="0.114cm" svg:x="12.381cm" svg:y="8.098cm" svg:viewBox="0 0 107 115" svg:d="M92 66c2-5 3-8 4-10 9 0 12 6 10 12-3 36-50 60-80 40-4-2-7-7-10-11-8-13-13-28-16-43-2-31 23-56 54-54 12 1 23 5 32 14 5 3 8 8 5 13-5 7-3 13-1 20 2 6 2 12 2 19zM71 20c-28-6-35-2-47 22-7 14 0 39 12 45 20 10 29 16 48-4-3-5-6-9-4-15 3-14-2-26-12-36-2-2-4-5-7-8 4-2 6-2 10-4z">
          <text:p/>
        </draw:path>
        <draw:path draw:style-name="gr1" draw:text-style-name="P1" draw:layer="layout" svg:width="0.013cm" svg:height="0.039cm" svg:x="9.849cm" svg:y="4.718cm" svg:viewBox="0 0 14 40" svg:d="M14 0v40c-2-1-6 0-7-2-11-13-10-24 7-38z">
          <text:p/>
        </draw:path>
        <draw:path draw:style-name="gr1" draw:text-style-name="P1" draw:layer="layout" svg:width="0.013cm" svg:height="0.04cm" svg:x="11.81cm" svg:y="4.719cm" svg:viewBox="0 0 14 41" svg:d="M2 0c11 4 13 13 12 22 0 7-2 16-14 19 0-15 1-27 2-41z">
          <text:p/>
        </draw:path>
        <draw:path draw:style-name="gr1" draw:text-style-name="P1" draw:layer="layout" svg:width="0.208cm" svg:height="0.185cm" svg:x="10.196cm" svg:y="4.457cm" svg:viewBox="0 0 209 186" svg:d="M21 76c-6-17-13-34-19-50-3-10-2-15 2-26 3 4 6 8 8 12 6 10 10 21 15 32 21 49 57 80 106 99 16 7 33 12 50 18 9 4 18 8 26 14-1 2-1 4-2 4-27 4-56 9-83 6-9-1-17-4-25-7-2 0-3-5-3-7s3-4 5-4c5-1 11-1 20-1-16-11-30-20-45-27-3-3-6-5-9-8-11-12-23-24-35-36-4-7-7-13-11-19z">
          <text:p/>
        </draw:path>
        <draw:path draw:style-name="gr1" draw:text-style-name="P1" draw:layer="layout" svg:width="0.213cm" svg:height="0.185cm" svg:x="11.264cm" svg:y="4.457cm" svg:viewBox="0 0 214 186" svg:d="M137 139c-15 8-29 16-47 26 10 1 16 1 22 2 1 0 4 3 4 4 0 2-1 6-3 7-5 3-10 6-16 6-22 2-43 4-65-1-9-3-18-3-32-4 6-5 8-7 11-9 14-6 28-11 43-17 18-8 38-15 56-24 32-17 56-43 72-75 6-13 11-24 16-35 3-7 4-14 13-19 1 4 3 7 3 10-4 15-8 29-13 45-2 7-5 14-7 20-5 7-9 13-13 20-12 12-25 24-37 37-2 2-5 5-7 7z">
          <text:p/>
        </draw:path>
        <draw:path draw:style-name="gr1" draw:text-style-name="P1" draw:layer="layout" svg:width="0.488cm" svg:height="0.397cm" svg:x="12.345cm" svg:y="6.117cm" svg:viewBox="0 0 489 398" svg:d="M486 216c-20-3-36 12-55 15-3-2-6-5-8-8-23-44-46-87-69-131-6-11-11-22-16-33-3-8-6-15-8-23-1-8-1-16-1-25 0-1-9-5-11-6-3-2-6-2-10-3-8-1-16-2-24-2-5 0-9 1-14 1-1 0-2-1-4 0-1 0-3 1-4 3-3 3-5 7-8 11-6 11-14 21-16 32-1 11 4 19 13 24 3 1 4 4 6 7 16 23 26 48 36 74 5 12 2 22-6 31-22 22-50 32-81 31-10 0-16-5-20-14-10-21-21-42-32-63-4-9-10-17-16-25-28-34-64-40-102-18-7 5-13 9-19 15-14 12-19 28-17 47 2 10 7 18 16 22 13 7 19 6 28-6 5-6 9-12 13-18 14 1 23 10 30 20 6 10 11 21 15 31 5 13 1 25-10 33-4 4-8 6-12 10-13 10-17 29-9 43 3 6 8 10 15 12 8 3 13 1 18-7 2-4 4-9 9-9 4 0 10 1 14 4 6 5 11 11 15 18 7 13 12 27 18 40 16 36 25 43 62 48 44 5 81-10 114-38 10-9 20-19 29-29 13-12 26-18 43-15 7 2 16 1 24 2 17 0 29-6 35-23 6-19 13-38 19-56 2-7 5-15 0-22zM344 257c8 25 6 50-15 70-12 11-26 17-42 19-18 3-32-5-44-19-5-6-10-12-13-20-8-16-15-33-23-50 18-13 38-18 56-27s36-18 57-28c9 20 18 37 24 55z">
          <text:p/>
        </draw:path>
        <draw:path draw:style-name="gr1" draw:text-style-name="P1" draw:layer="layout" svg:width="1.647cm" svg:height="1.264cm" svg:x="5.993cm" svg:y="3.049cm" svg:viewBox="0 0 1648 1265" svg:d="M343 221c37-35 96-54 151-52 79-107 201-172 335-169 104 2 203 40 279 110 38 3 76 22 85 48 6 16 1 46-8 72 2 7 2 17 3 28 0 3 0 5 0 8-3 6-9 14-16 22 9 0 18 4 25 11-2 47-4 93-5 139 2 11 2 25 1 42 1 4 1 6 2 10 0 20 0 31 0 51 1 13 1 19 2 32-3 10-3 22 2 34-2 4-2 5-4 8 1 11 2 16 3 26-1 13-1 23 0 32 0 29 3 59 10 87 15 57 65 74 119 84 6 3 10 5 16 8 16-3 38-8 57-17 48-24 71-89 44-141-21-44-63-77-112-88-3-8-5-11-8-19 13-6 26-15 40-26 6-4 9-5 16-8 6-5 9-7 16-12 16-9 23-14 39-23 4-1 6-1 10-1 2 6 4 10 6 17 3 7 5 11 8 19 8 13 11 19 19 32-3 7-8 16-15 26 7-6 15-9 25-9 8 9 12 13 20 23 2 2 3 4 5 7 8 11 13 16 22 27 8 5 14 11 18 18 6 3 9 5 15 8 31 22 46 33 77 55 1 4 2 6 3 10-7 4-10 7-16 12-8 5-12 8-19 13-6 4-9 5-15 9-4 4-6 6-10 10-5 4-8 6-13 10-12-6-28-9-46-10-84 132-214 159-351 87-9-15-20-32-36-52-4-6-6-9-10-14-7-14-15-28-24-45-1-7-2-11-4-18-2-3-3-5-6-8-1-20-5-43-12-71-1-8-2-12-3-20 1-3 1-5 1-8-3-9-5-19-6-31-1-4-1-6-2-10-2-22-3-34-5-57-3-12-4-21-3-28-2-3-3-7-3-14-4-20-6-31-10-51 4-9 10-18 18-29-13-1-27-7-32-15-6-9-8-25-9-42-2-6-3-9-6-14-3-11-5-17-9-28-21-5-46-18-57-35-10-16-9-46 1-75-31-48-78-71-131-91-6-7-13-17-19-30-8 5-12 7-20 11-98-6-186 16-235 110-10 53 12 105 55 137 9 1 14 1 24 2 7-7 10-10 18-16 6-71 59-125 127-76 22-8 45-5 58 8 20 20-16 61-22 78-3 12-5 52-40 74-15 1-22 2-37 3-26-17-64-5-69 15-4 17 17 56 38 82-2 12-6 24-12 37 10-7 21-12 34-13 12 15 18 22 30 36 2 8 3 11 5 19 12 17 19 25 31 42 2 5 4 7 6 12 7 9 16 19 28 29 2 2 3 3 4 6 33-9 65 2 77 25 11 23-22 67-26 85-3 12 1 48-17 75-28 20-69 14-91 16-24 1-69 9-89-14-13-16-13-46-2-78-16-11-48-41-47-52 0-5 10-19 12-29-11-2-16-9-15-20-10 1-15 2-26 4-7-9-14-21-21-34-4-8-6-11-10-19-4-3-7-5-11-8-9-12-14-17-22-29-9-25-29-37-61-34-6 6-9 9-16 15 3 59-43 93-98 95-23 17-52 25-71 17-26-12-30-51-3-93-16-19-11-44 13-69 24-23 71-32 103-21 10-7 14-11 23-18-1-27-10-53-27-75-71-63-160-20-220 37-9 15-15 29-19 43-11 22-19 48-23 78-12 8-22 18-30 29 8 5 12 7 20 12 4 22 6 33 10 54 1 18 7 36 20 54 2 6 3 9 4 15 5 7 7 10 11 17 37 1 79 18 91 42 5 10 3 31 0 50 8 13 21 25 39 36 12 9 19 13 31 22 2 2 3 4 5 6 0 9 0 14 1 23 7-4 11-6 19-10 14 5 35 8 54 13 23 6 56 11 85 12 25 1 60 4 100 2 9 2 14 3 23 5 17 5 35 14 47 27 7 7 13 20 18 33-2 18-2 26-3 44 0 2 0 3 0 6-23 59-19 126 5 183-37 6-83-1-117-15 4-15 5-22 9-37 2-7 4-15 6-26 5-26 8-40 14-67 2-6 4-10 6-16 2-12 0-24-4-38-12-6-27-10-45-12-139 53-294 52-420-35-9-4-13-6-22-10-22 3-50 0-67-13-16-12-22-43-16-76-3-9-4-13-6-22-1-4-1-6-1-10-66-131-24-278 34-402 61-82 128-127 226-158-3-40 23-81 49-105z">
          <text:p/>
        </draw:path>
        <draw:path draw:style-name="gr1" draw:text-style-name="P1" draw:layer="layout" svg:width="0.59cm" svg:height="0.784cm" svg:x="7.165cm" svg:y="2.712cm" svg:viewBox="0 0 591 785" svg:d="M187 241c39-12 82-4 119 11 2 5 5 11 7 19 7-2 15-6 23-14 23 6 35 9 58 15 10 5 15 8 25 13 3 5 4 8 7 13 2 13 3 29 3 48 1 2 1 4 2 6 0 2 0 4 2 8 7 14 11 20 17 34 2 6 3 9 4 15 4 7 6 10 9 17 1 3 1 5 1 9 19 32 29 48 48 81 9 7 15 12 19 14 17 1 33 6 48 18 6 12 7 28 2 48 4 6 7 13 8 22 1 3 1 5 2 8-16 35-43 47-82 38-26 18-52 18-77-2-16 7-26 20-31 39 5 9 8 22 7 38-4 6-6 10-11 16-17 11-35 16-57 15-24 15-48 19-74 12-8-7-14-16-18-26-8-59-39-100-80-141-13-2-26-7-40-13-6-6-14-17-15-25-1-9 6-24 15-36 54-26 108-65 137-117 22-42-7-88-44-94-40-5-81 32-84 78 3 2 7 2 12 0 15-29 36-37 65-23 14 45 1 63-42 54 7 12 2 24-12 31-8 3-18 5-29 7-106-60-41-149 38-200 0-11 6-23 18-36zM56 10c31-15 57-13 78 5 21-7 50-9 62 1 19 13 12 51-20 78-4 25-13 177-52 186-36 8-52-114-55-131-15 5-32 6-49 4-8-12-12-18-20-31 1-16 25-37 28-47 4-9 5-42 28-65zM318 438c-7 18-17 38-31 59-3 8-5 12-9 20 4 16 3 33-1 51 10 2 15 3 25 5 11 34 38 52 81 56 10-5 18-15 24-29 0-7 0-10-1-17-10-19-15-29-25-48-2-2-3-2-6-4-19-35-29-52-48-86-4-3-6-4-9-7z">
          <text:p/>
        </draw:path>
        <draw:path draw:style-name="gr1" draw:text-style-name="P1" draw:layer="layout" svg:width="0.607cm" svg:height="0.565cm" svg:x="7.61cm" svg:y="2.691cm" svg:viewBox="0 0 608 566" svg:d="M262 8c31-17 79-8 99 28 37-28 68-20 75 13 1 5-1 12-4 20 20 10 28 30 20 48s-32 29-58 29c-15 11-33 17-54 20-31-18-77-24-111-17-17 17-21 41-11 58s34 30 60 38c11 1 16 1 27 1 17-2 26-3 43-5 3 1 4 2 6 2 12-3 22-4 32-3 10 0 20-1 29-3 28 1 50 4 66 9 27 20 51 58 60 90 43 0 73 33 57 74 8 10 11 22 9 37-20 27-46 36-80 28-25 27-74 30-105 14-7 6-10 9-17 15-7 90-106 63-161 37-37 21-78 18-72-34-28-33-20-59 25-77 10-4 22-12 38-23 8-3 11-5 19-9 16 1 32 6 48 15 19 4 28 7 47 11 6 0 9 0 14 1 13-8 23-19 30-33 2-6 2-12 0-19-44-15-91-16-136-8-9-2-20-1-31 0-13 1-29-2-45-6-10-6-15-9-25-15-2-2-3-3-5-5-8-8-15-18-20-28-4-4-6-6-11-10-4-8-11-16-18-25-5-6-8-11-11-13-2-2-3-5-5-7-6-2-9-3-15-5-11 3-22 4-34 1-27-10-34-29-19-61-19-13-24-42-10-59 15-19 53-26 85-21 26-27 67-28 101-32 8-5 12-8 19-13 8-21 25-45 49-58z">
          <text:p/>
        </draw:path>
        <draw:path draw:style-name="gr1" draw:text-style-name="P1" draw:layer="layout" svg:width="0.453cm" svg:height="0.496cm" svg:x="8.129cm" svg:y="2.543cm" svg:viewBox="0 0 454 497" svg:d="M109 6c18-4 44 6 57 6 46 1 200-49 211 45 4 31-15 59-53 74-4-4-6-6-9-10-9 18-31 24-49 14-14-8-19-31-8-47 11-15 32-20 55-14 1-2 1-3 2-5-9-8-19-14-30-20-62-1-120 36-126 101 2 14 3 21 4 35 4 9 5 14 9 23 0 5 1 12 4 21 2 6 2 10 3 16 7 16 11 24 18 40 3 4 4 6 7 11 2 16 8 33 19 52 2 12 8 23 18 35 3 4 4 7 7 11 48 18 101 12 146-12-40-19-40-44 0-75 34-8 51 4 57 31 4 23 5 53-3 89 3 9 5 20 6 32-29 36-58 44-89 23-37 16-66 9-88-21-10 25-35 33-74 25-6 0-10 0-17 0-41 22-81 12-72-41-12-30-18-45-29-74 4-10 7-15 12-26-9 0-14 0-23 0-13-35-20-53-34-88-4-5-11-10-21-17-4-6-7-8-11-14-3-8-5-12-8-20 3-37 22-73 58-87-5-5-8-8-13-13 4-14 13-30 25-48 3-9 4-13 8-20 1-2 2-3 4-4 4-7 7-10 11-16 2-2 3-3 4-6 5-2 7-4 12-6z">
          <text:p/>
        </draw:path>
        <draw:path draw:style-name="gr1" draw:text-style-name="P1" draw:layer="layout" svg:width="0.454cm" svg:height="0.553cm" svg:x="8.586cm" svg:y="2.397cm" svg:viewBox="0 0 455 554" svg:d="M142 1c42-5 77 17 111 36 2 6 3 13 3 21 7 0 16-3 25-8 21 11 32 16 53 27 8 8 12 12 21 19 1 6 2 9 3 14-1 13-3 29-7 47 0 3 1 4 1 7-1 1-1 4 0 8 4 15 6 22 10 37 0 6 0 8 0 14 2 8 3 12 5 19 0 3 0 5-1 9 12 35 17 53 29 89 7 9 12 15 14 19 18 4 32 13 44 28 4 13 1 29-8 47 3 7 4 14 3 24 0 4 0 5 0 9-23 30-52 36-87 17-29 13-54 6-75-19-16 4-28 14-37 31 3 10 3 23-1 39-6 5-9 7-14 13-18 6-38 7-58 2-26 8-50 6-74-7-5-8-9-18-11-29 4-60-16-107-46-156-12-5-24-12-35-21-5-8-10-20-9-29 0-9 11-21 22-30 57-13 115-42 154-83 36-38 2-87-22-100-29-17-83 12-95 56 2 2 6 3 11 2 20-24 42-27 66-7 4 46-12 60-50 42 4 13-3 24-19 27-8 2-18 2-29 1-92-85-4-148 79-185 2-11 10-21 24-30zM225 220c-10 16-24 33-41 51-6 7-9 10-14 17 1 16-3 33-12 50 10 4 14 6 24 10 3 36 25 60 65 73 11-3 21-11 29-23 1-7 2-10 3-17-5-20-8-31-14-52-2-2-2-3-4-5-11-38-17-57-28-95-3-3-5-5-8-9z">
          <text:p/>
        </draw:path>
        <draw:path draw:style-name="gr1" draw:text-style-name="P1" draw:layer="layout" svg:width="0.452cm" svg:height="0.571cm" svg:x="8.995cm" svg:y="2.267cm" svg:viewBox="0 0 453 572" svg:d="M273 4c9-1 13-2 22-4 36 7 90 27 86 72 6 1 13-2 21-8 29 17 74 46 38 87 12 16 13 34 4 53-30 26-60 28-93 8-24 10-48 7-73-10-5-17-7-25-12-42-4-6-6-8-10-14-11 1-22 4-32 11-12 11-21 26-26 44 4 12 6 28 7 48 2 4 3 6 5 10 0 3 1 4 1 6 0 10 2 20 6 31 0 4 0 6-1 9 2 6 2 9 4 15-1 3-1 4-2 7 3 3 5 5 7 8-1 6-1 8-2 14 5 25 8 38 13 63 32 9 60 36 61 62 0 7-7 19-16 28 15 47-21 69-64 70-8-5-13-7-21-12-32 14-58 8-80-16-7-15-7-31 2-50-2-7-2-16-1-27l-60-261c-20-4-38-13-54-27-6-17-2-35 12-53-5-10-10-20-12-32 22-41 69-51 109-32 27-16 51-13 70 10 10-1 15-2 25-3 20-11 37-29 52-53 6-4 8-7 14-12z">
          <text:p/>
        </draw:path>
        <draw:path draw:style-name="gr1" draw:text-style-name="P1" draw:layer="layout" svg:width="0.433cm" svg:height="0.555cm" svg:x="9.481cm" svg:y="2.209cm" svg:viewBox="0 0 434 556" svg:d="M184 0c41 2 73 29 103 53 1 5 1 12 0 21 7 0 16-1 26-5 19 14 29 21 48 36 7 8 10 13 19 21 0 6 0 9 1 15-2 13-7 28-15 45 0 3 1 4 1 7-1 1-2 4-1 8 1 15 2 22 3 38 0 5 0 8-1 14 1 8 1 12 2 19-1 4-1 5-2 9 7 37 10 55 16 93 6 9 10 16 12 20 16 7 29 18 38 34 2 13-3 29-15 45 2 7 2 15 0 24-1 3-1 5-1 8-27 27-57 29-89 5-30 8-53-2-70-29-16 1-30 9-41 24 2 11-1 24-7 39-6 4-9 6-15 11-19 3-38 1-57-7-27 5-51 0-72-17-4-9-7-19-7-30 13-58-1-107-23-160-11-7-21-16-32-27-3-8-6-20-4-29s13-20 26-27c57-5 119-25 163-60 41-32 15-85-7-103-27-20-84 0-102 43 2 2 6 3 11 4 23-21 45-21 65 2-2 47-20 58-55 34 2 14-6 24-22 25-8 0-18-1-29-4-77-96 16-148 104-172 4-11 13-19 29-27zM234 231c-12 14-28 29-49 44-6 6-9 9-15 15-2 16-8 31-19 47 9 5 13 8 22 14-2 35 16 62 53 81 12-1 22-7 32-19 3-6 4-9 6-15-3-22-4-33-7-54-1-2-2-4-3-6-6-39-9-59-14-98-3-4-4-6-6-9z">
          <text:p/>
        </draw:path>
        <draw:path draw:style-name="gr1" draw:text-style-name="P1" draw:layer="layout" svg:width="0.488cm" svg:height="0.554cm" svg:x="9.921cm" svg:y="2.16cm" svg:viewBox="0 0 489 555" svg:d="M306 1c35-5 76 22 82 62 44-13 69 5 64 39-1 5-5 11-10 17 14 17 15 39 1 53s-39 15-63 6c-18 5-37 5-58 0-22-27-62-51-96-57-21 10-34 31-30 52 4 18 20 39 42 55 9 5 14 7 24 11 17 4 25 7 41 11 2 2 3 2 5 4 12 1 22 4 32 8 9 4 18 7 27 8 25 11 44 22 57 32 19 29 27 72 24 106 40 15 55 56 25 89 4 11 2 24-5 38-26 18-53 17-81-3-33 16-81 2-103-25-8 4-12 5-21 8-38 82-119 20-159-23-39 9-83-14-55-58-14-41 3-62 50-62 11-1 25-4 42-8 9-1 13-1 22-1 14 6 27 16 38 31 16 11 23 16 39 27 5 2 8 3 13 5 14-2 27-9 39-20 3-4 6-10 7-17-35-30-78-48-122-56-8-6-18-9-28-12-12-4-26-12-40-22-7-9-10-13-17-23-1-2-2-4-3-6-5-11-7-22-8-34-3-5-4-7-7-12-1-9-4-20-8-31-2-7-4-12-5-15s-2-6-2-9c-5-4-7-6-12-10-11-1-22-4-31-11-22-20-21-41 3-64-13-19-8-48 11-59 21-11 58-5 85 12 24-12 58-10 104 7 9-3 13-4 22-6 14-17 39-33 65-37z">
          <text:p/>
        </draw:path>
        <draw:path draw:style-name="gr1" draw:text-style-name="P1" draw:layer="layout" svg:width="0.502cm" svg:height="0.833cm" svg:x="10.712cm" svg:y="1.901cm" svg:viewBox="0 0 503 834" svg:d="M342 2c6 0 8-1 14-1 12 5 21 13 29 24-14 88 43 160 100 218 6 11 9 16 15 26 1 3 2 4 3 7 2 20-5 38-23 55-3 8-5 12-8 20 2 9 0 18-4 28 1 9 1 20-2 32-3 29-4 44-7 73 1 3 1 4 2 7-1 3-2 4-3 6 2 4 2 7-1 10 1 3 2 5 3 8-3 30-5 44-8 73 2 5 2 9-1 13-7 5-11 8-19 13 7 6 11 10 18 16-3 18-3 47 6 61 11 17 36 50 30 67-3 7-14 14-25 19 0 3 0 4 0 7-1 16-9 32-24 48-14 2-31 2-51 1-16-13-50-18-66-28-7-4-21-19-40-26-16 10-32 24-48 44-4 3-7 5-11 8-14 3-33 4-51-1-8-2-17-9-26-16-26 1-47-8-64-25-4-25 2-48 18-72-1-6-1-8-2-14 0-56 1-112 1-169 2-9 1-19-2-29 1-4 1-7 2-11-29-17-46-49-37-70 6-15 32-34 58-49 16-13 25-20 42-33 29-44 83-53 120-13 22-3 42 2 58 17 4-11 3-27 5-41 0-7 2-17 1-24 1-4 2-6 3-9-13-10-25-22-38-38-7-6-14-17-22-25-6-8-15-12-19-14-9-5-14-8-23-12-36-11-74-12-111-14-3 0-5 0-8 0-10 2-21 2-34 2-14 0-28-2-43-7-6-1-9-1-15-2-17-9-28-23-34-42 6-13 19-23 34-25 25-3 50 11 63 34 12 0 18 0 29 0 20-5 29-8 49-13 5 0 7-1 12-2 12-3 19-5 31-8 4 0 6 0 9 0 5-2 7-2 12-4 23 1 35 1 58 2 3 1 5 1 8 2 5-10 8-23 11-40 1-1 2-2 3-4-8-11-12-24-14-41 7-8 16-16 28-21 3 1 5 1 9 2zM333 401c-10 6-23 12-40 19 3 30-15 48-53 56-4 4-6 6-9 9 7 26 4 41-9 47-4 4-5 7-9 12 8 3 14 8 19 14-3 10-3 21-1 33-1 13-1 19-1 32-1 2-2 4-3 7-1 13-1 20-1 33 1 8 1 12 2 20 10 14 26 22 49 24 13-7 24-17 33-32 4-10 6-22 5-36 1-7 1-11 3-18 0-12 0-19 1-31 2-6 3-13 4-22l1-42c2-4 2-6 4-11 2-42 2-63 4-105 2-3 2-6 1-9z">
          <text:p/>
        </draw:path>
        <draw:path draw:style-name="gr1" draw:text-style-name="P1" draw:layer="layout" svg:width="0.414cm" svg:height="0.569cm" svg:x="11.253cm" svg:y="2.209cm" svg:viewBox="0 0 415 570" svg:d="M218 0c20 3 38 12 52 27 38-6 74 20 94 45 17 21 42 50 51 86-4 10-11 24-22 32-7 7-22 12-37 17-4 3-7 4-11 7-4 2-5 2-9 4-30 16-45 24-74 41-2 2-3 3-6 6-3 1-5 2-9 3-4 3-6 5-11 8-6 5-8 8-14 13 6 19-2 38-19 46-15 7-36 0-51-16-24 91 44 136 128 139 3-2 5-4 8-6-18-40-2-57 48-50 48 31 5 82-18 111 5 13 6 26 2 40-26 26-78 23-94-14-39 5-72-19-75-59-29 15-54 11-78-11-38 8-62-7-73-46 7-11 9-25 9-41 1-19 2-28 4-47 0-9 1-24 5-30 2-3 9-5 16-6-7-3-11-5-18-8 2-22 3-33 5-56-2-7-3-18-1-26 1-5 3-13 2-22 0-7 1-10 1-17-6-9-11-21-16-35 2-9 3-14 5-24 12-16 31-30 57-41 10-8 24-16 43-24 24-14 36-20 61-34 6-3 9-4 15-7 9-1 19-2 30-5zM215 130c-9 0-18 3-27 8-22 49-27 81-27 134 9-11 24-23 43-35 3-3 5-5 8-8 13-7 19-11 32-18 9-11 14-16 24-26-10-20-28-38-53-55z">
          <text:p/>
        </draw:path>
        <draw:path draw:style-name="gr1" draw:text-style-name="P1" draw:layer="layout" svg:width="0.375cm" svg:height="0.794cm" svg:x="11.678cm" svg:y="2.03cm" svg:viewBox="0 0 376 795" svg:d="M21 0c13 0 28 4 44 10 15 19 17 39 5 61 13 8 29 16 49 25 33 16 50 25 83 42 15 11 23 17 37 28 3 1 4 2 6 3 15-12 35-22 59-29-3-15 5-26 25-33 20-1 36 7 47 25-13 28-35 54-66 78-4 4-6 7-10 11-9 13-14 20-23 34-4 9-7 16-9 20-11 59-22 118-32 177 0 10-2 22-7 36-1 14-2 21-3 35-3 6-4 9-6 14-1 11-1 16-2 27-3 8-11 15-23 20 6 5 9 7 15 12 0 10 0 16 0 26-1 5-2 8-3 13 1 6 2 9 3 16-1 3-1 5-2 8 6 9 14 18 24 27 1 6 2 8 3 14-3 16-12 30-27 43-2 13-4 20-6 32-27 28-56 27-89-2-26-4-49-17-66-39 1-9 2-13 3-22 15-28 24-59 24-94 7-40 10-60 16-100 3-10 4-14 7-23-1-3-1-4-2-7 5-8 7-19 5-31 3-8 6-20 9-36 9-59 19-120 28-179 8-2 11-4 18-6 3-1 4-2 6-4-6-3-9-5-15-9-14-64-67-106-120-141-8-7-14-15-19-25-2-2-3-3-5-5-6-19 0-37 19-52z">
          <text:p/>
        </draw:path>
        <draw:path draw:style-name="gr1" draw:text-style-name="P1" draw:layer="layout" svg:width="0.721cm" svg:height="0.895cm" svg:x="12.266cm" svg:y="2.031cm" svg:viewBox="0 0 722 896" svg:d="M459 18c35 11 73 38 96 66 57 14 112 28 167 43-3 13-4 29-2 48-1 3-1 4-2 8 0 8 1 13 1 22-2 5-2 7-4 12 2 4 3 6 5 10-2 8-4 12-6 20-17-15-25-22-42-36-17-10-26-15-43-25-7-5-10-8-17-13 1-6 0-15-4-25-5 4-11 8-19 12-18-11-36-13-54-6-8 13-14 28-19 47-2 2-3 4-5 7l-27 111c-2 1-4 4-5 9-7 6-15 11-24 16 4 4 6 6 10 11-9 3-14 5-23 8 8 3 12 4 19 6-2 18 2 36 10 55 1 7 2 11 3 18 0 3 1 4 1 7-2 6-1 15 1 24-11 24-29 46-56 64-6 26-10 41-16 67-2 3-3 4-5 7-4 10-13 19-26 29 3 6 8 13 14 22-8 37-16 75-25 112 3 6 4 9 7 15 56 19 108 10 163-6 6 2 9 4 15 6-11 25-16 37-26 61-4 7-5 10-8 17-1 4-2 6-3 9-3 2-6 8-9 20-60-16-121-30-182-44-24 12-57 18-86 9-24-7-52-27-76-48-50-10-101-20-151-30-4-13-5-29-3-49-1-2-2-3-3-5 0-8 0-13 1-21 0-8 0-11 1-19 0-8 0-12 0-21 2-2 3-2 5-4-1-4-2-5-2-9 26 24 62 45 95 58 3 9 5 13 8 21 14-5 30-3 50 4 12-10 23-22 32-38 3-17 5-25 9-41 1-5 3-11 7-19 6-28 9-42 15-71 3-1 5-4 6-9 6-28 9-42 15-69-20-22-31-52-24-77 5-22 29-45 59-60 7-36 15-71 23-107 4-11 5-16 9-27 9-2 13-2 22-3-8-6-14-11-17-17 4-10 7-22 7-36 1-3 1-5 2-8 2-11 3-21 1-32 1-3 1-5 2-8-31-63-150-21-195-9 2-7 4-10 6-17 3-8 5-12 8-20 2-2 3-3 4-4 2-6 2-10 3-16 4-5 6-8 9-14 2-11 8-31 14-35 8-4 41 4 67 13 7 0 18 0 27 3 8 2 17 5 24 5 11 4 19 5 23 4 5 3 8 4 13 6 23 0 46-5 69-15 9 0 13 0 21 0 16 1 24 1 40 1z">
          <text:p/>
        </draw:path>
        <draw:path draw:style-name="gr1" draw:text-style-name="P1" draw:layer="layout" svg:width="0.735cm" svg:height="0.691cm" svg:x="12.88cm" svg:y="2.446cm" svg:viewBox="0 0 736 692" svg:d="M625 148c13 5 26 12 41 20 11 21 16 31 26 51 2 6 6 12 11 19 3 6 4 8 6 14 6 15 9 22 15 37 4 7 6 10 9 16-1 8 0 15 3 23-9 18-27 30-53 37-7 7-12 15-14 26-2 2-3 3-5 5-23 57-46 114-68 172 11 14 19 31 22 52-6 15-19 26-37 35-2 10-8 20-15 30-34 20-80-4-92-38-25-2-41-16-46-42-1-18 8-32 28-44 1-17 7-35 20-52 3-9 4-13 7-21 9 0 14 0 23-1-5-7-9-15-13-24 5-11 12-26 19-45 13-34 25-68 38-103 3-7 4-15 4-25-9-18-23-36-43-54-7 2-11 3-19 5-3 1-4 2-6 3-7 3-10 5-16 8-13 35-20 52-34 88-2 4-3 6-6 10 0 5-1 7-2 12-9 15-17 36-25 63-8 25-13 37-22 62 26 23 33 50 22 80-11 6-17 9-28 14-23 57-71 43-104 4-29-9-48-24-59-48 5-13 7-19 11-32 17-16 29-40 38-72 4-10 6-15 9-25s9-22 16-37c0-5 0-7 0-12 5-9 7-13 11-22 9-27 13-40 22-67 7 1 10 1 17 2-5-6-8-9-13-14 21-40-9-77-45-94-10 2-23 8-35 17-4 5-6 13-8 25-2 2-3 3-5 5-6 21-9 31-16 51-8 3-11 4-19 7 5 5 8 7 13 13-8 23-11 35-19 60-1 1-2 2-4 4-1 9-4 19-9 29-4 8-7 18-6 28-2 5-3 8-4 13 20 16 28 37 24 62-3 9-10 16-21 22 3 25-11 42-41 51-29-1-52-13-70-38-24-4-43-15-57-35 0-10-1-14-1-24 3-12 11-25 24-37 2-6 3-10 5-16 2-3 3-4 5-6l30-106c4-9 6-14 10-23 1-9 4-19 9-31-1-4 0-8 4-12 9-32 14-48 23-80-3-6-4-8-7-14-19-14-31-34-28-52 1-13 13-27 27-36 5-17 22-37 38-40 25-5 57 16 72 44 38-12 69 27 83 56 10 0 21-2 34-5 37-36 88-30 114 15 44 0 66 36 86 68 19-3 38-10 57-22 5-2 8-4 14-6 10-1 15-2 25-3z">
          <text:p/>
        </draw:path>
        <draw:path draw:style-name="gr1" draw:text-style-name="P1" draw:layer="layout" svg:width="0.607cm" svg:height="0.819cm" svg:x="13.456cm" svg:y="2.684cm" svg:viewBox="0 0 608 820" svg:d="M518 97c5 3 8 4 13 6 9 8 19 19 28 34 2 1 3 2 5 4 3 7 4 11 7 18 3 12 5 18 8 29 3 5 4 8 7 13 2 10 4 16 6 20 5 12 9 24 12 39 2 5 3 7 4 12-2 5-4 12-3 20-10 7-23 12-40 16-18 35-28 52-46 87-4 13-12 27-23 43-16 31-23 46-38 77 17 21 22 49 11 68-5 8-15 15-27 19 1 26-17 49-40 51-26 1-56-23-71-55-30-6-51-24-63-54-5-3-8-5-14-7-7 3-14 9-21 15-12 6-17 8-27 13-11 3-16 5-27 8-40 58-91 164 11 189-17-16-18-32-3-48 28-20 58-9 71 25 16 40-21 80-66 81-60 0-108-46-132-99-27-2-47-16-60-41 2-4 2-8 1-14 3-10 5-15 8-25 0-3 0-5 0-8 6-9 11-19 16-32 12-27 17-40 29-69 0-2 0-4 0-7 8 0 14-3 21-8-5-6-8-13-9-21 9-16 17-36 26-61 41-97 81-194 122-291-1-6-2-10-3-16-17-20-24-44-18-71 6-7 17-13 35-17 1-22 19-39 44-40 27 0 51 20 63 49 31 5 58 24 78 56 25 2 49-3 73-13 2 0 4 0 6 0 10 2 16 3 26 5zM388 175c-28 7-46 24-57 51-8 2-12 3-20 5 6 6 10 13 10 17 0 9-9 24-19 38-2 9-8 18-12 26-4 10-7 21-11 27 0 2 0 3 0 5-6 9-11 21-16 35-2 3-4 5-6 9-3 14-5 22-8 36 2 10 4 23 10 31 7 11 24 18 41 19 33-14 59-55 62-89 9-1 19-1 31-1-4-5-15-13-16-17-1-6 9-24 17-37 2-6 2-9 4-15 5-12 8-17 13-29 3-4 5-6 8-11-1-2 1-5 5-9s5-10 5-18c2-1 3-2 5-3 1-5 1-8 3-13-9-22-25-41-49-57z">
          <text:p/>
        </draw:path>
        <draw:path draw:style-name="gr1" draw:text-style-name="P1" draw:layer="layout" svg:width="0.496cm" svg:height="0.563cm" svg:x="13.986cm" svg:y="2.961cm" svg:viewBox="0 0 497 564" svg:d="M368 7c18 12 31 27 40 46 38 10 63 48 72 80 9 27 22 64 16 99-6 8-19 18-32 21-10 3-27 2-43 1-5 1-8 1-13 2-4 0-6 0-10 0-35 3-52 4-86 8-3 1-5 2-8 3-4 0-6 0-10 0-5 1-8 1-14 2-7 3-11 4-18 7-1 19-16 35-35 35-18 0-35-15-42-36-60 77-8 145 67 180 5-1 7-1 11-2-2-44 20-53 65-27 34 47-27 79-60 97 1 14-4 26-13 38-39 10-80-8-84-51-39-11-61-46-49-85-32 2-55-12-69-42-40-8-57-32-52-72 10-8 18-19 24-34 8-17 13-25 21-42 4-8 10-21 17-26 2-2 10-1 17 1-6-6-8-8-14-14 11-20 16-30 26-50 2-8 4-18 9-25 3-4 8-10 10-19 3-6 5-9 8-15-2-12-3-24-2-38 5-8 8-12 13-20 18-11 41-16 70-15 12-4 29-6 51-6 27-3 41-4 69-7 7 0 10-1 17-1 9 3 20 6 31 7zM316 127c-9-3-19-5-30-4-38 37-55 63-76 112 14-6 32-11 54-15 5-1 7-2 11-3 15-2 23-3 37-5 13-6 20-8 33-14-2-23-11-46-29-71z">
          <text:p/>
        </draw:path>
        <draw:path draw:style-name="gr1" draw:text-style-name="P1" draw:layer="layout" svg:width="0.565cm" svg:height="0.522cm" svg:x="14.35cm" svg:y="3.144cm" svg:viewBox="0 0 566 523" svg:d="M499 136c8 5 11 7 19 12 19 32 52 82 13 114 4 5 13 8 23 10 22 35 14 82-34 87-3 20-14 34-35 41-40-3-64-23-74-62-25-10-41-30-48-60 8-15 13-23 21-38 1-7 1-10 2-17-9-8-19-13-31-16-17 0-35 4-51 12-6 12-15 26-29 40-1 4-2 6-4 11-1 2-2 3-3 5-6 6-12 15-17 26-3 3-4 4-7 6-3 5-5 8-8 13-3 1-4 2-6 4 0 4 0 6 0 11-5 3-8 4-12 8-14 21-21 32-35 53 18 31 19 70 2 89-5 5-19 8-32 8-23 46-66 33-97 3-3-9-5-14-8-23-33-13-49-36-48-69 5-15 18-27 37-34 4-7 10-13 18-20 47-76 93-152 140-228-11-17-18-38-21-60 8-16 23-26 47-28 3-11 7-21 13-31 46-13 87 13 104 56 31 8 46 27 45 58 8 7 12 10 20 16 23 7 49 7 76 1 8 0 12 1 20 2z">
          <text:p/>
        </draw:path>
        <draw:path draw:style-name="gr1" draw:text-style-name="P1" draw:layer="layout" svg:width="0.532cm" svg:height="0.678cm" svg:x="14.723cm" svg:y="3.255cm" svg:viewBox="0 0 533 679" svg:d="M326 167c17 15 29 33 34 55 3 0 6 2 11 5 16 11 30 26 42 46-2 12-6 22-13 31-11 8-17 12-29 20-6 4-10 7-16 12-48 62-95 125-143 188-6 11-16 23-31 36 15 20 19 42 10 60-5 10-16 18-31 23-11 23-31 35-61 36-28-13-45-35-53-67-26-13-42-33-46-60 2-9 6-18 12-27 14-5 22-8 36-14 8-7 15-18 23-32 3-1 4-2 7-4 0-2 0-3 0-5 2 0 5-4 9-12 6-6 13-14 20-23 17-24 25-36 42-59 8 1 19 3 30 5-5-9-8-14-13-23 4-16 15-32 33-46 1-2 2-4 4-6 3-11 11-22 23-32-25-33-20-78 26-86 10-27 34-35 74-21zM453 10c18 16 29 35 33 56 29 20 45 46 47 76-10 17-29 26-56 26-15 36-49 39-83 9-12-11-20-30-23-49-46-36-60-87 11-97 6-32 30-39 71-21z">
          <text:p/>
        </draw:path>
        <draw:path draw:style-name="gr1" draw:text-style-name="P1" draw:layer="layout" svg:width="0.589cm" svg:height="0.498cm" svg:x="14.927cm" svg:y="3.654cm" svg:viewBox="0 0 590 499" svg:d="M462 27c26 20 37 48 33 78 33 16 52 43 56 80 24 15 37 36 39 63-4 8-10 15-20 22-23 6-45 26-65 40-8 6-21 15-33 29-23 26-35 39-58 65-3 2-4 3-7 5-4 5-5 8-9 13-5 4-11 10-15 18-3 1-4 2-6 3-3 21-15 46-29 54-7 4-26 2-43 1-7 0-10 0-16 1-7-1-11-2-19-3-31-1-47-2-79-3-19-3-28-5-47-9-12-8-17-12-29-20-12-15-15-33-8-53-31-14-51-36-62-68-23-8-38-24-45-50 1-10 3-18 6-25 9-9 23-15 42-19 10-10 22-24 36-41 4-5 6-8 10-14 1-1 1-2 1-4 2-2 3-2 6-4 13-17 20-25 33-42 3-2 5-3 8-5 3-10 9-20 19-31 6-4 8-7 13-11 7-9 11-14 18-22 3-7 5-10 8-16-2-21 5-37 21-49 0-2 0-3 0-5 12-1 19-2 31-3 6-1 9-1 15-2 13 1 19 2 31 3 8 1 12 1 20 2 6-2 15-2 25 1 3-1 5-1 8-2 21 2 31 3 51 5 8 1 12 2 20 3 15 3 29 8 40 15zM417 143c-17-6-35-9-53-10-8 2-11 3-19 5-4 2-10 3-19 5-9 6-13 8-22 13-6 8-12 14-18 18 0 3 0 4-1 6-5 3-9 8-13 17-5 3-7 5-12 9-25 30-50 61-75 92-3 2-5 3-8 6-6 11-9 16-15 27-2 8-2 17-1 27 24 10 49 14 76 10 17-8 25-12 42-21 18-21 26-31 44-52 3-2 4-3 7-5 4-7 9-14 17-23 9-11 18-19 26-23 1-3 1-4 2-7 8-6 15-15 23-28 4-3 7-4 11-8 5-7 7-11 12-18 4-11 3-24-4-40z">
          <text:p/>
        </draw:path>
        <draw:path draw:style-name="gr1" draw:text-style-name="P1" draw:layer="layout" svg:width="11.621cm" svg:height="7.947cm" svg:x="5cm" svg:y="1.263cm" svg:viewBox="0 0 11622 7948" svg:d="M11622 2557c-15 34-16 71-23 107-7 34-13 67-30 97-17 32-29 65-38 99-5 20-11 40-23 56-35 53-50 113-68 174-13 44-32 85-62 121-39 47-74 96-115 141-3 3-6 6-7 9-14 38-47 60-75 86-43 42-86 85-125 133-47 57-105 106-152 165-36 44-71 90-98 140-8 13-14 27-18 42-11 40-30 74-57 106-24 29-43 62-65 93-25 35-52 66-80 97-13 14-25 29-35 45-16 26-35 45-64 60-30 14-53 43-82 68 34 35 71 65 112 89 39 24 80 45 122 62 55 23 98 60 132 107 20 28 43 53 66 78 47 55 90 113 134 170 13 16 27 30 41 46 45 52 76 113 104 175 1 4 1 8 3 11 50 68 37 145 29 221-4 40-13 80-2 121 3 12-1 21-7 32-21 42-35 86-36 135 0 34-11 67-2 101 1 6 1 14-2 19-27 44-23 96-35 144-15 59-42 107-100 135-17 8-32 20-48 30-20 11-40 19-64 23-38 6-72 23-99 52-16 17-33 32-55 39-3 0-5 1-7 3-36 36-82 47-130 57-38 7-67 28-78 69-3 14-13 25-21 35-22 25-46 48-66 74-29 39-67 66-110 86-34 17-70 28-106 40-35 12-70 22-105 32-24 7-44 19-60 38-11 15-25 25-42 32-16 7-31 17-45 29-19 17-43 27-68 30-22 3-39 12-56 22-33 19-70 29-103 49-16 10-33 19-44 35-2 5-8 11-7 13 17 25-5 40-14 57-14 30-10 60-5 90 3 17 19 26 36 31 41 10 82 17 126 20 67 4 137-7 203 23 18 8 34 17 43 35 22 44 40 90 32 142-3 18-9 34-19 49-4 6-9 14-18 11-8-3-11-10-10-19 4-25-4-47-12-70-9-22-24-36-45-43-57-21-115-24-170 5-53 27-107 31-163 22-54-8-102-36-124-85-20-46-32-99-33-150-1-41 19-82 13-124-1-8 6-17 10-25 16-37 39-70 69-94 31-24 54-53 80-81 42-44 89-79 150-90 43-8 73-39 108-62 27-18 55-38 87-47 37-10 66-30 88-61 12-16 23-25 44-11 18 12 22-8 35-17-33-21-37-55-48-85-4-13-6-27-24-29-13-2-18-14-21-25-6-21-20-37-39-45-42-18-75-47-106-79-47-47-107-67-168-86-34-10-70-19-107-24-64-9-126 2-187 18-20 6-38 14-53 29-10 10-22 17-37 16-29 0-45-20-38-47 6-22 18-36 39-48 44-27 88-50 138-61 79-17 158-20 238-11 23 2 46 4 68 8 53 9 97 37 141 64 18 11 36 22 59 32-2-18-15-23-23-32-63-76-132-147-211-207-41-31-83-61-123-95-73-62-143-126-207-196-65-71-67-71-158-88-49-10-94-27-137-54-73-46-152-82-227-125-63-37-124-78-173-135-10-11-17-25-26-37-4-6-6-15 1-21 6-6 14-5 21-1 8 6 17 11 24 19 53 57 122 90 188 126 76 42 152 82 227 126 42 25 90 40 136 56 51 18 95 45 128 86 52 64 122 107 186 156 81 63 165 122 251 179 72 49 123 116 161 194 28 58 57 116 75 178 12 44 13 90 39 130 6 10 4 25 4 38 0 19-1 38 22 46 9 4 9 12 8 20-2 16-8 29-20 41-13 13-29 25-34 45-1 3-4 7-7 8-37 19-69 48-111 56-24 4-46 13-67 26-37 21-75 37-117 45-43 8-79 33-114 59-26 20-50 43-80 59-19 11-31 29-45 46-49 61-75 132-82 209-4 39 3 81 11 120 9 45 49 62 87 76 47 16 95 17 142-1 76-29 153-25 229 0 2 0 5-1 7-2-2-14-12-21-24-26-24-13-50-18-77-22-51-8-102 0-153 2-50 3-99-5-140-38-14-11-23-25-24-42 0-29-6-59 10-86 5-7 7-15 4-21-15-32 7-53 22-76 2-3 5-5 7-9 38-74 118-89 183-126 25-15 51-29 79-36 7-2 15-6 20-11 69-54 151-76 232-102 57-18 113-41 162-78 31-23 51-53 75-81 16-18 32-36 45-56 37-58 73-116 89-184 9-37 23-72 27-110 8-79 9-157-5-235-8-44-13-88-24-131-8-31-3-63-2-95 2-22 15-28 37-25 24 3 46 11 68 22 24 12 38 15 39-20 1-19 11-36 8-56-4-27 23-39 44-22 27 23 59 39 79 70 13 19 25 38 47 48 10 5 15 17 19 28 23 65 25 134 36 202 0 3-1 8-2 11-23 41-23 91-51 130-32 45-71 85-123 111-9-18 4-32 5-50-15 9-28 17-41 24-11 7-10 17-11 27s-1 25-12 26c-27 1-37 27-58 39-6-24 13-43 5-67-12 7-4 18-7 26s-5 17-5 25c0 14-5 24-15 33-18 17-26 40-32 68 49-15 95-27 140-42 9-3 17-12 24-19 30-33 66-58 107-77 41-18 73-49 108-76 85-67 107-163 121-262 9-60 13-121 39-177 5-12 10-25 7-37-11-46 6-88 16-130 6-22 3-46 18-66 4-4 0-9-2-14-21-56-31-115-59-168-4-8-8-16-12-24-2-3-5-12-10-5-14 20-20 5-27-5-8-14-16-29-24-43-3-6-6-13 3-16 13-5 11-12 4-19-67-72-120-154-185-227-27-31-53-61-79-93-30-38-68-70-114-92-58-27-188-119-250-174-24 29-55 43-93 43-12 0-23 3-33 7-63 26-129 37-196 44-24 2-48 5-72 7-65 4-128-15-192-20-104-9-200-55-304-64-30-3-49-24-58-50-12-37-31-73-24-116-24 5-40 18-53 35-3 2-4 6-7 9-43 47-71 47-110 23-41-25-87-24-129-25-37 0-77 1-113 11-47 12-91 0-136-4-28-2-56-5-84-3-34 3-68 4-102 6-33 1-63 11-91 24-17 8-31 20-40 36-44 78-72 159-32 249 10 22 14 46 23 69 10 23-4 41-6 66-20-12-28-31-35-46-38-80-68-162-61-252 1-19-3-39-1-57 9-75 39-140 82-202 62-93 134-179 192-274 20-34 50-61 74-92 27-32 49-67 75-100 46-58 89-117 137-173 25-30 57-54 83-83 27-30 51-61 72-94 29-45 64-85 102-122 23-24 41-51 56-82-12-7-23-14-34-20-49-26-96-56-141-89-54-40-113-73-166-114-27-22-59-38-89-56-64-37-136-53-202-85-31-14-64-25-88-51-5-6-13-7-20-10-60-21-119-43-171-81-10-8-21-14-34-16-6-1-14-1-18-5-40-35-92-38-139-52-42-13-84-27-129-29-24-2-69 8-91 21-11 6-22 3-27-6-10-18-27-20-45-23-35-6-60-23-86-50-44-46-93-90-152-118-32-15-67-29-105-29-9 0-18-1-26-4-41-13-82-12-123-13-29 0-57-13-85-20-83-22-166-43-251-57-50-8-98-27-146-43-7-3-14-7-19-12-6-6-5-14-1-21 3-6 10-8 16-5 33 14 69 12 104 20 51 11 105 14 157 21 45 6 91 6 134 26 15 7 30 14 47 8 10-2 17 4 25 7 11 5 22 8 34 8 38-3 72 10 102 31 17 12 35 19 57 20 36 1 69 14 102 28 38 17 74 38 102 69 37 41 87 50 136 63 22 5 45 7 65 18 10 5 20 4 30 5 63 3 123 17 181 39 8 3 14 6 20 11 14 11 27 14 46 9 27-9 51-2 77 16 46 34 85 77 140 98 19 8 37 15 58 15 31 1 60 9 89 20 61 25 124 45 186 66 13 4 23 8 27 23 7 19 22 30 42 35 77 16 134 66 187 118 75 73 167 119 256 169 38 21 80 31 119 50 49 24 91 61 140 83 38 17 69 44 96 74 32 34 70 59 106 86 32 24 65 43 101 59 51 22 94 60 136 97 28 26 59 48 90 70 27 18 54 37 77 61 19 20 49 27 64 53 28 52 66 95 116 128 3 2 6 5 8 8 56 79 104 161 115 261 0 3-1 7 4 9 9 2 12-7 18-11 4-3 8-10 12-5 24 24 33-2 44-14 43-44 73-97 110-146 8-11 15-23 24-34 19-23 33-48 42-76 16-48 40-92 71-130 43-53 86-106 138-152 37-34 71-72 103-112 31-38 67-73 102-108 14-14 28-29 36-48 29-61 71-115 114-166 31-37 62-74 79-119 9-24 16-46 22-70 8-30 18-60 37-86 33-44 45-99 70-147 35-69 44-142 54-216 5-34-2-67-9-99-31-128-62-256-117-377-14-32-31-62-57-88-41-40-80-81-129-111-28-16-51-39-74-60-54-48-118-80-173-125-26-20-52-41-77-63-44-39-95-67-147-93-38-18-80-24-118-43-37-18-76-34-114-50-9-4-14-11-19-18-17-24-39-41-64-54-44-25-86-52-138-63-40-8-75-34-112-53-46-25-90-52-136-78-9-5-20-10-31-13-38-10-75-24-110-40-87-40-178-66-269-93-42-13-79-40-123-48-7-1-13-5-19-5-8 0-16-8-24 3-8 10 0 15 6 21 5 6 3 11-2 17-9 12-21 16-36 15-19-2-6-16-10-22-28-43-55-86-103-111-26-13-49-30-71-50-24-23-56-35-86-47-67-26-133-57-202-78-16-5-31-12-45-21-39-23-79-43-123-51-77-15-144-54-215-84-30-13-61-24-92-35-57-19-108-49-167-65-77-20-154-42-229-70-39-15-84-18-126-25-115-19-231-34-342-69-101-33-206-40-310-53-57-7-112-22-167-35-54-13-108-28-162-41-46-10-93-13-137-31-15-7-27-5-38 7-19 21-46 25-71 34-22 8-38-7-52-21-7-7-8-19-20-26-23 17-45 37-74 47-30 11-55 10-78-12-12-11-25-21-34-35-23-34-55-46-94-50-70-8-141-17-211-26-34-4-68-2-102 3-34 4-69 4-103 1-60-5-119-6-179 1-32 4-63-4-95-5-77-3-154 0-232-3-44-2-88-4-133-4-64-1-126 11-189 18-45 4-90 12-136 16-69 7-138 18-205 37-80 22-161 35-241 55-69 18-137 38-206 54-65 15-131 28-198 37-57 8-111 26-166 40-78 20-158 36-238 48-65 10-129 23-194 36-16 3-31 10-46 16-57 23-116 37-175 52-63 16-120 49-181 69-53 18-104 41-155 62-49 20-100 39-152 50-40 8-82 11-123 17-12 2-25 2-37-4-13-6-28-4-41 1-15 6-26 13-26 32-1 19-3 38-15 61 47-3 85 14 121 23-7 1-20-1-30 4-68 27-136 18-205 1-57-14-115-18-173-20-23-1-49 6-67 24-41 40-95 59-142 87-64 39-137 61-200 101-26 17-44 42-71 57-76 40-138 99-200 157-13 12-27 25-42 33-70 37-134 85-209 109-68 23-129 59-194 87-76 32-151 65-227 98-12 4-24 10-36 9-52-3-93 26-135 48-98 51-201 91-301 138-37 18-77 32-114 51-52 28-101 58-134 109-12 17-26 31-47 37-34 9-57 38-71 65-51 92-81 192-103 296-21 102-14 201 0 302 4 32 3 64 4 95 4 64 5 127 20 189 8 38 24 73 40 107 38 76 73 154 117 227 17 29 42 47 65 69 15 15 32 28 51 45 5-26 0-51 3-75 2-26 15-50 17-77 0-8 7-13 16-13 12 1 15 9 15 19 0 12 0 25-4 37-15 44-1 84 15 124 2-13 3-27 6-41 2-6 5-15 15-13 7 2 10 8 11 15 1 16 0 32 6 48 12 41 30 76 63 106 51 48 106 92 149 147 52 69 112 130 158 205 32 52 75 98 113 147 7 8 15 15 25 18 57 16 100 53 136 98 33 39 69 75 96 118 8 11 15 24 31 29 5-89 51-161 90-236 13-25 32-45 57-60 12-8 19-17 22-33 6-44 18-87 39-127 8-17 7-30-4-45-15-21-22-44-22-71 1-28 11-48 31-67 41-39 87-68 144-76 9-1 18-2 27-2 49-1 98 0 148-1 18 0 35 2 51 11 29 17 57 8 81-9 61-43 124-84 175-139 19-21 42-37 68-50 26-12 50-29 75-45 44-29 92-51 142-69 52-20 100-50 148-78 33-18 64-42 95-63 11-8 20-16 29-25 10-10 13-21 5-35-17-29-18-63-24-94-4-22-5-43-16-62-6-11-7-23 5-31 12-10 20 2 30 7 1 1 2 2 2 3 30 47 85 56 129 81 10 6 19 6 28-1 64-55 143-74 220-101 37-12 75-23 111-41 18-9 39-8 59-14 77-23 147-63 211-111 25-19 49-25 77-17 18 5 30 1 46-8 48-30 97-59 153-73 52-13 99-38 142-72 35-27 75-40 120-31 24 5 47 6 71-3 34-13 68-22 102-32 46-15 95-16 142-25 28-6 50-16 71-34 20-17 39-37 70-28 5 1 13-1 18-4 51-26 107-29 163-32 5 0 10-1 15-2 51-18 106-5 156-27 6-3 14-2 18 4s-1 12-6 16c-29 21-56 44-96 51-111 17-221 44-327 81-15 5-29 11-41 20-35 26-75 32-116 29-22-2-46 2-68-7-10-4-20 1-29 6-41 23-85 30-131 32-25 1-48 6-72 11-26 5-47 14-58 40-6 13-18 20-32 25-34 13-67 24-102 31-51 11-100 26-146 52-29 16-60 29-93 35-5 0-12 0-14 2-28 33-73 33-104 59-40 33-91 44-138 63-7 3-15 2-21 8-72 61-161 83-248 111-40 13-79 27-115 49-21 13-38 17-58-1-13-11-28-19-47-21-2 18 9 31 13 44 7 19 4 35-10 49-54 59-114 109-185 145-25 13-49 25-73 43 17 32 35 60 60 84 46 44 83 96 119 149 30 44 66 84 105 120 31 28 56 62 83 93 73 84 128 180 204 261 25 26 43 59 63 90 21 32 44 62 66 93 46 62 94 124 130 192 30 54 43 115 44 182 1 65-14 125-29 186-15 62-52 112-90 161-9 12-22 14-35 11-14-4-14-16-14-28 0-2 2-6 1-7-22-41 3-66 30-91 46-40 53-95 60-151 2-16 1-33 5-49 3-13 0-22-7-32-27-38-59-73-90-108-13-14-31-20-51-22-55-3-109-7-164-10-29-1-57 11-87 8-14-1-19 11-25 20-52 90-133 148-219 201-3 2-7 2-18 5 18-20 31-36 45-51 42-41 84-82 125-123 12-13 21-27 33-41-41-14-40-13-62 14-27 32-50 68-86 91-5 3-9 9-18 4 22-45 63-76 92-123-76-7-145-14-210 21-37 21-67 19-103-26-32-42-50-35-66 13-8 24-11 51-27 74-14 21-31 31-55 35-60 10-120 20-178 41-42 15-86 20-130 25-55 5-109 22-165 18-98-7-195-13-287-52-14-6-30-5-45-7-33-3-61-15-79-45-2-3-4-7-7-9-43-31-84-65-126-105-42 67-95 119-140 178-53 71-113 134-183 188-39 31-73 67-101 108-22 31-49 59-73 88-80 99-126 212-144 338-8 53-21 105-15 159 2 14 4 26 17 39-2-22-4-39-5-56 0-9 1-18 4-27 1-6 6-11 13-11s13 4 14 11c3 58 29 112 26 172-3 64-13 126-20 189-5 55 4 111 25 164 12 30 28 59 35 92 6 24 22 45 41 67 0-17-1-30 0-44 0-6 1-13 9-14 9-3 16 0 20 8 5 10 7 21 19 29 10-1 3-20 17-17 9 1 12 8 15 15 7 16 19 27 30 39 16 17 31 33 21 60-4 10 6 12 12 15 39 18 80 20 124 24-3-14-10-20-22-17-25 7-43-6-62-21-58-47-89-107-98-182-12-93-5-184 28-273 19-50 46-96 76-139 12-18 23-34 26-54 3-14 5-27 19-31 17-4 24 9 31 22 3 6 8 10 14 19 80-95 182-121 299-108 0 14 1 26 0 38-1 16-6 31-24 35-17 4-21 16-25 30-8 31-11 63-29 90-6 10-3 23-2 34 1 32-4 63-12 94-19 70-28 143-31 214-2 61 3 124 18 185 18 75 50 143 85 210 14 28 38 51 58 76 30 39 61 77 103 105 6 4 12 11 19 13 53 19 103 49 159 61 50 10 95 34 141 55 14 6 28 12 39 24 9 11 22 17 35 21 61 19 109 60 165 87 9 4 18 9 27 14 24 16 44 34 51 63 8 32 22 63 24 96 2 20 13 41-15 51-3 1-3 9-4 14-4 25-10 50-13 75-3 28-11 54-30 76-10 11-15 24-17 38-1 18-9 34-20 45-33 32-64 68-110 86-55 22-108 48-166 63-45 11-76 49-96 91-6 12-11 23-16 35-16 35-53 41-82 58-57 32-118 57-182 75-20 6-39 17-55 33-22 20-47 38-71 57-16 13-28 28-30 52 32-20 61-43 88-66 41-36 89-58 142-69 63-14 125-34 186-54 23-8 37-20 48-44 43-93 156-153 258-134 74 13 129-27 155-71 27-46 63-87 94-129 25-33 32-68 28-103-5-47-8-93-17-140-9-40-20-79-46-111-21-26-34-56-50-85-37-69-89-119-165-142-35-11-67-29-97-51-21-15-42-29-63-43-25-16-53-25-83-24-13 0-25-3-36-9-50-22-95-110-90-164 5-46 16-88 30-132 11-34 14-72 27-106 36-97 77-191 144-271 24-29 54-54 86-75 104-67 201-146 303-216 46-32 86-68 121-109 43-51 98-83 161-103 67-21 128-55 188-90 89-52 182-97 270-150 13-8 25-16 37-26 11-10 24-11 34 0 13 12 4 24-5 33-27 27-58 49-89 71-45 32-94 57-142 82-39 21-80 39-116 64-63 42-131 68-204 79-44 7-78 30-106 62-72 86-156 159-241 231-39 33-82 61-121 93-56 45-112 91-156 150-13 19-31 34-46 50-25 25-40 55-50 91 26 4 51 4 75-5 20-7 40-16 62-18 14-2 22-11 28-23 27-51 68-77 127-67 5 1 11 1 16 1 82-8 153 28 225 58 9 4 17 10 25 17 15 15 33 29 55 30 35 3 55 24 72 50 28 42 41 89 55 137 11 37 20 73 18 112-2 29-11 55-19 81-4 15-14 26-30 24-15-3-20-18-21-32-1-10 2-20 3-30 5-31 7-61 1-91-14-72-62-103-139-120-20-4-41-5-60-9s-38-5-57-2c-7 1-16 4-22 2-38-10-73 1-108 13-38 13-79 19-116 37-15 8-32 6-48 9-58 8-114 25-172 30-31 3-33 7-32 39 1 67 42 126 105 147 52 17 95 47 138 79 23 16 47 30 75 36 58 11 103 45 144 86 35 36 63 76 85 121 3 7 7 14 12 19 51 59 64 131 67 206 0 31 2 63 3 95 0 55-20 102-49 149-35 55-79 103-110 160-28 50-85 91-170 70-78-18-137 14-194 61-14 12-22 28-27 45-9 33-31 51-62 61-74 23-145 54-220 75-35 9-65 27-92 52-26 25-56 47-86 68-27 19-44 55-33 83 8 22 7 41 2 62h-31c-36-78-42-157-4-237 15-31 30-59 59-78 19-12 37-27 54-42 23-21 50-33 80-42 59-16 117-35 166-73 9-7 20-13 30-15 18-5 24-15 28-32 20-86 98-156 186-167 8-1 16 0 23-2 60-16 126-21 158-88 2-5 6-8 10-12 12-12 18-26 21-43 2-14 4-29 12-40 17-27 23-56 29-86 10-54 19-107 17-162-1-17-5-28-21-37-58-32-115-69-180-89-17-6-33-13-46-27-10-10-23-16-35-22-19-9-35-20-48-36-15-18-35-29-57-36-40-12-81-23-120-38-32-12-65-21-96-36-42-20-79-48-109-86-33-44-80-79-96-135-5-17-18-18-33-18-46-1-88-16-124-42-54-38-112-59-178-57-27 0-49-11-71-25-33-20-65-43-98-65-42-28-66-71-81-116-10-30-19-61-34-89-10-21-16-43-20-65-6-47-15-93-12-140 1-25 1-49 0-73-2-39-2-78-31-110-16-18-19-43-20-68-1-33 2-66 6-99 7-73 22-145 40-216 22-82 48-163 92-237 25-43 46-89 86-119 37-28 69-61 99-95 44-51 88-101 136-149 45-44 84-91 108-150 10-22 19-45 35-64 10-13 22-27 25-41 2-17-19-25-28-39-36-54-77-104-127-146s-92-91-134-141c-32-37-56-81-92-116-57-53-104-114-152-175-40-50-89-91-138-130-21-17-41-34-58-55-35-44-70-90-116-125-91-72-140-172-191-273-16-31-30-64-51-93-9-12-15-26-22-40-27-61-36-126-45-191v-282c7-24 1-49 6-72 14-63 26-127 34-191 1-11 5-22 10-32 18-47 38-94 52-143 11-39 29-77 58-109 28-31 62-57 92-86 48-47 105-84 164-115 60-30 123-54 187-77 82-29 166-54 245-92 78-37 157-70 234-110 92-48 190-84 283-131 9-5 18-8 28-11 29-6 55-17 81-33 40-24 81-47 122-70 21-11 41-25 58-42 72-70 146-136 236-184 79-43 161-80 243-115 50-21 103-36 146-72 34-27 76-39 122-33 59 7 118 11 178 17 25 3 25 3 31-23 3-16 2-36 15-47 30-25 63-50 103-53 43-3 84-11 126-21 67-17 131-43 194-68 74-30 149-57 223-87 92-38 190-54 282-90 18-7 36-14 55-17 85-16 171-31 257-46 115-20 231-31 343-62 11-3 23-4 34-7 55-12 111-23 164-44 46-19 91-41 138-53 94-26 190-42 284-68 47-13 94-24 142-29 62-7 123-18 184-27h176c17 6 35 3 52 3 71 1 143-2 213 6 68 7 136 15 204 18 97 4 195-1 293 3 15 1 31 0 45-3 31-7 61-6 91-3 91 10 181 25 272 30 10 0 17 2 23 11 14 28 41 45 61 68 11 13 25 17 44 11 26-7 51-13 71-32 17-15 32-11 45 7 2 3 4 7 5 10 7 18 18 21 36 15 25-8 47-19 57-45 5-15 14-17 29-16 57 4 112 21 167 32 40 8 80 16 118 28 52 17 105 29 158 41 72 16 144 29 215 52 15 5 31 14 47 13 35-1 68 8 101 13 106 15 210 32 315 52 62 11 125 18 185 40 36 15 74 27 112 37 66 17 130 41 195 64 82 29 161 67 245 94 10 3 27 7 29 14 7 23 24 22 41 25 81 19 159 42 231 86 7 5 16 8 24 12 107 48 216 92 307 169 8 7 17 13 26 17 59 26 116 56 181 66 30 5 60 14 87 28 31 15 63 25 96 34 20 5 38 13 58 19 28 9 50 29 77 41 65 29 127 62 197 79 11 3 22 8 31 13 52 31 108 57 158 91 16 11 32 21 50 28 94 40 188 81 281 126 41 20 83 38 123 59 46 24 98 36 136 74 5 6 13 8 20 12 47 27 95 53 136 90 36 33 75 61 116 86 46 30 88 64 128 103 38 37 76 76 119 105 41 29 72 63 108 96 31 29 52 60 66 99 9 24 14 49 20 73 16 67 39 132 41 201 0 3 4 6 6 10zM9167 4251c-24 5-25 5-30 34 20-4 15-29 30-34-3-15 17-21 14-38-12 11-23 20-14 38zM1694 4239c9 20 21 39 39 53 23 42 46 83 83 115 0 15 11 19 20 25-3-11-9-20-18-27-6-12-11-25-20-35-21-26-36-58-66-77-2-25-19-40-36-56-6-23-18-42-37-57 7 22 20 41 35 59zM9291 3611c-20 16-31 37-37 62-12 5-18 14-19 27 7-9 20-13 18-28 24-12 33-35 40-59 10-8 15-17 13-32-10 9-16 18-15 30zM9498 3902c20-15 35-33 43-61-26 27-36 42-42 61-14 5-19 18-25 30-2 2-5 4-8 7-53 66-99 138-152 204-35 45-70 89-106 133-4 5-10 9-3 16 6 5 12 4 17-1 4-3 6-8 10-11 22-17 29-45 45-65 67-82 125-169 186-255 6-8 14-15 13-27 11-8 19-18 22-31zM1918 3962c1-16-11-24-22-32 4 13 8 26 20 34 9 28 24 51 44 72-9-28-23-53-42-74zM2162 3725c-7-26-21-49-43-66 12 24 21 49 41 68 13 31 29 60 53 84 2 15 10 26 23 34-4-13-8-27-21-36-12-31-31-58-53-84zM10025 4391c-20 19-41 37-58 62 34 1 51-18 57-63 15-3 17-14 20-25-9 7-18 14-19 26zM2381 3727c4 17 16 29 29 40-5-17-11-32-27-42-9-18-18-38-30-55-17-24-26-52-47-73-14-46-47-81-73-120 12 39 33 72 51 107 4 9 15 9 23 12 10 52 37 94 74 131zM1412 4254c2 13 13 18 26 28-10-13-13-25-24-30-21-40-48-77-78-119-3 13-7 19-5 22 23 36 50 69 81 99zM9596 3481c-40 43-75 91-99 145-48 48-80 107-113 166-1 1 0 2 0 3-13 5-19 17-26 27-46 61-86 127-134 187-4 6-12 11-5 22 10-7 18-16 25-26 37-52 74-102 109-155 12-17 27-33 30-55 9 0 13-7 17-13 23-32 46-63 66-96 11-19 33-33 33-58 29-33 51-71 77-107 8-12 22-21 22-38 16-10 25-25 29-47-6 5-10 7-12 9-6 12-12 24-19 36zM1572 4048c23 49 48 85 71 100-23-34-39-72-69-102 1-8-3-15-7-21-25-34-47-69-68-105-9-13-17-28-31-39-1 5-4 10-3 12 34 53 63 109 107 155zM2284 4023c-7-22-19-42-37-57 7 23 17 43 35 59 2 5 3 10 5 14 34 56 68 113 103 169 19 29 36 60 73 74-2-12-9-19-15-27-28-37-53-77-79-116-26-40-51-81-85-116zM9604 3848c-37 35-67 76-96 117-67 97-132 195-209 287 30 7 46-7 60-29 58-97 123-189 187-281 21-30 46-58 60-93 16-13 26-30 34-49-16 13-31 27-36 48zM2414 3496c-5-21-21-33-35-47 8 19 15 38 33 49 2 6 4 12 8 17 31 47 65 92 94 140 50 84 106 164 160 245 40 62 80 124 120 185 12 19 25 38 44 51-6-16-14-31-22-46-35-66-82-125-123-188-68-105-138-209-207-313-21-33-40-68-72-93zM2986 4215c4 15 15 25 27 34-8-12-13-27-28-34-9-29-28-53-47-77-69-86-128-179-190-270-71-104-141-209-212-312-35-51-73-99-109-148-2 1-4 3-6 4 16 25 29 52 47 76 62 81 117 166 173 251 76 114 151 229 231 340 34 48 69 96 114 136zM1138 6057c-2-35-3-70-7-105-6-69 0-137 6-205 4-43 11-85 20-128 18-87 73-157 98-242-64 4-123 21-170 70-21 21-44 42-67 62-9 9-19 17-32 18-14 2-21-10-32-18-12 25-21 47-31 69-41 87-61 180-66 276-3 49 11 95 64 118 61 26 120 55 180 81 10 4 22 7 37 4zM10588 6000c26-2 43-13 62-19 20-6 29-27 43-38 20-15 35-33 50-51s31-34 56-38c10-1 19-7 23-17 13-35 19-70 9-108-19-77-76-126-130-179-4 7-8 13-11 18-19 35-32 41-71 36-16-2-30-11-49-10 14 136 36 269 18 406zM9269 4079c16-3 23-16 31-27 64-85 127-171 194-255s132-169 196-256c13-16 22-35 33-52 3-6 0-10-4-13-4-2-8 0-10 2-4 5-7 11-11 16-39 52-77 104-118 154-95 119-180 246-270 368-15 20-28 42-41 63zM8618 4265c23-1 33-6 41-17 28-40 56-78 85-117 105-141 210-282 315-424 14-19 24-40 35-60-161 202-306 415-476 618zM10000 3656c-32 40-65 80-98 119-17 21-39 38-51 60-65 116-152 216-225 325-5 6-14 11-9 22 58-62 378-491 383-526zM1654 4444c-61-102-150-180-223-273-5 12 1 17 6 23 56 78 112 156 168 234 14 20 32 15 49 16zM9104 4090c93-121 182-247 265-376-97 119-186 244-265 376zM2279 3703c8-11 1-17-3-23-45-68-81-140-120-211-12-21-27-40-40-60-3-4-5-9-11-6-5 2-7 7-6 13 4 19 13 35 22 52 35 68 86 125 127 189 9 15 20 30 31 46zM2057 3995c0-29-21-46-33-68-61-111-130-217-196-325-13-20-13-20-4-45-10 6-21 5-28 15 29 47 59 94 88 142 29 47 53 98 86 143 32 44 46 100 87 138zM2724 4258c-71-113-154-217-239-320 64 114 148 213 223 319 3 5 8 5 16 1zM1935 4355c-28-62-67-116-103-173-35-57-62-119-117-162 70 114 140 228 220 335zM10049 4216c35-28 59-65 86-99 44-56 88-112 131-168 9-10 17-21-2-32-72 100-143 199-215 299zM2651 4272c-27-48-173-243-193-257 1 5 2 9 4 11 43 59 75 124 120 181 14 18 27 38 35 59 8 22 19 14 34 6zM9954 4064c2-1 5-2 6-4 71-84 133-176 207-258 4-5 6-10 1-16-8-9-14-4-19 3-26 35-50 72-78 107-43 53-84 107-117 168zM10173 4250c6 0 8-5 10-8 53-70 102-143 162-207 10-10 6-20-2-26-12-10-15 5-19 11-53 69-101 143-148 216-3 4-8 8-3 14zM9858 3986c21-11 33-27 45-43 51-72 107-139 164-205 5-5 11-11 15-17 3-3 2-7 0-10-4-3-9-6-14-2-4 4-9 8-12 14-35 55-83 99-119 153-25 37-52 73-79 110zM1479 3813c10 35 171 275 193 290-58-98-115-197-193-290zM1318 4235c38 62 84 117 130 172 7 9 17 12 27 3-46-65-107-115-157-175zM9491 5923c76-11 151-12 225 6 5-19 4-20-7-16-8 4-12-1-16-5-9-9-19-11-31-11-58 1-115 7-171 26zM1733 3844c-53-72-92-152-150-220 39 81 93 152 150 220zM8792 3913c50-54 102-107 144-167-42 22-98 88-144 167zM2181 4019c3 35 88 196 117 223-33-84-79-151-117-223zM1941 5986c-10 0-15 6-11 15 13 35 27 70 40 106 2 5 4 9 10 8 7-1 12-5 14-11 1-3 0-8-2-11-15-32-29-64-40-98-2-5-5-9-11-9zM2305 3502c-21-56-58-103-83-156-4-8-8-15-17-9s-2 11 1 16c29 52 58 104 99 149zM1980 5989c11 35 34 65 39 103 1 10 9 10 17 8 11-2 4-10 3-15-3-25-19-47-23-72-5-27-6-27-36-24zM9982 4232c43-53 85-107 118-167-54 45-83 108-118 167zM3097 4171c-34-56-65-115-110-165 31 59 65 116 110 165zM1452 4121c-18-42-47-77-58-123-14 6-20 13-14 25 19 36 45 68 72 98zM2222 4384c6-9 6-13 3-16-29-38-64-72-89-115 17 51 52 89 86 131zM2630 3978c8 32 74 133 95 147-26-53-58-100-95-147zM9449 4280c35-38 58-84 85-128-32 41-72 76-85 128zM1876 6028c-11 8-13 14-10 25 5 22 18 41 20 64 2 20 3 20 27 8-18-30-25-63-37-97zM1501 4036c-8-36-30-65-48-96-3-5-7-5-13-1-7 5-4 10 0 16 18 28 37 57 61 81zM1900 6010c5 40 19 78 39 118 4-29-6-62-39-118zM1582 3887c-23-40-45-71-68-102-4-4-8-8-12-5-7 4-5 11 0 16 24 29 45 61 80 91zM1833 6063c-9 1-9 6-8 13 5 17 11 34 15 51 2 10 6 13 15 10 10-2 12-8 9-17-5-14-10-28-15-42-3-7-7-14-16-15zM2040 5987c-11 3-7 10-5 15 13 29 26 57 27 90 0 5 3 9 9 8 10 0 8-7 7-13-8-31-26-60-28-93 0-6-6-7-10-7zM1645 4246c16 43 45 76 77 108-20-40-48-74-77-108zM9607 4271c-34 27-57 62-82 95 32-27 64-55 82-95zM1087 6177c-36-74-38-76-72-83 16 14 28 28 39 43 9 14 5 39 33 40zM2563 4280c-9-35-34-72-70-105 24 41 44 74 70 105zM8796 4194c-16 23-39 41-48 70 27-15 42-39 48-70zM8596 4228c-20 19-47 32-58 63 35-9 42-40 58-63zM10062 3816c18-22 37-43 54-65 4-4 0-10-4-13-5-3-9-2-11 4-11 26-27 48-39 74zM10336 4138c2 2 3 3 4 5 12-11 24-22 36-33 10-10 7-19-5-27-12 19-23 37-35 55zM10015 3875c-22 24-52 43-63 77 25-23 48-47 63-77zM1694 6089c-4 2-6 6-5 9 9 20 20 38 24 59 1 3 6 5 10 2 4-2 9-6 6-11-9-18-13-38-26-54-2-3-5-5-9-5zM2155 6040c20 66 20 66 49 59-20-15-28-38-49-59zM3029 4187c12 23 29 42 39 66 3 7 8 10 15 6 6-4 2-10-1-13-15-21-31-43-53-59zM9132 4214c-14 16-28 31-42 47-3 5-9 11-1 16 5 4 11 0 16-6 12-16 17-38 27-57zM10746 5978c10-20 40-31 33-70-14 28-36 41-33 70zM1665 6137c1 22-5 30-20 25-9-4-10 0-11 8 0 5 2 11 7 11 13 0 27 0 36-8 9-9-1-18-12-36zM1796 4460c3-2 5-4 7-5-16-21-32-41-49-62 9 26 18 53 42 67zM10392 4158c-2-6-4-7-6-5-17 16-34 42-37 61 21-17 28-40 43-56zM9818 5959c2-19-6-32-13-45-1-2-6-3-9-3-4 0-8 3-5 8 7 13 4 32 27 40zM9644 4359c-15 17-30 33-49 55 41-1 37-36 49-55zM9718 4391c-2-5-4-6-5-4-12 15-29 27-40 48 33-1 28-33 45-44zM9864 5976c0-19 2-41-21-56-3 25 8 41 21 56zM1864 3555c9 10 18 20 28 29 3 4 9 4 13 0 5-4 3-9 0-13-8-14-23-16-41-16zM2029 3449c5 28 22 39 37 51-6-19-15-36-37-51zM2290 4353c0-21-15-36-30-60 2 30 18 44 30 60zM9868 4400c-14 12-24 27-32 43 0 1 3 5 5 5 21-6 18-30 30-44 0 0-1-2-3-4zM1724 3621c-12-43-12-43-37-52 12 17 23 32 37 52zM2213 6067c5 25 8 41 34 40-9-14-17-26-34-40zM9278 3754c-22 21-22 21-22 41 10-14 24-21 22-41zM2280 6088c3 17 11 31 26 48 0-26-15-36-26-48zM1799 6107c-3-12 8-27-8-35-1-1-4 0-4 0-8 15 3 25 12 35zM2765 3742c2 19 14 28 26 37-5-14-9-27-26-37zM822 6080c-9-15-12-25-23-29-1 0-2 0-3 0 3 17 3 17 26 29zM9592 3392c-7 11-14 22-21 33 20-3 24-16 21-33zM1144 6188c-5-12-9-23-19-32-5 17-3 29 19 32zM9661 3476c11-7 18-16 19-33-13 11-17 21-19 33zM2103 6072c-2 3-3 4-3 5-1 8 1 15 9 19 2 1 6 0 6-1 5-7-1-12-4-17-2-2-4-3-8-6zM10136 4378c-7 3-19 1-16 15 6-5 11-10 16-15zM10194 4378c2-1 4-1 5-2 3-5 14-7 6-13-2-2-11 7-11 15zM9734 4363c12-11 19-18 21-35-7 14-17 18-21 35zM10158 4344c8-5 14-10 12-20-6 5-15 8-12 20zM10255 4311c2-1 3-3 5-5s3-4 1-4c-2 1-3 3-5 5-3 2-3 3-1 4zM9928 3598c-13 10-20 14-16 31 5-10 14-13 16-31zM8741 3971c-12 8-18 15-20 30 12-8 18-16 20-30zM1480 3616c-1-7-4-12-10-15-1-1-4 2-4 4-2 8 4 11 9 14 1 0 3-2 5-3zM1761 3583c0-3 1-6 0-7-4-4-6-14-13-6-2 3 6 10 13 13zM9897 5947c-4 13-4 22 3 30 5-9 4-16-3-30zM9016 4251c-1-2-1-4-2-6-4 2-8 5-11 8-4 3-2 7 2 7 6 0 9-4 11-9zM8890 4205c2-3 1-5-1-4-3 1-5 4-7 7-1 1 1 3 1 5 3-3 5-5 7-8z">
          <text:p/>
        </draw:path>
        <draw:path draw:style-name="gr1" draw:text-style-name="P1" draw:layer="layout" svg:width="0.435cm" svg:height="0.256cm" svg:x="5.267cm" svg:y="2.967cm" svg:viewBox="0 0 436 257" svg:d="M8 257c-6 0-9-5-8-10s4-12 8-16c34-38 69-74 116-97 31-14 61-31 91-48 57-32 118-56 180-73 6-1 11-5 17-7 8-3 18-12 23 1 4 10-7 15-14 19-15 9-31 18-47 25-96 40-186 90-275 140-26 15-41 41-67 56-8 4-14 11-24 10z">
          <text:p/>
        </draw:path>
        <draw:path draw:style-name="gr1" draw:text-style-name="P1" draw:layer="layout" svg:width="0.053cm" svg:height="0.441cm" svg:x="15.736cm" svg:y="4.469cm" svg:viewBox="0 0 54 442" svg:d="M16 286c2-45-3-99-13-153-1-3-2-5-2-7 7-34 4-69 0-103-3-11 1-21 14-23s15 7 18 16c5 16 12 31 6 50-6 22 3 43 7 65 9 54 9 108 8 163 0 43 0 86 0 129 0 7 2 16-9 18-11 3-18-5-20-14-4-21-7-42-9-63-1-23 0-46 0-78z">
          <text:p/>
        </draw:path>
        <draw:path draw:style-name="gr1" draw:text-style-name="P1" draw:layer="layout" svg:width="0.364cm" svg:height="0.265cm" svg:x="7.437cm" svg:y="5.892cm" svg:viewBox="0 0 365 266" svg:d="M0 262c19-29 326-250 365-262-16 32-38 57-63 76-78 60-157 118-239 170-19 11-37 27-63 16z">
          <text:p/>
        </draw:path>
        <draw:path draw:style-name="gr1" draw:text-style-name="P1" draw:layer="layout" svg:width="0.153cm" svg:height="0.453cm" svg:x="16.34cm" svg:y="3.407cm" svg:viewBox="0 0 154 454" svg:d="M145 454c-14-11-10-23-12-33-12-62-19-127-39-186-23-66-32-139-83-193-1-1-2-2-2-4-2-11-17-21-2-33 14-12 23 1 32 9 11 12 20 26 28 40 23 37 26 79 35 120 4 21 10 41 18 61 19 50 30 102 34 156 1 21 2 42-9 63z">
          <text:p/>
        </draw:path>
        <draw:path draw:style-name="gr1" draw:text-style-name="P1" draw:layer="layout" svg:width="0.472cm" svg:height="0.034cm" svg:x="10.515cm" svg:y="1.368cm" svg:viewBox="0 0 473 35" svg:d="M473 24c-42 3-82 7-123 8-92 2-184 2-275 3-25 2-50 0-75-14 18-20 41-16 63-17 45-3 90 3 136 1 78-6 158-9 236 3 16 1 16 1 38 16z">
          <text:p/>
        </draw:path>
        <draw:path draw:style-name="gr1" draw:text-style-name="P1" draw:layer="layout" svg:width="0.097cm" svg:height="0.373cm" svg:x="16.378cm" svg:y="3.685cm" svg:viewBox="0 0 98 374" svg:d="M98 332c0 13 0 18 0 23-1 12-6 19-19 19-11 0-12-10-13-19-10-71-36-140-37-214 0-36-18-68-25-102-1-7-5-13-4-19 0-9 3-18 13-20 9-1 13 7 16 14 19 45 34 91 33 140 0 34 5 68 20 100 12 27 11 57 16 78z">
          <text:p/>
        </draw:path>
        <draw:path draw:style-name="gr1" draw:text-style-name="P1" draw:layer="layout" svg:width="0.294cm" svg:height="0.08cm" svg:x="9.257cm" svg:y="3.239cm" svg:viewBox="0 0 295 81" svg:d="M295 17c-9 13-20 18-31 21-78 17-157 23-234 41-10 2-20 2-30-5-2-16 10-21 22-25 49-18 99-32 150-40 24-4 48-6 71-9 20-2 36 2 52 17z">
          <text:p/>
        </draw:path>
        <draw:path draw:style-name="gr1" draw:text-style-name="P1" draw:layer="layout" svg:width="0.176cm" svg:height="0.279cm" svg:x="14.008cm" svg:y="5.718cm" svg:viewBox="0 0 177 280" svg:d="M12 280c-16-18-13-39-8-56 23-88 68-164 145-218 3-2 6-6 9-6 5 0 10 2 14 4 5 3 6 8 3 13-6 13-12 25-24 34-51 39-80 91-104 148-12 26-19 55-35 81z">
          <text:p/>
        </draw:path>
        <draw:path draw:style-name="gr1" draw:text-style-name="P1" draw:layer="layout" svg:width="0.249cm" svg:height="0.182cm" svg:x="5.257cm" svg:y="3.126cm" svg:viewBox="0 0 250 183" svg:d="M250 0c-2 17-12 25-22 33-16 12-32 26-49 38-51 35-103 70-154 105-3 2-6 4-10 5-4 2-10 4-13-2-3-5-2-10 2-14 14-15 26-31 43-43 33-24 64-53 103-70 35-15 59-45 100-52z">
          <text:p/>
        </draw:path>
        <draw:path draw:style-name="gr1" draw:text-style-name="P1" draw:layer="layout" svg:width="0.167cm" svg:height="0.232cm" svg:x="5.634cm" svg:y="6.143cm" svg:viewBox="0 0 168 233" svg:d="M168 0c-9 23-20 39-33 54-42 46-76 96-101 152-5 11-9 30-23 26-16-5-11-23-7-36 2-8 4-15 8-22 30-64 72-119 127-164 5-4 11-7 16-10 2-1 5 0 13 0z">
          <text:p/>
        </draw:path>
        <draw:path draw:style-name="gr1" draw:text-style-name="P1" draw:layer="layout" svg:width="0.046cm" svg:height="0.285cm" svg:x="5.506cm" svg:y="4.361cm" svg:viewBox="0 0 47 286" svg:d="M32 286c-23-36-32-71-32-105 1-41 1-84 12-125 6-21 14-41 35-56-4 48-16 94-17 142-1 46 10 91 2 144z">
          <text:p/>
        </draw:path>
        <draw:path draw:style-name="gr1" draw:text-style-name="P1" draw:layer="layout" svg:width="0.228cm" svg:height="0.054cm" svg:x="7.56cm" svg:y="2.079cm" svg:viewBox="0 0 229 55" svg:d="M229 33c-21 18-44 23-69 22-39-2-78 0-117-8-25-5-40-16-43-47 39 12 75 24 113 22 38-1 75 1 116 11z">
          <text:p/>
        </draw:path>
        <draw:path draw:style-name="gr1" draw:text-style-name="P1" draw:layer="layout" svg:width="0.184cm" svg:height="0.13cm" svg:x="7.591cm" svg:y="5.984cm" svg:viewBox="0 0 185 131" svg:d="M1 131c-3-10 4-16 10-22 8-9 165-106 174-109-15 51-127 131-184 131z">
          <text:p/>
        </draw:path>
        <draw:path draw:style-name="gr1" draw:text-style-name="P1" draw:layer="layout" svg:width="0.158cm" svg:height="0.058cm" svg:x="9.244cm" svg:y="3.327cm" svg:viewBox="0 0 159 59" svg:d="M159 10c-1 17-13 22-25 25-34 8-69 16-103 24-6 1-13 0-18-2-6-1-10-5-12-9-2-7 1-13 8-16 9-4 18-8 28-12 26-6 52-9 77-17 18-5 31-4 45 7z">
          <text:p/>
        </draw:path>
        <draw:path draw:style-name="gr1" draw:text-style-name="P1" draw:layer="layout" svg:width="0.118cm" svg:height="0.125cm" svg:x="6.366cm" svg:y="4.754cm" svg:viewBox="0 0 119 126" svg:d="M14 126c-7 0-11-3-13-8-3-8-1-16 3-22 25-33 49-66 84-91 6-4 11-6 18-4 8 3 16 6 10 17-3 6-5 12-10 16-28 29-56 58-84 87-3 2-6 4-8 5z">
          <text:p/>
        </draw:path>
        <draw:path draw:style-name="gr1" draw:text-style-name="P1" draw:layer="layout" svg:width="0.035cm" svg:height="0.164cm" svg:x="15.832cm" svg:y="4.63cm" svg:viewBox="0 0 36 165" svg:d="M2 78c0-20 0-41 1-61 0-10 5-18 17-17 9 0 13 9 13 16 3 45 4 89-1 133-2 8-5 16-14 16s-14-7-14-15c-2-24-3-48-4-72 1 0 2 0 2 0z">
          <text:p/>
        </draw:path>
        <draw:path draw:style-name="gr1" draw:text-style-name="P1" draw:layer="layout" svg:width="0.129cm" svg:height="0.143cm" svg:x="15.268cm" svg:y="7.418cm" svg:viewBox="0 0 130 144" svg:d="M0 143c30-54 70-92 106-135 4-5 10-12 20-6 7 6 2 12-1 17-23 44-52 84-92 115-5 3-11 6-17 8-3 2-7 1-16 1z">
          <text:p/>
        </draw:path>
        <draw:path draw:style-name="gr1" draw:text-style-name="P1" draw:layer="layout" svg:width="0.039cm" svg:height="0.155cm" svg:x="16.367cm" svg:y="3.918cm" svg:viewBox="0 0 40 156" svg:d="M39 99c0 13 1 27 0 41-1 7-5 16-13 16-9 1-14-7-16-15-1-5 0-10 0-15-4-35-7-71-10-106 0-9 0-19 12-20 12-2 18 5 20 15 3 27 12 54 7 84z">
          <text:p/>
        </draw:path>
        <draw:path draw:style-name="gr1" draw:text-style-name="P1" draw:layer="layout" svg:width="0.127cm" svg:height="0.093cm" svg:x="14.055cm" svg:y="4.139cm" svg:viewBox="0 0 128 94" svg:d="M128 92c-18 6-30-2-41-9-22-11-42-24-63-37-7-6-13-12-18-20-4-7-10-16-3-23 7-6 14 0 21 4 23 14 48 28 72 43 15 9 29 20 32 42z">
          <text:p/>
        </draw:path>
        <draw:path draw:style-name="gr1" draw:text-style-name="P1" draw:layer="layout" svg:width="0.119cm" svg:height="0.158cm" svg:x="5.37cm" svg:y="3.476cm" svg:viewBox="0 0 120 159" svg:d="M0 159c-3-49 61-132 120-159-8 37-37 55-56 80-20 27-37 54-64 79z">
          <text:p/>
        </draw:path>
        <draw:path draw:style-name="gr1" draw:text-style-name="P1" draw:layer="layout" svg:width="0.058cm" svg:height="0.115cm" svg:x="5.652cm" svg:y="6.562cm" svg:viewBox="0 0 59 116" svg:d="M47 0c10 14 12 27 12 41 0 5 0 14-2 14-26 9-20 31-22 50-1 7-7 11-14 11s-13-2-15-9c-5-17-8-33-5-52 4-17 2-33 25-36 7-1 9-15 21-19z">
          <text:p/>
        </draw:path>
        <draw:path draw:style-name="gr1" draw:text-style-name="P1" draw:layer="layout" svg:width="0.033cm" svg:height="0.161cm" svg:x="5.611cm" svg:y="4.576cm" svg:viewBox="0 0 34 162" svg:d="M29 162c-37-50-31-98-25-147 0-7 3-16 14-15 7 1 11 6 11 13-2 48 10 94 0 149z">
          <text:p/>
        </draw:path>
        <draw:path draw:style-name="gr1" draw:text-style-name="P1" draw:layer="layout" svg:width="0.062cm" svg:height="0.126cm" svg:x="15.469cm" svg:y="5.227cm" svg:viewBox="0 0 63 127" svg:d="M63 106c0 0 0 4-1 9s-1 10-7 12-10-3-11-7c-11-34-28-64-42-95-4-9-3-17 7-22 11-7 16 0 23 8 21 27 30 58 31 95z">
          <text:p/>
        </draw:path>
        <draw:path draw:style-name="gr1" draw:text-style-name="P1" draw:layer="layout" svg:width="0.11cm" svg:height="0.136cm" svg:x="5.225cm" svg:y="3.326cm" svg:viewBox="0 0 111 137" svg:d="M111 0c-31 47-72 86-105 137-10-19-5-31 2-44 25-40 54-76 103-93z">
          <text:p/>
        </draw:path>
        <draw:path draw:style-name="gr1" draw:text-style-name="P1" draw:layer="layout" svg:width="0.058cm" svg:height="0.113cm" svg:x="16.014cm" svg:y="6.564cm" svg:viewBox="0 0 59 114" svg:d="M59 74c-1 8 0 21-6 32-4 6-10 8-17 8-8-1-11-6-11-13-1-8-1-15-1-23 0-6 1-16-6-17-27-4-15-24-16-38 0-8 0-20 10-23s12 11 16 12c32 8 30 33 31 62z">
          <text:p/>
        </draw:path>
        <draw:path draw:style-name="gr1" draw:text-style-name="P1" draw:layer="layout" svg:width="0.1cm" svg:height="0.082cm" svg:x="12.786cm" svg:y="3.644cm" svg:viewBox="0 0 101 83" svg:d="M101 70c-3 9-8 16-19 11-30-11-55-28-76-50-7-8-9-19-1-27 8-9 16-1 23 5 17 15 35 28 57 38 10 4 15 12 16 23z">
          <text:p/>
        </draw:path>
        <draw:path draw:style-name="gr1" draw:text-style-name="P1" draw:layer="layout" svg:width="0.093cm" svg:height="0.099cm" svg:x="14.039cm" svg:y="5.682cm" svg:viewBox="0 0 94 100" svg:d="M94 12c-3 16-14 29-27 40-15 13-32 24-44 42-4 5-11 8-17 5-8-5-7-13-5-20 13-39 44-59 77-77 6-4 15-2 16 10z">
          <text:p/>
        </draw:path>
        <draw:path draw:style-name="gr1" draw:text-style-name="P1" draw:layer="layout" svg:width="0.107cm" svg:height="0.086cm" svg:x="8.28cm" svg:y="3.804cm" svg:viewBox="0 0 108 87" svg:d="M0 87c24-38 53-65 88-85 6-4 12-3 17 3 3 3 5 6 2 10-14 26-40 40-60 59-14 12-14 12-47 13z">
          <text:p/>
        </draw:path>
        <draw:path draw:style-name="gr1" draw:text-style-name="P1" draw:layer="layout" svg:width="0.075cm" svg:height="0.092cm" svg:x="14.178cm" svg:y="4.112cm" svg:viewBox="0 0 76 93" svg:d="M13 0c4 2 11 4 15 9 14 20 30 39 43 58 4 6 8 14 2 21-5 7-14 5-21 3-17-6-52-55-52-73 0-8 6-17 13-18z">
          <text:p/>
        </draw:path>
        <draw:path draw:style-name="gr1" draw:text-style-name="P1" draw:layer="layout" svg:width="0.044cm" svg:height="0.099cm" svg:x="14.056cm" svg:y="5.967cm" svg:viewBox="0 0 45 100" svg:d="M0 71c2-21 11-43 21-63 3-7 9-10 16-7 5 2 8 7 8 12-1 29-12 55-22 81-2 5-7 6-13 5-5-1-8-5-10-11 0-5 0-10 0-17z">
          <text:p/>
        </draw:path>
        <draw:path draw:style-name="gr1" draw:text-style-name="P1" draw:layer="layout" svg:width="0.076cm" svg:height="0.083cm" svg:x="15.27cm" svg:y="7.412cm" svg:viewBox="0 0 77 84" svg:d="M77 0c-8 40-26 64-53 81-7 4-15 4-21-2-7-7-2-14 3-20 18-22 35-46 71-59z">
          <text:p/>
        </draw:path>
        <draw:path draw:style-name="gr1" draw:text-style-name="P1" draw:layer="layout" svg:width="0.079cm" svg:height="0.054cm" svg:x="11.628cm" svg:y="1.451cm" svg:viewBox="0 0 80 55" svg:d="M48 48c-10 2-20 5-31 6-6 1-13 2-16-6-3-7 1-13 6-16 11-8 24-16 35-24 10-6 22-12 32-6 12 7 2 21 2 32-8 7-18 12-28 14z">
          <text:p/>
        </draw:path>
        <draw:path draw:style-name="gr1" draw:text-style-name="P1" draw:layer="layout" svg:width="0.111cm" svg:height="0.034cm" svg:x="7.644cm" svg:y="2.17cm" svg:viewBox="0 0 112 35" svg:d="M67 35c-22-2-42 4-59-10-5-4-10-9-7-17 2-8 9-9 15-7 28 5 56 5 83 7 6 0 14 1 13 11-1 6-5 13-12 14-12 1-24 2-33 2z">
          <text:p/>
        </draw:path>
        <draw:path draw:style-name="gr1" draw:text-style-name="P1" draw:layer="layout" svg:width="0.105cm" svg:height="0.037cm" svg:x="14.417cm" svg:y="2.326cm" svg:viewBox="0 0 106 38" svg:d="M106 25c-36 18-40 18-106-7 0-15 12-20 20-18 29 5 60 4 86 25z">
          <text:p/>
        </draw:path>
        <draw:path draw:style-name="gr1" draw:text-style-name="P1" draw:layer="layout" svg:width="0.04cm" svg:height="0.088cm" svg:x="15.538cm" svg:y="5.234cm" svg:viewBox="0 0 41 89" svg:d="M41 89c-17-3-26-10-28-22-2-15-5-31-11-45-3-8-2-16 6-20 10-5 16 3 22 11 10 15 11 34 11 52 0 7 0 15 0 24z">
          <text:p/>
        </draw:path>
        <draw:path draw:style-name="gr1" draw:text-style-name="P1" draw:layer="layout" svg:width="0.059cm" svg:height="0.074cm" svg:x="6.347cm" svg:y="4.739cm" svg:viewBox="0 0 60 75" svg:d="M0 75c11-35 26-63 60-75-2 44-17 65-60 75z">
          <text:p/>
        </draw:path>
        <draw:path draw:style-name="gr1" draw:text-style-name="P1" draw:layer="layout" svg:width="0.065cm" svg:height="0.093cm" svg:x="5.392cm" svg:y="3.583cm" svg:viewBox="0 0 66 94" svg:d="M61 0c8 12 3 19-1 25-14 19-28 37-38 58-4 8-10 14-18 9-8-4-3-12 0-17 12-29 27-56 57-75z">
          <text:p/>
        </draw:path>
        <draw:path draw:style-name="gr1" draw:text-style-name="P1" draw:layer="layout" svg:width="0.085cm" svg:height="0.078cm" svg:x="14.453cm" svg:y="6.576cm" svg:viewBox="0 0 86 79" svg:d="M86 79c-39-15-60-40-82-62-4-4-6-9-3-13 1-3 7-5 9-4 29 18 59 37 76 79z">
          <text:p/>
        </draw:path>
        <draw:path draw:style-name="gr1" draw:text-style-name="P1" draw:layer="layout" svg:width="0.088cm" svg:height="0.078cm" svg:x="7.183cm" svg:y="6.576cm" svg:viewBox="0 0 89 79" svg:d="M0 79c18-38 46-57 72-76 4-3 10-4 14 0 5 5 2 10-1 13-23 23-42 51-85 63z">
          <text:p/>
        </draw:path>
        <draw:path draw:style-name="gr1" draw:text-style-name="P1" draw:layer="layout" svg:width="0.053cm" svg:height="0.072cm" svg:x="5.692cm" svg:y="6.301cm" svg:viewBox="0 0 54 73" svg:d="M54 2c-6 25-21 44-34 64-3 5-7 8-13 6-3 0-6-4-7-7-2-18 8-32 18-45 7-11 14-25 36-18z">
          <text:p/>
        </draw:path>
        <draw:path draw:style-name="gr1" draw:text-style-name="P1" draw:layer="layout" svg:width="0.047cm" svg:height="0.059cm" svg:x="5.725cm" svg:y="4.723cm" svg:viewBox="0 0 48 60" svg:d="M11 0c20-2 45 37 36 55-2 5-7 6-12 5-21-5-38-32-34-51 2-5 4-9 10-9z">
          <text:p/>
        </draw:path>
        <draw:path draw:style-name="gr1" draw:text-style-name="P1" draw:layer="layout" svg:width="0.066cm" svg:height="0.054cm" svg:x="11.666cm" svg:y="1.478cm" svg:viewBox="0 0 67 55" svg:d="M9 21c10-2 20-7 28-14 6-2 13-5 19-7 8-2 12 3 11 11-2 19-39 46-57 43-13-2-14-10-1-33z">
          <text:p/>
        </draw:path>
        <draw:path draw:style-name="gr1" draw:text-style-name="P1" draw:layer="layout" svg:width="0.073cm" svg:height="0.03cm" svg:x="14.447cm" svg:y="2.385cm" svg:viewBox="0 0 74 31" svg:d="M33 0c9 0 10 0 12 0 11 1 28-3 29 11 1 20-17 20-31 20-11 0-22 2-31-4-6-3-14-5-12-13 1-7 7-10 13-12 9-2 19-2 20-2z">
          <text:p/>
        </draw:path>
        <draw:path draw:style-name="gr1" draw:text-style-name="P1" draw:layer="layout" svg:width="0.096cm" svg:height="0.024cm" svg:x="10.698cm" svg:y="1.438cm" svg:viewBox="0 0 97 25" svg:d="M97 14c-34 18-66 12-97-6 33-15 66-6 97 6z">
          <text:p/>
        </draw:path>
        <draw:path draw:style-name="gr1" draw:text-style-name="P1" draw:layer="layout" svg:width="0.029cm" svg:height="0.073cm" svg:x="16.34cm" svg:y="4.089cm" svg:viewBox="0 0 30 74" svg:d="M30 43c0 7 0 13 0 19-1 7-3 13-11 12-7 0-11-4-11-9-3-18-10-35-7-53 1-7 6-11 14-12 6 0 8 5 10 9 6 11 5 22 5 34z">
          <text:p/>
        </draw:path>
        <draw:path draw:style-name="gr1" draw:text-style-name="P1" draw:layer="layout" svg:width="0.03cm" svg:height="0.065cm" svg:x="15.904cm" svg:y="4.671cm" svg:viewBox="0 0 31 66" svg:d="M31 41c0 2 0 6 0 9-1 7-3 14-11 15s-11-4-13-11c-2-3-3-7-4-11-3-13-7-27 3-41 2-2 8-3 11-2 9 4 15 21 14 41z">
          <text:p/>
        </draw:path>
        <draw:path draw:style-name="gr1" draw:text-style-name="P1" draw:layer="layout" svg:width="0.062cm" svg:height="0.044cm" svg:x="15.292cm" svg:y="7.568cm" svg:viewBox="0 0 63 45" svg:d="M0 43c9-26 29-34 47-42 4-2 10-2 14 3 3 4 1 9-1 14-10 20-31 30-60 25z">
          <text:p/>
        </draw:path>
        <draw:path draw:style-name="gr1" draw:text-style-name="P1" draw:layer="layout" svg:width="0.067cm" svg:height="0.063cm" svg:x="7.146cm" svg:y="6.538cm" svg:viewBox="0 0 68 64" svg:d="M68 4c-13 23-29 44-53 59-3 1-7 1-11 0-4-2-5-9-3-11 19-19 32-44 60-52 1 0 4 2 7 4z">
          <text:p/>
        </draw:path>
        <draw:path draw:style-name="gr1" draw:text-style-name="P1" draw:layer="layout" svg:width="0.036cm" svg:height="0.063cm" svg:x="6.377cm" svg:y="4.91cm" svg:viewBox="0 0 37 64" svg:d="M1 40c2-9 3-19 6-29 3-12 13-12 22-10 10 3 9 11 6 19-4 11-6 22-10 32-2 6-4 14-13 12-8-2-12-8-12-16-1-3 0-5 1-8z">
          <text:p/>
        </draw:path>
        <draw:path draw:style-name="gr1" draw:text-style-name="P1" draw:layer="layout" svg:width="0.073cm" svg:height="0.065cm" svg:x="14.51cm" svg:y="6.534cm" svg:viewBox="0 0 74 66" svg:d="M0 0c37 15 53 39 74 66-36-4-50-16-74-66z">
          <text:p/>
        </draw:path>
        <draw:path draw:style-name="gr1" draw:text-style-name="P1" draw:layer="layout" svg:width="0.06cm" svg:height="0.033cm" svg:x="9.325cm" svg:y="3.385cm" svg:viewBox="0 0 61 34" svg:d="M0 29c0-12 6-20 18-22 12-3 24-10 36-5 11 4 8 12 2 18-16 16-35 18-56 9z">
          <text:p/>
        </draw:path>
        <draw:path draw:style-name="gr1" draw:text-style-name="P1" draw:layer="layout" svg:width="0.031cm" svg:height="0.055cm" svg:x="15.595cm" svg:y="5.2cm" svg:viewBox="0 0 32 56" svg:d="M29 56c-21-8-32-20-29-42 0-6 1-13 9-14 7-1 12 3 15 9 5 14 12 29 5 47z">
          <text:p/>
        </draw:path>
        <draw:path draw:style-name="gr1" draw:text-style-name="P1" draw:layer="layout" svg:width="0.052cm" svg:height="0.054cm" svg:x="8.289cm" svg:y="3.773cm" svg:viewBox="0 0 53 55" svg:d="M42 0c3 2 7 4 9 6 3 4 3 8 0 11-7 9-15 17-23 25-7 5-13 20-25 8-8-9 3-18 10-25 8-10 15-21 29-25z">
          <text:p/>
        </draw:path>
        <draw:path draw:style-name="gr1" draw:text-style-name="P1" draw:layer="layout" svg:width="0.042cm" svg:height="0.045cm" svg:x="12.908cm" svg:y="3.669cm" svg:viewBox="0 0 43 46" svg:d="M43 33c1 12-5 13-10 13-12 1-19-7-24-16-6-8-14-19-4-27 9-8 15 5 21 10 7 7 18 13 17 20z">
          <text:p/>
        </draw:path>
        <draw:path draw:style-name="gr1" draw:text-style-name="P1" draw:layer="layout" svg:width="0.141cm" svg:height="0.134cm" svg:x="5.203cm" svg:y="21.155cm" svg:viewBox="0 0 142 135" svg:d="M115 119c-3-2-6-4-9-6-9-7-19-15-27-23-8-9-15-19-24-26-18-13-32-36-45-54-3-4-5-7-9-10-2 6 0 12 2 18 12 38 36 66 65 90 16 13 36 23 56 26 6 1 12 1 18-1-9-4-19-9-27-14z">
          <text:p/>
        </draw:path>
        <draw:path draw:style-name="gr1" draw:text-style-name="P1" draw:layer="layout" svg:width="6.246cm" svg:height="7.947cm" svg:x="1.25cm" svg:y="13.5cm" svg:viewBox="0 0 6247 7948" svg:d="M6223 5097c-5-12-10-24-18-34-12-15-26-28-35-45-2-3-5-5-8-8-34-27-71-50-114-58-25-6-52-9-78-11-27-2-54 0-80 4-31 4-63 8-93 16-3 1-7 1-11 1 1-3 1-5 2-7 2-5 4-9 6-14 31-57 68-111 116-156 44-41 89-81 141-111 26-16 48-38 69-60 22-24 34-54 31-87-3-46-23-83-63-109s-84-37-131-38c-34-1-67 7-98 19-56 22-105 54-150 93-16 14-30 28-37 49 0 3-3 5-4 7-17 24-28 50-37 77-2 4-4 8-8 16-5-71-22-133-58-188 11-17 22-31 29-47 16-36 20-74 17-113-3-44-15-85-31-125-11-30-29-56-46-82-51-82-123-135-215-164-34-10-69-18-104-24-20-4-42-9-63-3-9 2-17 0-25-5-31-21-64-37-99-52-27-12-55-21-85-25-4-1-8-3-14-5 0-12 0-23 0-35 0-3 1-6 3-8 12-19 26-36 49-42 18-5 37-7 56-6 25 1 49 5 73 12 90 24 178 54 258 102 46 28 96 37 149 31 33-3 58-19 71-51 7-19 6-37 2-56-1-6-3-13-3-19 0-10 6-15 16-13 16 3 31 7 47 11 12 3 23 8 35 10 30 6 59 11 88 17 34 6 68 6 100-1 53-11 100-33 138-73 10-10 21-20 32-30 26-23 46-50 53-85 10-44 0-83-24-119-13-19-26-36-51-36-31-11-63-9-95-5-22 3-44 2-66 2-7 0-14-2-18-9 1-8 7-13 13-17 9-6 18-12 27-18 34-22 68-43 101-66 35-23 66-51 89-86 26-39 45-80 59-125 13-44 19-90 21-136 2-41 3-82-3-123-7-43-17-84-43-120-3-4-4-8-6-12-9-16-17-32-26-48-16-26-36-45-67-52-20-4-39-6-59-1-36 8-65 28-88 57-26 35-41 74-50 116-7 32-10 65-9 98 1 29-1 59-6 87-11 59-35 111-72 158-14 18-28 34-47 46-66 42-138 63-215 67-10 0-20 2-30 3-10-6-20-13-30-19 19-22 33-32 64-45 11-4 24-8 33-16 7-7 8-20 11-30 1-2 1-3 2-4 13-38 26-75 39-112 8-22 14-44 21-67 10-32 20-64 30-96 4-11 2-20-4-28-16-20-31-40-47-59-7-9-16-17-25-24-16-12-34-23-50-35-12-8-23-15-33-25 5-11 9-21 14-31 16-40 32-80 48-120 19-49 46-95 71-141 14-26 30-52 40-80 1-4 2-8 5-10 20-15 27-37 34-59 8-23 9-45 4-69-15-74-53-136-106-188-28-28-59-52-91-75-66-48-140-79-216-107-48-18-96-39-143-61-4-1-7-4-12-7 15-11 28-20 42-28 18-11 36-22 55-31s34-26 54-34c11-4 19-14 23-25 5-11 9-22 11-33 4-22 7-45 7-67 1-66 1-131 6-195 3-47 6-92 14-136 3-14 2-29 6-41 8-23 2-42-10-61-10-14-20-29-32-41-33-35-72-62-113-86-50-29-98-59-140-98-20-18-35-39-47-63-10-20-12-40-9-62 1-8 3-15 4-23 5-33 24-56 49-75 12-9 26-15 41-16 4 0 9 0 13-2 2-1 4-4 7-9-11-2-19-5-28-5-25 1-50 4-75 14-15 7-28 16-34 31-15 35-27 71-31 107-5 47-6 95 4 142 3 18 5 35 10 52 5 18 9 37 19 53 15 24 32 46 50 66 15 17 27 33 35 53 1 4 1 8 3 13-5 1-8 1-10 2-23 3-29 9-29 33 0 10 1 20 3 30 7 35 15 70 22 106 2 10 4 20 1 31-46 28-84 66-117 108-20 26-37 54-48 85-4 11-8 23-9 34-2 23-3 47-2 70 1 45 4 91 5 136 2 47 3 95 6 142 3 65 8 129 13 193 1 16 4 32 7 48 2 17 11 31 22 44 13 16 29 28 48 37 6 2 11 5 17 8-26 41-48 82-46 131 0 5 0 9 0 13 1 62 7 124 15 186 4 33 8 65 10 98 3 48 4 96 6 145 0 3-1 7-1 9-34 17-68 34-101 51-37-25-78-39-123-53 10-4 16-5 22-8 15-6 31-13 46-20 39-20 66-51 77-93 4-16 9-31 12-47 3-18 5-36 3-54-3-26-12-50-18-75-14-50-40-94-70-136-9-13-17-26-22-42-14-40-34-77-61-111-52-65-119-106-202-120-26-5-52-9-78-12-13-2-26-4-39-5-40-3-80 3-118 17-6 2-12 3-18 5-2-3-3-4-3-5-9-31-24-58-42-84-3-4-6-9-6-14 0-15-6-28-11-42-6-14-11-27-17-41-6-18-12-36-10-55 1-17 2-34 5-50 8-48 27-91 44-136 2-4 5-9 8-13 26-33 44-70 64-107 5-10 10-21 12-32 10-53 12-106-3-159-2-6-4-13-3-19 2-17 4-34 9-50 11-42 22-82 40-121 39-86 43-174 10-262-3-9-2-16 1-23 9-20 13-40 17-61 6-41 5-82 0-123-4-22-13-42-20-62-9-24-22-45-39-63-7-8-15-16-22-25-28-35-52-72-64-116-10-33-20-66-27-99-12-50-37-94-64-137-15-24-36-44-63-55-19-8-34 1-35 22-1 14 4 27 8 40 3 9 5 18 7 28 5 24 3 49 3 74 0 11-3 22-5 34-3-1-5-2-6-2-16-30-33-59-45-90-15-39-36-74-64-104-46-48-104-78-164-103-1 0-2 0-2 0-15-7-28-1-40 6-11 7-12 19-12 31 0 20 4 39 11 58 7 18 14 36 21 53 18 39 27 80 28 123 1 13 2 26-4 40-4-3-9-6-12-9-59-50-118-100-176-151-63-55-124-110-171-179-8-12-19-20-33-25-14-6-28-3-37 10-6 8-11 18-13 27-3 18-5 36-5 55 1 40 15 77 30 113 8 19 18 36 31 50 6 7 12 15 18 21-10 20-15 25-42 45-5-4-10-7-15-11-4-3-8-5-13-8-9-4-18-9-28-12-55-19-112-31-171-29-30 0-60 2-90 4-16 1-32 4-48 7-33 6-65 16-96 28-18 6-20 9-35-10-3-4-5-9-7-14 4-5 8-11 13-16 19-20 32-44 42-71 6-15 11-32 15-48 8-27 10-54 7-82-2-12-4-25-9-36-11-27-32-33-57-17-10 6-19 16-26 26-24 34-50 66-81 95-36 33-72 66-109 99-49 42-98 84-148 126-5 4-10 8-17 14-2-11-3-19-3-26 1-42 5-83 22-123 9-22 18-46 27-69 8-20 13-40 11-62-1-19-7-26-26-33-10-4-19-3-29 1-35 12-67 30-98 49-61 38-103 92-130 158-12 31-29 59-44 88-1 1-2 2-5 3-9-32-7-63-4-95 1-16 3-32 10-47 4-8 5-18 6-28 3-21-13-41-40-26-25 14-45 33-61 57-35 54-58 114-72 177-11 53-29 103-61 147-12 16-26 32-39 47-15 17-28 35-37 57-13 31-24 62-26 96-4 54-1 107 19 158 4 9 3 17 0 27-7 21-14 43-17 65-11 69 1 134 30 197 19 41 31 85 41 130 6 24 11 49-1 73-1 1-1 3-1 4-8 40-7 80-1 120 2 14 5 29 12 42 19 38 38 77 65 112 4 6 9 13 12 20 20 53 42 104 46 162 2 26 0 51-9 75-5 14-11 27-16 41-4 12-9 25-11 37-1 10-5 17-10 24-16 23-29 47-37 74-1 4-3 6-5 10-6-2-12-4-17-6-35-12-71-18-108-16-20 1-39 4-59 7-13 1-25 5-38 6-66 5-124 28-175 68-55 44-93 100-116 165-6 17-14 32-24 46-24 32-44 66-58 103-10 27-17 56-25 84-5 21-7 44-2 65 5 25 12 50 19 74 9 27 27 48 51 65 21 14 44 25 69 33 5 2 11 4 21 8-50 13-93 31-131 55-37-18-72-36-109-54 0-4 0-9 0-14 1-17 2-33 3-50 1-25-1-50 2-75 5-56 11-113 18-170 7-56 8-112 7-168 0-12-3-23-8-34-11-25-21-49-37-72 4-2 7-3 11-5 53-21 79-61 82-118 2-24 4-48 5-72 4-57 9-115 12-173 3-54 4-108 5-162 1-17 3-35 3-52 0-27 1-54 0-81 0-18-5-35-12-51-26-66-72-118-126-163-13-11-27-20-40-30 3-30 8-60 15-88 4-21 9-41 13-62 1-8 1-18-1-26-1-12-9-20-21-21-5 0-10-2-16-3 4-23 15-41 30-56 16-17 30-36 44-54 16-21 26-45 32-70 11-52 21-104 17-158-1-20-3-41-7-61-3-20-10-39-16-59-2-9-6-18-10-26-7-16-19-25-35-32-24-10-49-13-75-14-8 0-18 1-27 7 3 9 10 9 16 9 47 5 73 35 89 75 6 14 7 31 8 47 3 23-2 45-14 65-11 19-24 35-40 50-42 40-91 71-141 99-42 25-82 54-116 89-19 19-34 40-41 66-2 6-3 12-3 18 3 19 6 39 10 58 6 35 13 70 12 106 0 7 1 13 2 19 2 37 5 74 6 111 1 33 0 65 0 97 0 25 3 50 9 74 6 25 19 46 45 54 3 1 6 3 8 5 14 13 31 21 47 31 25 14 49 29 74 44 3 2 5 6 8 9-48 22-93 44-141 61-37 13-74 28-109 44-77 35-147 82-208 140-54 52-91 113-108 185-4 18-6 37-2 55 5 27 15 53 33 75 2 3 4 6 6 9 27 50 53 99 79 149 8 13 14 27 21 41 26 52 45 106 66 160 4 9 8 18 12 28-13 10-26 19-39 29-22 16-46 29-64 49s-34 42-51 63c-7 9-8 19-5 29 4 15 8 29 13 44 11 35 23 69 34 104 6 21 19 34 39 41 4 1 8 4 15 6-6 5-11 8-14 12-7 13-12 26-7 41 14 41 26 81 39 121 1 4 1 7 2 12-8 0-14 1-20-1-55-9-106-27-153-56-18-10-35-23-47-39-15-20-30-40-42-62-29-49-45-103-45-161 0-17-1-35-1-52-1-41-7-82-21-121-11-31-25-60-48-85-30-32-66-51-112-50-14 0-25 6-38 9-15 4-27 11-36 23-6 8-13 16-18 25-18 30-35 61-51 92-17 33-22 69-27 105-3 32-1 63 0 95 1 51 7 101 22 151 27 87 74 160 152 211 32 21 65 41 98 62 9 7 19 13 28 20 6 4 10 9 9 18-5 2-11 5-18 5-22 0-44 0-65-2-19-2-38-4-57-3-16 1-30 7-45 9-15 1-26 9-34 21-9 12-17 25-24 39-17 30-17 63-10 96 7 36 29 63 56 86 8 7 17 15 24 23 20 21 42 37 68 51 40 21 83 31 128 31 6 1 11 0 16 0 17-3 35-5 53-8 32-6 66-11 98-22 15-5 32-8 48-12 13-3 19 4 18 17-1 8-3 16-4 24-9 43 14 82 55 94 32 10 64 7 96 2 27-5 52-18 76-31 87-49 179-82 276-105 25-6 51-9 78-6 22 2 44 6 60 23 3 4 6 8 7 13 1 19 2 38 0 55-2 2-2 3-3 3-3 1-6 1-8 2-62 15-119 42-172 75-10 6-20 8-31 7s-22-3-33-3c-17 2-34 5-52 8-13 2-27 6-40 8-52 10-100 29-144 56-76 46-125 115-163 194-11 23-18 49-25 74-13 49-15 98-2 148 7 26 19 49 38 68 3 3 5 6 8 9-1 3-2 6-3 7-27 48-42 100-47 154-1 5-3 10-5 20-13-38-27-70-47-99-1-1-2-2-2-4-3-11-11-20-19-29-22-24-48-42-75-60-38-24-76-45-119-57-59-16-116-13-171 12-24 10-46 23-62 44-42 54-44 119 1 170 21 24 45 44 72 61 37 21 71 47 102 76 17 16 33 32 50 49 45 43 77 95 105 150 2 3 4 6-1 10-34-8-70-13-106-18-52-7-102-3-152 8-35 7-65 25-95 44-25 15-36 42-56 60-8 7-13 18-18 28-6 13-11 27-15 41-9 31-15 64-15 97 0 14 3 27 4 41 2 32 11 62 23 91 4 12 11 24 19 34 19 24 41 43 68 59 46 27 94 29 143 10 46-18 84-47 116-84 9-10 18-20 30-25 16-8 33-17 50-22 23-6 45-9 68-2 28 9 54 22 77 41 3 2 6 5 9 9-10 1-18 0-26 3-25 9-51 17-75 30-32 16-62 39-88 66s-47 57-64 91c-6 14-13 29-11 44s0 30 0 46c-1 23 3 45 11 66 5 18 11 37 18 54 6 17 11 34 20 49 29 55 72 95 135 111 19 5 37 5 56 1 27-5 51-19 73-35 14-10 23-24 27-41 9-40 2-77-23-110-4-6-9-11-13-17-20-28-16-70 9-90 15-12 33-21 53-25 22-5 43-3 65 0 42 6 81 18 118 39 24 14 49 27 74 41 12 7 25 14 35 23 35 28 71 54 102 86 5 5 9 10 13 14-1 3-2 4-2 5-3 4-6 7-8 11-44 56-81 116-105 184-14 38-21 77-27 117-6 36-3 71 6 106 4 15 11 29 17 43 4 6 10 12 16 18 9 8 20 9 31 4 6-3 12-8 17-12 4-2 7-5 12-9 3 7 6 13 8 19 24 59 62 107 114 144 12 9 24 16 39 19 3 1 6 3 9 5-5 16-10 31-16 46-21 64-35 130-41 197-5 59-2 119 9 177 11 54 28 106 56 154 23 40 53 75 89 105 18 15 40 24 63 28 27 5 44-13 37-40-1-7-6-14-8-22-6-16-11-32-15-48-3-9-2-17 6-26 3 7 5 13 7 19 8 27 22 51 38 74 48 68 110 117 187 151 65 29 134 43 202 60 31 8 62 14 92 23 22 6 43 15 70 13-3 5-5 7-6 9-11 12-24 20-38 26-32 12-65 22-100 22-7 0-15 0-22 0-26 1-50 10-72 22-26 15-35 41-23 68 3 6 6 12 10 18 1 3 3 7 6 13-23-5-41-11-59-18-29-11-58-17-88-15-38 2-65 23-74 61-3 14-4 29-2 43 7 47 28 88 62 121 36 37 80 63 130 78 52 16 105 16 158 15 43-1 85-7 127-14 2-1 5 1 8 1-1 8-3 15-4 22-2 24 7 39 29 48 18 8 36 9 54 5 21-5 42-14 61-25 52-30 93-72 130-119 12-16 21-34 27-53 4-13 8-26 12-39 11-33 12-68 12-102 0-22 1-44 3-66 1-3 3-6 4-10 5 1 9 1 13 3 25 10 50 20 75 32 32 15 63 33 90 58 33 29 51 67 54 111 2 26-4 51-12 75-6 19-13 37-18 56-8 30-6 59 16 83 28 28 63 42 102 30 74-22 126-69 148-145 2-9 5-18 8-27 8-26 11-51 8-78-1-11-2-22-3-34 15 13 17 15 23 30 10 21 19 42 29 64 8 16 16 32 28 46 20 23 55 23 73-6 9-15 13-32 14-50 0-26-4-51-11-75-1-4-1-7-1-13 6 4 9 7 13 9 22 14 43 29 66 42 17 10 36 13 54 2 12-7 25-14 38-18 17-4 29-16 40-28 14-14 28-28 42-41 3-3 6-7 11-5-2 6-4 11-6 17-10 31-19 63-21 96-1 24 1 48 17 69 18 23 46 25 66 3 10-10 18-21 24-34 12-24 23-49 34-73 6-15 14-27 26-38-1 15-2 30-4 44-2 23 1 45 7 67 3 9 6 18 8 27 21 77 72 125 146 148 37 12 71 1 99-24 23-19 31-45 25-75-2-13-6-26-10-38-5-17-11-33-16-50-8-28-10-56-2-84 11-44 37-77 74-103 42-28 87-50 134-68 3-1 6 0 9 0 7 79 12 155 45 229 28 62 73 118 134 148 49 25 107 32 160 20 4-1 8-2 11-4 11-8 4-27-7-35-10-9-25-15-30-28-2-3-2-6 0-9 2-4 9-3 14-2 35 10 66 26 105 26 40 5 80 1 120 0 14-1 28-4 41-6 47-10 89-31 128-60 34-26 58-59 76-98 9-20 14-41 14-63 1-53-29-90-86-89-27 0-53 5-79 15-15 6-30 10-46 15-3 1-7 1-13 2 6-10 10-18 14-25 15-31 6-58-24-74-23-13-48-21-75-21-26 1-52-3-78-9-35-9-66-25-90-54-15-18-27-39-38-59-4-6-6-13-5-21 2-15 3-30 7-45 2-10 7-20 14-27 14-17 30-34 47-49 34-32 75-53 116-73 23-10 46-18 71-23 51-11 100-25 149-43 65-25 125-57 174-108 26-28 54-55 71-91 34-68 52-139 44-216-3-35-8-69-21-102-5-12-12-23-12-35-1-12 6-24 9-36 1-3 3-6 4-10 2 2 3 2 4 4s2 5 3 8c16 56 24 114 24 173 0 53-2 106-9 160-1 6 0 13 0 20 4 0 5-2 6-4 23-52 38-106 41-162 2-51-2-101-13-151-8-36-18-72-42-103 1-4 2-8 4-13 2 4 4 5 5 7 14 36 30 71 43 108 20 56 32 114 33 173 1 33 1 66 2 99 0 10-1 20 4 30 9-4 10-12 13-20 19-52 25-106 19-162-5-42-14-83-27-123-1-5-1-10-2-15 8 2 14 3 21 5 2 4 4 8 5 12 5 18 11 36 16 54 16 54 26 108 31 164 5 52 4 105-4 157-8 53-22 104-47 152-20 39-46 73-81 99-9 7-19 12-29 16-3 2-8 0-13 0 3-10 5-17 7-25 3-15 7-30 8-45 0-11-1-22-5-32-8-21-29-24-44-8-4 4-7 10-10 15-4 6-7 13-10 19-32 70-81 125-147 164-23 13-48 25-73 35-35 14-71 25-107 39-33 13-68 20-104 23-34 3-67 13-99 24-14 4-27 13-35 25-8 10-5 19 8 21 7 1 16 0 23 0 6-1 12-4 17-5 57-15 114-30 171-45 1 0 2 0 3 0 44-6 86-21 127-38 67-26 125-63 172-117 32-37 61-75 74-123 1-4 3-7 5-12 2 4 5 7 5 9 0 10 0 21-2 31-4 13-9 26-14 39-3 8-7 16-9 24-3 16 5 28 20 33 7 2 14 3 21 1 25-6 47-15 66-32 42-36 75-78 99-128 43-92 57-191 51-292-5-77-22-152-47-225-4-11-9-23-12-33 13-7 25-13 36-21 16-11 30-24 44-37 17-16 32-34 43-55 11-20 20-40 30-60 2-4 4-7 8-14 5 6 8 11 11 14 19 18 41 17 56-4 7-10 12-20 17-31 14-32 17-67 15-101-3-45-12-90-26-133-22-67-58-126-99-182-5-6-9-12-14-18 4-5 8-10 12-14 51-50 105-97 169-131 17-9 34-20 52-29 13-7 27-13 41-19 31-14 65-18 98-22 25-3 50 2 73 13 35 17 48 41 43 78-2 14-9 26-19 36-21 24-32 53-32 84-1 35 10 65 43 83 9 5 17 11 26 15 27 13 54 19 83 13 37-8 68-26 95-51 30-28 49-62 63-99 8-22 15-44 22-67 6-18 10-38 10-58-1-12-3-25-1-37 4-28-5-53-19-77-24-43-55-79-94-109-25-19-50-37-81-46-8-2-15-6-22-9s-14-5-21-7c-8-1-15-1-26-3 30-25 60-42 94-50 7-2 15-3 22-3 47 4 89 19 122 56 32 37 71 65 117 83 35 13 72 15 107 2 29-10 54-26 76-47 18-18 34-36 43-60 18-45 26-91 26-139 0-41-9-80-24-118zM5040 4082c-20 7-39 12-53 30-5 5-12 9-21 11 4-3 7-7 10-10 42-39 89-68 143-87 6-2 13-4 19-6 20-7 39-8 60-7 27 2 54 7 80 11 24 3 46 9 67 21 23 14 48 24 70 40 2 1 4 0 8 1 0-4 0-8-1-11-7-12-17-22-29-29-14-8-29-17-43-26-22-13-47-18-71-22-26-4-52-7-78-9-41-3-81 1-119 16-30 12-58 27-84 47-8 6-16 12-24 19 14-22 35-37 56-51 6-5 13-9 19-14 2-1 3-3 4-5 0-1-1-3-2-5-27 4-47 21-72 33 2-1 3-3 5-5 51-45 111-66 178-68 70-3 136 10 201 35 35 14 65 33 90 60 13 14 25 27 37 41 6 7 12 15 16 24 14 38 30 76 38 116 10 45 12 90 2 135-4 17-11 33-17 49-1 4-4 8-7 11-7 8-21 7-26-2-7-13-9-26-10-40-1-27-2-53-9-79-6-24-15-47-27-69-2-4-5-9-8-12s-8-2-11-3c-5 8-2 15-2 23 1 14 0 29-6 42-5 11-11 14-23 13-15-2-29-7-38-22-7-14-16-27-22-41-16-37-45-64-76-89-6-5-13-8-22-7-10 2-15 9-12 19 3 13 6 26 5 39-1 17-15 26-30 19-12-5-22-11-33-17-32-17-66-23-102-19-8 1-17 5-24 9-20 11-39 23-58 35-6 3-11 6-17 9 10-20 22-38 40-51 13-8 26-16 38-25 7-4 16-6 19-15-3-8-9-7-14-5-14 6-29 12-42 20-17 10-33 22-52 34 23-51 61-83 107-108-12-5-17-6-27-3zM5438 4388c-9-12-15-19-21-28 6-3 12-5 19-9 1 12 1 22 2 37zM5059 4382c-19 14-32 1-50-5 19-3 33 2 50 5zM4949 4483c0 4 0 8 0 11-8 36 2 68 18 99 28 52 73 83 127 103 5 2 11 4 16 5 0 1 1 1 1 2-12 4-24-8-36-1-11 5-22 12-35 19-22-8-44-21-60-42-26-33-39-70-41-111-1-24-5-48-7-72-1-6-1-11-1-19 7 2 12 4 18 6zM5087 5252c7-17 17-28 32-35 10-5 19-13 28-20 4-2 7-5 14-10-12 25-46 54-74 65zM5104 5267c-6 7-12 12-21 12 7-4 14-8 21-12zM5132 5251c14-14 29-26 40-41 12-15 20-32 31-50-2 33-37 76-71 91zM5139 5271c-1 8-6 11-13 9 4-3 9-6 13-9zM5123 5187c-2 1-4 2-6 4 0 0-1 0-3 0-1-17 5-35-4-51-8-15-17-29-27-46 3-154-74-207-167-236v-15c2 0 4-1 5 0 19 11 38 22 57 33 15 8 31 15 47 23 9 5 17 10 27 14 13 7 23 16 25 33 2 9 9 15 16 20 14 9 27 17 41 25 17 10 35 19 46 36 4 6 6 11 6 18-2 56-21 104-63 142zM5082 5303c-27 20-61 23-91 39 26-23 58-32 91-39zM5032 5296c7-9 15-8 23-8-5 6-13 7-23 8zM5056 5288c8-5 16-8 26-9-8 6-16 10-26 9zM4951 4940c-4-3-7-5-11-8 6 0 10 1 11 8zM4927 4749c-8 1-14-2-16-14 7 6 12 10 16 14zM4915 4683c13 26 34 45 52 67-18-12-36-24-50-40-8-8-5-17-2-27zM4913 4766c12 6 21 15 29 24-11-3-22-7-30-17-1-1 1-4 1-7zM4932 5013c-5-3-15 0-17-11 9 0 12 7 17 11zM4942 4675c3 6 7 12 11 17 7 9 15 17 23 26-1 1-3 2-4 3-5-5-12-9-17-15-12-15-23-30-34-46-10-14-8-30-4-46 6 1 5 6 7 10 6 17 12 34 18 51zM5401 3516c3-7 6-12 10-19 18 4 35 9 53 12 39 6 78 13 118 11 6 0 13-1 19-3 5-1 10-5 8-11-2-4-6-6-10-8-2-1-5 0-8-1-59-2-116-15-171-35-1-1-2-2-5-3 1-5 1-10 2-17 11 3 21 6 31 8 30 6 60 5 91 1 45-7 89-16 132-32 8-3 17-8 25-12 4-2 7-6 9-9 1-4 1-9 0-12-1-2-7-3-10-2-9 2-17 6-25 8-35 9-70 16-106 19-21 1-42 3-63 3-20 0-49-7-70-15-2-5-1-9 5-10s13 0 19 0c85 1 159-26 225-78 17-13 31-29 45-44 8-8 13-18 15-29 1-8 2-15-8-20-53 57-118 95-192 115-31 9-61 13-96 9 7-21 12-41 18-61 13-2 25-5 37-6 64-6 124-26 180-58 26-15 49-34 68-58 39-51 67-106 80-169 4-24 5-49 6-74 2-32 2-64 4-96 3-37 13-72 30-105 17-31 41-55 72-71 7-3 13-6 21-3 10 4 22 4 32 6 12 2 22 8 31 17 15 16 25 35 32 56 18 56 26 114 22 173-3 39-5 79-13 118-4 23-8 47-15 70-13 44-38 82-70 116-29 30-61 56-96 79-13 10-27 18-39 28-11 8-21 16-30 26-20 23-25 51-13 80 11 27 34 41 63 44 15 1 30-1 45-2 26-2 51-9 77-7 16 2 31 7 45 14 9 4 15 11 17 21 8 33 7 64-10 94-28 49-67 85-119 108-37 16-75 25-115 20-40-4-80-12-118-23-19-6-39-9-58-13-21-3-39 4-55 17-10 8-15 20-15 32 0 15 2 30 3 44 1 3 2 6 3 8 5 26-5 42-30 52-19 7-39 7-60 6-34-3-65-15-94-34-29-18-57-37-85-57-42-29-83-58-127-83-59-32-123-47-190-39-12 1-23 4-34 6-4 1-9 1-15 2 2-5 2-9 4-10 19-12 38-23 56-35 7-4 14-7 23-6 5 0 10 0 15-1 50-11 99-2 146 15 56 21 109 50 159 84 9 6 20 11 30 17 5 4 11 8 16 11 14 10 27 20 41 29 6 4 13 6 20 8 5 1 9-4 8-8 0-3-1-7-3-10s-4-6-7-8c-56-50-111-100-176-138-32-20-66-36-107-47 13 0 22-1 30 0 29 5 57 11 86 17 60 11 116 35 168 65 17 10 33 20 49 30 8 4 16 7 24 10 8 2 14-5 10-12-4-6-8-12-14-17-27-19-54-39-83-57-26-17-52-32-81-43-2-1-5-3-10-7 25 2 46 9 68 9zM5486 2769c-4-4-8-7-13-11 8 1 13 3 13 11zM5476 2789c-11-1-18-2-24-3-15-20-36-31-55-45-8-6-16-13-25-19 2 0 4 0 6 1 33 18 64 40 98 66zM5552 2312c-5 5-8 13-16 14-15 2-30 6-45 8-9 2-17 4-25 11 3 3 5 6 8 7 12 4 24 7 36 4 6-2 13-2 20-3-1 8-5 11-10 12-26 5-51 7-76 2-20-3-39-7-59-9-6-1-12-3-20 2 4 4 7 8 11 10 17 10 36 15 54 18 26 3 52 8 79 2-2 14-33 91-50 122-25 12-53 11-79 15-8 1-16-1-24-2-21-3-30-2-49 5 4 3 6 6 10 8 9 3 18 6 27 8 17 4 34 7 51 9 13 2 25 4 38 6-22 16-46 23-76 14 3 7 3 11 5 13 8 8 19 10 30 11 9 0 17 0 28 0-6 17-15 29-24 43-5-2-10-3-14-6-26-15-51-30-78-44-26-14-52-26-79-38-71-30-139-64-201-110-13-10-26-19-35-34 9-12 20-14 30-17 18-4 36-6 54-9 5-1 9-4 14-6-13-12-31-17-57-12-19 4-39 8-54 21-6-3-8-7-6-13 13-29 34-50 65-61 36-13 72-16 110-9 25 4 49 11 74 19 6 2 13 7 20 1 1-8-5-12-11-15-13-6-27-13-42-17-44-13-90-18-136-14-26 2-48 12-68 28-5 4-10 9-15 14 4-24 21-49 40-60 33-17 68-26 106-22 19 2 39 4 59 5 27 2 53 8 79 17 30 9 59 20 89 30 27 8 54 17 81 25 17 5 34 5 50 1 29-7 59-8 87-25 3 10-2 16-6 21zM5356 2714c-77-43-154-85-235-121-47-21-91-49-131-82-3-2-6-6-8-9 4 2 9 4 12 7 32 22 66 39 101 56 75 36 150 72 219 118 15 9 30 18 45 27 4 3 8 7 12 11-5-2-10-4-15-7zM5370 2832c-7 3-14 3-20 0zM5028 2682c-13-9-26-18-39-27-3-2-5-5-7-7 1-1 2-2 2-3 3 2 6 3 9 5 9 6 19 13 29 19 26 18 53 32 83 43 26 10 51 21 76 33-11 2-21 3-32-2-41-19-83-35-121-61zM5126 2761c-16-3-25-10-41-15 16 0 21 2 41 15zM4993 2728c-2-2-2-6-3-12 31 20 60 37 90 55-8 4-13 3-19 0-22-15-45-29-68-43zM5027 2773c0 2-1 3-2 5-12-7-23-14-34-21 15 0 24 12 36 16zM4979 2608c11 6 21 14 29 23-11-6-23-11-29-23zM5041 2655c1-1 2-3 3-2 4 2 9 5 13 8l1 1c-1 1-2 1-3 2-4-3-9-6-14-9zM5098 2656c-39-19-76-41-109-68-4-4-8-8-11-14 6 4 12 7 18 11 31 22 64 40 98 57 75 35 148 72 222 108 7 4 14 8 21 12l-1 2c-6-2-13-3-18-6-71-39-147-68-220-102zM4973 2526c41 37 87 67 136 91 4 2 8 5 12 8-12-1-21-8-32-13-38-17-72-40-106-64-5-3-9-7-13-12-2-2-1-6-2-10 3 0 5 0 5 0zM4962 2485c7 5 15 8 19 17-9-3-15-9-19-17zM5122 2625c4 1 8 1 12 3 35 17 71 35 106 52 1 1 3 3 6 5-4-1-6 0-8-1-36-17-71-34-107-52-3-1-6-4-9-7zM4963 1769c-2-1-5-2-7-3-2-2-3-4-3-8 3 4 7 7 10 11zM4960 1731c9 3 14 6 17 11 23 13 46 25 69 38 9 5 19 11 30 18-4 0-6 1-7 0-29-16-59-33-88-50-2-1-3-3-4-5-7-1-11-5-17-12zM4958 1886c-8-1-13-3-12-11 4 4 7 7 12 11zM5053 1986c-45-4-98-28-126-63 40 25 82 44 126 63zM5135 1924c25 7 51 11 76 17 10 2 21 3 30 5 26 8 52 15 78 23 24 8 47 17 61 40-11-6-22-12-32-18-30-16-61-27-94-34-41-8-82-16-122-26-27-7-53-17-78-26-29-11-53-28-77-46-1-1-1-3-2-4 6 0 11 4 16 7 45 26 93 47 144 62zM4991 1830c19 7 32 18 48 24 16 7 32 14 48 20 17 6 33 12 50 17s34 7 51 11 34 9 50 15c-4 0-9 1-13 0-31-7-62-14-93-21-50-11-96-31-137-60-1-1-2-2-4-6zM5545 2232c2 9 4 18-1 29-7-9-5-18-7-25-2-9-3-18-5-26s-4-16-6-23c-3-9-6-17-9-25s-7-16-10-24c-4-8-8-16-12-24s-8-15-12-23c-4-7-9-15-14-22-4-7-9-13-14-20-5-6-11-13-17-20-6-6-12-12-21-22 29 12 43 32 55 53 33 53 59 110 73 172zM5525 2089c15 13 20 24 25 48-9-18-17-33-25-48zM5498 2237c0 3 0 6 0 9-10-33-19-64-34-94-14-29-31-57-47-86 12 6 25 16 33 29 24 41 43 85 48 133 1 3 0 6 0 9zM5462 2227c-15-47-32-87-54-125 27 22 53 81 54 125zM5435 2248c-12-48-30-91-55-134 31 22 59 91 55 134zM5402 2229c0 1-1 3-1 7-10-21-17-41-27-60s-23-37-36-54-29-32-46-51c16 5 27 8 36 17 14 13 27 27 37 44 16 31 28 63 37 97zM5245 2177c-11-8-22-14-34-20-11-7-23-14-38-22 34 5 89 41 107 69-14-11-24-20-35-27zM5254 2215c-24-7-41-24-60-39 24 8 45 20 60 39zM5220 2004c38 6 74 15 108 40-5 0-8 0-9-1-30-14-59-29-91-35-3-1-6-3-8-4zM5260 2118c1-1 2-1 2-1 19 7 38 15 51 31 25 28 40 61 48 97 1 1-1 2-1 4-41-82-62-95-100-131zM5148 2038c-44-3-87-12-127-30 43 10 85 20 127 30zM5156 2184c-16 5-23-3-29-14 9 5 18 9 29 14zM5058 2189c-6 0-9 2-11 1-17-6-33-12-49-18 21 1 39 7 60 17zM5350 1883c42 21 83 43 118 75 12 11 23 22 33 35 15 18 30 38 44 56 16 21 29 42 35 68 3 12 10 22 8 35-3-6-6-12-8-19-36-86-94-154-171-206-23-15-46-30-69-46 3 0 7 1 10 2zM5145 1855c31 9 63 16 95 25 55 16 109 35 159 66 9 6 18 13 29 21-8 3-9-2-12-4-39-27-82-45-127-59-45-13-91-23-137-34-62-15-118-43-169-81-7-6-13-13-19-19 6 3 13 5 19 9 52 30 104 59 162 76zM4935 842c-4-6-6-13-8-20-1-2 1-5 3-10 8 14 14 26 22 38 5 8 12 16 19 24 28 29 63 52 97 74 7 5 14 11 20 17 13 15 30 26 47 35 21 12 42 24 62 37 21 15 37 33 42 60 0 1 0 2-1 6-3-4-5-7-8-10-25-33-55-60-91-81-61-36-121-75-169-128-12-14-24-28-35-42zM5162 1083c21 7 49 36 58 62-20-21-39-42-58-62zM5197 1175c-3 0-4 0-5 0-3-5-7-8-7-19 5 9 8 13 12 19zM5103 1202c-10-10-22-18-32-26 26 12 50 28 69 50-2 3-4 5-6 7-11-11-21-22-31-31zM5113 1236c-7-8-16-18-20-22 9 4 12 7 20 22zM5092 1267c-2-1-4-1-6-3-6-6-11-12-17-18 10 4 19 9 23 21zM5124 1188c15 7 20 11 31 28-3-1-5-2-6-3-9-8-17-17-25-25zM5075 1135c37 6 82 39 95 71-28-33-61-52-95-71zM5150 1156c-12-10-26-19-39-28-13-8-28-10-43-23 52 14 89 40 113 84-11-11-20-23-31-33zM5041 1069c15 1 27 9 38 17-14-2-26-9-38-17zM5059 1214c-9-8-19-15-28-23-2-1-4-4-7-7 13 3 16 6 35 30zM5220 1106c-3-3-7-6-10-8 1-2 2-3 3-4l9 10c-1 1-1 2-2 2zM4942 889c-2-2-2-4-4-6 6-2 7 2 9 4 35 38 73 74 118 100 30 17 59 36 87 54 18 11 33 24 46 41-38-28-78-50-117-74-48-32-93-68-133-111-2-2-4-5-6-8zM4949 919c36 42 79 72 124 105-41-12-122-71-124-105zM4992 1010c-7-5-14-11-17-23 8 6 15 11 22 16 30 18 60 37 90 55 17 11 35 20 52 31 12 7 22 17 33 25-1 1-2 2-3 4-34-30-75-47-114-68-22-12-42-26-63-40zM4899 1508c8-38 26-71 59-94 14-10 28-20 41-33 9-9 21-16 31-23 7-4 15-8 21-12 48-37 96-75 144-113 14-11 26-25 40-37 5-4 9-12 18-13-2 18-5 35-6 53-7 68-16 134-18 202-1 31-4 62-7 93-1 9-3 18-6 26-6 21-15 41-37 52-4 2-8 6-12 9-19 16-39 30-63 39-15 5-26 16-35 29-5 7-10 15-16 24-15-7-31-12-42-27-4-5-11-9-17-13-12-10-25-20-37-31-23-20-25-45-7-70 14-18 30-34 48-48 23-18 46-36 69-55 5-4 10-10 15-15 2-3 1-7 3-14-9 2-14 2-18 4-9 5-19 10-27 16-32 25-64 50-96 76-1 0-3 1-6 3 2-13 8-23 15-31 9-8 18-16 27-23 7-7 14-12 21-19 2-2 3-6 4-9-7-4-12 0-17 3-29 18-57 38-79 65-2 3-6 6-9 9-5-9-2-16-1-23zM4918 1884c0 1 0 1-1 1-5-5-11-11-16-16 0-1 1-1 2-1 5 5 10 11 15 16zM4928 2046c-22-12-22-12-30-24 35 18 67 35 100 53-13 1-23-7-34-12-12-5-24-10-36-17zM4951 2422c15 16 29 32 43 46 15 14 31 26 47 40-32-14-58-32-81-56-7-9-9-18-9-30zM4778 2885c2 1 3 3 7 5-24 11-47 22-70 32-6 2-13 1-20 0-10-1-20-3-30-4-58-8-115-6-172 3-13 3-26 4-41 6 10-9 18-15 30-17 27-5 54-11 81-17 8-2 16-3 23-5 3-1 4-4 6-6-4-7-10-7-15-7-17 0-33 1-49 2-10 1-21 2-32 1-2-8 0-14 8-15 13-3 26-4 39-7 81-15 160-3 235 29zM4407 3017c-15 6-30 13-50 21 4-5 5-7 6-8 47-30 96-56 148-74 13-4 26-6 39-8 37-8 76-9 114-4-24 12-45 31-75 28-63 6-124 19-182 45zM4540 3008c-4 3-6 5-8 6-29 14-56 29-85 40-16 7-33 12-48 20-9 5-18 10-27 15-3 2-6 3-10 4 65-48 118-74 178-85zM4355 2971c-5 3-8 1-10-7 26-15 49-36 83-31-25 13-49 25-73 38zM4376 2695c-10-3-21-5-32-7-5-1-11-2-17-2-16 2-31 5-47 8-7 1-14 2-22-2 8-30 24-55 51-71 3-2 8-3 12-4 28-2 54 4 79 14 9 3 16 9 22 17 13 15 25 30 37 46 19 25 40 49 64 69 17 14 35 26 53 39-24 5-48 9-74 14-2-7-3-15-7-21-25-50-65-83-119-100zM4252 2148c3-1 7-4 11-5 38-8 76-16 115-13 44 4 89 3 132 17 21 8 42 16 62 26 39 19 69 49 93 85 6 9 11 19 13 32-5-1-8-1-11-2-29-10-58-19-87-28-35-11-71-10-106-3-13 3-26 6-43 10 11 3 17 5 23 6 19 2 38 4 57 6 34 3 67 11 99 26 40 19 77 43 112 71 16 13 30 29 39 47 17 36 32 72 48 108 2 5 4 10 4 15 4 29 9 58 6 87-2 24-10 46-21 66-5 9-12 17-20 23-52 35-108 53-172 47-7 0-14-2-20-7-9-8-18-15-26-23-28-32-55-64-84-97 16 2 32 11 47 25 6 6 12 13 18 19 3 4 7 6 14 3 4-9-2-15-6-22-13-18-28-33-48-44-7-4-13-8-20-14 4 1 7 1 10 3 35 14 62 38 80 72 1 2 2 4 3 5 5 9 9 12 13 9 6-4 5-10 3-16-6-19-13-38-29-51s-33-25-50-38c-5-3-9-6-17-12 17 3 28 8 38 15 21 13 38 30 52 49 10 13 15 29 19 45 1 5 1 11 10 13 8-6 7-16 6-25-4-29-17-53-37-73-30-27-63-50-101-65-18-8-37-12-57-12s-39 0-59 3c-44 7-80 27-112 56-25 23-39 53-47 85-4 16-2 31 3 46 7 18 16 26 36 25 29-2 57-4 86-6 35-4 68 5 96 27 26 20 36 49 31 82 0 6-4 14-8 17-10 8-21 14-32 20-7 3-15 3-23 2-40-4-79-5-117 7-7 2-15 3-21 6-29 14-58 29-82 50-20 17-36 37-37 65-1 5-1 10 1 15 5 14 20 19 32 10 7-6 14-13 20-20 31-33 70-37 111-32 7 1 14 4 21 8 12 7 16 16 12 29-4 12-10 23-17 33-15 20-33 38-56 49-8 4-15 8-23 12-20 11-35 25-40 47-4 17-14 26-30 32-25 11-50 23-75 35-3 1-6 2-8 3-10-5-13-14-17-23-10-24-14-50-17-76-1-6 1-12-5-16-12 14-13 20-14 79-3-9-6-14-7-19-9-39-9-78-3-117 2-10 3-19 4-29 0-3-2-7-4-14-19 30-31 59-34 92-3 25-2 49 1 74 0 6 0 12 1 22-5-6-7-8-8-11-18-50-21-101-7-153 13-48 35-92 65-133 3-4 6-8 8-12 1-1 0-1 0-2-4-4-7 0-9 1-21 15-38 33-52 54-29 42-48 88-53 139 0 7-1 13-4 19-3-16-3-32-1-48 3-18 7-37 11-55 1-5 2-10 3-15 2-13 1-26 6-37s12-21 17-33c3-8 9-16 15-23 37-42 84-68 136-84 41-13 82-21 124-25 17-2 34 0 51 0 3 0 7 0 10 0 1-8-3-9-7-11-29-8-59-10-89-7-20 2-41 4-62 6-2-4-4-9-5-14-4-44-3-87 11-130 15-49 41-90 80-123 11-10 24-19 36-29 4-3 7-7 10-10 1-1 1-4 0-4-1-2-3-4-5-4-4 1-8 3-12 5-61 27-103 73-133 132-24 49-36 101-33 156 1 10 0 19 0 31-7 2-15 4-23 6-8-21-8-42-9-63-5-73 10-142 48-205 16-26 36-47 59-65 15-12 31-22 46-34 6-4 12-8 10-19-19 3-35 8-50 17-60 36-106 86-134 150-14 33-27 66-31 102-5 36-6 72 0 107 1 6 1 12-2 18-3-15-8-30-8-45-3-45-3-91 7-135 12-54 36-102 72-144 7-10 16-19 25-27 6-6 13-12 21-16 13-5 22-14 30-25 30-38 52-81 61-129 6-31 4-61 1-92-1-2-1-5-1-8 28-2 26-4 36-32zM4324 2930c-12 10-23 20-40 13 7-16 11-17 40-13zM3618 2747c24 18 52 29 82 36 14 3 28 4 43 5 67 5 117 37 153 93 15 26 20 55 18 85 0 5-3 9-5 17-6-15-11-28-16-40-19-46-54-76-98-95-39-17-79-28-119-38-34-9-61-28-84-53-10-12-19-26-31-38 2 4 2 8 4 12 19 41 51 68 92 88 29 13 59 24 89 34 27 9 51 22 74 38 16 11 28 26 36 44 4 9 8 19 12 28 12 29 14 59 9 91-1-5-3-9-4-13-8-72-49-120-109-156-25-15-52-25-82-28-13-2-23-7-31-18-8-10-18-18-29-27-10-9-21-17-32-25-20-15-34-35-44-57-2-6-2-14-11-17-1 3-4 6-3 9 2 32 14 60 41 79 17 12 32 25 49 37 16 13 27 31 32 51 2 5 1 10 0 15-3-6-5-13-8-19-11-21-26-38-50-46-14-5-27-10-41-16-16-6-29-17-40-30-9-11-11-25-16-38-3-6-4-14-6-23-3 3-6 5-7 8-5 10-3 20 0 30 8 27 25 48 49 61 12 7 25 11 37 15 17 5 33 13 46 24 24 21 30 49 19 77-9 23-43 35-65 20-8-6-13-13-13-24 1-8 0-15 0-27-6 5-10 7-11 10-13 26-2 56 26 67 11 4 22 6 34 1 14-7 27-14 36-28 2-2 3-5 8-11-10 30-27 44-52 46-13 1-26-1-38-6-7-2-13-7-17-13-12-15-16-33-14-51 2-32 44-52 72-36 16 8 24 40 2 50-5 2-8 6-14 10 4 3 7 7 10 8 19 3 32-9 34-28 5-38-21-67-59-65-41 3-68-19-88-51-9-14-14-30-22-45-1-3-3-6-5-9-7 1-7 6-6 10 8 48 27 89 75 108 2 0 3 1 6 3-7 9-15 18-21 26-40 8-69-9-96-39-1 6-1 9-1 12 3 12 11 21 21 28 16 11 34 20 54 19 4 0 8 1 12 1v13c-15 4-30 4-45 1-16-2-31-7-42-17s-21-22-33-35c-1 6-3 10-2 14 5 28 14 55 31 78 12 16 24 32 34 49 26 43 32 88 16 136-9 27-28 44-54 54-6 2-11 3-17 3-14 1-28 2-42 1-41 0-70-29-72-70-2-29 8-53 26-74 17-20 50-28 74-20 13 5 20 15 27 25 3 6 6 11 10 18 7-37-7-61-40-69-5-1-10-3-15-3-15-2-30-6-43-14-3-2-6-3-10-5-3 12 9 17 11 26-17 2-17 2-43-6 1 11 11 16 15 24-4 6-9 11-14 17-20-8-33-27-53-36 6 21 15 35 41 60-7 2-10-2-13-5-3-2-7-4-14-10 4 11 7 18 10 25-11-3-16-6-26-17-7-8-13-17-21-28-1 5-1 8-1 10 4 15 9 28 18 40 6 8 11 15 17 23 13 16 26 31 30 53 1 8 6 15 11 27-41-27-73-59-104-91-6 2-7 6-4 11 12 20 24 40 41 56 14 13 28 25 42 38 20 18 44 30 68 40 34 13 66 32 97 52 30 20 47 48 50 85 2 17-1 33-11 48-2 3-6 4-13 9 2-9 2-14 4-18 5-17 4-33-3-49-11-26-27-47-50-62-25-17-51-28-77-41-23-11-44-23-66-36-21-13-39-30-54-50-6-7-10-14-21-19 0 4-2 8-1 10 4 11 9 20 13 30 8 6 14 12 16 22-5-7-11-14-16-21-15-11-23-27-30-42-4-7-6-14-10-20-1-3-3-4-7-7-6 15 2 27 5 41-8 7-8 16-6 26 6 22 16 41 31 58 19 20 41 37 67 49 4 2 7 3 11 7-4-1-9-1-13-2-32-11-60-30-83-55-12-14-20-29-22-47 0-5 1-11-6-12-7 3-6 9-7 15-1 12-6 22-13 32-27 36-62 58-106 68 4-2 8-4 12-6 25-12 47-29 66-49 16-17 27-37 31-60 2-8 3-17-5-23 1-14 11-26 4-41-9 3-9 10-12 16-6 15-14 30-25 43-3 3-6 6-9 9-6 7-12 14-17 21 2-10 9-16 16-22 3-5 6-11 8-17 3-7 8-13 4-23-3 2-7 4-9 5-2 2-4 4-6 7-30 43-73 69-119 90-18 8-36 16-53 26-14 7-27 15-39 24-37 29-54 65-42 112 1 1 1 3 1 4s-1 1-2 4c-2-2-6-3-7-5-5-8-10-17-11-26-7-46 9-83 48-109 30-21 62-39 96-52 32-12 58-31 83-53 23-20 45-42 61-68 2-5 5-9 7-14 1-2 0-5 0-11-15 10-23 23-35 32-12 10-22 21-34 31s-24 19-39 27c3-6 6-12 8-18 2-4 4-8 5-12 1-17 12-29 24-40 9-13 19-27 28-41 8-12 11-25 12-39-14 17-27 36-47 48-5-10 6-15 5-23-5-2-8 2-11 4-3 3-7 6-10 8-5-5 0-6 2-8 18-17 27-30 36-54-21 9-33 28-54 36-4-5-9-10-14-16 6-8 11-15 16-23 0-1-1-2-2-2-6 2-12 5-19 7-7 1-14 1-24 1 5-9 10-17 14-25-5-4-7 0-10 1-14 8-29 13-46 15-8 1-16 3-23 5-14 4-24 13-28 26-4 12-7 25-5 42 4-5 6-7 8-10 16-34 34-43 79-32 6 1 11 4 16 8 31 28 43 63 34 102-7 28-33 50-62 52-18 1-37 2-55-1-30-6-52-25-65-53-12-28-11-57-6-87 4-23 12-44 27-63 10-13 19-27 28-40 18-23 27-50 31-78 1-3 0-7-1-12-4 2-8 3-9 5-18 36-50 46-87 48-5 0-11 0-17-1-8-1-8-2-8-15 30 1 58-8 78-32 6-6 12-14 9-25-42 36-59 41-96 36-3-3-7-8-10-12-4-4-8-9-12-14 28-12 51-28 64-55 12-24 18-48 15-67-3 3-6 5-8 7-7 15-14 31-21 46-10 21-28 35-48 46-11 6-23 10-36 7-2 0-4 0-7 0-37-1-63 29-58 66 3 19 17 30 35 27 3-1 5-4 10-8-6-4-11-7-15-10-18-13-18-38 1-49 10-6 21-8 32-7 26 4 46 32 41 58 0 1 0 1-1 2-5 39-25 53-67 52-24 0-40-13-52-41 5-1 5 4 7 5 10 16 24 25 42 30 17 5 40-4 51-20 12-16 12-38 1-53-1-2-4-2-7-3-4 6-3 13-2 19 3 21-12 32-28 35-20 5-42-7-50-26-11-30-4-57 20-77 14-12 30-20 48-25 28-7 52-21 69-45 9-12 15-26 17-42 1-9 0-19-9-26-4 14-8 26-12 39-6 23-23 38-44 49-10 5-21 10-32 13-35 11-54 21-75 71 0-5 0-11 1-16 6-20 17-37 33-50 17-13 34-26 51-39 26-19 37-46 39-78 0-2-1-4-2-6 0 0-1-1-3-2-2 2-5 5-6 7-4 8-6 15-10 22-9 16-19 30-33 41-12 9-25 18-36 28-11 9-22 18-30 29-8 10-18 15-30 16-22 3-42 10-63 19-39 18-71 44-97 79-17 24-27 50-31 79-1 7-2 14-5 21-4-27-4-54 6-80 6-15 12-31 19-46 6-14 17-26 29-35 24-17 50-31 78-40 30-10 61-21 90-35 36-17 66-42 86-78 3-6 5-12 8-18 0-1-1-3-1-5-8 11-16 21-24 32-17 24-40 40-66 53-5 3-12 5-18 6-42 11-83 22-123 39-12 5-24 12-35 19-37 23-59 58-74 98-2 5-3 11-6 19-9-18-7-35-5-51 6-46 34-78 68-107 30-25 66-34 103-36 34-3 65-10 95-24 28-13 51-32 68-58 10-16 21-33 28-52-5-2-7 2-9 4-7 11-15 22-22 33-9 14-20 27-33 38-14 12-30 19-49 22-35 5-71 10-106 17-37 8-72 22-102 47-18 15-32 33-45 51-4 6-7 11-11 16-7-1-5-6-5-10 1-33 15-60 44-79 6-4 13-8 21-11 39-17 78-32 120-39 15-3 30-5 44-13-17-1-33-5-50-2-32 5-65 8-97 15-19 3-36 11-55 17-2-4 2-7 4-10 15-22 36-38 62-47 27-10 55-14 83-17 29-4 57-10 86-16 14-2 27-6 40-10 14-5 25-12 34-24 2-3 4-6 4-10 1-1-1-4-2-5-2-1-5-2-6-1-3 1-5 3-7 5-17 19-40 27-64 29-26 2-52 2-77 4-22 2-44 5-65 10-15 3-29 10-44 15-3-3 2-5 4-8 25-29 58-44 97-46 32-1 63-5 94-10 28-5 53-15 70-40 8 9 14 18 22 25 7 8 16 13 24 19 28 24 56 47 85 70 1 1 4 2 7 3 6-20-12-32-15-50 4 1 7 1 11 2 35 13 69 26 105 35 31 8 54 30 74 53 11 12 21 26 26 45-5 3-10 6-16 9-18 10-35 22-49 36-5 5-9 10-13 15-1 3-1 8 1 10 1 2 6 3 9 2 5-2 9-5 13-8 35-24 73-41 113-51 18-5 36-8 55-7 20 1 41 1 61 2 47 5 89 22 129 46 7 4 14 9 22 14 3 2 6 4 10 5 2 1 6 0 7-2 2-2 3-6 2-8-3-5-6-10-11-14-13-11-27-21-41-32-9-5-18-10-28-16 2-5 3-10 5-14 9-20 23-37 40-52 20-18 43-30 71-37 33-9 66-22 101-33-4 17-21 30-19 50 4-1 6-1 8-2 34-28 68-55 102-83 11-9 21-18 26-31 2 1 4 1 5 2 19 25 48 34 78 38 32 4 64 7 96 10 38 3 67 22 93 54-6-1-9-2-12-3-20-11-42-16-65-18-35-4-71-6-107-9-28-2-53-9-72-31-1-1-2-3-3-3-3 0-6 0-8 2-2 0-2 4-2 5 2 4 4 8 6 12 11 13 25 20 41 24 28 7 56 13 84 18 22 4 45 5 67 9 33 6 64 14 90 36 12 11 20 21 25 36-8-4-16-9-24-11-18-5-37-9-55-13-20-3-39-5-59-9-21-4-42-1-63 2 2 1 5 3 8 4 12 3 25 6 38 8 46 9 90 25 132 46 28 15 43 39 49 69 2 8 0 16 0 24-7 1-8-6-10-9-21-32-46-59-79-78-22-13-47-21-72-26-27-6-54-10-82-14-10-2-21-4-32-5-27-5-46-22-62-42-10-13-19-27-28-40-4-5-7-12-14-15-1 1-1 2-1 2 16 35 34 68 66 91zM3884 3187c-18-26-22-58-12-91 1 15 2 30 4 45s5 30 8 46zM3809 2986c-15-21-33-39-54-54-15-11-31-21-47-32-5-2-10-5-14-5-14-1-19-9-21-21 4-4 7 0 10 1 12 4 24 8 35 12 44 15 79 41 104 80 15 24 17 52 17 80-8-21-18-42-30-61zM3829 3192c-9-13-9-13-8-27 3 10 5 16 8 27zM3650 3030c-5-3-10-6-19-10 10-9 17-15 24-21 25 17 50 33 75 49 19 13 34 30 48 48 11 14 16 31 18 49 1 12-6 22-14 31-8-8-8-18-11-26-5-16-10-31-19-44-14-22-32-40-55-52-16-8-31-16-47-24zM3668 3096c-3-4-4-7-5-10s-2-6-4-13c12 8 12 8 9 23zM3429 3251c4-8 10-11 17-7 33 20 62 43 77 80 8 20 7 40-5 66 2-67-33-109-89-139zM3492 3402c-7 0-6-5-7-8-8-41-32-71-68-92-24-14-48-28-76-45 19 0 33 0 48 0 3 1 7 1 10 3 28 15 56 32 78 56 21 25 26 54 15 86zM3456 3227c6-6 11-11 16-17 27 16 52 32 69 57 14 21 21 44 18 69-1 4-3 9-5 15-21-78-37-82-98-124zM3541 3236c-9-9-19-17-28-25-9-7-21-10-30-18 5-10 10-19 15-30 33 25 51 59 64 97-7-8-14-17-21-24zM3549 3187c-14-15-30-28-45-43v-34c4 3 8 3 10 6 21 20 42 42 56 69 9 16 13 33 15 53-13-18-23-36-36-51zM3513 3092c-14-12-20-27-28-46 5 1 8 2 11 3 36 18 65 44 88 76 15 22 22 54 18 79-1-1-3-2-3-3-19-45-51-79-86-109zM3567 3063c-12-12-27-20-43-27-24-11-48-25-70-39-16-10-26-23-37-42 17 7 31 11 42 22 10 10 22 18 33 25 23 15 46 29 69 43 33 19 57 46 66 83 3 12 3 23-3 35-2-7-5-14-7-22-10-31-28-56-50-78zM3486 2974c23-2 23-2 25 14-8-4-16-8-25-14zM3622 3070c-5-7-11-14-17-20-5-6-11-12-16-18 12-5 21-2 28 7 17 21 30 43 31 73-9-6-9-15-14-22-4-6-8-14-12-20zM3778 3044c-22-19-46-34-72-45-9-4-17-9-25-13-3-2-5-4-8-6 3-7 5-13 7-19 2 1 4 1 5 1 16 10 32 20 48 30 12 7 24 15 34 24 17 13 30 30 39 55-12-11-20-19-28-27zM3684 2941v-29c36 10 100 64 110 101-33-31-74-45-110-72zM3264 3533c-3-2-5-6-8-11 24-5 44-5 62 0-4 3-8 6-12 8 3 8 9 8 15 6 6-3 15-2 16-12 1-9-5-15-12-19-14-8-29-8-44-10-14-2-28-4-41-6-5-1-9-3-13-5-2-1-4-3-8-6 32 4 62 8 92 12 21 3 38 14 55 27 5 4 11 10 9 18-2 9-9 14-17 15-12 2-23 5-35 3-21-2-42-5-59-20zM3282 3831c-2 27-14 49-42 59-14 5-30 4-45 0-18-4-28-17-33-34-2-8-4-16-4-24-1-18-1-36-1-55 22-5 42-2 62-3s41-2 64-3c0 22 1 41-1 60zM2910 3526c2 8 10 8 16 10 5 2 11 2 14-6-4-2-8-5-14-9 23-4 42-3 64-1-3 5-4 10-7 12-8 8-18 13-30 16-21 5-42 8-63 2-2 0-4 0-6-1-10-4-19-18-6-30 13-11 28-21 45-25 14-4 28-6 43-9 19-2 38-4 59-7-3 3-5 6-8 7-11 3-23 6-34 8-13 2-26 3-39 5-7 1-14 3-21 6-6 2-11 7-13 14-1 2-1 6 0 8zM2716 3819c11-3 22-6 32-8 30-9 50-28 59-57 7-21 11-42 16-63 5-22 9-45 14-67 1-7 5-13 8-20 3-5 8-6 13-3 5 4 9 8 13 12 28 37 45 79 43 126-3 54-28 94-79 117-18 8-37 8-55 5-23-4-44-11-66-16-8-2-15-5-21-14 6-9 15-10 23-12zM2654 3774c-8-14-8-29-8-44 0-29 8-55 19-81 9-24 27-33 50-36 8-1 17-1 26-1 10 1 14 5 15 15 0 7 0 14-1 20-4 27-8 55-12 82-4 29-22 47-47 59-17 9-33 3-42-14zM2851 3478c-1 1-3 1-5 2 3-13 10-23 20-31 14-11 29-20 48-21-5 3-9 6-14 9-19 10-37 22-49 41zM2967 3461c-32 3-63 10-94 29 3-13 10-17 16-21 19-12 39-16 60-18 24-3 48-6 72-10 5-1 11-3 18-2-3 2-6 5-9 6-19 11-41 15-63 16zM2916 3427c6-1 11-2 16-4 1 1 1 2 1 3zM2952 3420h16v2c-5 0-10 0-15 0-1 0-1-1-1-2zM3016 3411c5-3 10-6 15-8 24-10 44-25 62-41 13-11 21-25 26-43-4 1-6 2-8 4-11 9-23 18-34 27-26 22-57 33-89 41-4 1-9 0-13 0-25 0-50 2-73 11-26 8-48 22-65 44-1 1-3 2-5 4-2-11 3-19 10-26 9-7 18-15 28-20 21-11 44-17 67-20 15-1 29-3 44-6 40-7 74-28 106-54 15-13 26-29 36-49 2 4 4 7 6 10 10 21 27 37 46 51 39 30 83 44 132 48 23 2 44 9 65 18 4 2 8 5 14 8-9 6-15 3-21 0-26-13-53-18-81-19-46 0-86-17-121-46-10-8-20-16-30-24-1-1-3-1-7-2 7 26 24 42 42 55 19 13 38 24 58 37-10 3-18-4-27-8s-18-8-27-14c-8-6-16-13-24-19-7-7-15-14-23-21-17 14-33 28-50 41-11 8-42 20-59 21zM3093 3225c-2 10-6 18-11 26-19 30-43 54-75 68s-65 26-98 39c-25 9-51 15-74 29 3-10 11-16 19-22 13-9 27-17 41-24 21-11 42-21 63-31 27-13 51-28 73-47 3-2 7-4 11-5-3 3-5 6-7 10 16 0 16 0 58-43zM3373 3484c-4 5-7 1-10 0-24-13-51-20-79-22-21-2-42-4-60-17 31 3 61 6 92 9 17 1 32 9 46 18 4 3 8 8 11 12zM3373 3451c5 1 8 0 10 2 9 7 14 15 15 27-8-9-15-18-25-29zM3337 3358c-33-13-65-25-97-39-33-14-57-38-76-68-5-8-8-16-12-28 43 45 43 45 59 45-2-4-4-7-6-10 3 1 7 2 10 5 27 23 58 41 91 56 23 11 46 22 68 34 12 7 22 17 33 25 2 2 4 6 5 9-24-14-50-20-75-29zM3415 3450c-15-20-15-20-17-29 17 12 19 16 17 29zM2729 3390c-15-27-14-52 1-79 16-30 42-49 71-66 6-5 12-2 17 6-27 13-50 31-67 56s-23 53-22 83zM2545 3057c-34 19-55 48-67 84-4 11-5 24-12 35-12-11-18-23-14-39 4-20 12-37 25-52 21-23 45-42 72-58 13-8 26-18 41-28 9 3 14 12 21 18-1 8-7 9-12 12-18 9-37 18-54 28zM2588 3071c-4 11-6 17-8 24-1 0-2-1-2-1-1-4-2-9-2-14 1-2 5-4 12-9zM2563 2940c-35 27-78 42-110 71 22-47 62-77 108-101 5 11 1 21 2 30zM2555 2895c-5 1-11 2-16 5-16 10-32 21-48 32-40 29-67 68-83 115-2-50 14-92 56-123 24-19 48-35 79-41 9-2 19-7 28-11 0 17-3 20-16 23zM2484 3012c12-9 25-17 38-26 14-9 29-17 44-26 2 7 5 13 7 19-9 10-21 15-32 20-27 11-51 26-72 45-9 8-17 16-28 26 9-26 24-44 43-58zM2601 3088c6-18 16-34 28-49 8-9 16-12 29-7-8 8-16 16-23 24-6 8-13 17-19 27-5 9-10 19-16 31-2-11-1-18 1-26zM2619 3130c8-33 26-59 53-77 15-10 30-18 45-28 27-17 55-33 79-55 7-7 19-9 29-14-7 18-18 33-35 42-21 11-40 25-62 35-46 21-76 56-95 101-4 10-8 20-13 29-4-11-4-22-1-33zM2734 2990c2-20 13-17 25-18-6 10-16 11-25 18zM2660 3131c24-38 57-65 98-85-2 19-9 32-22 43-28 24-54 50-73 82-5 8-9 18-14 27-1 2-2 4-4 7-1-27 1-52 15-74zM2741 3109c1 13 2 23 3 34-15 14-32 27-46 43-13 16-24 34-36 51-1-39 29-86 79-128zM2749 3163c5 11 9 20 14 30-15 10-31 18-44 30-13 11-23 25-38 40 15-40 34-74 68-100zM2703 3271c11-17 26-31 43-43 8-6 17-11 27-18 6 6 11 11 17 17-5 4-10 7-14 11-11 8-23 15-34 24-23 18-38 42-44 71-1 6-3 11-5 20-3-8-5-12-6-17-3-24 3-45 16-65zM2772 3314c21-23 47-39 74-53 5-3 10-3 15-3 13-1 26 0 42 0-4 3-6 5-8 7-24 13-49 27-73 41-31 19-51 47-60 83-1 4-2 8-3 12-1 1-2 1-3 1-2-3-4-7-5-11-6-29 0-55 21-77zM2364 3191c5-31 9-62 14-94 13 21 3 66-14 94zM2546 2489c-44-8-87-2-126 22-6 3-13 5-22 5 2-2 3-5 5-7 23-25 53-36 86-41 21-3 42-4 63-5 20-1 39 3 58 7 40 9 79 16 119 24 1 0 2 0 6 1-14 8-27 8-40 8-50 0-100-5-149-14zM2690 2522c-10 10-23 12-36 14-32 6-65 5-98 2-34-3-69-6-102 3-36 9-71 20-97 47-4 4-8 7-12 10-2 1-4 2-6 3 10-23 28-38 48-50 25-15 51-29 81-32 26-3 51-8 78-6 20 2 39 2 59 3 27 1 54 2 81 4 1 0 2 1 4 2zM2405 2438c-1 2-4 4-6 5-24 12-42 29-60 47-1 2-3 3-5 4 9-21 46-60 85-88-5 12-9 22-14 32zM2391 2474c4 11 0 19-8 28-10 11-18 24-27 36-6 7-12 13-17 20-12 14-24 27-37 42 5-37 55-107 89-126zM2319 2657c28-32 58-60 98-77 27-12 55-17 85-17 46 0 92 1 139 2-2 4-3 7-5 10-8 9-18 15-30 19-28 9-58 11-88 13-37 1-73 5-109 13s-68 24-90 56c-1 1-2 2-6 5-3-11 1-18 6-24zM2821 2514c17-10 36-14 55-10 27 5 55 9 80 21 15 7 29 15 43 23 16 8 31 18 47 26 33 17 69 20 105 16 27-4 54-11 77-29 24-19 50-35 80-43 22-6 43-11 64-14 19-4 37 1 56 10-2 20-7 38-13 56s-13 34-19 51c-4 11-12 16-22 19-19 7-37 14-55 22-45 23-82 56-107 102-29-6-58-12-88-13-30 0-59 6-87 13-2-2-3-2-4-4-26-48-66-81-115-103-15-6-30-12-45-17-10-3-16-8-20-18-14-32-26-65-32-100 0-2 0-5 0-8zM3630 2472c50-13 100-11 149 1 28 6 52 19 70 44-9 3-15-3-21-5-17-8-35-15-53-22-12-4-25-5-38-4-35 5-70 10-105 13-28 2-57 4-85 4-12 0-24 0-36-8 42-8 81-14 119-23zM3605 2442c6 0 12-1 19-1 0 1 0 1 0 2h-19zM3687 2564c15 0 30 0 46-1 63-3 117 18 163 62 10 9 19 19 29 29 5 6 9 12 10 19 0 2-2 4-3 6-2-1-4-2-5-4-22-30-52-46-87-55-36-8-72-11-109-13-26-2-52-5-78-10-16-2-32-9-43-23-2-2-4-4-7-10 30 0 57 0 84 0zM3576 2532c-7-1-13-5-20-8 3-6 8-4 12-4 46-3 92-6 138-7 34-1 68 1 101 13 29 10 56 25 79 45 9 8 18 17 25 32-11-4-17-10-22-15-14-15-31-24-49-32-39-18-79-23-120-20-30 2-60 4-90 4-18 0-36-4-54-8zM3896 2545c-14-16-25-33-38-49-5-7-4-14-2-24 5 4 10 7 14 11 22 23 42 47 59 74 8 13 14 26 16 43-18-19-34-37-49-55zM3842 2440c-5-11-9-21-14-32 28 17 73 62 87 89-24-23-45-44-73-57zM3970 2509c11 6 13 17 19 27-6 13-12 26-21 40-10-24-9-41 2-67zM4061 2394c2-16 4-32 6-48 1-10 1-21 3-36 9 37 9 70 0 104-10-5-10-12-9-20zM4176 2148c-1-4-1-9-2-13 2 4 5 8 6 12 7 26 11 51 10 78-2 34-9 67-27 96-13 21-28 40-44 60 3-18 12-33 20-48 2-3 4-6 6-9 37-54 47-112 31-176zM4165 2112c7 8 9 14 9 21-6-5-8-11-9-21zM4251 1503c-2 12-5 24-8 37-4 21-13 41-24 60-19 33-36 67-48 103-1 4-2 7-3 11-8 33-16 65-23 98-2 10-3 21-4 32-7 1-6-4-7-7-7-23-8-47-7-71 1-6 5-12 8-18 12-18 18-37 14-58-5-28 4-52 13-77 3-8 8-15 12-23 14-29 24-60 23-93-1-3-1-7 1-10 9-17 7-34 9-51 1 10 1 21 2 33 9 0 13-6 14-12 3-11 4-21 6-34 2 9 4 16 5 24 3-1 5-2 5-2 5-26 0-50-16-71-18-24-45-27-68-18-28 12-47 32-57 60-3 6-2 15-11 18-18-7-21-12-18-28 1-8 5-15 8-23s7-16 1-25c-7-9-17-7-26-6-7 2-14 5-19 10-13 12-21 28-21 46-1 22-2 43 0 64 1 14 6 28 9 43 2 7 4 15 5 23 0 12-6 18-17 19-15 2-26-5-35-14-12-12-19-26-23-42-8-31-6-61 3-91 6-16 14-32 22-48 4-8 8-15 6-24-1-10-9-16-18-13-7 1-12 5-20 8 0-4-1-7 0-10 5-13 15-23 26-32 19-17 39-32 62-41 33-14 65-15 97 0 1 0 1 1 2 3-17 2-33 5-48 13-1 1-4 1-6 1-21-3-33 11-46 27 4 0 8-1 12-1 0 1 0 3-1 3-25 21-39 49-54 77-12 25-13 52-15 79 0 5 1 5 9 13 5-1 4-5 4-8 1-8 1-16 2-24 2-35 17-66 38-92 24-30 56-52 95-59 29-6 57-1 79 21 5 4 9 8 14 11 13 10 21 23 26 38 14 49 20 100 11 151zM4095 1533c15 4 28-1 35-14 3-5 4-11 7-18 8 14 10 27 2 39-9 13-21 17-37 14-29-5-51-30-55-60-1-15-1-29 11-47 2 7 4 10 4 14-1 9-4 17-3 26 0 23 15 40 36 46zM4104 1510c4-1 7-1 8-2 5-5 9-11 14-17 0 1 1 2 1 2-3 20-11 27-26 26-17-2-31-18-29-35 0-8 3-15 5-23 11-3 23-3 28-13 5-9 8-18 12-28 26 11 35 28 33 58-12-5-21-17-35-16-8 22-8 22-21 32 3 6 7 11 10 16zM4050 1400c-1 8 0 17-1 26 0 4-2 8-3 11-3 6-6 12-9 18-11-39-4-70 21-82-3 9-6 18-8 27zM4058 1555c10 14 10 27 4 38-5 11-12 22-21 30-17 16-24 36-29 58-2 12-1 24 8 35 3 2 4 2 11-1 0-1 1-2 0-2-5-8-12-17-9-28 3-15 7-30 19-41 3-3 8-6 12-10 15-13 25-29 28-50 1-3 2-7 2-11 8 2 14 4 19 6 4 10 2 18-6 24-18 16-30 35-36 58-30 14-34 23-20 42 1-3 2-4 3-5 0-6-1-13 6-15 5-2 16 4 18 10 3 9 5 18 2 28-2 6-5 10-11 13-20 7-31 6-42-14-8-15-14-32-16-49-2-14 0-28 6-41 3-5 5-11 7-16 3-10 8-18 18-22 14-6 22-19 27-37zM4021 1781c7 13 13 29 28 37 10 5 19 13 32 13 2 0 4-1 10-3-5-4-8-6-11-7-20-5-34-17-43-37 7-3 14-5 22-8 10 19 21 37 46 36 5 22 10 42 15 65-23-14-43-27-64-39-22-13-40-31-56-52-3-4-5-8-9-16 12 4 20 8 30 11zM4084 1776c6-2 11-3 17-5 1 3 2 5 2 7 0 6 0 12 0 21-5-4-7-5-9-8-3-4-6-9-10-15zM4089 1740c1-27 9-57-18-78 4-5 8-10 12-15 25 8 36 22 38 45 0 3 0 6 0 9 1 24-6 32-32 39zM4103 1630c5-8 11-15 15-24 4-8 6-17 10-29 0 0 3-3 6-5s6-4 11-7c-8 26-15 50-23 74-5-2-12-5-19-9zM4167 1472c9 21 8 40-6 63 2-21 4-42 6-63zM4165 1378c5 1 8 1 9 2 4 6 8 12 8 23-6-9-11-16-17-25zM4175 1049c-2-32-10-61-28-88-1-1-1-4-2-6 28 18 43 74 34 117-1-7-3-15-4-23zM4203 1011c-1-5-1-9-2-13 0-1 1-1 3-3 26 59 18 114-13 167-6-1-5-6-5-9 2-9 3-19 7-27 17-37 17-76 10-115zM4227 1120c9-29 16-59 17-90 2 9 5 19 7 29 5 40 0 77-23 111-14 20-26 42-40 63-3-10 2-17 6-25 14-28 24-57 33-88zM4271 1147c-2 9-4 17-8 25-5 12-12 23-20 34-12 18-21 36-29 56-1 3-2 5-4 11-2-15 1-24 6-34 5-11 11-23 19-34 19-25 31-52 37-83 3 13 3 13-1 25zM4069 189c5 3 10 6 14 10 14 12 25 27 34 43 24 42 39 86 47 133 6 33 12 66 19 99 2 10 6 20 10 29 1 6 4 11 7 18-14-1-20-13-32-17 0 5-1 9 0 11 8 11 17 21 26 32 5 6 12 10 18 15-1 2-2 3-4 4-8-5-17-10-25-16-8-5-15-12-24-20 0 6-2 9-1 10 7 10 14 21 23 30 10 10 23 18 34 26 7 5 14 9 20 15-16-5-30-13-43-21-14-9-27-20-41-29-6 7-1 11 2 14 19 24 42 43 69 56 16 8 31 18 43 30 4 3 6 8 10 13-4 0-6 0-7-1-31-19-62-38-93-57-9-5-17-11-22-20-6-9-12-18-18-28-10-17-15-34-10-54 3-12 4-25 5-37 1-23 2-47 2-70 0-15-1-31-2-46 0-24-5-47-13-68-7-18-16-35-24-52-2-5-5-11-14-10-3 16 12 26 14 40-2 3-7 7-7 10-1 9 1 18 2 27 0 11 1 21 2 33-11-5-13-13-14-23-3-29-7-57-11-85-2-14-6-29-9-45 5 1 9 0 13 1zM4106 371c0-22-4-44-7-69 8 17 13 44 13 69 0 23 3 46-7 68 0-23 2-45 1-68zM3737 113c-6-10-7-19 3-29 3 1 8 1 12 3 42 18 81 42 114 75 40 39 72 82 93 134 19 44 41 85 71 123 13 16 27 31 40 47 3 3 6 6 10 11-20 2-31-15-49-17 1 13 9 20 16 25 8 6 17 12 26 18-15 2-29 3-39-1-12-4-23-11-34-16-5 5-3 8 0 10 9 8 17 17 27 22 21 10 42 17 65 19-16 7-33 7-50 6-22-1-40-9-56-26-5-5-9-13-19-15 0 4-1 8 1 11 5 8 11 18 18 24 26 23 56 37 91 39 7 1 14 1 22 4-3 1-5 2-8 2-14 1-29 2-43 1-40-3-69-22-88-57-5-9-10-19-15-28-8 0-10 5-8 10 11 45 38 89 91 98 13 3 26 6 39 7 8 1 16 0 24 0 6-1 13-2 19-3 7-1 13 1 18 7 3 4 8 8 12 12 13 13 27 24 44 32 31 14 55 36 77 60 18 20 26 44 31 70 2 12 7 24 1 38-3-2-6-3-9-5-4-3-8-6-12-9-29-24-29-24-39-60-13-43-42-67-86-75-38-7-77-5-115-3-11 0-22-2-33-4-14-3-28-7-42-11-21-5-34-18-41-39-18-51-21-103-15-157 5-49 10-98 1-147-8-45-22-89-49-128-10-16-23-30-35-44-6-6-13-10-20-14s-13 0-14 8c-1 4-1 8-2 12 8 9 15 17 22 24-5 14-6 14 2 25 19 26 34 55 45 85 5 12 9 25 13 37 1 6 2 11 0 18-4-12-9-24-14-36-9-20-18-40-27-60-2-6-5-12-13-14-4 8 1 13 3 19 9 22 19 44 27 67 7 18 11 38 16 57 2 6 2 12 2 19-1 0-2 0-3 0-5-15-9-29-14-44-5-17-11-34-17-52-2-5-4-11-11-13-4 5-2 11-1 16 6 24 12 48 18 72 3 17 8 34 5 52-7 1-7-4-7-8 0-21-3-41-9-61-1-3-3-6-5-9-5 9-5 9-4 29 1 10 0 20 0 30-8 0-8-6-8-11 0-18 0-36 0-55 1-40-8-79-20-118-12-38-26-74-45-109zM3363 389c4-18 14-34 33-41 12-5 22-14 32-22 10-9 15-20 11-33s-9-27-16-39c-8-14-17-28-27-42-18-26-29-56-36-87-3-14-2-30-1-45 1-10 5-20 14-25 2 0 3 0 3 1 37 57 86 103 136 148 59 53 118 104 177 156 12 11 24 20 36 30 7 6 14 12 24 20-11-1-18-2-28-3 10 21 31 23 44 39-6-1-9-2-13-4-17-6-35-13-53-20-3-1-7 0-13-1 3 6 4 10 7 12 10 7 21 13 32 20 13 8 25 16 37 28-4-2-8-3-12-5-41-21-83-39-128-48-25-5-50-4-74 2-2 1-4 2-6 4 0 0 0 1-1 3 10 4 21 5 31 6 61 5 117 24 169 56 21 12 40 27 55 46-18-10-34-23-57-32 1 6 1 10 3 12 3 4 8 7 13 11 9 9 18 17 30 29-21-3-31-21-51-22 11 18 29 28 36 48-12-4-16-17-30-18 1 5 2 9 3 12 8 14 18 27 22 43-4 2-5-2-6-3-2-3-3-5-5-8-21-34-45-66-77-91-38-30-79-54-126-63-11-3-22-3-33-3-26 2-42 16-47 41-4 17-2 33 3 51-26-1-48-5-65-26-20-25-39-50-44-82-4-19-5-37-2-55zM3357 580c29-2 58 0 88 2 27 2 54 3 81 2 21-1 34-18 30-39-1-3-2-6-3-8-3-4-6-7-11-6-5 0-8 3-7 9 1 9-6 10-13 12-3-4-6-8-9-12-10-20-1-37 21-39 6-1 12 0 18 1 67 19 124 55 163 114 20 30 37 61 56 92 5 9 11 19 19 26 13 12 22 10 34-2 2-2 3-5 6-6 8-5 9-13 8-21-3-15-2-29 3-44 2-6 4-12 8-17 8-10 22-10 30 0 1 2 2 3 2 4 25 46 67 68 113 85 5 2 10 3 15 4 1 1 2 2 5 3-24 11-47 21-71 31-26-9-35-37-53-56-5 18 4 35 37 71-6-3-9-3-12-5-5-3-10-6-15-9-8 12 5 18 5 28-2 4-6 8-9 13-4 5-10 10-12 16-8 30-22 29-41 38-23 12-46 23-71 36-11-6-26-12-39-19-15-10-26-22-34-39-8-16-18-32-27-48-11-18-26-33-43-46-7-5-13-11-19-18-19-20-38-40-57-60-14-14-31-23-48-30-24-11-48-24-74-26-18-2-35-3-53-2-6 0-12 3-20 6 4 5 6 9 9 10 12 3 23 7 34 9 29 4 55 13 81 26 31 15 55 39 81 61-8 8-22 6-25 20 3 2 6 5 10 6 5 2 10 2 15 3 28 7 52 18 68 44 12 19 24 38 36 58 2 3 3 7 5 13-10 0-19-2-27 0-23 4-43 14-58 32-19 24-34 50-36 81 0 8-1 16 6 23 2-2 4-4 5-6 3-9 8-16 15-23 4-5 7-11 10-17 20-38 52-55 95-53 14 1 28 3 41 8 9 5 20 9 31 13-5 16-10 32-15 48-2 7-3 14-4 21-1 3 1 7 2 11 9-4 12-11 14-18 3-10 9-17 15-25 18-24 39-41 67-51 12-3 21-12 33-19 2 29 6 56 20 84 2-12 3-20 4-28 2-8 3-16 4-24 2-42 21-77 50-104 16-16 35-32 59-36 4-1 7-2 10-4 23-14 48-13 73-10 79 9 145 45 199 104 19 20 31 44 36 71 6 30 11 61 9 92 0 18-2 36-4 54-1 6-3 12-5 17-5 15-11 31-20 45 1-10 1-20 2-30 7-51-2-99-24-145-18-36-44-65-80-85-2-1-5-2-8-4-31-21-66-21-101-11-19 5-38 13-58 20-19 7-35 20-49 35-23 24-39 52-50 82-9 21-22 39-38 55-2 2-3 3-5 5-14 12-32 8-39-10-2-6-3-14-5-21-2-5-4-11-7-16-7-10-17-12-26-4-14 12-28 24-40 38-28 30-64 48-101 63-7 3-13 5-19 0-2-8 4-14 7-20 6-15 14-29 18-44 3-9 2-19 1-28-1-14-10-23-23-27-12-3-21 4-28 13-5 5-8 12-12 18-15 29-36 53-61 73-20 17-41 31-62 45-23 15-48 22-74 28-7 2-14 1-21 0-8 0-10-5-8-12 5-12 9-23 15-34 15-31 14-62 6-94-4-15-7-30-10-45-5-22-5-44-1-66 5-35 26-59 56-76 3-2 6-4 10-5 18-10 22-18 18-38-3-19-12-35-27-48-31-27-66-48-106-59-10-3-20-6-29-10-24-9-49-16-74-20-5-1-10-2-16-4-2-20 6-33 17-46 29-32 66-48 108-50zM2698 430c-32-8-63-7-93 2-36 10-70 23-102 40-6 3-12 6-18 10-2-5 2-7 4-8 19-13 38-25 58-37 5-3 12-6 12-14-15-3-27 4-40 8-12 5-24 10-39 17 14-17 34-21 44-37-8-9-16 1-26-1 7-6 13-12 19-17 80-66 158-134 234-205 17-15 34-32 51-49 25-25 49-53 69-85 7 2 10 7 12 12 8 20 8 40 3 60-8 32-19 62-38 88-8 13-17 26-24 39s-12 27-17 41c-3 12 1 23 10 31 11 9 21 18 35 23 17 8 28 23 31 42 5 39-1 76-25 108-10 13-20 25-31 37-7 8-15 13-27 14-8 0-17 2-28 4 2-7 3-11 4-16 2-12 2-25-1-37-5-24-21-38-46-40-18-1-36 1-53 7-69 24-126 65-167 126-9 12-17 24-26 37 2-22 19-36 24-57-15 0-18 14-28 18-4-4-1-7 1-10 6-7 13-14 19-21 4-5 7-9 14-16-7 0-10-1-13 1-11 6-21 13-33 19 5-12 14-19 24-27 5-4 10-8 14-13 2-2 1-5 2-10-13 2-21 9-30 15-9 5-18 12-27 17 11-17 27-29 43-40 54-35 113-57 177-63 9 0 18-2 27-3 2-1 5-2 10-3-4-3-7-6-9-7zM1978 665c13-14 27-24 44-32 24-13 46-28 64-49 5-6 11-12 13-19-6-5-9-2-12 1-22 20-48 34-76 45 5-4 9-8 14-11 14-10 28-19 41-30 8-8 15-19 22-30 1-1 0-4-1-10-17 14-31 30-55 36 18-21 42-32 48-60-14 0-19 13-30 15-1-2-2-4-1-5 14-29 18-62 24-93 8-43 14-87 31-128 11-27 23-55 43-78 6-8 14-15 21-22 5-5 12-9 20-7 1 2 2 4 2 6-12 41-16 84-20 126 0 10-5 15-14 21 1-12 2-24 3-35 1-9 2-18 1-27 0-2-4-4-6-7 0-14 16-25 12-43-4 3-9 5-11 8-21 38-37 77-39 122 0 14-1 27-2 41-2 30-1 60 5 90 2 12 3 24 4 37 0 8-1 16-4 23-7 20-19 38-32 55-2 2-5 5-8 7-21 13-43 26-64 38-10 6-20 13-30 19-3 2-7 4-12 4 1-3 3-6 5-8zM2140 406c0 11 3 22 1 36-6-8-6-16-6-23-2-38-2-77 10-117 5 14-2 24-3 34 0 12-2 23-2 35-1 12 0 23 0 35zM1951 816c3-17 6-34 11-51 6-23 19-42 37-59 21-19 43-37 70-49 18-8 33-21 45-36 9-10 18-13 29-10 26 7 51 0 76-5 34-6 58-26 74-56 7-12 11-25 16-38 2-6 2-12-7-15-2 3-4 7-6 10-5 9-9 19-15 27-15 25-37 40-66 47-22 4-44 2-67 1 1-7 4-5 7-5 2-1 4 0 6 0 35-1 66-14 93-35 11-8 19-18 25-30 1-2 1-5 1-8-1-1-3-1-4-2-4 3-8 6-11 10-26 32-61 36-99 29-4-1-9-2-14-3 23-3 44-10 64-18 13-5 23-14 31-24 1-2 2-5 3-10-15 2-24 14-37 16-12 3-25 4-42 3 17-15 39-20 45-43-11-3-17 5-25 8-7 3-13 9-25 8 9-11 17-19 24-27 32-36 58-76 79-118 9-19 18-37 27-56 16-37 38-68 66-97 26-27 53-53 86-70 16-9 32-16 47-24 4-1 7-1 10-2 11 9 11 17 5 28-19 35-33 71-45 109-13 39-22 79-21 120 1 18 0 35 0 53 0 5 0 10-8 12-4-19 4-39-1-63-4 7-7 9-8 12-3 19-6 39-9 58-1 5 2 11-7 13-2-12 0-24 2-36 6-27 13-53 19-79 1-8 6-16 3-25-8-1-9 5-11 9-7 18-13 36-19 54-5 15-9 30-15 45-2-7-1-15 1-22 8-40 23-77 39-114 3-8 9-15 8-27-4 3-8 4-10 6-5 9-10 18-14 27-11 26-22 51-34 77 1-5 1-11 2-16 13-42 29-82 55-118 3-4 6-9 8-13 2-3 3-7 0-10-4-4-2-7 0-10 4-4 7-9 12-13 8-6 7-13 6-21-2-7-8-11-14-7-8 4-16 10-22 16-27 25-46 56-58 90-10 24-19 49-24 75-5 31-7 64-4 96 3 26 5 52 7 78 2 31 0 62-5 92-4 18-11 35-17 52-5 15-17 24-31 28-18 6-37 11-55 15-11 2-22 1-33 1-36-1-73-3-109 4-43 9-73 32-85 76-10 35-10 35-38 58-7 5-14 10-22 17-1-7-3-11-2-15zM1942 1091c-1 21 2 43 3 65-2 0-3 0-4 0-8-27-20-52-23-81-4-41-1-81 6-120 4-25 13-49 29-68 38-45 84-79 140-98 31-11 62-17 95-17 6 0 12 0 17 1 21 8 44 14 63 25 30 17 54 42 70 74 8 17 13 35 15 55 1 16 4 33 6 53 16-28 18-55 22-85 20 16 40 26 61 33 2 1 4 2 6 3 17 18 36 34 46 57 4 7 5 16 14 20 5-4 4-10 3-15-4-16-9-32-14-48-1-5-3-10-5-16 15-6 30-13 45-17 27-7 54-5 80 5 13 5 22 16 31 27 11 14 17 32 31 44 4 4 5 12 8 19 8-4 8-10 8-15 1-24-7-46-20-66-10-18-22-34-41-44-18-9-37-16-60-9 2-7 3-11 5-14 11-19 23-37 34-56 17-29 44-42 75-48 8-1 15-1 19-9-5-10-5-10-22-17 0-1 0-2 0-2 44-45 94-76 157-87 11-2 23-4 34-8 4-1 7-5 12-9-8-7-17-9-25-9-29-3-57 2-84 12-15 6-30 12-44 20-13 7-26 14-37 24-23 19-44 41-62 64-4 5-8 11-14 14-31 20-51 48-66 80-15 33-36 56-69 69-5 1-10 4-13 5-29-14-56-28-84-40-11-6-18-12-24-24-6-14-16-26-25-40 1-3 4-7 6-12 1-3 1-8 3-15-11 6-19 10-26 14 15-21 34-39 36-70-11 5-14 14-19 20-5 7-10 15-16 21s-14 11-20 16c-25-11-48-21-74-32 6-2 10-4 14-5 20-5 38-14 56-24 26-14 47-32 61-58 1-2 2-4 4-6 9-15 26-15 34 1 5 9 7 20 9 29 1 6 2 13 0 18-6 19 5 30 17 41 6 7 14 7 22 4 11-6 18-15 24-25 12-22 24-44 37-65 24-42 54-79 95-107 28-19 59-32 92-41 14-4 27-1 38 11 4 5 6 11 3 18s-7 14-11 21c-9-1-15-3-14-13 0-3-4-7-7-8-4-2-8 1-11 5-11 16-1 42 19 47 6 1 13 1 19 1 41-1 81-3 121-5 38-2 74 3 108 21 18 10 31 24 43 40 9 12 10 19 10 36-6 2-12 3-19 5-19 5-39 9-59 15-18 6-36 13-54 18-37 12-68 33-97 58-15 14-22 31-24 51-1 14 4 23 16 30 11 6 22 13 32 20 25 19 37 46 39 77 3 32-4 63-11 94-2 8-5 17-6 25-3 19-3 38 4 56 7 17 14 33 20 49 1 2 2 5 2 8-5 8-13 7-20 6-24-3-48-9-69-20-36-20-69-45-99-73-16-16-28-34-39-53-4-7-8-15-14-22-16-18-40-12-48 11-4 11-4 22-1 33 5 17 12 33 21 48 3 5 8 10 4 18-5 4-11 2-16 0-38-15-73-33-102-64-11-12-25-24-38-36-12-11-24-9-31 7-3 6-5 14-7 21-2 5-3 11-6 16-7 13-22 16-33 7-17-15-33-31-42-53-12-30-25-59-47-84-16-19-35-35-59-43-21-8-41-16-62-21-31-7-62-5-91 11-80 43-113 113-116 200zM2100 955c-1 9-7 15-10 22-3 8-7 15-9 23-3 8-5 16-7 25-1 8-2 16-3 24s-2 16-6 24c-4-44 2-85 35-118zM2042 1186c4 9 9 18 13 28 3 6 6 12 2 20-2-5-4-8-6-12-11-17-21-35-32-52-24-34-29-71-23-110 1-11 1-22 9-32-2 57 17 108 37 158zM2058 1163c-36-47-41-127-13-167-2 15-4 29-5 44-3 29 1 56 13 83 4 10 7 20 7 31 0 3-1 5-2 9zM1971 1122c9 31 23 60 42 86 13 18 24 37 25 65-4-7-6-11-7-14-7-19-17-36-28-52-13-19-25-39-29-63-1-7-2-14-3-22zM2081 1726c-4-16-9-33-15-48-13-27-26-54-40-80-14-24-21-49-27-74-12-53-9-106 3-159 6-23 16-42 36-55 3-2 6-5 9-7 31-28 66-28 103-14 24 9 46 24 63 43 22 24 38 53 43 86 2 13 3 27 4 40 0 2 1 5 2 8 9-2 11-9 11-15-1-33-6-66-23-95-14-22-26-46-52-63 9 1 12 1 20 1-14-17-27-27-46-27-4-1-8-1-12-2-15-5-29-9-46-14 35-16 68-16 101-1 28 12 52 30 73 53 6 6 10 14 15 21 1 2 0 5 0 10-8-4-13-7-19-9-11-4-20 3-20 14 0 7 3 15 6 22 7 16 16 32 21 48 11 31 13 62 4 93-4 16-11 30-23 41-10 10-21 17-36 14-10-2-15-7-15-18 0-7 1-14 3-21 9-25 13-50 11-76-1-11 0-21 0-32 0-19-8-34-21-47-10-11-22-13-36-11-8 1-14 9-12 18 1 7 4 14 7 20 3 8 6 17 5 26 0 7-3 12-10 15-8 5-14 4-16-6-6-22-18-41-37-55-15-12-31-20-50-19-12 1-22 4-30 12-25 22-35 50-27 83 0 0 1 0 3 1 1-4 3-8 3-11 1-4 2-8 4-13 2 17-1 35 16 47 9-11 1-24 6-36 1 19 0 37 9 54 1 3 1 7 1 10-1 32 7 61 21 89 10 19 19 39 24 61 3 11 5 21 3 32-4 27 0 51 16 73 3 3 5 8 5 12 1 27 0 54-10 83-2-6-4-8-4-11-2-23-7-45-14-67-4-14-6-30-10-44zM2184 1460c0-3 2-6 5-13 3 7 5 10 7 14 7 23 4 44-9 65-10 15-25 25-42 28-27 6-45-11-42-38 1-5 4-9 6-16 3 7 4 13 7 18 7 14 21 20 37 15 20-6 34-24 35-45 0-10-3-19-4-28zM2213 1684c-2-14-14-17-25-23-1-1-2-3-3-5-6-19-17-37-33-50-7-7-12-15-8-26 5-2 11-5 16-7 2 2 4 3 4 4 2 27 15 48 37 63 9 7 15 16 19 27 5 16 9 33-6 46 4 7 8 6 12 2 7-8 10-17 9-27-3-22-9-44-26-61-8-7-15-16-21-25-9-15-9-26-1-44 2 3 4 5 4 7 5 13 14 23 27 28 7 3 12 8 13 16 2 5 4 9 6 14 18 36 9 70-10 102-9 15-32 17-45 5-12-12-6-40 10-47 5-2 9 0 10 5 2 5 2 10 3 15 10-4 9-12 8-19zM2211 1458c-4-9-8-14-10-20-2-5-4-9-4-14-1-9 0-18-1-26s-5-16-7-25c23 11 29 33 22 85zM2149 1518c-14 4-24-2-28-16-1-3-1-7 0-11 5 7 6 16 17 18 7 0 10-7 14-14-13-11-13-11-20-33-15-1-23 11-35 16-3-29 4-42 30-59 2 3 4 6 6 9 9 26 9 26 36 34 2 6 4 13 5 20 3 16-8 32-25 36zM2120 1577c1 20 10 36 25 52-9 5-14 8-21 11-7-25-15-48-23-74 8 2 12 8 19 11zM2127 1683c3-17 14-28 35-36 4 4 8 9 12 13 0 2 0 4-1 5-15 11-17 28-18 45 0 9 2 19 3 29-23-3-33-12-33-33 0-7 0-16 2-23zM2162 1776c-4 9-9 16-20 23 1-11 1-19 2-28 7 2 12 3 18 5zM2141 1814c26-6 31-10 46-38 7 2 14 5 23 8-11 23-29 35-56 41 16 8 24 6 45-8 13-8 19-21 26-36 8-3 18-6 30-11-4 8-7 13-10 18-16 20-34 38-56 51-21 12-41 24-63 38 5-23 10-43 15-63zM2079 1470c-2 22 10 43 4 68-12-23-12-46-4-68zM2066 1400c0-9 2-17 9-23 1 1 3 2 4 3-4 7-8 13-13 20zM2035 2091c14-35 34-64 64-87 19-14 38-27 59-38 6-3 13-7 18-12 3-2 4-7 7-11-19-6-32 11-52 9 9-7 15-12 22-18 13-10 26-21 39-32 6-5 10-10 9-18-17 2-41 14-77 39 1-7 4-10 7-13 10-7 20-15 30-22 12-8 25-15 38-22 29-18 53-42 71-70 13-20 20-41 15-65-1-6-1-13 1-19 10-37 7-73-1-109-1-4-1-8-2-12 2-2 3-4 5-6 22-17 33-40 38-67 8-35 7-70-1-104-4-16-12-31-19-49 2-1 5-3 8-6 14-9 18-22 15-38-3-18-10-34-23-48-23-22-48-42-78-56-36-16-72-15-109-2-4 2-8 3-13 5-2-8-5-16-6-24-5-43-5-86 8-128 11-35 32-64 57-90 11-11 25-17 40-20 8-1 15-2 24-4 8 8 17 18 25 28 18 21 33 44 43 71 6 15 14 31 22 45 21 33 74 35 93-1 2-4 5-7 8-12 14 11 25 22 38 32 35 28 74 49 118 61 9 2 18 3 28 2 19-2 30-15 28-35-1-10-5-20-8-29-3-10-9-18-12-32 5 4 7 6 9 8 10 13 19 26 29 39 16 19 35 34 58 46 31 15 62 30 95 41 11 3 22 7 33 10 20 4 38 0 54-13 7-7 11-14 9-23-2-10-4-19-8-27-13-24-17-50-15-77 2-30 4-61 7-91 2-26 3-51-2-77-6-24-17-45-37-61-9-8-19-15-28-23-7-5-14-11-21-17 9-18 21-31 36-43 30-23 66-36 104-42 28-5 56-12 84-18 41-8 49-45 38-74-14-36-38-63-74-80-27-13-55-20-85-24 2-5 4-9 6-14 7-16 15-32 21-48 13-37 12-73-4-109-1-3-2-5-4-9 4-3 9-5 13-7 3-2 7-3 10-4 42-23 88-24 135-23 10 0 22-5 30 7 0 0 2 0 3 0 5-9 13-5 20-6 10 0 20 0 30 0 5 0 5 0 11-8 47-1 101 17 155 50-4 18-12 36-11 57 0 20 3 40 11 59 7 19 16 36 24 55-9 1-17 4-26 5-24 3-45 12-66 23-33 16-54 44-67 78-11 29-2 65 40 73 34 6 67 14 101 21 32 6 61 19 87 39 14 11 26 24 34 41-4 4-7 7-11 11-11 8-21 17-33 26-32 23-44 57-45 95-1 16 1 32 2 48 2 33 5 66 7 98 1 23-4 45-14 66-5 10-8 20-10 31-1 8 2 15 9 21 17 15 36 18 57 13 33-9 65-20 95-35 10-5 19-11 29-15 24-11 44-27 60-47 9-12 18-25 28-37 2-3 4-5 9-10-2 14-7 21-10 30s-7 18-9 27c-4 25 8 39 33 41 14 1 28-3 41-8 39-15 76-34 107-63 9-8 19-16 30-25 3 6 7 10 10 15 19 30 64 32 88 2 11-14 19-31 25-48 10-29 26-53 45-75 8-9 16-17 23-25 8 1 14 3 21 4 20 3 37 12 51 27 34 39 56 84 59 136 2 33 2 66-7 98-12-3-23-7-34-10-30-7-60-5-88 8-30 13-55 33-78 56-12 12-19 27-23 43-5 21-1 33 17 45 2 1 3 2 6 4-2 5-5 10-7 16-4 10-9 20-12 30-9 38-10 75-1 113 6 24 17 45 37 61 2 1 3 3 5 5-1 8-3 17-5 25-5 33-7 66 3 98 2 5 2 12 0 17-5 26 3 48 17 69 20 28 44 52 75 69 12 8 25 15 37 23 13 8 25 16 34 32-9-4-13-9-19-12-6-4-12-7-19-11-6-3-13-7-19-10-7-3-12-9-21-7-2 9 3 15 9 20 14 11 28 22 41 33 6 5 11 10 19 16-19 1-33-13-49-11-3 9 2 12 7 16 10 6 20 11 30 18 16 10 32 20 47 31 30 22 49 52 62 86 6 15 7 30 5 46-11 0-16-7-21-16-8-17-16-34-25-51-19-34-43-63-74-86-5-4-11-7-17-10-1-1-4-1-6-1-4 11 1 19 9 26 7 6 15 10 13 21-1 4 6 9 9 14 10 14 20 27 30 41 11 16 13 35 18 53 6 27 13 53 10 83-5-10-4-19-6-28-7-49-23-95-57-133-3-4-7-7-13-13 0 6 0 9 1 11 0 2 1 4 3 6 22 31 33 68 40 105 6 34 12 69 4 105-4 17-11 34-21 54-1-5-1-7-1-10 0-2 0-4 0-6 2-13 4-26 5-39 2-42-3-83-20-121-19-46-48-87-96-109-5-2-11-4-17-5-1-1-5 1-5 2-1 2-1 7 0 8 6 5 12 10 19 14 26 13 44 33 61 56 20 28 30 59 35 93 3 23 3 45 3 68 0 4-1 9-3 18-8-16-16-27-10-42 1-5-1-12-2-18-7-66-39-116-94-153-9-6-18-12-28-17-22-11-42-23-61-39-2-2-4-3-6-4-7 4-5 8-2 12 9 17 23 30 40 39 12 7 24 14 37 20 42 20 71 53 88 96 7 18 15 36 18 56-3-5-6-10-9-16-32-50-72-92-122-124-13-9-25-17-38-25-8-5-16-10-27-16 0 6-1 10 0 12 5 6 10 13 16 18 10 9 21 18 33 25 46 28 77 69 96 118 6 14 12 27 12 43-5-10-9-20-14-30-6-10-12-20-19-29-7-10-14-19-22-28-8-8-16-16-25-24s-18-15-27-22-16-16-28-20c-2 6 1 9 4 12 13 11 26 21 39 32 25 19 40 44 56 73-9-2-12-7-16-10-5-4-9-8-13-12-5-4-9-7-14-11-4-4-9-7-14-10-5-4-10-8-15-13-5-3-9-7-14-11-4-4-8-8-12-12s-9-9-13-12c-4-4-9-7-17-12 3 11 8 16 13 21 20 19 39 38 59 56 18 17 36 34 54 51 15 15 25 34 29 57-3-3-5-5-8-8-29-28-56-58-89-81-20-13-33-33-46-52-4-7-8-14-16-19 1 3 1 6 2 9 13 32 31 62 60 84 9 7 18 15 27 22 32 26 54 60 70 97 7 13 9 28 6 45-3-4-5-6-6-9-12-32-32-57-57-79-22-18-43-36-64-54-12-12-24-26-36-38-4-5-8-11-14-15 1 4 1 8 2 11 9 15 17 31 26 46 13 21 32 38 52 52 22 15 41 33 56 55 15 19 21 41 22 65-3-4-5-8-7-12-13-28-31-51-55-70-16-12-31-25-47-36s-29-25-41-39c-22-27-41-55-56-86-6 1-4 6-3 8 3 14 6 29 12 42 19 45 47 83 87 111 14 10 28 20 43 30 22 14 34 33 41 57 1 1 0 3-1 4 0 0-1 0-2-1-24-35-59-58-96-78-22-13-45-23-64-42 1 3 2 7 4 10 15 22 34 39 56 55 11 7 22 16 36 26-13 2-21 0-28-5-17-13-34-26-51-37-22-15-36-35-48-57-11-20-24-38-43-52-7-5-14-8-25-2 10 10 24 14 29 29-5-1-9-2-13-3-24-7-48-9-73-4-15 3-31 2-46 2-5 0-10 0-18 0 4 4 6 7 9 8 18 7 36 11 55 8 25-4 48-2 72 6 3 1 6 3 9 7-3 0-6 0-9-1-24-7-48-10-73-8-22 2-44 5-65 10-23 4-46 6-70 9-5 1-9 2-14 3-1 6 3 7 6 8 13 5 27 3 41 2 34-4 67-12 102-12 28 0 54 6 78 19 15 8 29 19 42 30 10 7 15 18 19 29-1 0-3 1-4 0-18-17-39-27-63-34-7-2-13-5-19-9-26-18-55-23-86-19-22 2-45 6-67 9-12 1-25 2-37 2-20-1-40-2-59-2-3 0-6 1-10 2 4 10 12 10 18 11 17 4 36 7 54 6 22-2 43-5 65-8 15-1 29-2 44 0-2 0-4 1-6 2-28 0-55 7-82 13-21 4-42 7-63 9-28 2-55-1-82-11-2 0-4 0-7 0 1 9 7 13 13 16 27 13 55 23 85 16 36-7 73-15 109-21 40-7 79-4 118 3 22 4 47 20 71 45-7-3-11-4-15-6-51-25-105-30-160-21-35 5-70 9-104 14-10 2-19 4-28 6-28 6-55 4-81-8-9-4-19-8-32-13 3 6 4 8 5 10 15 15 34 25 55 29 31 7 61 3 91-3 20-4 39-9 59-8-40 10-80 22-121 30-38 8-72-6-103-26-6-4-12-9-20-15 0 6-2 9-1 12 2 3 4 7 7 12-46 1-87 18-130 40 4-8 5-11 7-14 17-27 34-54 56-78 9-9 10-14 6-18-7-6-12 0-18 2-20 10-35 24-48 41-15 18-29 37-43 56-10 13-21 26-36 35-15 8-28 9-43 0s-26-21-36-35c-15-18-29-37-43-55-13-16-28-31-46-40-3-2-5-3-8-4-5-3-10-4-14 1-2 5 0 8 3 12 8 9 17 18 24 28 17 20 28 42 44 68-18-8-30-14-44-20-13-5-27-10-41-13s-29-5-43-7c3-6 5-11 10-21-9 4-14 5-17 8-21 15-44 24-68 30-13 3-26 4-39 1-35-8-70-17-104-29 11 2 23 4 34 6 24 6 47 9 72 7 29-2 55-11 76-33 2-1 2-3 5-7-5 1-7 1-10 2-9 3-19 7-28 12-22 10-45 11-69 6-48-10-97-17-147-23-51-6-100-1-147 21-5 2-10 4-14 6 14-21 46-40 73-44 48-8 96-8 144 4 25 6 51 10 77 15 30 7 58-3 84-16 6-2 10-8 18-16-8 1-11 1-14 1-31 9-61 12-93 9-34-4-67-14-101-19-12-2-24-2-36-5 16 0 32 0 48 2 35 6 71 11 106 3 9-2 19-2 27-12-5-2-8-3-11-3-19 0-39 1-59 2-24 1-48-5-72-8-29-5-59-8-88 2-7 2-15 5-20 9-13 8-27 14-42 19-20 6-37 16-55 34 5-17 12-27 22-36 25-22 53-38 86-45 6-1 13-2 19-2 27 0 54 0 81 7 18 4 38 4 56 6 10 1 19-1 28-9-4-2-6-3-9-3-16-3-32-5-48-7-9-1-19-1-28-4-27-8-54-9-82-11-18-2-36 3-54 8-4 1-8 2-16 4 8-9 16-11 23-12 21-4 41-7 61-3 20 3 38-1 56-8 2-1 4-3 11-7-9-1-13-1-17-1-19 1-37 1-56-3-21-4-43-2-63 4-5 1-10 2-15 4 5-12 5-12 25-27-8-7-12-8-20-2-10 8-19 17-28 27-6 7-12 15-16 24-15 33-41 56-71 75-9 6-18 13-27 19-7 7-16 10-28 9 4-4 6-7 9-9 9-8 19-14 28-21 20-14 37-31 51-51 2-2 4-4 5-7 1-1 0-3 0-6-4 4-8 6-12 10-9 10-21 17-33 24-19 10-37 21-55 32-22 13-40 30-55 50-2 3-4 5-8 7 5-19 10-37 27-49 15-11 30-22 46-33 38-25 67-58 89-97 12-21 20-43 25-66 0-3 0-6 0-14-10 16-16 28-23 40-16 27-36 51-57 75-5 5-11 9-17 13-15 12-31 23-46 34-28 20-48 46-62 78-2 4-4 9-7 15-2-20 4-45 16-63 14-21 30-40 50-55 11-7 22-15 32-23 17-15 31-31 40-52 2-6 6-11 10-17 4-7 9-14 10-27-4 4-7 6-8 9-16 22-35 41-56 58-20 16-39 33-59 50-21 19-36 42-47 68-1 3-3 7-4 10-1 0-2 1-4 2-2-13-2-25 3-36 15-40 38-75 72-103 13-12 27-22 40-34 22-19 43-55 50-86-4 4-6 6-8 9-5 7-9 15-14 22-14 20-29 37-50 51-29 20-52 47-77 71-3 3-6 7-12 13 2-8 2-12 4-15 7-19 17-36 32-49 16-16 33-31 50-47 19-18 39-37 58-56 5-5 10-10 13-20-26 15-41 37-62 52-21 16-41 33-64 51 2-6 3-10 5-13 14-26 31-49 56-67 9-6 17-13 25-20 5-4 9-9 12-17-3 1-6 1-8 2-10 8-19 16-29 24-39 29-70 66-92 110 0 1-1 2-2 4 0-1-1-2-1-2 18-58 46-109 99-143 14-8 26-18 39-28 6-5 11-11 16-17 2-3 2-7 4-13-7 2-11 3-14 5-34 23-70 42-101 70-39 38-60 61-88 109 2-9 3-13 4-17 7-18 13-36 21-53 16-37 42-64 78-83 14-7 29-14 43-22 16-9 30-21 40-37 3-4 6-8 1-15-3 1-7 2-9 4-17 15-37 26-57 37-18 10-36 22-53 35-49 37-69 88-76 147 0 2 0 5 0 7 2 20 2 20-9 40-2-3-3-6-3-8-3-40-1-81 12-119 16-44 42-80 84-103 7-5 14-10 21-16 2-1 2-5 1-7s-5-4-8-3c-18 5-35 14-49 27-41 38-68 83-77 139-5 35-6 70-1 105 1 5 1 10 2 16-10-12-18-28-21-46-3-14-5-28-5-42 1-35 5-71 16-105 8-23 17-45 30-66 3-4 4-9 7-13-5-4-8-1-10 1-13 14-24 30-33 47-15 31-26 63-30 98 0 7-2 14-4 20-4-27 3-54 9-80 5-17 6-36 17-51 9-14 19-26 28-40 5-8 17-13 12-26 4-4 8-8 12-12 10-10 10-9 10-28-4 1-8 2-11 4-13 10-26 19-37 30-32 30-52 67-70 106-2 4-4 8-6 12-4 8-4 8-19 13-3-16 0-32 6-47zM2285 2545c-1 9-2 17-3 28-3-2-6-3-7-5-5-11-11-22-16-33 4-10 8-20 18-27 8 11 11 23 8 37zM2177 2413c-10-33-10-55-1-100 3 29 6 56 9 82 1 8 0 15-8 18zM2101 2324c10 16 18 33 27 50 0 2 0 4 0 10-21-29-44-53-56-85-14-36-19-73-13-111 1-12 3-23 5-35 2-6 5-12 8-18-1 4-1 9-2 13-15 64-5 122 31 176zM2080 2112c1 10-2 16-7 21-1-7 1-13 7-21zM1469 2721c-8-6-15-14-19-23-18-34-23-70-21-108 3-52 27-97 47-143 4-9 9-18 14-27 10-19 25-35 43-49 31-25 64-46 99-63 35-18 71-27 110-29 24-2 47-6 71-12-4-2-8-3-12-4-23-4-46-9-69-11-31-2-61 5-90 15-23 7-45 15-68 23 0-4-2-9-1-12 3-7 6-14 10-20 24-36 54-65 92-85 47-24 96-38 149-39 21 0 41-4 61-4 35-1 69 6 102 14 3 1 5 3 7 4 10 30 11 30 36 31-1 13-2 26-3 39-4 32 2 64 11 95 12 36 32 69 56 99 8 10 17 19 31 23 4 2 9 5 12 9 22 25 48 47 65 76 17 31 32 63 39 97 10 51 14 102 6 153-1 7-3 14-6 21-3-9-1-18 0-26 9-111-25-208-101-289-19-22-44-38-69-53-6-4-12-6-18-9-9-3-18-5-26-7-6 4-5 8-2 11 4 5 9 8 14 11 16 13 33 25 48 38 46 38 73 88 89 145 15 57 14 115 4 172 0 2-1 4-3 7-9 1-17 0-24-7 10-87-12-166-65-236-34-45-76-75-115-84 0 3-2 7 0 9 3 5 8 8 13 12 29 22 57 45 77 76 39 60 54 124 46 194-1 8-3 15-4 22-12-1-23-2-33-3-11-1-21-2-31-3-29-3-58-1-87 7-3 1-6 4-11 8 4 2 6 4 8 3 47-5 93 4 139 14 27 6 53 14 79 25 38 15 69 39 97 69 7 8 12 17 15 27 2 6 4 13 8 18 9 10 10 23 12 36 2 14 6 28 10 43 8 32 11 65 5 98-2-61-20-116-54-166-16-24-34-45-60-59-4 4-2 7 1 10 5 8 11 17 17 25 33 46 53 98 60 154 4 26 2 54-5 80-3 14-8 27-12 40-1 2-3 3-6 8 0-11 0-18 1-25 6-32 4-64-2-96-4-23-15-45-27-66-1-1-3 0-5-1-5 6-3 12-2 18 2 16 5 31 6 46 5 36 0 71-10 106 0 2-2 4-3 7 0-15 1-29-1-43-1-14-2-28-12-39-7 8-6 17-7 25-2 25-8 48-17 70-4 11-10 21-21 29-5-2-12-4-17-7-23-11-46-22-69-33-9-4-14-10-16-20 0-4-2-8-3-12-7-25-22-43-45-54-26-12-51-27-69-50-8-11-16-22-22-35-9-22-2-36 21-42 42-10 82-7 116 25 7 7 13 14 20 20 8 7 16 11 26 6 9-5 14-13 13-24-1-9-2-19-7-27-9-16-19-33-35-44-24-18-50-33-77-46-21-9-43-14-66-15-25-1-51 1-76 2-9 0-18-1-26-5-8-5-16-10-24-15-10-7-13-18-13-29 2-32 12-61 41-78 28-18 59-27 94-22 26 4 54 5 81 6 20 1 28-6 35-26 7-18 7-37 1-56-13-38-34-70-69-93-40-27-83-41-132-40-42 0-80 11-115 34-18 12-36 25-53 39-20 18-34 40-40 67-2 8-2 17-1 26 0 3 4 6 6 10 9-4 9-11 11-17 14-54 51-87 102-105 0 0 1 0 3 1-7 5-14 9-21 14-13 10-27 20-40 31-16 12-24 30-31 49-2 6-1 10 2 23 3-2 7-3 9-5 3-4 5-9 7-13 20-35 49-59 87-74 2 6-3 5-5 7s-5 3-8 5c-19 10-35 25-49 42-6 8-11 15-11 25 5 6 10 4 14 0 6-6 12-13 18-19 14-13 26-20 49-28-34 38-63 78-98 112-13 12-28 18-45 18-60 3-112-16-161-49zM1890 3037c-3-1-7-2-10-3-48-22-96-42-148-52-31-5-61-11-93-11-12 1-23-2-33-8-11-6-23-11-34-17 1-3 1-4 2-4 18 0 36-1 54-1 40 0 79 5 116 18 52 18 101 44 146 78zM1819 2933c35-5 59 16 86 32-2 3-3 5-5 8-27-13-53-26-81-40zM1795 3036c37 17 71 39 103 62 17 11 33 24 49 36 0 1-1 2-2 3-2 0-4-1-6-2-80-46-164-85-246-127-2-1-2-3-4-5 37 7 73 17 106 33zM1924 2929c31-2 31-2 43 14-17 7-29-1-43-14zM1755 2792c-4 7-6 16-9 24-25-5-49-9-74-14 2-2 3-4 4-5 46-25 81-61 112-102 13-17 27-34 40-50 5-5 11-10 17-13 27-12 54-17 83-15 3 0 6 1 9 2 28 17 45 41 54 75-7 0-12 1-17 0-15-2-30-4-45-6-6-1-12-2-17-2-69 11-124 43-157 106zM1750 2865c2 3 4 7 5 11-2 1-3 3-4 3-11-1-22-2-33-3-16 0-32-1-48-1-5 0-9 3-17 6 6 4 10 7 13 7 22 5 43 9 64 14 10 2 20 3 30 6 18 4 18 4 37 18-15 2-27-3-39-5-32-5-64-8-96-7-6 0-13 0-19-1-35-1-69 4-102 12-6 1-11 2-17-1-20-9-40-18-60-27-1-1-3-3-6-6 95-46 192-51 292-26zM1282 2425c2 11 0 19-7 26-24 26-52 46-83 62-1 1-1 0-3-1 16-14 33-26 48-41 15-14 29-30 45-46zM1243 2727c-23 15-46 30-70 44-4 3-11 2-16 3 0-1 0-2 0-4 29-17 58-35 91-55-3 6-3 11-5 12zM1244 2754c-7 9-17 15-28 18 8-8 17-15 28-18zM1129 2752c-4 5-9 9-17 8 3-8 11-7 17-8 16-8 31-17 51-27-15 14-30 22-51 27zM1236 2663c-37 27-76 48-118 66-7 3-14 6-20 9-13 7-27 11-44 8 4-3 7-6 10-7 22-9 45-18 67-27 32-12 61-28 89-47 9-6 19-13 29-19 0 10-7 13-13 17zM956 2731c68-32 136-64 203-98 27-13 51-30 77-46 6-3 11-6 18-7-4 3-7 7-10 10-33 26-68 48-106 65-49 22-98 44-146 66-23 10-44 22-67 33-7 4-15 9-25 6 18-9 37-19 56-29zM893 2707c-6 3-13 6-20 7 3-2 6-5 9-7 72-49 150-89 228-128 9-5 19-9 28-13 32-13 61-31 91-48 10-9 22-15 33-23-9 11-19 20-31 26-20 17-41 33-64 45-33 16-66 31-98 48-59 31-117 62-176 93zM1187 2656c-10 11-22 16-35 19 5-4 11-7 16-10 6-3 13-6 19-9zM1231 2631c10-15 10-15 25-18-7 5-14 10-25 18zM1243 2555c-34 23-69 45-107 62s-74 36-111 53c-5 3-10 5-15 7-1-1-1-2-1-3 4-3 9-6 13-8 22-11 44-21 65-32 21-10 42-20 63-30 42-20 78-47 111-78 2-1 4-2 6-4 4 7 1 12-3 16-7 6-14 12-21 17zM1335 2028c-4 4-9 7-14 10-29 18-60 31-92 41-1 1-4 0-10 0 44-16 82-34 119-57-1 2-1 5-3 6zM953 2208c16-30 79-71 116-77-40 24-84 42-116 77zM1046 2170c-14 18-46 40-73 50 22-25 48-35 73-50zM712 2162c17-43 36-84 64-121 9-12 19-22 34-28-64 70-103 152-116 252-4-8-7-10-6-13 4-31 13-61 24-90zM694 2109c3-6 7-12 10-18-1 14-9 26-15 39 0-12 0-12 5-21zM798 1982c8-13 8-13 18-19-6 6-12 13-18 19zM757 2152c14-36 31-70 67-94-10 21-24 37-34 56s-20 39-28 59-14 41-21 61c-4-29 6-56 16-82zM826 2104c-11 22-22 42-31 63s-16 42-24 65c3-47 28-107 55-128zM847 2123c-20 42-37 84-49 129 3-48 16-93 49-129zM834 2227c7-30 18-59 32-86 9-19 22-36 38-50 10-10 23-15 37-17-51 46-88 102-110 167 1-4 2-9 3-14zM907 2049c16-21 70-44 108-45-38 10-74 26-108 45zM983 2114c-49 35-82 81-106 133 7-56 43-119 106-133zM1059 1940c-34 6-67 14-101 22-24 6-46 16-68 28-10 6-19 11-29 16-4-5 1-7 3-9 15-16 35-22 55-29 20-6 41-13 61-18 26-6 53-11 79-16 73-14 139-44 202-82 1-1 2-1 3-2-18 19-40 35-64 46-45 22-92 36-141 44zM998 1915c24-6 47-12 70-17 56-12 109-32 159-60 6-4 13-7 19-10 1 0 2 0 4 1-4 3-7 5-10 7-35 24-73 43-114 54-27 8-55 13-83 19-10 2-20 5-30 7-5 1-10 1-14 2zM1306 1925c-33 38-76 54-124 62 42-19 84-38 124-62zM1285 1880l13-12c0 1 1 2 2 2-4 4-9 8-13 12-1-1-1-1-2-2zM1082 2039c43-10 82-19 121-28-21 13-91 30-121 28zM1102 2173c-4 16-18 12-30 14 10-5 20-9 30-14zM1241 2171c-21 7-38 18-61 19 15-11 42-20 61-19zM1239 1014c-21 15-42 29-66 40-18 8-36 18-54 28-27 14-50 32-72 53-3 3-7 7-11 9 19-22 40-44 66-59 19-11 39-22 58-34 33-19 65-39 100-61-5 12-13 18-21 24zM1105 1233c-4-2-7-3-11-5 22-26 48-42 75-58-20 22-48 35-64 63zM1160 1249c-4 7-8 14-18 19 3-12 11-15 18-19zM1128 1230c-1-1-2-2-3-3 4-4 8-7 12-11 3 3 3 3-9 14zM1118 1183c-11 11-22 21-34 32 4-13 9-19 34-32zM1067 1201c11-27 47-53 99-71-16 15-37 21-52 33-17 12-32 26-47 38zM1148 1118c-36 14-66 36-89 67-1 2-3 3-5 5 6-31 63-73 116-86-6 8-14 10-22 14zM1042 1176c-1 0-2-1-3-2 2-5 5-9 8-14 2-2 5-4 10-5-5 7-10 14-15 21zM1154 1084c15-7 30-14 47-23-13 15-21 19-47 23zM1210 1177c2 12-6 14-10 17-4 5-9 8-14 12 5-12 15-18 24-29zM1018 1142c9-25 28-42 49-57 1 1 2 1 2 2v1c-17 18-34 36-51 54zM1283 933c-10 15-21 29-36 41-23 18-48 35-75 46 38-32 79-59 114-96-1 3-1 6-3 9zM1285 899c-47 50-101 92-161 127-11 7-23 14-35 22-25 16-50 32-71 54 19-26 43-47 70-64 38-24 77-48 114-73 17-11 32-25 47-39 15-13 29-28 47-45-2 10-7 14-11 18zM1037 1038c19-13 39-25 60-36 20-11 38-22 53-39 6-7 14-12 22-17 34-24 70-46 97-78 11-12 19-27 28-42 3-4 6-9 9-15 5 12 1 21-4 28-9 13-18 25-29 36-31 32-62 64-100 88-30 18-59 38-89 56-31 20-58 45-80 75-2 3-5 7-9 13 3-33 20-53 42-69zM1117 1650c-12-4-22-11-32-19-13-11-26-20-40-30-8-5-13-12-17-20-10-21-15-44-17-67-2-28-3-56-5-84-4-51-8-101-13-153-3-32-7-64-11-97 3 2 6 4 8 6 28 29 59 54 92 78 32 26 64 52 96 77 8 6 17 11 26 17 11 7 23 13 32 22 13 14 28 24 42 35 39 28 57 68 61 114 0 1-1 2-3 5-26-34-59-61-96-81-3-1-6-1-11-1 2 5 3 9 5 11 6 6 12 12 20 17 22 15 39 35 48 61-5 1-7-4-9-7-12-10-23-20-35-30-19-15-38-30-58-43-12-9-25-15-38-22-2-1-8 0-9 2-2 2-1 7 1 10 3 5 8 10 13 14 21 16 41 33 62 49 20 15 37 33 54 52 12 14 15 31 12 49-1 6-5 13-9 17-12 11-25 22-38 33-10 8-19 17-30 25s-22 14-35 22c-4-6-6-9-7-12-14-24-33-41-59-50zM1277 1726c0 9-6 10-11 12 3-4 7-8 11-12zM1265 1739c-2 2-3 5-6 6-30 18-61 35-92 53-1 1-3 0-6-1 4-2 6-4 9-6 29-17 58-33 87-50 2-1 5-2 8-2zM1051 1866c51-12 99-30 145-56 26-14 52-29 79-44 0 5-4 7-7 10-59 49-126 82-201 98-59 12-117 28-174 49-20 8-39 20-58 30-6 3-11 6-17 9 2-8 9-10 15-14 24-16 50-27 76-38 46-20 94-33 142-44zM640 2172c-1-1-1-1-2-1 2-7 3-14 5-21 6-17 11-35 18-52 6-14 14-28 24-41 17-24 36-48 55-71 16-20 36-37 56-51 35-25 74-45 114-61-4 3-9 6-13 8-40 25-80 49-116 79-59 50-102 111-130 184-4 9-7 18-11 27zM776 2513c-17-40-35-81-53-124 36 6 68 2 100-5 12-3 23-9 35-13 4-2 7-6 11-10-11-4-13-5-21-3-17 3-36 5-53 9-27 5-53 3-79-2-5-1-9-3-10-10 11-4 21 3 32 2s22-2 31-11c-3-2-5-6-8-7-11-3-24-5-36-8-1 0-2 0-4 0-24-1-39-13-47-40 7 3 11 4 15 6 31 13 64 18 97 21 14 1 26-2 39-6 55-18 109-37 164-54 36-12 74-17 112-19 19 0 39-4 59 0 23 3 45 10 66 20 20 11 38 36 42 60-6-5-10-9-15-13-22-18-46-27-74-29-48-2-94 3-138 18-14 4-26 11-38 17-5 3-8 6-6 13 6 4 12 0 18-2 26-9 53-16 81-20 38-7 75-3 111 12 28 12 47 33 58 60 1 3-1 7-2 13-28-18-56-25-87-23-9 1-18 2-25 9 0 8 5 9 10 10 19 3 37 5 56 10 10 2 21 5 29 16-2 3-5 8-8 11-8 7-16 15-25 21-35 26-72 50-112 69-36 18-72 35-109 51-29 12-57 28-86 44-21 11-43 24-65 37-11-13-19-27-26-43 21-3 42 2 58-12 2-2 3-6 6-9-16-1-29 0-43-2-13-2-24-9-35-15 18-4 36-7 54-10 11-2 23-3 34-6 14-2 27-4 39-15-7-5-14-7-21-7-6 0-12-1-18 0-24 6-48 1-72-1-13-1-27-6-41-10zM855 2729c-11 8-22 15-33 23-11 9-23 18-33 28-7 7-13 8-22 6 18-19 64-50 88-57zM773 2750c-5 4-9 7-13 10 4-8 4-8 13-10zM719 2794c-1-4 4-5 7-8 3-4 7-7 11-11 3-3 6-5 10-8 0 0 0 1 1 1-10 9-20 17-29 26zM750 2982c-9-27-19-54-28-81 5-3 9-6 13-8 22-8 42-20 66-25 18-3 37-7 56-10 13-2 27-3 41-5 12-3 24-5 33-17-4-2-7-5-11-5-9-1-17-1-26-3 19-2 38-4 57-6 34-2 68-5 103-6 19 0 39 3 58 8 49 14 98 29 147 43 3 1 6 3 10 4 33 15 67 29 100 44 10 4 19 12 28 14 12 2 22 8 33 12 10 4 20 9 30 13 10 5 20 10 30 14 58 26 113 57 168 89 53 31 106 59 158 90 54 31 111 53 169 71 6 2 12 5 18 8 37 20 74 39 111 58 26 13 51 28 77 40 60 28 120 53 184 68 75 17 149 38 223 56 22 6 45 10 69 11 16 1 31 5 47 6 13 2 27 2 40 3 4 0 8 1 13 1 13 20 29 35 54 35 16 14 18 34 26 50-34 17-92 29-124 25 10-17 33-20 38-41-3-2-6-5-9-5-5 0-11 0-17 1-52 15-96 42-127 88-48 68-41 150 16 210 18 20 39 36 62 48 13 8 26 13 41 15 17 3 30 12 40 25 7 8 13 18 20 26 16 18 35 29 59 27 14-1 26-6 35-16 8-7 6-17-5-19-6-2-12-1-18-2-6 0-13 1-19 0-8-1-15-5-21-12-4-5-6-12-3-19 10-9 24-13 37-16 78-16 140-89 138-182 0-17-4-33-11-49-8-18-18-35-28-52-3-6-8-12-13-19 5-2 9-3 13-4 8-2 16-4 24-6 21-8 35-23 42-45 1-5 3-11 4-17 14-6 25-15 33-27 6-9 12-28 12-28l114-7c0 0 18 47 42 60 1 1 2 2 3 3 10 39 12 41 56 67-1 1-2 4-3 5-11 11-17 22-6 36 2 2 2 5 2 8 6 28 6 55 4 83 0 12-7 21-18 25-29 12-58 11-87-3-8-4-12-11-13-21 0-23-1-47-3-70-1-10-3-20-5-30-12-42-42-62-86-57-8 1-16 3-24 6-18 5-29 18-34 36-3 10 0 19 6 27 8 11 15 13 28 5 6-3 13-7 19-11 13 7 17 18 19 30s2 24 1 35c0 14-8 23-22 27-5 1-10 2-15 3-16 4-27 20-25 36 0 7 3 13 9 17 6 6 11 6 19 1 4-3 7-7 12-5 4 3 9 6 11 10 3 7 6 15 7 23 1 14 1 29 1 43 0 38 5 48 38 68 37 22 77 24 118 12 13-4 26-9 39-15 15-6 29-6 44 3 6 4 14 7 21 11 16 7 30 7 42-7 13-15 27-29 40-44 5-5 10-11 8-20-17-10-37-3-57-8-1-3-3-7-3-11-4-49-7-97-10-146-1-13-1-25-1-38 0-8 0-16 2-24 1-7 5-14 8-23-3-5-7-10-12-16 4-2 8-4 12-5 21-8 32-24 40-44 2-5 3-10 5-14 4-6 8-11 12-17 25 0 42-14 55-35 6 0 13-1 19-1 26 0 51-5 76-8 26-2 52-6 78-12 55-15 111-30 167-44 41-10 84-18 124-32 16-6 31-11 45-17 34-15 67-30 99-47 17-9 35-17 52-27 17-9 34-17 51-26s35-18 52-27c6-3 12-6 18-8 45-14 89-29 131-50 12-6 23-12 34-19 3-1 6-2 7-5 6-13 19-16 29-22 35-20 70-39 105-60 78-48 161-88 245-126 8-4 16-7 24-10 4-1 8-1 13 0 2 0 6 2 6-2 2-9 10-10 17-13 68-30 137-60 211-78 29-7 57-16 87-18 4-1 7-2 11-1 23 0 45 1 68 3 32 2 64 6 96 9 1 0 3 2 4 3-14 0-29-4-44 4 5 9 13 13 21 14 15 3 30 7 46 8 26 3 52 7 77 15 22 7 43 17 65 27-2 6-3 11-5 16-8 25-18 49-26 74-11 37-22 75-32 112-2 4-3 8-4 13-1 8-6 14-13 19-13 8-27 17-40 26-23 14-46 28-69 43-5 3-10 8-14 13-10 14-8 27 7 35 21 12 42 27 67 32 2 0 4 2 7 3-3 13-6 26-11 39-3 10-7 19-10 29-4 12-8 23-11 35-2 10-3 20-4 30-1 8-1 16-2 25-10 4-20 2-30 1-18-2-36-5-55-7-90-7-177 6-262 38-43 16-86 33-128 52s-83 40-124 60c-32 17-63 34-94 51-2 1-4 3-6 3-23 2-40 17-60 26-19 9-37 20-55 31-24 13-47 27-70 41-111 62-228 110-351 141-1 1-2 1-4 2-57 19-116 33-175 48-12 4-24 6-36 9-28 5-56 12-84 17-19 3-39 6-58 9-24 4-47 8-71 12-23 3-47 5-70 7-50 6-101 11-152 17-33 4-66 10-100 13-27 3-55 5-83 5-56 2-112 4-168 4-60 0-120-1-180-4-43-3-87-6-130-16-28-6-58-7-87-10-22-2-45-4-67-7-19-2-38-4-57-6-27-3-54-6-80-10-46-7-91-14-136-22-35-5-70-10-103-20-21-6-42-10-62-15-9-2-19-4-28-7-47-14-95-28-142-42-60-18-117-42-174-67-20-8-40-18-60-27-9-5-16-14-25-17-10-3-19-7-27-12-28-16-56-32-84-48-14-8-28-16-42-24-22-12-43-24-65-36-53-27-105-55-158-82-24-12-49-22-73-34-3-1-6-2-8-3-59-22-116-50-178-63-66-14-132-20-200-12-14 2-28 4-41 5-10 1-19 0-29 0 2-17-4-32-8-48-7-26-14-53-20-80 7-7 16-8 24-11 15-6 30-11 45-18 10-4 19-10 23-22-11-10-24-9-37-8-23 4-46 7-71 11-5-14-9-26-14-40 19-10 43-11 52-34-8-9-19-9-30-7-10 3-20 5-31 8-15-39-23-80-36-120 5-5 9-10 14-15 9-9 12-21 14-34 1-11-3-18-13-22-9-3-17-5-26-7-8-2-14-6-17-15zM4427 5213c-18 11-17 34-32 47 0-4-1-6 0-8 7-26 9-52 10-78 0-14 5-23 16-28 13-7 26-12 39-16 9-3 18-3 29 3-4 33-12 65-18 102-4-8-7-12-10-17-3 4-6 9-8 13-3-3-6-5-9-8-13 17-15 38-30 52 6-19 20-38 13-62zM4454 6065c9-10 18-20 28-28 52-46 101-95 145-149 3-4 6-7 9-10 1-1 2-2 3-3 1 1 3 2 4 2-4 7-7 14-11 21-15 21-30 43-47 63-30 36-63 69-99 100-10 8-21 15-32 22-3 2-6 2-12 4 2-11 7-17 12-22zM4614 5804c4-6 6-13 16-16 1 3 3 7 2 9-5 11-10 23-17 33-17 26-36 51-54 77-3 4-7 10-15 6-1-11 3-18 8-25 10-13 20-26 29-39 10-15 20-30 31-45zM4583 5206c1-7 1-10 1-14 4-22 8-44 11-66 0-2 0-3 1-5 3-23 3-23 29-27 1 3 3 6 4 9 1 16 3 31 9 47 2 6 1 6-5 15-3-7-3-16-14-10-2 0-6-4-10-7-11 17-12 39-26 58zM4562 5194c-3-3-6-4-8-6-3 2-7 5-10 7-1-1-3-2-6-5-4 5-7 10-12 16-1-8-2-15-3-25-5 4-9 6-10 9-5 12-10 24-17 36 1-11 1-22 2-33 3-19 6-39 11-58 4-14 13-24 27-30 12-5 25-8 42-5-3 32-6 63-16 94zM4630 4402c-2 2-4 2-8 4 1-5 1-7 2-10 5-6 8-13 14-19 21-26 44-51 66-76 4-4 8-10 17-8 0 3 1 6 0 8-1 4-3 8-6 12-26 32-52 64-85 89zM4644 3810c0-18 6-27 31-42-9 20-16 33-31 42zM4687 4250c7-11 12-24 27-35 1 33-30 81-65 106 1-13 1-14 15-36 7-12 15-24 23-35zM4664 5072c11-19 26-32 47-38 17-5 33 0 46 11 23 21 35 65 20 100-3 5-8 10-14 13-10 7-27 10-51 10-14 0-34-5-45-26-12-22-18-46-3-70zM4334 5246c-10 6-11 17-16 26-4 9-6 19-17 28 2-13 3-22 5-32 2-21 5-42 7-63 2-18 11-28 27-35 14-5 28-13 43-7 6 8 4 16 3 24-2 14-4 28-6 43-2 12-5 23-20 25 0-2-2-5-4-10-17 14-12 38-28 53 4-18 14-33 6-52zM4159 6750c10-16 23-28 45-33-3 24-16 39-42 52-7-6-6-13-3-19zM4096 6771c-10 7-18 15-32 13-2-10 5-15 11-20 13-12 28-23 42-35 15-13 30-27 46-41 10-9 20-18 37-22-5 14-12 24-20 32-27 26-55 51-84 73zM4181 6086c-36 1-71-4-106-13-48-13-96-27-142-45-22-8-43-17-65-25-23-8-46-15-69-23-122-43-245-87-367-131-56-21-111-43-167-65-22-8-44-15-67-22-3-1-6-3-11-6 23-8 43-16 64-23 5-1 11 1 16 3 27 9 53 18 79 27 69 25 137 49 206 75 97 36 194 73 291 110 72 29 145 52 219 77 10 4 20 7 31 11 22 9 45 16 69 18 8 1 16 2 24 3 7 2 14 4 23 8-12-13-32-25-50-31-45-16-91-31-137-47-99-36-199-72-298-109-67-24-135-48-202-72-73-27-147-53-220-79-5-2-10-4-17-7 24-9 46-17 67-26 7-3 13 1 19 3 43 15 85 31 128 46 111 39 221 79 332 118 51 18 102 36 153 54 46 18 92 34 136 55 52 24 103 53 146 93 4 4 8 8 12 12 2 2 3 5 4 8-3 5-9 5-14 5-9 1-18 0-28 0-20 0-39-2-59-2zM2035 5605c1 8 1 16 2 30-14-9-24-16-35-23s-16-18-14-32c2-8 2-16 3-23 2-11 5-22 5-33 2-35 13-69 23-102 23-74 47-148 71-221 9-27 22-53 31-80 13-37 35-69 52-104 7-15 18-21 35-20 11 1 22 2 36 6-11 13-20 24-30 35-20 25-40 50-55 79-29 56-54 113-68 175-1 6-3 12-6 19-17 43-33 87-39 134-2 13-7 27-9 40-6 40-6 80-2 120zM1984 5294c-7-17-16-80-14-100 4-1 9-2 14-2 2 0 5 1 8 2 31 9 40 21 40 54v26c-22 8-22 8-27 28-5-10-9-18-13-27-12 4-5 14-8 19zM2129 5238c4 2 10 2 15 4 49 21 97 42 145 62 42 17 84 35 127 47 18 5 34 13 51 20 40 15 79 31 119 45 158 57 316 113 474 170 6 2 11 4 22 9-26 9-46 16-67 24-8 3-14 0-21-2-49-18-99-36-148-53-150-54-301-108-451-163-55-20-111-41-164-66-24-11-49-20-73-29-27-10-35-22-33-51 0-4 0-7 1-11 0-1 1-3 3-6zM2113 5334c12-4 24-3 37 1 41 16 84 30 125 45 204 73 408 146 612 219 30 11 59 22 89 32 0 2 0 3 0 4-17 6-33 12-50 17-4 2-10 1-14-1-18-6-36-12-54-19-26-10-53-22-79-31-54-18-106-39-160-52-79-19-154-50-229-80-54-22-108-44-163-65-13-5-26-8-39-12-31-10-61-20-91-30-3-15 4-23 16-28zM3108 5620c179-64 359-128 538-193 33-11 66-23 99-35 20-8 40-17 61-25 31-11 63-22 95-34 36-14 72-30 109-45 24-10 48-20 73-30 10-4 21-9 32-14 6-2 13-7 21-4 4 9 4 19 3 29-2 15-8 29-24 34-49 16-96 39-144 59-56 23-113 44-170 64-305 110-610 219-915 328-38 13-76 26-114 39-64 24-128 48-193 71-117 43-234 85-352 128-40 14-81 28-122 41-18 6-33 16-48 27-1 0-1 2-2 5 23-10 46-10 69-14 8-1 15-4 23-7 66-22 132-43 197-67 63-23 125-48 188-72 49-18 99-36 148-54 93-34 185-68 278-102 310-111 620-222 930-333 75-27 150-53 224-80 12-5 23-6 35-3 13 4 22 11 21 28-26 9-52 18-79 26-47 15-94 30-141 46-87 29-173 61-258 96-32 14-65 25-99 36-55 18-109 37-163 57-33 12-65 25-98 38-18 7-36 14-55 22-70 29-141 57-213 81s-143 53-215 80c-65 25-132 48-198 72-70 25-140 50-210 74-42 15-85 27-127 40-33 11-65 22-98 32-32 9-64 16-95 23-5 1-9 1-13 1-30 2-60 3-90 4-12 0-24 1-37-5 5-6 9-12 13-16 18-14 35-30 53-42 51-35 106-62 164-83 63-23 126-48 189-70 96-34 191-68 287-102 141-50 282-100 423-151zM3080 4772c-9 3-20 1-28 10 5 1 9 2 12 2 18 2 18 2 25 20-11 7-24 8-37 14-8-10-15-20-23-30-8-11-17-18-33-15-9 1-20-1-31-2v-54c33-12 43-13 77-9 15 1 30 4 46-1 8-2 19 2 29 3 5 11 6 21 2 32-7 0-13 0-20 0-12-1-17 2-19 15-1 5 0 10 0 15zM3069 5118c-1-4-3-7-3-10-1-8-1-16-1-24 0-61-1-121 0-182 0-17 2-33 3-50 1-2 2-3 5-8 5 13 5 24 5 34 0 73 0 146 0 219 0 7 2 16-9 21zM2946 5019c5-1 10-2 14-2 5-1 11 0 18 0v23c-11 1-22 2-33-2 0-7 1-13 1-19zM2941 4994c-8-2-12-7-12-16 0-11 2-22 4-35 18-2 34-2 51 5-2 17-4 32-5 48-14 5-26 0-38-2zM2969 5076c3 1 6 1 12 2 1 13 2 24 4 37-17 6-32 2-46-3-1-2-2-3-2-4-4-22-1-28 24-31 3-1 5-1 8-1zM2944 4915c-13-6-20-3-25 10-2 8-4 16-4 24-1 12-1 24-2 37 0 16 3 29 22 32v18c-12 9-27 2-39 8-1 7 3 7 7 7 17 1 33 0 50 3-3 0-5 0-8 0-16 1-23 6-26 21-2 11-2 22-3 33 0 3 0 6 0 10-12 4-24 1-36 2-1-1-2-2-2-2-1-1-1-2-1-2-2-73-3-146-5-219 8-6 16-4 24-4 15 0 31 1 46 0 3 0 6-3 12-7-16-5-29-1-42-3-13-1-26-2-39-4v-14c7-3 14-6 21-9 9-4 12-10 11-20-2-29-12-55-33-76-17-16-27-35-27-60 1-12-2-24-3-37-1-8-2-17-2-26 16-4 31-2 47 1 7 17 5 35 5 54-7 3-13 5-20 7 4 9 11 11 19 11 14 0 27 0 41 0 5 0 10 0 16 0 3 22 5 41 5 62-17 5-35-3-50 5-1 7 4 7 8 8 22 1 43 6 68-2-6 10-10 18-15 24-6 9-7 18-6 28 1 9 6 16 14 21 11 6 21 13 33 20-4 9-7 18-10 27-3 8-6 16-8 25-16-2-29-8-43-13zM2473 5097c11 4 21 7 31 10-1 16-1 31-2 49-7-3-12-4-16-7-8-3-13-9-13-18 0-11 0-22 0-34zM2475 5076c-5-18-5-44-1-64 26 13 57 8 84 19v61c-17 0-69-11-83-16zM2504 4331c-23 0-46 1-70 0-3-12-2-22-1-32 4-3 8-6 13-10-4-3-7-6-12-10 1-12 2-27 3-41 1-7 7-10 12-10 10-2 19-2 30-2 4 29-1 58 1 85 8 5 12 2 13-4 1-7 1-14 2-22 2-12 5-14 17-15 3-1 6 0 9 0 8-2 15-6 17-15 2-7 3-15 5-22 1-6 5-10 12-11 16-2 33-2 48 3 7 8 4 16 5 24 3 16 5 20 21 24 9 1 18 2 26 1 9 0 14-5 15-14 1-8 2-17 4-26 15-10 30-5 44-2 7 8 6 16 7 24 1 9 6 15 14 18 9 2 17 5 26 5 17 1 23-4 26-22 2-7 2-15 3-24 18-5 34-4 51-1 4 16 4 76 1 100-8 4-17 3-26 3-38 0-77 0-116 1-8 0-17 2-26 4-1 0-4 4-4 6 0 3 2 6 4 7 8 2 16 4 24 5 11 1 23 0 35 0 6 1 11 2 18 2-1 9-2 16-2 23 1 1 2 1 3 2 6-7 11-15 18-22 15-1 31-1 47-2 2 0 4 2 8 3-3 4-5 7-7 11-7 11-13 23-19 34-3 4-3 9-6 12-12 14-11 29-9 45 1 5 2 9 2 13 0 41 8 80 14 120 1 7 1 14 2 22-8 3-15 5-21 8-3 1-6 5-5 8 0 2 4 5 7 6 7 1 13 0 21 0 7 13 5 29 9 44 4 14 5 30 8 47-2 1-5 4-9 6-16 6-32 12-49 18-2 1-4 2-6 2-24 2-48 4-72 6-12 1-24 3-37 3-7 1-14-1-21-1-5-30 3-58-7-89-3 6-6 9-6 13-1 12-2 25-2 37-1 12 0 25-4 38-31 0-60-5-90-11-2-15-1-30 0-44 2-23 4-45 6-68 1-10 0-11-5-24-3 3-7 6-7 9-3 12-3 24-8 35-10-2-20-3-31-6-3-16 0-31 1-47 2-29 6-57 8-85 2-26 3-51 5-77 0-2 1-4 2-7 5 0 10-1 15-1 4 0 8 1 13 2 4 12 0 22-1 33 0 11 0 22 0 33 0 10-2 21 2 34 10-8 8-18 10-25 2-9 2-18 3-28 13 0 24 1 36 0 5 0 10 0 15-1 5-2 6-11 2-13-6-2-11-4-17-4-11-1-23-1-36-2v-28c11 0 21 0 31 0 37 0 74 0 110 0 8 0 16 0 24 0 8-1 16-3 24-8-5-3-9-6-13-6-12-2-25-3-37-3-21-1-42 0-64 0-7 0-14 0-22 0-9-19-10-41-21-59-8 7-4 13-3 19 0 6 2 12 4 17 1 7 3 13 5 20-15 8-31 4-46 5s-30 0-45 0c-12-23-24-46-37-70 5-1 9-3 13-3 18-1 37-2 55-4 5 0 10-1 15-2 15-3 31-6 50-10-27-8-50-6-74-7zM2783 4930c-10 3-19 5-28 6-15 2-30 5-45 7-11 1-22 1-33 0-19-1-39-4-58-6-18-3-36-5-54-7-4-16-2-30 1-46 37 3 72 11 109 11 35-1 70-4 106-10 4 15 2 30 2 45zM2503 4967c0-9-3-18-4-29 11 3 21 6 30 8 10 3 20 4 30 5 13 2 27 2 40 3 5 0 11 1 17 0 28-6 56-3 85-2 0 0 1 1 1 2 3 18 3 55 0 71-20 4-71 0-90-6-1-8-2-16-4-25-12 5-7 16-12 24-3 0-7 1-11 0-16-4-31-9-46-12-12-3-23-5-35-8 0-11 0-21-1-31zM2514 4777c16 3 32 6 49 9-3 21-5 41-7 63-24-4-47-7-72-15 10-19 19-37 30-57zM2501 4751c-10-2-19-5-27-7-4-18-3-42 2-64 10-3 20-2 31 3 1 23-5 45-6 68zM2569 4851c4-21 7-41 10-62h40c2 23 1 44 1 66-18 3-33-3-51-4zM2635 4788c21 2 40 4 61 6 7 20 15 41 17 64-20 6-56 5-78-2-1-21 0-44 0-68zM2769 4852c-14 2-27 8-41 5-6-23-12-44-18-66 18-4 35-8 52-11 4-1 8 0 12 0 12 21 24 40 36 60-12 12-28 9-41 12zM2497 4772c0 13-8 21-13 31-4 9-8 18-13 28-17-5-33-8-47-19 13-15 25-30 39-46 11 2 22 4 34 6zM2471 4858c27 8 51 16 77 24v43c-31 0-49-5-76-18-1-7-1-15-1-23 0-7 0-15 0-26zM2487 4934c0 18-1 34-2 51 0 2-1 5-2 7-7 2-11-1-12-7 0-18 0-36 0-56 7 2 11 4 16 5zM2541 5106c44 18 90 22 137 21 8 0 16-1 24-1 2 0 4 1 6 1v58c-26 2-49 8-75 3-34-6-68-12-102-23-3-1-6-3-11-4-1-18-1-35-2-52 7-6 15-6 23-3zM2708 5108c-37 1-75 0-112-5-7-1-14-4-22-6-3-22 0-43-1-67 34 11 67 17 100 17 6 8-5 19 9 24 2-4 4-8 5-12 1-3 1-6 2-9 21-4 41-8 61-11s40-5 63-7v62c-9 6-19 8-29 9-25 2-51 4-76 5zM2725 5128c6-4 14-5 21-5 32-1 62-8 92-20 2-1 5-1 9-2v46c-38 18-78 28-122 36zM2834 5088c-1-1-2-2-3-3-1-19-3-37-4-58 8-1 14-3 20-4 0 3 2 4 2 6 0 15-1 29-1 44 0 10-5 14-14 15zM2847 5004c-9 2-19 5-29 7-12 2-24 7-36 10-19 4-39 12-59 4-5-17-8-46-5-71 45-1 89-4 131-16 5 18 4 42-2 66zM2852 4916c-17 6-34 10-53 11-3-15-2-29-2-44 19-4 35-7 53-10 5 14 2 28 2 43zM2837 4833c-14-19-24-39-34-60 14-7 24-13 36-20 11 10 27 37 39 63-2 1-4 3-6 4-11 4-23 8-35 13zM2855 4528c0-10 0-21 0-32h49c1 17 2 34 1 52-5-1-10-2-14-1-2 0-6 3-6 4-1 2 2 7 3 7 12 3 25 7 37 6 20 0 40-3 61-5 2 0 4-3 7-5-8-11-20-4-30-10-6-15-3-31-2-49 14-4 28-1 42 0 7 20-6 42 6 63 26 5 53 1 80 2-8-12-22-5-31-12 1-16 2-31 3-48 13-3 26-3 39-4 5 11 2 21 2 31-1 6-1 12-1 17 0 11 4 20 16 24v52c-9 5-22-3-31 7 19 10 56 10 80 2-9-7-9-7-31-7-1-18-1-36 0-53 16-11 19-18 16-38-1-10-2-20-3-28 7-8 15-5 22-5s13 1 21 2c6 16 0 32 4 48-11 7-23 2-35 11 16 5 30 0 43 2 12 1 26-1 40-2 11-21 0-42 6-63 13-3 26-4 41-1 3 17 3 33 0 50-11 2-20 4-34 6 7 5 9 8 13 9 12 2 24 2 37 4 19 3 37-2 56-5 4 0 7-3 6-7-1-5-5-5-9-5s-8 1-13 2v-52c16-6 32-2 49 1 6 20-4 41 8 61 6 0 12-1 19-1 3 6 0 35-8 61-8 1-17 2-25 1-26 0-51 1-77-2-20-3-42 0-65 9 6 3 9 5 12 5 3 1 7 0 11 0 32-3 43-2 79 9 0 1 1 3 1 4 0 16-1 32-2 47-17 3-97 4-124 2-5-10-2-22-2-32-1-10 1-20-2-34-4 5-7 7-7 9-1 15-1 29-2 44 0 4-2 8-2 13-20 4-38 0-56-1s-36-2-54-1-36 6-55 1c-6-21 1-43-8-68-9 15-3 26-5 36-1 11 0 21-1 32-19 3-110 2-126-1-1-2-1-5-1-8 0-14 0-29 0-44 25-7 49-12 75-9 5 1 10 2 15 2 3 0 6-3 10-5-3-2-5-4-6-4-21-5-42-10-63-7-32 5-64 3-97 2-2-10-4-19-5-29-2-10-3-21-5-34 9 1 15 2 21 3 10-9 6-21 7-31zM3820 4329c-5 1-10 2-14 2-29 1-57 1-86 1-12 0-25 2-37 3-2 0-4 2-8 4 16 3 31 6 45 8s27 3 41 6c14 2 29-2 44 4-3 14-12 24-17 35-6 12-11 23-17 36-30 0-60-1-92-2 2-20 13-38 9-59-10 12-14 22-22 58-6 1-12 1-19 1-31 1-63 1-94 1-8 0-16-1-22 8 6 5 14 6 22 7 14 1 28 2 41 2 31 0 62-1 92-2 10 0 19 0 30 0 2 10 2 18 0 28-9 1-19 1-28 2-8 1-15 3-23 5-2 0-3 3-3 5s2 6 4 7c5 1 11 2 17 2 11-1 22-2 32 0 9 16 1 35 15 53 5-36-1-67 1-99 10-5 19-4 28-3 6 73 12 144 18 216-12 1-22 8-35 5-5-13-1-29-10-41-7 1-7 6-7 10 1 21 2 42 4 63 1 20 1 39 2 60-30 10-60 10-89 14-12-29-1-59-11-88-7 11-7 11-7 27 0 10 0 21 0 31 0 9 0 18 0 29-18 2-35 2-51 0-25-3-49-5-74-7-5-1-10-1-15-2-18-7-35-14-53-21-2-1-3-3-4-4 5-30 10-59 15-90 8 0 16 0 24-1 2 0 6-3 6-5 0-3-2-7-5-8-5-3-12-5-19-7-4-6-1-13 0-20 2-18 5-35 7-52 4-35 8-70 11-105 0-4-2-9-5-14-3-6-7-12-10-19-7-15-14-30-25-43-1-2-2-4-3-7h55c6 8 12 15 18 22 8-8-1-14 0-23 7-1 15-3 23-3 11-1 22 0 33-1 7 0 14-2 21-4 3-1 4-7 6-11-12-7-24-7-36-7-37-1-74-1-111-1-8 0-16 0-26 0 0-6-1-11-1-16-1-24-1-48-2-72 0-5 2-10 4-15h50c1 10 3 20 5 29 3 15 8 18 23 18 6 0 11 0 17-1 15-3 25-11 26-27 1-3 1-6 1-9 1-7 5-11 12-11 12-1 24-3 38 2 1 5 1 11 2 16 1 22 6 27 28 26 7 0 15-3 22-4 8-2 11-8 12-16 1-6 0-12 1-18 1-9 4-13 13-14 14-1 27-1 40 0 7 0 11 4 12 10 1 7 3 13 4 20 2 10 10 16 20 17 3 1 6 0 9 0 11 2 13 4 15 15 1 8 1 16 3 24 1 5 6 6 11 3v-83c15-5 28-2 42 4 6 15 3 31 6 46-5 4-8 7-13 11 18 8 15 23 14 39zM3777 5075c-14 7-48 15-83 18-2-20-3-40-2-62 29-11 60-5 86-19 5 17 5 30-1 63zM3777 5144c-9 4-17 8-28 13v-50c9-3 18-6 29-9 2 15 0 29-1 46zM3542 5128c9-3 18-2 26-1 43 4 84-3 125-13 6-2 11-4 17-7 7-4 15-3 23 2v52c-22 10-46 15-69 20-17 4-34 7-52 9-22 3-44-1-68-5-4-19 0-38-2-57zM3338 4894c13 0 26-2 40 0 5 75-6 148-3 222-13 6-25 2-38 1 0-7 0-12-1-18-1-9-2-17-4-26-3-10-9-18-21-21 8 0 15 1 23 1 7 0 15 0 26-5-5-3-8-5-11-6-11-1-22-1-33-2v-19c3-2 7-4 10-5 8-4 12-11 12-19-1-20-1-40-2-60-1-10-4-21-17-26-18 6-34 16-54 17-6-17-11-34-17-50 9-9 20-14 30-20 18-11 22-28 12-47-5-8-11-16-16-25 14 1 27 3 40 1 12-1 26 4 38-9-18-9-36 0-53-6 1-20 2-40 3-61 14-4 28 1 40-1 13-1 27 4 37-8-3-9-13-4-19-10-4-16 2-33 3-51 16-7 33-6 50-7-2 16-3 30-5 45-1 9-3 19-2 28 1 22-9 38-24 52-22 21-32 47-35 77-1 9 1 15 8 18 7 4 15 7 23 11 0 2 1 5 2 8 0 2-1 4-2 6-2 1-3 3-5 3-19 1-37 1-55 2-6 0-11 1-20 2 14 12 28 7 40 8zM3274 4998c-5-16-2-32-7-50 19-3 35-7 52-5 5 14 4 28 3 42-1 3-5 7-9 9-12 4-25 5-39 4zM3309 5039c-13 4-23 1-36 3v-24c11-3 21-1 33 2 1 6 2 12 3 19zM3271 5079c16-5 30-2 46 7v24c-15 10-31 8-50 6 2-13 3-24 4-37zM3213 5092c-1-39-1-78-1-116-1-22 0-44 1-65 0-5 0-10 7-9 4 20 4 177-1 217-2-3-5-5-6-8 0-6 0-13 0-19zM3179 5117c-1-2-4-4-4-7-1-5-1-10-1-15 0-72 0-145 0-217 0-8 0-16 1-24 1-2 3-4 7-10 2 15 4 27 4 38 0 73 0 146 0 219 0 6 2 12-7 16zM3162 4807c3-8 5-14 8-21 10-1 20-2 31-3-8-9-18-7-26-11 0-2-1-4-1-6-3-23-4-24-28-23-3 0-5 0-8 0-2 0-3-1-6-2-3-10-3-20 4-31 13 0 25-4 38 0 11 2 22-1 33-2 10 0 20-2 30-2 7 0 13 2 19 3 10 2 19 4 30 7v57c-11 0-22 1-33 0-12-1-21 4-28 13-8 11-16 21-24 32-13-4-25-7-39-11zM3216 4829c7-14 17-25 30-34 13 11 23 23 30 37-9 14-23 20-37 27-8-10-16-20-23-30zM3376 4818c4-17 19-42 36-64 12 6 24 12 38 19-11 20-22 40-33 60-3-1-6-1-9-2-10-4-21-8-32-13zM3631 4824c0-11 0-22 0-35h41c4 21 7 41 11 62-14 2-27 4-40 6-2 0-5-1-8-1-7-10-3-21-4-32zM3687 4885c4 15 3 29 2 45-16 2-30 4-44 6-25 3-49 6-74 8-5 1-10 2-15 1-29-4-57-9-88-13v-46c26-1 49 9 74 8 24 0 48 0 72-1 24 0 48-9 73-8zM3768 4834c-10 8-23 6-35 10-11 3-23 3-36 5-3-22-5-41-8-62 17-3 32-7 50-8 9 18 19 36 29 55zM3743 4685c12-7 21-7 32-6 4 14 7 49 5 66-9 2-19 4-29 7-3-23-5-44-8-67zM3748 4969c1 10 0 20 0 31-33 2-61 17-94 19-2-18-2-18-10-24-1 8-2 16-3 23-17 9-63 12-93 8-2-24 0-48-1-73 6-1 11-2 15-2 18 0 35 0 53-1 2 0 4 0 6 0 27 10 54 0 80 1 10 0 20-4 30-6 6-2 13-4 19-6 6 11-3 20-2 30zM3614 4858c-16 5-51 6-76 1 4-23 11-44 19-65 20-2 38-4 57-6 3 14 4 49 0 70zM3525 4858c-28-3-56-6-84-15 13-22 25-41 38-63 20-1 40 8 63 10-6 23-11 45-17 68zM3453 4927c-19 2-35-7-53-9v-45c18 3 35 6 54 9 3 16 1 30-1 45zM3537 4954c-2 25-3 48-5 73-8 0-16 2-22 1-17-3-33-3-49-10-14-6-30-7-45-11-4-1-8-2-14-4-1-22-2-44-4-66 46 14 91 16 139 17zM3403 5024c9 0 16 0 23 7-2 19-4 38-6 58-10-1-17-5-17-16 0-16 0-32 0-49zM3407 5105c0-1 0-2 1-2 19 5 39 11 58 16 20 6 41 1 61 9v53c-23 0-44-7-64-13-20-5-40-13-60-21 2-15 3-29 4-42zM3522 5107c-25-3-51-1-76-8-2-1-4-2-8-4-2-20-2-40 2-60 15 0 30 0 44 1 9 0 17 2 26 4 17 3 34 6 52 10 2 6 5 13 8 23 4-4 7-6 7-9 1-5 0-10 0-16 34 0 67-5 100-17 3 23 1 44 2 65-18 9-37 9-54 10-34 2-69 6-103 1zM3768 4993c-3-17-2-34-3-51 0-8 1-8 15-11 3 18 2 36 2 54 0 7-6 9-14 8zM3781 4908c-23 12-48 17-76 19-1-15-2-29-3-45 22-7 42-13 61-19 6-1 12-2 18-3 3 16 1 32 0 48zM3781 4831c-9-18-18-36-28-55 12-8 24-7 37-9 6 8 12 16 19 23 6 7 12 14 20 23-15 10-31 15-48 18zM2976 4834c6-16 17-27 28-38 17 9 20 12 32 32-7 9-14 19-22 30-15-5-27-14-38-24zM3032 4900c3 2 5 4 7 7 1 1 1 4 1 6 0 64 0 128 0 193 0 5 0 10-8 12-1-7-2-13-2-20-3-42-1-177 2-198zM3155 4763c-4 14-8 26-12 39-12 4-22 4-34 0-4-14-8-27-12-42 20-2 38-1 58 3zM3120 5062c2-24 2-48 1-72 0-47 0-95-1-142 0-3 2-7 2-10 8-3 10 2 10 7 0 11-1 21-1 31 0 33 0 66 0 98 0 33 2 66 2 99 0 17-3 36-4 54-1-1-3-1-4-1-1-1-3-3-3-5 0-20-3-39-2-59zM4176 4690c-2 4-6 7-12 13-5-21 3-36 9-50 6-15 8-31 24-40 5 7 4 14 2 20-7 19-15 38-23 57zM4195 4709c-2 15-4 29-17 44-7-20-3-35 5-50 1-2 4-2 6-2 2 1 3 3 5 4 0 1 1 3 1 4zM4191 5254c11 39 24 77 37 115 12 39 26 79 34 120 3 12 3 24 5 37 3 17 5 34 8 51s-3 29-17 38c-9 5-18 11-29 18-3-11-1-20-1-29 1-17 2-34 3-51 1-34-4-68-11-102-7-35-14-71-28-105s-22-69-34-104c-9-29-19-58-35-85-7-13-12-27-18-40-18-37-46-67-72-99-4-4-7-9-13-15 19-6 35-6 51-4 4 0 8 4 13 7 1 1 2 2 2 3 16 31 35 59 48 91 6 16 12 32 19 47 16 35 26 71 38 107zM4279 5626c0 38-24 53-48 70-9-22-5-35 11-45 12-8 23-16 37-25zM4066 4979c-17 2-30 4-44 5-12 2-22-2-30-12 24-12 51-10 74 7zM3992 4177c-5-4-4-8 0-11s9-6 14-8c18-7 36-14 54-21 7-2 14-3 21-5-3 14-13 19-22 24-28 15-50 21-67 21zM4077 4088c-30 11-60 22-91 31-11 3-23 4-36-1 3-4 4-9 7-10 5-4 12-6 18-8 32-6 63-18 94-29 11-3 23-5 34-7 2 0 4 1 7 2-10 11-21 18-33 22zM4281 5292c-2-5-3-11-5-19-11 9-11 19-16 27-1 0-3-1-3-1 1-18-13-20-25-25 0-10 0-19 0-28 0-31 8-42 37-51 8-3 15-5 24-1 6 16-1 32-3 48-1 17-4 33-9 50zM1152 5097c-22 26-39 54-29 93-7-3-10-3-12-5-42-38-61-87-61-143 0-5 3-11 6-15 8-12 18-21 31-28 15-8 30-17 45-26s27-20 29-39c1-6 5-10 10-13 16-10 32-18 48-26 19-9 38-19 56-29 15-8 29-17 47-28-1 9-2 15-2 21-24 5-45 16-65 26-43 23-71 58-87 103-13 35-20 72-16 109zM1240 5337c-21-3-73-23-93-37 32 10 65 15 93 37zM1182 5291c10-3 10-3 19 6-6-2-12-4-19-6zM1146 5279c7-5 10 0 14 4-4-1-9-3-14-4zM1090 5268c6 4 13 8 19 11-1 2-2 3-3 4-6-4-12-8-18-12zM1033 5165c12 17 21 33 33 48s27 27 41 41c-42-24-71-59-74-89zM1072 5183c7 6 10 9 14 12 9 7 19 15 29 22 20 11 21 11 34 36-30-12-65-43-77-70zM1316 4713c-13 13-27 24-43 33 3-8 10-13 15-19 6-7 12-13 17-20s9-15 15-23c4 12 4 21-4 29zM1324 4737c-4 11-4 11-23 19 8-9 14-15 23-19zM1320 4999c-1 10-1 10-21 15 9-6 14-10 21-15zM1311 5036c3-1 5-5 11-1-4 1-7 3-10 4-1 1-2 0-4 0 1-1 2-2 3-3zM1294 4790c8-11 18-19 30-25-2 13-2 13-30 25zM1287 3615c-75-14-144 2-209 38-52 29-100 64-148 98-26 18-53 34-80 50-31 19-65 25-101 24-12 0-25-4-38-8-9-2-17-8-22-17s-8-18-5-29c5-17 8-34 7-52-1-21-10-36-29-45-14-6-28-10-44-8-24 4-46 10-69 16-34 10-69 16-106 20-39 5-76-4-113-19-51-22-91-58-119-106-18-31-20-63-12-97 2-9 7-16 15-20 15-8 30-14 46-14 17-1 33 0 50 3 22 3 45 4 68 5 18 1 33-6 48-17 30-22 32-66 19-89-9-18-24-31-40-43-13-10-27-19-41-29-43-30-85-62-117-105-27-35-46-74-55-118-14-61-21-123-22-186-1-52 7-102 24-151 6-19 16-36 29-51 9-10 20-16 32-18 10-1 21-2 30-5 10-4 17-1 25 3 28 14 49 34 65 61 17 28 27 59 33 92 4 25 5 51 5 76 0 27 2 54 3 81 3 44 16 85 35 124 16 32 35 61 58 88 11 14 25 26 40 37 45 29 92 50 144 62 26 5 52 9 80 14 6 21 12 41 18 63-55 1-104-12-151-35-46-23-90-49-122-89-9 2-10 7-10 13 1 13 6 25 15 34 14 16 28 32 45 45 49 40 106 65 170 74 21 3 42 4 65 5 1 3 3 6 4 10-1 2-2 3-3 4-36 11-73 13-110 7-17-2-34-3-50-5-28-3-55-11-81-19-1 0-3-1-4-1-6-3-11-5-16 0-4 4-1 13 7 18 8 6 17 11 27 15 42 15 86 26 131 32 9 1 17 2 26 3 25 2 49 1 74-6 2-1 5-1 8-1 1 0 2 0 4 1 0 5 1 10 1 16-29 10-57 20-87 24-27 4-54 6-80 10-3 0-7 0-9 1-3 2-5 5-6 8-1 2 2 6 4 7 5 3 11 6 16 6 20-1 41-1 61-3 25-2 49-6 74-10 10-1 20-4 31-7 3 5 6 9 10 15 34 0 66-11 100-15-6 3-12 6-19 9-57 24-110 57-160 94-9 6-17 14-25 21-6 6-6 13-3 16 4 4 9 4 14 2 7-3 14-6 20-10 14-8 29-17 43-26 55-32 113-58 176-69 29-5 57-11 86-16 8-2 16 0 24 0-61 16-112 50-162 86-41 29-78 64-116 97-5 5-9 12-12 18-3 5 2 11 7 10s10-2 15-4c9-5 18-10 26-16 30-25 64-43 97-64 43-28 90-50 139-68 37-13 75-19 114-16 16 1 32 3 48 5 3 1 6 3 9 5 16 10 31 19 46 30 2 1 3 6 4 8-7 7-13 4-19 3zM1316 4613c8 15 8 29 2 41-15 27-33 53-60 71-4-5 0-6 2-8 2-3 5-6 8-8 14-15 26-31 31-51 4-15 11-29 17-45zM1288 4504c-2-14-1-14 15-21 0 4 1 8 1 12-3 27-5 55-9 82-7 63-33 115-95 142-2 1-4 1-5 2-12-7-22-13-33-19-12-6-24 4-39 1 6-3 10-4 13-6 16-7 33-13 48-21 40-20 67-51 87-89 14-26 20-53 17-83zM1254 4430c3-2 5-4 7-5 3-1 6 0 9 0-5 5-8 9-16 5zM704 4186c8-21 15-43 23-64 5-11 12-22 20-32 15-18 32-35 49-52 19-19 41-33 66-43 29-11 58-22 89-29 43-8 87-13 131-10 69 4 129 29 181 79-10-2-14-7-20-11-7-4-13-9-20-13-7-3-13-7-20-9-6-3-13-8-22-4 2 3 3 7 6 9 6 5 13 9 19 13 18 12 35 24 49 40-6 5-8-1-11-3-29-22-60-40-93-53s-68-16-104-15c-38 1-77 6-115 14-20 5-39 11-56 23-10 7-21 13-32 19-12 7-22 15-29 27-2 3-2 7-5 14 6-1 10-1 12-3 26-14 52-29 79-43 16-9 35-13 54-16 11-2 22-4 32-6 11-1 21-2 31-3 7-1 15 0 22-1 18-4 36-1 53 5 39 11 76 28 109 50 12 7 22 17 33 25 13 6 22 17 30 28-13-6-23-15-31-27-12-4-23-8-35-12-10-3-20-4-32-1 12 13 29 16 41 27s25 22 36 35c11 11 22 23 24 41-14-3-23-11-33-18-14-10-29-20-46-25-3-1-7-3-10-3-4 0-7 2-10 3 1 3 1 7 4 9 6 5 13 8 20 12 26 15 50 33 66 60 2 3 3 6 7 14-11-7-18-11-24-15-19-11-37-22-55-32-10-6-21-9-33-9-37-2-70 6-100 26-7 5-16 8-24 11-14 6-28-1-29-15-1-10 0-19 1-29 1-3 2-7 3-10 4-17-7-27-23-22-5 2-9 5-13 8-16 15-33 29-47 46-11 12-18 27-26 40-9 15-17 31-26 46-10 16-26 17-42 18-8 0-12-5-15-12-6-14-9-29-8-44 1-5 3-9 3-13 0-3-2-8-4-9-3-1-8 1-10 3-4 3-6 8-9 12-19 38-33 78-34 121 0 15-2 29-4 44-1 8-4 16-8 22-5 10-18 12-26 3-3-4-6-9-9-15-14-31-21-63-21-97 0-45 6-88 21-129zM1239 4377c-14 6-23 12-33 14-7 2-16-2-23-3 0-1 0-3 0-4 17-3 33-10 56-7zM945 4249c3-9 8-17 15-25 7 17-7 19-15 25zM829 4361c-13 21-25 42-40 64 4-25 8-48 11-72 10 3 18 5 29 8zM985 5662c8 6 17 12 27 18 33 22 62 48 88 78 2 2 4 5 6 7 0 1-1 1-1 3-12-10-23-20-35-29-32-27-66-51-102-72-29-18-59-36-88-53-5-3-11-5-16-7-20-8-40-15-59-22-18-7-35-11-54-8-13 2-27 0-41 0-39 0-71 15-95 46-23 29-26 63-20 97 2 9 8 18 14 25 18 24 25 52 25 82 0 18-7 32-23 40-48 24-84 33-135-1-18-12-35-25-49-42-13-14-23-30-29-48-7-19-13-39-19-59-7-23-4-46-3-69 1-46 15-88 36-128 4-7 8-14 14-20 44-45 95-80 157-95 5-1 10-2 15-2 27-2 53-4 79-6 1 0 1 0 3-1 0-4 0-8-2-11-6-10-12-21-20-28-39-35-82-62-134-72-64-11-122 0-174 40-23 18-45 37-66 58-21 22-47 34-77 36-11 1-21 5-33 3-22-4-41-14-57-30-32-33-51-73-58-118-4-28-7-57-1-85 4-22 8-43 18-63 9-19 19-38 30-56 21-36 53-59 93-72 24-7 48-12 73-13 4 0 7 0 11 0 36-6 71 1 106 7 22 5 44 10 66 17 43 14 82 33 117 60 18 15 38 28 57 42 3 2 5 5 9 6 3 1 7 2 9 0 2-1 3-7 2-9-3-8-6-15-11-21-13-14-26-29-40-41-18-15-38-28-57-41-9-5-14-12-18-21-18-36-36-73-56-109-34-59-80-107-132-149-46-37-97-65-146-97-13-9-26-18-38-29-20-17-25-40-20-66 7-28 21-51 45-68 31-22 65-35 103-38 45-5 86 5 126 21 16 6 32 14 47 23 14 8 27 17 38 27 34 35 64 72 86 116 15 30 28 62 37 95 11 41 24 82 35 122 6 20 10 40 15 60 2 5 4 9 9 13 0-5 1-9 1-14 0-39 0-79-1-118 0-49-1-98 6-147 6-49 15-98 36-143 11-2 23-3 32-7 10-4 17-12 27-19 0 14-12 26-5 43 3-4 6-6 8-9 3-6 5-12 7-18 8-17 15-33 28-46 10-9 16-21 24-32 32-40 71-71 114-98 14-9 29-17 43-25 5 5 0 6-1 7-35 24-66 51-97 80-28 26-52 55-70 89-6 11-11 22-10 37 13-10 16-25 25-35 10-11 19-23 29-33 10-11 21-21 32-30 11-10 23-19 35-27 12-9 24-16 37-24 12-7 25-14 38-21 1 7-4 7-7 9-32 20-62 43-91 68-11 9-21 20-29 33-6 10-14 20-21 30-5 7-9 15-6 27 5-5 9-8 12-11 25-35 57-60 93-83 37-23 74-46 114-64 17-8 35-15 53-22 2-1 4 0 7 0-5 7-13 8-20 11-40 19-79 38-115 63-33 23-62 52-88 82-7 8-14 15-22 21-13 10-26 20-38 30-26 22-46 49-61 80-5 9-10 19-16 28-24 35-37 75-40 117-4 38-3 76 7 113 1 7 2 13 5 19 5 10 4 20 0 30-11 27-13 54-10 83 2 18 0 37 0 57-17-7-30-18-42-30-10-10-19-20-28-31-16-22-31-44-47-66s-25-48-34-73c-15-42-31-82-52-121-18-32-39-62-65-88-28-27-59-49-97-57-20-4-39-9-62-5 5 2 8 3 11 4 26 6 53 12 75 28 18 14 35 29 50 45 16 17 31 37 44 56 15 22 25 46 34 71 13 36 26 71 41 106 33 76 76 145 137 202 17 16 31 35 51 47 7 4 7 11 9 17 8 34 22 65 41 94 16 27 34 51 56 73 14 14 28 29 44 46-16-7-31-12-44-23-23-19-46-38-69-57-37-29-74-57-110-86-7-5-15-10-23-14-48-24-97-47-150-59-16-3-32-5-48-7-14-2-28-3-42-6-58-9-111 1-161 32-25 16-50 31-70 53-19 20-28 44-26 71 1 13 4 26 7 39 1 4 4 7 8 14 2-13 4-23 6-33 3-12 4-23 9-34 7-14 15-27 23-39 9-14 22-24 37-30 27-11 52-23 79-33 32-12 66-9 100-5 24 3 49 11 72 21 26 11 53 20 79 30 30 12 57 27 82 47 27 22 55 44 82 65 6 4 10 9 16 12 31 19 59 44 87 67 50 43 108 71 171 90 41 12 80 29 113 55 29 22 55 49 82 73 1 1 1 3 1 4-1 0-3 1-4 0-32-22-64-45-97-67-31-21-65-36-99-52-9-4-19-7-29-9-2 0-6 2-9 4 2 3 3 6 5 8s5 4 8 5c55 23 102 59 149 95 36 28 69 58 100 92 2 2 5 5 8 8-4 4-8 7-11 11-19-18-36-36-55-52-51-45-104-88-161-124-40-26-85-42-130-58-52-18-106-20-160-16-20 2-40 5-61 9-23 4-46 12-67 23-12 7-26 11-38 18-56 32-94 78-106 143-5 28-7 55 0 83 3 12 5 25 19 38 7-19 7-34 9-50 2-26 4-51 8-76 6-39 27-69 58-93 15-11 31-21 47-31 25-16 52-23 80-28 39-7 79-7 118-4 35 2 69 11 102 23 42 15 83 34 122 56 21 12 41 27 61 42 17 13 34 27 52 40 22 17 45 33 63 55 4 5 10 8 15 12 2 3 3 6 3 11-3-1-5-2-7-4-27-22-54-44-82-66-7-6-15-11-24-15-3-2-7-1-15-2 5 7 7 11 11 14 9 8 20 16 29 23 25 21 48 44 69 68-1 2-2 4-3 6-1 1-2 1-5 3-6-6-12-12-18-18-21-21-41-41-66-58-15-10-30-20-46-28-7-4-14-9-24-3 1 2 2 6 5 8 2 3 5 5 8 6 50 28 83 74 122 112-1 3-1 4-1 5-2 2-4 4-7 6-13-12-26-23-38-34-37-37-81-62-127-85-5-3-10-6-17-1 2 2 4 6 7 8zM1145 4355c-17 9-34 19-52 29-4 2-8 4-12 5-40 11-80 26-117 44 33-26 147-74 181-78zM1221 6425c-39-22-69-53-93-91-12-19-21-40-25-63-1-5-2-11-4-17-3-9-9-14-18-17s-18 0-23 8c-1 3-2 7-4 10-1 3-3 5-5 10-4-4-6-7-9-10-10-15-14-33-15-52-2-24-2-49-2-74 0-43 12-84 29-123 30-70 71-132 124-187 35-36 70-73 109-105 14-11 24-25 36-38 9-12 18-23 26-36 13-22 26-44 36-67 14-34 25-69 30-105 1-12 1-23 2-35-7-4-14-8-22-12-2 5-5 9-6 13 0 11 0 22 0 33 0 31-10 58-27 82-1 2-3 4-4 5-1 0-2 0-2 1-13-16-25-32-38-48s-29-29-49-36c-32-13-64-26-95-38-9-4-18-8-26-12-10-4-19-9-28-12-22-5-40-16-58-26-4-3-7-6-11-7-41-16-76-43-114-65-28-17-52-39-70-65-37-52-64-110-76-173-9-51-14-102-6-153 1-8 2-16 4-24 14-56 34-109 69-155 17-22 33-45 50-67 6-8 13-16 19-24 4-4 7-9 9-14 1-2 0-7-2-8s-6-2-8-1c-4 3-8 7-12 10-15 14-30 29-45 43-17 15-32 33-43 53s-23 41-34 62c-3 4-6 7-9 12 4-101 45-186 108-261 31-37 70-64 112-87 24-14 49-26 76-32 19-3 38-6 57-7 15-2 30 3 44 11 11 8 23 16 33 25 30 27 37 66 18 101-12 23-30 40-47 58-4 3-9 5-14 7-25 11-51 22-76 34-11 5-21 13-26 25-7 17-4 30 12 40 11 7 23 12 37 10 11-2 22 2 32 5 14 5 19 17 14 31-8 20-21 37-41 47-17 8-35 15-52 21-14 5-27 12-38 22-18 16-21 36-18 58 1 8 6 13 15 13 7 0 14 0 21-3 19-7 39-4 58-5 11-1 14 5 11 16-2 8-6 15-13 19-16 11-30 24-50 27-10 2-17 7-23 15-24 31-39 66-37 106 1 28 6 56 9 85 3 22 16 40 28 59 4 5 9 10 12 15 15 22 36 37 61 44 6 2 11 4 16 7 25 15 52 24 79 33 18 7 36 13 52 22s31 21 40 37c11 22 31 34 50 51 4-10 3-19 2-27-1-16-4-32-3-48 1-10-3-19-9-26-9-12-19-23-29-34-2-3-6-6-9-8-17-9-33-20-50-28-18-8-33-19-47-31-11-9-19-19-24-31-6-12-10-23-15-35-4-12-3-25 1-42 4 6 6 9 8 11 3 8 7 16 11 24 19 42 52 70 93 88 2 0 3 0 7 0-3-3-5-6-7-8-43-28-67-70-88-115-2-4-3-8-4-13-4-51-4-102 18-150 5-12 11-24 23-36-3 18-12 33-8 50 9-6 10-16 14-23 5-7 8-16 13-23 4-7 9-13 15-19s13-11 21-15c-1 6-6 8-10 12-4 5-9 10-13 15-4 4-8 9-11 14s-6 11-8 18c-2 5-3 10-5 20 6-4 9-5 11-8 8-10 16-21 24-31 7-9 15-17 26-24-1 3 0 4-1 5-30 24-39 57-43 93-3 17 0 33 7 49 11 27 26 50 47 71 22 22 43 47 65 70 31 33 57 69 80 107 37 61 55 126 55 198 0 40-9 76-24 112-11 25-28 45-46 64-20 21-39 42-60 61-36 31-73 61-113 86-17 10-32 21-49 31-42 26-71 66-97 108-20 33-30 69-34 107-4 40 4 77 17 114 18 52 52 93 92 129 12 10 23 22 41 29-1-5-1-9-2-11-3-3-7-6-10-9-15-13-26-29-38-45-10-13-20-26-29-40-6-10-13-20-17-31-1-1 1-2 1-1 7 11 15 22 25 29 2 2 5-1 4-3-2-5-5-10-8-14-7-13-13-25-20-38-1-3-3-6-3-10 4 2 6 6 8 9 2 5 5 9 9 13 1 0 11 8 12 7 1-3 2-5 2-7-6-9-13-17-19-27-3-5-5-10-7-16-1-2-2-5-3-8 0-1-1-7-2-7 3 1 4 4 6 7 4 9 10 17 16 25 5 6 13 12 22 10-1-4-5-9-7-13-3-4-6-9-8-14-4-10-8-20-9-31 3 5 6 10 9 14 6 10 14 27 27 27 3 0 6 0 5-4 0-3-1-6-3-8-3-4-7-8-10-13-5-8-10-16-14-24s-7-16-9-25c-3-9-6-18-8-27s-3-19-3-28c5 7 7 15 8 23 5 30 19 56 41 78 19 18 37 37 59 52 19 12 26 31 22 54-5 1-9 3-13 2-7-1-14-4-21-7-5-1-9-5-14-6-10-4-20-4-28 4-9 9-7 20-1 29 15 24 30 49 54 65 12 9 20 21 27 34 7 10 7 21 2 31-2 4-5 8-9 10-15 6-31 11-48 2zM1259 5943c-4-6-11-11-5-21 2 3 5 5 6 8 12 20 25 39 36 60 20 38 38 77 36 122-2-8-4-17-6-25-14-52-38-100-67-144zM1299 6215c-14-16-32-25-47-38-19-16-36-34-52-53-14-16-19-36-22-56 0-4 1-7 1-11 11 2 20 4 29 6 20 4 34-5 40-24 2-10 4-20 5-30 13 13 34 62 42 98 10 46 12 85 4 108zM1281 5884c16 16 24 37 35 56 2 3 1 7 2 14-4-5-6-7-8-9-11-17-22-34-33-51-3-5-3-8 4-10zM1315 6353c5-21 9-43 19-64-3 26-7 52-3 80 4-2 8-3 9-5 6-12 12-24 17-35 3-6 5-13 8-22 2 5 4 7 4 10 1 4 1 9-1 13-12 25-25 50-37 76-5-13-9-25-14-36-2-6-4-11-2-17zM1344 6194c9 23 1 45-2 71-1-7-2-9-2-11 1-20 3-40 4-60zM1341 6177v-13c1 0 1 0 1 0v13zM1277 6299c-1 8-2 15-3 24-15-5-24-13-37-24zM1984 7336c-41-14-84-22-128-26-11-1-22-2-32-6-49-16-98-33-146-51-45-17-87-40-123-71-41-35-75-76-97-126-3-8-7-16-11-24-4-5-8-11-12-15-14-13-32-10-41 7-6 13-8 27-6 41 3 15 7 30 10 45 2 6 4 12 6 19-6 4-12 2-16-1-12-6-25-13-35-22-36-30-62-67-82-110-22-50-34-104-41-158-12-104 4-204 32-303 5-16 10-31 14-47 2-10 7-18 19-21 3 0 6-2 13-5-16 44-26 86-33 129-8 59-4 118 16 175 2 5 4 11 6 16 2 3 3 5 6 9 3-4 6-7 6-9 0-11 1-22 0-33 0-43 0-87 5-129 4-35 11-70 21-103 11-38 26-75 42-111 1-3 1-9 9-10-42 96-55 195-38 298 7 38 19 76 38 115 4-16 1-29 2-46 4 8 5 11 7 14 1 2 1 4 2 7 15 49 42 90 77 128 48 52 104 91 170 118 56 22 114 40 173 52 25 5 48 14 70 24 42 19 83 41 117 73 15 15 30 30 44 45 12 13 16 28 19 44 6 39 6 39-14 74-6 11-13 21-21 33-5-6-8-11-11-15-10-11-23-19-37-24zM1403 6462c4 11 7 19 9 26-9 24-18 47-26 69-3-17 6-67 17-95zM2316 7529c-5 71-18 146-63 203-28 36-67 62-103 91-12 9-26 15-41 20-7 2-15 4-23 2-3-9 3-15 5-21 5-15 4-22-8-31-10-8-18-19-31-20-15-1-30-3-44 0-65 13-132 14-198 11-33-2-65-8-96-19-35-13-64-37-88-64-17-18-31-37-39-60-6-15-6-30-1-45 6-14 15-24 29-29 18-7 36-8 54-4 25 5 49 13 74 19 16 4 31 9 47 12 14 3 27 0 41-3 3-1 5-2 8-4 11-6 14-15 7-25-4-6-10-11-15-16s-11-10-15-16c-11-16-7-34 12-41 9-4 19-5 30-6 11-2 23-1 35-1 37 0 70-10 101-30 14-9 26-19 39-28 33-24 54-58 71-94 27-58 32-120 21-184-4-25-15-49-29-71-11-19-25-37-40-54-22-24-50-38-81-44-14-3-27-7-41-10-18-4-35-8-53-11-4-1-9 0-15 0 4 12 12 12 19 15 34 13 66 31 96 51 4 3 7 6 14 11-17-2-28-9-41-12-12-3-23-7-35-10-13-2-24-11-40-6 2 3 4 7 6 8 20 11 41 21 61 31 9 6 18 11 26 20-3-2-7-3-10-4-21-12-43-18-66-24-5-2-10-2-14 2 2 9 10 10 16 13 7 4 14 8 21 12 6 3 12 7 18 13-11-3-22-6-32-10-37-14-75-24-113-33-22-5-44-11-66-17s-45-13-67-20c-39-12-73-32-105-57-37-29-69-63-96-102-23-30-35-65-42-102-10-58-8-115 7-172 11-39 29-75 60-103 11-11 24-21 39-25 8 1 10 7 11 13 2 13-2 26-6 38-3 10-6 20-7 30-1 3 1 7 4 9 2 1 7 0 10-2 7-5 14-10 21-15 36-25 75-35 118-34 13 0 24 4 35 11 5 5 6 10 2 16-1 3-4 6-7 8-5 4-10 9-15 12-44 27-83 60-117 98-2 2-4 3-8 6 9-27 25-47 38-68s32-37 52-52c-1-1-2-3-2-4-4-1-8-3-11-2-8 3-15 7-21 12-31 22-55 51-73 83-4 7-7 13-12 19 4-21 13-41 25-59 7-9 14-17 20-26 3-4 4-9 8-16-7 1-11 1-13 3-17 12-30 28-40 46-7 13-13 28-19 42-3 4-4 9-7 16-3-17 2-31 4-44 1-5 3-9 4-13 2-12 0-18-5-19-9-2-12 5-15 10-5 8-10 17-13 26-4 14-7 28-9 42-12 68 8 127 47 182 2 4 5 7 9 10 12 10 24 21 37 30 18 14 38 21 60 25 13 3 26 6 38 10 23 7 45 11 69 12 42 1 84 2 127 5 22 1 44 6 66 13 44 15 87 34 127 58 16 9 30 22 43 34 17 16 33 31 48 48 27 32 53 65 79 97 15 18 27 38 33 61 2 7 5 14 8 21 42 96 59 197 51 302zM2976 7735c-1 8-3 17-7 25-2 7-12 9-18 4-28-26-38-64-52-98-16-36-35-71-63-100-23-25-87-41-60 13 44 87 35 198-22 276-15 20-32 38-55 49-22 10-50 12-71-1-39-22-28-66-13-99 1-3 2-6 4-8 8-20 11-44 12-65 3-43-5-86-22-125-12-28-28-60-52-78-29-23-63-37-99-47-7-2-14-4-21-6-11-4-23-9-35-12s-24-4-38-7c-4-10-1-22-3-33-1-11-1-22-3-33-1-11-2-23-4-35-1-10-2-21-4-32-2-12-4-23-7-35-2-10-4-21-7-34 6 3 10 4 14 5 71 33 143 65 215 98 63 29 122 66 178 106 26 18 51 35 76 53 27 20 54 40 81 60 15 12 31 25 46 37 7 5 12 10 15 18 9 34 17 68 15 104zM3102 6725c-3 43-5 85-8 127-6 62-5 124-4 186 1 49 4 98 6 147 1 19 2 38 2 57 1 75 2 149 2 224 0 27-1 54-2 81 0 4 0 9-1 13-4 24-10 47-7 73-19 0-34-6-48-15-8-6-16-12-24-19-41-34-82-68-123-102-73-59-150-109-232-153-72-39-145-74-220-105-40-17-78-39-117-59-14-7-27-15-40-23-8-4-14-11-18-19-22-42-51-80-80-117-26-34-60-59-96-79-52-28-105-52-161-69-27-8-54-13-81-16-34-3-67-9-100-14-15-2-30-4-46-6-6-1-12-3-17-8-35-37-68-76-99-117-6-9-7-17-3-27 13-33 30-62 59-85 28-22 55-45 83-68 8-8 14-17 18-27 9-21 4-41-13-56-22-19-48-24-76-19-31 4-61 11-92 25 1-9 2-16 2-23 2-21-8-31-29-31-27 0-52 8-73 26-3 2-7 5-12 8-10-23-15-45-19-68-7-39-12-78-18-117-5-40-10-80-15-120-7-53-14-106-21-158-6-47-8-93-9-140 0-8 0-16-1-25 7-11 17-19 29-26 20-12 37-27 52-46 5-7 11-14 17-20 17-18 31-39 44-60 23-37 36-78 40-122 6-54 0-106-19-157-12-36-32-69-56-99-19-24-40-46-61-68-5-6-11-10-17-14-4-4-9-7-13-11-11-9-16-20-15-34 1-63 3-126 1-189-1-53-1-107-4-160-4-73-5-146-6-219-1-85-1-170 0-254 0-36-2-71 2-106 6-52 4-105 4-157 0-33-3-66-3-99-1-34-3-69-2-103 1-31 3-63 6-94 1-16 5-33 8-49 2-11 4-22 4-33 1-17 0-35 0-52 0-5 1-10 1-17 6 3 11 5 15 7 40 23 80 46 120 69 55 33 114 59 172 86 36 17 71 35 107 50 69 29 138 57 206 85 47 20 94 37 143 49 39 10 78 18 118 25 44 9 88 16 133 24 39 7 77 14 117 17 13 1 26 4 38 7 38 11 77 18 116 23 31 4 62 9 93 12 23 3 45 4 68 6 28 2 56 4 85 7 4 0 9 1 13 1 46 0 92 4 138 1 17-1 33 0 50 0 8 9 7 19 8 29 3 79-1 158-2 237 0 32-1 63-2 94 0 8-1 15-1 21-21 2-39 3-58 4-11 1-15 5-16 15s-1 21-1 31c0 6 2 12-2 18-5-1-5-4-5-7 0-11 0-23 0-35-1-16-7-23-22-25-17-2-35-2-53-2-9 0-16 9-18 19-1 10 0 19-1 29 0 7 2 15-2 26-2-6-4-8-4-11 0-12 1-24 2-37 0-14-1-18-15-22-12-3-25-4-37-5s-24 0-35 1c-11 0-15 3-16 14-2 8-2 17-2 26-1 5-2 9-4 18-4-7-7-10-8-14-2-13-3-26-7-39-3-11-1-21 6-31 13-19 26-38 38-58 24-37 25-38 26-82 1-19 1-39 1-59 0-4 0-7-1-11-1-15-9-24-24-27-20-2-40-5-61-7-18-2-31 7-38 27-3-14-12-17-21-19-17-4-34-7-52-5-17 0-28 7-32 24-1 6-3 11-5 18h-13c-1-4-2-9-3-14-4-19-14-30-34-32-17-2-35-1-52 1-19 2-24 9-26 29 0 5 0 11-2 15-1 3-6 4-11 7-2-11-2-20-4-28-2-21-13-30-34-29-4 0-8 1-13 2-16 3-33 0-50 10-1 3-2 8-3 13-6 35-9 71-10 107-1 21 4 38 19 53 10 10 18 22 26 33 8 12 15 24 22 36-5 55-10 110-15 165-3 42-7 83-10 125-1 9-3 16-9 23-13 17-25 34-37 51-7 10-5 18 6 24 12 7 25 13 39 20 0 13 0 25 0 38-3 40-6 81-8 122-3 36-4 73-5 109-1 12 0 24 1 35 0 7 3 13 10 17 16 7 31 14 48 20 26 12 53 19 82 23 6 1 13 3 19 5 41 13 83 19 127 15 25-3 49-8 70-22 4-3 10-4 14-6 12-3 24-6 36-10 21-6 40-16 45-41 20 1 40 2 59 3s38 3 57 4c20 1 40 1 59 1s38 0 57 0c2 8 4 15 5 21 6 60 7 120 5 180-1 11-3 22-4 32-6 47-4 94-5 141 0 8 0 17 0 27-29-9-57-17-84-26-20-7-39-14-57-24s-37-16-57-22c-59-22-118-43-177-64-14-5-27-11-41-16-69-31-140-57-212-83-47-17-94-35-141-52-26-10-52-18-77-27-23-8-46-18-70-26-7-3-15-4-23-7-8-2-16-6-25-9 1-5 2-9 3-13 23-61 57-115 100-164 15-17 29-33 47-46 4-3 8-6 11-10 8-11 3-23-10-27-23-7-45-14-67-20-5-2-10-3-15-3-9-1-18 1-24 9-9 13-20 25-28 39-18 37-36 75-53 113-15 34-30 69-45 105-5 2-12 4-19 7-22-26-46-44-82-28-24-28-54-42-93-34-14-14-32-24-51-31-12-4-25-7-37-4-10 3-18 0-26-7-6-6-13-11-21-16-18-12-37-17-56-6-15-3-28-6-44-9-7-19-24-33-39-50-19-21-61-23-81-10-27 17-48 41-61 70-7 18-6 36 2 54 7 15 16 29 26 43 20 28 66 36 92 20 6-4 12-6 17-9 2 0 2 0 3 1 18 21 40 37 66 49 15 7 29 14 47 10 12 13 25 26 42 30s35 5 55 8c24 27 58 37 100 34 2 3 5 8 9 12 14 14 31 23 51 22 19-1 34 5 48 18-1 4-2 8-3 12-12 36-23 71-34 107-15 46-23 95-27 144-2 21 9 35 26 44 23 11 47 19 71 28 4 2 10 2 15 0 8-2 11-6 10-14 0-4 0-9-1-13-9-25-9-52-9-78 1-36 3-72 6-107 3-33 13-64 22-96 0-1 1-2 3-5 6 2 12 3 18 5 101 37 202 73 303 109 30 11 59 24 89 36 46 18 92 34 139 47 26 7 50 17 75 25 45 17 91 33 136 49 6 2 12 5 21 8-6 4-10 6-13 7-13 5-26 10-39 14-56 19-109 43-163 65-28 12-57 20-85 28-21 6-41 13-60 20-42 16-84 31-126 46-46 17-92 32-138 49-26 9-51 21-77 32-47 21-92 43-135 72-36 25-71 50-101 81-8 8-16 17-20 29 9 6 18 9 26 9 23 2 46 5 68 4 34-1 69-4 103-7 15-2 30-5 45-8 22-3 43-7 65-10 26-4 51-11 76-20 47-17 94-35 142-52 61-23 123-46 184-69 36-14 71-27 107-41 6-2 12-5 18-6 62-14 120-38 178-60 45-16 88-36 132-53 15-6 29-13 46-17 1 15 3 28 4 41 3 59 5 119 8 179 1 5 1 10 1 16-2 52 3 105 7 157 1 21 2 41 0 63-16 1-30 3-47 5 9-9 16-17 24-25 7-9 13-18 13-29 2-28-22-53-50-52-9 0-19 3-28 6-19 6-37 12-55 20-24 11-47 9-69-3-26-14-52-28-78-40-14-7-29-11-44-15-27-9-60 15-61 41 0 9 0 19 1 28 1 8 3 16 5 23-5 9-15 7-23 11 1-11 3-20 4-30s-2-20-6-29c-8-23-37-28-53-18-21 13-42 26-60 44-7 6-14 12-21 19-26 26-58 42-92 52-18 5-36 7-54 11-31 7-63 13-95 15-17 1-22 7-26 25-5 26-4 52-1 78 2 18 5 35 6 52 1 31 0 62 0 92 0 13 1 25 11 37 6 0 12 1 19 1 27-1 54 0 81-1 19-1 39-3 59-4 30-2 60-1 89 7 15 4 31 1 45-4 6-1 12-7 15-12 7-11 14-22 19-34 7-18 17-34 32-47 19-16 41-25 66-24 18 1 32 8 39 26 9 22 19 43 22 67 1 16 7 21 24 21 31 2 62 2 92 3 50 0 100 0 150 0 8 0 15 1 24 1 1 5 3 10 3 14 1 28 3 57 3 85 0 24-3 47-4 70zM1931 5291c-12-14-9-34-23-46-2 4-3 7-6 11-3-5-12-4-14-11-7-26-13-53-11-81 6-1 11-3 15-3 17 2 31 8 45 17 8 6 12 14 13 24 2 21 5 42 8 63 1 11 3 21 5 32-17-14-18-36-33-52-8 16 0 30 1 46zM1836 5239c2 8 5 16 5 25-7-13-13-27-21-43-4 5-6 7-8 10-3-4-6-8-9-13-3 5-6 8-8 12-1 0-3-1-3-2-4-22-9-44-13-66-2-9-3-19-5-31 10-1 17-3 24-2 18 2 35 10 50 21 7 5 10 11 10 20 1 29 4 57 11 85 1 1 0 2-1 5-12-14-15-34-30-48-6 10-4 19-2 27zM1741 5219c-5-10-9-19-14-28-3 1-5 2-8 4-2-2-5-4-8-7-3 1-6 3-10 5-9-30-12-61-15-93 18-3 32 0 45 7s22 18 25 32c4 22 10 43 10 65 0 7 2 14 3 25-13-15-12-35-25-48-10 13-2 25-3 38zM1680 5206c-13-19-15-40-25-58-2 1-4 2-6 4-1 1-3 3-4 4-9-4-9-4-13 8-9-2-9-2-22 4 19-23 23-48 26-75 7 1 12 2 18 3 7 1 11 6 12 13 2 13 4 25 6 37 3 17 6 34 9 51 0 2-1 5-1 9zM1585 5151c-14 10-28 21-46 18-21 1-35-7-45-23-2-3-4-7-6-9-28-29-4-91 41-106 4-1 9-1 13 0 30 5 51 24 63 51 8 17 1 56-20 69zM2867 6512c-8 0-16 0-25-4 3-1 5-4 8-4 33-2 67-4 100-6 5-1 9 0 13 1 44 3 86-1 129-8 2 0 4-2 7-4-18-5-36-5-53-5-19-1-38-3-57-4-9-1-19-1-28 0-18 3-36 4-55 0-9-2-18 0-28 0-13 1-26 3-40 4-3-9-7-17-10-24 21-10 44-6 70-16-6-2-8-4-10-4-21 2-42-6-63-2-4 1-11-1-14-4-18-17-40-26-63-34h1c-41 0-77 13-108 39-19 0-38 0-57 0-18 1-36 1-55 2-18 2-37 1-59 5 5 4 6 6 9 7 9 2 18 4 27 4 31 1 62 0 93 1 9 0 18 1 27 2 5 9 0 15-4 23-13 0-27 0-41 0-12 0-12 1-22 10 7 10 17 4 26 5 9 2 18 3 30 4-2 5-3 10-5 15-2 1-5 2-8 2-44-1-88-2-131-2-29 0-57 2-86 3-10 0-20 1-31 2v-32c7-1 12-1 18-1 47-1 93-1 140-1 4-1 9 0 13-2 3 0 5-3 10-7-6-2-9-4-12-5-38 0-75-4-112-8-13-2-26-1-39-1-5 0-10 0-15-1-5-16-6-21-3-48 5-7 18-3 20-15-3-2-7-4-10-5-4-1-7-2-13-2 3-5 5-9 7-9 3-1 7 1 11 1 15 0 30 1 46 1 4 0 9-1 10-6 0-7-6-7-11-8-5 0-9 0-13-1-6 0-12-1-17-3-10-2-20-5-30-7-1-7 4-9 9-9 13 0 25 0 37 2 11 2 21 1 30-4 4-2 6-5 11-10-16-6-30-3-44-7-14-3-29-3-45-5 0-3-1-8-1-14 4-1 7-2 11-2 43 3 84-7 124-21 21-7 42-10 65-10 24-1 48-3 72-5 5 0 9-4 8-11-22-8-46-7-73-8 5-4 8-7 11-9 25-20 52-39 77-58 10-8 18-17 27-26 7 2 9 6 8 13-1 14-5 27-13 40-10 0-20 0-30 0-6 0-13 1-19 2-2 1-5 4-5 6s2 6 4 6c9 3 17 4 26 6 3 0 6 1 9 1 1 3 2 6 2 8 3 9 8 13 16 13 6 0 11-1 16-2 21-5 42-10 63-15 24-6 33-17 29-39 0-2 0-4 1-6 10-3 21-5 31-8 1 0 1-3 2-5-12-11-28-2-42-7-1-3-3-7-3-10 0-8 2-15 9-19 8-5 15-5 22 1 26 20 56 31 85 45 24 12 50 15 77 17 18 1 35-7 52-15 14-8 29-16 47-20 4 5 8 10 11 15-7 16-22 21-35 29-2 1-5 0-8 0-62-4-125-2-187 2-4 0-8 1-12 3-2 0-3 3-3 5s2 5 4 5c8 1 17 2 26 2 31 0 63 0 94 0 7 0 13 1 20 1 10 2 21 4 34 6-3 6-5 10-7 14-2 5-6 9-8 13-4 9-2 15 5 22 9 9 20 12 32 10 6-1 12-3 17-5 24-11 49-13 74-17 5-1 9-1 13 0 26 4 51 5 75 16 6 2 11 4 17 5s13 2 19 1c22-4 29-20 18-38-3-6-7-11-11-18 5-2 10-4 14-5 40-8 80-3 120-5 11 0 22 0 33-1 4 0 7-1 10-2 3-7-1-9-5-11-3-1-6-1-9-1-55-3-111-5-166-3-3 0-5 0-7 1-18 6-31-3-44-13-15-11-15-15 1-31 14 6 30 13 45 20 20 10 40 18 63 15 26-4 53-7 77-21 24-13 51-23 73-40 16-11 30-3 31 17 0 3-1 6-1 9-14 8-31-3-46 9 5 3 7 7 11 8 8 1 17 2 27 3-1 5-1 9-2 13-1 15 5 25 19 31 4 2 8 2 12 4 20 4 39 9 58 13 3 1 5 2 8 2 20 2 24-1 29-20 13-3 26-5 39-8v-12c-18 0-36-1-54-2-8-10-12-22-15-33-1-5-1-11 0-16 0-5 9-8 11-4 14 23 40 33 58 53 1 0 1 1 1 1 20 9 35 24 54 37-6 4-11 3-16 3-4 0-8 0-13 0-5 1-10 1-15 1-4 1-9 2-13 3-5 1-10 2-17 3 4 5 6 10 8 10 18 3 35 4 52 6 9 1 18 0 27 0 20 0 39 4 57 11 35 12 71 19 107 22 5 1 9 1 13 2 6 1 6 5 4 11-23 8-49 8-76 12 7 12 16 15 26 16 8 0 16-1 24-2 8 0 16-1 24-1 3 0 6 3 11 7-18 6-32 14-48 13-5-1-11 0-15 2-3 0-5 4-5 6s3 5 6 5c12 1 24 1 37 1 8 0 16-1 25-2 1 3 1 6 2 9-3 1-4 2-5 2-6 0-13-1-14 7-1 6 5 7 10 9 3 1 7 2 10 3 3 26 2 33-4 49-4 0-9 1-14 1-31 0-61 1-92 7-10 2-22 1-32 1-11 0-21 1-31 2-2 0-5 4-5 6s3 4 5 5c2 2 6 2 9 2 24 0 48 0 72 0 26 0 52 0 79 1 3 0 7 1 11 1 1 11 2 21 2 32-15 0-30 0-44-2-32-4-63-4-94-1-39 4-78 2-118 3-2-7-4-12-6-18 19-7 38-5 58-7-5-12-13-13-21-14-10 0-20 0-30 0-5-1-10-1-16-1-2-6-4-12-6-17 2-1 3-3 4-3 10-2 20-4 30-4 30-1 60 0 90 0 12-1 23-1 35-9-4-2-6-4-9-5-4-1-8 0-11-1-33-1-66-2-99-3-6-1-12-1-17 0-11 0-21 4-31 1-8-2-14-12-22-16-33-17-67-32-105-17-12 5-24 10-34 19-12 9-23 12-38 11-18 0-36 3-54 4-1 0-1 1-2 2 4 8 12 6 19 7s16 1 23 3c8 1 14 3 23 6-3 8-6 16-10 26-15-3-30-5-45-6-7-1-14-2-20 0-20 5-41 3-61 1-8 0-16 0-24 0-19 1-38 2-57 3-17 1-34 3-52 6 2 1 5 3 7 3 40 8 80 11 120 8 6 0 13-1 20-1 34 2 68 4 102 7 2 0 3 1 6 2-3 3-6 5-8 6-4 0-9 0-13 0-174 0-348-1-522-1zM3461 7013c1 0 1 1 2 2-18 32-56 64-84 70-5-6-4-12 0-17 23-25 48-46 82-55zM3407 6979c15-10 27-25 48-23-7 21-24 30-40 40-8 6-8 6-21 6-1-11 5-18 13-23zM3361 7418c-4 16-10 32-23 44-8-7-3-14-1-19 4-16 10-26 20-35 6 1 5 6 4 10zM3314 7429c-5 14-11 30-24 43-3-18 6-30 11-42 6-13 8-27 20-41 4 17-2 28-7 40zM3909 7229c-16 43-24 88-29 134-3 23-4 47-6 70 0 8-1 16-2 22-91 29-178 48-229 138-32 54-41 121-25 182 6 22 15 44 16 67 1 47-30 64-72 54-39-9-73-39-92-73-24-41-31-89-27-136 3-37 9-78 24-112 10-23 30-48-13-33-52 17-76 77-101 121-17 31-28 70-51 97-10 11-22 8-26-7-3-11-5-24-4-36 2-33 8-65 19-97 4-11 7-23 10-38 41-29 82-61 128-88 75-45 151-91 227-136 32-19 66-35 99-52 37-20 74-40 111-61 14-7 28-16 44-25 0 4 0 7-1 9zM4826 6655c0 52-6 103-29 149-9 19-21 36-33 52-42 53-91 97-153 126-15 8-32 14-49 18-19 4-37 11-56 16-41 11-82 21-123 32-23 7-46 16-68 23-4 1-7 1-13 2 17-15 37-19 52-32-3-8-9-7-14-6-21 6-43 12-63 23-7 3-13 7-20 9 14-14 31-21 48-31 17-9 35-16 51-26-2-8-6-7-9-7-7 1-13 3-19 5-28 8-56 17-88 26 6-5 10-8 13-11 32-21 65-39 100-53 6-3 13-4 15-11-5-6-11-4-16-3-12 2-23 4-35 7-22 5-45 11-67 16-25 7-47 18-65 36-36 37-63 79-75 130-6 25-9 51-4 78 3 21 5 42 9 62 10 43 32 79 58 112 18 22 41 36 63 52 24 17 51 27 81 31 16 2 32 1 48 2 11 1 22 2 33 4s22 7 26 20c3 13-2 24-12 33-7 7-15 13-21 20-10 12-7 23 8 29 14 6 29 9 45 6 13-2 26-5 38-9 27-8 54-18 83-22 16-2 33-3 50 2 24 8 38 25 37 50 0 11-3 22-7 32-7 21-21 39-36 55-27 29-57 55-96 65-33 9-67 17-101 17-35 0-71 1-106-1-16 0-33-3-49-6-23-4-45-7-68-5-7 1-15 5-22 9-4 2-8 6-11 10-16 13-17 19-10 38 2 4 3 9 5 14-9 5-17 3-24 0-36-14-73-25-104-49-33-26-52-62-71-99-19-41-31-85-35-130-4-36-3-71 0-107 3-33 6-66 12-99 9-46 23-91 42-134 2-5 5-11 6-16 8-28 23-51 41-72 19-25 39-49 59-73 21-26 45-49 69-71 31-29 69-47 107-63 26-12 52-22 80-28 20-4 39-8 59-8 42-1 84-2 127-5 17-1 34-7 51-11 11-3 22-7 34-9 28-5 54-15 76-35 1-1 2-2 3-3 50-32 85-120 81-174-2-25-2-50-11-74-4-11-10-22-16-33-4-8-9-9-14-6-6 3-6 9-4 15 1 7 4 14 5 21 2 9 3 19 1 29-4-7-7-14-10-21-11-25-25-48-45-66-5-4-9-10-19-8 1 4 1 8 3 11 5 7 10 13 15 19 14 18 23 38 30 58 1 2 0 4 0 10-14-28-30-50-48-71-14-15-30-29-48-38-5-4-11-7-19-1 8 15 24 21 34 33 10 13 20 27 29 41 9 13 18 27 23 42-6 3-8-1-10-4-23-26-50-48-78-70-8-6-17-11-25-17-8-5-16-11-23-16-6-5-11-10-12-19 9-14 24-18 40-18 43-2 82 9 118 33 7 6 15 12 23 17 6 5 14 1 13-7-1-10-4-19-6-28s-6-18-8-27c-2-11-1-21 10-28 15 4 26 13 37 22 33 30 53 68 64 110 8 29 12 59 13 89zM4600 6819c19-23 38-46 58-68 1-1 3-1 5-2 2 11-2 20-8 29-14 21-34 37-55 44l-1-1c0-1 0-2 1-2zM4908 6386c-12-25-25-49-37-73-2-5-2-10-1-15 0-7 2-14 4-25 3 5 5 8 6 10 3 15 6 29 10 43 5 15 10 29 21 41 6 6 3 12-3 19zM4922 6359c-3-27-7-52-10-78 1 0 1 0 2-1 6 21 12 41 17 62 2 7 2 7-9 17zM4910 6153c-4 31-4 62-4 93-6-19-10-37-5-58 4-15 4-33 6-49 4-40 13-78 29-114 13-30 31-56 46-85 5 8 1 12-2 17-10 19-20 37-30 56-22 44-33 91-40 140zM4927 5945c8-8 12-19 19-29 6-10 13-21 20-31 1-2 5-1 8-2 0 2 1 3 2 5-27 30-43 67-63 101 0-3 1-7 1-10 0-13 4-24 13-34zM4922 5899c0-19 0-19 11-21-4 7-7 13-11 21zM4984 6028c2 6 3 12 6 17 6 14 19 21 35 19 10-2 20-5 31-7 2 17-2 33-9 48-4 8-9 17-15 24-20 22-39 45-66 60-6 3-12 8-18 12-11-43 10-134 36-173zM5202 6059c7 24 11 48 11 73-1 29-2 59-5 88-2 19-6 26-21 44-2-4-5-8-7-12-4-10-10-17-21-16s-19 7-23 18c-1 3-1 7-2 11-15 72-59 123-122 161-14 8-26 2-40 0 0 0-1-1-2-1-7-6-15-38-10-46 7-9 12-20 22-27 24-16 39-41 56-64 2-4 4-9 6-14 3-16-5-26-21-26-7 0-14 3-21 6-9 3-17 7-26 9-8 2-13-2-13-10-1-20 6-36 23-47 22-14 40-33 59-52 20-20 33-44 39-72 3-14 6-28 9-44 4 19 0 36-5 52-4 17-11 33-17 49-5 16-21 26-27 42 11 1 11 1 28-10-3 10-6 19-9 29 20 3 23-16 36-23-2 18-21 26-22 46 5-2 8-2 11-3s5-3 8-4c0 2 1 4 1 5-4 5-7 11-11 16s-9 9-14 15c3 4 6 6 8 8 0 2 0 3 0 4-9 16-16 32-25 46-10 16-22 30-37 41-5 3-10 6-6 15 8-1 13-6 19-11 49-39 90-85 112-145 18-49 24-99 12-150-12-54-42-96-76-137-18-22-41-37-64-53-21-14-45-24-62-43-22-8-36-25-54-37-24-17-44-39-65-60-18-18-35-38-52-58-24-30-36-66-41-103-15-102 15-193 74-276 38-53 82-101 127-147 22-23 38-49 47-79 5-18 4-36 0-54-3-15-10-29-15-44-1-3-3-7-7-16 18 13 23 31 39 43 1-18-6-31-14-42s-17-21-25-32c16 8 27 21 35 36 5 10 9 20 14 30 2 3 4 5 8 9 5-17-5-30-6-46 9 6 13 13 16 21 14 27 23 57 25 88 2 19 1 39 0 59-1 9-2 18-5 26-18 40-40 78-75 106-7 6-14 11-20 18 29-7 51-26 72-46 22-21 29-50 45-77 7 14 7 27 3 39-5 14-11 28-17 41-4 7-9 15-15 21-16 14-31 27-50 36s-37 19-55 31-32 30-43 49c-4 8-7 17-4 28 2 4 0 10 0 15-3 15-3 31-2 48 9 0 12-8 18-12 15-11 26-24 36-40 12-18 30-31 51-40 40-17 83-27 121-51 7-4 15-6 22-9 18-6 33-16 44-31 9-13 18-25 27-37 12-18 20-38 22-59 2-26 8-51 7-77-1-38-14-72-38-103-6-7-14-12-24-14-20-4-35-17-51-29-9-7-13-17-9-29 3-1 6-3 8-3 21 0 41-1 61 5 7 3 14 3 21 3 9 0 13-5 14-14 3-25-1-47-23-62-10-6-20-12-31-16-12-6-25-9-37-14-21-8-38-21-50-40-17-26-10-43 20-50 6-1 13-1 19-1 15 2 28-4 39-12s16-17 11-30c-2-8-7-16-13-23-4-4-10-8-16-11-25-11-51-22-76-34-6-3-13-6-18-11-10-11-20-23-30-35-4-6-8-12-12-19-23-40-5-78 17-99 6-7 14-11 21-17 22-18 48-23 76-20 36 5 71 14 102 32 24 14 48 29 70 44 43 30 74 69 100 113 22 36 39 73 51 114 4 15 11 66 10 84-4-6-6-10-9-15-10-19-21-38-32-57-9-17-20-32-34-45-19-19-39-38-58-56-2-2-4-3-6-5-3-2-8-5-11-1-2 3-1 9 0 12 1 4 4 6 6 9 27 35 55 69 79 105 49 75 72 157 67 248-5 81-29 156-71 225-22 35-51 64-87 86-21 13-41 26-62 40-5 3-9 6-14 7-23 8-44 22-66 34-7 4-14 9-21 10-19 5-36 13-53 22-12 6-24 9-37 14-27 11-54 21-81 33-12 6-24 14-34 23-17 19-34 38-48 62-19-25-31-52-32-83 0-11 0-22 0-33 0-7 0-15-8-20-6 3-13 6-20 10 0 8-1 16 0 24 10 70 34 135 75 194 23 33 48 62 79 87 20 15 37 33 54 51 24 26 49 51 71 78 46 58 80 122 102 193zM4973 6302c9-3 17-5 28-8-8 12-16 17-27 22-1-5-1-9-1-14zM5102 4354c5 1 8 1 11 2 50 16 98 35 144 58 18 10 35 21 48 38-17-8-33-18-50-25-24-11-49-20-73-30-6-2-12-5-18-8-20-11-40-23-62-35zM6192 5243c-3 43-14 84-38 120-10 13-20 25-32 36-21 18-46 27-75 21-6-1-12-1-17-2-22-4-42-12-59-27-8-8-16-15-23-23-26-25-54-48-86-65-24-13-49-20-77-21-55-4-105 10-151 41-13 9-26 19-38 29-12 8-20 20-26 32-1 3-1 7-2 10 2 2 3 3 4 3 27 2 53 4 79 6 9 1 19 3 28 6 56 17 102 49 142 90 4 5 8 9 11 14 21 41 37 83 39 129 1 16 1 32 2 48 0 4-1 8-1 11-8 35-17 70-36 101-9 17-21 31-37 43-11 9-23 18-35 26-19 13-41 19-64 17-24-3-47-11-68-24-12-9-18-21-18-36 0-29 5-57 24-80 18-22 20-46 17-72-6-58-61-101-117-100-19 1-38-1-57-1-6 0-12 1-17 3-46 15-91 30-133 56-41 27-85 52-124 82-13 10-26 21-40 31-3 3-7 6-11 9-4-6 1-8 3-10 23-25 48-46 77-65 9-6 18-12 27-18 3-3 5-6 11-13-9 2-15 2-19 4-44 22-87 46-124 81-16 15-32 30-49 46-3-3-6-5-10-9 3-3 5-6 7-9 19-19 38-38 56-58 20-21 42-37 65-52 6-4 13-7 15-16-3-5-9-4-13-2-16 9-32 17-48 27-27 17-50 40-73 62-9 9-18 17-29 26-2-2-5-5-8-8 0-2 0-4 1-4 7-6 15-11 20-17 26-27 54-52 84-74 5-4 11-7 11-15-8-5-15 0-20 4-16 10-31 21-46 33-21 17-41 34-61 51-1 1-3 2-9 4 6-8 10-13 14-17 49-51 108-90 163-133 33-25 71-40 109-57 32-14 64-26 99-32 19-4 39-7 58-8 33-1 66-2 99 4 30 6 60 13 86 30 16 10 32 21 47 32 31 23 51 54 57 93 3 15 4 30 6 45 1 20 3 40 5 59 0 6 3 11 5 19 4-5 8-7 9-11 8-13 11-28 12-44 3-32 0-64-10-95-3-12-8-23-15-34-25-39-56-71-101-87-5-1-9-4-14-7-33-19-70-28-108-31-18-2-36-4-54-5-52-4-102 6-150 24-29 11-57 23-85 36-22 12-43 26-63 40-56 40-110 82-158 131-9 9-17 18-27 28-4-4-7-7-12-11 12-16 27-29 41-43s28-27 43-40c16-13 31-25 47-37 15-12 30-24 45-34 17-11 34-20 51-31 16-10 36-15 54-30-7-3-11-6-14-5-12 3-23 7-35 12-46 20-90 45-131 74-24 17-47 34-73 50 3-3 5-6 8-9 17-16 35-31 51-48 31-31 68-51 106-69 13-6 28-10 41-14 64-19 123-47 173-91 38-33 79-61 118-91 18-14 36-28 54-43 40-34 88-56 138-74 17-6 34-12 51-19 19-8 39-13 59-15 45-5 89-3 130 19 15 8 31 14 46 21 13 5 24 14 33 25 17 25 33 50 35 81 1 8 0 18 6 25 2-1 3-1 3-1 12-24 14-50 9-77-3-16-11-31-24-43-15-13-30-25-46-37-12-9-25-16-37-23-30-17-62-25-96-27-25-2-48 2-72 5-17 2-33 5-50 7-30 5-58 14-86 25-10 4-20 9-30 13-41 16-77 38-111 66-32 26-64 53-96 79-17 14-34 29-52 40-21 13-43 22-67 29 5-4 9-8 13-12 41-37 80-75 107-124 16-28 29-58 36-88 2-2 2-3 4-4 26-13 46-35 67-56 26-25 48-52 70-81 31-40 53-86 72-132 15-36 28-73 42-109 12-30 27-57 47-83 18-24 38-46 61-66 16-13 33-23 53-30 15-4 31-8 48-12-11-4-22-4-31-2-29 4-58 10-83 27-19 13-37 27-53 45-39 43-67 94-89 148-9 24-18 49-27 73-6 18-14 34-25 49-21 32-43 63-68 92-16 18-36 31-57 43-2 2-5 2-9 3 1-22 1-42 2-62 3-29 2-57-9-84-5-12-4-22 0-34 12-39 16-79 13-119-3-21-6-42-11-62-4-16-11-31-18-45-13-24-27-47-40-70-19-31-43-56-71-77-8-6-14-12-19-21-4-10-12-18-19-26-48-55-107-92-173-122-16-7-32-15-47-24 19 4 37 11 55 19 55 25 106 56 156 89 23 16 43 35 60 57 4 7 9 14 18 18 0-4 1-7 0-10 0-3-2-7-4-10-17-26-31-54-57-74-27-19-53-39-79-58-4-3-7-5-12-9 20 5 43 19 75 42 23 16 44 34 64 54s36 43 52 72c1-8 3-12 2-15-4-10-7-20-12-30-15-27-34-51-56-73-33-32-67-62-106-88-4-3-7-6-12-10 3-1 5-1 6-1 64 34 123 76 167 135 8 10 18 19 25 31 8 13 15 28 22 42 3 7 4 14 11 19 8-6 1-15 4-22 8 2 15 4 23 4s16-3 25-5c2 4 4 9 6 13 22 53 31 109 36 166 7 71 3 142 2 213 0 12-2 24 2 38 7-5 8-12 10-18 6-22 10-45 17-68 12-44 25-88 39-132 13-47 37-89 63-129 1-2 2-3 3-4 17-19 34-38 52-57 24-24 55-38 86-50 28-11 58-20 89-21 52-1 100 12 141 45 27 21 41 49 41 83 0 17-6 32-19 44-10 9-21 18-32 26-24 15-48 30-73 45-72 45-138 98-188 168-12 16-22 33-31 50-18 33-34 67-50 100-4 8-9 13-16 18-18 11-35 23-52 36-14 12-27 25-40 38-7 7-12 16-16 25-2 4-1 10-1 14 9 2 13-2 18-6 21-15 43-30 63-46 49-38 105-58 164-71 27-6 56-8 84-12 2-1 3-1 4-1 39 3 78 4 115 16 40 13 72 35 93 72 12 20 24 40 33 62 16 35 20 73 18 111z">
          <text:p/>
        </draw:path>
        <draw:path draw:style-name="gr1" draw:text-style-name="P1" draw:layer="layout" svg:width="0.131cm" svg:height="0.116cm" svg:x="3.403cm" svg:y="21.158cm" svg:viewBox="0 0 132 117" svg:d="M20 97c-5 3-10 6-15 10-2 1-3 4-5 8 5 1 9 3 11 2 9-3 18-7 26-11 25-15 47-31 66-51 10-18 22-36 29-55-3 0-5 0-7 1-1 0-3 2-4 4-26 39-64 66-101 92z">
          <text:p/>
        </draw:path>
        <draw:path draw:style-name="gr1" draw:text-style-name="P1" draw:layer="layout" svg:width="0.28cm" svg:height="0.186cm" svg:x="5.541cm" svg:y="20.589cm" svg:viewBox="0 0 281 187" svg:d="M278 0c2 7 4 11 3 14-3 6-6 13-10 19-9 11-19 23-30 32-52 45-110 80-174 109-21 8-41 15-67 13 4-4 6-6 9-8 30-19 60-38 91-55 56-31 109-66 158-109 5-5 11-8 20-15z">
          <text:p/>
        </draw:path>
        <draw:path draw:style-name="gr1" draw:text-style-name="P1" draw:layer="layout" svg:width="0.172cm" svg:height="0.172cm" svg:x="5.722cm" svg:y="20.559cm" svg:viewBox="0 0 173 173" svg:d="M169 0c5 9 4 18 1 26-6 15-12 30-20 44-18 32-43 57-73 78-15 11-32 18-50 23-11 2-11 2-27 0 2-4 3-9 6-11 8-7 16-15 26-21 48-31 86-73 117-120 3-5 6-10 10-14 3-3 6-3 10-5z">
          <text:p/>
        </draw:path>
        <draw:path draw:style-name="gr1" draw:text-style-name="P1" draw:layer="layout" svg:width="0.043cm" svg:height="0.154cm" svg:x="6.165cm" svg:y="20.348cm" svg:viewBox="0 0 44 155" svg:d="M21 155c-2-10-3-17-3-25 0-13-1-27 0-41 0-20-4-38-13-55-3-6-5-14-5-20 0-4 3-10 8-13 4-3 10 0 13 4 5 6 10 12 12 19 17 43 14 85-6 126 0 1-2 1-6 5z">
          <text:p/>
        </draw:path>
        <draw:path draw:style-name="gr1" draw:text-style-name="P1" draw:layer="layout" svg:width="0.025cm" svg:height="0.081cm" svg:x="6.149cm" svg:y="20.446cm" svg:viewBox="0 0 26 82" svg:d="M9 82c-6-5-6-12-7-19-1-14-2-30-2-44-1-7-1-15 7-19 6-2 11 4 14 15 4 17 7 35 1 52-3 7-5 13-13 15z">
          <text:p/>
        </draw:path>
        <draw:path draw:style-name="gr1" draw:text-style-name="P1" draw:layer="layout" svg:width="0.053cm" svg:height="0.075cm" svg:x="4.252cm" svg:y="16.594cm" svg:viewBox="0 0 54 76" svg:d="M5 54c4-2 8-5 11-8 9-12 17-25 26-37 2-3 4-5 8-9 7 10 3 19-1 27-11 22-24 39-49 49 2-9 3-15 5-22z">
          <text:p/>
        </draw:path>
        <draw:path draw:style-name="gr1" draw:text-style-name="P1" draw:layer="layout" svg:width="0.067cm" svg:height="0.307cm" svg:x="2.663cm" svg:y="19.362cm" svg:viewBox="0 0 68 308" svg:d="M65 308c-8-2-10-9-12-16-14-32-25-65-33-101-13-55-20-112-20-169 0-6 0-12 1-17 0-2 2-5 4-5 3 0 7 1 9 2 2 5 5 9 5 14 3 15 6 29 7 44 6 76 25 152 39 227 2 7 5 14 0 21z">
          <text:p/>
        </draw:path>
        <draw:path draw:style-name="gr1" draw:text-style-name="P1" draw:layer="layout" svg:width="0.108cm" svg:height="0.177cm" svg:x="3.474cm" svg:y="19.074cm" svg:viewBox="0 0 109 178" svg:d="M3 178c-4-13-4-24-1-34 2-6 4-13 7-19 14-35 32-66 54-96 8-12 18-21 31-28 9-4 17 1 15 11-1 6-3 12-7 18-18 31-36 62-55 94-7 12-15 25-23 37-4 7-10 14-21 17z">
          <text:p/>
        </draw:path>
        <draw:path draw:style-name="gr1" draw:text-style-name="P1" draw:layer="layout" svg:width="0.222cm" svg:height="0.104cm" svg:x="3.546cm" svg:y="20.614cm" svg:viewBox="0 0 223 105" svg:d="M223 103c-8 3-14 1-22-1-35-8-69-19-102-33-26-12-51-25-77-39-7-3-13-9-19-14-2-3-4-8-3-12 2-4 7-5 11-4 5 2 10 3 15 5 62 23 123 52 182 83 9 5 9 5 15 15z">
          <text:p/>
        </draw:path>
        <draw:path draw:style-name="gr1" draw:text-style-name="P1" draw:layer="layout" svg:width="0.194cm" svg:height="0.103cm" svg:x="3.174cm" svg:y="17.624cm" svg:viewBox="0 0 195 104" svg:d="M195 0c-8 13-17 20-27 26-21 13-43 26-65 37-25 15-50 27-78 36-4 1-8 3-12 4-5 1-11 2-13-4-1-4 0-9 3-12 3-4 7-7 11-10 43-25 86-48 132-66 10-4 20-7 30-9 5-2 11-1 19-2z">
          <text:p/>
        </draw:path>
        <draw:path draw:style-name="gr1" draw:text-style-name="P1" draw:layer="layout" svg:width="0.043cm" svg:height="0.193cm" svg:x="2.68cm" svg:y="17.357cm" svg:viewBox="0 0 44 194" svg:d="M41 194c-6-6-8-8-9-11-20-36-30-75-31-116-1-16-1-33-1-50 0-7 2-14 10-17 7-2 15 3 19 13 2 5 3 10 4 15 3 35 7 69 10 105 2 19 0 38-2 61z">
          <text:p/>
        </draw:path>
        <draw:path draw:style-name="gr1" draw:text-style-name="P1" draw:layer="layout" svg:width="0.06cm" svg:height="0.136cm" svg:x="4.04cm" svg:y="20.206cm" svg:viewBox="0 0 61 137" svg:d="M58 136c-7 1-12-1-14-6-4-9-10-17-13-25-9-23-18-46-27-69-3-9-5-18-3-28 0-3 3-7 6-8s8 0 10 3c4 4 7 9 9 14 11 28 22 56 32 84 3 11 5 23 0 35z">
          <text:p/>
        </draw:path>
        <draw:path draw:style-name="gr1" draw:text-style-name="P1" draw:layer="layout" svg:width="0.109cm" svg:height="0.078cm" svg:x="3.289cm" svg:y="17.668cm" svg:viewBox="0 0 110 79" svg:d="M110 3c-2 5-3 10-5 12-6 7-12 14-19 19-19 13-38 25-57 37-4 2-8 4-13 5-5 2-10 5-14-1-3-5-2-10 1-14 4-5 7-10 12-13 23-15 45-29 68-42 7-5 15-10 27-3z">
          <text:p/>
        </draw:path>
        <draw:path draw:style-name="gr1" draw:text-style-name="P1" draw:layer="layout" svg:width="0.044cm" svg:height="0.136cm" svg:x="2.73cm" svg:y="19.514cm" svg:viewBox="0 0 45 137" svg:d="M44 137c-3-2-5-3-6-5-5-10-11-19-16-29-12-26-17-56-22-85-1-6-1-13 8-18 2 2 6 3 8 6 3 7 6 13 8 20 6 25 12 51 18 75 3 12 3 23 2 36z">
          <text:p/>
        </draw:path>
        <draw:path draw:style-name="gr1" draw:text-style-name="P1" draw:layer="layout" svg:width="0.074cm" svg:height="0.104cm" svg:x="3.984cm" svg:y="20.256cm" svg:viewBox="0 0 75 105" svg:d="M75 105c-11 1-16-4-20-10-15-22-30-45-44-66-5-6-8-13-11-20 0-2 1-6 3-7 2-2 7-2 9-2 4 2 8 5 10 8 19 20 34 42 47 67 5 9 5 19 6 30z">
          <text:p/>
        </draw:path>
        <draw:path draw:style-name="gr1" draw:text-style-name="P1" draw:layer="layout" svg:width="0.037cm" svg:height="0.092cm" svg:x="2.72cm" svg:y="17.322cm" svg:viewBox="0 0 38 93" svg:d="M30 93c-10-4-14-12-17-19-8-17-12-35-13-54 0-3 0-7 1-10 2-10 13-13 19-5 5 4 8 10 10 16 3 15 6 30 8 46 1 8 1 17-8 26z">
          <text:p/>
        </draw:path>
        <draw:path draw:style-name="gr1" draw:text-style-name="P1" draw:layer="layout" svg:width="0.108cm" svg:height="0.057cm" svg:x="3.611cm" svg:y="20.595cm" svg:viewBox="0 0 109 58" svg:d="M109 57c-6 0-10 2-14 1-15-5-30-10-45-17-10-4-20-9-31-13-5-3-9-5-13-8-6-5-8-12-5-16 4-4 9-4 14-3 1 1 3 1 4 2 31 10 59 24 84 45 2 2 3 5 6 9z">
          <text:p/>
        </draw:path>
        <draw:path draw:style-name="gr1" draw:text-style-name="P1" draw:layer="layout" svg:width="0.058cm" svg:height="0.081cm" svg:x="3.554cm" svg:y="19.12cm" svg:viewBox="0 0 59 82" svg:d="M56 2c5 7 3 15 0 22-9 19-22 36-35 52-2 2-4 4-7 5s-8 1-10 0c-2-2-4-7-4-10 2-7 3-14 7-21 10-15 21-30 32-44 4-5 9-8 17-4z">
          <text:p/>
        </draw:path>
        <draw:path draw:style-name="gr1" draw:text-style-name="P1" draw:layer="layout" svg:width="0.032cm" svg:height="0.096cm" svg:x="3.224cm" svg:y="19.998cm" svg:viewBox="0 0 33 97" svg:d="M9 0c7 1 11 5 12 10 4 22 9 43 12 65 1 9 1 17-8 21-7 3-13-4-16-18-3-18-6-35-8-53-2-9-1-19 8-25z">
          <text:p/>
        </draw:path>
        <draw:path draw:style-name="gr1" draw:text-style-name="P1" draw:layer="layout" svg:width="0.032cm" svg:height="0.084cm" svg:x="4.151cm" svg:y="20.731cm" svg:viewBox="0 0 33 85" svg:d="M33 27c-3 17-4 29-6 41s-7 17-14 17c-6 1-14-6-13-17 3-20 6-40 9-59 1-2 2-4 4-6 3-5 11-4 13 2 3 8 4 17 7 22z">
          <text:p/>
        </draw:path>
        <draw:path draw:style-name="gr1" draw:text-style-name="P1" draw:layer="layout" svg:width="0.032cm" svg:height="0.076cm" svg:x="3.271cm" svg:y="20.054cm" svg:viewBox="0 0 33 77" svg:d="M0 27c2-9 2-16 5-22 3-7 12-7 16 0 1 2 3 5 4 7 3 15 6 28 8 42 1 6-1 12-4 18-2 6-10 6-14 1-2-3-4-6-5-10-3-12-7-25-10-36z">
          <text:p/>
        </draw:path>
        <draw:path draw:style-name="gr1" draw:text-style-name="P1" draw:layer="layout" svg:width="0.053cm" svg:height="0.066cm" svg:x="2.724cm" svg:y="18.041cm" svg:viewBox="0 0 54 67" svg:d="M54 2c-1 5-1 9-2 13-8 19-22 34-36 48-3 3-7 5-11 3-6-3-6-8-5-13 1-3 2-6 3-8 11-13 21-26 32-40 5-4 10-7 19-3z">
          <text:p/>
        </draw:path>
        <draw:path draw:style-name="gr1" draw:text-style-name="P1" draw:layer="layout" svg:width="0.038cm" svg:height="0.07cm" svg:x="4.078cm" svg:y="20.178cm" svg:viewBox="0 0 39 71" svg:d="M36 71c-2-1-5 0-6-1-12-9-30-45-30-60 0-1 0-2 0-2 2-3 3-7 5-7 3-1 8-1 10 1 11 10 15 23 20 36 4 10 6 22 1 33z">
          <text:p/>
        </draw:path>
        <draw:path draw:style-name="gr1" draw:text-style-name="P1" draw:layer="layout" svg:width="0.023cm" svg:height="0.074cm" svg:x="4.186cm" svg:y="20.837cm" svg:viewBox="0 0 24 75" svg:d="M13 75c-11-2-12-9-13-15 0-15 0-30 1-45 0-3 1-6 3-8 2-3 6-7 9-7 2 0 6 5 7 8 4 20 6 41-2 61-1 3-4 4-5 6z">
          <text:p/>
        </draw:path>
        <draw:path draw:style-name="gr1" draw:text-style-name="P1" draw:layer="layout" svg:width="0.04cm" svg:height="0.04cm" svg:x="3.373cm" svg:y="17.743cm" svg:viewBox="0 0 41 41" svg:d="M41 2c-2 19-15 35-32 39-4 1-9-2-9-6 0-3 0-6 1-8 1-8 6-13 12-17 8-5 14-13 28-8z">
          <text:p/>
        </draw:path>
        <draw:path draw:style-name="gr1" draw:text-style-name="P1" draw:layer="layout" svg:width="0.032cm" svg:height="0.044cm" svg:x="2.754cm" svg:y="18.098cm" svg:viewBox="0 0 33 45" svg:d="M33 0c0 18-9 35-19 43-6 4-12 2-13-5-3-10 2-18 9-26 6-7 12-14 23-12z">
          <text:p/>
        </draw:path>
        <draw:path draw:style-name="gr1" draw:text-style-name="P1" draw:layer="layout" svg:width="0.031cm" svg:height="0.047cm" svg:x="3.598cm" svg:y="19.197cm" svg:viewBox="0 0 32 48" svg:d="M1 48c-4-16 4-26 10-36 4-7 9-13 18-12 6 8 3 17-1 25-8 16-12 18-27 23z">
          <text:p/>
        </draw:path>
        <draw:path draw:style-name="gr1" draw:text-style-name="P1" draw:layer="layout" svg:width="0.019cm" svg:height="0.012cm" svg:x="3.906cm" svg:y="20.744cm" svg:viewBox="0 0 20 13" svg:d="M20 13c-12 0-17-5-20-13 11-2 15 3 20 13z">
          <text:p/>
        </draw:path>
        <draw:path draw:style-name="gr1" draw:text-style-name="P1" draw:layer="layout" svg:width="0.591cm" svg:height="0.642cm" svg:x="3.69cm" svg:y="14.791cm" svg:viewBox="0 0 592 643" svg:d="M121 162c6-4 8-6 12-8 9-5 18-4 26 4 6 7 11 15 16 23 8 11 15 24 22 35 4 6 7 12 16 15 4-5 2-10 2-14 1-29 11-53 28-74 19-25 55-28 77-9 14 12 18 27 11 44-3 6-7 12-11 20-5 8-10 16-11 27 20-1 30 9 35 26 2 6 6 11 10 19 3-13 4-23 7-33 3-12 9-23 19-31 16-12 31-12 45 2 7 7 12 15 16 24 5 13 9 27 12 41 8 30 15 60 23 89 1 5 4 9 7 16 5-6 8-11 12-14 5-5 10-11 16-14 14-7 27-1 30 15 1 7 1 14 1 21-2 21-4 43-5 64-4 38 8 71 33 101 7 9 13 19 17 30 10 21 4 42-7 62-10-5-13-14-16-21-9-16-21-25-39-30-32-8-58-25-77-53-12-19-24-38-32-60-4-12-10-24-15-36-10-24-27-42-45-59-3-2-6-5-9-6-33-15-66-31-103-38-7-1-16-1-24-1-22-1-44 0-66-1s-42-5-62-15c-30-16-47-42-48-76-1-16-6-30-14-44-20-33-32-67-30-105 1-18 4-36 8-54 3-14 12-26 22-37 7-7 15-10 26-5s21 11 25 22c5 11 9 22 11 33 6 29 11 59 22 87 2 6 4 11 7 18zM74 209c8 16 19 28 35 36 3 3 6 5 9 8 5 7 10 13 16 21-15 5-28 2-46-2 20 15 37 26 56 29 23 5 46 9 69 9 25 1 51 4 75 10 35 8 67 22 91 51 4 5 9 9 14 13 4 5 9 10 16 18-6-26-12-47-23-66-5-8-10-16-19-20-23-12-40-30-47-55-3-7-8-7-14-4 9 24 31 39 43 62-12-1-22-3-33-6-26-9-44-26-55-50-7-17-10-35-8-54 1-5 1-10 1-15-3 2-5 5-6 8-6 18-5 37 1 55 1 5 5 10-2 15-45-12-75-45-102-83-6 8-11 12-16 17-14-5-22-17-29-28-17-30-30-62-31-97 0-12-1-25-6-36-11 1-16 7-19 15s-7 17-8 27c-4 31 3 61 16 89 2 5 7 9 11 13 4 7 7 13 11 20zM406 227c-20 8-20 23-22 37-2 13 2 26 7 38 1 3 4 4 8 8 2-12-8-21 0-31 2 3 4 5 6 8 6 15 11 30 17 45 4 9 17 26 27 35-13-24-20-47-26-70-3-16-6-31-10-47-2-7-4-14-7-23zM501 536c-5-29-9-57-14-86-2-10-6-19-10-29-4-8-8-16-19-21 2 6 3 11 4 15 6 27 11 55 18 83 3 14 8 27 21 38zM295 160c-16-5-17-4-29 10 10 10 10 10 9 25-2 15-2 30 6 47-4-31 6-57 14-82zM459 507c-11-44-12-92-35-137 0 5-1 8 0 10 4 20 9 41 14 61 5 23 9 46 21 66zM516 436c0-19 6-36 5-58-20 21-13 39-5 58zM559 575c1 0 1-1 2-1-12-15-24-29-38-47 3 16 6 27 17 33 7 4 13 10 19 15zM293 268c1-1 1-2 1-2 0-3-1-6-2-9 0-1-3 0-4 0 1 3 1 6 2 9 0 1 1 1 3 2z">
          <text:p/>
        </draw:path>
        <draw:path draw:style-name="gr1" draw:text-style-name="P1" draw:layer="layout" svg:width="0.587cm" svg:height="0.641cm" svg:x="4.468cm" svg:y="14.791cm" svg:viewBox="0 0 588 642" svg:d="M26 641c-7 0-12 1-18 1-1-1-3-2-3-3 0-14-1-27-4-40-3-10 1-21 6-30 5-8 11-16 17-23 23-29 32-62 29-98-2-19-4-38-6-57 0-8 0-18 1-26 4-16 19-21 33-13 5 3 9 7 13 11 3 4 6 8 10 12 0 1 1 1 3 1 1-2 3-4 4-7 8-29 15-59 23-88 4-15 7-30 13-45 3-8 8-17 14-24 17-19 37-17 53 0 11 11 15 25 17 39 1 5 1 10 1 17 8-6 9-13 12-20 6-15 15-25 34-23-1-9-5-17-9-24-3-6-7-11-10-18-15-30 5-62 38-61 21 0 39 7 51 25 14 21 24 45 24 71 0 4 1 8 1 15 5-4 9-6 11-9 9-12 16-25 24-38 5-8 10-16 16-24 9-12 22-15 34-5 2 2 4 2 6 3 7-6 9-15 11-23 8-27 14-54 20-81 3-11 7-22 11-33 5-10 14-16 24-21 12-5 20-2 28 6 13 13 21 29 25 48 11 54 2 104-28 152-8 11-11 22-11 36-2 44-28 76-72 87-14 4-30 6-45 7-17 1-35 1-52 0-24 0-47 4-69 12-20 7-39 16-59 25-4 1-7 4-11 7-22 21-42 44-54 73-9 24-19 47-32 70-22 36-52 60-93 70-4 1-8 2-11 3-9 5-15 11-16 22-1 7-2 14-4 21zM476 246c17-9 29-21 37-37 4-7 8-13 13-20 2-1 4-4 6-6 16-32 23-65 19-100-1-8-5-17-9-25-3-7-8-13-18-13-6 15-6 31-7 46-2 34-16 65-35 93-7 10-14 19-26 22-4-5-9-10-14-16-6 7-11 14-16 21-21 26-46 47-78 59-3 1-7 0-13 0 7-27 14-52-2-76 3 20 3 40-3 60-7 20-17 38-35 49-18 10-36 17-58 16 14-23 36-37 44-62-9-4-12 0-14 6-7 22-22 38-41 50-4 2-8 4-11 7-18 22-27 48-33 80 12-13 22-21 30-31 17-19 38-32 62-40 30-11 60-17 92-18 21-1 42-4 63-7 20-2 38-10 56-21 3-3 6-6 9-9-13 4-27 4-42 0 6-8 11-14 17-21 2-2 5-5 7-7zM186 228c-3 3-5 6-6 9-3 7-4 14-6 21-8 36-15 73-33 106 0 1 2 2 4 4 8-14 17-27 24-41 7-15 13-30 20-47 8 11-2 20 2 32 15-16 15-34 14-51-1-13-5-25-19-33zM86 543c4-5 6-6 8-9 9-13 14-28 18-44 6-27 12-54 17-81 1-2 0-4-1-7-8 5-13 13-16 21-5 13-9 26-12 39-4 19-6 38-9 57-1 7-3 14-5 24zM306 242c9-18 9-33 6-48 0-4-1-10 1-14 1-4 6-7 9-10-7-11-16-15-30-12 9 26 17 53 14 84zM164 378c-21 40-24 83-32 125 20-39 20-83 32-125zM69 383c1 17-1 35 6 53 10-30 9-37-6-53zM64 530c-10 13-18 22-25 31 0 0-1 1 0 2 0 1 1 1 2 2 13-5 22-14 23-35zM296 255c-1 3-3 6-3 9-1 1 0 2 1 4 2-3 4-6 6-10 0 0-2-1-4-3z">
          <text:p/>
        </draw:path>
        <draw:path draw:style-name="gr1" draw:text-style-name="P1" draw:layer="layout" svg:width="0.424cm" svg:height="0.246cm" svg:x="3.715cm" svg:y="15.183cm" svg:viewBox="0 0 425 247" svg:d="M31 75c-21 6-21 6-31-3 4-3 6-8 10-11 27-20 56-39 87-53 8-4 16-6 23-7 35-2 70-3 105 4 28 6 54 17 76 33 40 29 75 62 101 103 7 12 17 23 20 37 0 2 1 4 2 7 4 21-7 41-29 46-27 6-54 13-82 14-15 0-30 0-46 1-56 3-103-18-144-55-35-32-65-67-88-109-1-3-3-5-4-7zM236 228c-6-2-11-5-18-7-29-12-56-29-77-52-21-25-43-47-59-75-2-3-4-6-6-8-4-5-9-6-15-3 18 42 47 75 80 105 26 25 59 37 95 40z">
          <text:p/>
        </draw:path>
        <draw:path draw:style-name="gr1" draw:text-style-name="P1" draw:layer="layout" svg:width="0.424cm" svg:height="0.245cm" svg:x="4.605cm" svg:y="15.183cm" svg:viewBox="0 0 425 246" svg:d="M425 71c-10 18-20 4-31 4-2 4-4 7-6 11-24 42-55 80-92 111-40 33-86 51-138 49-40-1-80-4-120-12-17-4-26-14-36-26-1-2-2-5-2-8 1-16 4-31 13-45 10-13 19-27 30-40 26-35 59-63 95-86 26-17 55-25 86-27 24-2 48-2 72-2 10 1 21 3 30 7 33 14 63 34 91 56 3 2 5 5 8 8zM364 83c-10-4-15 2-19 8-13 25-34 46-52 67-24 29-52 50-88 63-6 2-12 5-20 8 5 0 7 1 9 1 33-6 64-18 89-40 33-31 63-65 81-107z">
          <text:p/>
        </draw:path>
        <draw:path draw:style-name="gr1" draw:text-style-name="P1" draw:layer="layout" svg:width="0.137cm" svg:height="0.196cm" svg:x="4.12cm" svg:y="15.729cm" svg:viewBox="0 0 138 197" svg:d="M136 74c-4-2-8-4-10-8-12-23-32-31-57-33-15 7-24 20-29 37-7 19-7 39-3 58 4 21 10 41 21 60 2 2 3 4 4 7-5 4-7-1-9-3-21-21-38-45-48-73-11-33-4-66 14-95 11-16 30-20 48-24 3-1 7 2 10 3 31 10 47 34 61 62 0 1 0 4 0 6 0 1-1 1-2 3z">
          <text:p/>
        </draw:path>
        <draw:path draw:style-name="gr1" draw:text-style-name="P1" draw:layer="layout" svg:width="0.135cm" svg:height="0.197cm" svg:x="4.489cm" svg:y="15.73cm" svg:viewBox="0 0 136 198" svg:d="M73 198c6-9 8-14 11-19 16-29 21-60 16-94-2-19-10-35-25-48-5-4-10-6-17-4-18 3-32 10-41 26-4 5-9 9-14 15-2-4-4-6-3-7 12-27 25-52 55-64 9-4 17-4 28-1 26 7 41 24 47 49 9 33 8 66-11 96-10 16-21 31-35 44-2 2-4 3-11 7z">
          <text:p/>
        </draw:path>
        <draw:path draw:style-name="gr1" draw:text-style-name="P1" draw:layer="layout" svg:width="0.134cm" svg:height="0.197cm" svg:x="3.698cm" svg:y="15.294cm" svg:viewBox="0 0 135 198" svg:d="M135 198c-18-5-32-13-43-22-38-34-69-74-81-126-1-6-5-12-8-17-4-5-4-9-2-14 1-3 2-5 4-7 5-6 9-12 18-12 8 1 11 9 13 16 7 18 13 37 21 55 5 14 10 28 18 40 17 27 33 55 54 78 2 2 3 4 6 9z">
          <text:p/>
        </draw:path>
        <draw:path draw:style-name="gr1" draw:text-style-name="P1" draw:layer="layout" svg:width="0.132cm" svg:height="0.196cm" svg:x="4.915cm" svg:y="15.294cm" svg:viewBox="0 0 133 197" svg:d="M0 197c1-5 1-6 2-7 18-19 30-42 44-62 16-23 27-48 36-74 4-14 9-27 14-41 1-3 2-6 3-8 3-2 6-5 9-5 9-2 14 4 18 10s10 13 4 20c-7 8-8 19-11 28-9 32-24 61-49 86-11 11-22 23-33 34-10 8-22 14-37 19z">
          <text:p/>
        </draw:path>
        <draw:path draw:style-name="gr1" draw:text-style-name="P1" draw:layer="layout" svg:width="0.108cm" svg:height="0.268cm" svg:x="4.238cm" svg:y="15.588cm" svg:viewBox="0 0 109 269" svg:d="M9 0c2 7 5 12 6 18 5 26 18 49 36 69 12 14 23 28 35 42 17 21 25 46 23 72-1 18-1 37-2 55-1 4-3 9-8 13 0-5-1-9-2-14 0-10-1-20-1-31-2-33-19-59-39-85-8-10-19-21-27-32-20-25-29-55-30-87 0-7-1-13 9-20z">
          <text:p/>
        </draw:path>
        <draw:path draw:style-name="gr1" draw:text-style-name="P1" draw:layer="layout" svg:width="0.107cm" svg:height="0.268cm" svg:x="4.4cm" svg:y="15.591cm" svg:viewBox="0 0 108 269" svg:d="M8 269c-5-9-6-17-6-25-1-20-1-40-2-60 0-14 3-27 11-38 11-16 23-31 35-47 7-9 14-17 21-26 13-16 22-34 27-55 1-6 1-14 8-18 6 2 6 7 6 11 2 35-8 66-30 94-9 12-19 24-29 36-21 25-36 54-36 88 0 12 0 26-5 40z">
          <text:p/>
        </draw:path>
        <draw:path draw:style-name="gr1" draw:text-style-name="P1" draw:layer="layout" svg:width="0.21cm" svg:height="0.106cm" svg:x="4.57cm" svg:y="15.447cm" svg:viewBox="0 0 211 107" svg:d="M211 107c-21 2-38-7-57-12-19-6-38-16-54-28s-31-25-48-38c-7 4-16 9-25 14-8 4-14 11-26 11-1-4-1-6-1-7 10-18 22-33 41-43 13-6 24-6 36 4 17 15 35 28 52 43 22 18 46 35 71 47 4 1 7 3 10 5 0 1 0 2 1 4z">
          <text:p/>
        </draw:path>
        <draw:path draw:style-name="gr1" draw:text-style-name="P1" draw:layer="layout" svg:width="0.212cm" svg:height="0.105cm" svg:x="3.966cm" svg:y="15.445cm" svg:viewBox="0 0 213 106" svg:d="M0 106c6-3 11-7 17-10 21-10 40-22 58-37 21-17 41-34 61-50 16-12 21-12 39-2 14 9 26 21 34 37 2 3 2 7 4 12-23-2-36-20-55-26-43 45-95 72-158 76z">
          <text:p/>
        </draw:path>
        <draw:path draw:style-name="gr1" draw:text-style-name="P1" draw:layer="layout" svg:width="0.088cm" svg:height="0.234cm" svg:x="4.214cm" svg:y="15.002cm" svg:viewBox="0 0 89 235" svg:d="M74 210c-5 6-10 11-15 16-3 3-6 5-12 9 0-6-1-9 0-12 1-11 3-22 6-32 8-23 10-46 9-70 0-28-8-52-22-75-5-8-13-15-21-22-6-7-15-12-19-24 5 0 7 0 11 1 39 17 61 48 72 88 8 32 9 65-1 96-2 6-3 11-4 17-2 3-3 5-4 8z">
          <text:p/>
        </draw:path>
        <draw:path draw:style-name="gr1" draw:text-style-name="P1" draw:layer="layout" svg:width="0.087cm" svg:height="0.234cm" svg:x="4.444cm" svg:y="15.002cm" svg:viewBox="0 0 88 235" svg:d="M14 206c-2-7-5-14-7-21-12-44-8-88 13-128 14-28 39-48 66-57 4 4 2 7-1 9-6 7-13 14-20 20-23 23-35 51-38 82-1 27-1 53 8 79 6 13 8 28 11 45-7-2-10-3-12-5-6-5-11-10-16-15z">
          <text:p/>
        </draw:path>
        <draw:path draw:style-name="gr1" draw:text-style-name="P1" draw:layer="layout" svg:width="0.133cm" svg:height="0.102cm" svg:x="4.128cm" svg:y="15.661cm" svg:viewBox="0 0 134 103" svg:d="M134 103c-7-2-10-2-13-4-3-3-6-7-9-11-13-18-29-31-48-42-10-6-15-5-23 4-8 8-15 16-23 24-6 6-14 4-17-4-1-3-2-6-1-8 1-22 8-40 24-53 14-11 29-10 44-5 15 6 26 16 34 30 4 7 9 13 12 22 6 14 12 28 20 47z">
          <text:p/>
        </draw:path>
        <draw:path draw:style-name="gr1" draw:text-style-name="P1" draw:layer="layout" svg:width="0.131cm" svg:height="0.1cm" svg:x="4.485cm" svg:y="15.661cm" svg:viewBox="0 0 132 101" svg:d="M0 101c8-25 16-48 30-69 8-12 19-22 33-27 19-9 38-5 53 11 9 11 15 25 16 41 1 5 0 10-2 15-3 7-10 8-16 2-8-8-15-16-23-25-9-9-14-9-25-3-20 12-36 26-49 45-3 5-6 11-17 10z">
          <text:p/>
        </draw:path>
        <draw:path draw:style-name="gr1" draw:text-style-name="P1" draw:layer="layout" svg:width="0.099cm" svg:height="0.168cm" svg:x="4.421cm" svg:y="15.403cm" svg:viewBox="0 0 100 169" svg:d="M6 0c2 3 4 5 5 8 8 24 24 43 43 58 25 20 40 46 45 78 1 8 3 17-6 25-2-5-5-8-6-12-6-11-11-22-16-33-9-19-23-32-38-45-22-17-31-39-33-66 0-4 1-8 2-12 1 0 3-1 4-1z">
          <text:p/>
        </draw:path>
        <draw:path draw:style-name="gr1" draw:text-style-name="P1" draw:layer="layout" svg:width="0.099cm" svg:height="0.169cm" svg:x="4.227cm" svg:y="15.402cm" svg:viewBox="0 0 100 170" svg:d="M97 0c1 4 3 8 3 11-2 23-8 44-24 61-2 1-2 2-4 3-29 21-46 51-59 83-2 4-4 7-7 12-6-5-6-11-6-16 1-26 9-48 25-67 8-8 16-16 24-23 18-15 31-32 38-54 1-3 3-5 4-7 1-1 3-2 6-3z">
          <text:p/>
        </draw:path>
        <draw:path draw:style-name="gr1" draw:text-style-name="P1" draw:layer="layout" svg:width="0.084cm" svg:height="0.082cm" svg:x="4.198cm" svg:y="14.953cm" svg:viewBox="0 0 85 83" svg:d="M72 43c3 7 6 14 10 21 3 5 5 11 1 19-3-1-6-3-9-5s-6-6-9-9c-15-21-33-38-53-52-5-3-12-7-12-16 4 0 9-2 12-1 16 5 29 14 40 26 6 6 14 11 20 17z">
          <text:p/>
        </draw:path>
        <draw:path draw:style-name="gr1" draw:text-style-name="P1" draw:layer="layout" svg:width="0.088cm" svg:height="0.085cm" svg:x="4.464cm" svg:y="14.953cm" svg:viewBox="0 0 89 86" svg:d="M89 1c-14 19-33 27-46 40-13 14-25 29-39 45-2-5-3-8-4-11-1-1 0-3 1-4 15-34 38-58 74-71 3-1 7 1 14 1z">
          <text:p/>
        </draw:path>
        <draw:path draw:style-name="gr1" draw:text-style-name="P1" draw:layer="layout" svg:width="0.093cm" svg:height="0.05cm" svg:x="3.442cm" svg:y="15.444cm" svg:viewBox="0 0 94 51" svg:d="M94 8c-7 11-18 12-27 13-21 3-39 13-57 25-2 3-5 4-8 5 0 0-1-1-2-1 5-21 25-40 48-46 8-2 17-3 26-4 4 0 8 1 13 3 3 1 4 4 7 5z">
          <text:p/>
        </draw:path>
        <draw:path draw:style-name="gr1" draw:text-style-name="P1" draw:layer="layout" svg:width="0.094cm" svg:height="0.053cm" svg:x="5.212cm" svg:y="15.445cm" svg:viewBox="0 0 95 54" svg:d="M95 54c-10-6-15-10-21-13-16-9-31-17-49-20-8-2-19-3-25-13 5-7 12-9 19-8 18 1 35 4 50 16 11 9 22 18 26 38z">
          <text:p/>
        </draw:path>
        <draw:path draw:style-name="gr1" draw:text-style-name="P1" draw:layer="layout" svg:width="0.101cm" svg:height="0.06cm" svg:x="4.019cm" svg:y="15.505cm" svg:viewBox="0 0 102 61" svg:d="M102 4c-2 12-12 21-22 29-21 16-56 29-80 28 4-3 7-6 10-8 22-12 43-24 65-36 8-5 15-12 24-17 1 1 2 3 3 4z">
          <text:p/>
        </draw:path>
        <draw:path draw:style-name="gr1" draw:text-style-name="P1" draw:layer="layout" svg:width="0.101cm" svg:height="0.059cm" svg:x="4.625cm" svg:y="15.506cm" svg:viewBox="0 0 102 60" svg:d="M102 60c-26 1-61-12-82-29-14-11-17-15-20-31 9 1 14 8 20 12 6 3 12 8 18 11 7 4 14 8 21 13 7 3 13 6 20 10s14 6 23 14z">
          <text:p/>
        </draw:path>
        <draw:path draw:style-name="gr1" draw:text-style-name="P1" draw:layer="layout" svg:width="0.069cm" svg:height="0.051cm" svg:x="5.242cm" svg:y="15.48cm" svg:viewBox="0 0 70 52" svg:d="M70 52c-12-8-23-16-34-25-11-8-25-11-36-20 3-4 4-7 6-7 24 1 56 25 64 52z">
          <text:p/>
        </draw:path>
        <draw:path draw:style-name="gr1" draw:text-style-name="P1" draw:layer="layout" svg:width="0.069cm" svg:height="0.049cm" svg:x="3.432cm" svg:y="15.481cm" svg:viewBox="0 0 70 50" svg:d="M0 50c2-15 10-24 30-37 19-13 26-15 40-11-1 3-2 6-4 7-22 10-41 24-60 39-1 1-3 1-6 2z">
          <text:p/>
        </draw:path>
        <draw:path draw:style-name="gr1" draw:text-style-name="P1" draw:layer="layout" svg:width="0.055cm" svg:height="0.027cm" svg:x="3.448cm" svg:y="15.416cm" svg:viewBox="0 0 56 28" svg:d="M1 28c-3-11 3-14 9-17 14-9 29-14 46-8 1 8-3 12-10 12-16 0-29 7-45 13z">
          <text:p/>
        </draw:path>
        <draw:path draw:style-name="gr1" draw:text-style-name="P1" draw:layer="layout" svg:width="0.058cm" svg:height="0.029cm" svg:x="5.241cm" svg:y="15.417cm" svg:viewBox="0 0 59 30" svg:d="M59 30c-17-9-32-16-49-16-3 0-6-5-10-9 18-10 32-3 46 4 6 3 13 7 13 21z">
          <text:p/>
        </draw:path>
        <draw:path draw:style-name="gr1" draw:text-style-name="P1" draw:layer="layout" svg:width="0.036cm" svg:height="0.05cm" svg:x="3.66cm" svg:y="15.767cm" svg:viewBox="0 0 37 51" svg:d="M37 0c-4 23-11 42-34 51-1-2-3-4-3-4 8-18 23-33 37-47z">
          <text:p/>
        </draw:path>
        <draw:path draw:style-name="gr1" draw:text-style-name="P1" draw:layer="layout" svg:width="0.035cm" svg:height="0.052cm" svg:x="5.049cm" svg:y="15.764cm" svg:viewBox="0 0 36 53" svg:d="M34 53c-23-10-36-29-34-53 13 17 27 32 36 50 0 0-1 2-2 3z">
          <text:p/>
        </draw:path>
        <draw:path draw:style-name="gr1" draw:text-style-name="P1" draw:layer="layout" svg:width="0.025cm" svg:height="0.047cm" svg:x="4.279cm" svg:y="15.199cm" svg:viewBox="0 0 26 48" svg:d="M9 13c1-3 2-5 4-9 3-1 6-3 9-4 7 6 4 13 1 19-5 10-7 23-22 29-4-14 5-24 8-35z">
          <text:p/>
        </draw:path>
        <draw:path draw:style-name="gr1" draw:text-style-name="P1" draw:layer="layout" svg:width="0.023cm" svg:height="0.047cm" svg:x="4.443cm" svg:y="15.198cm" svg:viewBox="0 0 24 48" svg:d="M16 10c1 3 3 6 4 9-1 10 9 18 2 29-12-5-15-17-20-27-3-6-2-8 1-21 4 3 8 7 13 10z">
          <text:p/>
        </draw:path>
        <draw:path draw:style-name="gr1" draw:text-style-name="P1" draw:layer="layout" svg:width="0.024cm" svg:height="0.036cm" svg:x="4.266cm" svg:y="14.975cm" svg:viewBox="0 0 25 37" svg:d="M3 22c-1-6-2-12-3-22 4 2 9-1 11 2 7 5 12 13 14 22 0 3-2 6-5 13-7-7-12-11-17-15z">
          <text:p/>
        </draw:path>
        <draw:path draw:style-name="gr1" draw:text-style-name="P1" draw:layer="layout" svg:width="0.023cm" svg:height="0.033cm" svg:x="4.456cm" svg:y="14.975cm" svg:viewBox="0 0 24 34" svg:d="M3 33c-6-7-2-14 2-21s8-14 17-12c6 10-3 19-7 27-2 4-5 8-12 6z">
          <text:p/>
        </draw:path>
        <draw:path draw:style-name="gr1" draw:text-style-name="P1" draw:layer="layout" svg:width="0.46cm" svg:height="0.412cm" svg:x="5.17cm" svg:y="16.905cm" svg:viewBox="0 0 461 413" svg:d="M0 80c4-3 8-6 13-7 68-23 136-45 204-66 18-6 37-8 56-6s33 10 46 22c16 15 29 34 39 54 12 23 22 46 33 69 12 25 25 50 37 75 6 12 14 22 26 29 8 3 10 12 3 18-6 6-14 12-23 17-8 4-17 7-26 11-7 4-16 8-22 14-16 13-34 22-53 30-54 23-110 39-165 56-15 5-30 9-46 14-3 1-6 2-12 3 2-6 2-9 4-12 6-10 13-21 19-31 11-17 14-34 9-53-5-18-12-36-19-54-4-11-7-12-19-9-8 2-17 5-25 6-18 3-28-9-25-26 2-13 10-23 22-28 15-6 19-16 19-31-1-17-6-33-14-48-5-10-12-15-23-18-14-4-29-10-43-16-6-2-12-5-15-13zM233 329c62-17 116-36 130-46 0-2 0-4-1-7-25-57-49-113-74-170-5-9-10-17-15-25-7-10-17-15-30-15-26-1-50 8-73 19-11 6-15 15-12 28 3 12 6 25 10 38 20 56 40 112 61 169 0 3 2 5 4 9z">
          <text:p/>
        </draw:path>
        <draw:path draw:style-name="gr1" draw:text-style-name="P1" draw:layer="layout" svg:width="0.523cm" svg:height="0.385cm" svg:x="2.265cm" svg:y="16.526cm" svg:viewBox="0 0 524 386" svg:d="M208 386c-8-3-14-6-21-9-38-21-74-44-109-70-6-5-13-11-19-17-11-12-24-19-39-23-4-2-9-2-12-5-4-2-7-6-8-10-2-17 12-33 29-31 8 0 16 2 23 6 12 6 22 15 33 23s22 16 33 25c1 0 2 0 2 0 14-13 43-59 53-83-1-7-6-11-11-15-4-3-9-6-13-9-6-6-7-12-4-20 9-20 25-28 46-20s35 2 48-14c7-9 15-18 21-28 5-6 7-13 2-20-6-8-17-11-26-9-3 1-7 2-10 4-11-14-13-22-5-34 9-15 22-24 41-26 22-3 40 5 57 17s27 30 32 50c2 8 3 16 5 24 6 1 12 2 18 3 19 1 39 2 59 2 13 0 24 5 33 15 4 5 8 10 12 15 11 14 22 26 37 35 2 1 4 3 6 5 5 5 4 13-2 15-33 9-45 37-59 65-5 9-8 20-3 31 3 7-1 13-9 14-10 1-21 1-31-1-43-9-85-21-121-47-12-10-24-11-38-2-20 13-38 29-49 52-10 19-14 39-6 61 3 7 5 15 7 23 0 1-1 3-2 8zM287 201c2 1 5 2 8 2 17-1 32 4 47 10 5 2 10 5 16 6 9 3 18 3 24-5 9-11 19-22 27-34 5-7 6-15 4-23-5-19-20-31-39-32-8-1-16 0-24-1-11 0-21 4-27 12-12 15-23 31-34 46-3 5-6 12-2 19z">
          <text:p/>
        </draw:path>
        <draw:path draw:style-name="gr1" draw:text-style-name="P1" draw:layer="layout" svg:width="0.481cm" svg:height="0.454cm" svg:x="5.521cm" svg:y="16.734cm" svg:viewBox="0 0 482 455" svg:d="M271 349c10-4 17-7 23-10 46-20 91-40 136-60 12-5 23-10 35-14 10-3 17 3 17 14 0 24-10 40-32 50-12 4-23 8-35 12-58 21-113 48-169 74-24 11-48 23-73 34-4 2-8 3-15 6 3-7 4-10 6-14 7-14 14-28 21-43 7-14 7-28 1-42-8-17-17-34-26-51-4-7-9-15-20-16-2 6-5 12-7 18-6 5-14 2-21 1-26-4-28-17-24-37 2-11 9-20 19-25 11-6 13-14 11-24-5-26-14-49-25-71-4-7-9-10-17-8-17 5-36 9-45 29-4 10-14 10-21 3-14-14-15-39 4-49 7-3 13-7 20-10 90-38 180-78 272-110 7-2 14-4 21-6 2 16-6 43-17 65-15 0-30 0-45 0-13 0-25 0-38 1-15 0-28 7-37 19-5 6-8 13-12 19-6 11-8 22-2 33 11 22 22 43 34 64 6 13 12 13 22 2 28-26 64-38 100-47 2 0 4 0 7 1 6 8 3 16 1 24-3 10-8 18-17 22-9 5-19 9-28 13-10 4-20 7-29 11-17 9-23 21-19 40 4 18 10 37 15 55 2 8 6 16 9 27z">
          <text:p/>
        </draw:path>
        <draw:path draw:style-name="gr1" draw:text-style-name="P1" draw:layer="layout" svg:width="0.427cm" svg:height="0.374cm" svg:x="3.118cm" svg:y="16.881cm" svg:viewBox="0 0 428 375" svg:d="M112 287c1 9 8 12 13 16 35 24 73 39 117 37 14-1 29-2 44-3 14-1 29-1 43-1 4 0 7 2 12 4-3 4-5 7-8 9-10 5-21 11-32 14-45 11-90 16-136 8-17-3-33-9-48-17-61-33-100-82-114-150-10-46 2-87 35-122 30-32 68-53 110-68 19-7 38-12 59-14 12-1 12-1 23 9-7 20-29 20-44 31 10 7 21 10 33 10 25 0 50 1 74-3 15-3 30-2 44-2 6 0 12 2 17 4 24 10 47 24 68 40 2 1 3 4 6 7-3 2-5 6-7 7-22 6-44 12-66 6-10-3-19-9-28-13-11-5-20-13-33-12-7 4-10 12-13 20-8 19-16 38-24 57-12 28-24 56-36 84-8 19-23 28-42 30-16 2-31 3-46 5-7 0-16-1-21 7zM201 81c-3-3-4-3-4-3-4-1-8-2-11-3-28-5-52 2-71 24-20 26-35 53-40 85-3 13-2 26-1 39 1 7 5 14 12 18 15 8 40 5 52-8 8-10 16-21 21-32 14-33 26-67 38-101 2-6 3-13 4-19z">
          <text:p/>
        </draw:path>
        <draw:path draw:style-name="gr1" draw:text-style-name="P1" draw:layer="layout" svg:width="0.428cm" svg:height="0.421cm" svg:x="2.634cm" svg:y="16.736cm" svg:viewBox="0 0 429 422" svg:d="M201 82c14-17 30-17 48-13 7 2 14 6 20 8 16 6 22 3 27-12s2-20-12-28c-7-3-13-6-20-9-6-3-12-5-15-14 1-2 3-5 5-6 27-9 56-12 83-1 22 7 35 23 37 47 1 17 3 34 3 50 2 55 3 110 5 164 1 24 6 49 8 74 1 9 6 16 14 21 9 6 19 11 25 22-2 4-5 9-9 11-9 8-20 15-30 21-11 6-23 6-34 0-24-13-44-29-47-59-2-25-5-51-7-76 0-9 0-18 0-27-5-3-10-5-14-7-29-13-58-25-87-37-18-8-33-7-48 4-8 6-17 12-25 18-3 3-6 8-8 11 3 11 11 13 18 17 12 7 25 12 37 19 7 4 16 6 20 15-13 16-33 23-53 19-7-2-15-4-22-8-33-15-66-31-99-47-8-4-16-8-21-17 4-3 8-6 11-6 35-1 65-16 94-34 37-22 73-46 110-70 9-5 17-11 21-21-6-16-26-15-35-29zM296 122c-21 8-37 23-53 40-4 5-3 10 2 14 10 9 22 14 35 17 13 2 18-1 20-14 3-18 5-35 0-53 0-1-2-2-4-4z">
          <text:p/>
        </draw:path>
        <draw:path draw:style-name="gr1" draw:text-style-name="P1" draw:layer="layout" svg:width="0.194cm" svg:height="0.362cm" svg:x="4.671cm" svg:y="17.035cm" svg:viewBox="0 0 195 363" svg:d="M110 297c3-23 0-44-6-64-5-18-13-23-32-24-4 0-7 0-11 1-15 0-26-18-17-34 6-11 16-16 27-20 7-2 14-4 22-6 1-8 2-15 2-22-1-22-2-43 1-65 2-13-2-18-15-16-22 2-45 3-60 22-2 2-5 3-7 4-16-16-18-31-6-46 7-8 15-13 24-16 8-3 17-5 26-5 35-3 70-4 105-6 10-1 20 1 30 1 5 9 1 15-3 19-16 18-19 38-17 60 3 43 7 85 11 128 3 35 7 71 10 106 1 5 1 9 0 14-1 20-12 32-33 34-15 1-29 0-44-1-5-1-11-3-17-5-16-4-33-5-49 3-7 4-15 7-22-2-8-9-9-24-1-32 5-6 13-11 21-14 9-4 20-5 30-6s20-2 31-8z">
          <text:p/>
        </draw:path>
        <draw:path draw:style-name="gr1" draw:text-style-name="P1" draw:layer="layout" svg:width="0.164cm" svg:height="0.045cm" svg:x="2.014cm" svg:y="16.369cm" svg:viewBox="0 0 165 46" svg:d="M165 7c-2 10-8 12-15 12-20 0-39 6-58 10-28 6-54 11-80 16-2 1-4 1-5 0-2-1-6-2-7-4 0-2 0-6 2-8 3-4 7-7 12-9 31-12 62-27 98-24 11 1 23 0 35 0 6 0 13 0 18 7z">
          <text:p/>
        </draw:path>
        <draw:path draw:style-name="gr1" draw:text-style-name="P1" draw:layer="layout" svg:width="0.165cm" svg:height="0.045cm" svg:x="6.555cm" svg:y="16.368cm" svg:viewBox="0 0 166 46" svg:d="M0 10c4-9 11-9 18-9 43-2 87 1 126 21 7 3 13 7 19 11 2 2 4 7 3 8-2 2-6 5-9 5-11-1-21-3-32-5-23-5-47-11-71-16-12-2-23-4-35-5-7-1-15-1-19-10z">
          <text:p/>
        </draw:path>
        <draw:path draw:style-name="gr1" draw:text-style-name="P1" draw:layer="layout" svg:width="0.091cm" svg:height="0.032cm" svg:x="2.309cm" svg:y="16.412cm" svg:viewBox="0 0 92 33" svg:d="M30 0c14 2 28 4 41 6 8 2 15 5 19 13 3 6 2 12-5 13-4 1-9 2-14 1-19-4-38-8-58-8-2 0-3 0-4-1-4-3-8-6-9-10 0-3 4-8 7-10 2-2 6-3 10-3s9 0 13 0c0-1 0-1 0-1z">
          <text:p/>
        </draw:path>
        <draw:path draw:style-name="gr1" draw:text-style-name="P1" draw:layer="layout" svg:width="0.029cm" svg:height="0.019cm" svg:x="2.323cm" svg:y="16.452cm" svg:viewBox="0 0 30 20" svg:d="M14 0c2 1 4 1 6 1 5 3 10 5 10 12 0 4-5 7-11 7-5 0-9 0-14-2-3-1-5-6-5-8 0-3 4-6 7-9 2-1 5 0 7-1z">
          <text:p/>
        </draw:path>
        <draw:path draw:style-name="gr1" draw:text-style-name="P1" draw:layer="layout" svg:width="0.15cm" svg:height="0.277cm" svg:x="4.039cm" svg:y="16.422cm" svg:viewBox="0 0 151 278" svg:d="M84 196c-7-9-4-14 0-20 4-5 9-8 15-7 31 0 50 17 52 47 2 31-19 58-47 61-18 2-35 2-53-3-22-6-36-20-44-42-8-18-8-37-4-56 7-29 18-56 39-77 12-12 23-25 36-36 16-17 29-33 37-55 1-3 4-5 6-8 6 2 6 6 5 9-6 23-14 45-32 62-16 16-32 32-46 50-19 23-27 51-27 81 0 18 8 31 23 40 16 12 35 14 54 12 4 0 9-2 12-5 13-9 19-30 14-45-3-8-8-15-16-17-9-3-17 0-24 9z">
          <text:p/>
        </draw:path>
        <draw:path draw:style-name="gr1" draw:text-style-name="P1" draw:layer="layout" svg:width="0.149cm" svg:height="0.279cm" svg:x="4.555cm" svg:y="16.42cm" svg:viewBox="0 0 150 280" svg:d="M29 0c4 6 7 10 9 14 6 17 17 31 29 43 16 16 33 31 47 48 25 29 36 63 36 101 0 2 0 3 0 5-2 39-26 64-67 68-11 1-22 2-33 0-22-2-38-14-46-35-8-22-5-43 11-61 12-13 28-12 43-11 4 0 8 6 11 9s2 4 0 15c-1 0-3 0-4-1-6-6-13-9-21-6-10 2-15 10-17 19-4 16 0 30 12 42 4 3 9 6 14 6 21 2 42-1 59-14 12-9 18-20 19-35 1-31-7-60-27-84-13-19-30-35-47-50-18-17-25-39-32-61 0-2 0-3 0-5 1-1 1-2 4-7z">
          <text:p/>
        </draw:path>
        <draw:path draw:style-name="gr1" draw:text-style-name="P1" draw:layer="layout" svg:width="0.212cm" svg:height="0.047cm" svg:x="4.268cm" svg:y="16.368cm" svg:viewBox="0 0 213 48" svg:d="M213 48c-72-24-141-26-212-2 0-4-2-8 0-10 5-10 14-16 24-21 21-8 43-15 65-15 31 0 63 2 92 14 11 5 21 10 28 20 2 3 2 7 3 14z">
          <text:p/>
        </draw:path>
        <draw:path draw:style-name="gr1" draw:text-style-name="P1" draw:layer="layout" svg:width="0.201cm" svg:height="0.064cm" svg:x="3.715cm" svg:y="16.148cm" svg:viewBox="0 0 202 65" svg:d="M0 58c10-3 17-5 24-6 20-2 39-3 59-5 16-2 33-4 51-7 19-4 36-14 52-27 4-3 8-7 16-13-2 16-8 24-16 30-23 19-51 32-82 34-32 2-64 0-96-1-1 0-2-1-8-5z">
          <text:p/>
        </draw:path>
        <draw:path draw:style-name="gr1" draw:text-style-name="P1" draw:layer="layout" svg:width="0.198cm" svg:height="0.064cm" svg:x="4.828cm" svg:y="16.148cm" svg:viewBox="0 0 199 65" svg:d="M198 62c-3 0-6 2-10 2-26 0-52 1-78 1-34 0-63-13-90-33-10-7-17-16-20-32 6 4 9 5 11 8 23 19 48 31 78 33 29 3 58 6 86 11 8 1 16 3 24 5-1 1-1 3-1 5z">
          <text:p/>
        </draw:path>
        <draw:path draw:style-name="gr1" draw:text-style-name="P1" draw:layer="layout" svg:width="0.074cm" svg:height="0.086cm" svg:x="4.686cm" svg:y="16.317cm" svg:viewBox="0 0 75 87" svg:d="M75 87c-18-1-32-7-45-16-11-8-20-19-24-33-3-12-10-22-4-38 7 13 12 24 19 34 7 11 15 20 24 28s22 13 30 25z">
          <text:p/>
        </draw:path>
        <draw:path draw:style-name="gr1" draw:text-style-name="P1" draw:layer="layout" svg:width="0.075cm" svg:height="0.087cm" svg:x="3.984cm" svg:y="16.316cm" svg:viewBox="0 0 76 88" svg:d="M0 88c9-12 22-17 30-25 9-8 18-17 25-28 7-10 12-21 19-35 5 19-3 32-8 46-4 13-14 22-25 29-12 7-25 13-41 13z">
          <text:p/>
        </draw:path>
        <draw:path draw:style-name="gr1" draw:text-style-name="P1" draw:layer="layout" svg:width="0.057cm" svg:height="0.071cm" svg:x="4.44cm" svg:y="16.595cm" svg:viewBox="0 0 58 72" svg:d="M0 0c11 2 11 12 16 17 4 7 9 13 13 20 6 6 10 11 15 17 4 5 9 11 14 18-15-1-25-6-37-20-11-15-21-30-21-52z">
          <text:p/>
        </draw:path>
        <draw:path draw:style-name="gr1" draw:text-style-name="P1" draw:layer="layout" svg:width="0.045cm" svg:height="0.043cm" svg:x="4.137cm" svg:y="16.47cm" svg:viewBox="0 0 46 44" svg:d="M46 0c-2 7-2 11-4 14-8 12-25 24-42 30 2-4 3-9 5-11 12-11 22-24 41-33z">
          <text:p/>
        </draw:path>
        <draw:path draw:style-name="gr1" draw:text-style-name="P1" draw:layer="layout" svg:width="0.041cm" svg:height="0.042cm" svg:x="4.564cm" svg:y="16.471cm" svg:viewBox="0 0 42 43" svg:d="M1 0c19 12 35 28 41 43-12-4-24-10-35-23-4-5-10-9-6-20z">
          <text:p/>
        </draw:path>
        <draw:path draw:style-name="gr1" draw:text-style-name="P1" draw:layer="layout" svg:width="0.04cm" svg:height="0.031cm" svg:x="4.083cm" svg:y="16.628cm" svg:viewBox="0 0 41 32" svg:d="M1 0c14 9 27 19 40 28-1 1-3 4-5 4-6-1-14-1-20-4-14-6-17-13-15-28z">
          <text:p/>
        </draw:path>
        <draw:path draw:style-name="gr1" draw:text-style-name="P1" draw:layer="layout" svg:width="0.043cm" svg:height="0.033cm" svg:x="4.619cm" svg:y="16.627cm" svg:viewBox="0 0 44 34" svg:d="M41 0c5 11 3 17-5 23-6 6-14 11-23 11-3-1-6-3-13-5 10-6 17-9 24-13 6-4 10-10 17-16z">
          <text:p/>
        </draw:path>
        <draw:path draw:style-name="gr1" draw:text-style-name="P1" draw:layer="layout" svg:width="0.023cm" svg:height="0.015cm" svg:x="4.816cm" svg:y="16.424cm" svg:viewBox="0 0 24 16" svg:d="M0 7c10-9 13-9 21-4 3 5 5 9-2 13-6-2-12-6-19-9z">
          <text:p/>
        </draw:path>
        <draw:path draw:style-name="gr1" draw:text-style-name="P1" draw:layer="layout" svg:width="0.021cm" svg:height="0.016cm" svg:x="3.906cm" svg:y="16.423cm" svg:viewBox="0 0 22 17" svg:d="M2 17c-5-9-1-12 4-15 6-3 12-4 16 4-4 7-12 9-20 11z">
          <text:p/>
        </draw:path>
        <draw:path draw:style-name="gr1" draw:text-style-name="P1" draw:layer="layout" svg:width="0.053cm" svg:height="0.214cm" svg:x="2.71cm" svg:y="15.986cm" svg:viewBox="0 0 54 215" svg:d="M54 0c-5 10-7 17-10 23-21 41-24 85-15 129 2 11 6 21 9 32 2 7 4 15 5 23 0 6-5 10-11 7-5-2-10-5-14-9-11-11-16-26-17-41-4-53 4-104 32-150 6-9 6-9 21-14z">
          <text:p/>
        </draw:path>
        <draw:path draw:style-name="gr1" draw:text-style-name="P1" draw:layer="layout" svg:width="0.068cm" svg:height="0.173cm" svg:x="2.753cm" svg:y="16.078cm" svg:viewBox="0 0 69 174" svg:d="M8 0c1 10 3 14 3 19 0 50 17 94 51 133 7 9 9 14 4 19-6 6-12 1-18-1-12-6-20-15-27-27-14-22-20-47-21-73-1-19 1-39 2-58 0-3 2-5 6-12z">
          <text:p/>
        </draw:path>
        <draw:path draw:style-name="gr1" draw:text-style-name="P1" draw:layer="layout" svg:width="0.099cm" svg:height="0.04cm" svg:x="2.972cm" svg:y="15.662cm" svg:viewBox="0 0 100 41" svg:d="M100 11c-4 2-7 4-10 5-21 2-41 9-60 18-5 3-11 6-16 7-4 1-9 0-14-1 2-12 11-17 19-21 18-11 37-20 58-19 7 1 16-1 23 11z">
          <text:p/>
        </draw:path>
        <draw:path draw:style-name="gr1" draw:text-style-name="P1" draw:layer="layout" svg:width="0.056cm" svg:height="0.061cm" svg:x="2.917cm" svg:y="15.677cm" svg:viewBox="0 0 57 62" svg:d="M57 0c-1 5-1 8-3 10-16 13-29 30-42 48-1 2-5 3-8 4-7-10-3-19 1-28 11-18 26-31 52-34z">
          <text:p/>
        </draw:path>
        <draw:path draw:style-name="gr1" draw:text-style-name="P1" draw:layer="layout" svg:width="0.015cm" svg:height="0.024cm" svg:x="2.887cm" svg:y="15.712cm" svg:viewBox="0 0 16 25" svg:d="M12 0c1 4 4 8 4 12s-3 9-5 13c-2 1-7 0-8-1-2-2-3-5-3-8 1-5 4-11 6-16 1 0 4 0 6 0z">
          <text:p/>
        </draw:path>
        <draw:path draw:style-name="gr1" draw:text-style-name="P1" draw:layer="layout" svg:width="0.052cm" svg:height="0.213cm" svg:x="5.985cm" svg:y="15.987cm" svg:viewBox="0 0 53 214" svg:d="M0 3c7-6 11-2 15 3 11 18 20 36 26 56 8 27 10 54 12 82 1 15-2 30-8 44-5 11-11 20-21 25-9 4-17-1-16-10 1-8 3-16 7-23 14-35 14-71 10-108-1-11-6-22-10-33-5-11-10-24-15-36z">
          <text:p/>
        </draw:path>
        <draw:path draw:style-name="gr1" draw:text-style-name="P1" draw:layer="layout" svg:width="0.067cm" svg:height="0.166cm" svg:x="5.927cm" svg:y="16.084cm" svg:viewBox="0 0 68 167" svg:d="M63 0c1 4 4 9 4 13 1 28 3 56-4 83-5 19-13 37-25 52-7 9-16 15-26 19-3 0-8 0-10-2-2-3-3-7-2-10 1-4 4-7 6-9 33-41 48-83 51-136 0-3 1-7 2-10 1 0 2 0 4 0z">
          <text:p/>
        </draw:path>
        <draw:path draw:style-name="gr1" draw:text-style-name="P1" draw:layer="layout" svg:width="0.099cm" svg:height="0.041cm" svg:x="5.675cm" svg:y="15.662cm" svg:viewBox="0 0 100 42" svg:d="M0 10c14-14 29-10 43-8 27 4 48 19 57 38-4 1-7 2-10 1-5-1-10-2-15-5-21-11-44-18-67-21-2 0-3-2-8-5z">
          <text:p/>
        </draw:path>
        <draw:path draw:style-name="gr1" draw:text-style-name="P1" draw:layer="layout" svg:width="0.055cm" svg:height="0.06cm" svg:x="5.775cm" svg:y="15.677cm" svg:viewBox="0 0 56 61" svg:d="M1 0c24 3 39 17 50 38 4 7 8 16 0 23-10 0-11-7-15-12-4-6-8-12-13-17-4-5-9-10-14-15-4-4-12-7-8-17z">
          <text:p/>
        </draw:path>
        <draw:path draw:style-name="gr1" draw:text-style-name="P1" draw:layer="layout" svg:width="0.017cm" svg:height="0.025cm" svg:x="5.844cm" svg:y="15.713cm" svg:viewBox="0 0 18 26" svg:d="M18 15c-1 4-3 6-4 8-1 3-6 4-8 1-1-2-3-4-3-6-2-5-5-11 1-17 1-1 5-1 6-1 3 5 5 11 8 15z">
          <text:p/>
        </draw:path>
        <draw:path draw:style-name="gr1" draw:text-style-name="P1" draw:layer="layout" svg:width="0.122cm" svg:height="0.451cm" svg:x="2.047cm" svg:y="18.217cm" svg:viewBox="0 0 123 452" svg:d="M121 0c0 4 3 8 2 10-7 12-13 24-20 36-23 38-44 77-58 120-22 63-33 127-24 194 2 22 8 44 15 65 3 8 8 16 4 27-4-1-8-2-10-4-4-7-9-15-12-23-10-29-15-59-17-90-5-63 9-123 29-182 17-50 43-95 74-138 3-4 6-8 10-11 1-2 3-2 7-4z">
          <text:p/>
        </draw:path>
        <draw:path draw:style-name="gr1" draw:text-style-name="P1" draw:layer="layout" svg:width="0.056cm" svg:height="0.316cm" svg:x="2.082cm" svg:y="18.371cm" svg:viewBox="0 0 57 317" svg:d="M37 317c-5-2-8-2-10-4-4-6-7-12-9-18-20-71-25-143-8-215 5-22 13-44 25-64 4-7 8-15 19-16 4 9 3 16 0 24-3 11-7 22-11 33-20 51-26 105-21 159 3 29 9 57 13 86 1 4 1 8 2 15z">
          <text:p/>
        </draw:path>
        <draw:path draw:style-name="gr1" draw:text-style-name="P1" draw:layer="layout" svg:width="0.091cm" svg:height="0.167cm" svg:x="2.371cm" svg:y="17.931cm" svg:viewBox="0 0 92 168" svg:d="M29 167c-2-10 6-12 12-15 14-8 24-21 29-36 14-38-2-72-40-86-7-3-15-5-22-9-4-2-7-5-8-9-1-2 0-8 3-9 3-2 8-3 12-3 47 2 77 41 77 73 0 13-2 26-4 40-6 26-24 43-47 54-3 2-8 0-12 0z">
          <text:p/>
        </draw:path>
        <draw:path draw:style-name="gr1" draw:text-style-name="P1" draw:layer="layout" svg:width="0.079cm" svg:height="0.141cm" svg:x="2.339cm" svg:y="17.971cm" svg:viewBox="0 0 80 142" svg:d="M26 2c9-1 13-3 16-2 35 13 50 63 28 93-15 21-36 34-58 45-3 2-6 2-12 4 1-6 0-11 2-13 3-5 8-8 13-12 9-9 20-18 29-28 5-5 9-11 13-17 13-25 9-40-14-57-3-3-7-6-17-13z">
          <text:p/>
        </draw:path>
        <draw:path draw:style-name="gr1" draw:text-style-name="P1" draw:layer="layout" svg:width="0.029cm" svg:height="0.183cm" svg:x="2.121cm" svg:y="18.49cm" svg:viewBox="0 0 30 184" svg:d="M27 0c4 10 2 19 1 27-2 16-4 32-7 48-5 28-4 55 0 81 1 8 0 16 1 28-6-5-11-7-12-10-4-15-7-30-9-45-4-39 1-75 14-111 2-6 3-13 12-18z">
          <text:p/>
        </draw:path>
        <draw:path draw:style-name="gr1" draw:text-style-name="P1" draw:layer="layout" svg:width="0.042cm" svg:height="0.075cm" svg:x="2.335cm" svg:y="18cm" svg:viewBox="0 0 43 76" svg:d="M28 0c4 2 7 3 9 6 6 10 8 22 4 33-5 18-18 29-32 37-2 1-7 0-8-1-1-3-2-7-1-10 3-5 7-9 11-13 12-12 20-25 15-42-1-2 0-5 0-7 0 0 1-1 2-3z">
          <text:p/>
        </draw:path>
        <draw:path draw:style-name="gr1" draw:text-style-name="P1" draw:layer="layout" svg:width="0.02cm" svg:height="0.085cm" svg:x="2.151cm" svg:y="18.57cm" svg:viewBox="0 0 21 86" svg:d="M12 86c-12-7-12-18-12-28-1-18 0-37 12-58 4 4 6 6 8 9 1 1 1 5 1 7-2 22-3 44-5 65 0 2-2 3-4 5z">
          <text:p/>
        </draw:path>
        <draw:path draw:style-name="gr1" draw:text-style-name="P1" draw:layer="layout" svg:width="0.015cm" svg:height="0.02cm" svg:x="2.178cm" svg:y="18.617cm" svg:viewBox="0 0 16 21" svg:d="M0 6c3-3 6-7 7-6 2 1 6 2 7 5 3 5 2 11-1 15-1 1-6 1-6 0-2-4-5-9-7-14z">
          <text:p/>
        </draw:path>
        <draw:path draw:style-name="gr1" draw:text-style-name="P1" draw:layer="layout" svg:width="0.123cm" svg:height="0.451cm" svg:x="6.564cm" svg:y="18.218cm" svg:viewBox="0 0 124 452" svg:d="M0 0c10 1 14 8 18 14 40 54 69 112 86 177 12 44 22 89 19 136-2 33-8 65-18 96-5 16-8 19-21 29-1-4-3-7-3-9 1-6 2-10 4-15 14-39 20-79 20-121-1-46-11-91-25-135-14-45-37-87-61-128-7-10-12-21-18-34-1-2 0-6-1-10z">
          <text:p/>
        </draw:path>
        <draw:path draw:style-name="gr1" draw:text-style-name="P1" draw:layer="layout" svg:width="0.057cm" svg:height="0.315cm" svg:x="6.595cm" svg:y="18.37cm" svg:viewBox="0 0 58 316" svg:d="M23 316c-5-7-1-14 0-21 6-27 10-54 12-82 3-58-3-115-26-168-4-10-7-20-9-30-1-4 1-9 2-15 14 4 19 13 22 22 9 22 18 43 24 66 13 52 12 104 2 156-4 20-10 41-15 61-2 5-4 12-12 11z">
          <text:p/>
        </draw:path>
        <draw:path draw:style-name="gr1" draw:text-style-name="P1" draw:layer="layout" svg:width="0.094cm" svg:height="0.168cm" svg:x="6.269cm" svg:y="17.931cm" svg:viewBox="0 0 95 169" svg:d="M66 169c-6-1-11 0-14-2-44-19-65-78-44-121 13-27 35-41 63-46 6 0 12 0 17 1 6 1 9 9 4 14-3 3-7 6-12 9-8 3-16 5-23 8-28 11-45 44-37 74 5 18 14 35 32 46 4 2 8 4 11 7 1 2 1 5 3 10z">
          <text:p/>
        </draw:path>
        <draw:path draw:style-name="gr1" draw:text-style-name="P1" draw:layer="layout" svg:width="0.08cm" svg:height="0.14cm" svg:x="6.315cm" svg:y="17.971cm" svg:viewBox="0 0 81 141" svg:d="M47 1c-1 4-2 6-3 8-3 3-6 5-9 7-21 16-25 31-13 55 8 16 21 28 35 39 7 6 15 12 22 19 1 1 2 5 1 7-2 5-6 6-9 4-23-12-43-24-59-43-24-31-12-80 24-96 2-2 6 0 11 0z">
          <text:p/>
        </draw:path>
        <draw:path draw:style-name="gr1" draw:text-style-name="P1" draw:layer="layout" svg:width="0.028cm" svg:height="0.181cm" svg:x="6.585cm" svg:y="18.491cm" svg:viewBox="0 0 29 182" svg:d="M6 0c3 5 6 10 8 16 15 47 20 94 9 143-2 5-3 11-6 16-1 3-5 4-9 7-1-5-1-8-1-11 7-46 4-91-5-137-3-11-4-22 4-34z">
          <text:p/>
        </draw:path>
        <draw:path draw:style-name="gr1" draw:text-style-name="P1" draw:layer="layout" svg:width="0.044cm" svg:height="0.075cm" svg:x="6.356cm" svg:y="18.001cm" svg:viewBox="0 0 45 76" svg:d="M17 0c0 3 0 7 0 10-3 15 2 27 12 37 6 7 11 13 16 20 1 1 0 4-1 6-1 1-3 3-5 3-17-5-28-18-35-35-6-14-6-29 7-40 1-1 3-1 6-1z">
          <text:p/>
        </draw:path>
        <draw:path draw:style-name="gr1" draw:text-style-name="P1" draw:layer="layout" svg:width="0.019cm" svg:height="0.087cm" svg:x="6.563cm" svg:y="18.569cm" svg:viewBox="0 0 20 88" svg:d="M3 0c18 14 16 31 17 46 1 14 3 29-10 42-2-3-6-6-6-8 1-25-8-50-1-80z">
          <text:p/>
        </draw:path>
        <draw:path draw:style-name="gr1" draw:text-style-name="P1" draw:layer="layout" svg:width="0.013cm" svg:height="0.023cm" svg:x="6.541cm" svg:y="18.614cm" svg:viewBox="0 0 14 24" svg:d="M7 0c9 11 9 14 4 22-1 1-4 2-6 2-1 0-3-2-3-3-3-8-3-15 5-21z">
          <text:p/>
        </draw:path>
        <draw:path draw:style-name="gr1" draw:text-style-name="P1" draw:layer="layout" svg:width="0.105cm" svg:height="0.237cm" svg:x="3.949cm" svg:y="14.414cm" svg:viewBox="0 0 106 238" svg:d="M106 236c-14 5-24 0-32-7s-16-15-22-24c-16-22-25-46-31-72-4-20-8-40-9-61-1-17-6-34-9-50-1-7-5-13-1-22 4 3 8 6 10 9 7 13 14 26 19 39 6 15 10 32 12 48 7 41 23 78 49 111 4 6 9 12 12 19 2 2 1 6 2 10z">
          <text:p/>
        </draw:path>
        <draw:path draw:style-name="gr1" draw:text-style-name="P1" draw:layer="layout" svg:width="0.113cm" svg:height="0.23cm" svg:x="3.76cm" svg:y="14.07cm" svg:viewBox="0 0 114 231" svg:d="M6 231c-7-6-6-12-6-18-1-22 3-43 9-64 11-42 28-80 55-114 10-11 21-20 31-29 5-5 11-8 18-3 3 7-2 12-6 16-29 29-49 66-67 103-14 27-25 54-24 85 0 9 0 18-10 24z">
          <text:p/>
        </draw:path>
        <draw:path draw:style-name="gr1" draw:text-style-name="P1" draw:layer="layout" svg:width="0.035cm" svg:height="0.158cm" svg:x="4.049cm" svg:y="14.439cm" svg:viewBox="0 0 36 159" svg:d="M9 159c-11-20-9-39-7-57 0-7 2-13 5-21 5-21 9-42 8-64 0-7-2-14 6-17 5-2 10 4 13 15 1 6 3 13 2 19-2 16-4 32-7 48-3 19-7 38-10 57-2 8-1 8-10 20z">
          <text:p/>
        </draw:path>
        <draw:path draw:style-name="gr1" draw:text-style-name="P1" draw:layer="layout" svg:width="0.128cm" svg:height="0.041cm" svg:x="4.046cm" svg:y="14.14cm" svg:viewBox="0 0 129 42" svg:d="M129 9c-4 5-7 9-11 10-7 2-15 4-23 5-23 5-47 10-70 15-8 2-16 6-25 1 2-4 3-7 5-9 9-5 17-10 26-13 23-10 47-15 72-17 8-1 18-2 26 8z">
          <text:p/>
        </draw:path>
        <draw:path draw:style-name="gr1" draw:text-style-name="P1" draw:layer="layout" svg:width="0.028cm" svg:height="0.106cm" svg:x="3.794cm" svg:y="14.188cm" svg:viewBox="0 0 29 107" svg:d="M28 0c0 7 2 12 1 16-7 24-7 48-9 72 0 6-2 11-4 16-2 2-6 3-9 3-1 0-4-2-4-4-2-3-2-7-2-10-3-27 2-53 12-78 3-5 3-5 15-15z">
          <text:p/>
        </draw:path>
        <draw:path draw:style-name="gr1" draw:text-style-name="P1" draw:layer="layout" svg:width="0.048cm" svg:height="0.047cm" svg:x="3.838cm" svg:y="14.42cm" svg:viewBox="0 0 49 48" svg:d="M0 0c8 0 11-1 14 0 17 7 28 20 34 38 2 2-1 8-3 9s-6 0-9-2c-3-1-4-4-6-6-9-13-17-24-30-39z">
          <text:p/>
        </draw:path>
        <draw:path draw:style-name="gr1" draw:text-style-name="P1" draw:layer="layout" svg:width="0.104cm" svg:height="0.236cm" svg:x="4.691cm" svg:y="14.415cm" svg:viewBox="0 0 105 237" svg:d="M105 0c0 6 0 11-1 15-7 23-10 48-12 72-4 40-14 80-37 114-6 8-13 16-20 23s-15 12-25 13c-3 0-8-1-9-3-2-2-1-7 0-10 3-6 7-11 11-17 25-33 42-71 49-113 5-26 11-54 26-77 4-7 7-15 18-17z">
          <text:p/>
        </draw:path>
        <draw:path draw:style-name="gr1" draw:text-style-name="P1" draw:layer="layout" svg:width="0.114cm" svg:height="0.229cm" svg:x="4.871cm" svg:y="14.07cm" svg:viewBox="0 0 115 230" svg:d="M0 3c7-5 13-3 17 0 9 8 19 15 26 24 43 52 67 110 71 177 1 8 3 17-5 26-3-3-6-4-7-7-2-5-4-11-4-17 1-25-6-49-17-71-12-25-25-49-39-72-8-15-20-27-30-40-5-6-11-11-12-20z">
          <text:p/>
        </draw:path>
        <draw:path draw:style-name="gr1" draw:text-style-name="P1" draw:layer="layout" svg:width="0.036cm" svg:height="0.159cm" svg:x="4.66cm" svg:y="14.439cm" svg:viewBox="0 0 37 160" svg:d="M17 0c1 3 4 7 4 11-2 30 7 59 13 88 3 17 4 33-1 49-1 3-2 6-5 12-4-6-8-9-9-13-6-33-12-67-18-100-2-12-2-25 2-37 3-6 5-10 14-10z">
          <text:p/>
        </draw:path>
        <draw:path draw:style-name="gr1" draw:text-style-name="P1" draw:layer="layout" svg:width="0.127cm" svg:height="0.042cm" svg:x="4.571cm" svg:y="14.14cm" svg:viewBox="0 0 128 43" svg:d="M128 41c-9 4-16 0-23-2-25-5-50-10-76-15-15-3-18-4-29-16 3-2 6-5 10-6 4-2 8-2 13-2 31 4 61 9 89 24 7 3 14 6 16 17z">
          <text:p/>
        </draw:path>
        <draw:path draw:style-name="gr1" draw:text-style-name="P1" draw:layer="layout" svg:width="0.027cm" svg:height="0.104cm" svg:x="4.923cm" svg:y="14.19cm" svg:viewBox="0 0 28 105" svg:d="M4 0c2 3 7 6 8 9 14 28 19 57 15 87 0 2 0 3-1 4-2 2-4 5-7 5-2 0-6-2-7-4-2-4-3-9-4-14-1-11-1-22-3-33-1-12-3-24-5-36 0-4 0-9 0-13 0-1 2-2 4-5z">
          <text:p/>
        </draw:path>
        <draw:path draw:style-name="gr1" draw:text-style-name="P1" draw:layer="layout" svg:width="0.046cm" svg:height="0.048cm" svg:x="4.858cm" svg:y="14.42cm" svg:viewBox="0 0 47 49" svg:d="M47 3c-10 13-19 25-29 38-2 3-6 6-10 8-2 0-5-3-7-5-1-1-1-3 0-5 7-18 18-32 37-39 1 0 3 0 4 0s2 1 5 3z">
          <text:p/>
        </draw:path>
        <draw:path draw:style-name="gr1" draw:text-style-name="P1" draw:layer="layout" svg:width="0.529cm" svg:height="0.486cm" svg:x="5.174cm" svg:y="20.783cm" svg:viewBox="0 0 530 487" svg:d="M530 442c-5 9-13 9-20 11-26 6-52 6-78 2-36-4-73-9-108-17-37-10-68-29-102-44-1-1-3-2-5-1 15 15 32 24 50 34 18 11 38 20 58 28 10 5 21 9 30 16-18 2-39-2-56-8-33-11-63-26-93-44-14-9-29-18-44-26 8 15 21 28 36 38 10 7 21 12 32 18 5 2 22 5 20 15-1 2-4 4-7 4-18-1-34-8-50-19-9-5-16-11-24-16-6-4-20-9-24-14 22 29 53 52 88 61 0 4-4 6-8 7-29 3-65-10-88-27-27-20-57-41-76-66-19-28-38-52-51-84-6-15-10-31-10-47 0-2 0-5 2-6 7 8 10 18 14 27 9 20 20 39 34 56 2 2 5 4 6 1 1-2-8-15-9-18-4-7-7-14-11-21-6-14-12-28-17-43-6-16-9-33-10-51-1-14-5-35 4-47 12 36 15 77 35 109 2 4 5 7 9 6-3-8-5-17-8-26-7-24-14-47-19-72-5-22-15-55-3-76 5 6 7 14 9 21 7 28 17 56 29 83 3 7 7 14 13 19-1-10-5-19-9-28-12-32-20-66-24-100-2-18-2-35-2-53 1-18 1-32 15-44 5 10 3 19 3 27-1 26 0 51 4 77 10 58 34 109 68 157 40 54 87 98 147 127 37 18 77 29 118 37 35 7 70 10 105 10 9-1 19-3 27 7z">
          <text:p/>
        </draw:path>
        <draw:path draw:style-name="gr1" draw:text-style-name="P1" draw:layer="layout" svg:width="0.34cm" svg:height="0.497cm" svg:x="5.273cm" svg:y="20.594cm" svg:viewBox="0 0 341 498" svg:d="M303 439c-21 12-45 12-69 12-13 0-22-2-34-8s-24-13-36-20c-3-1-6-3-10-3 29 25 61 43 98 50 14 3 29 6 43 9 3 1 7 4 7 7 0 2-3 6-6 8-5 2-10 3-15 4-30 1-60-1-89-7-39-8-71-31-99-59-26-27-46-57-58-92-6-18-13-36-18-54-4-14-4-28-7-41-2-13-3-25-6-37-8-41-3-82 8-121 8-28 22-54 37-79 4-7 20-14 18 0-1 3-4 5-6 8-4 4-6 9-8 14-10 23-19 46-24 71-7 31-8 64-1 95 0 3 2 6 4 6 3-1 4-4 4-7 0-19 0-38 3-57 2-17 6-39 22-48 5 13 1 24 0 35-1 16-2 31-2 46 0 22 3 44 8 66 5 18 9 43 24 55-4-3-6-21-7-26-2-9-4-18-5-27-3-13-5-30 0-43 11 51 39 103 79 139 35 32 74 54 121 60 12 2 24 2 36 4 8 2 18 1 26 3-6 9-17 14-26 16-7 2-14 2-21 2-18 0-34 2-51-3s-33-13-48-22c-4-3-9-5-13-7-1 0-1 1-3 2 7 8 16 12 25 17 28 13 62 28 93 24 3 0 5-1 7 0 1 1 3 3 3 5-1 1-2 2-3 3-1 0-1 0-1 0z">
          <text:p/>
        </draw:path>
        <draw:path draw:style-name="gr1" draw:text-style-name="P1" draw:layer="layout" svg:width="0.523cm" svg:height="0.488cm" svg:x="3.031cm" svg:y="20.782cm" svg:viewBox="0 0 524 489" svg:d="M501 109c1-4 2-7 3-11 3 7 3 14 3 20 0 13 0 25-1 38-1 11-1 21-3 32 0 5-1 10-2 15-1 3-1 12-4 15 7-6 9-19 11-27 3-10 6-20 8-30 0-1 0-2 1-2s2 1 2 2c2 5 2 10 2 15 1 12 2 27-1 39-3 13-5 27-8 40-4 16-7 33-14 49 1 1 3 0 4 0 7-7 10-18 14-27 3-6 7-2 8 2 1 7 0 13-2 19-13 49-37 91-77 122-14 11-28 23-43 35-10 8-21 15-34 18s-25 9-38 14c-5 1-10 3-15 1-1 0-2-1-2-1-2-3 1-5 4-6 22-11 44-23 65-36 4-2 8-6 6-10-16 9-33 16-51 21-15 5-36 12-52 9-1 0-10-4-11-3 34-18 73-24 102-49 4-4 8-9 7-14-54 32-112 52-172 71-8 3-17 4-26-4 4-3 7-7 11-8 22-4 44-16 65-25 22-10 43-21 63-34 6-3 12-8 13-14-29 20-61 34-94 44-33 9-65 17-99 22-28 4-56 9-85 8-14-1-28-3-42-5-6-1-13-2-17-11 4-2 7-5 10-6 7-1 15-1 22-1 46 1 90-6 133-16 101-24 179-80 237-165 39-57 61-118 67-186 2-23-5-46 4-69 11 27 15 56 17 84 0 13 2 29-1 41-2 13-4 26-7 39 0 1-1 1-1 2 0 2 0 5 2 5 1 0 2-1 3-3 3-7 5-15 6-23 2-13 5-24 9-36z">
          <text:p/>
        </draw:path>
        <draw:path draw:style-name="gr1" draw:text-style-name="P1" draw:layer="layout" svg:width="0.34cm" svg:height="0.498cm" svg:x="3.119cm" svg:y="20.593cm" svg:viewBox="0 0 341 499" svg:d="M338 122c-4-30-16-57-28-83-6-12-13-23-20-34-1-3-6-5-8-5-7 1-7 7-6 11 4 10 7 20 11 29 17 37 18 76 20 114-3-16-7-32-12-49-2-6-4-13-12-13-9 4-4 10-4 16 1 20 3 41 4 61 1 27-10 61-21 85-2 3-5 5-6 3-1-1 0-2 0-3 2-10 4-19 4-29 0-3 0-5-1-7s-4-3-6-2c-1 1-1 4-2 5-2 19-12 36-22 51-9 15-16 31-26 44-31 40-81 74-131 84-22 5-44 5-65 8-2 0-5 0-6 1-2 3-1 6 1 8 2 3 5 3 8 4 14 3 27 5 41 5 13 0 26-3 39-5 7-3 15-6 22-9 6-3 13-6 19-7 4-2 8-5 12-7 8-4 16-9 24-13-33 34-76 51-122 60-1 0-3 0-5 1-1 1-2 4-1 5s2 1 3 2c12 4 27 2 41 2 33 0 63-9 90-27 7-5 13-9 24-13-32 29-69 48-106 56-15 3-30 6-45 10-3 0-5 3-5 5-1 3 1 6 3 7 6 3 11 5 17 6 31 1 61-1 91-8 37-8 67-29 93-55 52-50 75-112 85-180 3-14 4-29 7-43 6-30 5-61 1-91z">
          <text:p/>
        </draw:path>
        <draw:path draw:style-name="gr1" draw:text-style-name="P1" draw:layer="layout" svg:width="0.429cm" svg:height="0.097cm" svg:x="4.162cm" svg:y="19.87cm" svg:viewBox="0 0 430 98" svg:d="M403 61c8 3 16 6 27 10-5 4-7 8-10 9-5 1-10 1-16 1-8 0-16 2-26 5-9 5-21 6-31 7-15 1-29 1-44 1-15 1-31 3-46 4-15 0-31 1-46 0-43-6-87-4-131-2-6 1-13 2-19 1-7-1-16-3-20-7-7-8-15-9-24-9-1 0-3 0-4 0-9-1-14-5-13-9 2-7 8-6 13-7 5-2 11-3 18-4-1-7-2-13-3-19-2-16 7-33 23-36 13-4 26-6 39-6 87 0 173 0 260 0 39 0 52 13 53 52 0 3 0 6 0 9zM62 47c6 5 13 6 20 6 39 1 77 2 116-1 0-5 1-9 1-13-4-1-8-2-11-2-19 0-38-1-57-1-20 0-40 1-59 2-6 0-11 1-10 9z">
          <text:p/>
        </draw:path>
        <draw:path draw:style-name="gr1" draw:text-style-name="P1" draw:layer="layout" svg:width="0.415cm" svg:height="0.03cm" svg:x="3.743cm" svg:y="19.8cm" svg:viewBox="0 0 416 31" svg:d="M416 20c-10 6-20 8-29 9-34 3-68 2-102-4-3-1-6-1-9-1-41 0-83 0-125 0-4 0-8 0-13 1-17 5-34 4-52 1-11-2-23-1-34-1-14 0-28-1-41-5-3-1-5-1-7-2-2-3-4-6-4-8s4-5 6-5c16-1 32-2 48-2 51 0 102 1 153 0 17 0 35-2 52-3 5 0 11-1 15 1 28 12 58 7 86 9 16 1 31 3 47 5 3 0 5 3 9 5z">
          <text:p/>
        </draw:path>
        <draw:path draw:style-name="gr1" draw:text-style-name="P1" draw:layer="layout" svg:width="0.417cm" svg:height="0.031cm" svg:x="4.59cm" svg:y="19.8cm" svg:viewBox="0 0 418 32" svg:d="M0 21c10-3 14-7 19-7 9-1 20-2 29-2 24-1 47-2 70-4 5 0 9 0 13-2 16-8 33-6 50-5 19 1 37 3 56 3 41 0 82 0 123 0 17 0 34 0 50 0 5 0 8 2 8 6 0 3-4 8-6 9-13 2-26 5-39 5-19 1-38 0-57 4-9 2-18 0-28 0-14-1-29-3-43-4-21 0-41 1-62 0-32-1-64 3-96 7-6 1-11 2-17 1-15-1-29-2-45-4-7-1-13-4-25-7z">
          <text:p/>
        </draw:path>
        <draw:path draw:style-name="gr1" draw:text-style-name="P1" draw:layer="layout" svg:width="0.277cm" svg:height="0.028cm" svg:x="3.636cm" svg:y="19.894cm" svg:viewBox="0 0 278 29" svg:d="M0 13c3 0 6-2 10-2 32-2 65-4 98-5 36-2 72-5 108-6 14 0 28 2 42 2 7 2 13 3 18 8 3 4 2 10-2 11-2 1-4 2-7 2-17 1-34 3-52 3-42 1-86 2-128 3-7 0-15-1-22-1-19-2-38-5-56-7-3-1-6-2-8-3 0-2-1-3-1-5z">
          <text:p/>
        </draw:path>
        <draw:path draw:style-name="gr1" draw:text-style-name="P1" draw:layer="layout" svg:width="0.26cm" svg:height="0.034cm" svg:x="3.921cm" svg:y="19.869cm" svg:viewBox="0 0 261 35" svg:d="M77 29c-14-8-30-5-45-5-8 0-16 1-24 0-3 0-5-3-8-5 2-3 4-7 6-8 15-3 30-8 45-9 32-2 64-4 95 3 18 4 37 5 55 5 21 0 39 7 60 12-3 3-4 6-7 7-19 8-39 7-59 3-22-2-43-6-65-8-3-1-6-2-9-1-14 7-30 4-45 6z">
          <text:p/>
        </draw:path>
        <draw:path draw:style-name="gr1" draw:text-style-name="P1" draw:layer="layout" svg:width="0.278cm" svg:height="0.026cm" svg:x="4.838cm" svg:y="19.895cm" svg:viewBox="0 0 279 27" svg:d="M279 13c-5 3-9 6-12 6-19 3-38 5-57 7-9 1-18 1-28 1-40-1-78-2-117-3-17 0-35-1-52-2-3 0-6-1-9-2-2-2-4-4-4-7-1-1 1-5 3-5 6-3 13-7 20-7 22-1 44-2 66-1 43 1 87 4 130 6 17 1 35 2 52 4 2 0 4 1 8 3z">
          <text:p/>
        </draw:path>
        <draw:path draw:style-name="gr1" draw:text-style-name="P1" draw:layer="layout" svg:width="0.263cm" svg:height="0.032cm" svg:x="4.569cm" svg:y="19.87cm" svg:viewBox="0 0 264 33" svg:d="M264 20c-11 7-20 5-28 4-19-1-36 0-54 3-9 1-19 3-28 0-16-4-32-3-48-1-13 1-25 5-38 6-17 1-34 1-50 1-6-1-14-2-18-11 18-4 35-9 52-11 28-4 55-8 83-9 26-2 53-2 79-1 14 1 28 6 41 11 3 0 5 4 9 8z">
          <text:p/>
        </draw:path>
        <draw:path draw:style-name="gr1" draw:text-style-name="P1" draw:layer="layout" svg:width="0.236cm" svg:height="0.032cm" svg:x="4.527cm" svg:y="19.761cm" svg:viewBox="0 0 237 33" svg:d="M0 15c8-9 17-9 25-9 17 0 34-1 51 1 19 2 37-4 56-5 31-3 61-4 93 2 4 0 4 1 12 9-3 2-6 4-9 4-37 1-72 7-108 15-7 1-14 0-21-1-23-2-45-5-68-8-10-1-20-2-31-8z">
          <text:p/>
        </draw:path>
        <draw:path draw:style-name="gr1" draw:text-style-name="P1" draw:layer="layout" svg:width="0.237cm" svg:height="0.031cm" svg:x="3.986cm" svg:y="19.761cm" svg:viewBox="0 0 238 32" svg:d="M0 9c3-1 5-3 8-4 5-2 11-4 17-4 29-1 59-3 90 1 18 3 37 7 56 3 14-2 29-1 44 0 8 1 17 1 23 10-10 6-20 7-31 7-24 0-47 2-70 9-6 1-13 1-19 0-35-7-69-13-103-14-4 0-8-1-12-2-1-2-2-4-3-6z">
          <text:p/>
        </draw:path>
        <draw:path draw:style-name="gr1" draw:text-style-name="P1" draw:layer="layout" svg:width="0.257cm" svg:height="0.021cm" svg:x="4.246cm" svg:y="19.811cm" svg:viewBox="0 0 258 22" svg:d="M0 15c12-7 20-8 29-8 39-2 77-4 115-6 4-1 9-1 13 0 21 7 43 5 65 6 11 0 23 1 36 8-5 3-8 6-11 6-6 1-13 1-19 1-32 0-63-1-94-1-34 0-68 1-102 1-7 0-13 0-20-1-3 0-6-3-12-6z">
          <text:p/>
        </draw:path>
        <draw:path draw:style-name="gr1" draw:text-style-name="P1" draw:layer="layout" svg:width="0.076cm" svg:height="0.016cm" svg:x="4.337cm" svg:y="19.847cm" svg:viewBox="0 0 77 17" svg:d="M0 11c11-13 23-11 33-10 14 2 30-5 44 9-5 2-8 5-12 5-21 2-42 5-65-4z">
          <text:p/>
        </draw:path>
        <draw:path draw:style-name="gr1" draw:text-style-name="P1" draw:layer="layout" svg:width="0.278cm" svg:height="0.182cm" svg:x="2.926cm" svg:y="20.593cm" svg:viewBox="0 0 279 183" svg:d="M1 0c11-2 15 5 20 9 35 30 72 58 112 82 30 18 61 35 91 53 19 11 38 22 55 36-11 3-20 4-31 0-19-6-38-12-55-21-49-24-96-53-139-86-17-14-34-29-47-48-4-8-10-15-6-25z">
          <text:p/>
        </draw:path>
        <draw:path draw:style-name="gr1" draw:text-style-name="P1" draw:layer="layout" svg:width="0.173cm" svg:height="0.172cm" svg:x="2.853cm" svg:y="20.56cm" svg:viewBox="0 0 174 173" svg:d="M174 169c-10 5-19 4-27 1-15-6-31-10-43-18-41-25-72-59-93-104-5-11-7-23-11-35-1-4 0-4 5-13 7-1 10 5 13 9 12 18 25 35 37 52 20 28 45 48 72 68 13 8 24 17 36 27 4 3 7 8 11 13z">
          <text:p/>
        </draw:path>
        <draw:path draw:style-name="gr1" draw:text-style-name="P1" draw:layer="layout" svg:width="0.043cm" svg:height="0.151cm" svg:x="2.539cm" svg:y="20.349cm" svg:viewBox="0 0 44 152" svg:d="M19 152c-3-4-6-8-8-13-13-35-15-70-5-106 3-11 8-22 18-30 3-2 8-4 12-3 3 2 7 7 7 10 1 6 0 12-3 17-11 20-13 42-14 64-1 20-2 39-3 60-1 0-3 0-4 1z">
          <text:p/>
        </draw:path>
        <draw:path draw:style-name="gr1" draw:text-style-name="P1" draw:layer="layout" svg:width="0.024cm" svg:height="0.081cm" svg:x="2.574cm" svg:y="20.446cm" svg:viewBox="0 0 25 82" svg:d="M14 82c-8-4-10-10-12-16-4-20-3-39 4-58 1-2 2-5 4-6 3-3 7-3 9 0 4 5 6 9 6 13-2 21-4 42-7 63 0 1-2 2-4 4z">
          <text:p/>
        </draw:path>
        <draw:path draw:style-name="gr1" draw:text-style-name="P1" draw:layer="layout" svg:width="0.064cm" svg:height="0.146cm" svg:x="4.826cm" svg:y="17.992cm" svg:viewBox="0 0 65 147" svg:d="M64 137c-19 15-36 8-55 7-7-9-5-20-7-30-3-27-4-54 2-81 2-9 6-18 11-25 8-11 23-11 31 0 5 8 9 17 12 25s4 16 5 24c2 27 1 54 1 80z">
          <text:p/>
        </draw:path>
        <draw:path draw:style-name="gr1" draw:text-style-name="P1" draw:layer="layout" svg:width="0.048cm" svg:height="0.221cm" svg:x="4.717cm" svg:y="17.956cm" svg:viewBox="0 0 49 222" svg:d="M0 96c7-2 14-3 23-4 0-5 2-9 2-14 3-22 6-44 9-66 0-3 2-7 4-12 9 8 12 17 11 26 0 16 0 30-1 45-4 43-9 87-7 131 0 9-2 17-13 20-8-3-7-11-7-17 0-26 0-52 0-79 0-5 0-10 0-14-8-6-22 0-21-16z">
          <text:p/>
        </draw:path>
        <draw:path draw:style-name="gr1" draw:text-style-name="P1" draw:layer="layout" svg:width="0.015cm" svg:height="0.14cm" svg:x="4.912cm" svg:y="18.051cm" svg:viewBox="0 0 16 141" svg:d="M3 0c9 8 8 17 8 25 2 34 3 67 5 99 0 4 1 8 0 11-2 2-5 5-7 6-2 0-5-3-6-5-1-4-2-9-2-13 0-35 0-71-1-106 0-6 2-11 3-17z">
          <text:p/>
        </draw:path>
        <draw:path draw:style-name="gr1" draw:text-style-name="P1" draw:layer="layout" svg:width="0.102cm" svg:height="0.033cm" svg:x="4.796cm" svg:y="17.795cm" svg:viewBox="0 0 103 34" svg:d="M103 6c-9 8-17 7-24 7-6 0-13 1-20 1-2 5-4 11-7 20-3-9-4-14-7-20-9 0-18 0-29 0-4 0-8-1-12-2-2 0-4-3-4-5 0-1 2-4 3-5 2-1 4-2 6-2 28 0 55 1 82 2 3 0 6 2 12 4z">
          <text:p/>
        </draw:path>
        <draw:path draw:style-name="gr1" draw:text-style-name="P1" draw:layer="layout" svg:width="0.011cm" svg:height="0.072cm" svg:x="4.801cm" svg:y="18.152cm" svg:viewBox="0 0 12 73" svg:d="M7 0c8 5 5 13 5 19-1 17 3 36-4 54-10-22-10-57-1-73z">
          <text:p/>
        </draw:path>
        <draw:path draw:style-name="gr1" draw:text-style-name="P1" draw:layer="layout" svg:width="0.026cm" svg:height="0.015cm" svg:x="4.931cm" svg:y="18.085cm" svg:viewBox="0 0 27 16" svg:d="M26 12c-6 5-13 4-20 3-3 0-5-2-6-4 0-3 0-6 2-7 8-7 18-5 25 3 0 1 0 4-1 5z">
          <text:p/>
        </draw:path>
        <draw:path draw:style-name="gr1" draw:text-style-name="P1" draw:layer="layout" svg:width="0.064cm" svg:height="0.146cm" svg:x="3.86cm" svg:y="17.991cm" svg:viewBox="0 0 65 147" svg:d="M57 142c-8 2-16 3-22 4-3 1-6 1-9 1-20 0-26-6-26-26 0-27-2-53 5-79 2-10 6-21 11-30 10-17 28-16 38 1 5 9 8 19 9 29 2 31 4 61-3 91-1 3-2 6-3 9z">
          <text:p/>
        </draw:path>
        <draw:path draw:style-name="gr1" draw:text-style-name="P1" draw:layer="layout" svg:width="0.051cm" svg:height="0.22cm" svg:x="3.984cm" svg:y="17.957cm" svg:viewBox="0 0 52 221" svg:d="M25 221c-10-2-13-7-15-14 0-3 0-6 0-9 1-44-4-87-6-131-1-11-2-23-4-35-1-11 2-21 11-32 8 9 7 19 9 29 1 9 2 19 3 28 1 10 2 20 3 31 8 2 14 2 20 4 2 1 6 4 6 6 0 3-3 6-5 7-6 2-11 3-18 5 0 5 0 10 0 15 0 24 0 49 0 74 0 7 0 15-4 22z">
          <text:p/>
        </draw:path>
        <draw:path draw:style-name="gr1" draw:text-style-name="P1" draw:layer="layout" svg:width="0.018cm" svg:height="0.145cm" svg:x="3.822cm" svg:y="18.046cm" svg:viewBox="0 0 19 146" svg:d="M10 146c-11-5-10-12-10-19 2-28 3-57 4-84 0-9 1-18 2-27 0-4 1-8 4-16 4 7 6 10 7 13 5 28 0 114-7 133z">
          <text:p/>
        </draw:path>
        <draw:path draw:style-name="gr1" draw:text-style-name="P1" draw:layer="layout" svg:width="0.101cm" svg:height="0.03cm" svg:x="3.852cm" svg:y="17.795cm" svg:viewBox="0 0 102 31" svg:d="M44 15c-14-5-29 1-44-8 5-2 9-6 12-6 27-1 55-1 82-1 0 0 1 0 2 0 4 1 7 3 6 7 0 2-3 5-5 6-4 1-9 1-13 1-8 0-16 0-25 0-2 6-4 12-6 17-9-2-5-11-9-16z">
          <text:p/>
        </draw:path>
        <draw:path draw:style-name="gr1" draw:text-style-name="P1" draw:layer="layout" svg:width="0.011cm" svg:height="0.071cm" svg:x="3.938cm" svg:y="18.15cm" svg:viewBox="0 0 12 72" svg:d="M6 72c-8-21-7-55 0-72 3 5 5 8 5 13 0 20 5 40-5 59z">
          <text:p/>
        </draw:path>
        <draw:path draw:style-name="gr1" draw:text-style-name="P1" draw:layer="layout" svg:width="0.027cm" svg:height="0.015cm" svg:x="3.793cm" svg:y="18.086cm" svg:viewBox="0 0 28 16" svg:d="M15 15c-2 0-6 0-10-1-2-1-5-5-5-7s3-6 5-6c6-1 12-2 18-1 2 1 5 5 5 8 0 2-4 5-7 7-1 1-3 0-6 0z">
          <text:p/>
        </draw:path>
        <draw:path draw:style-name="gr1" draw:text-style-name="P1" draw:layer="layout" svg:width="0.207cm" svg:height="0.229cm" svg:x="4.847cm" svg:y="20.835cm" svg:viewBox="0 0 208 230" svg:d="M0 214c0-4 1-9 3-14 4-10 7-20 13-29 26-43 56-84 91-119 22-21 46-39 75-48 5-2 10-4 15-4 3 0 9 2 11 5 1 3 0 8-1 12-1 2-4 5-6 7s-5 4-8 6c-60 39-102 94-140 153-8 12-17 24-26 35-2 4-6 7-10 10-3 1-7 2-10 2-5-1-6-6-7-10 0-2 0-3 0-6z">
          <text:p/>
        </draw:path>
        <draw:path draw:style-name="gr1" draw:text-style-name="P1" draw:layer="layout" svg:width="0.04cm" svg:height="0.08cm" svg:x="4.788cm" svg:y="20.967cm" svg:viewBox="0 0 41 81" svg:d="M8 81c-8-7-8-15-8-22 1-20 8-37 18-52 3-2 5-4 8-6 4-3 11-1 13 4 1 4 3 10 2 15-4 19-11 38-24 55-2 2-5 4-9 6z">
          <text:p/>
        </draw:path>
        <draw:path draw:style-name="gr1" draw:text-style-name="P1" draw:layer="layout" svg:width="0.209cm" svg:height="0.231cm" svg:x="3.691cm" svg:y="20.834cm" svg:viewBox="0 0 210 232" svg:d="M10 0c6 2 11 3 16 4 24 8 45 21 63 38 43 38 76 83 104 132 7 10 10 21 14 32 2 3 3 9 2 12-1 4-3 10-7 12-5 4-11 1-14-3-9-11-18-23-26-34-16-23-31-46-47-68-25-34-55-62-88-85-7-5-13-10-19-15-3-2-5-5-7-9-1-3-2-7-1-10 2-3 7-4 10-6z">
          <text:p/>
        </draw:path>
        <draw:path draw:style-name="gr1" draw:text-style-name="P1" draw:layer="layout" svg:width="0.04cm" svg:height="0.082cm" svg:x="3.918cm" svg:y="20.967cm" svg:viewBox="0 0 41 83" svg:d="M33 83c-7-6-12-10-14-15-7-13-13-29-18-43-2-5-1-12 0-17 2-9 12-11 17-5 18 20 27 43 21 70 0 3-3 5-6 10z">
          <text:p/>
        </draw:path>
        <draw:path draw:style-name="gr1" draw:text-style-name="P1" draw:layer="layout" svg:width="0.146cm" svg:height="0.032cm" svg:x="2.298cm" svg:y="15.807cm" svg:viewBox="0 0 147 33" svg:d="M147 26c-2 6-7 6-12 5-13-2-25-6-38-7-27-3-53-2-79 7-6 1-11 4-18-1 2-2 3-6 5-7 11-9 23-18 38-20 27-4 54-5 81 2 14 3 16 6 23 21z">
          <text:p/>
        </draw:path>
        <draw:path draw:style-name="gr1" draw:text-style-name="P1" draw:layer="layout" svg:width="0.173cm" svg:height="0.045cm" svg:x="2.116cm" svg:y="15.969cm" svg:viewBox="0 0 174 46" svg:d="M0 30c4-2 6-3 8-3 44 1 86-10 130-21 11-4 23-9 36-4 0 8-7 10-12 12-18 6-35 13-55 18-23 5-47 9-71 13-10 2-20 1-30-4-2-2-3-7-6-11z">
          <text:p/>
        </draw:path>
        <draw:path draw:style-name="gr1" draw:text-style-name="P1" draw:layer="layout" svg:width="0.149cm" svg:height="0.032cm" svg:x="6.288cm" svg:y="15.807cm" svg:viewBox="0 0 150 33" svg:d="M150 30c-8 5-14 2-20 1-35-10-70-12-106-2-4 1-9 2-14 3-4 0-7-3-10-4 3-12 11-19 21-23 4-1 9-3 14-3 26-3 51-4 76 3 14 4 27 12 39 25z">
          <text:p/>
        </draw:path>
        <draw:path draw:style-name="gr1" draw:text-style-name="P1" draw:layer="layout" svg:width="0.176cm" svg:height="0.045cm" svg:x="6.441cm" svg:y="15.969cm" svg:viewBox="0 0 177 46" svg:d="M0 2c13-3 22-1 31 1 21 6 42 12 65 17 22 5 45 9 69 8 3 0 6 1 12 2-2 4-3 9-6 11-8 5-18 6-27 5-36-5-73-11-107-23-13-4-25-7-37-21z">
          <text:p/>
        </draw:path>
        <draw:path draw:style-name="gr1" draw:text-style-name="P1" draw:layer="layout" svg:width="0.159cm" svg:height="0.036cm" svg:x="3.86cm" svg:y="13.869cm" svg:viewBox="0 0 160 37" svg:d="M158 21c-3 0-7 0-10 0-39-6-77-3-114 9-11 3-21 8-33 6-3-8 3-10 7-12 20-9 41-16 63-20 14-3 30-5 44-4 12 0 24 6 36 9 3 1 6 5 9 8-1 1-1 3-2 4z">
          <text:p/>
        </draw:path>
        <draw:path draw:style-name="gr1" draw:text-style-name="P1" draw:layer="layout" svg:width="0.064cm" svg:height="0.017cm" svg:x="3.953cm" svg:y="13.825cm" svg:viewBox="0 0 65 18" svg:d="M0 16c6-15 15-16 23-16 15-1 30 0 42 12-1 2-2 4-3 4-19 6-38-4-62 0z">
          <text:p/>
        </draw:path>
        <draw:path draw:style-name="gr1" draw:text-style-name="P1" draw:layer="layout" svg:width="0.16cm" svg:height="0.035cm" svg:x="4.725cm" svg:y="13.868cm" svg:viewBox="0 0 161 36" svg:d="M0 20c4-10 11-11 18-15 13-4 27-6 41-4 31 2 61 10 90 23 5 2 11 3 12 12-5 0-10 1-14 0-10-2-20-5-30-8-34-10-68-11-103-6-3 0-5 0-8 0-2 0-3-1-6-2z">
          <text:p/>
        </draw:path>
        <draw:path draw:style-name="gr1" draw:text-style-name="P1" draw:layer="layout" svg:width="0.064cm" svg:height="0.017cm" svg:x="4.724cm" svg:y="13.825cm" svg:viewBox="0 0 65 18" svg:d="M0 15c18-17 35-16 52-14 6 0 14 2 13 13-17 1-34 3-51 4-3 0-6-1-14-3z">
          <text:p/>
        </draw:path>
        <draw:path draw:style-name="gr1" draw:text-style-name="P1" draw:layer="layout" svg:width="0.201cm" svg:height="0.158cm" svg:x="2.273cm" svg:y="14.768cm" svg:viewBox="0 0 202 159" svg:d="M202 159c-6-1-10-1-13-2-31-9-57-23-81-43-35-29-69-59-99-94-7-7-7-6-9-20 5 0 9 0 13 1 5 3 10 7 15 12 19 16 38 32 57 49 22 19 45 37 68 55 13 11 27 21 40 31 3 2 5 6 9 11z">
          <text:p/>
        </draw:path>
        <draw:path draw:style-name="gr1" draw:text-style-name="P1" draw:layer="layout" svg:width="0.11cm" svg:height="0.089cm" svg:x="2.299cm" svg:y="15.029cm" svg:viewBox="0 0 111 90" svg:d="M0 0c8 5 14 7 18 10 31 26 66 47 93 79-10 4-17-1-23-5-27-16-52-35-75-59-5-6-11-11-13-25z">
          <text:p/>
        </draw:path>
        <draw:path draw:style-name="gr1" draw:text-style-name="P1" draw:layer="layout" svg:width="0.089cm" svg:height="0.075cm" svg:x="2.293cm" svg:y="14.825cm" svg:viewBox="0 0 90 76" svg:d="M3 0c4 2 7 3 10 5 24 21 49 41 73 61 2 2 2 5 4 10-5-1-9-1-12-2-28-12-52-30-72-53-4-5-9-11-3-21z">
          <text:p/>
        </draw:path>
        <draw:path draw:style-name="gr1" draw:text-style-name="P1" draw:layer="layout" svg:width="0.053cm" svg:height="0.037cm" svg:x="2.298cm" svg:y="15.079cm" svg:viewBox="0 0 54 38" svg:d="M54 37c-3 1-6 2-9 1-16-4-29-14-42-24-1-1-2-3-2-5-2-5 1-9 5-9 1 0 1 0 2 0 17 8 36 15 46 32 1 1 0 2 0 5z">
          <text:p/>
        </draw:path>
        <draw:path draw:style-name="gr1" draw:text-style-name="P1" draw:layer="layout" svg:width="0.2cm" svg:height="0.158cm" svg:x="6.261cm" svg:y="14.767cm" svg:viewBox="0 0 201 159" svg:d="M201 2c0 8-4 13-9 18-36 38-74 74-115 105-20 15-43 25-67 32-2 1-5 1-10 2 3-5 5-8 7-11 10-8 20-17 31-24 34-23 64-50 94-78 16-15 32-28 49-41 5-4 11-8 20-3z">
          <text:p/>
        </draw:path>
        <draw:path draw:style-name="gr1" draw:text-style-name="P1" draw:layer="layout" svg:width="0.109cm" svg:height="0.087cm" svg:x="6.326cm" svg:y="15.031cm" svg:viewBox="0 0 110 88" svg:d="M110 0c-8 22-24 34-38 46-32 28-53 39-72 42 1-10 8-13 12-18 20-18 81-63 98-70z">
          <text:p/>
        </draw:path>
        <draw:path draw:style-name="gr1" draw:text-style-name="P1" draw:layer="layout" svg:width="0.089cm" svg:height="0.073cm" svg:x="6.351cm" svg:y="14.827cm" svg:viewBox="0 0 90 74" svg:d="M89 0c1 3 2 6 1 8-2 5-4 9-8 13-20 21-43 40-71 52-2 1-5 0-11 1 2-5 3-8 5-10 6-6 13-13 19-18 16-12 32-25 47-38 5-4 10-10 18-8z">
          <text:p/>
        </draw:path>
        <draw:path draw:style-name="gr1" draw:text-style-name="P1" draw:layer="layout" svg:width="0.057cm" svg:height="0.038cm" svg:x="6.381cm" svg:y="15.079cm" svg:viewBox="0 0 58 39" svg:d="M0 39c2-6 2-10 4-12 13-9 26-17 40-26 2-2 8 0 14 1-4 7-5 12-10 15-13 9-26 21-48 22z">
          <text:p/>
        </draw:path>
        <draw:path draw:style-name="gr1" draw:text-style-name="P1" draw:layer="layout" svg:width="0.113cm" svg:height="0.044cm" svg:x="3.279cm" svg:y="14.817cm" svg:viewBox="0 0 114 45" svg:d="M0 19c2-2 3-6 5-8 30-20 86-14 109 26 1 2 0 6 0 6-3 1-6 2-8 1-5-3-11-7-15-11-25-21-52-27-82-13-2 1-4 0-6 1-1 0-1-1-3-2z">
          <text:p/>
        </draw:path>
        <draw:path draw:style-name="gr1" draw:text-style-name="P1" draw:layer="layout" svg:width="0.089cm" svg:height="0.042cm" svg:x="3.393cm" svg:y="14.745cm" svg:viewBox="0 0 90 43" svg:d="M90 43c-16-9-30-17-44-26-13-9-30-6-46-12 10-6 14-6 27-5 17 2 33 7 48 19 7 5 8 8 15 24z">
          <text:p/>
        </draw:path>
        <draw:path draw:style-name="gr1" draw:text-style-name="P1" draw:layer="layout" svg:width="0.077cm" svg:height="0.022cm" svg:x="3.314cm" svg:y="14.797cm" svg:viewBox="0 0 78 23" svg:d="M0 11c15-11 17-12 38-10 19 1 26 3 40 17-3 2-6 6-8 5-11-3-22-8-33-10-10-2-21-1-37-2z">
          <text:p/>
        </draw:path>
        <draw:path draw:style-name="gr1" draw:text-style-name="P1" draw:layer="layout" svg:width="0.119cm" svg:height="0.044cm" svg:x="5.349cm" svg:y="14.817cm" svg:viewBox="0 0 120 45" svg:d="M0 45c14-32 38-42 66-45 19-1 37 2 54 21-7-2-11-2-14-3-27-11-53-6-77 12-6 5-11 10-17 14-2 1-5 0-12 1z">
          <text:p/>
        </draw:path>
        <draw:path draw:style-name="gr1" draw:text-style-name="P1" draw:layer="layout" svg:width="0.091cm" svg:height="0.044cm" svg:x="5.262cm" svg:y="14.746cm" svg:viewBox="0 0 92 45" svg:d="M0 45c3-17 13-25 25-32 20-12 42-16 67-10-4 3-6 5-8 5-30 1-55 14-77 33-2 1-4 2-7 4z">
          <text:p/>
        </draw:path>
        <draw:path draw:style-name="gr1" draw:text-style-name="P1" draw:layer="layout" svg:width="0.074cm" svg:height="0.023cm" svg:x="5.354cm" svg:y="14.797cm" svg:viewBox="0 0 75 24" svg:d="M0 17c13-16 31-17 49-17 9 0 20-2 26 11-4 0-8 1-11 1-19-1-36 2-52 10-5 3-10 2-12-5z">
          <text:p/>
        </draw:path>
        <draw:path draw:style-name="gr1" draw:text-style-name="P1" draw:layer="layout" svg:width="0.106cm" svg:height="0.114cm" svg:x="2.739cm" svg:y="18.546cm" svg:viewBox="0 0 107 115" svg:d="M10 54c1 3 3 6 4 9 1-7 2-15 4-23 2-4 1-7-2-11-4-6-1-11 3-16 25-23 68-15 84 16 4 7 5 14 3 21-2 11-5 22-8 34-9 29-38 37-63 26-18-8-29-22-34-40-2-8 0-13 9-16zM23 82c18 19 28 15 50 3 14-8 18-30 10-45-12-24-20-27-47-21 1 1 3 1 4 2s3 2 4 3c-17 21-17 21-16 47 0 3-3 6-5 11z">
          <text:p/>
        </draw:path>
        <draw:path draw:style-name="gr1" draw:text-style-name="P1" draw:layer="layout" svg:width="0.106cm" svg:height="0.114cm" svg:x="5.917cm" svg:y="18.546cm" svg:viewBox="0 0 107 115" svg:d="M92 66c2-5 3-8 4-10 9 0 12 6 10 12-3 36-50 60-80 40-4-2-7-7-10-11-8-13-13-28-16-43-2-31 23-56 54-54 12 1 23 5 32 14 5 3 8 8 5 13-5 7-3 13-1 20 2 6 2 12 2 19zM71 20c-28-6-35-2-47 22-7 14 0 39 12 45 20 10 29 16 48-4-3-5-6-9-4-15 3-14-2-26-12-36-2-2-4-5-7-8 4-2 6-2 10-4z">
          <text:p/>
        </draw:path>
        <draw:path draw:style-name="gr1" draw:text-style-name="P1" draw:layer="layout" svg:width="0.013cm" svg:height="0.039cm" svg:x="3.385cm" svg:y="15.166cm" svg:viewBox="0 0 14 40" svg:d="M14 0v40c-2-1-6 0-7-2-11-13-10-24 7-38z">
          <text:p/>
        </draw:path>
        <draw:path draw:style-name="gr1" draw:text-style-name="P1" draw:layer="layout" svg:width="0.013cm" svg:height="0.04cm" svg:x="5.346cm" svg:y="15.167cm" svg:viewBox="0 0 14 41" svg:d="M2 0c11 4 13 13 12 22 0 7-2 16-14 19 0-15 1-27 2-41z">
          <text:p/>
        </draw:path>
        <draw:path draw:style-name="gr1" draw:text-style-name="P1" draw:layer="layout" svg:width="0.208cm" svg:height="0.185cm" svg:x="3.732cm" svg:y="14.905cm" svg:viewBox="0 0 209 186" svg:d="M21 76c-6-17-13-34-19-50-3-10-2-15 2-26 3 4 6 8 8 12 6 10 10 21 15 32 21 49 57 80 106 99 16 7 33 12 50 18 9 4 18 8 26 14-1 2-1 4-2 4-27 4-56 9-83 6-9-1-17-4-25-7-2 0-3-5-3-7s3-4 5-4c5-1 11-1 20-1-16-11-30-20-45-27-3-3-6-5-9-8-11-12-23-24-35-36-4-7-7-13-11-19z">
          <text:p/>
        </draw:path>
        <draw:path draw:style-name="gr1" draw:text-style-name="P1" draw:layer="layout" svg:width="0.213cm" svg:height="0.185cm" svg:x="4.8cm" svg:y="14.905cm" svg:viewBox="0 0 214 186" svg:d="M137 139c-15 8-29 16-47 26 10 1 16 1 22 2 1 0 4 3 4 4 0 2-1 6-3 7-5 3-10 6-16 6-22 2-43 4-65-1-9-3-18-3-32-4 6-5 8-7 11-9 14-6 28-11 43-17 18-8 38-15 56-24 32-17 56-43 72-75 6-13 11-24 16-35 3-7 4-14 13-19 1 4 3 7 3 10-4 15-8 29-13 45-2 7-5 14-7 20-5 7-9 13-13 20-12 12-25 24-37 37-2 2-5 5-7 7z">
          <text:p/>
        </draw:path>
        <draw:path draw:style-name="gr1" draw:text-style-name="P1" draw:layer="layout" svg:width="0.488cm" svg:height="0.397cm" svg:x="5.881cm" svg:y="16.565cm" svg:viewBox="0 0 489 398" svg:d="M486 216c-20-3-36 12-55 15-3-2-6-5-8-8-23-44-46-87-69-131-6-11-11-22-16-33-3-8-6-15-8-23-1-8-1-16-1-25 0-1-9-5-11-6-3-2-6-2-10-3-8-1-16-2-24-2-5 0-9 1-14 1-1 0-2-1-4 0-1 0-3 1-4 3-3 3-5 7-8 11-6 11-14 21-16 32-1 11 4 19 13 24 3 1 4 4 6 7 16 23 26 48 36 74 5 12 2 22-6 31-22 22-50 32-81 31-10 0-16-5-20-14-10-21-21-42-32-63-4-9-10-17-16-25-28-34-64-40-102-18-7 5-13 9-19 15-14 12-19 28-17 47 2 10 7 18 16 22 13 7 19 6 28-6 5-6 9-12 13-18 14 1 23 10 30 20 6 10 11 21 15 31 5 13 1 25-10 33-4 4-8 6-12 10-13 10-17 29-9 43 3 6 8 10 15 12 8 3 13 1 18-7 2-4 4-9 9-9 4 0 10 1 14 4 6 5 11 11 15 18 7 13 12 27 18 40 16 36 25 43 62 48 44 5 81-10 114-38 10-9 20-19 29-29 13-12 26-18 43-15 7 2 16 1 24 2 17 0 29-6 35-23 6-19 13-38 19-56 2-7 5-15 0-22zM344 257c8 25 6 50-15 70-12 11-26 17-42 19-18 3-32-5-44-19-5-6-10-12-13-20-8-16-15-33-23-50 18-13 38-18 56-27s36-18 57-28c9 20 18 37 24 55z">
          <text:p/>
        </draw:path>
        <draw:path draw:style-name="gr1" draw:text-style-name="P1" draw:layer="layout" svg:width="0.1cm" svg:height="0.082cm" svg:x="6.322cm" svg:y="14.092cm" svg:viewBox="0 0 101 83" svg:d="M101 70c-3 9-8 16-19 11-30-11-55-28-76-50-7-8-9-19-1-27 8-9 16-1 23 5 17 15 35 28 57 38 10 4 15 12 16 23z">
          <text:p/>
        </draw:path>
        <draw:path draw:style-name="gr1" draw:text-style-name="P1" draw:layer="layout" svg:width="0.042cm" svg:height="0.045cm" svg:x="6.444cm" svg:y="14.117cm" svg:viewBox="0 0 43 46" svg:d="M43 33c1 12-5 13-10 13-12 1-19-7-24-16-6-8-14-19-4-27 9-8 15 5 21 10 7 7 18 13 17 20z">
          <text:p/>
        </draw:path>
        <draw:path draw:style-name="gr1" draw:text-style-name="P1" draw:layer="layout" svg:width="0.159cm" svg:height="0.036cm" svg:x="13.574cm" svg:y="16.158cm" svg:viewBox="0 0 160 37" svg:d="M158 21c-3 0-7 0-10 0-39-6-77-3-114 9-11 3-21 8-33 6-3-8 3-10 7-12 20-9 41-16 63-20 14-3 30-5 44-4 12 0 24 6 36 9 3 1 6 5 9 8-1 1-1 3-2 4z">
          <text:p/>
        </draw:path>
        <draw:path draw:style-name="gr1" draw:text-style-name="P1" draw:layer="layout" svg:width="0.064cm" svg:height="0.017cm" svg:x="13.667cm" svg:y="16.114cm" svg:viewBox="0 0 65 18" svg:d="M0 16c6-15 15-16 23-16 15-1 30 0 42 12-1 2-2 4-3 4-19 6-38-4-62 0z">
          <text:p/>
        </draw:path>
        <draw:path draw:style-name="gr1" draw:text-style-name="P1" draw:layer="layout" svg:width="0.16cm" svg:height="0.035cm" svg:x="14.439cm" svg:y="16.157cm" svg:viewBox="0 0 161 36" svg:d="M0 20c4-10 11-11 18-15 13-4 27-6 41-4 31 2 61 10 90 23 5 2 11 3 12 12-5 0-10 1-14 0-10-2-20-5-30-8-34-10-68-11-103-6-3 0-5 0-8 0-2 0-3-1-6-2z">
          <text:p/>
        </draw:path>
        <draw:path draw:style-name="gr1" draw:text-style-name="P1" draw:layer="layout" svg:width="0.064cm" svg:height="0.017cm" svg:x="14.438cm" svg:y="16.114cm" svg:viewBox="0 0 65 18" svg:d="M0 15c18-17 35-16 52-14 6 0 14 2 13 13-17 1-34 3-51 4-3 0-6-1-14-3z">
          <text:p/>
        </draw:path>
        <draw:path draw:style-name="gr1" draw:text-style-name="P1" draw:layer="layout" svg:width="1.647cm" svg:height="1.264cm" svg:x="9.243cm" svg:y="15.786cm" svg:viewBox="0 0 1648 1265" svg:d="M343 221c37-35 96-54 151-52 79-107 201-172 335-169 104 2 203 40 279 110 38 3 76 22 85 48 6 16 1 46-8 72 2 7 2 17 3 28 0 3 0 5 0 8-3 6-9 14-16 22 9 0 18 4 25 11-2 47-4 93-5 139 2 11 2 25 1 42 1 4 1 6 2 10 0 20 0 31 0 51 1 13 1 19 2 32-3 10-3 22 2 34-2 4-2 5-4 8 1 11 2 16 3 26-1 13-1 23 0 32 0 29 3 59 10 87 15 57 65 74 119 84 6 3 10 5 16 8 16-3 38-8 57-17 48-24 71-89 44-141-21-44-63-77-112-88-3-8-5-11-8-19 13-6 26-15 40-26 6-4 9-5 16-8 6-5 9-7 16-12 16-9 23-14 39-23 4-1 6-1 10-1 2 6 4 10 6 17 3 7 5 11 8 19 8 13 11 19 19 32-3 7-8 16-15 26 7-6 15-9 25-9 8 9 12 13 20 23 2 2 3 4 5 7 8 11 13 16 22 27 8 5 14 11 18 18 6 3 9 5 15 8 31 22 46 33 77 55 1 4 2 6 3 10-7 4-10 7-16 12-8 5-12 8-19 13-6 4-9 5-15 9-4 4-6 6-10 10-5 4-8 6-13 10-12-6-28-9-46-10-84 132-214 159-351 87-9-15-20-32-36-52-4-6-6-9-10-14-7-14-15-28-24-45-1-7-2-11-4-18-2-3-3-5-6-8-1-20-5-43-12-71-1-8-2-12-3-20 1-3 1-5 1-8-3-9-5-19-6-31-1-4-1-6-2-10-2-22-3-34-5-57-3-12-4-21-3-28-2-3-3-7-3-14-4-20-6-31-10-51 4-9 10-18 18-29-13-1-27-7-32-15-6-9-8-25-9-42-2-6-3-9-6-14-3-11-5-17-9-28-21-5-46-18-57-35-10-16-9-46 1-75-31-48-78-71-131-91-6-7-13-17-19-30-8 5-12 7-20 11-98-6-186 16-235 110-10 53 12 105 55 137 9 1 14 1 24 2 7-7 10-10 18-16 6-71 59-125 127-76 22-8 45-5 58 8 20 20-16 61-22 78-3 12-5 52-40 74-15 1-22 2-37 3-26-17-64-5-69 15-4 17 17 56 38 82-2 12-6 24-12 37 10-7 21-12 34-13 12 15 18 22 30 36 2 8 3 11 5 19 12 17 19 25 31 42 2 5 4 7 6 12 7 9 16 19 28 29 2 2 3 3 4 6 33-9 65 2 77 25 11 23-22 67-26 85-3 12 1 48-17 75-28 20-69 14-91 16-24 1-69 9-89-14-13-16-13-46-2-78-16-11-48-41-47-52 0-5 10-19 12-29-11-2-16-9-15-20-10 1-15 2-26 4-7-9-14-21-21-34-4-8-6-11-10-19-4-3-7-5-11-8-9-12-14-17-22-29-9-25-29-37-61-34-6 6-9 9-16 15 3 59-43 93-98 95-23 17-52 25-71 17-26-12-30-51-3-93-16-19-11-44 13-69 24-23 71-32 103-21 10-7 14-11 23-18-1-27-10-53-27-75-71-63-160-20-220 37-9 15-15 29-19 43-11 22-19 48-23 78-12 8-22 18-30 29 8 5 12 7 20 12 4 22 6 33 10 54 1 18 7 36 20 54 2 6 3 9 4 15 5 7 7 10 11 17 37 1 79 18 91 42 5 10 3 31 0 50 8 13 21 25 39 36 12 9 19 13 31 22 2 2 3 4 5 6 0 9 0 14 1 23 7-4 11-6 19-10 14 5 35 8 54 13 23 6 56 11 85 12 25 1 60 4 100 2 9 2 14 3 23 5 17 5 35 14 47 27 7 7 13 20 18 33-2 18-2 26-3 44 0 2 0 3 0 6-23 59-19 126 5 183-37 6-83-1-117-15 4-15 5-22 9-37 2-7 4-15 6-26 5-26 8-40 14-67 2-6 4-10 6-16 2-12 0-24-4-38-12-6-27-10-45-12-139 53-294 52-420-35-9-4-13-6-22-10-22 3-50 0-67-13-16-12-22-43-16-76-3-9-4-13-6-22-1-4-1-6-1-10-66-131-24-278 34-402 61-82 128-127 226-158-3-40 23-81 49-105z">
          <text:p/>
        </draw:path>
        <draw:path draw:style-name="gr1" draw:text-style-name="P1" draw:layer="layout" svg:width="0.59cm" svg:height="0.784cm" svg:x="10.415cm" svg:y="15.449cm" svg:viewBox="0 0 591 785" svg:d="M187 241c39-12 82-4 119 11 2 5 5 11 7 19 7-2 15-6 23-14 23 6 35 9 58 15 10 5 15 8 25 13 3 5 4 8 7 13 2 13 3 29 3 48 1 2 1 4 2 6 0 2 0 4 2 8 7 14 11 20 17 34 2 6 3 9 4 15 4 7 6 10 9 17 1 3 1 5 1 9 19 32 29 48 48 81 9 7 15 12 19 14 17 1 33 6 48 18 6 12 7 28 2 48 4 6 7 13 8 22 1 3 1 5 2 8-16 35-43 47-82 38-26 18-52 18-77-2-16 7-26 20-31 39 5 9 8 22 7 38-4 6-6 10-11 16-17 11-35 16-57 15-24 15-48 19-74 12-8-7-14-16-18-26-8-59-39-100-80-141-13-2-26-7-40-13-6-6-14-17-15-25-1-9 6-24 15-36 54-26 108-65 137-117 22-42-7-88-44-94-40-5-81 32-84 78 3 2 7 2 12 0 15-29 36-37 65-23 14 45 1 63-42 54 7 12 2 24-12 31-8 3-18 5-29 7-106-60-41-149 38-200 0-11 6-23 18-36zM56 10c31-15 57-13 78 5 21-7 50-9 62 1 19 13 12 51-20 78-4 25-13 177-52 186-36 8-52-114-55-131-15 5-32 6-49 4-8-12-12-18-20-31 1-16 25-37 28-47 4-9 5-42 28-65zM318 438c-7 18-17 38-31 59-3 8-5 12-9 20 4 16 3 33-1 51 10 2 15 3 25 5 11 34 38 52 81 56 10-5 18-15 24-29 0-7 0-10-1-17-10-19-15-29-25-48-2-2-3-2-6-4-19-35-29-52-48-86-4-3-6-4-9-7z">
          <text:p/>
        </draw:path>
        <draw:path draw:style-name="gr1" draw:text-style-name="P1" draw:layer="layout" svg:width="0.607cm" svg:height="0.565cm" svg:x="10.86cm" svg:y="15.428cm" svg:viewBox="0 0 608 566" svg:d="M262 8c31-17 79-8 99 28 37-28 68-20 75 13 1 5-1 12-4 20 20 10 28 30 20 48s-32 29-58 29c-15 11-33 17-54 20-31-18-77-24-111-17-17 17-21 41-11 58s34 30 60 38c11 1 16 1 27 1 17-2 26-3 43-5 3 1 4 2 6 2 12-3 22-4 32-3 10 0 20-1 29-3 28 1 50 4 66 9 27 20 51 58 60 90 43 0 73 33 57 74 8 10 11 22 9 37-20 27-46 36-80 28-25 27-74 30-105 14-7 6-10 9-17 15-7 90-106 63-161 37-37 21-78 18-72-34-28-33-20-59 25-77 10-4 22-12 38-23 8-3 11-5 19-9 16 1 32 6 48 15 19 4 28 7 47 11 6 0 9 0 14 1 13-8 23-19 30-33 2-6 2-12 0-19-44-15-91-16-136-8-9-2-20-1-31 0-13 1-29-2-45-6-10-6-15-9-25-15-2-2-3-3-5-5-8-8-15-18-20-28-4-4-6-6-11-10-4-8-11-16-18-25-5-6-8-11-11-13-2-2-3-5-5-7-6-2-9-3-15-5-11 3-22 4-34 1-27-10-34-29-19-61-19-13-24-42-10-59 15-19 53-26 85-21 26-27 67-28 101-32 8-5 12-8 19-13 8-21 25-45 49-58z">
          <text:p/>
        </draw:path>
        <draw:path draw:style-name="gr1" draw:text-style-name="P1" draw:layer="layout" svg:width="0.453cm" svg:height="0.496cm" svg:x="11.379cm" svg:y="15.28cm" svg:viewBox="0 0 454 497" svg:d="M109 6c18-4 44 6 57 6 46 1 200-49 211 45 4 31-15 59-53 74-4-4-6-6-9-10-9 18-31 24-49 14-14-8-19-31-8-47 11-15 32-20 55-14 1-2 1-3 2-5-9-8-19-14-30-20-62-1-120 36-126 101 2 14 3 21 4 35 4 9 5 14 9 23 0 5 1 12 4 21 2 6 2 10 3 16 7 16 11 24 18 40 3 4 4 6 7 11 2 16 8 33 19 52 2 12 8 23 18 35 3 4 4 7 7 11 48 18 101 12 146-12-40-19-40-44 0-75 34-8 51 4 57 31 4 23 5 53-3 89 3 9 5 20 6 32-29 36-58 44-89 23-37 16-66 9-88-21-10 25-35 33-74 25-6 0-10 0-17 0-41 22-81 12-72-41-12-30-18-45-29-74 4-10 7-15 12-26-9 0-14 0-23 0-13-35-20-53-34-88-4-5-11-10-21-17-4-6-7-8-11-14-3-8-5-12-8-20 3-37 22-73 58-87-5-5-8-8-13-13 4-14 13-30 25-48 3-9 4-13 8-20 1-2 2-3 4-4 4-7 7-10 11-16 2-2 3-3 4-6 5-2 7-4 12-6z">
          <text:p/>
        </draw:path>
        <draw:path draw:style-name="gr1" draw:text-style-name="P1" draw:layer="layout" svg:width="0.454cm" svg:height="0.553cm" svg:x="11.836cm" svg:y="15.134cm" svg:viewBox="0 0 455 554" svg:d="M142 1c42-5 77 17 111 36 2 6 3 13 3 21 7 0 16-3 25-8 21 11 32 16 53 27 8 8 12 12 21 19 1 6 2 9 3 14-1 13-3 29-7 47 0 3 1 4 1 7-1 1-1 4 0 8 4 15 6 22 10 37 0 6 0 8 0 14 2 8 3 12 5 19 0 3 0 5-1 9 12 35 17 53 29 89 7 9 12 15 14 19 18 4 32 13 44 28 4 13 1 29-8 47 3 7 4 14 3 24 0 4 0 5 0 9-23 30-52 36-87 17-29 13-54 6-75-19-16 4-28 14-37 31 3 10 3 23-1 39-6 5-9 7-14 13-18 6-38 7-58 2-26 8-50 6-74-7-5-8-9-18-11-29 4-60-16-107-46-156-12-5-24-12-35-21-5-8-10-20-9-29 0-9 11-21 22-30 57-13 115-42 154-83 36-38 2-87-22-100-29-17-83 12-95 56 2 2 6 3 11 2 20-24 42-27 66-7 4 46-12 60-50 42 4 13-3 24-19 27-8 2-18 2-29 1-92-85-4-148 79-185 2-11 10-21 24-30zM225 220c-10 16-24 33-41 51-6 7-9 10-14 17 1 16-3 33-12 50 10 4 14 6 24 10 3 36 25 60 65 73 11-3 21-11 29-23 1-7 2-10 3-17-5-20-8-31-14-52-2-2-2-3-4-5-11-38-17-57-28-95-3-3-5-5-8-9z">
          <text:p/>
        </draw:path>
        <draw:path draw:style-name="gr1" draw:text-style-name="P1" draw:layer="layout" svg:width="0.452cm" svg:height="0.571cm" svg:x="12.245cm" svg:y="15.004cm" svg:viewBox="0 0 453 572" svg:d="M273 4c9-1 13-2 22-4 36 7 90 27 86 72 6 1 13-2 21-8 29 17 74 46 38 87 12 16 13 34 4 53-30 26-60 28-93 8-24 10-48 7-73-10-5-17-7-25-12-42-4-6-6-8-10-14-11 1-22 4-32 11-12 11-21 26-26 44 4 12 6 28 7 48 2 4 3 6 5 10 0 3 1 4 1 6 0 10 2 20 6 31 0 4 0 6-1 9 2 6 2 9 4 15-1 3-1 4-2 7 3 3 5 5 7 8-1 6-1 8-2 14 5 25 8 38 13 63 32 9 60 36 61 62 0 7-7 19-16 28 15 47-21 69-64 70-8-5-13-7-21-12-32 14-58 8-80-16-7-15-7-31 2-50-2-7-2-16-1-27l-60-261c-20-4-38-13-54-27-6-17-2-35 12-53-5-10-10-20-12-32 22-41 69-51 109-32 27-16 51-13 70 10 10-1 15-2 25-3 20-11 37-29 52-53 6-4 8-7 14-12z">
          <text:p/>
        </draw:path>
        <draw:path draw:style-name="gr1" draw:text-style-name="P1" draw:layer="layout" svg:width="0.433cm" svg:height="0.555cm" svg:x="12.731cm" svg:y="14.946cm" svg:viewBox="0 0 434 556" svg:d="M184 0c41 2 73 29 103 53 1 5 1 12 0 21 7 0 16-1 26-5 19 14 29 21 48 36 7 8 10 13 19 21 0 6 0 9 1 15-2 13-7 28-15 45 0 3 1 4 1 7-1 1-2 4-1 8 1 15 2 22 3 38 0 5 0 8-1 14 1 8 1 12 2 19-1 4-1 5-2 9 7 37 10 55 16 93 6 9 10 16 12 20 16 7 29 18 38 34 2 13-3 29-15 45 2 7 2 15 0 24-1 3-1 5-1 8-27 27-57 29-89 5-30 8-53-2-70-29-16 1-30 9-41 24 2 11-1 24-7 39-6 4-9 6-15 11-19 3-38 1-57-7-27 5-51 0-72-17-4-9-7-19-7-30 13-58-1-107-23-160-11-7-21-16-32-27-3-8-6-20-4-29s13-20 26-27c57-5 119-25 163-60 41-32 15-85-7-103-27-20-84 0-102 43 2 2 6 3 11 4 23-21 45-21 65 2-2 47-20 58-55 34 2 14-6 24-22 25-8 0-18-1-29-4-77-96 16-148 104-172 4-11 13-19 29-27zM234 231c-12 14-28 29-49 44-6 6-9 9-15 15-2 16-8 31-19 47 9 5 13 8 22 14-2 35 16 62 53 81 12-1 22-7 32-19 3-6 4-9 6-15-3-22-4-33-7-54-1-2-2-4-3-6-6-39-9-59-14-98-3-4-4-6-6-9z">
          <text:p/>
        </draw:path>
        <draw:path draw:style-name="gr1" draw:text-style-name="P1" draw:layer="layout" svg:width="0.488cm" svg:height="0.554cm" svg:x="13.171cm" svg:y="14.897cm" svg:viewBox="0 0 489 555" svg:d="M306 1c35-5 76 22 82 62 44-13 69 5 64 39-1 5-5 11-10 17 14 17 15 39 1 53s-39 15-63 6c-18 5-37 5-58 0-22-27-62-51-96-57-21 10-34 31-30 52 4 18 20 39 42 55 9 5 14 7 24 11 17 4 25 7 41 11 2 2 3 2 5 4 12 1 22 4 32 8 9 4 18 7 27 8 25 11 44 22 57 32 19 29 27 72 24 106 40 15 55 56 25 89 4 11 2 24-5 38-26 18-53 17-81-3-33 16-81 2-103-25-8 4-12 5-21 8-38 82-119 20-159-23-39 9-83-14-55-58-14-41 3-62 50-62 11-1 25-4 42-8 9-1 13-1 22-1 14 6 27 16 38 31 16 11 23 16 39 27 5 2 8 3 13 5 14-2 27-9 39-20 3-4 6-10 7-17-35-30-78-48-122-56-8-6-18-9-28-12-12-4-26-12-40-22-7-9-10-13-17-23-1-2-2-4-3-6-5-11-7-22-8-34-3-5-4-7-7-12-1-9-4-20-8-31-2-7-4-12-5-15s-2-6-2-9c-5-4-7-6-12-10-11-1-22-4-31-11-22-20-21-41 3-64-13-19-8-48 11-59 21-11 58-5 85 12 24-12 58-10 104 7 9-3 13-4 22-6 14-17 39-33 65-37z">
          <text:p/>
        </draw:path>
        <draw:path draw:style-name="gr1" draw:text-style-name="P1" draw:layer="layout" svg:width="0.502cm" svg:height="0.833cm" svg:x="13.962cm" svg:y="14.638cm" svg:viewBox="0 0 503 834" svg:d="M342 2c6 0 8-1 14-1 12 5 21 13 29 24-14 88 43 160 100 218 6 11 9 16 15 26 1 3 2 4 3 7 2 20-5 38-23 55-3 8-5 12-8 20 2 9 0 18-4 28 1 9 1 20-2 32-3 29-4 44-7 73 1 3 1 4 2 7-1 3-2 4-3 6 2 4 2 7-1 10 1 3 2 5 3 8-3 30-5 44-8 73 2 5 2 9-1 13-7 5-11 8-19 13 7 6 11 10 18 16-3 18-3 47 6 61 11 17 36 50 30 67-3 7-14 14-25 19 0 3 0 4 0 7-1 16-9 32-24 48-14 2-31 2-51 1-16-13-50-18-66-28-7-4-21-19-40-26-16 10-32 24-48 44-4 3-7 5-11 8-14 3-33 4-51-1-8-2-17-9-26-16-26 1-47-8-64-25-4-25 2-48 18-72-1-6-1-8-2-14 0-56 1-112 1-169 2-9 1-19-2-29 1-4 1-7 2-11-29-17-46-49-37-70 6-15 32-34 58-49 16-13 25-20 42-33 29-44 83-53 120-13 22-3 42 2 58 17 4-11 3-27 5-41 0-7 2-17 1-24 1-4 2-6 3-9-13-10-25-22-38-38-7-6-14-17-22-25-6-8-15-12-19-14-9-5-14-8-23-12-36-11-74-12-111-14-3 0-5 0-8 0-10 2-21 2-34 2-14 0-28-2-43-7-6-1-9-1-15-2-17-9-28-23-34-42 6-13 19-23 34-25 25-3 50 11 63 34 12 0 18 0 29 0 20-5 29-8 49-13 5 0 7-1 12-2 12-3 19-5 31-8 4 0 6 0 9 0 5-2 7-2 12-4 23 1 35 1 58 2 3 1 5 1 8 2 5-10 8-23 11-40 1-1 2-2 3-4-8-11-12-24-14-41 7-8 16-16 28-21 3 1 5 1 9 2zM333 401c-10 6-23 12-40 19 3 30-15 48-53 56-4 4-6 6-9 9 7 26 4 41-9 47-4 4-5 7-9 12 8 3 14 8 19 14-3 10-3 21-1 33-1 13-1 19-1 32-1 2-2 4-3 7-1 13-1 20-1 33 1 8 1 12 2 20 10 14 26 22 49 24 13-7 24-17 33-32 4-10 6-22 5-36 1-7 1-11 3-18 0-12 0-19 1-31 2-6 3-13 4-22l1-42c2-4 2-6 4-11 2-42 2-63 4-105 2-3 2-6 1-9z">
          <text:p/>
        </draw:path>
        <draw:path draw:style-name="gr1" draw:text-style-name="P1" draw:layer="layout" svg:width="0.414cm" svg:height="0.569cm" svg:x="14.503cm" svg:y="14.946cm" svg:viewBox="0 0 415 570" svg:d="M218 0c20 3 38 12 52 27 38-6 74 20 94 45 17 21 42 50 51 86-4 10-11 24-22 32-7 7-22 12-37 17-4 3-7 4-11 7-4 2-5 2-9 4-30 16-45 24-74 41-2 2-3 3-6 6-3 1-5 2-9 3-4 3-6 5-11 8-6 5-8 8-14 13 6 19-2 38-19 46-15 7-36 0-51-16-24 91 44 136 128 139 3-2 5-4 8-6-18-40-2-57 48-50 48 31 5 82-18 111 5 13 6 26 2 40-26 26-78 23-94-14-39 5-72-19-75-59-29 15-54 11-78-11-38 8-62-7-73-46 7-11 9-25 9-41 1-19 2-28 4-47 0-9 1-24 5-30 2-3 9-5 16-6-7-3-11-5-18-8 2-22 3-33 5-56-2-7-3-18-1-26 1-5 3-13 2-22 0-7 1-10 1-17-6-9-11-21-16-35 2-9 3-14 5-24 12-16 31-30 57-41 10-8 24-16 43-24 24-14 36-20 61-34 6-3 9-4 15-7 9-1 19-2 30-5zM215 130c-9 0-18 3-27 8-22 49-27 81-27 134 9-11 24-23 43-35 3-3 5-5 8-8 13-7 19-11 32-18 9-11 14-16 24-26-10-20-28-38-53-55z">
          <text:p/>
        </draw:path>
        <draw:path draw:style-name="gr1" draw:text-style-name="P1" draw:layer="layout" svg:width="0.375cm" svg:height="0.794cm" svg:x="14.928cm" svg:y="14.767cm" svg:viewBox="0 0 376 795" svg:d="M21 0c13 0 28 4 44 10 15 19 17 39 5 61 13 8 29 16 49 25 33 16 50 25 83 42 15 11 23 17 37 28 3 1 4 2 6 3 15-12 35-22 59-29-3-15 5-26 25-33 20-1 36 7 47 25-13 28-35 54-66 78-4 4-6 7-10 11-9 13-14 20-23 34-4 9-7 16-9 20-11 59-22 118-32 177 0 10-2 22-7 36-1 14-2 21-3 35-3 6-4 9-6 14-1 11-1 16-2 27-3 8-11 15-23 20 6 5 9 7 15 12 0 10 0 16 0 26-1 5-2 8-3 13 1 6 2 9 3 16-1 3-1 5-2 8 6 9 14 18 24 27 1 6 2 8 3 14-3 16-12 30-27 43-2 13-4 20-6 32-27 28-56 27-89-2-26-4-49-17-66-39 1-9 2-13 3-22 15-28 24-59 24-94 7-40 10-60 16-100 3-10 4-14 7-23-1-3-1-4-2-7 5-8 7-19 5-31 3-8 6-20 9-36 9-59 19-120 28-179 8-2 11-4 18-6 3-1 4-2 6-4-6-3-9-5-15-9-14-64-67-106-120-141-8-7-14-15-19-25-2-2-3-3-5-5-6-19 0-37 19-52z">
          <text:p/>
        </draw:path>
        <draw:path draw:style-name="gr1" draw:text-style-name="P1" draw:layer="layout" svg:width="0.721cm" svg:height="0.895cm" svg:x="15.516cm" svg:y="14.768cm" svg:viewBox="0 0 722 896" svg:d="M459 18c35 11 73 38 96 66 57 14 112 28 167 43-3 13-4 29-2 48-1 3-1 4-2 8 0 8 1 13 1 22-2 5-2 7-4 12 2 4 3 6 5 10-2 8-4 12-6 20-17-15-25-22-42-36-17-10-26-15-43-25-7-5-10-8-17-13 1-6 0-15-4-25-5 4-11 8-19 12-18-11-36-13-54-6-8 13-14 28-19 47-2 2-3 4-5 7l-27 111c-2 1-4 4-5 9-7 6-15 11-24 16 4 4 6 6 10 11-9 3-14 5-23 8 8 3 12 4 19 6-2 18 2 36 10 55 1 7 2 11 3 18 0 3 1 4 1 7-2 6-1 15 1 24-11 24-29 46-56 64-6 26-10 41-16 67-2 3-3 4-5 7-4 10-13 19-26 29 3 6 8 13 14 22-8 37-16 75-25 112 3 6 4 9 7 15 56 19 108 10 163-6 6 2 9 4 15 6-11 25-16 37-26 61-4 7-5 10-8 17-1 4-2 6-3 9-3 2-6 8-9 20-60-16-121-30-182-44-24 12-57 18-86 9-24-7-52-27-76-48-50-10-101-20-151-30-4-13-5-29-3-49-1-2-2-3-3-5 0-8 0-13 1-21 0-8 0-11 1-19 0-8 0-12 0-21 2-2 3-2 5-4-1-4-2-5-2-9 26 24 62 45 95 58 3 9 5 13 8 21 14-5 30-3 50 4 12-10 23-22 32-38 3-17 5-25 9-41 1-5 3-11 7-19 6-28 9-42 15-71 3-1 5-4 6-9 6-28 9-42 15-69-20-22-31-52-24-77 5-22 29-45 59-60 7-36 15-71 23-107 4-11 5-16 9-27 9-2 13-2 22-3-8-6-14-11-17-17 4-10 7-22 7-36 1-3 1-5 2-8 2-11 3-21 1-32 1-3 1-5 2-8-31-63-150-21-195-9 2-7 4-10 6-17 3-8 5-12 8-20 2-2 3-3 4-4 2-6 2-10 3-16 4-5 6-8 9-14 2-11 8-31 14-35 8-4 41 4 67 13 7 0 18 0 27 3 8 2 17 5 24 5 11 4 19 5 23 4 5 3 8 4 13 6 23 0 46-5 69-15 9 0 13 0 21 0 16 1 24 1 40 1z">
          <text:p/>
        </draw:path>
        <draw:path draw:style-name="gr1" draw:text-style-name="P1" draw:layer="layout" svg:width="0.735cm" svg:height="0.691cm" svg:x="16.13cm" svg:y="15.183cm" svg:viewBox="0 0 736 692" svg:d="M625 148c13 5 26 12 41 20 11 21 16 31 26 51 2 6 6 12 11 19 3 6 4 8 6 14 6 15 9 22 15 37 4 7 6 10 9 16-1 8 0 15 3 23-9 18-27 30-53 37-7 7-12 15-14 26-2 2-3 3-5 5-23 57-46 114-68 172 11 14 19 31 22 52-6 15-19 26-37 35-2 10-8 20-15 30-34 20-80-4-92-38-25-2-41-16-46-42-1-18 8-32 28-44 1-17 7-35 20-52 3-9 4-13 7-21 9 0 14 0 23-1-5-7-9-15-13-24 5-11 12-26 19-45 13-34 25-68 38-103 3-7 4-15 4-25-9-18-23-36-43-54-7 2-11 3-19 5-3 1-4 2-6 3-7 3-10 5-16 8-13 35-20 52-34 88-2 4-3 6-6 10 0 5-1 7-2 12-9 15-17 36-25 63-8 25-13 37-22 62 26 23 33 50 22 80-11 6-17 9-28 14-23 57-71 43-104 4-29-9-48-24-59-48 5-13 7-19 11-32 17-16 29-40 38-72 4-10 6-15 9-25s9-22 16-37c0-5 0-7 0-12 5-9 7-13 11-22 9-27 13-40 22-67 7 1 10 1 17 2-5-6-8-9-13-14 21-40-9-77-45-94-10 2-23 8-35 17-4 5-6 13-8 25-2 2-3 3-5 5-6 21-9 31-16 51-8 3-11 4-19 7 5 5 8 7 13 13-8 23-11 35-19 60-1 1-2 2-4 4-1 9-4 19-9 29-4 8-7 18-6 28-2 5-3 8-4 13 20 16 28 37 24 62-3 9-10 16-21 22 3 25-11 42-41 51-29-1-52-13-70-38-24-4-43-15-57-35 0-10-1-14-1-24 3-12 11-25 24-37 2-6 3-10 5-16 2-3 3-4 5-6l30-106c4-9 6-14 10-23 1-9 4-19 9-31-1-4 0-8 4-12 9-32 14-48 23-80-3-6-4-8-7-14-19-14-31-34-28-52 1-13 13-27 27-36 5-17 22-37 38-40 25-5 57 16 72 44 38-12 69 27 83 56 10 0 21-2 34-5 37-36 88-30 114 15 44 0 66 36 86 68 19-3 38-10 57-22 5-2 8-4 14-6 10-1 15-2 25-3z">
          <text:p/>
        </draw:path>
        <draw:path draw:style-name="gr1" draw:text-style-name="P1" draw:layer="layout" svg:width="0.607cm" svg:height="0.819cm" svg:x="16.706cm" svg:y="15.421cm" svg:viewBox="0 0 608 820" svg:d="M518 97c5 3 8 4 13 6 9 8 19 19 28 34 2 1 3 2 5 4 3 7 4 11 7 18 3 12 5 18 8 29 3 5 4 8 7 13 2 10 4 16 6 20 5 12 9 24 12 39 2 5 3 7 4 12-2 5-4 12-3 20-10 7-23 12-40 16-18 35-28 52-46 87-4 13-12 27-23 43-16 31-23 46-38 77 17 21 22 49 11 68-5 8-15 15-27 19 1 26-17 49-40 51-26 1-56-23-71-55-30-6-51-24-63-54-5-3-8-5-14-7-7 3-14 9-21 15-12 6-17 8-27 13-11 3-16 5-27 8-40 58-91 164 11 189-17-16-18-32-3-48 28-20 58-9 71 25 16 40-21 80-66 81-60 0-108-46-132-99-27-2-47-16-60-41 2-4 2-8 1-14 3-10 5-15 8-25 0-3 0-5 0-8 6-9 11-19 16-32 12-27 17-40 29-69 0-2 0-4 0-7 8 0 14-3 21-8-5-6-8-13-9-21 9-16 17-36 26-61 41-97 81-194 122-291-1-6-2-10-3-16-17-20-24-44-18-71 6-7 17-13 35-17 1-22 19-39 44-40 27 0 51 20 63 49 31 5 58 24 78 56 25 2 49-3 73-13 2 0 4 0 6 0 10 2 16 3 26 5zM388 175c-28 7-46 24-57 51-8 2-12 3-20 5 6 6 10 13 10 17 0 9-9 24-19 38-2 9-8 18-12 26-4 10-7 21-11 27 0 2 0 3 0 5-6 9-11 21-16 35-2 3-4 5-6 9-3 14-5 22-8 36 2 10 4 23 10 31 7 11 24 18 41 19 33-14 59-55 62-89 9-1 19-1 31-1-4-5-15-13-16-17-1-6 9-24 17-37 2-6 2-9 4-15 5-12 8-17 13-29 3-4 5-6 8-11-1-2 1-5 5-9s5-10 5-18c2-1 3-2 5-3 1-5 1-8 3-13-9-22-25-41-49-57z">
          <text:p/>
        </draw:path>
        <draw:path draw:style-name="gr1" draw:text-style-name="P1" draw:layer="layout" svg:width="0.496cm" svg:height="0.563cm" svg:x="17.236cm" svg:y="15.698cm" svg:viewBox="0 0 497 564" svg:d="M368 7c18 12 31 27 40 46 38 10 63 48 72 80 9 27 22 64 16 99-6 8-19 18-32 21-10 3-27 2-43 1-5 1-8 1-13 2-4 0-6 0-10 0-35 3-52 4-86 8-3 1-5 2-8 3-4 0-6 0-10 0-5 1-8 1-14 2-7 3-11 4-18 7-1 19-16 35-35 35-18 0-35-15-42-36-60 77-8 145 67 180 5-1 7-1 11-2-2-44 20-53 65-27 34 47-27 79-60 97 1 14-4 26-13 38-39 10-80-8-84-51-39-11-61-46-49-85-32 2-55-12-69-42-40-8-57-32-52-72 10-8 18-19 24-34 8-17 13-25 21-42 4-8 10-21 17-26 2-2 10-1 17 1-6-6-8-8-14-14 11-20 16-30 26-50 2-8 4-18 9-25 3-4 8-10 10-19 3-6 5-9 8-15-2-12-3-24-2-38 5-8 8-12 13-20 18-11 41-16 70-15 12-4 29-6 51-6 27-3 41-4 69-7 7 0 10-1 17-1 9 3 20 6 31 7zM316 127c-9-3-19-5-30-4-38 37-55 63-76 112 14-6 32-11 54-15 5-1 7-2 11-3 15-2 23-3 37-5 13-6 20-8 33-14-2-23-11-46-29-71z">
          <text:p/>
        </draw:path>
        <draw:path draw:style-name="gr1" draw:text-style-name="P1" draw:layer="layout" svg:width="0.565cm" svg:height="0.522cm" svg:x="17.6cm" svg:y="15.881cm" svg:viewBox="0 0 566 523" svg:d="M499 136c8 5 11 7 19 12 19 32 52 82 13 114 4 5 13 8 23 10 22 35 14 82-34 87-3 20-14 34-35 41-40-3-64-23-74-62-25-10-41-30-48-60 8-15 13-23 21-38 1-7 1-10 2-17-9-8-19-13-31-16-17 0-35 4-51 12-6 12-15 26-29 40-1 4-2 6-4 11-1 2-2 3-3 5-6 6-12 15-17 26-3 3-4 4-7 6-3 5-5 8-8 13-3 1-4 2-6 4 0 4 0 6 0 11-5 3-8 4-12 8-14 21-21 32-35 53 18 31 19 70 2 89-5 5-19 8-32 8-23 46-66 33-97 3-3-9-5-14-8-23-33-13-49-36-48-69 5-15 18-27 37-34 4-7 10-13 18-20 47-76 93-152 140-228-11-17-18-38-21-60 8-16 23-26 47-28 3-11 7-21 13-31 46-13 87 13 104 56 31 8 46 27 45 58 8 7 12 10 20 16 23 7 49 7 76 1 8 0 12 1 20 2z">
          <text:p/>
        </draw:path>
        <draw:path draw:style-name="gr1" draw:text-style-name="P1" draw:layer="layout" svg:width="0.532cm" svg:height="0.678cm" svg:x="17.973cm" svg:y="15.992cm" svg:viewBox="0 0 533 679" svg:d="M326 167c17 15 29 33 34 55 3 0 6 2 11 5 16 11 30 26 42 46-2 12-6 22-13 31-11 8-17 12-29 20-6 4-10 7-16 12-48 62-95 125-143 188-6 11-16 23-31 36 15 20 19 42 10 60-5 10-16 18-31 23-11 23-31 35-61 36-28-13-45-35-53-67-26-13-42-33-46-60 2-9 6-18 12-27 14-5 22-8 36-14 8-7 15-18 23-32 3-1 4-2 7-4 0-2 0-3 0-5 2 0 5-4 9-12 6-6 13-14 20-23 17-24 25-36 42-59 8 1 19 3 30 5-5-9-8-14-13-23 4-16 15-32 33-46 1-2 2-4 4-6 3-11 11-22 23-32-25-33-20-78 26-86 10-27 34-35 74-21zM453 10c18 16 29 35 33 56 29 20 45 46 47 76-10 17-29 26-56 26-15 36-49 39-83 9-12-11-20-30-23-49-46-36-60-87 11-97 6-32 30-39 71-21z">
          <text:p/>
        </draw:path>
        <draw:path draw:style-name="gr1" draw:text-style-name="P1" draw:layer="layout" svg:width="0.589cm" svg:height="0.498cm" svg:x="18.177cm" svg:y="16.391cm" svg:viewBox="0 0 590 499" svg:d="M462 27c26 20 37 48 33 78 33 16 52 43 56 80 24 15 37 36 39 63-4 8-10 15-20 22-23 6-45 26-65 40-8 6-21 15-33 29-23 26-35 39-58 65-3 2-4 3-7 5-4 5-5 8-9 13-5 4-11 10-15 18-3 1-4 2-6 3-3 21-15 46-29 54-7 4-26 2-43 1-7 0-10 0-16 1-7-1-11-2-19-3-31-1-47-2-79-3-19-3-28-5-47-9-12-8-17-12-29-20-12-15-15-33-8-53-31-14-51-36-62-68-23-8-38-24-45-50 1-10 3-18 6-25 9-9 23-15 42-19 10-10 22-24 36-41 4-5 6-8 10-14 1-1 1-2 1-4 2-2 3-2 6-4 13-17 20-25 33-42 3-2 5-3 8-5 3-10 9-20 19-31 6-4 8-7 13-11 7-9 11-14 18-22 3-7 5-10 8-16-2-21 5-37 21-49 0-2 0-3 0-5 12-1 19-2 31-3 6-1 9-1 15-2 13 1 19 2 31 3 8 1 12 1 20 2 6-2 15-2 25 1 3-1 5-1 8-2 21 2 31 3 51 5 8 1 12 2 20 3 15 3 29 8 40 15zM417 143c-17-6-35-9-53-10-8 2-11 3-19 5-4 2-10 3-19 5-9 6-13 8-22 13-6 8-12 14-18 18 0 3 0 4-1 6-5 3-9 8-13 17-5 3-7 5-12 9-25 30-50 61-75 92-3 2-5 3-8 6-6 11-9 16-15 27-2 8-2 17-1 27 24 10 49 14 76 10 17-8 25-12 42-21 18-21 26-31 44-52 3-2 4-3 7-5 4-7 9-14 17-23 9-11 18-19 26-23 1-3 1-4 2-7 8-6 15-15 23-28 4-3 7-4 11-8 5-7 7-11 12-18 4-11 3-24-4-40z">
          <text:p/>
        </draw:path>
        <draw:path draw:style-name="gr1" draw:text-style-name="P1" draw:layer="layout" svg:width="11.621cm" svg:height="7.947cm" svg:x="8.25cm" svg:y="14cm" svg:viewBox="0 0 11622 7948" svg:d="M11622 2557c-15 34-16 71-23 107-7 34-13 67-30 97-17 32-29 65-38 99-5 20-11 40-23 56-35 53-50 113-68 174-13 44-32 85-62 121-39 47-74 96-115 141-3 3-6 6-7 9-14 38-47 60-75 86-43 42-86 85-125 133-47 57-105 106-152 165-36 44-71 90-98 140-8 13-14 27-18 42-11 40-30 74-57 106-24 29-43 62-65 93-25 35-52 66-80 97-13 14-25 29-35 45-16 26-35 45-64 60-30 14-53 43-82 68 34 35 71 65 112 89 39 24 80 45 122 62 55 23 98 60 132 107 20 28 43 53 66 78 47 55 90 113 134 170 13 16 27 30 41 46 45 52 76 113 104 175 1 4 1 8 3 11 50 68 37 145 29 221-4 40-13 80-2 121 3 12-1 21-7 32-21 42-35 86-36 135 0 34-11 67-2 101 1 6 1 14-2 19-27 44-23 96-35 144-15 59-42 107-100 135-17 8-32 20-48 30-20 11-40 19-64 23-38 6-72 23-99 52-16 17-33 32-55 39-3 0-5 1-7 3-36 36-82 47-130 57-38 7-67 28-78 69-3 14-13 25-21 35-22 25-46 48-66 74-29 39-67 66-110 86-34 17-70 28-106 40-35 12-70 22-105 32-24 7-44 19-60 38-11 15-25 25-42 32-16 7-31 17-45 29-19 17-43 27-68 30-22 3-39 12-56 22-33 19-70 29-103 49-16 10-33 19-44 35-2 5-8 11-7 13 17 25-5 40-14 57-14 30-10 60-5 90 3 17 19 26 36 31 41 10 82 17 126 20 67 4 137-7 203 23 18 8 34 17 43 35 22 44 40 90 32 142-3 18-9 34-19 49-4 6-9 14-18 11-8-3-11-10-10-19 4-25-4-47-12-70-9-22-24-36-45-43-57-21-115-24-170 5-53 27-107 31-163 22-54-8-102-36-124-85-20-46-32-99-33-150-1-41 19-82 13-124-1-8 6-17 10-25 16-37 39-70 69-94 31-24 54-53 80-81 42-44 89-79 150-90 43-8 73-39 108-62 27-18 55-38 87-47 37-10 66-30 88-61 12-16 23-25 44-11 18 12 22-8 35-17-33-21-37-55-48-85-4-13-6-27-24-29-13-2-18-14-21-25-6-21-20-37-39-45-42-18-75-47-106-79-47-47-107-67-168-86-34-10-70-19-107-24-64-9-126 2-187 18-20 6-38 14-53 29-10 10-22 17-37 16-29 0-45-20-38-47 6-22 18-36 39-48 44-27 88-50 138-61 79-17 158-20 238-11 23 2 46 4 68 8 53 9 97 37 141 64 18 11 36 22 59 32-2-18-15-23-23-32-63-76-132-147-211-207-41-31-83-61-123-95-73-62-143-126-207-196-65-71-67-71-158-88-49-10-94-27-137-54-73-46-152-82-227-125-63-37-124-78-173-135-10-11-17-25-26-37-4-6-6-15 1-21 6-6 14-5 21-1 8 6 17 11 24 19 53 57 122 90 188 126 76 42 152 82 227 126 42 25 90 40 136 56 51 18 95 45 128 86 52 64 122 107 186 156 81 63 165 122 251 179 72 49 123 116 161 194 28 58 57 116 75 178 12 44 13 90 39 130 6 10 4 25 4 38 0 19-1 38 22 46 9 4 9 12 8 20-2 16-8 29-20 41-13 13-29 25-34 45-1 3-4 7-7 8-37 19-69 48-111 56-24 4-46 13-67 26-37 21-75 37-117 45-43 8-79 33-114 59-26 20-50 43-80 59-19 11-31 29-45 46-49 61-75 132-82 209-4 39 3 81 11 120 9 45 49 62 87 76 47 16 95 17 142-1 76-29 153-25 229 0 2 0 5-1 7-2-2-14-12-21-24-26-24-13-50-18-77-22-51-8-102 0-153 2-50 3-99-5-140-38-14-11-23-25-24-42 0-29-6-59 10-86 5-7 7-15 4-21-15-32 7-53 22-76 2-3 5-5 7-9 38-74 118-89 183-126 25-15 51-29 79-36 7-2 15-6 20-11 69-54 151-76 232-102 57-18 113-41 162-78 31-23 51-53 75-81 16-18 32-36 45-56 37-58 73-116 89-184 9-37 23-72 27-110 8-79 9-157-5-235-8-44-13-88-24-131-8-31-3-63-2-95 2-22 15-28 37-25 24 3 46 11 68 22 24 12 38 15 39-20 1-19 11-36 8-56-4-27 23-39 44-22 27 23 59 39 79 70 13 19 25 38 47 48 10 5 15 17 19 28 23 65 25 134 36 202 0 3-1 8-2 11-23 41-23 91-51 130-32 45-71 85-123 111-9-18 4-32 5-50-15 9-28 17-41 24-11 7-10 17-11 27s-1 25-12 26c-27 1-37 27-58 39-6-24 13-43 5-67-12 7-4 18-7 26s-5 17-5 25c0 14-5 24-15 33-18 17-26 40-32 68 49-15 95-27 140-42 9-3 17-12 24-19 30-33 66-58 107-77 41-18 73-49 108-76 85-67 107-163 121-262 9-60 13-121 39-177 5-12 10-25 7-37-11-46 6-88 16-130 6-22 3-46 18-66 4-4 0-9-2-14-21-56-31-115-59-168-4-8-8-16-12-24-2-3-5-12-10-5-14 20-20 5-27-5-8-14-16-29-24-43-3-6-6-13 3-16 13-5 11-12 4-19-67-72-120-154-185-227-27-31-53-61-79-93-30-38-68-70-114-92-58-27-188-119-250-174-24 29-55 43-93 43-12 0-23 3-33 7-63 26-129 37-196 44-24 2-48 5-72 7-65 4-128-15-192-20-104-9-200-55-304-64-30-3-49-24-58-50-12-37-31-73-24-116-24 5-40 18-53 35-3 2-4 6-7 9-43 47-71 47-110 23-41-25-87-24-129-25-37 0-77 1-113 11-47 12-91 0-136-4-28-2-56-5-84-3-34 3-68 4-102 6-33 1-63 11-91 24-17 8-31 20-40 36-44 78-72 159-32 249 10 22 14 46 23 69 10 23-4 41-6 66-20-12-28-31-35-46-38-80-68-162-61-252 1-19-3-39-1-57 9-75 39-140 82-202 62-93 134-179 192-274 20-34 50-61 74-92 27-32 49-67 75-100 46-58 89-117 137-173 25-30 57-54 83-83 27-30 51-61 72-94 29-45 64-85 102-122 23-24 41-51 56-82-12-7-23-14-34-20-49-26-96-56-141-89-54-40-113-73-166-114-27-22-59-38-89-56-64-37-136-53-202-85-31-14-64-25-88-51-5-6-13-7-20-10-60-21-119-43-171-81-10-8-21-14-34-16-6-1-14-1-18-5-40-35-92-38-139-52-42-13-84-27-129-29-24-2-69 8-91 21-11 6-22 3-27-6-10-18-27-20-45-23-35-6-60-23-86-50-44-46-93-90-152-118-32-15-67-29-105-29-9 0-18-1-26-4-41-13-82-12-123-13-29 0-57-13-85-20-83-22-166-43-251-57-50-8-98-27-146-43-7-3-14-7-19-12-6-6-5-14-1-21 3-6 10-8 16-5 33 14 69 12 104 20 51 11 105 14 157 21 45 6 91 6 134 26 15 7 30 14 47 8 10-2 17 4 25 7 11 5 22 8 34 8 38-3 72 10 102 31 17 12 35 19 57 20 36 1 69 14 102 28 38 17 74 38 102 69 37 41 87 50 136 63 22 5 45 7 65 18 10 5 20 4 30 5 63 3 123 17 181 39 8 3 14 6 20 11 14 11 27 14 46 9 27-9 51-2 77 16 46 34 85 77 140 98 19 8 37 15 58 15 31 1 60 9 89 20 61 25 124 45 186 66 13 4 23 8 27 23 7 19 22 30 42 35 77 16 134 66 187 118 75 73 167 119 256 169 38 21 80 31 119 50 49 24 91 61 140 83 38 17 69 44 96 74 32 34 70 59 106 86 32 24 65 43 101 59 51 22 94 60 136 97 28 26 59 48 90 70 27 18 54 37 77 61 19 20 49 27 64 53 28 52 66 95 116 128 3 2 6 5 8 8 56 79 104 161 115 261 0 3-1 7 4 9 9 2 12-7 18-11 4-3 8-10 12-5 24 24 33-2 44-14 43-44 73-97 110-146 8-11 15-23 24-34 19-23 33-48 42-76 16-48 40-92 71-130 43-53 86-106 138-152 37-34 71-72 103-112 31-38 67-73 102-108 14-14 28-29 36-48 29-61 71-115 114-166 31-37 62-74 79-119 9-24 16-46 22-70 8-30 18-60 37-86 33-44 45-99 70-147 35-69 44-142 54-216 5-34-2-67-9-99-31-128-62-256-117-377-14-32-31-62-57-88-41-40-80-81-129-111-28-16-51-39-74-60-54-48-118-80-173-125-26-20-52-41-77-63-44-39-95-67-147-93-38-18-80-24-118-43-37-18-76-34-114-50-9-4-14-11-19-18-17-24-39-41-64-54-44-25-86-52-138-63-40-8-75-34-112-53-46-25-90-52-136-78-9-5-20-10-31-13-38-10-75-24-110-40-87-40-178-66-269-93-42-13-79-40-123-48-7-1-13-5-19-5-8 0-16-8-24 3-8 10 0 15 6 21 5 6 3 11-2 17-9 12-21 16-36 15-19-2-6-16-10-22-28-43-55-86-103-111-26-13-49-30-71-50-24-23-56-35-86-47-67-26-133-57-202-78-16-5-31-12-45-21-39-23-79-43-123-51-77-15-144-54-215-84-30-13-61-24-92-35-57-19-108-49-167-65-77-20-154-42-229-70-39-15-84-18-126-25-115-19-231-34-342-69-101-33-206-40-310-53-57-7-112-22-167-35-54-13-108-28-162-41-46-10-93-13-137-31-15-7-27-5-38 7-19 21-46 25-71 34-22 8-38-7-52-21-7-7-8-19-20-26-23 17-45 37-74 47-30 11-55 10-78-12-12-11-25-21-34-35-23-34-55-46-94-50-70-8-141-17-211-26-34-4-68-2-102 3-34 4-69 4-103 1-60-5-119-6-179 1-32 4-63-4-95-5-77-3-154 0-232-3-44-2-88-4-133-4-64-1-126 11-189 18-45 4-90 12-136 16-69 7-138 18-205 37-80 22-161 35-241 55-69 18-137 38-206 54-65 15-131 28-198 37-57 8-111 26-166 40-78 20-158 36-238 48-65 10-129 23-194 36-16 3-31 10-46 16-57 23-116 37-175 52-63 16-120 49-181 69-53 18-104 41-155 62-49 20-100 39-152 50-40 8-82 11-123 17-12 2-25 2-37-4-13-6-28-4-41 1-15 6-26 13-26 32-1 19-3 38-15 61 47-3 85 14 121 23-7 1-20-1-30 4-68 27-136 18-205 1-57-14-115-18-173-20-23-1-49 6-67 24-41 40-95 59-142 87-64 39-137 61-200 101-26 17-44 42-71 57-76 40-138 99-200 157-13 12-27 25-42 33-70 37-134 85-209 109-68 23-129 59-194 87-76 32-151 65-227 98-12 4-24 10-36 9-52-3-93 26-135 48-98 51-201 91-301 138-37 18-77 32-114 51-52 28-101 58-134 109-12 17-26 31-47 37-34 9-57 38-71 65-51 92-81 192-103 296-21 102-14 201 0 302 4 32 3 64 4 95 4 64 5 127 20 189 8 38 24 73 40 107 38 76 73 154 117 227 17 29 42 47 65 69 15 15 32 28 51 45 5-26 0-51 3-75 2-26 15-50 17-77 0-8 7-13 16-13 12 1 15 9 15 19 0 12 0 25-4 37-15 44-1 84 15 124 2-13 3-27 6-41 2-6 5-15 15-13 7 2 10 8 11 15 1 16 0 32 6 48 12 41 30 76 63 106 51 48 106 92 149 147 52 69 112 130 158 205 32 52 75 98 113 147 7 8 15 15 25 18 57 16 100 53 136 98 33 39 69 75 96 118 8 11 15 24 31 29 5-89 51-161 90-236 13-25 32-45 57-60 12-8 19-17 22-33 6-44 18-87 39-127 8-17 7-30-4-45-15-21-22-44-22-71 1-28 11-48 31-67 41-39 87-68 144-76 9-1 18-2 27-2 49-1 98 0 148-1 18 0 35 2 51 11 29 17 57 8 81-9 61-43 124-84 175-139 19-21 42-37 68-50 26-12 50-29 75-45 44-29 92-51 142-69 52-20 100-50 148-78 33-18 64-42 95-63 11-8 20-16 29-25 10-10 13-21 5-35-17-29-18-63-24-94-4-22-5-43-16-62-6-11-7-23 5-31 12-10 20 2 30 7 1 1 2 2 2 3 30 47 85 56 129 81 10 6 19 6 28-1 64-55 143-74 220-101 37-12 75-23 111-41 18-9 39-8 59-14 77-23 147-63 211-111 25-19 49-25 77-17 18 5 30 1 46-8 48-30 97-59 153-73 52-13 99-38 142-72 35-27 75-40 120-31 24 5 47 6 71-3 34-13 68-22 102-32 46-15 95-16 142-25 28-6 50-16 71-34 20-17 39-37 70-28 5 1 13-1 18-4 51-26 107-29 163-32 5 0 10-1 15-2 51-18 106-5 156-27 6-3 14-2 18 4s-1 12-6 16c-29 21-56 44-96 51-111 17-221 44-327 81-15 5-29 11-41 20-35 26-75 32-116 29-22-2-46 2-68-7-10-4-20 1-29 6-41 23-85 30-131 32-25 1-48 6-72 11-26 5-47 14-58 40-6 13-18 20-32 25-34 13-67 24-102 31-51 11-100 26-146 52-29 16-60 29-93 35-5 0-12 0-14 2-28 33-73 33-104 59-40 33-91 44-138 63-7 3-15 2-21 8-72 61-161 83-248 111-40 13-79 27-115 49-21 13-38 17-58-1-13-11-28-19-47-21-2 18 9 31 13 44 7 19 4 35-10 49-54 59-114 109-185 145-25 13-49 25-73 43 17 32 35 60 60 84 46 44 83 96 119 149 30 44 66 84 105 120 31 28 56 62 83 93 73 84 128 180 204 261 25 26 43 59 63 90 21 32 44 62 66 93 46 62 94 124 130 192 30 54 43 115 44 182 1 65-14 125-29 186-15 62-52 112-90 161-9 12-22 14-35 11-14-4-14-16-14-28 0-2 2-6 1-7-22-41 3-66 30-91 46-40 53-95 60-151 2-16 1-33 5-49 3-13 0-22-7-32-27-38-59-73-90-108-13-14-31-20-51-22-55-3-109-7-164-10-29-1-57 11-87 8-14-1-19 11-25 20-52 90-133 148-219 201-3 2-7 2-18 5 18-20 31-36 45-51 42-41 84-82 125-123 12-13 21-27 33-41-41-14-40-13-62 14-27 32-50 68-86 91-5 3-9 9-18 4 22-45 63-76 92-123-76-7-145-14-210 21-37 21-67 19-103-26-32-42-50-35-66 13-8 24-11 51-27 74-14 21-31 31-55 35-60 10-120 20-178 41-42 15-86 20-130 25-55 5-109 22-165 18-98-7-195-13-287-52-14-6-30-5-45-7-33-3-61-15-79-45-2-3-4-7-7-9-43-31-84-65-126-105-42 67-95 119-140 178-53 71-113 134-183 188-39 31-73 67-101 108-22 31-49 59-73 88-80 99-126 212-144 338-8 53-21 105-15 159 2 14 4 26 17 39-2-22-4-39-5-56 0-9 1-18 4-27 1-6 6-11 13-11s13 4 14 11c3 58 29 112 26 172-3 64-13 126-20 189-5 55 4 111 25 164 12 30 28 59 35 92 6 24 22 45 41 67 0-17-1-30 0-44 0-6 1-13 9-14 9-3 16 0 20 8 5 10 7 21 19 29 10-1 3-20 17-17 9 1 12 8 15 15 7 16 19 27 30 39 16 17 31 33 21 60-4 10 6 12 12 15 39 18 80 20 124 24-3-14-10-20-22-17-25 7-43-6-62-21-58-47-89-107-98-182-12-93-5-184 28-273 19-50 46-96 76-139 12-18 23-34 26-54 3-14 5-27 19-31 17-4 24 9 31 22 3 6 8 10 14 19 80-95 182-121 299-108 0 14 1 26 0 38-1 16-6 31-24 35-17 4-21 16-25 30-8 31-11 63-29 90-6 10-3 23-2 34 1 32-4 63-12 94-19 70-28 143-31 214-2 61 3 124 18 185 18 75 50 143 85 210 14 28 38 51 58 76 30 39 61 77 103 105 6 4 12 11 19 13 53 19 103 49 159 61 50 10 95 34 141 55 14 6 28 12 39 24 9 11 22 17 35 21 61 19 109 60 165 87 9 4 18 9 27 14 24 16 44 34 51 63 8 32 22 63 24 96 2 20 13 41-15 51-3 1-3 9-4 14-4 25-10 50-13 75-3 28-11 54-30 76-10 11-15 24-17 38-1 18-9 34-20 45-33 32-64 68-110 86-55 22-108 48-166 63-45 11-76 49-96 91-6 12-11 23-16 35-16 35-53 41-82 58-57 32-118 57-182 75-20 6-39 17-55 33-22 20-47 38-71 57-16 13-28 28-30 52 32-20 61-43 88-66 41-36 89-58 142-69 63-14 125-34 186-54 23-8 37-20 48-44 43-93 156-153 258-134 74 13 129-27 155-71 27-46 63-87 94-129 25-33 32-68 28-103-5-47-8-93-17-140-9-40-20-79-46-111-21-26-34-56-50-85-37-69-89-119-165-142-35-11-67-29-97-51-21-15-42-29-63-43-25-16-53-25-83-24-13 0-25-3-36-9-50-22-95-110-90-164 5-46 16-88 30-132 11-34 14-72 27-106 36-97 77-191 144-271 24-29 54-54 86-75 104-67 201-146 303-216 46-32 86-68 121-109 43-51 98-83 161-103 67-21 128-55 188-90 89-52 182-97 270-150 13-8 25-16 37-26 11-10 24-11 34 0 13 12 4 24-5 33-27 27-58 49-89 71-45 32-94 57-142 82-39 21-80 39-116 64-63 42-131 68-204 79-44 7-78 30-106 62-72 86-156 159-241 231-39 33-82 61-121 93-56 45-112 91-156 150-13 19-31 34-46 50-25 25-40 55-50 91 26 4 51 4 75-5 20-7 40-16 62-18 14-2 22-11 28-23 27-51 68-77 127-67 5 1 11 1 16 1 82-8 153 28 225 58 9 4 17 10 25 17 15 15 33 29 55 30 35 3 55 24 72 50 28 42 41 89 55 137 11 37 20 73 18 112-2 29-11 55-19 81-4 15-14 26-30 24-15-3-20-18-21-32-1-10 2-20 3-30 5-31 7-61 1-91-14-72-62-103-139-120-20-4-41-5-60-9s-38-5-57-2c-7 1-16 4-22 2-38-10-73 1-108 13-38 13-79 19-116 37-15 8-32 6-48 9-58 8-114 25-172 30-31 3-33 7-32 39 1 67 42 126 105 147 52 17 95 47 138 79 23 16 47 30 75 36 58 11 103 45 144 86 35 36 63 76 85 121 3 7 7 14 12 19 51 59 64 131 67 206 0 31 2 63 3 95 0 55-20 102-49 149-35 55-79 103-110 160-28 50-85 91-170 70-78-18-137 14-194 61-14 12-22 28-27 45-9 33-31 51-62 61-74 23-145 54-220 75-35 9-65 27-92 52-26 25-56 47-86 68-27 19-44 55-33 83 8 22 7 41 2 62h-31c-36-78-42-157-4-237 15-31 30-59 59-78 19-12 37-27 54-42 23-21 50-33 80-42 59-16 117-35 166-73 9-7 20-13 30-15 18-5 24-15 28-32 20-86 98-156 186-167 8-1 16 0 23-2 60-16 126-21 158-88 2-5 6-8 10-12 12-12 18-26 21-43 2-14 4-29 12-40 17-27 23-56 29-86 10-54 19-107 17-162-1-17-5-28-21-37-58-32-115-69-180-89-17-6-33-13-46-27-10-10-23-16-35-22-19-9-35-20-48-36-15-18-35-29-57-36-40-12-81-23-120-38-32-12-65-21-96-36-42-20-79-48-109-86-33-44-80-79-96-135-5-17-18-18-33-18-46-1-88-16-124-42-54-38-112-59-178-57-27 0-49-11-71-25-33-20-65-43-98-65-42-28-66-71-81-116-10-30-19-61-34-89-10-21-16-43-20-65-6-47-15-93-12-140 1-25 1-49 0-73-2-39-2-78-31-110-16-18-19-43-20-68-1-33 2-66 6-99 7-73 22-145 40-216 22-82 48-163 92-237 25-43 46-89 86-119 37-28 69-61 99-95 44-51 88-101 136-149 45-44 84-91 108-150 10-22 19-45 35-64 10-13 22-27 25-41 2-17-19-25-28-39-36-54-77-104-127-146s-92-91-134-141c-32-37-56-81-92-116-57-53-104-114-152-175-40-50-89-91-138-130-21-17-41-34-58-55-35-44-70-90-116-125-91-72-140-172-191-273-16-31-30-64-51-93-9-12-15-26-22-40-27-61-36-126-45-191v-282c7-24 1-49 6-72 14-63 26-127 34-191 1-11 5-22 10-32 18-47 38-94 52-143 11-39 29-77 58-109 28-31 62-57 92-86 48-47 105-84 164-115 60-30 123-54 187-77 82-29 166-54 245-92 78-37 157-70 234-110 92-48 190-84 283-131 9-5 18-8 28-11 29-6 55-17 81-33 40-24 81-47 122-70 21-11 41-25 58-42 72-70 146-136 236-184 79-43 161-80 243-115 50-21 103-36 146-72 34-27 76-39 122-33 59 7 118 11 178 17 25 3 25 3 31-23 3-16 2-36 15-47 30-25 63-50 103-53 43-3 84-11 126-21 67-17 131-43 194-68 74-30 149-57 223-87 92-38 190-54 282-90 18-7 36-14 55-17 85-16 171-31 257-46 115-20 231-31 343-62 11-3 23-4 34-7 55-12 111-23 164-44 46-19 91-41 138-53 94-26 190-42 284-68 47-13 94-24 142-29 62-7 123-18 184-27h176c17 6 35 3 52 3 71 1 143-2 213 6 68 7 136 15 204 18 97 4 195-1 293 3 15 1 31 0 45-3 31-7 61-6 91-3 91 10 181 25 272 30 10 0 17 2 23 11 14 28 41 45 61 68 11 13 25 17 44 11 26-7 51-13 71-32 17-15 32-11 45 7 2 3 4 7 5 10 7 18 18 21 36 15 25-8 47-19 57-45 5-15 14-17 29-16 57 4 112 21 167 32 40 8 80 16 118 28 52 17 105 29 158 41 72 16 144 29 215 52 15 5 31 14 47 13 35-1 68 8 101 13 106 15 210 32 315 52 62 11 125 18 185 40 36 15 74 27 112 37 66 17 130 41 195 64 82 29 161 67 245 94 10 3 27 7 29 14 7 23 24 22 41 25 81 19 159 42 231 86 7 5 16 8 24 12 107 48 216 92 307 169 8 7 17 13 26 17 59 26 116 56 181 66 30 5 60 14 87 28 31 15 63 25 96 34 20 5 38 13 58 19 28 9 50 29 77 41 65 29 127 62 197 79 11 3 22 8 31 13 52 31 108 57 158 91 16 11 32 21 50 28 94 40 188 81 281 126 41 20 83 38 123 59 46 24 98 36 136 74 5 6 13 8 20 12 47 27 95 53 136 90 36 33 75 61 116 86 46 30 88 64 128 103 38 37 76 76 119 105 41 29 72 63 108 96 31 29 52 60 66 99 9 24 14 49 20 73 16 67 39 132 41 201 0 3 4 6 6 10zM9167 4251c-24 5-25 5-30 34 20-4 15-29 30-34-3-15 17-21 14-38-12 11-23 20-14 38zM1694 4239c9 20 21 39 39 53 23 42 46 83 83 115 0 15 11 19 20 25-3-11-9-20-18-27-6-12-11-25-20-35-21-26-36-58-66-77-2-25-19-40-36-56-6-23-18-42-37-57 7 22 20 41 35 59zM9291 3611c-20 16-31 37-37 62-12 5-18 14-19 27 7-9 20-13 18-28 24-12 33-35 40-59 10-8 15-17 13-32-10 9-16 18-15 30zM9498 3902c20-15 35-33 43-61-26 27-36 42-42 61-14 5-19 18-25 30-2 2-5 4-8 7-53 66-99 138-152 204-35 45-70 89-106 133-4 5-10 9-3 16 6 5 12 4 17-1 4-3 6-8 10-11 22-17 29-45 45-65 67-82 125-169 186-255 6-8 14-15 13-27 11-8 19-18 22-31zM1918 3962c1-16-11-24-22-32 4 13 8 26 20 34 9 28 24 51 44 72-9-28-23-53-42-74zM2162 3725c-7-26-21-49-43-66 12 24 21 49 41 68 13 31 29 60 53 84 2 15 10 26 23 34-4-13-8-27-21-36-12-31-31-58-53-84zM10025 4391c-20 19-41 37-58 62 34 1 51-18 57-63 15-3 17-14 20-25-9 7-18 14-19 26zM2381 3727c4 17 16 29 29 40-5-17-11-32-27-42-9-18-18-38-30-55-17-24-26-52-47-73-14-46-47-81-73-120 12 39 33 72 51 107 4 9 15 9 23 12 10 52 37 94 74 131zM1412 4254c2 13 13 18 26 28-10-13-13-25-24-30-21-40-48-77-78-119-3 13-7 19-5 22 23 36 50 69 81 99zM9596 3481c-40 43-75 91-99 145-48 48-80 107-113 166-1 1 0 2 0 3-13 5-19 17-26 27-46 61-86 127-134 187-4 6-12 11-5 22 10-7 18-16 25-26 37-52 74-102 109-155 12-17 27-33 30-55 9 0 13-7 17-13 23-32 46-63 66-96 11-19 33-33 33-58 29-33 51-71 77-107 8-12 22-21 22-38 16-10 25-25 29-47-6 5-10 7-12 9-6 12-12 24-19 36zM1572 4048c23 49 48 85 71 100-23-34-39-72-69-102 1-8-3-15-7-21-25-34-47-69-68-105-9-13-17-28-31-39-1 5-4 10-3 12 34 53 63 109 107 155zM2284 4023c-7-22-19-42-37-57 7 23 17 43 35 59 2 5 3 10 5 14 34 56 68 113 103 169 19 29 36 60 73 74-2-12-9-19-15-27-28-37-53-77-79-116-26-40-51-81-85-116zM9604 3848c-37 35-67 76-96 117-67 97-132 195-209 287 30 7 46-7 60-29 58-97 123-189 187-281 21-30 46-58 60-93 16-13 26-30 34-49-16 13-31 27-36 48zM2414 3496c-5-21-21-33-35-47 8 19 15 38 33 49 2 6 4 12 8 17 31 47 65 92 94 140 50 84 106 164 160 245 40 62 80 124 120 185 12 19 25 38 44 51-6-16-14-31-22-46-35-66-82-125-123-188-68-105-138-209-207-313-21-33-40-68-72-93zM2986 4215c4 15 15 25 27 34-8-12-13-27-28-34-9-29-28-53-47-77-69-86-128-179-190-270-71-104-141-209-212-312-35-51-73-99-109-148-2 1-4 3-6 4 16 25 29 52 47 76 62 81 117 166 173 251 76 114 151 229 231 340 34 48 69 96 114 136zM1138 6057c-2-35-3-70-7-105-6-69 0-137 6-205 4-43 11-85 20-128 18-87 73-157 98-242-64 4-123 21-170 70-21 21-44 42-67 62-9 9-19 17-32 18-14 2-21-10-32-18-12 25-21 47-31 69-41 87-61 180-66 276-3 49 11 95 64 118 61 26 120 55 180 81 10 4 22 7 37 4zM10588 6000c26-2 43-13 62-19 20-6 29-27 43-38 20-15 35-33 50-51s31-34 56-38c10-1 19-7 23-17 13-35 19-70 9-108-19-77-76-126-130-179-4 7-8 13-11 18-19 35-32 41-71 36-16-2-30-11-49-10 14 136 36 269 18 406zM9269 4079c16-3 23-16 31-27 64-85 127-171 194-255s132-169 196-256c13-16 22-35 33-52 3-6 0-10-4-13-4-2-8 0-10 2-4 5-7 11-11 16-39 52-77 104-118 154-95 119-180 246-270 368-15 20-28 42-41 63zM8618 4265c23-1 33-6 41-17 28-40 56-78 85-117 105-141 210-282 315-424 14-19 24-40 35-60-161 202-306 415-476 618zM10000 3656c-32 40-65 80-98 119-17 21-39 38-51 60-65 116-152 216-225 325-5 6-14 11-9 22 58-62 378-491 383-526zM1654 4444c-61-102-150-180-223-273-5 12 1 17 6 23 56 78 112 156 168 234 14 20 32 15 49 16zM9104 4090c93-121 182-247 265-376-97 119-186 244-265 376zM2279 3703c8-11 1-17-3-23-45-68-81-140-120-211-12-21-27-40-40-60-3-4-5-9-11-6-5 2-7 7-6 13 4 19 13 35 22 52 35 68 86 125 127 189 9 15 20 30 31 46zM2057 3995c0-29-21-46-33-68-61-111-130-217-196-325-13-20-13-20-4-45-10 6-21 5-28 15 29 47 59 94 88 142 29 47 53 98 86 143 32 44 46 100 87 138zM2724 4258c-71-113-154-217-239-320 64 114 148 213 223 319 3 5 8 5 16 1zM1935 4355c-28-62-67-116-103-173-35-57-62-119-117-162 70 114 140 228 220 335zM10049 4216c35-28 59-65 86-99 44-56 88-112 131-168 9-10 17-21-2-32-72 100-143 199-215 299zM2651 4272c-27-48-173-243-193-257 1 5 2 9 4 11 43 59 75 124 120 181 14 18 27 38 35 59 8 22 19 14 34 6zM9954 4064c2-1 5-2 6-4 71-84 133-176 207-258 4-5 6-10 1-16-8-9-14-4-19 3-26 35-50 72-78 107-43 53-84 107-117 168zM10173 4250c6 0 8-5 10-8 53-70 102-143 162-207 10-10 6-20-2-26-12-10-15 5-19 11-53 69-101 143-148 216-3 4-8 8-3 14zM9858 3986c21-11 33-27 45-43 51-72 107-139 164-205 5-5 11-11 15-17 3-3 2-7 0-10-4-3-9-6-14-2-4 4-9 8-12 14-35 55-83 99-119 153-25 37-52 73-79 110zM1479 3813c10 35 171 275 193 290-58-98-115-197-193-290zM1318 4235c38 62 84 117 130 172 7 9 17 12 27 3-46-65-107-115-157-175zM9491 5923c76-11 151-12 225 6 5-19 4-20-7-16-8 4-12-1-16-5-9-9-19-11-31-11-58 1-115 7-171 26zM1733 3844c-53-72-92-152-150-220 39 81 93 152 150 220zM8792 3913c50-54 102-107 144-167-42 22-98 88-144 167zM2181 4019c3 35 88 196 117 223-33-84-79-151-117-223zM1941 5986c-10 0-15 6-11 15 13 35 27 70 40 106 2 5 4 9 10 8 7-1 12-5 14-11 1-3 0-8-2-11-15-32-29-64-40-98-2-5-5-9-11-9zM2305 3502c-21-56-58-103-83-156-4-8-8-15-17-9s-2 11 1 16c29 52 58 104 99 149zM1980 5989c11 35 34 65 39 103 1 10 9 10 17 8 11-2 4-10 3-15-3-25-19-47-23-72-5-27-6-27-36-24zM9982 4232c43-53 85-107 118-167-54 45-83 108-118 167zM3097 4171c-34-56-65-115-110-165 31 59 65 116 110 165zM1452 4121c-18-42-47-77-58-123-14 6-20 13-14 25 19 36 45 68 72 98zM2222 4384c6-9 6-13 3-16-29-38-64-72-89-115 17 51 52 89 86 131zM2630 3978c8 32 74 133 95 147-26-53-58-100-95-147zM9449 4280c35-38 58-84 85-128-32 41-72 76-85 128zM1876 6028c-11 8-13 14-10 25 5 22 18 41 20 64 2 20 3 20 27 8-18-30-25-63-37-97zM1501 4036c-8-36-30-65-48-96-3-5-7-5-13-1-7 5-4 10 0 16 18 28 37 57 61 81zM1900 6010c5 40 19 78 39 118 4-29-6-62-39-118zM1582 3887c-23-40-45-71-68-102-4-4-8-8-12-5-7 4-5 11 0 16 24 29 45 61 80 91zM1833 6063c-9 1-9 6-8 13 5 17 11 34 15 51 2 10 6 13 15 10 10-2 12-8 9-17-5-14-10-28-15-42-3-7-7-14-16-15zM2040 5987c-11 3-7 10-5 15 13 29 26 57 27 90 0 5 3 9 9 8 10 0 8-7 7-13-8-31-26-60-28-93 0-6-6-7-10-7zM1645 4246c16 43 45 76 77 108-20-40-48-74-77-108zM9607 4271c-34 27-57 62-82 95 32-27 64-55 82-95zM1087 6177c-36-74-38-76-72-83 16 14 28 28 39 43 9 14 5 39 33 40zM2563 4280c-9-35-34-72-70-105 24 41 44 74 70 105zM8796 4194c-16 23-39 41-48 70 27-15 42-39 48-70zM8596 4228c-20 19-47 32-58 63 35-9 42-40 58-63zM10062 3816c18-22 37-43 54-65 4-4 0-10-4-13-5-3-9-2-11 4-11 26-27 48-39 74zM10336 4138c2 2 3 3 4 5 12-11 24-22 36-33 10-10 7-19-5-27-12 19-23 37-35 55zM10015 3875c-22 24-52 43-63 77 25-23 48-47 63-77zM1694 6089c-4 2-6 6-5 9 9 20 20 38 24 59 1 3 6 5 10 2 4-2 9-6 6-11-9-18-13-38-26-54-2-3-5-5-9-5zM2155 6040c20 66 20 66 49 59-20-15-28-38-49-59zM3029 4187c12 23 29 42 39 66 3 7 8 10 15 6 6-4 2-10-1-13-15-21-31-43-53-59zM9132 4214c-14 16-28 31-42 47-3 5-9 11-1 16 5 4 11 0 16-6 12-16 17-38 27-57zM10746 5978c10-20 40-31 33-70-14 28-36 41-33 70zM1665 6137c1 22-5 30-20 25-9-4-10 0-11 8 0 5 2 11 7 11 13 0 27 0 36-8 9-9-1-18-12-36zM1796 4460c3-2 5-4 7-5-16-21-32-41-49-62 9 26 18 53 42 67zM10392 4158c-2-6-4-7-6-5-17 16-34 42-37 61 21-17 28-40 43-56zM9818 5959c2-19-6-32-13-45-1-2-6-3-9-3-4 0-8 3-5 8 7 13 4 32 27 40zM9644 4359c-15 17-30 33-49 55 41-1 37-36 49-55zM9718 4391c-2-5-4-6-5-4-12 15-29 27-40 48 33-1 28-33 45-44zM9864 5976c0-19 2-41-21-56-3 25 8 41 21 56zM1864 3555c9 10 18 20 28 29 3 4 9 4 13 0 5-4 3-9 0-13-8-14-23-16-41-16zM2029 3449c5 28 22 39 37 51-6-19-15-36-37-51zM2290 4353c0-21-15-36-30-60 2 30 18 44 30 60zM9868 4400c-14 12-24 27-32 43 0 1 3 5 5 5 21-6 18-30 30-44 0 0-1-2-3-4zM1724 3621c-12-43-12-43-37-52 12 17 23 32 37 52zM2213 6067c5 25 8 41 34 40-9-14-17-26-34-40zM9278 3754c-22 21-22 21-22 41 10-14 24-21 22-41zM2280 6088c3 17 11 31 26 48 0-26-15-36-26-48zM1799 6107c-3-12 8-27-8-35-1-1-4 0-4 0-8 15 3 25 12 35zM2765 3742c2 19 14 28 26 37-5-14-9-27-26-37zM822 6080c-9-15-12-25-23-29-1 0-2 0-3 0 3 17 3 17 26 29zM9592 3392c-7 11-14 22-21 33 20-3 24-16 21-33zM1144 6188c-5-12-9-23-19-32-5 17-3 29 19 32zM9661 3476c11-7 18-16 19-33-13 11-17 21-19 33zM2103 6072c-2 3-3 4-3 5-1 8 1 15 9 19 2 1 6 0 6-1 5-7-1-12-4-17-2-2-4-3-8-6zM10136 4378c-7 3-19 1-16 15 6-5 11-10 16-15zM10194 4378c2-1 4-1 5-2 3-5 14-7 6-13-2-2-11 7-11 15zM9734 4363c12-11 19-18 21-35-7 14-17 18-21 35zM10158 4344c8-5 14-10 12-20-6 5-15 8-12 20zM10255 4311c2-1 3-3 5-5s3-4 1-4c-2 1-3 3-5 5-3 2-3 3-1 4zM9928 3598c-13 10-20 14-16 31 5-10 14-13 16-31zM8741 3971c-12 8-18 15-20 30 12-8 18-16 20-30zM1480 3616c-1-7-4-12-10-15-1-1-4 2-4 4-2 8 4 11 9 14 1 0 3-2 5-3zM1761 3583c0-3 1-6 0-7-4-4-6-14-13-6-2 3 6 10 13 13zM9897 5947c-4 13-4 22 3 30 5-9 4-16-3-30zM9016 4251c-1-2-1-4-2-6-4 2-8 5-11 8-4 3-2 7 2 7 6 0 9-4 11-9zM8890 4205c2-3 1-5-1-4-3 1-5 4-7 7-1 1 1 3 1 5 3-3 5-5 7-8z">
          <text:p/>
        </draw:path>
        <draw:path draw:style-name="gr1" draw:text-style-name="P1" draw:layer="layout" svg:width="0.435cm" svg:height="0.256cm" svg:x="8.517cm" svg:y="15.704cm" svg:viewBox="0 0 436 257" svg:d="M8 257c-6 0-9-5-8-10s4-12 8-16c34-38 69-74 116-97 31-14 61-31 91-48 57-32 118-56 180-73 6-1 11-5 17-7 8-3 18-12 23 1 4 10-7 15-14 19-15 9-31 18-47 25-96 40-186 90-275 140-26 15-41 41-67 56-8 4-14 11-24 10z">
          <text:p/>
        </draw:path>
        <draw:path draw:style-name="gr1" draw:text-style-name="P1" draw:layer="layout" svg:width="0.053cm" svg:height="0.441cm" svg:x="18.986cm" svg:y="17.206cm" svg:viewBox="0 0 54 442" svg:d="M16 286c2-45-3-99-13-153-1-3-2-5-2-7 7-34 4-69 0-103-3-11 1-21 14-23s15 7 18 16c5 16 12 31 6 50-6 22 3 43 7 65 9 54 9 108 8 163 0 43 0 86 0 129 0 7 2 16-9 18-11 3-18-5-20-14-4-21-7-42-9-63-1-23 0-46 0-78z">
          <text:p/>
        </draw:path>
        <draw:path draw:style-name="gr1" draw:text-style-name="P1" draw:layer="layout" svg:width="0.364cm" svg:height="0.265cm" svg:x="10.687cm" svg:y="18.629cm" svg:viewBox="0 0 365 266" svg:d="M0 262c19-29 326-250 365-262-16 32-38 57-63 76-78 60-157 118-239 170-19 11-37 27-63 16z">
          <text:p/>
        </draw:path>
        <draw:path draw:style-name="gr1" draw:text-style-name="P1" draw:layer="layout" svg:width="0.153cm" svg:height="0.453cm" svg:x="19.59cm" svg:y="16.144cm" svg:viewBox="0 0 154 454" svg:d="M145 454c-14-11-10-23-12-33-12-62-19-127-39-186-23-66-32-139-83-193-1-1-2-2-2-4-2-11-17-21-2-33 14-12 23 1 32 9 11 12 20 26 28 40 23 37 26 79 35 120 4 21 10 41 18 61 19 50 30 102 34 156 1 21 2 42-9 63z">
          <text:p/>
        </draw:path>
        <draw:path draw:style-name="gr1" draw:text-style-name="P1" draw:layer="layout" svg:width="0.472cm" svg:height="0.034cm" svg:x="13.765cm" svg:y="14.105cm" svg:viewBox="0 0 473 35" svg:d="M473 24c-42 3-82 7-123 8-92 2-184 2-275 3-25 2-50 0-75-14 18-20 41-16 63-17 45-3 90 3 136 1 78-6 158-9 236 3 16 1 16 1 38 16z">
          <text:p/>
        </draw:path>
        <draw:path draw:style-name="gr1" draw:text-style-name="P1" draw:layer="layout" svg:width="0.097cm" svg:height="0.373cm" svg:x="19.628cm" svg:y="16.422cm" svg:viewBox="0 0 98 374" svg:d="M98 332c0 13 0 18 0 23-1 12-6 19-19 19-11 0-12-10-13-19-10-71-36-140-37-214 0-36-18-68-25-102-1-7-5-13-4-19 0-9 3-18 13-20 9-1 13 7 16 14 19 45 34 91 33 140 0 34 5 68 20 100 12 27 11 57 16 78z">
          <text:p/>
        </draw:path>
        <draw:path draw:style-name="gr1" draw:text-style-name="P1" draw:layer="layout" svg:width="0.294cm" svg:height="0.08cm" svg:x="12.507cm" svg:y="15.976cm" svg:viewBox="0 0 295 81" svg:d="M295 17c-9 13-20 18-31 21-78 17-157 23-234 41-10 2-20 2-30-5-2-16 10-21 22-25 49-18 99-32 150-40 24-4 48-6 71-9 20-2 36 2 52 17z">
          <text:p/>
        </draw:path>
        <draw:path draw:style-name="gr1" draw:text-style-name="P1" draw:layer="layout" svg:width="0.176cm" svg:height="0.279cm" svg:x="17.258cm" svg:y="18.455cm" svg:viewBox="0 0 177 280" svg:d="M12 280c-16-18-13-39-8-56 23-88 68-164 145-218 3-2 6-6 9-6 5 0 10 2 14 4 5 3 6 8 3 13-6 13-12 25-24 34-51 39-80 91-104 148-12 26-19 55-35 81z">
          <text:p/>
        </draw:path>
        <draw:path draw:style-name="gr1" draw:text-style-name="P1" draw:layer="layout" svg:width="0.249cm" svg:height="0.182cm" svg:x="8.507cm" svg:y="15.863cm" svg:viewBox="0 0 250 183" svg:d="M250 0c-2 17-12 25-22 33-16 12-32 26-49 38-51 35-103 70-154 105-3 2-6 4-10 5-4 2-10 4-13-2-3-5-2-10 2-14 14-15 26-31 43-43 33-24 64-53 103-70 35-15 59-45 100-52z">
          <text:p/>
        </draw:path>
        <draw:path draw:style-name="gr1" draw:text-style-name="P1" draw:layer="layout" svg:width="0.167cm" svg:height="0.232cm" svg:x="8.884cm" svg:y="18.88cm" svg:viewBox="0 0 168 233" svg:d="M168 0c-9 23-20 39-33 54-42 46-76 96-101 152-5 11-9 30-23 26-16-5-11-23-7-36 2-8 4-15 8-22 30-64 72-119 127-164 5-4 11-7 16-10 2-1 5 0 13 0z">
          <text:p/>
        </draw:path>
        <draw:path draw:style-name="gr1" draw:text-style-name="P1" draw:layer="layout" svg:width="0.046cm" svg:height="0.285cm" svg:x="8.756cm" svg:y="17.098cm" svg:viewBox="0 0 47 286" svg:d="M32 286c-23-36-32-71-32-105 1-41 1-84 12-125 6-21 14-41 35-56-4 48-16 94-17 142-1 46 10 91 2 144z">
          <text:p/>
        </draw:path>
        <draw:path draw:style-name="gr1" draw:text-style-name="P1" draw:layer="layout" svg:width="0.228cm" svg:height="0.054cm" svg:x="10.81cm" svg:y="14.816cm" svg:viewBox="0 0 229 55" svg:d="M229 33c-21 18-44 23-69 22-39-2-78 0-117-8-25-5-40-16-43-47 39 12 75 24 113 22 38-1 75 1 116 11z">
          <text:p/>
        </draw:path>
        <draw:path draw:style-name="gr1" draw:text-style-name="P1" draw:layer="layout" svg:width="0.184cm" svg:height="0.13cm" svg:x="10.841cm" svg:y="18.721cm" svg:viewBox="0 0 185 131" svg:d="M1 131c-3-10 4-16 10-22 8-9 165-106 174-109-15 51-127 131-184 131z">
          <text:p/>
        </draw:path>
        <draw:path draw:style-name="gr1" draw:text-style-name="P1" draw:layer="layout" svg:width="0.158cm" svg:height="0.058cm" svg:x="12.494cm" svg:y="16.064cm" svg:viewBox="0 0 159 59" svg:d="M159 10c-1 17-13 22-25 25-34 8-69 16-103 24-6 1-13 0-18-2-6-1-10-5-12-9-2-7 1-13 8-16 9-4 18-8 28-12 26-6 52-9 77-17 18-5 31-4 45 7z">
          <text:p/>
        </draw:path>
        <draw:path draw:style-name="gr1" draw:text-style-name="P1" draw:layer="layout" svg:width="0.118cm" svg:height="0.125cm" svg:x="9.616cm" svg:y="17.491cm" svg:viewBox="0 0 119 126" svg:d="M14 126c-7 0-11-3-13-8-3-8-1-16 3-22 25-33 49-66 84-91 6-4 11-6 18-4 8 3 16 6 10 17-3 6-5 12-10 16-28 29-56 58-84 87-3 2-6 4-8 5z">
          <text:p/>
        </draw:path>
        <draw:path draw:style-name="gr1" draw:text-style-name="P1" draw:layer="layout" svg:width="0.035cm" svg:height="0.164cm" svg:x="19.082cm" svg:y="17.367cm" svg:viewBox="0 0 36 165" svg:d="M2 78c0-20 0-41 1-61 0-10 5-18 17-17 9 0 13 9 13 16 3 45 4 89-1 133-2 8-5 16-14 16s-14-7-14-15c-2-24-3-48-4-72 1 0 2 0 2 0z">
          <text:p/>
        </draw:path>
        <draw:path draw:style-name="gr1" draw:text-style-name="P1" draw:layer="layout" svg:width="0.129cm" svg:height="0.143cm" svg:x="18.518cm" svg:y="20.155cm" svg:viewBox="0 0 130 144" svg:d="M0 143c30-54 70-92 106-135 4-5 10-12 20-6 7 6 2 12-1 17-23 44-52 84-92 115-5 3-11 6-17 8-3 2-7 1-16 1z">
          <text:p/>
        </draw:path>
        <draw:path draw:style-name="gr1" draw:text-style-name="P1" draw:layer="layout" svg:width="0.039cm" svg:height="0.155cm" svg:x="19.617cm" svg:y="16.655cm" svg:viewBox="0 0 40 156" svg:d="M39 99c0 13 1 27 0 41-1 7-5 16-13 16-9 1-14-7-16-15-1-5 0-10 0-15-4-35-7-71-10-106 0-9 0-19 12-20 12-2 18 5 20 15 3 27 12 54 7 84z">
          <text:p/>
        </draw:path>
        <draw:path draw:style-name="gr1" draw:text-style-name="P1" draw:layer="layout" svg:width="0.127cm" svg:height="0.093cm" svg:x="17.305cm" svg:y="16.876cm" svg:viewBox="0 0 128 94" svg:d="M128 92c-18 6-30-2-41-9-22-11-42-24-63-37-7-6-13-12-18-20-4-7-10-16-3-23 7-6 14 0 21 4 23 14 48 28 72 43 15 9 29 20 32 42z">
          <text:p/>
        </draw:path>
        <draw:path draw:style-name="gr1" draw:text-style-name="P1" draw:layer="layout" svg:width="0.119cm" svg:height="0.158cm" svg:x="8.62cm" svg:y="16.213cm" svg:viewBox="0 0 120 159" svg:d="M0 159c-3-49 61-132 120-159-8 37-37 55-56 80-20 27-37 54-64 79z">
          <text:p/>
        </draw:path>
        <draw:path draw:style-name="gr1" draw:text-style-name="P1" draw:layer="layout" svg:width="0.058cm" svg:height="0.115cm" svg:x="8.902cm" svg:y="19.299cm" svg:viewBox="0 0 59 116" svg:d="M47 0c10 14 12 27 12 41 0 5 0 14-2 14-26 9-20 31-22 50-1 7-7 11-14 11s-13-2-15-9c-5-17-8-33-5-52 4-17 2-33 25-36 7-1 9-15 21-19z">
          <text:p/>
        </draw:path>
        <draw:path draw:style-name="gr1" draw:text-style-name="P1" draw:layer="layout" svg:width="0.033cm" svg:height="0.161cm" svg:x="8.861cm" svg:y="17.313cm" svg:viewBox="0 0 34 162" svg:d="M29 162c-37-50-31-98-25-147 0-7 3-16 14-15 7 1 11 6 11 13-2 48 10 94 0 149z">
          <text:p/>
        </draw:path>
        <draw:path draw:style-name="gr1" draw:text-style-name="P1" draw:layer="layout" svg:width="0.062cm" svg:height="0.126cm" svg:x="18.719cm" svg:y="17.964cm" svg:viewBox="0 0 63 127" svg:d="M63 106c0 0 0 4-1 9s-1 10-7 12-10-3-11-7c-11-34-28-64-42-95-4-9-3-17 7-22 11-7 16 0 23 8 21 27 30 58 31 95z">
          <text:p/>
        </draw:path>
        <draw:path draw:style-name="gr1" draw:text-style-name="P1" draw:layer="layout" svg:width="0.11cm" svg:height="0.136cm" svg:x="8.475cm" svg:y="16.063cm" svg:viewBox="0 0 111 137" svg:d="M111 0c-31 47-72 86-105 137-10-19-5-31 2-44 25-40 54-76 103-93z">
          <text:p/>
        </draw:path>
        <draw:path draw:style-name="gr1" draw:text-style-name="P1" draw:layer="layout" svg:width="0.058cm" svg:height="0.113cm" svg:x="19.264cm" svg:y="19.301cm" svg:viewBox="0 0 59 114" svg:d="M59 74c-1 8 0 21-6 32-4 6-10 8-17 8-8-1-11-6-11-13-1-8-1-15-1-23 0-6 1-16-6-17-27-4-15-24-16-38 0-8 0-20 10-23s12 11 16 12c32 8 30 33 31 62z">
          <text:p/>
        </draw:path>
        <draw:path draw:style-name="gr1" draw:text-style-name="P1" draw:layer="layout" svg:width="0.1cm" svg:height="0.082cm" svg:x="16.036cm" svg:y="16.381cm" svg:viewBox="0 0 101 83" svg:d="M101 70c-3 9-8 16-19 11-30-11-55-28-76-50-7-8-9-19-1-27 8-9 16-1 23 5 17 15 35 28 57 38 10 4 15 12 16 23z">
          <text:p/>
        </draw:path>
        <draw:path draw:style-name="gr1" draw:text-style-name="P1" draw:layer="layout" svg:width="0.093cm" svg:height="0.099cm" svg:x="17.289cm" svg:y="18.419cm" svg:viewBox="0 0 94 100" svg:d="M94 12c-3 16-14 29-27 40-15 13-32 24-44 42-4 5-11 8-17 5-8-5-7-13-5-20 13-39 44-59 77-77 6-4 15-2 16 10z">
          <text:p/>
        </draw:path>
        <draw:path draw:style-name="gr1" draw:text-style-name="P1" draw:layer="layout" svg:width="0.107cm" svg:height="0.086cm" svg:x="11.53cm" svg:y="16.541cm" svg:viewBox="0 0 108 87" svg:d="M0 87c24-38 53-65 88-85 6-4 12-3 17 3 3 3 5 6 2 10-14 26-40 40-60 59-14 12-14 12-47 13z">
          <text:p/>
        </draw:path>
        <draw:path draw:style-name="gr1" draw:text-style-name="P1" draw:layer="layout" svg:width="0.075cm" svg:height="0.092cm" svg:x="17.428cm" svg:y="16.849cm" svg:viewBox="0 0 76 93" svg:d="M13 0c4 2 11 4 15 9 14 20 30 39 43 58 4 6 8 14 2 21-5 7-14 5-21 3-17-6-52-55-52-73 0-8 6-17 13-18z">
          <text:p/>
        </draw:path>
        <draw:path draw:style-name="gr1" draw:text-style-name="P1" draw:layer="layout" svg:width="0.044cm" svg:height="0.099cm" svg:x="17.306cm" svg:y="18.704cm" svg:viewBox="0 0 45 100" svg:d="M0 71c2-21 11-43 21-63 3-7 9-10 16-7 5 2 8 7 8 12-1 29-12 55-22 81-2 5-7 6-13 5-5-1-8-5-10-11 0-5 0-10 0-17z">
          <text:p/>
        </draw:path>
        <draw:path draw:style-name="gr1" draw:text-style-name="P1" draw:layer="layout" svg:width="0.076cm" svg:height="0.083cm" svg:x="18.52cm" svg:y="20.149cm" svg:viewBox="0 0 77 84" svg:d="M77 0c-8 40-26 64-53 81-7 4-15 4-21-2-7-7-2-14 3-20 18-22 35-46 71-59z">
          <text:p/>
        </draw:path>
        <draw:path draw:style-name="gr1" draw:text-style-name="P1" draw:layer="layout" svg:width="0.079cm" svg:height="0.054cm" svg:x="14.878cm" svg:y="14.188cm" svg:viewBox="0 0 80 55" svg:d="M48 48c-10 2-20 5-31 6-6 1-13 2-16-6-3-7 1-13 6-16 11-8 24-16 35-24 10-6 22-12 32-6 12 7 2 21 2 32-8 7-18 12-28 14z">
          <text:p/>
        </draw:path>
        <draw:path draw:style-name="gr1" draw:text-style-name="P1" draw:layer="layout" svg:width="0.111cm" svg:height="0.034cm" svg:x="10.894cm" svg:y="14.907cm" svg:viewBox="0 0 112 35" svg:d="M67 35c-22-2-42 4-59-10-5-4-10-9-7-17 2-8 9-9 15-7 28 5 56 5 83 7 6 0 14 1 13 11-1 6-5 13-12 14-12 1-24 2-33 2z">
          <text:p/>
        </draw:path>
        <draw:path draw:style-name="gr1" draw:text-style-name="P1" draw:layer="layout" svg:width="0.105cm" svg:height="0.037cm" svg:x="17.667cm" svg:y="15.063cm" svg:viewBox="0 0 106 38" svg:d="M106 25c-36 18-40 18-106-7 0-15 12-20 20-18 29 5 60 4 86 25z">
          <text:p/>
        </draw:path>
        <draw:path draw:style-name="gr1" draw:text-style-name="P1" draw:layer="layout" svg:width="0.04cm" svg:height="0.088cm" svg:x="18.788cm" svg:y="17.971cm" svg:viewBox="0 0 41 89" svg:d="M41 89c-17-3-26-10-28-22-2-15-5-31-11-45-3-8-2-16 6-20 10-5 16 3 22 11 10 15 11 34 11 52 0 7 0 15 0 24z">
          <text:p/>
        </draw:path>
        <draw:path draw:style-name="gr1" draw:text-style-name="P1" draw:layer="layout" svg:width="0.059cm" svg:height="0.074cm" svg:x="9.597cm" svg:y="17.476cm" svg:viewBox="0 0 60 75" svg:d="M0 75c11-35 26-63 60-75-2 44-17 65-60 75z">
          <text:p/>
        </draw:path>
        <draw:path draw:style-name="gr1" draw:text-style-name="P1" draw:layer="layout" svg:width="0.065cm" svg:height="0.093cm" svg:x="8.642cm" svg:y="16.32cm" svg:viewBox="0 0 66 94" svg:d="M61 0c8 12 3 19-1 25-14 19-28 37-38 58-4 8-10 14-18 9-8-4-3-12 0-17 12-29 27-56 57-75z">
          <text:p/>
        </draw:path>
        <draw:path draw:style-name="gr1" draw:text-style-name="P1" draw:layer="layout" svg:width="0.085cm" svg:height="0.078cm" svg:x="17.703cm" svg:y="19.313cm" svg:viewBox="0 0 86 79" svg:d="M86 79c-39-15-60-40-82-62-4-4-6-9-3-13 1-3 7-5 9-4 29 18 59 37 76 79z">
          <text:p/>
        </draw:path>
        <draw:path draw:style-name="gr1" draw:text-style-name="P1" draw:layer="layout" svg:width="0.088cm" svg:height="0.078cm" svg:x="10.433cm" svg:y="19.313cm" svg:viewBox="0 0 89 79" svg:d="M0 79c18-38 46-57 72-76 4-3 10-4 14 0 5 5 2 10-1 13-23 23-42 51-85 63z">
          <text:p/>
        </draw:path>
        <draw:path draw:style-name="gr1" draw:text-style-name="P1" draw:layer="layout" svg:width="0.053cm" svg:height="0.072cm" svg:x="8.942cm" svg:y="19.038cm" svg:viewBox="0 0 54 73" svg:d="M54 2c-6 25-21 44-34 64-3 5-7 8-13 6-3 0-6-4-7-7-2-18 8-32 18-45 7-11 14-25 36-18z">
          <text:p/>
        </draw:path>
        <draw:path draw:style-name="gr1" draw:text-style-name="P1" draw:layer="layout" svg:width="0.047cm" svg:height="0.059cm" svg:x="8.975cm" svg:y="17.46cm" svg:viewBox="0 0 48 60" svg:d="M11 0c20-2 45 37 36 55-2 5-7 6-12 5-21-5-38-32-34-51 2-5 4-9 10-9z">
          <text:p/>
        </draw:path>
        <draw:path draw:style-name="gr1" draw:text-style-name="P1" draw:layer="layout" svg:width="0.066cm" svg:height="0.054cm" svg:x="14.916cm" svg:y="14.215cm" svg:viewBox="0 0 67 55" svg:d="M9 21c10-2 20-7 28-14 6-2 13-5 19-7 8-2 12 3 11 11-2 19-39 46-57 43-13-2-14-10-1-33z">
          <text:p/>
        </draw:path>
        <draw:path draw:style-name="gr1" draw:text-style-name="P1" draw:layer="layout" svg:width="0.073cm" svg:height="0.03cm" svg:x="17.697cm" svg:y="15.122cm" svg:viewBox="0 0 74 31" svg:d="M33 0c9 0 10 0 12 0 11 1 28-3 29 11 1 20-17 20-31 20-11 0-22 2-31-4-6-3-14-5-12-13 1-7 7-10 13-12 9-2 19-2 20-2z">
          <text:p/>
        </draw:path>
        <draw:path draw:style-name="gr1" draw:text-style-name="P1" draw:layer="layout" svg:width="0.096cm" svg:height="0.024cm" svg:x="13.948cm" svg:y="14.175cm" svg:viewBox="0 0 97 25" svg:d="M97 14c-34 18-66 12-97-6 33-15 66-6 97 6z">
          <text:p/>
        </draw:path>
        <draw:path draw:style-name="gr1" draw:text-style-name="P1" draw:layer="layout" svg:width="0.029cm" svg:height="0.073cm" svg:x="19.59cm" svg:y="16.826cm" svg:viewBox="0 0 30 74" svg:d="M30 43c0 7 0 13 0 19-1 7-3 13-11 12-7 0-11-4-11-9-3-18-10-35-7-53 1-7 6-11 14-12 6 0 8 5 10 9 6 11 5 22 5 34z">
          <text:p/>
        </draw:path>
        <draw:path draw:style-name="gr1" draw:text-style-name="P1" draw:layer="layout" svg:width="0.03cm" svg:height="0.065cm" svg:x="19.154cm" svg:y="17.408cm" svg:viewBox="0 0 31 66" svg:d="M31 41c0 2 0 6 0 9-1 7-3 14-11 15s-11-4-13-11c-2-3-3-7-4-11-3-13-7-27 3-41 2-2 8-3 11-2 9 4 15 21 14 41z">
          <text:p/>
        </draw:path>
        <draw:path draw:style-name="gr1" draw:text-style-name="P1" draw:layer="layout" svg:width="0.062cm" svg:height="0.044cm" svg:x="18.542cm" svg:y="20.305cm" svg:viewBox="0 0 63 45" svg:d="M0 43c9-26 29-34 47-42 4-2 10-2 14 3 3 4 1 9-1 14-10 20-31 30-60 25z">
          <text:p/>
        </draw:path>
        <draw:path draw:style-name="gr1" draw:text-style-name="P1" draw:layer="layout" svg:width="0.067cm" svg:height="0.063cm" svg:x="10.396cm" svg:y="19.275cm" svg:viewBox="0 0 68 64" svg:d="M68 4c-13 23-29 44-53 59-3 1-7 1-11 0-4-2-5-9-3-11 19-19 32-44 60-52 1 0 4 2 7 4z">
          <text:p/>
        </draw:path>
        <draw:path draw:style-name="gr1" draw:text-style-name="P1" draw:layer="layout" svg:width="0.036cm" svg:height="0.063cm" svg:x="9.627cm" svg:y="17.647cm" svg:viewBox="0 0 37 64" svg:d="M1 40c2-9 3-19 6-29 3-12 13-12 22-10 10 3 9 11 6 19-4 11-6 22-10 32-2 6-4 14-13 12-8-2-12-8-12-16-1-3 0-5 1-8z">
          <text:p/>
        </draw:path>
        <draw:path draw:style-name="gr1" draw:text-style-name="P1" draw:layer="layout" svg:width="0.073cm" svg:height="0.065cm" svg:x="17.76cm" svg:y="19.271cm" svg:viewBox="0 0 74 66" svg:d="M0 0c37 15 53 39 74 66-36-4-50-16-74-66z">
          <text:p/>
        </draw:path>
        <draw:path draw:style-name="gr1" draw:text-style-name="P1" draw:layer="layout" svg:width="0.06cm" svg:height="0.033cm" svg:x="12.575cm" svg:y="16.122cm" svg:viewBox="0 0 61 34" svg:d="M0 29c0-12 6-20 18-22 12-3 24-10 36-5 11 4 8 12 2 18-16 16-35 18-56 9z">
          <text:p/>
        </draw:path>
        <draw:path draw:style-name="gr1" draw:text-style-name="P1" draw:layer="layout" svg:width="0.031cm" svg:height="0.055cm" svg:x="18.845cm" svg:y="17.937cm" svg:viewBox="0 0 32 56" svg:d="M29 56c-21-8-32-20-29-42 0-6 1-13 9-14 7-1 12 3 15 9 5 14 12 29 5 47z">
          <text:p/>
        </draw:path>
        <draw:path draw:style-name="gr1" draw:text-style-name="P1" draw:layer="layout" svg:width="0.052cm" svg:height="0.054cm" svg:x="11.539cm" svg:y="16.51cm" svg:viewBox="0 0 53 55" svg:d="M42 0c3 2 7 4 9 6 3 4 3 8 0 11-7 9-15 17-23 25-7 5-13 20-25 8-8-9 3-18 10-25 8-10 15-21 29-25z">
          <text:p/>
        </draw:path>
        <draw:path draw:style-name="gr1" draw:text-style-name="P1" draw:layer="layout" svg:width="0.042cm" svg:height="0.045cm" svg:x="16.158cm" svg:y="16.406cm" svg:viewBox="0 0 43 46" svg:d="M43 33c1 12-5 13-10 13-12 1-19-7-24-16-6-8-14-19-4-27 9-8 15 5 21 10 7 7 18 13 17 20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23T13:24:37.998759696</meta:creation-date>
    <dc:date>2024-03-23T13:29:22.932399182</dc:date>
    <meta:editing-duration>PT4M45S</meta:editing-duration>
    <meta:editing-cycles>1</meta:editing-cycles>
    <meta:document-statistic meta:object-count="532"/>
    <meta:generator>LibreOffice/7.3.7.2$Linux_X86_64 LibreOffice_project/30$Build-2</meta:generator>
  </office:meta>
</office:document-meta>
</file>